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65">
            <text:p>65</text:p>
          </table:table-cell>
          <table:table-cell table:formula="of:=CHAR([.A1])" office:value-type="string" office:string-value="A">
            <text:p>A</text:p>
          </table:table-cell>
          <table:table-cell office:value-type="float" office:value="65">
            <text:p>65</text:p>
          </table:table-cell>
          <table:table-cell table:formula="of:=CHAR([.C1])" office:value-type="string" office:string-value="A">
            <text:p>A</text:p>
          </table:table-cell>
          <table:table-cell table:formula="of:=CONCATENATE([.B1];[.D1])" office:value-type="string" office:string-value="AA">
            <text:p>AA</text:p>
          </table:table-cell>
          <table:table-cell table:formula="of:=CONCATENATE(&quot;inline int Inline&quot;;[.$E1];&quot;(const int x) { return ((std::rand() % 2) ? 1  : 2) +  x; }&quot;)" office:value-type="string" office:string-value="inline int InlineAA(const int x) { return ((std::rand() % 2) ? 1  : 2) +  x; }">
            <text:p>inline int InlineAA(const int x) { return ((std::rand() % 2) ? 1 <text:s/>: 2) + <text:s/>x; }</text:p>
          </table:table-cell>
          <table:table-cell table:formula="of:=CONCATENATE(&quot;int NonInline&quot;;[.$E1];&quot;(const int x) { return ((std::rand() % 2) ? 1 : 2 )+  x; }&quot;)" office:value-type="string" office:string-value="int NonInlineAA(const int x) { return ((std::rand() % 2) ? 1 : 2 )+  x; }">
            <text:p>int NonInlineAA(const int x) { return ((std::rand() % 2) ? 1 : 2 )+ <text:s/>x; }</text:p>
          </table:table-cell>
        </table:table-row>
        <table:table-row table:style-name="ro1">
          <table:table-cell table:formula="of:=[.A1]" office:value-type="float" office:value="65">
            <text:p>65</text:p>
          </table:table-cell>
          <table:table-cell table:formula="of:=CHAR([.A2])" office:value-type="string" office:string-value="A">
            <text:p>A</text:p>
          </table:table-cell>
          <table:table-cell table:formula="of:=[.C1]+1" office:value-type="float" office:value="66">
            <text:p>66</text:p>
          </table:table-cell>
          <table:table-cell table:formula="of:=CHAR([.C2])" office:value-type="string" office:string-value="B">
            <text:p>B</text:p>
          </table:table-cell>
          <table:table-cell table:formula="of:=CONCATENATE([.B2];[.D2])" office:value-type="string" office:string-value="AB">
            <text:p>AB</text:p>
          </table:table-cell>
          <table:table-cell table:formula="of:=CONCATENATE(&quot;inline int Inline&quot;;[.$E2];&quot;(const int x) { return ((std::rand() % 2) ? Inline&quot;;[.$E1];&quot;(x) : Inline&quot;;[.$E1];&quot;(x)) +  2; }&quot;)" office:value-type="string" office:string-value="inline int InlineAB(const int x) { return ((std::rand() % 2) ? InlineAA(x) : InlineAA(x)) +  2; }">
            <text:p>inline int InlineAB(const int x) { return ((std::rand() % 2) ? InlineAA(x) : InlineAA(x)) + <text:s/>2; }</text:p>
          </table:table-cell>
          <table:table-cell table:formula="of:=CONCATENATE(&quot;int NonInline&quot;;[.$E2];&quot;(const int x) { return ((std::rand() % 2) ? NonInline&quot;;[.$E1];&quot;(x) : NonInline&quot;;[.$E1];&quot;(x)) +  2; }&quot;)" office:value-type="string" office:string-value="int NonInlineAB(const int x) { return ((std::rand() % 2) ? NonInlineAA(x) : NonInlineAA(x)) +  2; }">
            <text:p>int NonInlineAB(const int x) { return ((std::rand() % 2) ? NonInlineAA(x) : NonInlineAA(x)) + <text:s/>2; }</text:p>
          </table:table-cell>
        </table:table-row>
        <table:table-row table:style-name="ro1">
          <table:table-cell table:formula="of:=[.A2]" office:value-type="float" office:value="65">
            <text:p>65</text:p>
          </table:table-cell>
          <table:table-cell table:formula="of:=CHAR([.A3])" office:value-type="string" office:string-value="A">
            <text:p>A</text:p>
          </table:table-cell>
          <table:table-cell table:formula="of:=[.C2]+1" office:value-type="float" office:value="67">
            <text:p>67</text:p>
          </table:table-cell>
          <table:table-cell table:formula="of:=CHAR([.C3])" office:value-type="string" office:string-value="C">
            <text:p>C</text:p>
          </table:table-cell>
          <table:table-cell table:formula="of:=CONCATENATE([.B3];[.D3])" office:value-type="string" office:string-value="AC">
            <text:p>AC</text:p>
          </table:table-cell>
          <table:table-cell table:formula="of:=CONCATENATE(&quot;inline int Inline&quot;;[.$E3];&quot;(const int x) { return ((std::rand() % 2) ? Inline&quot;;[.$E2];&quot;(x) : Inline&quot;;[.$E1];&quot;(x)) + 2; }&quot;)" office:value-type="string" office:string-value="inline int InlineAC(const int x) { return ((std::rand() % 2) ? InlineAB(x) : InlineAA(x)) + 2; }">
            <text:p>inline int InlineAC(const int x) { return ((std::rand() % 2) ? InlineAB(x) : InlineAA(x)) + 2; }</text:p>
          </table:table-cell>
          <table:table-cell table:formula="of:=CONCATENATE(&quot;int NonInline&quot;;[.$E3];&quot;(const int x) { return ((std::rand() % 2) ? NonInline&quot;;[.$E2];&quot;(x) : NonInline&quot;;[.$E1];&quot;(x)) + 2; }&quot;)" office:value-type="string" office:string-value="int NonInlineAC(const int x) { return ((std::rand() % 2) ? NonInlineAB(x) : NonInlineAA(x)) + 2; }">
            <text:p>int NonInlineAC(const int x) { return ((std::rand() % 2) ? NonInlineAB(x) : NonInlineAA(x)) + 2; }</text:p>
          </table:table-cell>
        </table:table-row>
        <table:table-row table:style-name="ro1">
          <table:table-cell table:formula="of:=[.A3]" office:value-type="float" office:value="65">
            <text:p>65</text:p>
          </table:table-cell>
          <table:table-cell table:formula="of:=CHAR([.A4])" office:value-type="string" office:string-value="A">
            <text:p>A</text:p>
          </table:table-cell>
          <table:table-cell table:formula="of:=[.C3]+1" office:value-type="float" office:value="68">
            <text:p>68</text:p>
          </table:table-cell>
          <table:table-cell table:formula="of:=CHAR([.C4])" office:value-type="string" office:string-value="D">
            <text:p>D</text:p>
          </table:table-cell>
          <table:table-cell table:formula="of:=CONCATENATE([.B4];[.D4])" office:value-type="string" office:string-value="AD">
            <text:p>AD</text:p>
          </table:table-cell>
          <table:table-cell table:formula="of:=CONCATENATE(&quot;inline int Inline&quot;;[.$E4];&quot;(const int x) { return ((std::rand() % 2) ? Inline&quot;;[.$E3];&quot;(x) : Inline&quot;;[.$E2];&quot;(x)) + 2; }&quot;)" office:value-type="string" office:string-value="inline int InlineAD(const int x) { return ((std::rand() % 2) ? InlineAC(x) : InlineAB(x)) + 2; }">
            <text:p>inline int InlineAD(const int x) { return ((std::rand() % 2) ? InlineAC(x) : InlineAB(x)) + 2; }</text:p>
          </table:table-cell>
          <table:table-cell table:formula="of:=CONCATENATE(&quot;int NonInline&quot;;[.$E4];&quot;(const int x) { return ((std::rand() % 2) ? NonInline&quot;;[.$E3];&quot;(x) : NonInline&quot;;[.$E2];&quot;(x)) + 2; }&quot;)" office:value-type="string" office:string-value="int NonInlineAD(const int x) { return ((std::rand() % 2) ? NonInlineAC(x) : NonInlineAB(x)) + 2; }">
            <text:p>int NonInlineAD(const int x) { return ((std::rand() % 2) ? NonInlineAC(x) : NonInlineAB(x)) + 2; }</text:p>
          </table:table-cell>
        </table:table-row>
        <table:table-row table:style-name="ro1">
          <table:table-cell table:formula="of:=[.A4]" office:value-type="float" office:value="65">
            <text:p>65</text:p>
          </table:table-cell>
          <table:table-cell table:formula="of:=CHAR([.A5])" office:value-type="string" office:string-value="A">
            <text:p>A</text:p>
          </table:table-cell>
          <table:table-cell table:formula="of:=[.C4]+1" office:value-type="float" office:value="69">
            <text:p>69</text:p>
          </table:table-cell>
          <table:table-cell table:formula="of:=CHAR([.C5])" office:value-type="string" office:string-value="E">
            <text:p>E</text:p>
          </table:table-cell>
          <table:table-cell table:formula="of:=CONCATENATE([.B5];[.D5])" office:value-type="string" office:string-value="AE">
            <text:p>AE</text:p>
          </table:table-cell>
          <table:table-cell table:formula="of:=CONCATENATE(&quot;inline int Inline&quot;;[.$E5];&quot;(const int x) { return ((std::rand() % 2) ? Inline&quot;;[.$E4];&quot;(x) : Inline&quot;;[.$E3];&quot;(x)) + 2; }&quot;)" office:value-type="string" office:string-value="inline int InlineAE(const int x) { return ((std::rand() % 2) ? InlineAD(x) : InlineAC(x)) + 2; }">
            <text:p>inline int InlineAE(const int x) { return ((std::rand() % 2) ? InlineAD(x) : InlineAC(x)) + 2; }</text:p>
          </table:table-cell>
          <table:table-cell table:formula="of:=CONCATENATE(&quot;int NonInline&quot;;[.$E5];&quot;(const int x) { return ((std::rand() % 2) ? NonInline&quot;;[.$E4];&quot;(x) : NonInline&quot;;[.$E3];&quot;(x)) + 2; }&quot;)" office:value-type="string" office:string-value="int NonInlineAE(const int x) { return ((std::rand() % 2) ? NonInlineAD(x) : NonInlineAC(x)) + 2; }">
            <text:p>int NonInlineAE(const int x) { return ((std::rand() % 2) ? NonInlineAD(x) : NonInlineAC(x)) + 2; }</text:p>
          </table:table-cell>
        </table:table-row>
        <table:table-row table:style-name="ro1">
          <table:table-cell table:formula="of:=[.A5]" office:value-type="float" office:value="65">
            <text:p>65</text:p>
          </table:table-cell>
          <table:table-cell table:formula="of:=CHAR([.A6])" office:value-type="string" office:string-value="A">
            <text:p>A</text:p>
          </table:table-cell>
          <table:table-cell table:formula="of:=[.C5]+1" office:value-type="float" office:value="70">
            <text:p>70</text:p>
          </table:table-cell>
          <table:table-cell table:formula="of:=CHAR([.C6])" office:value-type="string" office:string-value="F">
            <text:p>F</text:p>
          </table:table-cell>
          <table:table-cell table:formula="of:=CONCATENATE([.B6];[.D6])" office:value-type="string" office:string-value="AF">
            <text:p>AF</text:p>
          </table:table-cell>
          <table:table-cell table:formula="of:=CONCATENATE(&quot;inline int Inline&quot;;[.$E6];&quot;(const int x) { return ((std::rand() % 2) ? Inline&quot;;[.$E5];&quot;(x) : Inline&quot;;[.$E4];&quot;(x)) + 2; }&quot;)" office:value-type="string" office:string-value="inline int InlineAF(const int x) { return ((std::rand() % 2) ? InlineAE(x) : InlineAD(x)) + 2; }">
            <text:p>inline int InlineAF(const int x) { return ((std::rand() % 2) ? InlineAE(x) : InlineAD(x)) + 2; }</text:p>
          </table:table-cell>
          <table:table-cell table:formula="of:=CONCATENATE(&quot;int NonInline&quot;;[.$E6];&quot;(const int x) { return ((std::rand() % 2) ? NonInline&quot;;[.$E5];&quot;(x) : NonInline&quot;;[.$E4];&quot;(x)) + 2; }&quot;)" office:value-type="string" office:string-value="int NonInlineAF(const int x) { return ((std::rand() % 2) ? NonInlineAE(x) : NonInlineAD(x)) + 2; }">
            <text:p>int NonInlineAF(const int x) { return ((std::rand() % 2) ? NonInlineAE(x) : NonInlineAD(x)) + 2; }</text:p>
          </table:table-cell>
        </table:table-row>
        <table:table-row table:style-name="ro1">
          <table:table-cell table:formula="of:=[.A6]" office:value-type="float" office:value="65">
            <text:p>65</text:p>
          </table:table-cell>
          <table:table-cell table:formula="of:=CHAR([.A7])" office:value-type="string" office:string-value="A">
            <text:p>A</text:p>
          </table:table-cell>
          <table:table-cell table:formula="of:=[.C6]+1" office:value-type="float" office:value="71">
            <text:p>71</text:p>
          </table:table-cell>
          <table:table-cell table:formula="of:=CHAR([.C7])" office:value-type="string" office:string-value="G">
            <text:p>G</text:p>
          </table:table-cell>
          <table:table-cell table:formula="of:=CONCATENATE([.B7];[.D7])" office:value-type="string" office:string-value="AG">
            <text:p>AG</text:p>
          </table:table-cell>
          <table:table-cell table:formula="of:=CONCATENATE(&quot;inline int Inline&quot;;[.$E7];&quot;(const int x) { return ((std::rand() % 2) ? Inline&quot;;[.$E6];&quot;(x) : Inline&quot;;[.$E5];&quot;(x)) + 2; }&quot;)" office:value-type="string" office:string-value="inline int InlineAG(const int x) { return ((std::rand() % 2) ? InlineAF(x) : InlineAE(x)) + 2; }">
            <text:p>inline int InlineAG(const int x) { return ((std::rand() % 2) ? InlineAF(x) : InlineAE(x)) + 2; }</text:p>
          </table:table-cell>
          <table:table-cell table:formula="of:=CONCATENATE(&quot;int NonInline&quot;;[.$E7];&quot;(const int x) { return ((std::rand() % 2) ? NonInline&quot;;[.$E6];&quot;(x) : NonInline&quot;;[.$E5];&quot;(x)) + 2; }&quot;)" office:value-type="string" office:string-value="int NonInlineAG(const int x) { return ((std::rand() % 2) ? NonInlineAF(x) : NonInlineAE(x)) + 2; }">
            <text:p>int NonInlineAG(const int x) { return ((std::rand() % 2) ? NonInlineAF(x) : NonInlineAE(x)) + 2; }</text:p>
          </table:table-cell>
        </table:table-row>
        <table:table-row table:style-name="ro1">
          <table:table-cell table:formula="of:=[.A7]" office:value-type="float" office:value="65">
            <text:p>65</text:p>
          </table:table-cell>
          <table:table-cell table:formula="of:=CHAR([.A8])" office:value-type="string" office:string-value="A">
            <text:p>A</text:p>
          </table:table-cell>
          <table:table-cell table:formula="of:=[.C7]+1" office:value-type="float" office:value="72">
            <text:p>72</text:p>
          </table:table-cell>
          <table:table-cell table:formula="of:=CHAR([.C8])" office:value-type="string" office:string-value="H">
            <text:p>H</text:p>
          </table:table-cell>
          <table:table-cell table:formula="of:=CONCATENATE([.B8];[.D8])" office:value-type="string" office:string-value="AH">
            <text:p>AH</text:p>
          </table:table-cell>
          <table:table-cell table:formula="of:=CONCATENATE(&quot;inline int Inline&quot;;[.$E8];&quot;(const int x) { return ((std::rand() % 2) ? Inline&quot;;[.$E7];&quot;(x) : Inline&quot;;[.$E6];&quot;(x)) + 2; }&quot;)" office:value-type="string" office:string-value="inline int InlineAH(const int x) { return ((std::rand() % 2) ? InlineAG(x) : InlineAF(x)) + 2; }">
            <text:p>inline int InlineAH(const int x) { return ((std::rand() % 2) ? InlineAG(x) : InlineAF(x)) + 2; }</text:p>
          </table:table-cell>
          <table:table-cell table:formula="of:=CONCATENATE(&quot;int NonInline&quot;;[.$E8];&quot;(const int x) { return ((std::rand() % 2) ? NonInline&quot;;[.$E7];&quot;(x) : NonInline&quot;;[.$E6];&quot;(x)) + 2; }&quot;)" office:value-type="string" office:string-value="int NonInlineAH(const int x) { return ((std::rand() % 2) ? NonInlineAG(x) : NonInlineAF(x)) + 2; }">
            <text:p>int NonInlineAH(const int x) { return ((std::rand() % 2) ? NonInlineAG(x) : NonInlineAF(x)) + 2; }</text:p>
          </table:table-cell>
        </table:table-row>
        <table:table-row table:style-name="ro1">
          <table:table-cell table:formula="of:=[.A8]" office:value-type="float" office:value="65">
            <text:p>65</text:p>
          </table:table-cell>
          <table:table-cell table:formula="of:=CHAR([.A9])" office:value-type="string" office:string-value="A">
            <text:p>A</text:p>
          </table:table-cell>
          <table:table-cell table:formula="of:=[.C8]+1" office:value-type="float" office:value="73">
            <text:p>73</text:p>
          </table:table-cell>
          <table:table-cell table:formula="of:=CHAR([.C9])" office:value-type="string" office:string-value="I">
            <text:p>I</text:p>
          </table:table-cell>
          <table:table-cell table:formula="of:=CONCATENATE([.B9];[.D9])" office:value-type="string" office:string-value="AI">
            <text:p>AI</text:p>
          </table:table-cell>
          <table:table-cell table:formula="of:=CONCATENATE(&quot;inline int Inline&quot;;[.$E9];&quot;(const int x) { return ((std::rand() % 2) ? Inline&quot;;[.$E8];&quot;(x) : Inline&quot;;[.$E7];&quot;(x)) + 2; }&quot;)" office:value-type="string" office:string-value="inline int InlineAI(const int x) { return ((std::rand() % 2) ? InlineAH(x) : InlineAG(x)) + 2; }">
            <text:p>inline int InlineAI(const int x) { return ((std::rand() % 2) ? InlineAH(x) : InlineAG(x)) + 2; }</text:p>
          </table:table-cell>
          <table:table-cell table:formula="of:=CONCATENATE(&quot;int NonInline&quot;;[.$E9];&quot;(const int x) { return ((std::rand() % 2) ? NonInline&quot;;[.$E8];&quot;(x) : NonInline&quot;;[.$E7];&quot;(x)) + 2; }&quot;)" office:value-type="string" office:string-value="int NonInlineAI(const int x) { return ((std::rand() % 2) ? NonInlineAH(x) : NonInlineAG(x)) + 2; }">
            <text:p>int NonInlineAI(const int x) { return ((std::rand() % 2) ? NonInlineAH(x) : NonInlineAG(x)) + 2; }</text:p>
          </table:table-cell>
        </table:table-row>
        <table:table-row table:style-name="ro1">
          <table:table-cell table:formula="of:=[.A9]" office:value-type="float" office:value="65">
            <text:p>65</text:p>
          </table:table-cell>
          <table:table-cell table:formula="of:=CHAR([.A10])" office:value-type="string" office:string-value="A">
            <text:p>A</text:p>
          </table:table-cell>
          <table:table-cell table:formula="of:=[.C9]+1" office:value-type="float" office:value="74">
            <text:p>74</text:p>
          </table:table-cell>
          <table:table-cell table:formula="of:=CHAR([.C10])" office:value-type="string" office:string-value="J">
            <text:p>J</text:p>
          </table:table-cell>
          <table:table-cell table:formula="of:=CONCATENATE([.B10];[.D10])" office:value-type="string" office:string-value="AJ">
            <text:p>AJ</text:p>
          </table:table-cell>
          <table:table-cell table:formula="of:=CONCATENATE(&quot;inline int Inline&quot;;[.$E10];&quot;(const int x) { return ((std::rand() % 2) ? Inline&quot;;[.$E9];&quot;(x) : Inline&quot;;[.$E8];&quot;(x)) + 2; }&quot;)" office:value-type="string" office:string-value="inline int InlineAJ(const int x) { return ((std::rand() % 2) ? InlineAI(x) : InlineAH(x)) + 2; }">
            <text:p>inline int InlineAJ(const int x) { return ((std::rand() % 2) ? InlineAI(x) : InlineAH(x)) + 2; }</text:p>
          </table:table-cell>
          <table:table-cell table:formula="of:=CONCATENATE(&quot;int NonInline&quot;;[.$E10];&quot;(const int x) { return ((std::rand() % 2) ? NonInline&quot;;[.$E9];&quot;(x) : NonInline&quot;;[.$E8];&quot;(x)) + 2; }&quot;)" office:value-type="string" office:string-value="int NonInlineAJ(const int x) { return ((std::rand() % 2) ? NonInlineAI(x) : NonInlineAH(x)) + 2; }">
            <text:p>int NonInlineAJ(const int x) { return ((std::rand() % 2) ? NonInlineAI(x) : NonInlineAH(x)) + 2; }</text:p>
          </table:table-cell>
        </table:table-row>
        <table:table-row table:style-name="ro1">
          <table:table-cell table:formula="of:=[.A10]" office:value-type="float" office:value="65">
            <text:p>65</text:p>
          </table:table-cell>
          <table:table-cell table:formula="of:=CHAR([.A11])" office:value-type="string" office:string-value="A">
            <text:p>A</text:p>
          </table:table-cell>
          <table:table-cell table:formula="of:=[.C10]+1" office:value-type="float" office:value="75">
            <text:p>75</text:p>
          </table:table-cell>
          <table:table-cell table:formula="of:=CHAR([.C11])" office:value-type="string" office:string-value="K">
            <text:p>K</text:p>
          </table:table-cell>
          <table:table-cell table:formula="of:=CONCATENATE([.B11];[.D11])" office:value-type="string" office:string-value="AK">
            <text:p>AK</text:p>
          </table:table-cell>
          <table:table-cell table:formula="of:=CONCATENATE(&quot;inline int Inline&quot;;[.$E11];&quot;(const int x) { return ((std::rand() % 2) ? Inline&quot;;[.$E10];&quot;(x) : Inline&quot;;[.$E9];&quot;(x)) + 2; }&quot;)" office:value-type="string" office:string-value="inline int InlineAK(const int x) { return ((std::rand() % 2) ? InlineAJ(x) : InlineAI(x)) + 2; }">
            <text:p>inline int InlineAK(const int x) { return ((std::rand() % 2) ? InlineAJ(x) : InlineAI(x)) + 2; }</text:p>
          </table:table-cell>
          <table:table-cell table:formula="of:=CONCATENATE(&quot;int NonInline&quot;;[.$E11];&quot;(const int x) { return ((std::rand() % 2) ? NonInline&quot;;[.$E10];&quot;(x) : NonInline&quot;;[.$E9];&quot;(x)) + 2; }&quot;)" office:value-type="string" office:string-value="int NonInlineAK(const int x) { return ((std::rand() % 2) ? NonInlineAJ(x) : NonInlineAI(x)) + 2; }">
            <text:p>int NonInlineAK(const int x) { return ((std::rand() % 2) ? NonInlineAJ(x) : NonInlineAI(x)) + 2; }</text:p>
          </table:table-cell>
        </table:table-row>
        <table:table-row table:style-name="ro1">
          <table:table-cell table:formula="of:=[.A11]" office:value-type="float" office:value="65">
            <text:p>65</text:p>
          </table:table-cell>
          <table:table-cell table:formula="of:=CHAR([.A12])" office:value-type="string" office:string-value="A">
            <text:p>A</text:p>
          </table:table-cell>
          <table:table-cell table:formula="of:=[.C11]+1" office:value-type="float" office:value="76">
            <text:p>76</text:p>
          </table:table-cell>
          <table:table-cell table:formula="of:=CHAR([.C12])" office:value-type="string" office:string-value="L">
            <text:p>L</text:p>
          </table:table-cell>
          <table:table-cell table:formula="of:=CONCATENATE([.B12];[.D12])" office:value-type="string" office:string-value="AL">
            <text:p>AL</text:p>
          </table:table-cell>
          <table:table-cell table:formula="of:=CONCATENATE(&quot;inline int Inline&quot;;[.$E12];&quot;(const int x) { return ((std::rand() % 2) ? Inline&quot;;[.$E11];&quot;(x) : Inline&quot;;[.$E10];&quot;(x)) + 2; }&quot;)" office:value-type="string" office:string-value="inline int InlineAL(const int x) { return ((std::rand() % 2) ? InlineAK(x) : InlineAJ(x)) + 2; }">
            <text:p>inline int InlineAL(const int x) { return ((std::rand() % 2) ? InlineAK(x) : InlineAJ(x)) + 2; }</text:p>
          </table:table-cell>
          <table:table-cell table:formula="of:=CONCATENATE(&quot;int NonInline&quot;;[.$E12];&quot;(const int x) { return ((std::rand() % 2) ? NonInline&quot;;[.$E11];&quot;(x) : NonInline&quot;;[.$E10];&quot;(x)) + 2; }&quot;)" office:value-type="string" office:string-value="int NonInlineAL(const int x) { return ((std::rand() % 2) ? NonInlineAK(x) : NonInlineAJ(x)) + 2; }">
            <text:p>int NonInlineAL(const int x) { return ((std::rand() % 2) ? NonInlineAK(x) : NonInlineAJ(x)) + 2; }</text:p>
          </table:table-cell>
        </table:table-row>
        <table:table-row table:style-name="ro1">
          <table:table-cell table:formula="of:=[.A12]" office:value-type="float" office:value="65">
            <text:p>65</text:p>
          </table:table-cell>
          <table:table-cell table:formula="of:=CHAR([.A13])" office:value-type="string" office:string-value="A">
            <text:p>A</text:p>
          </table:table-cell>
          <table:table-cell table:formula="of:=[.C12]+1" office:value-type="float" office:value="77">
            <text:p>77</text:p>
          </table:table-cell>
          <table:table-cell table:formula="of:=CHAR([.C13])" office:value-type="string" office:string-value="M">
            <text:p>M</text:p>
          </table:table-cell>
          <table:table-cell table:formula="of:=CONCATENATE([.B13];[.D13])" office:value-type="string" office:string-value="AM">
            <text:p>AM</text:p>
          </table:table-cell>
          <table:table-cell table:formula="of:=CONCATENATE(&quot;inline int Inline&quot;;[.$E13];&quot;(const int x) { return ((std::rand() % 2) ? Inline&quot;;[.$E12];&quot;(x) : Inline&quot;;[.$E11];&quot;(x)) + 2; }&quot;)" office:value-type="string" office:string-value="inline int InlineAM(const int x) { return ((std::rand() % 2) ? InlineAL(x) : InlineAK(x)) + 2; }">
            <text:p>inline int InlineAM(const int x) { return ((std::rand() % 2) ? InlineAL(x) : InlineAK(x)) + 2; }</text:p>
          </table:table-cell>
          <table:table-cell table:formula="of:=CONCATENATE(&quot;int NonInline&quot;;[.$E13];&quot;(const int x) { return ((std::rand() % 2) ? NonInline&quot;;[.$E12];&quot;(x) : NonInline&quot;;[.$E11];&quot;(x)) + 2; }&quot;)" office:value-type="string" office:string-value="int NonInlineAM(const int x) { return ((std::rand() % 2) ? NonInlineAL(x) : NonInlineAK(x)) + 2; }">
            <text:p>int NonInlineAM(const int x) { return ((std::rand() % 2) ? NonInlineAL(x) : NonInlineAK(x)) + 2; }</text:p>
          </table:table-cell>
        </table:table-row>
        <table:table-row table:style-name="ro1">
          <table:table-cell table:formula="of:=[.A13]" office:value-type="float" office:value="65">
            <text:p>65</text:p>
          </table:table-cell>
          <table:table-cell table:formula="of:=CHAR([.A14])" office:value-type="string" office:string-value="A">
            <text:p>A</text:p>
          </table:table-cell>
          <table:table-cell table:formula="of:=[.C13]+1" office:value-type="float" office:value="78">
            <text:p>78</text:p>
          </table:table-cell>
          <table:table-cell table:formula="of:=CHAR([.C14])" office:value-type="string" office:string-value="N">
            <text:p>N</text:p>
          </table:table-cell>
          <table:table-cell table:formula="of:=CONCATENATE([.B14];[.D14])" office:value-type="string" office:string-value="AN">
            <text:p>AN</text:p>
          </table:table-cell>
          <table:table-cell table:formula="of:=CONCATENATE(&quot;inline int Inline&quot;;[.$E14];&quot;(const int x) { return ((std::rand() % 2) ? Inline&quot;;[.$E13];&quot;(x) : Inline&quot;;[.$E12];&quot;(x)) + 2; }&quot;)" office:value-type="string" office:string-value="inline int InlineAN(const int x) { return ((std::rand() % 2) ? InlineAM(x) : InlineAL(x)) + 2; }">
            <text:p>inline int InlineAN(const int x) { return ((std::rand() % 2) ? InlineAM(x) : InlineAL(x)) + 2; }</text:p>
          </table:table-cell>
          <table:table-cell table:formula="of:=CONCATENATE(&quot;int NonInline&quot;;[.$E14];&quot;(const int x) { return ((std::rand() % 2) ? NonInline&quot;;[.$E13];&quot;(x) : NonInline&quot;;[.$E12];&quot;(x)) + 2; }&quot;)" office:value-type="string" office:string-value="int NonInlineAN(const int x) { return ((std::rand() % 2) ? NonInlineAM(x) : NonInlineAL(x)) + 2; }">
            <text:p>int NonInlineAN(const int x) { return ((std::rand() % 2) ? NonInlineAM(x) : NonInlineAL(x)) + 2; }</text:p>
          </table:table-cell>
        </table:table-row>
        <table:table-row table:style-name="ro1">
          <table:table-cell table:formula="of:=[.A14]" office:value-type="float" office:value="65">
            <text:p>65</text:p>
          </table:table-cell>
          <table:table-cell table:formula="of:=CHAR([.A15])" office:value-type="string" office:string-value="A">
            <text:p>A</text:p>
          </table:table-cell>
          <table:table-cell table:formula="of:=[.C14]+1" office:value-type="float" office:value="79">
            <text:p>79</text:p>
          </table:table-cell>
          <table:table-cell table:formula="of:=CHAR([.C15])" office:value-type="string" office:string-value="O">
            <text:p>O</text:p>
          </table:table-cell>
          <table:table-cell table:formula="of:=CONCATENATE([.B15];[.D15])" office:value-type="string" office:string-value="AO">
            <text:p>AO</text:p>
          </table:table-cell>
          <table:table-cell table:formula="of:=CONCATENATE(&quot;inline int Inline&quot;;[.$E15];&quot;(const int x) { return ((std::rand() % 2) ? Inline&quot;;[.$E14];&quot;(x) : Inline&quot;;[.$E13];&quot;(x)) + 2; }&quot;)" office:value-type="string" office:string-value="inline int InlineAO(const int x) { return ((std::rand() % 2) ? InlineAN(x) : InlineAM(x)) + 2; }">
            <text:p>inline int InlineAO(const int x) { return ((std::rand() % 2) ? InlineAN(x) : InlineAM(x)) + 2; }</text:p>
          </table:table-cell>
          <table:table-cell table:formula="of:=CONCATENATE(&quot;int NonInline&quot;;[.$E15];&quot;(const int x) { return ((std::rand() % 2) ? NonInline&quot;;[.$E14];&quot;(x) : NonInline&quot;;[.$E13];&quot;(x)) + 2; }&quot;)" office:value-type="string" office:string-value="int NonInlineAO(const int x) { return ((std::rand() % 2) ? NonInlineAN(x) : NonInlineAM(x)) + 2; }">
            <text:p>int NonInlineAO(const int x) { return ((std::rand() % 2) ? NonInlineAN(x) : NonInlineAM(x)) + 2; }</text:p>
          </table:table-cell>
        </table:table-row>
        <table:table-row table:style-name="ro1">
          <table:table-cell table:formula="of:=[.A15]" office:value-type="float" office:value="65">
            <text:p>65</text:p>
          </table:table-cell>
          <table:table-cell table:formula="of:=CHAR([.A16])" office:value-type="string" office:string-value="A">
            <text:p>A</text:p>
          </table:table-cell>
          <table:table-cell table:formula="of:=[.C15]+1" office:value-type="float" office:value="80">
            <text:p>80</text:p>
          </table:table-cell>
          <table:table-cell table:formula="of:=CHAR([.C16])" office:value-type="string" office:string-value="P">
            <text:p>P</text:p>
          </table:table-cell>
          <table:table-cell table:formula="of:=CONCATENATE([.B16];[.D16])" office:value-type="string" office:string-value="AP">
            <text:p>AP</text:p>
          </table:table-cell>
          <table:table-cell table:formula="of:=CONCATENATE(&quot;inline int Inline&quot;;[.$E16];&quot;(const int x) { return ((std::rand() % 2) ? Inline&quot;;[.$E15];&quot;(x) : Inline&quot;;[.$E14];&quot;(x)) + 2; }&quot;)" office:value-type="string" office:string-value="inline int InlineAP(const int x) { return ((std::rand() % 2) ? InlineAO(x) : InlineAN(x)) + 2; }">
            <text:p>inline int InlineAP(const int x) { return ((std::rand() % 2) ? InlineAO(x) : InlineAN(x)) + 2; }</text:p>
          </table:table-cell>
          <table:table-cell table:formula="of:=CONCATENATE(&quot;int NonInline&quot;;[.$E16];&quot;(const int x) { return ((std::rand() % 2) ? NonInline&quot;;[.$E15];&quot;(x) : NonInline&quot;;[.$E14];&quot;(x)) + 2; }&quot;)" office:value-type="string" office:string-value="int NonInlineAP(const int x) { return ((std::rand() % 2) ? NonInlineAO(x) : NonInlineAN(x)) + 2; }">
            <text:p>int NonInlineAP(const int x) { return ((std::rand() % 2) ? NonInlineAO(x) : NonInlineAN(x)) + 2; }</text:p>
          </table:table-cell>
        </table:table-row>
        <table:table-row table:style-name="ro1">
          <table:table-cell table:formula="of:=[.A16]" office:value-type="float" office:value="65">
            <text:p>65</text:p>
          </table:table-cell>
          <table:table-cell table:formula="of:=CHAR([.A17])" office:value-type="string" office:string-value="A">
            <text:p>A</text:p>
          </table:table-cell>
          <table:table-cell table:formula="of:=[.C16]+1" office:value-type="float" office:value="81">
            <text:p>81</text:p>
          </table:table-cell>
          <table:table-cell table:formula="of:=CHAR([.C17])" office:value-type="string" office:string-value="Q">
            <text:p>Q</text:p>
          </table:table-cell>
          <table:table-cell table:formula="of:=CONCATENATE([.B17];[.D17])" office:value-type="string" office:string-value="AQ">
            <text:p>AQ</text:p>
          </table:table-cell>
          <table:table-cell table:formula="of:=CONCATENATE(&quot;inline int Inline&quot;;[.$E17];&quot;(const int x) { return ((std::rand() % 2) ? Inline&quot;;[.$E16];&quot;(x) : Inline&quot;;[.$E15];&quot;(x)) + 2; }&quot;)" office:value-type="string" office:string-value="inline int InlineAQ(const int x) { return ((std::rand() % 2) ? InlineAP(x) : InlineAO(x)) + 2; }">
            <text:p>inline int InlineAQ(const int x) { return ((std::rand() % 2) ? InlineAP(x) : InlineAO(x)) + 2; }</text:p>
          </table:table-cell>
          <table:table-cell table:formula="of:=CONCATENATE(&quot;int NonInline&quot;;[.$E17];&quot;(const int x) { return ((std::rand() % 2) ? NonInline&quot;;[.$E16];&quot;(x) : NonInline&quot;;[.$E15];&quot;(x)) + 2; }&quot;)" office:value-type="string" office:string-value="int NonInlineAQ(const int x) { return ((std::rand() % 2) ? NonInlineAP(x) : NonInlineAO(x)) + 2; }">
            <text:p>int NonInlineAQ(const int x) { return ((std::rand() % 2) ? NonInlineAP(x) : NonInlineAO(x)) + 2; }</text:p>
          </table:table-cell>
        </table:table-row>
        <table:table-row table:style-name="ro1">
          <table:table-cell table:formula="of:=[.A17]" office:value-type="float" office:value="65">
            <text:p>65</text:p>
          </table:table-cell>
          <table:table-cell table:formula="of:=CHAR([.A18])" office:value-type="string" office:string-value="A">
            <text:p>A</text:p>
          </table:table-cell>
          <table:table-cell table:formula="of:=[.C17]+1" office:value-type="float" office:value="82">
            <text:p>82</text:p>
          </table:table-cell>
          <table:table-cell table:formula="of:=CHAR([.C18])" office:value-type="string" office:string-value="R">
            <text:p>R</text:p>
          </table:table-cell>
          <table:table-cell table:formula="of:=CONCATENATE([.B18];[.D18])" office:value-type="string" office:string-value="AR">
            <text:p>AR</text:p>
          </table:table-cell>
          <table:table-cell table:formula="of:=CONCATENATE(&quot;inline int Inline&quot;;[.$E18];&quot;(const int x) { return ((std::rand() % 2) ? Inline&quot;;[.$E17];&quot;(x) : Inline&quot;;[.$E16];&quot;(x)) + 2; }&quot;)" office:value-type="string" office:string-value="inline int InlineAR(const int x) { return ((std::rand() % 2) ? InlineAQ(x) : InlineAP(x)) + 2; }">
            <text:p>inline int InlineAR(const int x) { return ((std::rand() % 2) ? InlineAQ(x) : InlineAP(x)) + 2; }</text:p>
          </table:table-cell>
          <table:table-cell table:formula="of:=CONCATENATE(&quot;int NonInline&quot;;[.$E18];&quot;(const int x) { return ((std::rand() % 2) ? NonInline&quot;;[.$E17];&quot;(x) : NonInline&quot;;[.$E16];&quot;(x)) + 2; }&quot;)" office:value-type="string" office:string-value="int NonInlineAR(const int x) { return ((std::rand() % 2) ? NonInlineAQ(x) : NonInlineAP(x)) + 2; }">
            <text:p>int NonInlineAR(const int x) { return ((std::rand() % 2) ? NonInlineAQ(x) : NonInlineAP(x)) + 2; }</text:p>
          </table:table-cell>
        </table:table-row>
        <table:table-row table:style-name="ro1">
          <table:table-cell table:formula="of:=[.A18]" office:value-type="float" office:value="65">
            <text:p>65</text:p>
          </table:table-cell>
          <table:table-cell table:formula="of:=CHAR([.A19])" office:value-type="string" office:string-value="A">
            <text:p>A</text:p>
          </table:table-cell>
          <table:table-cell table:formula="of:=[.C18]+1" office:value-type="float" office:value="83">
            <text:p>83</text:p>
          </table:table-cell>
          <table:table-cell table:formula="of:=CHAR([.C19])" office:value-type="string" office:string-value="S">
            <text:p>S</text:p>
          </table:table-cell>
          <table:table-cell table:formula="of:=CONCATENATE([.B19];[.D19])" office:value-type="string" office:string-value="AS">
            <text:p>AS</text:p>
          </table:table-cell>
          <table:table-cell table:formula="of:=CONCATENATE(&quot;inline int Inline&quot;;[.$E19];&quot;(const int x) { return ((std::rand() % 2) ? Inline&quot;;[.$E18];&quot;(x) : Inline&quot;;[.$E17];&quot;(x)) + 2; }&quot;)" office:value-type="string" office:string-value="inline int InlineAS(const int x) { return ((std::rand() % 2) ? InlineAR(x) : InlineAQ(x)) + 2; }">
            <text:p>inline int InlineAS(const int x) { return ((std::rand() % 2) ? InlineAR(x) : InlineAQ(x)) + 2; }</text:p>
          </table:table-cell>
          <table:table-cell table:formula="of:=CONCATENATE(&quot;int NonInline&quot;;[.$E19];&quot;(const int x) { return ((std::rand() % 2) ? NonInline&quot;;[.$E18];&quot;(x) : NonInline&quot;;[.$E17];&quot;(x)) + 2; }&quot;)" office:value-type="string" office:string-value="int NonInlineAS(const int x) { return ((std::rand() % 2) ? NonInlineAR(x) : NonInlineAQ(x)) + 2; }">
            <text:p>int NonInlineAS(const int x) { return ((std::rand() % 2) ? NonInlineAR(x) : NonInlineAQ(x)) + 2; }</text:p>
          </table:table-cell>
        </table:table-row>
        <table:table-row table:style-name="ro1">
          <table:table-cell table:formula="of:=[.A19]" office:value-type="float" office:value="65">
            <text:p>65</text:p>
          </table:table-cell>
          <table:table-cell table:formula="of:=CHAR([.A20])" office:value-type="string" office:string-value="A">
            <text:p>A</text:p>
          </table:table-cell>
          <table:table-cell table:formula="of:=[.C19]+1" office:value-type="float" office:value="84">
            <text:p>84</text:p>
          </table:table-cell>
          <table:table-cell table:formula="of:=CHAR([.C20])" office:value-type="string" office:string-value="T">
            <text:p>T</text:p>
          </table:table-cell>
          <table:table-cell table:formula="of:=CONCATENATE([.B20];[.D20])" office:value-type="string" office:string-value="AT">
            <text:p>AT</text:p>
          </table:table-cell>
          <table:table-cell table:formula="of:=CONCATENATE(&quot;inline int Inline&quot;;[.$E20];&quot;(const int x) { return ((std::rand() % 2) ? Inline&quot;;[.$E19];&quot;(x) : Inline&quot;;[.$E18];&quot;(x)) + 2; }&quot;)" office:value-type="string" office:string-value="inline int InlineAT(const int x) { return ((std::rand() % 2) ? InlineAS(x) : InlineAR(x)) + 2; }">
            <text:p>inline int InlineAT(const int x) { return ((std::rand() % 2) ? InlineAS(x) : InlineAR(x)) + 2; }</text:p>
          </table:table-cell>
          <table:table-cell table:formula="of:=CONCATENATE(&quot;int NonInline&quot;;[.$E20];&quot;(const int x) { return ((std::rand() % 2) ? NonInline&quot;;[.$E19];&quot;(x) : NonInline&quot;;[.$E18];&quot;(x)) + 2; }&quot;)" office:value-type="string" office:string-value="int NonInlineAT(const int x) { return ((std::rand() % 2) ? NonInlineAS(x) : NonInlineAR(x)) + 2; }">
            <text:p>int NonInlineAT(const int x) { return ((std::rand() % 2) ? NonInlineAS(x) : NonInlineAR(x)) + 2; }</text:p>
          </table:table-cell>
        </table:table-row>
        <table:table-row table:style-name="ro1">
          <table:table-cell table:formula="of:=[.A20]" office:value-type="float" office:value="65">
            <text:p>65</text:p>
          </table:table-cell>
          <table:table-cell table:formula="of:=CHAR([.A21])" office:value-type="string" office:string-value="A">
            <text:p>A</text:p>
          </table:table-cell>
          <table:table-cell table:formula="of:=[.C20]+1" office:value-type="float" office:value="85">
            <text:p>85</text:p>
          </table:table-cell>
          <table:table-cell table:formula="of:=CHAR([.C21])" office:value-type="string" office:string-value="U">
            <text:p>U</text:p>
          </table:table-cell>
          <table:table-cell table:formula="of:=CONCATENATE([.B21];[.D21])" office:value-type="string" office:string-value="AU">
            <text:p>AU</text:p>
          </table:table-cell>
          <table:table-cell table:formula="of:=CONCATENATE(&quot;inline int Inline&quot;;[.$E21];&quot;(const int x) { return ((std::rand() % 2) ? Inline&quot;;[.$E20];&quot;(x) : Inline&quot;;[.$E19];&quot;(x)) + 2; }&quot;)" office:value-type="string" office:string-value="inline int InlineAU(const int x) { return ((std::rand() % 2) ? InlineAT(x) : InlineAS(x)) + 2; }">
            <text:p>inline int InlineAU(const int x) { return ((std::rand() % 2) ? InlineAT(x) : InlineAS(x)) + 2; }</text:p>
          </table:table-cell>
          <table:table-cell table:formula="of:=CONCATENATE(&quot;int NonInline&quot;;[.$E21];&quot;(const int x) { return ((std::rand() % 2) ? NonInline&quot;;[.$E20];&quot;(x) : NonInline&quot;;[.$E19];&quot;(x)) + 2; }&quot;)" office:value-type="string" office:string-value="int NonInlineAU(const int x) { return ((std::rand() % 2) ? NonInlineAT(x) : NonInlineAS(x)) + 2; }">
            <text:p>int NonInlineAU(const int x) { return ((std::rand() % 2) ? NonInlineAT(x) : NonInlineAS(x)) + 2; }</text:p>
          </table:table-cell>
        </table:table-row>
        <table:table-row table:style-name="ro1">
          <table:table-cell table:formula="of:=[.A21]" office:value-type="float" office:value="65">
            <text:p>65</text:p>
          </table:table-cell>
          <table:table-cell table:formula="of:=CHAR([.A22])" office:value-type="string" office:string-value="A">
            <text:p>A</text:p>
          </table:table-cell>
          <table:table-cell table:formula="of:=[.C21]+1" office:value-type="float" office:value="86">
            <text:p>86</text:p>
          </table:table-cell>
          <table:table-cell table:formula="of:=CHAR([.C22])" office:value-type="string" office:string-value="V">
            <text:p>V</text:p>
          </table:table-cell>
          <table:table-cell table:formula="of:=CONCATENATE([.B22];[.D22])" office:value-type="string" office:string-value="AV">
            <text:p>AV</text:p>
          </table:table-cell>
          <table:table-cell table:formula="of:=CONCATENATE(&quot;inline int Inline&quot;;[.$E22];&quot;(const int x) { return ((std::rand() % 2) ? Inline&quot;;[.$E21];&quot;(x) : Inline&quot;;[.$E20];&quot;(x)) + 2; }&quot;)" office:value-type="string" office:string-value="inline int InlineAV(const int x) { return ((std::rand() % 2) ? InlineAU(x) : InlineAT(x)) + 2; }">
            <text:p>inline int InlineAV(const int x) { return ((std::rand() % 2) ? InlineAU(x) : InlineAT(x)) + 2; }</text:p>
          </table:table-cell>
          <table:table-cell table:formula="of:=CONCATENATE(&quot;int NonInline&quot;;[.$E22];&quot;(const int x) { return ((std::rand() % 2) ? NonInline&quot;;[.$E21];&quot;(x) : NonInline&quot;;[.$E20];&quot;(x)) + 2; }&quot;)" office:value-type="string" office:string-value="int NonInlineAV(const int x) { return ((std::rand() % 2) ? NonInlineAU(x) : NonInlineAT(x)) + 2; }">
            <text:p>int NonInlineAV(const int x) { return ((std::rand() % 2) ? NonInlineAU(x) : NonInlineAT(x)) + 2; }</text:p>
          </table:table-cell>
        </table:table-row>
        <table:table-row table:style-name="ro1">
          <table:table-cell table:formula="of:=[.A22]" office:value-type="float" office:value="65">
            <text:p>65</text:p>
          </table:table-cell>
          <table:table-cell table:formula="of:=CHAR([.A23])" office:value-type="string" office:string-value="A">
            <text:p>A</text:p>
          </table:table-cell>
          <table:table-cell table:formula="of:=[.C22]+1" office:value-type="float" office:value="87">
            <text:p>87</text:p>
          </table:table-cell>
          <table:table-cell table:formula="of:=CHAR([.C23])" office:value-type="string" office:string-value="W">
            <text:p>W</text:p>
          </table:table-cell>
          <table:table-cell table:formula="of:=CONCATENATE([.B23];[.D23])" office:value-type="string" office:string-value="AW">
            <text:p>AW</text:p>
          </table:table-cell>
          <table:table-cell table:formula="of:=CONCATENATE(&quot;inline int Inline&quot;;[.$E23];&quot;(const int x) { return ((std::rand() % 2) ? Inline&quot;;[.$E22];&quot;(x) : Inline&quot;;[.$E21];&quot;(x)) + 2; }&quot;)" office:value-type="string" office:string-value="inline int InlineAW(const int x) { return ((std::rand() % 2) ? InlineAV(x) : InlineAU(x)) + 2; }">
            <text:p>inline int InlineAW(const int x) { return ((std::rand() % 2) ? InlineAV(x) : InlineAU(x)) + 2; }</text:p>
          </table:table-cell>
          <table:table-cell table:formula="of:=CONCATENATE(&quot;int NonInline&quot;;[.$E23];&quot;(const int x) { return ((std::rand() % 2) ? NonInline&quot;;[.$E22];&quot;(x) : NonInline&quot;;[.$E21];&quot;(x)) + 2; }&quot;)" office:value-type="string" office:string-value="int NonInlineAW(const int x) { return ((std::rand() % 2) ? NonInlineAV(x) : NonInlineAU(x)) + 2; }">
            <text:p>int NonInlineAW(const int x) { return ((std::rand() % 2) ? NonInlineAV(x) : NonInlineAU(x)) + 2; }</text:p>
          </table:table-cell>
        </table:table-row>
        <table:table-row table:style-name="ro1">
          <table:table-cell table:formula="of:=[.A23]" office:value-type="float" office:value="65">
            <text:p>65</text:p>
          </table:table-cell>
          <table:table-cell table:formula="of:=CHAR([.A24])" office:value-type="string" office:string-value="A">
            <text:p>A</text:p>
          </table:table-cell>
          <table:table-cell table:formula="of:=[.C23]+1" office:value-type="float" office:value="88">
            <text:p>88</text:p>
          </table:table-cell>
          <table:table-cell table:formula="of:=CHAR([.C24])" office:value-type="string" office:string-value="X">
            <text:p>X</text:p>
          </table:table-cell>
          <table:table-cell table:formula="of:=CONCATENATE([.B24];[.D24])" office:value-type="string" office:string-value="AX">
            <text:p>AX</text:p>
          </table:table-cell>
          <table:table-cell table:formula="of:=CONCATENATE(&quot;inline int Inline&quot;;[.$E24];&quot;(const int x) { return ((std::rand() % 2) ? Inline&quot;;[.$E23];&quot;(x) : Inline&quot;;[.$E22];&quot;(x)) + 2; }&quot;)" office:value-type="string" office:string-value="inline int InlineAX(const int x) { return ((std::rand() % 2) ? InlineAW(x) : InlineAV(x)) + 2; }">
            <text:p>inline int InlineAX(const int x) { return ((std::rand() % 2) ? InlineAW(x) : InlineAV(x)) + 2; }</text:p>
          </table:table-cell>
          <table:table-cell table:formula="of:=CONCATENATE(&quot;int NonInline&quot;;[.$E24];&quot;(const int x) { return ((std::rand() % 2) ? NonInline&quot;;[.$E23];&quot;(x) : NonInline&quot;;[.$E22];&quot;(x)) + 2; }&quot;)" office:value-type="string" office:string-value="int NonInlineAX(const int x) { return ((std::rand() % 2) ? NonInlineAW(x) : NonInlineAV(x)) + 2; }">
            <text:p>int NonInlineAX(const int x) { return ((std::rand() % 2) ? NonInlineAW(x) : NonInlineAV(x)) + 2; }</text:p>
          </table:table-cell>
        </table:table-row>
        <table:table-row table:style-name="ro1">
          <table:table-cell table:formula="of:=[.A24]" office:value-type="float" office:value="65">
            <text:p>65</text:p>
          </table:table-cell>
          <table:table-cell table:formula="of:=CHAR([.A25])" office:value-type="string" office:string-value="A">
            <text:p>A</text:p>
          </table:table-cell>
          <table:table-cell table:formula="of:=[.C24]+1" office:value-type="float" office:value="89">
            <text:p>89</text:p>
          </table:table-cell>
          <table:table-cell table:formula="of:=CHAR([.C25])" office:value-type="string" office:string-value="Y">
            <text:p>Y</text:p>
          </table:table-cell>
          <table:table-cell table:formula="of:=CONCATENATE([.B25];[.D25])" office:value-type="string" office:string-value="AY">
            <text:p>AY</text:p>
          </table:table-cell>
          <table:table-cell table:formula="of:=CONCATENATE(&quot;inline int Inline&quot;;[.$E25];&quot;(const int x) { return ((std::rand() % 2) ? Inline&quot;;[.$E24];&quot;(x) : Inline&quot;;[.$E23];&quot;(x)) + 2; }&quot;)" office:value-type="string" office:string-value="inline int InlineAY(const int x) { return ((std::rand() % 2) ? InlineAX(x) : InlineAW(x)) + 2; }">
            <text:p>inline int InlineAY(const int x) { return ((std::rand() % 2) ? InlineAX(x) : InlineAW(x)) + 2; }</text:p>
          </table:table-cell>
          <table:table-cell table:formula="of:=CONCATENATE(&quot;int NonInline&quot;;[.$E25];&quot;(const int x) { return ((std::rand() % 2) ? NonInline&quot;;[.$E24];&quot;(x) : NonInline&quot;;[.$E23];&quot;(x)) + 2; }&quot;)" office:value-type="string" office:string-value="int NonInlineAY(const int x) { return ((std::rand() % 2) ? NonInlineAX(x) : NonInlineAW(x)) + 2; }">
            <text:p>int NonInlineAY(const int x) { return ((std::rand() % 2) ? NonInlineAX(x) : NonInlineAW(x)) + 2; }</text:p>
          </table:table-cell>
        </table:table-row>
        <table:table-row table:style-name="ro1">
          <table:table-cell table:formula="of:=[.A25]" office:value-type="float" office:value="65">
            <text:p>65</text:p>
          </table:table-cell>
          <table:table-cell table:formula="of:=CHAR([.A26])" office:value-type="string" office:string-value="A">
            <text:p>A</text:p>
          </table:table-cell>
          <table:table-cell table:formula="of:=[.C25]+1" office:value-type="float" office:value="90">
            <text:p>90</text:p>
          </table:table-cell>
          <table:table-cell table:formula="of:=CHAR([.C26])" office:value-type="string" office:string-value="Z">
            <text:p>Z</text:p>
          </table:table-cell>
          <table:table-cell table:formula="of:=CONCATENATE([.B26];[.D26])" office:value-type="string" office:string-value="AZ">
            <text:p>AZ</text:p>
          </table:table-cell>
          <table:table-cell table:formula="of:=CONCATENATE(&quot;inline int Inline&quot;;[.$E26];&quot;(const int x) { return ((std::rand() % 2) ? Inline&quot;;[.$E25];&quot;(x) : Inline&quot;;[.$E24];&quot;(x)) + 2; }&quot;)" office:value-type="string" office:string-value="inline int InlineAZ(const int x) { return ((std::rand() % 2) ? InlineAY(x) : InlineAX(x)) + 2; }">
            <text:p>inline int InlineAZ(const int x) { return ((std::rand() % 2) ? InlineAY(x) : InlineAX(x)) + 2; }</text:p>
          </table:table-cell>
          <table:table-cell table:formula="of:=CONCATENATE(&quot;int NonInline&quot;;[.$E26];&quot;(const int x) { return ((std::rand() % 2) ? NonInline&quot;;[.$E25];&quot;(x) : NonInline&quot;;[.$E24];&quot;(x)) + 2; }&quot;)" office:value-type="string" office:string-value="int NonInlineAZ(const int x) { return ((std::rand() % 2) ? NonInlineAY(x) : NonInlineAX(x)) + 2; }">
            <text:p>int NonInlineAZ(const int x) { return ((std::rand() % 2) ? NonInlineAY(x) : NonInlineAX(x)) + 2; }</text:p>
          </table:table-cell>
        </table:table-row>
        <table:table-row table:style-name="ro1">
          <table:table-cell table:formula="of:=[.A1]+1" office:value-type="float" office:value="66">
            <text:p>66</text:p>
          </table:table-cell>
          <table:table-cell table:formula="of:=CHAR([.A27])" office:value-type="string" office:string-value="B">
            <text:p>B</text:p>
          </table:table-cell>
          <table:table-cell table:formula="of:=[.C1]" office:value-type="float" office:value="65">
            <text:p>65</text:p>
          </table:table-cell>
          <table:table-cell table:formula="of:=CHAR([.C27])" office:value-type="string" office:string-value="A">
            <text:p>A</text:p>
          </table:table-cell>
          <table:table-cell table:formula="of:=CONCATENATE([.B27];[.D27])" office:value-type="string" office:string-value="BA">
            <text:p>BA</text:p>
          </table:table-cell>
          <table:table-cell table:formula="of:=CONCATENATE(&quot;inline int Inline&quot;;[.$E27];&quot;(const int x) { return ((std::rand() % 2) ? Inline&quot;;[.$E26];&quot;(x) : Inline&quot;;[.$E25];&quot;(x)) + 2; }&quot;)" office:value-type="string" office:string-value="inline int InlineBA(const int x) { return ((std::rand() % 2) ? InlineAZ(x) : InlineAY(x)) + 2; }">
            <text:p>inline int InlineBA(const int x) { return ((std::rand() % 2) ? InlineAZ(x) : InlineAY(x)) + 2; }</text:p>
          </table:table-cell>
          <table:table-cell table:formula="of:=CONCATENATE(&quot;int NonInline&quot;;[.$E27];&quot;(const int x) { return ((std::rand() % 2) ? NonInline&quot;;[.$E26];&quot;(x) : NonInline&quot;;[.$E25];&quot;(x)) + 2; }&quot;)" office:value-type="string" office:string-value="int NonInlineBA(const int x) { return ((std::rand() % 2) ? NonInlineAZ(x) : NonInlineAY(x)) + 2; }">
            <text:p>int NonInlineBA(const int x) { return ((std::rand() % 2) ? NonInlineAZ(x) : NonInlineAY(x)) + 2; }</text:p>
          </table:table-cell>
        </table:table-row>
        <table:table-row table:style-name="ro1">
          <table:table-cell table:formula="of:=[.A2]+1" office:value-type="float" office:value="66">
            <text:p>66</text:p>
          </table:table-cell>
          <table:table-cell table:formula="of:=CHAR([.A28])" office:value-type="string" office:string-value="B">
            <text:p>B</text:p>
          </table:table-cell>
          <table:table-cell table:formula="of:=[.C2]" office:value-type="float" office:value="66">
            <text:p>66</text:p>
          </table:table-cell>
          <table:table-cell table:formula="of:=CHAR([.C28])" office:value-type="string" office:string-value="B">
            <text:p>B</text:p>
          </table:table-cell>
          <table:table-cell table:formula="of:=CONCATENATE([.B28];[.D28])" office:value-type="string" office:string-value="BB">
            <text:p>BB</text:p>
          </table:table-cell>
          <table:table-cell table:formula="of:=CONCATENATE(&quot;inline int Inline&quot;;[.$E28];&quot;(const int x) { return ((std::rand() % 2) ? Inline&quot;;[.$E27];&quot;(x) : Inline&quot;;[.$E26];&quot;(x)) + 2; }&quot;)" office:value-type="string" office:string-value="inline int InlineBB(const int x) { return ((std::rand() % 2) ? InlineBA(x) : InlineAZ(x)) + 2; }">
            <text:p>inline int InlineBB(const int x) { return ((std::rand() % 2) ? InlineBA(x) : InlineAZ(x)) + 2; }</text:p>
          </table:table-cell>
          <table:table-cell table:formula="of:=CONCATENATE(&quot;int NonInline&quot;;[.$E28];&quot;(const int x) { return ((std::rand() % 2) ? NonInline&quot;;[.$E27];&quot;(x) : NonInline&quot;;[.$E26];&quot;(x)) + 2; }&quot;)" office:value-type="string" office:string-value="int NonInlineBB(const int x) { return ((std::rand() % 2) ? NonInlineBA(x) : NonInlineAZ(x)) + 2; }">
            <text:p>int NonInlineBB(const int x) { return ((std::rand() % 2) ? NonInlineBA(x) : NonInlineAZ(x)) + 2; }</text:p>
          </table:table-cell>
        </table:table-row>
        <table:table-row table:style-name="ro1">
          <table:table-cell table:formula="of:=[.A3]+1" office:value-type="float" office:value="66">
            <text:p>66</text:p>
          </table:table-cell>
          <table:table-cell table:formula="of:=CHAR([.A29])" office:value-type="string" office:string-value="B">
            <text:p>B</text:p>
          </table:table-cell>
          <table:table-cell table:formula="of:=[.C3]" office:value-type="float" office:value="67">
            <text:p>67</text:p>
          </table:table-cell>
          <table:table-cell table:formula="of:=CHAR([.C29])" office:value-type="string" office:string-value="C">
            <text:p>C</text:p>
          </table:table-cell>
          <table:table-cell table:formula="of:=CONCATENATE([.B29];[.D29])" office:value-type="string" office:string-value="BC">
            <text:p>BC</text:p>
          </table:table-cell>
          <table:table-cell table:formula="of:=CONCATENATE(&quot;inline int Inline&quot;;[.$E29];&quot;(const int x) { return ((std::rand() % 2) ? Inline&quot;;[.$E28];&quot;(x) : Inline&quot;;[.$E27];&quot;(x)) + 2; }&quot;)" office:value-type="string" office:string-value="inline int InlineBC(const int x) { return ((std::rand() % 2) ? InlineBB(x) : InlineBA(x)) + 2; }">
            <text:p>inline int InlineBC(const int x) { return ((std::rand() % 2) ? InlineBB(x) : InlineBA(x)) + 2; }</text:p>
          </table:table-cell>
          <table:table-cell table:formula="of:=CONCATENATE(&quot;int NonInline&quot;;[.$E29];&quot;(const int x) { return ((std::rand() % 2) ? NonInline&quot;;[.$E28];&quot;(x) : NonInline&quot;;[.$E27];&quot;(x)) + 2; }&quot;)" office:value-type="string" office:string-value="int NonInlineBC(const int x) { return ((std::rand() % 2) ? NonInlineBB(x) : NonInlineBA(x)) + 2; }">
            <text:p>int NonInlineBC(const int x) { return ((std::rand() % 2) ? NonInlineBB(x) : NonInlineBA(x)) + 2; }</text:p>
          </table:table-cell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CHAR([.A30])" office:value-type="string" office:string-value="B">
            <text:p>B</text:p>
          </table:table-cell>
          <table:table-cell table:formula="of:=[.C4]" office:value-type="float" office:value="68">
            <text:p>68</text:p>
          </table:table-cell>
          <table:table-cell table:formula="of:=CHAR([.C30])" office:value-type="string" office:string-value="D">
            <text:p>D</text:p>
          </table:table-cell>
          <table:table-cell table:formula="of:=CONCATENATE([.B30];[.D30])" office:value-type="string" office:string-value="BD">
            <text:p>BD</text:p>
          </table:table-cell>
          <table:table-cell table:formula="of:=CONCATENATE(&quot;inline int Inline&quot;;[.$E30];&quot;(const int x) { return ((std::rand() % 2) ? Inline&quot;;[.$E29];&quot;(x) : Inline&quot;;[.$E28];&quot;(x)) + 2; }&quot;)" office:value-type="string" office:string-value="inline int InlineBD(const int x) { return ((std::rand() % 2) ? InlineBC(x) : InlineBB(x)) + 2; }">
            <text:p>inline int InlineBD(const int x) { return ((std::rand() % 2) ? InlineBC(x) : InlineBB(x)) + 2; }</text:p>
          </table:table-cell>
          <table:table-cell table:formula="of:=CONCATENATE(&quot;int NonInline&quot;;[.$E30];&quot;(const int x) { return ((std::rand() % 2) ? NonInline&quot;;[.$E29];&quot;(x) : NonInline&quot;;[.$E28];&quot;(x)) + 2; }&quot;)" office:value-type="string" office:string-value="int NonInlineBD(const int x) { return ((std::rand() % 2) ? NonInlineBC(x) : NonInlineBB(x)) + 2; }">
            <text:p>int NonInlineBD(const int x) { return ((std::rand() % 2) ? NonInlineBC(x) : NonInlineBB(x)) + 2; }</text:p>
          </table:table-cell>
        </table:table-row>
        <table:table-row table:style-name="ro1">
          <table:table-cell table:formula="of:=[.A5]+1" office:value-type="float" office:value="66">
            <text:p>66</text:p>
          </table:table-cell>
          <table:table-cell table:formula="of:=CHAR([.A31])" office:value-type="string" office:string-value="B">
            <text:p>B</text:p>
          </table:table-cell>
          <table:table-cell table:formula="of:=[.C5]" office:value-type="float" office:value="69">
            <text:p>69</text:p>
          </table:table-cell>
          <table:table-cell table:formula="of:=CHAR([.C31])" office:value-type="string" office:string-value="E">
            <text:p>E</text:p>
          </table:table-cell>
          <table:table-cell table:formula="of:=CONCATENATE([.B31];[.D31])" office:value-type="string" office:string-value="BE">
            <text:p>BE</text:p>
          </table:table-cell>
          <table:table-cell table:formula="of:=CONCATENATE(&quot;inline int Inline&quot;;[.$E31];&quot;(const int x) { return ((std::rand() % 2) ? Inline&quot;;[.$E30];&quot;(x) : Inline&quot;;[.$E29];&quot;(x)) + 2; }&quot;)" office:value-type="string" office:string-value="inline int InlineBE(const int x) { return ((std::rand() % 2) ? InlineBD(x) : InlineBC(x)) + 2; }">
            <text:p>inline int InlineBE(const int x) { return ((std::rand() % 2) ? InlineBD(x) : InlineBC(x)) + 2; }</text:p>
          </table:table-cell>
          <table:table-cell table:formula="of:=CONCATENATE(&quot;int NonInline&quot;;[.$E31];&quot;(const int x) { return ((std::rand() % 2) ? NonInline&quot;;[.$E30];&quot;(x) : NonInline&quot;;[.$E29];&quot;(x)) + 2; }&quot;)" office:value-type="string" office:string-value="int NonInlineBE(const int x) { return ((std::rand() % 2) ? NonInlineBD(x) : NonInlineBC(x)) + 2; }">
            <text:p>int NonInlineBE(const int x) { return ((std::rand() % 2) ? NonInlineBD(x) : NonInlineBC(x)) + 2; }</text:p>
          </table:table-cell>
        </table:table-row>
        <table:table-row table:style-name="ro1">
          <table:table-cell table:formula="of:=[.A6]+1" office:value-type="float" office:value="66">
            <text:p>66</text:p>
          </table:table-cell>
          <table:table-cell table:formula="of:=CHAR([.A32])" office:value-type="string" office:string-value="B">
            <text:p>B</text:p>
          </table:table-cell>
          <table:table-cell table:formula="of:=[.C6]" office:value-type="float" office:value="70">
            <text:p>70</text:p>
          </table:table-cell>
          <table:table-cell table:formula="of:=CHAR([.C32])" office:value-type="string" office:string-value="F">
            <text:p>F</text:p>
          </table:table-cell>
          <table:table-cell table:formula="of:=CONCATENATE([.B32];[.D32])" office:value-type="string" office:string-value="BF">
            <text:p>BF</text:p>
          </table:table-cell>
          <table:table-cell table:formula="of:=CONCATENATE(&quot;inline int Inline&quot;;[.$E32];&quot;(const int x) { return ((std::rand() % 2) ? Inline&quot;;[.$E31];&quot;(x) : Inline&quot;;[.$E30];&quot;(x)) + 2; }&quot;)" office:value-type="string" office:string-value="inline int InlineBF(const int x) { return ((std::rand() % 2) ? InlineBE(x) : InlineBD(x)) + 2; }">
            <text:p>inline int InlineBF(const int x) { return ((std::rand() % 2) ? InlineBE(x) : InlineBD(x)) + 2; }</text:p>
          </table:table-cell>
          <table:table-cell table:formula="of:=CONCATENATE(&quot;int NonInline&quot;;[.$E32];&quot;(const int x) { return ((std::rand() % 2) ? NonInline&quot;;[.$E31];&quot;(x) : NonInline&quot;;[.$E30];&quot;(x)) + 2; }&quot;)" office:value-type="string" office:string-value="int NonInlineBF(const int x) { return ((std::rand() % 2) ? NonInlineBE(x) : NonInlineBD(x)) + 2; }">
            <text:p>int NonInlineBF(const int x) { return ((std::rand() % 2) ? NonInlineBE(x) : NonInlineBD(x)) + 2; }</text:p>
          </table:table-cell>
        </table:table-row>
        <table:table-row table:style-name="ro1">
          <table:table-cell table:formula="of:=[.A7]+1" office:value-type="float" office:value="66">
            <text:p>66</text:p>
          </table:table-cell>
          <table:table-cell table:formula="of:=CHAR([.A33])" office:value-type="string" office:string-value="B">
            <text:p>B</text:p>
          </table:table-cell>
          <table:table-cell table:formula="of:=[.C7]" office:value-type="float" office:value="71">
            <text:p>71</text:p>
          </table:table-cell>
          <table:table-cell table:formula="of:=CHAR([.C33])" office:value-type="string" office:string-value="G">
            <text:p>G</text:p>
          </table:table-cell>
          <table:table-cell table:formula="of:=CONCATENATE([.B33];[.D33])" office:value-type="string" office:string-value="BG">
            <text:p>BG</text:p>
          </table:table-cell>
          <table:table-cell table:formula="of:=CONCATENATE(&quot;inline int Inline&quot;;[.$E33];&quot;(const int x) { return ((std::rand() % 2) ? Inline&quot;;[.$E32];&quot;(x) : Inline&quot;;[.$E31];&quot;(x)) + 2; }&quot;)" office:value-type="string" office:string-value="inline int InlineBG(const int x) { return ((std::rand() % 2) ? InlineBF(x) : InlineBE(x)) + 2; }">
            <text:p>inline int InlineBG(const int x) { return ((std::rand() % 2) ? InlineBF(x) : InlineBE(x)) + 2; }</text:p>
          </table:table-cell>
          <table:table-cell table:formula="of:=CONCATENATE(&quot;int NonInline&quot;;[.$E33];&quot;(const int x) { return ((std::rand() % 2) ? NonInline&quot;;[.$E32];&quot;(x) : NonInline&quot;;[.$E31];&quot;(x)) + 2; }&quot;)" office:value-type="string" office:string-value="int NonInlineBG(const int x) { return ((std::rand() % 2) ? NonInlineBF(x) : NonInlineBE(x)) + 2; }">
            <text:p>int NonInlineBG(const int x) { return ((std::rand() % 2) ? NonInlineBF(x) : NonInlineBE(x)) + 2; }</text:p>
          </table:table-cell>
        </table:table-row>
        <table:table-row table:style-name="ro1">
          <table:table-cell table:formula="of:=[.A8]+1" office:value-type="float" office:value="66">
            <text:p>66</text:p>
          </table:table-cell>
          <table:table-cell table:formula="of:=CHAR([.A34])" office:value-type="string" office:string-value="B">
            <text:p>B</text:p>
          </table:table-cell>
          <table:table-cell table:formula="of:=[.C8]" office:value-type="float" office:value="72">
            <text:p>72</text:p>
          </table:table-cell>
          <table:table-cell table:formula="of:=CHAR([.C34])" office:value-type="string" office:string-value="H">
            <text:p>H</text:p>
          </table:table-cell>
          <table:table-cell table:formula="of:=CONCATENATE([.B34];[.D34])" office:value-type="string" office:string-value="BH">
            <text:p>BH</text:p>
          </table:table-cell>
          <table:table-cell table:formula="of:=CONCATENATE(&quot;inline int Inline&quot;;[.$E34];&quot;(const int x) { return ((std::rand() % 2) ? Inline&quot;;[.$E33];&quot;(x) : Inline&quot;;[.$E32];&quot;(x)) + 2; }&quot;)" office:value-type="string" office:string-value="inline int InlineBH(const int x) { return ((std::rand() % 2) ? InlineBG(x) : InlineBF(x)) + 2; }">
            <text:p>inline int InlineBH(const int x) { return ((std::rand() % 2) ? InlineBG(x) : InlineBF(x)) + 2; }</text:p>
          </table:table-cell>
          <table:table-cell table:formula="of:=CONCATENATE(&quot;int NonInline&quot;;[.$E34];&quot;(const int x) { return ((std::rand() % 2) ? NonInline&quot;;[.$E33];&quot;(x) : NonInline&quot;;[.$E32];&quot;(x)) + 2; }&quot;)" office:value-type="string" office:string-value="int NonInlineBH(const int x) { return ((std::rand() % 2) ? NonInlineBG(x) : NonInlineBF(x)) + 2; }">
            <text:p>int NonInlineBH(const int x) { return ((std::rand() % 2) ? NonInlineBG(x) : NonInlineBF(x)) + 2; }</text:p>
          </table:table-cell>
        </table:table-row>
        <table:table-row table:style-name="ro1">
          <table:table-cell table:formula="of:=[.A9]+1" office:value-type="float" office:value="66">
            <text:p>66</text:p>
          </table:table-cell>
          <table:table-cell table:formula="of:=CHAR([.A35])" office:value-type="string" office:string-value="B">
            <text:p>B</text:p>
          </table:table-cell>
          <table:table-cell table:formula="of:=[.C9]" office:value-type="float" office:value="73">
            <text:p>73</text:p>
          </table:table-cell>
          <table:table-cell table:formula="of:=CHAR([.C35])" office:value-type="string" office:string-value="I">
            <text:p>I</text:p>
          </table:table-cell>
          <table:table-cell table:formula="of:=CONCATENATE([.B35];[.D35])" office:value-type="string" office:string-value="BI">
            <text:p>BI</text:p>
          </table:table-cell>
          <table:table-cell table:formula="of:=CONCATENATE(&quot;inline int Inline&quot;;[.$E35];&quot;(const int x) { return ((std::rand() % 2) ? Inline&quot;;[.$E34];&quot;(x) : Inline&quot;;[.$E33];&quot;(x)) + 2; }&quot;)" office:value-type="string" office:string-value="inline int InlineBI(const int x) { return ((std::rand() % 2) ? InlineBH(x) : InlineBG(x)) + 2; }">
            <text:p>inline int InlineBI(const int x) { return ((std::rand() % 2) ? InlineBH(x) : InlineBG(x)) + 2; }</text:p>
          </table:table-cell>
          <table:table-cell table:formula="of:=CONCATENATE(&quot;int NonInline&quot;;[.$E35];&quot;(const int x) { return ((std::rand() % 2) ? NonInline&quot;;[.$E34];&quot;(x) : NonInline&quot;;[.$E33];&quot;(x)) + 2; }&quot;)" office:value-type="string" office:string-value="int NonInlineBI(const int x) { return ((std::rand() % 2) ? NonInlineBH(x) : NonInlineBG(x)) + 2; }">
            <text:p>int NonInlineBI(const int x) { return ((std::rand() % 2) ? NonInlineBH(x) : NonInlineBG(x)) + 2; }</text:p>
          </table:table-cell>
        </table:table-row>
        <table:table-row table:style-name="ro1">
          <table:table-cell table:formula="of:=[.A10]+1" office:value-type="float" office:value="66">
            <text:p>66</text:p>
          </table:table-cell>
          <table:table-cell table:formula="of:=CHAR([.A36])" office:value-type="string" office:string-value="B">
            <text:p>B</text:p>
          </table:table-cell>
          <table:table-cell table:formula="of:=[.C10]" office:value-type="float" office:value="74">
            <text:p>74</text:p>
          </table:table-cell>
          <table:table-cell table:formula="of:=CHAR([.C36])" office:value-type="string" office:string-value="J">
            <text:p>J</text:p>
          </table:table-cell>
          <table:table-cell table:formula="of:=CONCATENATE([.B36];[.D36])" office:value-type="string" office:string-value="BJ">
            <text:p>BJ</text:p>
          </table:table-cell>
          <table:table-cell table:formula="of:=CONCATENATE(&quot;inline int Inline&quot;;[.$E36];&quot;(const int x) { return ((std::rand() % 2) ? Inline&quot;;[.$E35];&quot;(x) : Inline&quot;;[.$E34];&quot;(x)) + 2; }&quot;)" office:value-type="string" office:string-value="inline int InlineBJ(const int x) { return ((std::rand() % 2) ? InlineBI(x) : InlineBH(x)) + 2; }">
            <text:p>inline int InlineBJ(const int x) { return ((std::rand() % 2) ? InlineBI(x) : InlineBH(x)) + 2; }</text:p>
          </table:table-cell>
          <table:table-cell table:formula="of:=CONCATENATE(&quot;int NonInline&quot;;[.$E36];&quot;(const int x) { return ((std::rand() % 2) ? NonInline&quot;;[.$E35];&quot;(x) : NonInline&quot;;[.$E34];&quot;(x)) + 2; }&quot;)" office:value-type="string" office:string-value="int NonInlineBJ(const int x) { return ((std::rand() % 2) ? NonInlineBI(x) : NonInlineBH(x)) + 2; }">
            <text:p>int NonInlineBJ(const int x) { return ((std::rand() % 2) ? NonInlineBI(x) : NonInlineBH(x)) + 2; }</text:p>
          </table:table-cell>
        </table:table-row>
        <table:table-row table:style-name="ro1">
          <table:table-cell table:formula="of:=[.A11]+1" office:value-type="float" office:value="66">
            <text:p>66</text:p>
          </table:table-cell>
          <table:table-cell table:formula="of:=CHAR([.A37])" office:value-type="string" office:string-value="B">
            <text:p>B</text:p>
          </table:table-cell>
          <table:table-cell table:formula="of:=[.C11]" office:value-type="float" office:value="75">
            <text:p>75</text:p>
          </table:table-cell>
          <table:table-cell table:formula="of:=CHAR([.C37])" office:value-type="string" office:string-value="K">
            <text:p>K</text:p>
          </table:table-cell>
          <table:table-cell table:formula="of:=CONCATENATE([.B37];[.D37])" office:value-type="string" office:string-value="BK">
            <text:p>BK</text:p>
          </table:table-cell>
          <table:table-cell table:formula="of:=CONCATENATE(&quot;inline int Inline&quot;;[.$E37];&quot;(const int x) { return ((std::rand() % 2) ? Inline&quot;;[.$E36];&quot;(x) : Inline&quot;;[.$E35];&quot;(x)) + 2; }&quot;)" office:value-type="string" office:string-value="inline int InlineBK(const int x) { return ((std::rand() % 2) ? InlineBJ(x) : InlineBI(x)) + 2; }">
            <text:p>inline int InlineBK(const int x) { return ((std::rand() % 2) ? InlineBJ(x) : InlineBI(x)) + 2; }</text:p>
          </table:table-cell>
          <table:table-cell table:formula="of:=CONCATENATE(&quot;int NonInline&quot;;[.$E37];&quot;(const int x) { return ((std::rand() % 2) ? NonInline&quot;;[.$E36];&quot;(x) : NonInline&quot;;[.$E35];&quot;(x)) + 2; }&quot;)" office:value-type="string" office:string-value="int NonInlineBK(const int x) { return ((std::rand() % 2) ? NonInlineBJ(x) : NonInlineBI(x)) + 2; }">
            <text:p>int NonInlineBK(const int x) { return ((std::rand() % 2) ? NonInlineBJ(x) : NonInlineBI(x)) + 2; }</text:p>
          </table:table-cell>
        </table:table-row>
        <table:table-row table:style-name="ro1">
          <table:table-cell table:formula="of:=[.A12]+1" office:value-type="float" office:value="66">
            <text:p>66</text:p>
          </table:table-cell>
          <table:table-cell table:formula="of:=CHAR([.A38])" office:value-type="string" office:string-value="B">
            <text:p>B</text:p>
          </table:table-cell>
          <table:table-cell table:formula="of:=[.C12]" office:value-type="float" office:value="76">
            <text:p>76</text:p>
          </table:table-cell>
          <table:table-cell table:formula="of:=CHAR([.C38])" office:value-type="string" office:string-value="L">
            <text:p>L</text:p>
          </table:table-cell>
          <table:table-cell table:formula="of:=CONCATENATE([.B38];[.D38])" office:value-type="string" office:string-value="BL">
            <text:p>BL</text:p>
          </table:table-cell>
          <table:table-cell table:formula="of:=CONCATENATE(&quot;inline int Inline&quot;;[.$E38];&quot;(const int x) { return ((std::rand() % 2) ? Inline&quot;;[.$E37];&quot;(x) : Inline&quot;;[.$E36];&quot;(x)) + 2; }&quot;)" office:value-type="string" office:string-value="inline int InlineBL(const int x) { return ((std::rand() % 2) ? InlineBK(x) : InlineBJ(x)) + 2; }">
            <text:p>inline int InlineBL(const int x) { return ((std::rand() % 2) ? InlineBK(x) : InlineBJ(x)) + 2; }</text:p>
          </table:table-cell>
          <table:table-cell table:formula="of:=CONCATENATE(&quot;int NonInline&quot;;[.$E38];&quot;(const int x) { return ((std::rand() % 2) ? NonInline&quot;;[.$E37];&quot;(x) : NonInline&quot;;[.$E36];&quot;(x)) + 2; }&quot;)" office:value-type="string" office:string-value="int NonInlineBL(const int x) { return ((std::rand() % 2) ? NonInlineBK(x) : NonInlineBJ(x)) + 2; }">
            <text:p>int NonInlineBL(const int x) { return ((std::rand() % 2) ? NonInlineBK(x) : NonInlineBJ(x)) + 2; }</text:p>
          </table:table-cell>
        </table:table-row>
        <table:table-row table:style-name="ro1">
          <table:table-cell table:formula="of:=[.A13]+1" office:value-type="float" office:value="66">
            <text:p>66</text:p>
          </table:table-cell>
          <table:table-cell table:formula="of:=CHAR([.A39])" office:value-type="string" office:string-value="B">
            <text:p>B</text:p>
          </table:table-cell>
          <table:table-cell table:formula="of:=[.C13]" office:value-type="float" office:value="77">
            <text:p>77</text:p>
          </table:table-cell>
          <table:table-cell table:formula="of:=CHAR([.C39])" office:value-type="string" office:string-value="M">
            <text:p>M</text:p>
          </table:table-cell>
          <table:table-cell table:formula="of:=CONCATENATE([.B39];[.D39])" office:value-type="string" office:string-value="BM">
            <text:p>BM</text:p>
          </table:table-cell>
          <table:table-cell table:formula="of:=CONCATENATE(&quot;inline int Inline&quot;;[.$E39];&quot;(const int x) { return ((std::rand() % 2) ? Inline&quot;;[.$E38];&quot;(x) : Inline&quot;;[.$E37];&quot;(x)) + 2; }&quot;)" office:value-type="string" office:string-value="inline int InlineBM(const int x) { return ((std::rand() % 2) ? InlineBL(x) : InlineBK(x)) + 2; }">
            <text:p>inline int InlineBM(const int x) { return ((std::rand() % 2) ? InlineBL(x) : InlineBK(x)) + 2; }</text:p>
          </table:table-cell>
          <table:table-cell table:formula="of:=CONCATENATE(&quot;int NonInline&quot;;[.$E39];&quot;(const int x) { return ((std::rand() % 2) ? NonInline&quot;;[.$E38];&quot;(x) : NonInline&quot;;[.$E37];&quot;(x)) + 2; }&quot;)" office:value-type="string" office:string-value="int NonInlineBM(const int x) { return ((std::rand() % 2) ? NonInlineBL(x) : NonInlineBK(x)) + 2; }">
            <text:p>int NonInlineBM(const int x) { return ((std::rand() % 2) ? NonInlineBL(x) : NonInlineBK(x)) + 2; }</text:p>
          </table:table-cell>
        </table:table-row>
        <table:table-row table:style-name="ro1">
          <table:table-cell table:formula="of:=[.A14]+1" office:value-type="float" office:value="66">
            <text:p>66</text:p>
          </table:table-cell>
          <table:table-cell table:formula="of:=CHAR([.A40])" office:value-type="string" office:string-value="B">
            <text:p>B</text:p>
          </table:table-cell>
          <table:table-cell table:formula="of:=[.C14]" office:value-type="float" office:value="78">
            <text:p>78</text:p>
          </table:table-cell>
          <table:table-cell table:formula="of:=CHAR([.C40])" office:value-type="string" office:string-value="N">
            <text:p>N</text:p>
          </table:table-cell>
          <table:table-cell table:formula="of:=CONCATENATE([.B40];[.D40])" office:value-type="string" office:string-value="BN">
            <text:p>BN</text:p>
          </table:table-cell>
          <table:table-cell table:formula="of:=CONCATENATE(&quot;inline int Inline&quot;;[.$E40];&quot;(const int x) { return ((std::rand() % 2) ? Inline&quot;;[.$E39];&quot;(x) : Inline&quot;;[.$E38];&quot;(x)) + 2; }&quot;)" office:value-type="string" office:string-value="inline int InlineBN(const int x) { return ((std::rand() % 2) ? InlineBM(x) : InlineBL(x)) + 2; }">
            <text:p>inline int InlineBN(const int x) { return ((std::rand() % 2) ? InlineBM(x) : InlineBL(x)) + 2; }</text:p>
          </table:table-cell>
          <table:table-cell table:formula="of:=CONCATENATE(&quot;int NonInline&quot;;[.$E40];&quot;(const int x) { return ((std::rand() % 2) ? NonInline&quot;;[.$E39];&quot;(x) : NonInline&quot;;[.$E38];&quot;(x)) + 2; }&quot;)" office:value-type="string" office:string-value="int NonInlineBN(const int x) { return ((std::rand() % 2) ? NonInlineBM(x) : NonInlineBL(x)) + 2; }">
            <text:p>int NonInlineBN(const int x) { return ((std::rand() % 2) ? NonInlineBM(x) : NonInlineBL(x)) + 2; }</text:p>
          </table:table-cell>
        </table:table-row>
        <table:table-row table:style-name="ro1">
          <table:table-cell table:formula="of:=[.A15]+1" office:value-type="float" office:value="66">
            <text:p>66</text:p>
          </table:table-cell>
          <table:table-cell table:formula="of:=CHAR([.A41])" office:value-type="string" office:string-value="B">
            <text:p>B</text:p>
          </table:table-cell>
          <table:table-cell table:formula="of:=[.C15]" office:value-type="float" office:value="79">
            <text:p>79</text:p>
          </table:table-cell>
          <table:table-cell table:formula="of:=CHAR([.C41])" office:value-type="string" office:string-value="O">
            <text:p>O</text:p>
          </table:table-cell>
          <table:table-cell table:formula="of:=CONCATENATE([.B41];[.D41])" office:value-type="string" office:string-value="BO">
            <text:p>BO</text:p>
          </table:table-cell>
          <table:table-cell table:formula="of:=CONCATENATE(&quot;inline int Inline&quot;;[.$E41];&quot;(const int x) { return ((std::rand() % 2) ? Inline&quot;;[.$E40];&quot;(x) : Inline&quot;;[.$E39];&quot;(x)) + 2; }&quot;)" office:value-type="string" office:string-value="inline int InlineBO(const int x) { return ((std::rand() % 2) ? InlineBN(x) : InlineBM(x)) + 2; }">
            <text:p>inline int InlineBO(const int x) { return ((std::rand() % 2) ? InlineBN(x) : InlineBM(x)) + 2; }</text:p>
          </table:table-cell>
          <table:table-cell table:formula="of:=CONCATENATE(&quot;int NonInline&quot;;[.$E41];&quot;(const int x) { return ((std::rand() % 2) ? NonInline&quot;;[.$E40];&quot;(x) : NonInline&quot;;[.$E39];&quot;(x)) + 2; }&quot;)" office:value-type="string" office:string-value="int NonInlineBO(const int x) { return ((std::rand() % 2) ? NonInlineBN(x) : NonInlineBM(x)) + 2; }">
            <text:p>int NonInlineBO(const int x) { return ((std::rand() % 2) ? NonInlineBN(x) : NonInlineBM(x)) + 2; }</text:p>
          </table:table-cell>
        </table:table-row>
        <table:table-row table:style-name="ro1">
          <table:table-cell table:formula="of:=[.A16]+1" office:value-type="float" office:value="66">
            <text:p>66</text:p>
          </table:table-cell>
          <table:table-cell table:formula="of:=CHAR([.A42])" office:value-type="string" office:string-value="B">
            <text:p>B</text:p>
          </table:table-cell>
          <table:table-cell table:formula="of:=[.C16]" office:value-type="float" office:value="80">
            <text:p>80</text:p>
          </table:table-cell>
          <table:table-cell table:formula="of:=CHAR([.C42])" office:value-type="string" office:string-value="P">
            <text:p>P</text:p>
          </table:table-cell>
          <table:table-cell table:formula="of:=CONCATENATE([.B42];[.D42])" office:value-type="string" office:string-value="BP">
            <text:p>BP</text:p>
          </table:table-cell>
          <table:table-cell table:formula="of:=CONCATENATE(&quot;inline int Inline&quot;;[.$E42];&quot;(const int x) { return ((std::rand() % 2) ? Inline&quot;;[.$E41];&quot;(x) : Inline&quot;;[.$E40];&quot;(x)) + 2; }&quot;)" office:value-type="string" office:string-value="inline int InlineBP(const int x) { return ((std::rand() % 2) ? InlineBO(x) : InlineBN(x)) + 2; }">
            <text:p>inline int InlineBP(const int x) { return ((std::rand() % 2) ? InlineBO(x) : InlineBN(x)) + 2; }</text:p>
          </table:table-cell>
          <table:table-cell table:formula="of:=CONCATENATE(&quot;int NonInline&quot;;[.$E42];&quot;(const int x) { return ((std::rand() % 2) ? NonInline&quot;;[.$E41];&quot;(x) : NonInline&quot;;[.$E40];&quot;(x)) + 2; }&quot;)" office:value-type="string" office:string-value="int NonInlineBP(const int x) { return ((std::rand() % 2) ? NonInlineBO(x) : NonInlineBN(x)) + 2; }">
            <text:p>int NonInlineBP(const int x) { return ((std::rand() % 2) ? NonInlineBO(x) : NonInlineBN(x)) + 2; }</text:p>
          </table:table-cell>
        </table:table-row>
        <table:table-row table:style-name="ro1">
          <table:table-cell table:formula="of:=[.A17]+1" office:value-type="float" office:value="66">
            <text:p>66</text:p>
          </table:table-cell>
          <table:table-cell table:formula="of:=CHAR([.A43])" office:value-type="string" office:string-value="B">
            <text:p>B</text:p>
          </table:table-cell>
          <table:table-cell table:formula="of:=[.C17]" office:value-type="float" office:value="81">
            <text:p>81</text:p>
          </table:table-cell>
          <table:table-cell table:formula="of:=CHAR([.C43])" office:value-type="string" office:string-value="Q">
            <text:p>Q</text:p>
          </table:table-cell>
          <table:table-cell table:formula="of:=CONCATENATE([.B43];[.D43])" office:value-type="string" office:string-value="BQ">
            <text:p>BQ</text:p>
          </table:table-cell>
          <table:table-cell table:formula="of:=CONCATENATE(&quot;inline int Inline&quot;;[.$E43];&quot;(const int x) { return ((std::rand() % 2) ? Inline&quot;;[.$E42];&quot;(x) : Inline&quot;;[.$E41];&quot;(x)) + 2; }&quot;)" office:value-type="string" office:string-value="inline int InlineBQ(const int x) { return ((std::rand() % 2) ? InlineBP(x) : InlineBO(x)) + 2; }">
            <text:p>inline int InlineBQ(const int x) { return ((std::rand() % 2) ? InlineBP(x) : InlineBO(x)) + 2; }</text:p>
          </table:table-cell>
          <table:table-cell table:formula="of:=CONCATENATE(&quot;int NonInline&quot;;[.$E43];&quot;(const int x) { return ((std::rand() % 2) ? NonInline&quot;;[.$E42];&quot;(x) : NonInline&quot;;[.$E41];&quot;(x)) + 2; }&quot;)" office:value-type="string" office:string-value="int NonInlineBQ(const int x) { return ((std::rand() % 2) ? NonInlineBP(x) : NonInlineBO(x)) + 2; }">
            <text:p>int NonInlineBQ(const int x) { return ((std::rand() % 2) ? NonInlineBP(x) : NonInlineBO(x)) + 2; }</text:p>
          </table:table-cell>
        </table:table-row>
        <table:table-row table:style-name="ro1">
          <table:table-cell table:formula="of:=[.A18]+1" office:value-type="float" office:value="66">
            <text:p>66</text:p>
          </table:table-cell>
          <table:table-cell table:formula="of:=CHAR([.A44])" office:value-type="string" office:string-value="B">
            <text:p>B</text:p>
          </table:table-cell>
          <table:table-cell table:formula="of:=[.C18]" office:value-type="float" office:value="82">
            <text:p>82</text:p>
          </table:table-cell>
          <table:table-cell table:formula="of:=CHAR([.C44])" office:value-type="string" office:string-value="R">
            <text:p>R</text:p>
          </table:table-cell>
          <table:table-cell table:formula="of:=CONCATENATE([.B44];[.D44])" office:value-type="string" office:string-value="BR">
            <text:p>BR</text:p>
          </table:table-cell>
          <table:table-cell table:formula="of:=CONCATENATE(&quot;inline int Inline&quot;;[.$E44];&quot;(const int x) { return ((std::rand() % 2) ? Inline&quot;;[.$E43];&quot;(x) : Inline&quot;;[.$E42];&quot;(x)) + 2; }&quot;)" office:value-type="string" office:string-value="inline int InlineBR(const int x) { return ((std::rand() % 2) ? InlineBQ(x) : InlineBP(x)) + 2; }">
            <text:p>inline int InlineBR(const int x) { return ((std::rand() % 2) ? InlineBQ(x) : InlineBP(x)) + 2; }</text:p>
          </table:table-cell>
          <table:table-cell table:formula="of:=CONCATENATE(&quot;int NonInline&quot;;[.$E44];&quot;(const int x) { return ((std::rand() % 2) ? NonInline&quot;;[.$E43];&quot;(x) : NonInline&quot;;[.$E42];&quot;(x)) + 2; }&quot;)" office:value-type="string" office:string-value="int NonInlineBR(const int x) { return ((std::rand() % 2) ? NonInlineBQ(x) : NonInlineBP(x)) + 2; }">
            <text:p>int NonInlineBR(const int x) { return ((std::rand() % 2) ? NonInlineBQ(x) : NonInlineBP(x)) + 2; }</text:p>
          </table:table-cell>
        </table:table-row>
        <table:table-row table:style-name="ro1">
          <table:table-cell table:formula="of:=[.A19]+1" office:value-type="float" office:value="66">
            <text:p>66</text:p>
          </table:table-cell>
          <table:table-cell table:formula="of:=CHAR([.A45])" office:value-type="string" office:string-value="B">
            <text:p>B</text:p>
          </table:table-cell>
          <table:table-cell table:formula="of:=[.C19]" office:value-type="float" office:value="83">
            <text:p>83</text:p>
          </table:table-cell>
          <table:table-cell table:formula="of:=CHAR([.C45])" office:value-type="string" office:string-value="S">
            <text:p>S</text:p>
          </table:table-cell>
          <table:table-cell table:formula="of:=CONCATENATE([.B45];[.D45])" office:value-type="string" office:string-value="BS">
            <text:p>BS</text:p>
          </table:table-cell>
          <table:table-cell table:formula="of:=CONCATENATE(&quot;inline int Inline&quot;;[.$E45];&quot;(const int x) { return ((std::rand() % 2) ? Inline&quot;;[.$E44];&quot;(x) : Inline&quot;;[.$E43];&quot;(x)) + 2; }&quot;)" office:value-type="string" office:string-value="inline int InlineBS(const int x) { return ((std::rand() % 2) ? InlineBR(x) : InlineBQ(x)) + 2; }">
            <text:p>inline int InlineBS(const int x) { return ((std::rand() % 2) ? InlineBR(x) : InlineBQ(x)) + 2; }</text:p>
          </table:table-cell>
          <table:table-cell table:formula="of:=CONCATENATE(&quot;int NonInline&quot;;[.$E45];&quot;(const int x) { return ((std::rand() % 2) ? NonInline&quot;;[.$E44];&quot;(x) : NonInline&quot;;[.$E43];&quot;(x)) + 2; }&quot;)" office:value-type="string" office:string-value="int NonInlineBS(const int x) { return ((std::rand() % 2) ? NonInlineBR(x) : NonInlineBQ(x)) + 2; }">
            <text:p>int NonInlineBS(const int x) { return ((std::rand() % 2) ? NonInlineBR(x) : NonInlineBQ(x)) + 2; }</text:p>
          </table:table-cell>
        </table:table-row>
        <table:table-row table:style-name="ro1">
          <table:table-cell table:formula="of:=[.A20]+1" office:value-type="float" office:value="66">
            <text:p>66</text:p>
          </table:table-cell>
          <table:table-cell table:formula="of:=CHAR([.A46])" office:value-type="string" office:string-value="B">
            <text:p>B</text:p>
          </table:table-cell>
          <table:table-cell table:formula="of:=[.C20]" office:value-type="float" office:value="84">
            <text:p>84</text:p>
          </table:table-cell>
          <table:table-cell table:formula="of:=CHAR([.C46])" office:value-type="string" office:string-value="T">
            <text:p>T</text:p>
          </table:table-cell>
          <table:table-cell table:formula="of:=CONCATENATE([.B46];[.D46])" office:value-type="string" office:string-value="BT">
            <text:p>BT</text:p>
          </table:table-cell>
          <table:table-cell table:formula="of:=CONCATENATE(&quot;inline int Inline&quot;;[.$E46];&quot;(const int x) { return ((std::rand() % 2) ? Inline&quot;;[.$E45];&quot;(x) : Inline&quot;;[.$E44];&quot;(x)) + 2; }&quot;)" office:value-type="string" office:string-value="inline int InlineBT(const int x) { return ((std::rand() % 2) ? InlineBS(x) : InlineBR(x)) + 2; }">
            <text:p>inline int InlineBT(const int x) { return ((std::rand() % 2) ? InlineBS(x) : InlineBR(x)) + 2; }</text:p>
          </table:table-cell>
          <table:table-cell table:formula="of:=CONCATENATE(&quot;int NonInline&quot;;[.$E46];&quot;(const int x) { return ((std::rand() % 2) ? NonInline&quot;;[.$E45];&quot;(x) : NonInline&quot;;[.$E44];&quot;(x)) + 2; }&quot;)" office:value-type="string" office:string-value="int NonInlineBT(const int x) { return ((std::rand() % 2) ? NonInlineBS(x) : NonInlineBR(x)) + 2; }">
            <text:p>int NonInlineBT(const int x) { return ((std::rand() % 2) ? NonInlineBS(x) : NonInlineBR(x)) + 2; }</text:p>
          </table:table-cell>
        </table:table-row>
        <table:table-row table:style-name="ro1">
          <table:table-cell table:formula="of:=[.A21]+1" office:value-type="float" office:value="66">
            <text:p>66</text:p>
          </table:table-cell>
          <table:table-cell table:formula="of:=CHAR([.A47])" office:value-type="string" office:string-value="B">
            <text:p>B</text:p>
          </table:table-cell>
          <table:table-cell table:formula="of:=[.C21]" office:value-type="float" office:value="85">
            <text:p>85</text:p>
          </table:table-cell>
          <table:table-cell table:formula="of:=CHAR([.C47])" office:value-type="string" office:string-value="U">
            <text:p>U</text:p>
          </table:table-cell>
          <table:table-cell table:formula="of:=CONCATENATE([.B47];[.D47])" office:value-type="string" office:string-value="BU">
            <text:p>BU</text:p>
          </table:table-cell>
          <table:table-cell table:formula="of:=CONCATENATE(&quot;inline int Inline&quot;;[.$E47];&quot;(const int x) { return ((std::rand() % 2) ? Inline&quot;;[.$E46];&quot;(x) : Inline&quot;;[.$E45];&quot;(x)) + 2; }&quot;)" office:value-type="string" office:string-value="inline int InlineBU(const int x) { return ((std::rand() % 2) ? InlineBT(x) : InlineBS(x)) + 2; }">
            <text:p>inline int InlineBU(const int x) { return ((std::rand() % 2) ? InlineBT(x) : InlineBS(x)) + 2; }</text:p>
          </table:table-cell>
          <table:table-cell table:formula="of:=CONCATENATE(&quot;int NonInline&quot;;[.$E47];&quot;(const int x) { return ((std::rand() % 2) ? NonInline&quot;;[.$E46];&quot;(x) : NonInline&quot;;[.$E45];&quot;(x)) + 2; }&quot;)" office:value-type="string" office:string-value="int NonInlineBU(const int x) { return ((std::rand() % 2) ? NonInlineBT(x) : NonInlineBS(x)) + 2; }">
            <text:p>int NonInlineBU(const int x) { return ((std::rand() % 2) ? NonInlineBT(x) : NonInlineBS(x)) + 2; }</text:p>
          </table:table-cell>
        </table:table-row>
        <table:table-row table:style-name="ro1">
          <table:table-cell table:formula="of:=[.A22]+1" office:value-type="float" office:value="66">
            <text:p>66</text:p>
          </table:table-cell>
          <table:table-cell table:formula="of:=CHAR([.A48])" office:value-type="string" office:string-value="B">
            <text:p>B</text:p>
          </table:table-cell>
          <table:table-cell table:formula="of:=[.C22]" office:value-type="float" office:value="86">
            <text:p>86</text:p>
          </table:table-cell>
          <table:table-cell table:formula="of:=CHAR([.C48])" office:value-type="string" office:string-value="V">
            <text:p>V</text:p>
          </table:table-cell>
          <table:table-cell table:formula="of:=CONCATENATE([.B48];[.D48])" office:value-type="string" office:string-value="BV">
            <text:p>BV</text:p>
          </table:table-cell>
          <table:table-cell table:formula="of:=CONCATENATE(&quot;inline int Inline&quot;;[.$E48];&quot;(const int x) { return ((std::rand() % 2) ? Inline&quot;;[.$E47];&quot;(x) : Inline&quot;;[.$E46];&quot;(x)) + 2; }&quot;)" office:value-type="string" office:string-value="inline int InlineBV(const int x) { return ((std::rand() % 2) ? InlineBU(x) : InlineBT(x)) + 2; }">
            <text:p>inline int InlineBV(const int x) { return ((std::rand() % 2) ? InlineBU(x) : InlineBT(x)) + 2; }</text:p>
          </table:table-cell>
          <table:table-cell table:formula="of:=CONCATENATE(&quot;int NonInline&quot;;[.$E48];&quot;(const int x) { return ((std::rand() % 2) ? NonInline&quot;;[.$E47];&quot;(x) : NonInline&quot;;[.$E46];&quot;(x)) + 2; }&quot;)" office:value-type="string" office:string-value="int NonInlineBV(const int x) { return ((std::rand() % 2) ? NonInlineBU(x) : NonInlineBT(x)) + 2; }">
            <text:p>int NonInlineBV(const int x) { return ((std::rand() % 2) ? NonInlineBU(x) : NonInlineBT(x)) + 2; }</text:p>
          </table:table-cell>
        </table:table-row>
        <table:table-row table:style-name="ro1">
          <table:table-cell table:formula="of:=[.A23]+1" office:value-type="float" office:value="66">
            <text:p>66</text:p>
          </table:table-cell>
          <table:table-cell table:formula="of:=CHAR([.A49])" office:value-type="string" office:string-value="B">
            <text:p>B</text:p>
          </table:table-cell>
          <table:table-cell table:formula="of:=[.C23]" office:value-type="float" office:value="87">
            <text:p>87</text:p>
          </table:table-cell>
          <table:table-cell table:formula="of:=CHAR([.C49])" office:value-type="string" office:string-value="W">
            <text:p>W</text:p>
          </table:table-cell>
          <table:table-cell table:formula="of:=CONCATENATE([.B49];[.D49])" office:value-type="string" office:string-value="BW">
            <text:p>BW</text:p>
          </table:table-cell>
          <table:table-cell table:formula="of:=CONCATENATE(&quot;inline int Inline&quot;;[.$E49];&quot;(const int x) { return ((std::rand() % 2) ? Inline&quot;;[.$E48];&quot;(x) : Inline&quot;;[.$E47];&quot;(x)) + 2; }&quot;)" office:value-type="string" office:string-value="inline int InlineBW(const int x) { return ((std::rand() % 2) ? InlineBV(x) : InlineBU(x)) + 2; }">
            <text:p>inline int InlineBW(const int x) { return ((std::rand() % 2) ? InlineBV(x) : InlineBU(x)) + 2; }</text:p>
          </table:table-cell>
          <table:table-cell table:formula="of:=CONCATENATE(&quot;int NonInline&quot;;[.$E49];&quot;(const int x) { return ((std::rand() % 2) ? NonInline&quot;;[.$E48];&quot;(x) : NonInline&quot;;[.$E47];&quot;(x)) + 2; }&quot;)" office:value-type="string" office:string-value="int NonInlineBW(const int x) { return ((std::rand() % 2) ? NonInlineBV(x) : NonInlineBU(x)) + 2; }">
            <text:p>int NonInlineBW(const int x) { return ((std::rand() % 2) ? NonInlineBV(x) : NonInlineBU(x)) + 2; }</text:p>
          </table:table-cell>
        </table:table-row>
        <table:table-row table:style-name="ro1">
          <table:table-cell table:formula="of:=[.A24]+1" office:value-type="float" office:value="66">
            <text:p>66</text:p>
          </table:table-cell>
          <table:table-cell table:formula="of:=CHAR([.A50])" office:value-type="string" office:string-value="B">
            <text:p>B</text:p>
          </table:table-cell>
          <table:table-cell table:formula="of:=[.C24]" office:value-type="float" office:value="88">
            <text:p>88</text:p>
          </table:table-cell>
          <table:table-cell table:formula="of:=CHAR([.C50])" office:value-type="string" office:string-value="X">
            <text:p>X</text:p>
          </table:table-cell>
          <table:table-cell table:formula="of:=CONCATENATE([.B50];[.D50])" office:value-type="string" office:string-value="BX">
            <text:p>BX</text:p>
          </table:table-cell>
          <table:table-cell table:formula="of:=CONCATENATE(&quot;inline int Inline&quot;;[.$E50];&quot;(const int x) { return ((std::rand() % 2) ? Inline&quot;;[.$E49];&quot;(x) : Inline&quot;;[.$E48];&quot;(x)) + 2; }&quot;)" office:value-type="string" office:string-value="inline int InlineBX(const int x) { return ((std::rand() % 2) ? InlineBW(x) : InlineBV(x)) + 2; }">
            <text:p>inline int InlineBX(const int x) { return ((std::rand() % 2) ? InlineBW(x) : InlineBV(x)) + 2; }</text:p>
          </table:table-cell>
          <table:table-cell table:formula="of:=CONCATENATE(&quot;int NonInline&quot;;[.$E50];&quot;(const int x) { return ((std::rand() % 2) ? NonInline&quot;;[.$E49];&quot;(x) : NonInline&quot;;[.$E48];&quot;(x)) + 2; }&quot;)" office:value-type="string" office:string-value="int NonInlineBX(const int x) { return ((std::rand() % 2) ? NonInlineBW(x) : NonInlineBV(x)) + 2; }">
            <text:p>int NonInlineBX(const int x) { return ((std::rand() % 2) ? NonInlineBW(x) : NonInlineBV(x)) + 2; }</text:p>
          </table:table-cell>
        </table:table-row>
        <table:table-row table:style-name="ro1">
          <table:table-cell table:formula="of:=[.A25]+1" office:value-type="float" office:value="66">
            <text:p>66</text:p>
          </table:table-cell>
          <table:table-cell table:formula="of:=CHAR([.A51])" office:value-type="string" office:string-value="B">
            <text:p>B</text:p>
          </table:table-cell>
          <table:table-cell table:formula="of:=[.C25]" office:value-type="float" office:value="89">
            <text:p>89</text:p>
          </table:table-cell>
          <table:table-cell table:formula="of:=CHAR([.C51])" office:value-type="string" office:string-value="Y">
            <text:p>Y</text:p>
          </table:table-cell>
          <table:table-cell table:formula="of:=CONCATENATE([.B51];[.D51])" office:value-type="string" office:string-value="BY">
            <text:p>BY</text:p>
          </table:table-cell>
          <table:table-cell table:formula="of:=CONCATENATE(&quot;inline int Inline&quot;;[.$E51];&quot;(const int x) { return ((std::rand() % 2) ? Inline&quot;;[.$E50];&quot;(x) : Inline&quot;;[.$E49];&quot;(x)) + 2; }&quot;)" office:value-type="string" office:string-value="inline int InlineBY(const int x) { return ((std::rand() % 2) ? InlineBX(x) : InlineBW(x)) + 2; }">
            <text:p>inline int InlineBY(const int x) { return ((std::rand() % 2) ? InlineBX(x) : InlineBW(x)) + 2; }</text:p>
          </table:table-cell>
          <table:table-cell table:formula="of:=CONCATENATE(&quot;int NonInline&quot;;[.$E51];&quot;(const int x) { return ((std::rand() % 2) ? NonInline&quot;;[.$E50];&quot;(x) : NonInline&quot;;[.$E49];&quot;(x)) + 2; }&quot;)" office:value-type="string" office:string-value="int NonInlineBY(const int x) { return ((std::rand() % 2) ? NonInlineBX(x) : NonInlineBW(x)) + 2; }">
            <text:p>int NonInlineBY(const int x) { return ((std::rand() % 2) ? NonInlineBX(x) : NonInlineBW(x)) + 2; }</text:p>
          </table:table-cell>
        </table:table-row>
        <table:table-row table:style-name="ro1">
          <table:table-cell table:formula="of:=[.A26]+1" office:value-type="float" office:value="66">
            <text:p>66</text:p>
          </table:table-cell>
          <table:table-cell table:formula="of:=CHAR([.A52])" office:value-type="string" office:string-value="B">
            <text:p>B</text:p>
          </table:table-cell>
          <table:table-cell table:formula="of:=[.C26]" office:value-type="float" office:value="90">
            <text:p>90</text:p>
          </table:table-cell>
          <table:table-cell table:formula="of:=CHAR([.C52])" office:value-type="string" office:string-value="Z">
            <text:p>Z</text:p>
          </table:table-cell>
          <table:table-cell table:formula="of:=CONCATENATE([.B52];[.D52])" office:value-type="string" office:string-value="BZ">
            <text:p>BZ</text:p>
          </table:table-cell>
          <table:table-cell table:formula="of:=CONCATENATE(&quot;inline int Inline&quot;;[.$E52];&quot;(const int x) { return ((std::rand() % 2) ? Inline&quot;;[.$E51];&quot;(x) : Inline&quot;;[.$E50];&quot;(x)) + 2; }&quot;)" office:value-type="string" office:string-value="inline int InlineBZ(const int x) { return ((std::rand() % 2) ? InlineBY(x) : InlineBX(x)) + 2; }">
            <text:p>inline int InlineBZ(const int x) { return ((std::rand() % 2) ? InlineBY(x) : InlineBX(x)) + 2; }</text:p>
          </table:table-cell>
          <table:table-cell table:formula="of:=CONCATENATE(&quot;int NonInline&quot;;[.$E52];&quot;(const int x) { return ((std::rand() % 2) ? NonInline&quot;;[.$E51];&quot;(x) : NonInline&quot;;[.$E50];&quot;(x)) + 2; }&quot;)" office:value-type="string" office:string-value="int NonInlineBZ(const int x) { return ((std::rand() % 2) ? NonInlineBY(x) : NonInlineBX(x)) + 2; }">
            <text:p>int NonInlineBZ(const int x) { return ((std::rand() % 2) ? NonInlineBY(x) : NonInlineBX(x)) + 2; }</text:p>
          </table:table-cell>
        </table:table-row>
        <table:table-row table:style-name="ro1">
          <table:table-cell table:formula="of:=[.A27]+1" office:value-type="float" office:value="67">
            <text:p>67</text:p>
          </table:table-cell>
          <table:table-cell table:formula="of:=CHAR([.A53])" office:value-type="string" office:string-value="C">
            <text:p>C</text:p>
          </table:table-cell>
          <table:table-cell table:formula="of:=[.C27]" office:value-type="float" office:value="65">
            <text:p>65</text:p>
          </table:table-cell>
          <table:table-cell table:formula="of:=CHAR([.C53])" office:value-type="string" office:string-value="A">
            <text:p>A</text:p>
          </table:table-cell>
          <table:table-cell table:formula="of:=CONCATENATE([.B53];[.D53])" office:value-type="string" office:string-value="CA">
            <text:p>CA</text:p>
          </table:table-cell>
          <table:table-cell table:formula="of:=CONCATENATE(&quot;inline int Inline&quot;;[.$E53];&quot;(const int x) { return ((std::rand() % 2) ? Inline&quot;;[.$E52];&quot;(x) : Inline&quot;;[.$E51];&quot;(x)) + 2; }&quot;)" office:value-type="string" office:string-value="inline int InlineCA(const int x) { return ((std::rand() % 2) ? InlineBZ(x) : InlineBY(x)) + 2; }">
            <text:p>inline int InlineCA(const int x) { return ((std::rand() % 2) ? InlineBZ(x) : InlineBY(x)) + 2; }</text:p>
          </table:table-cell>
          <table:table-cell table:formula="of:=CONCATENATE(&quot;int NonInline&quot;;[.$E53];&quot;(const int x) { return ((std::rand() % 2) ? NonInline&quot;;[.$E52];&quot;(x) : NonInline&quot;;[.$E51];&quot;(x)) + 2; }&quot;)" office:value-type="string" office:string-value="int NonInlineCA(const int x) { return ((std::rand() % 2) ? NonInlineBZ(x) : NonInlineBY(x)) + 2; }">
            <text:p>int NonInlineCA(const int x) { return ((std::rand() % 2) ? NonInlineBZ(x) : NonInlineBY(x)) + 2; }</text:p>
          </table:table-cell>
        </table:table-row>
        <table:table-row table:style-name="ro1">
          <table:table-cell table:formula="of:=[.A28]+1" office:value-type="float" office:value="67">
            <text:p>67</text:p>
          </table:table-cell>
          <table:table-cell table:formula="of:=CHAR([.A54])" office:value-type="string" office:string-value="C">
            <text:p>C</text:p>
          </table:table-cell>
          <table:table-cell table:formula="of:=[.C28]" office:value-type="float" office:value="66">
            <text:p>66</text:p>
          </table:table-cell>
          <table:table-cell table:formula="of:=CHAR([.C54])" office:value-type="string" office:string-value="B">
            <text:p>B</text:p>
          </table:table-cell>
          <table:table-cell table:formula="of:=CONCATENATE([.B54];[.D54])" office:value-type="string" office:string-value="CB">
            <text:p>CB</text:p>
          </table:table-cell>
          <table:table-cell table:formula="of:=CONCATENATE(&quot;inline int Inline&quot;;[.$E54];&quot;(const int x) { return ((std::rand() % 2) ? Inline&quot;;[.$E53];&quot;(x) : Inline&quot;;[.$E52];&quot;(x)) + 2; }&quot;)" office:value-type="string" office:string-value="inline int InlineCB(const int x) { return ((std::rand() % 2) ? InlineCA(x) : InlineBZ(x)) + 2; }">
            <text:p>inline int InlineCB(const int x) { return ((std::rand() % 2) ? InlineCA(x) : InlineBZ(x)) + 2; }</text:p>
          </table:table-cell>
          <table:table-cell table:formula="of:=CONCATENATE(&quot;int NonInline&quot;;[.$E54];&quot;(const int x) { return ((std::rand() % 2) ? NonInline&quot;;[.$E53];&quot;(x) : NonInline&quot;;[.$E52];&quot;(x)) + 2; }&quot;)" office:value-type="string" office:string-value="int NonInlineCB(const int x) { return ((std::rand() % 2) ? NonInlineCA(x) : NonInlineBZ(x)) + 2; }">
            <text:p>int NonInlineCB(const int x) { return ((std::rand() % 2) ? NonInlineCA(x) : NonInlineBZ(x)) + 2; }</text:p>
          </table:table-cell>
        </table:table-row>
        <table:table-row table:style-name="ro1">
          <table:table-cell table:formula="of:=[.A29]+1" office:value-type="float" office:value="67">
            <text:p>67</text:p>
          </table:table-cell>
          <table:table-cell table:formula="of:=CHAR([.A55])" office:value-type="string" office:string-value="C">
            <text:p>C</text:p>
          </table:table-cell>
          <table:table-cell table:formula="of:=[.C29]" office:value-type="float" office:value="67">
            <text:p>67</text:p>
          </table:table-cell>
          <table:table-cell table:formula="of:=CHAR([.C55])" office:value-type="string" office:string-value="C">
            <text:p>C</text:p>
          </table:table-cell>
          <table:table-cell table:formula="of:=CONCATENATE([.B55];[.D55])" office:value-type="string" office:string-value="CC">
            <text:p>CC</text:p>
          </table:table-cell>
          <table:table-cell table:formula="of:=CONCATENATE(&quot;inline int Inline&quot;;[.$E55];&quot;(const int x) { return ((std::rand() % 2) ? Inline&quot;;[.$E54];&quot;(x) : Inline&quot;;[.$E53];&quot;(x)) + 2; }&quot;)" office:value-type="string" office:string-value="inline int InlineCC(const int x) { return ((std::rand() % 2) ? InlineCB(x) : InlineCA(x)) + 2; }">
            <text:p>inline int InlineCC(const int x) { return ((std::rand() % 2) ? InlineCB(x) : InlineCA(x)) + 2; }</text:p>
          </table:table-cell>
          <table:table-cell table:formula="of:=CONCATENATE(&quot;int NonInline&quot;;[.$E55];&quot;(const int x) { return ((std::rand() % 2) ? NonInline&quot;;[.$E54];&quot;(x) : NonInline&quot;;[.$E53];&quot;(x)) + 2; }&quot;)" office:value-type="string" office:string-value="int NonInlineCC(const int x) { return ((std::rand() % 2) ? NonInlineCB(x) : NonInlineCA(x)) + 2; }">
            <text:p>int NonInlineCC(const int x) { return ((std::rand() % 2) ? NonInlineCB(x) : NonInlineCA(x)) + 2; }</text:p>
          </table:table-cell>
        </table:table-row>
        <table:table-row table:style-name="ro1">
          <table:table-cell table:formula="of:=[.A30]+1" office:value-type="float" office:value="67">
            <text:p>67</text:p>
          </table:table-cell>
          <table:table-cell table:formula="of:=CHAR([.A56])" office:value-type="string" office:string-value="C">
            <text:p>C</text:p>
          </table:table-cell>
          <table:table-cell table:formula="of:=[.C30]" office:value-type="float" office:value="68">
            <text:p>68</text:p>
          </table:table-cell>
          <table:table-cell table:formula="of:=CHAR([.C56])" office:value-type="string" office:string-value="D">
            <text:p>D</text:p>
          </table:table-cell>
          <table:table-cell table:formula="of:=CONCATENATE([.B56];[.D56])" office:value-type="string" office:string-value="CD">
            <text:p>CD</text:p>
          </table:table-cell>
          <table:table-cell table:formula="of:=CONCATENATE(&quot;inline int Inline&quot;;[.$E56];&quot;(const int x) { return ((std::rand() % 2) ? Inline&quot;;[.$E55];&quot;(x) : Inline&quot;;[.$E54];&quot;(x)) + 2; }&quot;)" office:value-type="string" office:string-value="inline int InlineCD(const int x) { return ((std::rand() % 2) ? InlineCC(x) : InlineCB(x)) + 2; }">
            <text:p>inline int InlineCD(const int x) { return ((std::rand() % 2) ? InlineCC(x) : InlineCB(x)) + 2; }</text:p>
          </table:table-cell>
          <table:table-cell table:formula="of:=CONCATENATE(&quot;int NonInline&quot;;[.$E56];&quot;(const int x) { return ((std::rand() % 2) ? NonInline&quot;;[.$E55];&quot;(x) : NonInline&quot;;[.$E54];&quot;(x)) + 2; }&quot;)" office:value-type="string" office:string-value="int NonInlineCD(const int x) { return ((std::rand() % 2) ? NonInlineCC(x) : NonInlineCB(x)) + 2; }">
            <text:p>int NonInlineCD(const int x) { return ((std::rand() % 2) ? NonInlineCC(x) : NonInlineCB(x)) + 2; }</text:p>
          </table:table-cell>
        </table:table-row>
        <table:table-row table:style-name="ro1">
          <table:table-cell table:formula="of:=[.A31]+1" office:value-type="float" office:value="67">
            <text:p>67</text:p>
          </table:table-cell>
          <table:table-cell table:formula="of:=CHAR([.A57])" office:value-type="string" office:string-value="C">
            <text:p>C</text:p>
          </table:table-cell>
          <table:table-cell table:formula="of:=[.C31]" office:value-type="float" office:value="69">
            <text:p>69</text:p>
          </table:table-cell>
          <table:table-cell table:formula="of:=CHAR([.C57])" office:value-type="string" office:string-value="E">
            <text:p>E</text:p>
          </table:table-cell>
          <table:table-cell table:formula="of:=CONCATENATE([.B57];[.D57])" office:value-type="string" office:string-value="CE">
            <text:p>CE</text:p>
          </table:table-cell>
          <table:table-cell table:formula="of:=CONCATENATE(&quot;inline int Inline&quot;;[.$E57];&quot;(const int x) { return ((std::rand() % 2) ? Inline&quot;;[.$E56];&quot;(x) : Inline&quot;;[.$E55];&quot;(x)) + 2; }&quot;)" office:value-type="string" office:string-value="inline int InlineCE(const int x) { return ((std::rand() % 2) ? InlineCD(x) : InlineCC(x)) + 2; }">
            <text:p>inline int InlineCE(const int x) { return ((std::rand() % 2) ? InlineCD(x) : InlineCC(x)) + 2; }</text:p>
          </table:table-cell>
          <table:table-cell table:formula="of:=CONCATENATE(&quot;int NonInline&quot;;[.$E57];&quot;(const int x) { return ((std::rand() % 2) ? NonInline&quot;;[.$E56];&quot;(x) : NonInline&quot;;[.$E55];&quot;(x)) + 2; }&quot;)" office:value-type="string" office:string-value="int NonInlineCE(const int x) { return ((std::rand() % 2) ? NonInlineCD(x) : NonInlineCC(x)) + 2; }">
            <text:p>int NonInlineCE(const int x) { return ((std::rand() % 2) ? NonInlineCD(x) : NonInlineCC(x)) + 2; }</text:p>
          </table:table-cell>
        </table:table-row>
        <table:table-row table:style-name="ro1">
          <table:table-cell table:formula="of:=[.A32]+1" office:value-type="float" office:value="67">
            <text:p>67</text:p>
          </table:table-cell>
          <table:table-cell table:formula="of:=CHAR([.A58])" office:value-type="string" office:string-value="C">
            <text:p>C</text:p>
          </table:table-cell>
          <table:table-cell table:formula="of:=[.C32]" office:value-type="float" office:value="70">
            <text:p>70</text:p>
          </table:table-cell>
          <table:table-cell table:formula="of:=CHAR([.C58])" office:value-type="string" office:string-value="F">
            <text:p>F</text:p>
          </table:table-cell>
          <table:table-cell table:formula="of:=CONCATENATE([.B58];[.D58])" office:value-type="string" office:string-value="CF">
            <text:p>CF</text:p>
          </table:table-cell>
          <table:table-cell table:formula="of:=CONCATENATE(&quot;inline int Inline&quot;;[.$E58];&quot;(const int x) { return ((std::rand() % 2) ? Inline&quot;;[.$E57];&quot;(x) : Inline&quot;;[.$E56];&quot;(x)) + 2; }&quot;)" office:value-type="string" office:string-value="inline int InlineCF(const int x) { return ((std::rand() % 2) ? InlineCE(x) : InlineCD(x)) + 2; }">
            <text:p>inline int InlineCF(const int x) { return ((std::rand() % 2) ? InlineCE(x) : InlineCD(x)) + 2; }</text:p>
          </table:table-cell>
          <table:table-cell table:formula="of:=CONCATENATE(&quot;int NonInline&quot;;[.$E58];&quot;(const int x) { return ((std::rand() % 2) ? NonInline&quot;;[.$E57];&quot;(x) : NonInline&quot;;[.$E56];&quot;(x)) + 2; }&quot;)" office:value-type="string" office:string-value="int NonInlineCF(const int x) { return ((std::rand() % 2) ? NonInlineCE(x) : NonInlineCD(x)) + 2; }">
            <text:p>int NonInlineCF(const int x) { return ((std::rand() % 2) ? NonInlineCE(x) : NonInlineCD(x)) + 2; }</text:p>
          </table:table-cell>
        </table:table-row>
        <table:table-row table:style-name="ro1">
          <table:table-cell table:formula="of:=[.A33]+1" office:value-type="float" office:value="67">
            <text:p>67</text:p>
          </table:table-cell>
          <table:table-cell table:formula="of:=CHAR([.A59])" office:value-type="string" office:string-value="C">
            <text:p>C</text:p>
          </table:table-cell>
          <table:table-cell table:formula="of:=[.C33]" office:value-type="float" office:value="71">
            <text:p>71</text:p>
          </table:table-cell>
          <table:table-cell table:formula="of:=CHAR([.C59])" office:value-type="string" office:string-value="G">
            <text:p>G</text:p>
          </table:table-cell>
          <table:table-cell table:formula="of:=CONCATENATE([.B59];[.D59])" office:value-type="string" office:string-value="CG">
            <text:p>CG</text:p>
          </table:table-cell>
          <table:table-cell table:formula="of:=CONCATENATE(&quot;inline int Inline&quot;;[.$E59];&quot;(const int x) { return ((std::rand() % 2) ? Inline&quot;;[.$E58];&quot;(x) : Inline&quot;;[.$E57];&quot;(x)) + 2; }&quot;)" office:value-type="string" office:string-value="inline int InlineCG(const int x) { return ((std::rand() % 2) ? InlineCF(x) : InlineCE(x)) + 2; }">
            <text:p>inline int InlineCG(const int x) { return ((std::rand() % 2) ? InlineCF(x) : InlineCE(x)) + 2; }</text:p>
          </table:table-cell>
          <table:table-cell table:formula="of:=CONCATENATE(&quot;int NonInline&quot;;[.$E59];&quot;(const int x) { return ((std::rand() % 2) ? NonInline&quot;;[.$E58];&quot;(x) : NonInline&quot;;[.$E57];&quot;(x)) + 2; }&quot;)" office:value-type="string" office:string-value="int NonInlineCG(const int x) { return ((std::rand() % 2) ? NonInlineCF(x) : NonInlineCE(x)) + 2; }">
            <text:p>int NonInlineCG(const int x) { return ((std::rand() % 2) ? NonInlineCF(x) : NonInlineCE(x)) + 2; }</text:p>
          </table:table-cell>
        </table:table-row>
        <table:table-row table:style-name="ro1">
          <table:table-cell table:formula="of:=[.A34]+1" office:value-type="float" office:value="67">
            <text:p>67</text:p>
          </table:table-cell>
          <table:table-cell table:formula="of:=CHAR([.A60])" office:value-type="string" office:string-value="C">
            <text:p>C</text:p>
          </table:table-cell>
          <table:table-cell table:formula="of:=[.C34]" office:value-type="float" office:value="72">
            <text:p>72</text:p>
          </table:table-cell>
          <table:table-cell table:formula="of:=CHAR([.C60])" office:value-type="string" office:string-value="H">
            <text:p>H</text:p>
          </table:table-cell>
          <table:table-cell table:formula="of:=CONCATENATE([.B60];[.D60])" office:value-type="string" office:string-value="CH">
            <text:p>CH</text:p>
          </table:table-cell>
          <table:table-cell table:formula="of:=CONCATENATE(&quot;inline int Inline&quot;;[.$E60];&quot;(const int x) { return ((std::rand() % 2) ? Inline&quot;;[.$E59];&quot;(x) : Inline&quot;;[.$E58];&quot;(x)) + 2; }&quot;)" office:value-type="string" office:string-value="inline int InlineCH(const int x) { return ((std::rand() % 2) ? InlineCG(x) : InlineCF(x)) + 2; }">
            <text:p>inline int InlineCH(const int x) { return ((std::rand() % 2) ? InlineCG(x) : InlineCF(x)) + 2; }</text:p>
          </table:table-cell>
          <table:table-cell table:formula="of:=CONCATENATE(&quot;int NonInline&quot;;[.$E60];&quot;(const int x) { return ((std::rand() % 2) ? NonInline&quot;;[.$E59];&quot;(x) : NonInline&quot;;[.$E58];&quot;(x)) + 2; }&quot;)" office:value-type="string" office:string-value="int NonInlineCH(const int x) { return ((std::rand() % 2) ? NonInlineCG(x) : NonInlineCF(x)) + 2; }">
            <text:p>int NonInlineCH(const int x) { return ((std::rand() % 2) ? NonInlineCG(x) : NonInlineCF(x)) + 2; }</text:p>
          </table:table-cell>
        </table:table-row>
        <table:table-row table:style-name="ro1">
          <table:table-cell table:formula="of:=[.A35]+1" office:value-type="float" office:value="67">
            <text:p>67</text:p>
          </table:table-cell>
          <table:table-cell table:formula="of:=CHAR([.A61])" office:value-type="string" office:string-value="C">
            <text:p>C</text:p>
          </table:table-cell>
          <table:table-cell table:formula="of:=[.C35]" office:value-type="float" office:value="73">
            <text:p>73</text:p>
          </table:table-cell>
          <table:table-cell table:formula="of:=CHAR([.C61])" office:value-type="string" office:string-value="I">
            <text:p>I</text:p>
          </table:table-cell>
          <table:table-cell table:formula="of:=CONCATENATE([.B61];[.D61])" office:value-type="string" office:string-value="CI">
            <text:p>CI</text:p>
          </table:table-cell>
          <table:table-cell table:formula="of:=CONCATENATE(&quot;inline int Inline&quot;;[.$E61];&quot;(const int x) { return ((std::rand() % 2) ? Inline&quot;;[.$E60];&quot;(x) : Inline&quot;;[.$E59];&quot;(x)) + 2; }&quot;)" office:value-type="string" office:string-value="inline int InlineCI(const int x) { return ((std::rand() % 2) ? InlineCH(x) : InlineCG(x)) + 2; }">
            <text:p>inline int InlineCI(const int x) { return ((std::rand() % 2) ? InlineCH(x) : InlineCG(x)) + 2; }</text:p>
          </table:table-cell>
          <table:table-cell table:formula="of:=CONCATENATE(&quot;int NonInline&quot;;[.$E61];&quot;(const int x) { return ((std::rand() % 2) ? NonInline&quot;;[.$E60];&quot;(x) : NonInline&quot;;[.$E59];&quot;(x)) + 2; }&quot;)" office:value-type="string" office:string-value="int NonInlineCI(const int x) { return ((std::rand() % 2) ? NonInlineCH(x) : NonInlineCG(x)) + 2; }">
            <text:p>int NonInlineCI(const int x) { return ((std::rand() % 2) ? NonInlineCH(x) : NonInlineCG(x)) + 2; }</text:p>
          </table:table-cell>
        </table:table-row>
        <table:table-row table:style-name="ro1">
          <table:table-cell table:formula="of:=[.A36]+1" office:value-type="float" office:value="67">
            <text:p>67</text:p>
          </table:table-cell>
          <table:table-cell table:formula="of:=CHAR([.A62])" office:value-type="string" office:string-value="C">
            <text:p>C</text:p>
          </table:table-cell>
          <table:table-cell table:formula="of:=[.C36]" office:value-type="float" office:value="74">
            <text:p>74</text:p>
          </table:table-cell>
          <table:table-cell table:formula="of:=CHAR([.C62])" office:value-type="string" office:string-value="J">
            <text:p>J</text:p>
          </table:table-cell>
          <table:table-cell table:formula="of:=CONCATENATE([.B62];[.D62])" office:value-type="string" office:string-value="CJ">
            <text:p>CJ</text:p>
          </table:table-cell>
          <table:table-cell table:formula="of:=CONCATENATE(&quot;inline int Inline&quot;;[.$E62];&quot;(const int x) { return ((std::rand() % 2) ? Inline&quot;;[.$E61];&quot;(x) : Inline&quot;;[.$E60];&quot;(x)) + 2; }&quot;)" office:value-type="string" office:string-value="inline int InlineCJ(const int x) { return ((std::rand() % 2) ? InlineCI(x) : InlineCH(x)) + 2; }">
            <text:p>inline int InlineCJ(const int x) { return ((std::rand() % 2) ? InlineCI(x) : InlineCH(x)) + 2; }</text:p>
          </table:table-cell>
          <table:table-cell table:formula="of:=CONCATENATE(&quot;int NonInline&quot;;[.$E62];&quot;(const int x) { return ((std::rand() % 2) ? NonInline&quot;;[.$E61];&quot;(x) : NonInline&quot;;[.$E60];&quot;(x)) + 2; }&quot;)" office:value-type="string" office:string-value="int NonInlineCJ(const int x) { return ((std::rand() % 2) ? NonInlineCI(x) : NonInlineCH(x)) + 2; }">
            <text:p>int NonInlineCJ(const int x) { return ((std::rand() % 2) ? NonInlineCI(x) : NonInlineCH(x)) + 2; }</text:p>
          </table:table-cell>
        </table:table-row>
        <table:table-row table:style-name="ro1">
          <table:table-cell table:formula="of:=[.A37]+1" office:value-type="float" office:value="67">
            <text:p>67</text:p>
          </table:table-cell>
          <table:table-cell table:formula="of:=CHAR([.A63])" office:value-type="string" office:string-value="C">
            <text:p>C</text:p>
          </table:table-cell>
          <table:table-cell table:formula="of:=[.C37]" office:value-type="float" office:value="75">
            <text:p>75</text:p>
          </table:table-cell>
          <table:table-cell table:formula="of:=CHAR([.C63])" office:value-type="string" office:string-value="K">
            <text:p>K</text:p>
          </table:table-cell>
          <table:table-cell table:formula="of:=CONCATENATE([.B63];[.D63])" office:value-type="string" office:string-value="CK">
            <text:p>CK</text:p>
          </table:table-cell>
          <table:table-cell table:formula="of:=CONCATENATE(&quot;inline int Inline&quot;;[.$E63];&quot;(const int x) { return ((std::rand() % 2) ? Inline&quot;;[.$E62];&quot;(x) : Inline&quot;;[.$E61];&quot;(x)) + 2; }&quot;)" office:value-type="string" office:string-value="inline int InlineCK(const int x) { return ((std::rand() % 2) ? InlineCJ(x) : InlineCI(x)) + 2; }">
            <text:p>inline int InlineCK(const int x) { return ((std::rand() % 2) ? InlineCJ(x) : InlineCI(x)) + 2; }</text:p>
          </table:table-cell>
          <table:table-cell table:formula="of:=CONCATENATE(&quot;int NonInline&quot;;[.$E63];&quot;(const int x) { return ((std::rand() % 2) ? NonInline&quot;;[.$E62];&quot;(x) : NonInline&quot;;[.$E61];&quot;(x)) + 2; }&quot;)" office:value-type="string" office:string-value="int NonInlineCK(const int x) { return ((std::rand() % 2) ? NonInlineCJ(x) : NonInlineCI(x)) + 2; }">
            <text:p>int NonInlineCK(const int x) { return ((std::rand() % 2) ? NonInlineCJ(x) : NonInlineCI(x)) + 2; }</text:p>
          </table:table-cell>
        </table:table-row>
        <table:table-row table:style-name="ro1">
          <table:table-cell table:formula="of:=[.A38]+1" office:value-type="float" office:value="67">
            <text:p>67</text:p>
          </table:table-cell>
          <table:table-cell table:formula="of:=CHAR([.A64])" office:value-type="string" office:string-value="C">
            <text:p>C</text:p>
          </table:table-cell>
          <table:table-cell table:formula="of:=[.C38]" office:value-type="float" office:value="76">
            <text:p>76</text:p>
          </table:table-cell>
          <table:table-cell table:formula="of:=CHAR([.C64])" office:value-type="string" office:string-value="L">
            <text:p>L</text:p>
          </table:table-cell>
          <table:table-cell table:formula="of:=CONCATENATE([.B64];[.D64])" office:value-type="string" office:string-value="CL">
            <text:p>CL</text:p>
          </table:table-cell>
          <table:table-cell table:formula="of:=CONCATENATE(&quot;inline int Inline&quot;;[.$E64];&quot;(const int x) { return ((std::rand() % 2) ? Inline&quot;;[.$E63];&quot;(x) : Inline&quot;;[.$E62];&quot;(x)) + 2; }&quot;)" office:value-type="string" office:string-value="inline int InlineCL(const int x) { return ((std::rand() % 2) ? InlineCK(x) : InlineCJ(x)) + 2; }">
            <text:p>inline int InlineCL(const int x) { return ((std::rand() % 2) ? InlineCK(x) : InlineCJ(x)) + 2; }</text:p>
          </table:table-cell>
          <table:table-cell table:formula="of:=CONCATENATE(&quot;int NonInline&quot;;[.$E64];&quot;(const int x) { return ((std::rand() % 2) ? NonInline&quot;;[.$E63];&quot;(x) : NonInline&quot;;[.$E62];&quot;(x)) + 2; }&quot;)" office:value-type="string" office:string-value="int NonInlineCL(const int x) { return ((std::rand() % 2) ? NonInlineCK(x) : NonInlineCJ(x)) + 2; }">
            <text:p>int NonInlineCL(const int x) { return ((std::rand() % 2) ? NonInlineCK(x) : NonInlineCJ(x)) + 2; }</text:p>
          </table:table-cell>
        </table:table-row>
        <table:table-row table:style-name="ro1">
          <table:table-cell table:formula="of:=[.A39]+1" office:value-type="float" office:value="67">
            <text:p>67</text:p>
          </table:table-cell>
          <table:table-cell table:formula="of:=CHAR([.A65])" office:value-type="string" office:string-value="C">
            <text:p>C</text:p>
          </table:table-cell>
          <table:table-cell table:formula="of:=[.C39]" office:value-type="float" office:value="77">
            <text:p>77</text:p>
          </table:table-cell>
          <table:table-cell table:formula="of:=CHAR([.C65])" office:value-type="string" office:string-value="M">
            <text:p>M</text:p>
          </table:table-cell>
          <table:table-cell table:formula="of:=CONCATENATE([.B65];[.D65])" office:value-type="string" office:string-value="CM">
            <text:p>CM</text:p>
          </table:table-cell>
          <table:table-cell table:formula="of:=CONCATENATE(&quot;inline int Inline&quot;;[.$E65];&quot;(const int x) { return ((std::rand() % 2) ? Inline&quot;;[.$E64];&quot;(x) : Inline&quot;;[.$E63];&quot;(x)) + 2; }&quot;)" office:value-type="string" office:string-value="inline int InlineCM(const int x) { return ((std::rand() % 2) ? InlineCL(x) : InlineCK(x)) + 2; }">
            <text:p>inline int InlineCM(const int x) { return ((std::rand() % 2) ? InlineCL(x) : InlineCK(x)) + 2; }</text:p>
          </table:table-cell>
          <table:table-cell table:formula="of:=CONCATENATE(&quot;int NonInline&quot;;[.$E65];&quot;(const int x) { return ((std::rand() % 2) ? NonInline&quot;;[.$E64];&quot;(x) : NonInline&quot;;[.$E63];&quot;(x)) + 2; }&quot;)" office:value-type="string" office:string-value="int NonInlineCM(const int x) { return ((std::rand() % 2) ? NonInlineCL(x) : NonInlineCK(x)) + 2; }">
            <text:p>int NonInlineCM(const int x) { return ((std::rand() % 2) ? NonInlineCL(x) : NonInlineCK(x)) + 2; }</text:p>
          </table:table-cell>
        </table:table-row>
        <table:table-row table:style-name="ro1">
          <table:table-cell table:formula="of:=[.A40]+1" office:value-type="float" office:value="67">
            <text:p>67</text:p>
          </table:table-cell>
          <table:table-cell table:formula="of:=CHAR([.A66])" office:value-type="string" office:string-value="C">
            <text:p>C</text:p>
          </table:table-cell>
          <table:table-cell table:formula="of:=[.C40]" office:value-type="float" office:value="78">
            <text:p>78</text:p>
          </table:table-cell>
          <table:table-cell table:formula="of:=CHAR([.C66])" office:value-type="string" office:string-value="N">
            <text:p>N</text:p>
          </table:table-cell>
          <table:table-cell table:formula="of:=CONCATENATE([.B66];[.D66])" office:value-type="string" office:string-value="CN">
            <text:p>CN</text:p>
          </table:table-cell>
          <table:table-cell table:formula="of:=CONCATENATE(&quot;inline int Inline&quot;;[.$E66];&quot;(const int x) { return ((std::rand() % 2) ? Inline&quot;;[.$E65];&quot;(x) : Inline&quot;;[.$E64];&quot;(x)) + 2; }&quot;)" office:value-type="string" office:string-value="inline int InlineCN(const int x) { return ((std::rand() % 2) ? InlineCM(x) : InlineCL(x)) + 2; }">
            <text:p>inline int InlineCN(const int x) { return ((std::rand() % 2) ? InlineCM(x) : InlineCL(x)) + 2; }</text:p>
          </table:table-cell>
          <table:table-cell table:formula="of:=CONCATENATE(&quot;int NonInline&quot;;[.$E66];&quot;(const int x) { return ((std::rand() % 2) ? NonInline&quot;;[.$E65];&quot;(x) : NonInline&quot;;[.$E64];&quot;(x)) + 2; }&quot;)" office:value-type="string" office:string-value="int NonInlineCN(const int x) { return ((std::rand() % 2) ? NonInlineCM(x) : NonInlineCL(x)) + 2; }">
            <text:p>int NonInlineCN(const int x) { return ((std::rand() % 2) ? NonInlineCM(x) : NonInlineCL(x)) + 2; }</text:p>
          </table:table-cell>
        </table:table-row>
        <table:table-row table:style-name="ro1">
          <table:table-cell table:formula="of:=[.A41]+1" office:value-type="float" office:value="67">
            <text:p>67</text:p>
          </table:table-cell>
          <table:table-cell table:formula="of:=CHAR([.A67])" office:value-type="string" office:string-value="C">
            <text:p>C</text:p>
          </table:table-cell>
          <table:table-cell table:formula="of:=[.C41]" office:value-type="float" office:value="79">
            <text:p>79</text:p>
          </table:table-cell>
          <table:table-cell table:formula="of:=CHAR([.C67])" office:value-type="string" office:string-value="O">
            <text:p>O</text:p>
          </table:table-cell>
          <table:table-cell table:formula="of:=CONCATENATE([.B67];[.D67])" office:value-type="string" office:string-value="CO">
            <text:p>CO</text:p>
          </table:table-cell>
          <table:table-cell table:formula="of:=CONCATENATE(&quot;inline int Inline&quot;;[.$E67];&quot;(const int x) { return ((std::rand() % 2) ? Inline&quot;;[.$E66];&quot;(x) : Inline&quot;;[.$E65];&quot;(x)) + 2; }&quot;)" office:value-type="string" office:string-value="inline int InlineCO(const int x) { return ((std::rand() % 2) ? InlineCN(x) : InlineCM(x)) + 2; }">
            <text:p>inline int InlineCO(const int x) { return ((std::rand() % 2) ? InlineCN(x) : InlineCM(x)) + 2; }</text:p>
          </table:table-cell>
          <table:table-cell table:formula="of:=CONCATENATE(&quot;int NonInline&quot;;[.$E67];&quot;(const int x) { return ((std::rand() % 2) ? NonInline&quot;;[.$E66];&quot;(x) : NonInline&quot;;[.$E65];&quot;(x)) + 2; }&quot;)" office:value-type="string" office:string-value="int NonInlineCO(const int x) { return ((std::rand() % 2) ? NonInlineCN(x) : NonInlineCM(x)) + 2; }">
            <text:p>int NonInlineCO(const int x) { return ((std::rand() % 2) ? NonInlineCN(x) : NonInlineCM(x)) + 2; }</text:p>
          </table:table-cell>
        </table:table-row>
        <table:table-row table:style-name="ro1">
          <table:table-cell table:formula="of:=[.A42]+1" office:value-type="float" office:value="67">
            <text:p>67</text:p>
          </table:table-cell>
          <table:table-cell table:formula="of:=CHAR([.A68])" office:value-type="string" office:string-value="C">
            <text:p>C</text:p>
          </table:table-cell>
          <table:table-cell table:formula="of:=[.C42]" office:value-type="float" office:value="80">
            <text:p>80</text:p>
          </table:table-cell>
          <table:table-cell table:formula="of:=CHAR([.C68])" office:value-type="string" office:string-value="P">
            <text:p>P</text:p>
          </table:table-cell>
          <table:table-cell table:formula="of:=CONCATENATE([.B68];[.D68])" office:value-type="string" office:string-value="CP">
            <text:p>CP</text:p>
          </table:table-cell>
          <table:table-cell table:formula="of:=CONCATENATE(&quot;inline int Inline&quot;;[.$E68];&quot;(const int x) { return ((std::rand() % 2) ? Inline&quot;;[.$E67];&quot;(x) : Inline&quot;;[.$E66];&quot;(x)) + 2; }&quot;)" office:value-type="string" office:string-value="inline int InlineCP(const int x) { return ((std::rand() % 2) ? InlineCO(x) : InlineCN(x)) + 2; }">
            <text:p>inline int InlineCP(const int x) { return ((std::rand() % 2) ? InlineCO(x) : InlineCN(x)) + 2; }</text:p>
          </table:table-cell>
          <table:table-cell table:formula="of:=CONCATENATE(&quot;int NonInline&quot;;[.$E68];&quot;(const int x) { return ((std::rand() % 2) ? NonInline&quot;;[.$E67];&quot;(x) : NonInline&quot;;[.$E66];&quot;(x)) + 2; }&quot;)" office:value-type="string" office:string-value="int NonInlineCP(const int x) { return ((std::rand() % 2) ? NonInlineCO(x) : NonInlineCN(x)) + 2; }">
            <text:p>int NonInlineCP(const int x) { return ((std::rand() % 2) ? NonInlineCO(x) : NonInlineCN(x)) + 2; }</text:p>
          </table:table-cell>
        </table:table-row>
        <table:table-row table:style-name="ro1">
          <table:table-cell table:formula="of:=[.A43]+1" office:value-type="float" office:value="67">
            <text:p>67</text:p>
          </table:table-cell>
          <table:table-cell table:formula="of:=CHAR([.A69])" office:value-type="string" office:string-value="C">
            <text:p>C</text:p>
          </table:table-cell>
          <table:table-cell table:formula="of:=[.C43]" office:value-type="float" office:value="81">
            <text:p>81</text:p>
          </table:table-cell>
          <table:table-cell table:formula="of:=CHAR([.C69])" office:value-type="string" office:string-value="Q">
            <text:p>Q</text:p>
          </table:table-cell>
          <table:table-cell table:formula="of:=CONCATENATE([.B69];[.D69])" office:value-type="string" office:string-value="CQ">
            <text:p>CQ</text:p>
          </table:table-cell>
          <table:table-cell table:formula="of:=CONCATENATE(&quot;inline int Inline&quot;;[.$E69];&quot;(const int x) { return ((std::rand() % 2) ? Inline&quot;;[.$E68];&quot;(x) : Inline&quot;;[.$E67];&quot;(x)) + 2; }&quot;)" office:value-type="string" office:string-value="inline int InlineCQ(const int x) { return ((std::rand() % 2) ? InlineCP(x) : InlineCO(x)) + 2; }">
            <text:p>inline int InlineCQ(const int x) { return ((std::rand() % 2) ? InlineCP(x) : InlineCO(x)) + 2; }</text:p>
          </table:table-cell>
          <table:table-cell table:formula="of:=CONCATENATE(&quot;int NonInline&quot;;[.$E69];&quot;(const int x) { return ((std::rand() % 2) ? NonInline&quot;;[.$E68];&quot;(x) : NonInline&quot;;[.$E67];&quot;(x)) + 2; }&quot;)" office:value-type="string" office:string-value="int NonInlineCQ(const int x) { return ((std::rand() % 2) ? NonInlineCP(x) : NonInlineCO(x)) + 2; }">
            <text:p>int NonInlineCQ(const int x) { return ((std::rand() % 2) ? NonInlineCP(x) : NonInlineCO(x)) + 2; }</text:p>
          </table:table-cell>
        </table:table-row>
        <table:table-row table:style-name="ro1">
          <table:table-cell table:formula="of:=[.A44]+1" office:value-type="float" office:value="67">
            <text:p>67</text:p>
          </table:table-cell>
          <table:table-cell table:formula="of:=CHAR([.A70])" office:value-type="string" office:string-value="C">
            <text:p>C</text:p>
          </table:table-cell>
          <table:table-cell table:formula="of:=[.C44]" office:value-type="float" office:value="82">
            <text:p>82</text:p>
          </table:table-cell>
          <table:table-cell table:formula="of:=CHAR([.C70])" office:value-type="string" office:string-value="R">
            <text:p>R</text:p>
          </table:table-cell>
          <table:table-cell table:formula="of:=CONCATENATE([.B70];[.D70])" office:value-type="string" office:string-value="CR">
            <text:p>CR</text:p>
          </table:table-cell>
          <table:table-cell table:formula="of:=CONCATENATE(&quot;inline int Inline&quot;;[.$E70];&quot;(const int x) { return ((std::rand() % 2) ? Inline&quot;;[.$E69];&quot;(x) : Inline&quot;;[.$E68];&quot;(x)) + 2; }&quot;)" office:value-type="string" office:string-value="inline int InlineCR(const int x) { return ((std::rand() % 2) ? InlineCQ(x) : InlineCP(x)) + 2; }">
            <text:p>inline int InlineCR(const int x) { return ((std::rand() % 2) ? InlineCQ(x) : InlineCP(x)) + 2; }</text:p>
          </table:table-cell>
          <table:table-cell table:formula="of:=CONCATENATE(&quot;int NonInline&quot;;[.$E70];&quot;(const int x) { return ((std::rand() % 2) ? NonInline&quot;;[.$E69];&quot;(x) : NonInline&quot;;[.$E68];&quot;(x)) + 2; }&quot;)" office:value-type="string" office:string-value="int NonInlineCR(const int x) { return ((std::rand() % 2) ? NonInlineCQ(x) : NonInlineCP(x)) + 2; }">
            <text:p>int NonInlineCR(const int x) { return ((std::rand() % 2) ? NonInlineCQ(x) : NonInlineCP(x)) + 2; }</text:p>
          </table:table-cell>
        </table:table-row>
        <table:table-row table:style-name="ro1">
          <table:table-cell table:formula="of:=[.A45]+1" office:value-type="float" office:value="67">
            <text:p>67</text:p>
          </table:table-cell>
          <table:table-cell table:formula="of:=CHAR([.A71])" office:value-type="string" office:string-value="C">
            <text:p>C</text:p>
          </table:table-cell>
          <table:table-cell table:formula="of:=[.C45]" office:value-type="float" office:value="83">
            <text:p>83</text:p>
          </table:table-cell>
          <table:table-cell table:formula="of:=CHAR([.C71])" office:value-type="string" office:string-value="S">
            <text:p>S</text:p>
          </table:table-cell>
          <table:table-cell table:formula="of:=CONCATENATE([.B71];[.D71])" office:value-type="string" office:string-value="CS">
            <text:p>CS</text:p>
          </table:table-cell>
          <table:table-cell table:formula="of:=CONCATENATE(&quot;inline int Inline&quot;;[.$E71];&quot;(const int x) { return ((std::rand() % 2) ? Inline&quot;;[.$E70];&quot;(x) : Inline&quot;;[.$E69];&quot;(x)) + 2; }&quot;)" office:value-type="string" office:string-value="inline int InlineCS(const int x) { return ((std::rand() % 2) ? InlineCR(x) : InlineCQ(x)) + 2; }">
            <text:p>inline int InlineCS(const int x) { return ((std::rand() % 2) ? InlineCR(x) : InlineCQ(x)) + 2; }</text:p>
          </table:table-cell>
          <table:table-cell table:formula="of:=CONCATENATE(&quot;int NonInline&quot;;[.$E71];&quot;(const int x) { return ((std::rand() % 2) ? NonInline&quot;;[.$E70];&quot;(x) : NonInline&quot;;[.$E69];&quot;(x)) + 2; }&quot;)" office:value-type="string" office:string-value="int NonInlineCS(const int x) { return ((std::rand() % 2) ? NonInlineCR(x) : NonInlineCQ(x)) + 2; }">
            <text:p>int NonInlineCS(const int x) { return ((std::rand() % 2) ? NonInlineCR(x) : NonInlineCQ(x)) + 2; }</text:p>
          </table:table-cell>
        </table:table-row>
        <table:table-row table:style-name="ro1">
          <table:table-cell table:formula="of:=[.A46]+1" office:value-type="float" office:value="67">
            <text:p>67</text:p>
          </table:table-cell>
          <table:table-cell table:formula="of:=CHAR([.A72])" office:value-type="string" office:string-value="C">
            <text:p>C</text:p>
          </table:table-cell>
          <table:table-cell table:formula="of:=[.C46]" office:value-type="float" office:value="84">
            <text:p>84</text:p>
          </table:table-cell>
          <table:table-cell table:formula="of:=CHAR([.C72])" office:value-type="string" office:string-value="T">
            <text:p>T</text:p>
          </table:table-cell>
          <table:table-cell table:formula="of:=CONCATENATE([.B72];[.D72])" office:value-type="string" office:string-value="CT">
            <text:p>CT</text:p>
          </table:table-cell>
          <table:table-cell table:formula="of:=CONCATENATE(&quot;inline int Inline&quot;;[.$E72];&quot;(const int x) { return ((std::rand() % 2) ? Inline&quot;;[.$E71];&quot;(x) : Inline&quot;;[.$E70];&quot;(x)) + 2; }&quot;)" office:value-type="string" office:string-value="inline int InlineCT(const int x) { return ((std::rand() % 2) ? InlineCS(x) : InlineCR(x)) + 2; }">
            <text:p>inline int InlineCT(const int x) { return ((std::rand() % 2) ? InlineCS(x) : InlineCR(x)) + 2; }</text:p>
          </table:table-cell>
          <table:table-cell table:formula="of:=CONCATENATE(&quot;int NonInline&quot;;[.$E72];&quot;(const int x) { return ((std::rand() % 2) ? NonInline&quot;;[.$E71];&quot;(x) : NonInline&quot;;[.$E70];&quot;(x)) + 2; }&quot;)" office:value-type="string" office:string-value="int NonInlineCT(const int x) { return ((std::rand() % 2) ? NonInlineCS(x) : NonInlineCR(x)) + 2; }">
            <text:p>int NonInlineCT(const int x) { return ((std::rand() % 2) ? NonInlineCS(x) : NonInlineCR(x)) + 2; }</text:p>
          </table:table-cell>
        </table:table-row>
        <table:table-row table:style-name="ro1">
          <table:table-cell table:formula="of:=[.A47]+1" office:value-type="float" office:value="67">
            <text:p>67</text:p>
          </table:table-cell>
          <table:table-cell table:formula="of:=CHAR([.A73])" office:value-type="string" office:string-value="C">
            <text:p>C</text:p>
          </table:table-cell>
          <table:table-cell table:formula="of:=[.C47]" office:value-type="float" office:value="85">
            <text:p>85</text:p>
          </table:table-cell>
          <table:table-cell table:formula="of:=CHAR([.C73])" office:value-type="string" office:string-value="U">
            <text:p>U</text:p>
          </table:table-cell>
          <table:table-cell table:formula="of:=CONCATENATE([.B73];[.D73])" office:value-type="string" office:string-value="CU">
            <text:p>CU</text:p>
          </table:table-cell>
          <table:table-cell table:formula="of:=CONCATENATE(&quot;inline int Inline&quot;;[.$E73];&quot;(const int x) { return ((std::rand() % 2) ? Inline&quot;;[.$E72];&quot;(x) : Inline&quot;;[.$E71];&quot;(x)) + 2; }&quot;)" office:value-type="string" office:string-value="inline int InlineCU(const int x) { return ((std::rand() % 2) ? InlineCT(x) : InlineCS(x)) + 2; }">
            <text:p>inline int InlineCU(const int x) { return ((std::rand() % 2) ? InlineCT(x) : InlineCS(x)) + 2; }</text:p>
          </table:table-cell>
          <table:table-cell table:formula="of:=CONCATENATE(&quot;int NonInline&quot;;[.$E73];&quot;(const int x) { return ((std::rand() % 2) ? NonInline&quot;;[.$E72];&quot;(x) : NonInline&quot;;[.$E71];&quot;(x)) + 2; }&quot;)" office:value-type="string" office:string-value="int NonInlineCU(const int x) { return ((std::rand() % 2) ? NonInlineCT(x) : NonInlineCS(x)) + 2; }">
            <text:p>int NonInlineCU(const int x) { return ((std::rand() % 2) ? NonInlineCT(x) : NonInlineCS(x)) + 2; }</text:p>
          </table:table-cell>
        </table:table-row>
        <table:table-row table:style-name="ro1">
          <table:table-cell table:formula="of:=[.A48]+1" office:value-type="float" office:value="67">
            <text:p>67</text:p>
          </table:table-cell>
          <table:table-cell table:formula="of:=CHAR([.A74])" office:value-type="string" office:string-value="C">
            <text:p>C</text:p>
          </table:table-cell>
          <table:table-cell table:formula="of:=[.C48]" office:value-type="float" office:value="86">
            <text:p>86</text:p>
          </table:table-cell>
          <table:table-cell table:formula="of:=CHAR([.C74])" office:value-type="string" office:string-value="V">
            <text:p>V</text:p>
          </table:table-cell>
          <table:table-cell table:formula="of:=CONCATENATE([.B74];[.D74])" office:value-type="string" office:string-value="CV">
            <text:p>CV</text:p>
          </table:table-cell>
          <table:table-cell table:formula="of:=CONCATENATE(&quot;inline int Inline&quot;;[.$E74];&quot;(const int x) { return ((std::rand() % 2) ? Inline&quot;;[.$E73];&quot;(x) : Inline&quot;;[.$E72];&quot;(x)) + 2; }&quot;)" office:value-type="string" office:string-value="inline int InlineCV(const int x) { return ((std::rand() % 2) ? InlineCU(x) : InlineCT(x)) + 2; }">
            <text:p>inline int InlineCV(const int x) { return ((std::rand() % 2) ? InlineCU(x) : InlineCT(x)) + 2; }</text:p>
          </table:table-cell>
          <table:table-cell table:formula="of:=CONCATENATE(&quot;int NonInline&quot;;[.$E74];&quot;(const int x) { return ((std::rand() % 2) ? NonInline&quot;;[.$E73];&quot;(x) : NonInline&quot;;[.$E72];&quot;(x)) + 2; }&quot;)" office:value-type="string" office:string-value="int NonInlineCV(const int x) { return ((std::rand() % 2) ? NonInlineCU(x) : NonInlineCT(x)) + 2; }">
            <text:p>int NonInlineCV(const int x) { return ((std::rand() % 2) ? NonInlineCU(x) : NonInlineCT(x)) + 2; }</text:p>
          </table:table-cell>
        </table:table-row>
        <table:table-row table:style-name="ro1">
          <table:table-cell table:formula="of:=[.A49]+1" office:value-type="float" office:value="67">
            <text:p>67</text:p>
          </table:table-cell>
          <table:table-cell table:formula="of:=CHAR([.A75])" office:value-type="string" office:string-value="C">
            <text:p>C</text:p>
          </table:table-cell>
          <table:table-cell table:formula="of:=[.C49]" office:value-type="float" office:value="87">
            <text:p>87</text:p>
          </table:table-cell>
          <table:table-cell table:formula="of:=CHAR([.C75])" office:value-type="string" office:string-value="W">
            <text:p>W</text:p>
          </table:table-cell>
          <table:table-cell table:formula="of:=CONCATENATE([.B75];[.D75])" office:value-type="string" office:string-value="CW">
            <text:p>CW</text:p>
          </table:table-cell>
          <table:table-cell table:formula="of:=CONCATENATE(&quot;inline int Inline&quot;;[.$E75];&quot;(const int x) { return ((std::rand() % 2) ? Inline&quot;;[.$E74];&quot;(x) : Inline&quot;;[.$E73];&quot;(x)) + 2; }&quot;)" office:value-type="string" office:string-value="inline int InlineCW(const int x) { return ((std::rand() % 2) ? InlineCV(x) : InlineCU(x)) + 2; }">
            <text:p>inline int InlineCW(const int x) { return ((std::rand() % 2) ? InlineCV(x) : InlineCU(x)) + 2; }</text:p>
          </table:table-cell>
          <table:table-cell table:formula="of:=CONCATENATE(&quot;int NonInline&quot;;[.$E75];&quot;(const int x) { return ((std::rand() % 2) ? NonInline&quot;;[.$E74];&quot;(x) : NonInline&quot;;[.$E73];&quot;(x)) + 2; }&quot;)" office:value-type="string" office:string-value="int NonInlineCW(const int x) { return ((std::rand() % 2) ? NonInlineCV(x) : NonInlineCU(x)) + 2; }">
            <text:p>int NonInlineCW(const int x) { return ((std::rand() % 2) ? NonInlineCV(x) : NonInlineCU(x)) + 2; }</text:p>
          </table:table-cell>
        </table:table-row>
        <table:table-row table:style-name="ro1">
          <table:table-cell table:formula="of:=[.A50]+1" office:value-type="float" office:value="67">
            <text:p>67</text:p>
          </table:table-cell>
          <table:table-cell table:formula="of:=CHAR([.A76])" office:value-type="string" office:string-value="C">
            <text:p>C</text:p>
          </table:table-cell>
          <table:table-cell table:formula="of:=[.C50]" office:value-type="float" office:value="88">
            <text:p>88</text:p>
          </table:table-cell>
          <table:table-cell table:formula="of:=CHAR([.C76])" office:value-type="string" office:string-value="X">
            <text:p>X</text:p>
          </table:table-cell>
          <table:table-cell table:formula="of:=CONCATENATE([.B76];[.D76])" office:value-type="string" office:string-value="CX">
            <text:p>CX</text:p>
          </table:table-cell>
          <table:table-cell table:formula="of:=CONCATENATE(&quot;inline int Inline&quot;;[.$E76];&quot;(const int x) { return ((std::rand() % 2) ? Inline&quot;;[.$E75];&quot;(x) : Inline&quot;;[.$E74];&quot;(x)) + 2; }&quot;)" office:value-type="string" office:string-value="inline int InlineCX(const int x) { return ((std::rand() % 2) ? InlineCW(x) : InlineCV(x)) + 2; }">
            <text:p>inline int InlineCX(const int x) { return ((std::rand() % 2) ? InlineCW(x) : InlineCV(x)) + 2; }</text:p>
          </table:table-cell>
          <table:table-cell table:formula="of:=CONCATENATE(&quot;int NonInline&quot;;[.$E76];&quot;(const int x) { return ((std::rand() % 2) ? NonInline&quot;;[.$E75];&quot;(x) : NonInline&quot;;[.$E74];&quot;(x)) + 2; }&quot;)" office:value-type="string" office:string-value="int NonInlineCX(const int x) { return ((std::rand() % 2) ? NonInlineCW(x) : NonInlineCV(x)) + 2; }">
            <text:p>int NonInlineCX(const int x) { return ((std::rand() % 2) ? NonInlineCW(x) : NonInlineCV(x)) + 2; }</text:p>
          </table:table-cell>
        </table:table-row>
        <table:table-row table:style-name="ro1">
          <table:table-cell table:formula="of:=[.A51]+1" office:value-type="float" office:value="67">
            <text:p>67</text:p>
          </table:table-cell>
          <table:table-cell table:formula="of:=CHAR([.A77])" office:value-type="string" office:string-value="C">
            <text:p>C</text:p>
          </table:table-cell>
          <table:table-cell table:formula="of:=[.C51]" office:value-type="float" office:value="89">
            <text:p>89</text:p>
          </table:table-cell>
          <table:table-cell table:formula="of:=CHAR([.C77])" office:value-type="string" office:string-value="Y">
            <text:p>Y</text:p>
          </table:table-cell>
          <table:table-cell table:formula="of:=CONCATENATE([.B77];[.D77])" office:value-type="string" office:string-value="CY">
            <text:p>CY</text:p>
          </table:table-cell>
          <table:table-cell table:formula="of:=CONCATENATE(&quot;inline int Inline&quot;;[.$E77];&quot;(const int x) { return ((std::rand() % 2) ? Inline&quot;;[.$E76];&quot;(x) : Inline&quot;;[.$E75];&quot;(x)) + 2; }&quot;)" office:value-type="string" office:string-value="inline int InlineCY(const int x) { return ((std::rand() % 2) ? InlineCX(x) : InlineCW(x)) + 2; }">
            <text:p>inline int InlineCY(const int x) { return ((std::rand() % 2) ? InlineCX(x) : InlineCW(x)) + 2; }</text:p>
          </table:table-cell>
          <table:table-cell table:formula="of:=CONCATENATE(&quot;int NonInline&quot;;[.$E77];&quot;(const int x) { return ((std::rand() % 2) ? NonInline&quot;;[.$E76];&quot;(x) : NonInline&quot;;[.$E75];&quot;(x)) + 2; }&quot;)" office:value-type="string" office:string-value="int NonInlineCY(const int x) { return ((std::rand() % 2) ? NonInlineCX(x) : NonInlineCW(x)) + 2; }">
            <text:p>int NonInlineCY(const int x) { return ((std::rand() % 2) ? NonInlineCX(x) : NonInlineCW(x)) + 2; }</text:p>
          </table:table-cell>
        </table:table-row>
        <table:table-row table:style-name="ro1">
          <table:table-cell table:formula="of:=[.A52]+1" office:value-type="float" office:value="67">
            <text:p>67</text:p>
          </table:table-cell>
          <table:table-cell table:formula="of:=CHAR([.A78])" office:value-type="string" office:string-value="C">
            <text:p>C</text:p>
          </table:table-cell>
          <table:table-cell table:formula="of:=[.C52]" office:value-type="float" office:value="90">
            <text:p>90</text:p>
          </table:table-cell>
          <table:table-cell table:formula="of:=CHAR([.C78])" office:value-type="string" office:string-value="Z">
            <text:p>Z</text:p>
          </table:table-cell>
          <table:table-cell table:formula="of:=CONCATENATE([.B78];[.D78])" office:value-type="string" office:string-value="CZ">
            <text:p>CZ</text:p>
          </table:table-cell>
          <table:table-cell table:formula="of:=CONCATENATE(&quot;inline int Inline&quot;;[.$E78];&quot;(const int x) { return ((std::rand() % 2) ? Inline&quot;;[.$E77];&quot;(x) : Inline&quot;;[.$E76];&quot;(x)) + 2; }&quot;)" office:value-type="string" office:string-value="inline int InlineCZ(const int x) { return ((std::rand() % 2) ? InlineCY(x) : InlineCX(x)) + 2; }">
            <text:p>inline int InlineCZ(const int x) { return ((std::rand() % 2) ? InlineCY(x) : InlineCX(x)) + 2; }</text:p>
          </table:table-cell>
          <table:table-cell table:formula="of:=CONCATENATE(&quot;int NonInline&quot;;[.$E78];&quot;(const int x) { return ((std::rand() % 2) ? NonInline&quot;;[.$E77];&quot;(x) : NonInline&quot;;[.$E76];&quot;(x)) + 2; }&quot;)" office:value-type="string" office:string-value="int NonInlineCZ(const int x) { return ((std::rand() % 2) ? NonInlineCY(x) : NonInlineCX(x)) + 2; }">
            <text:p>int NonInlineCZ(const int x) { return ((std::rand() % 2) ? NonInlineCY(x) : NonInlineCX(x)) + 2; }</text:p>
          </table:table-cell>
        </table:table-row>
        <table:table-row table:style-name="ro1">
          <table:table-cell table:formula="of:=[.A53]+1" office:value-type="float" office:value="68">
            <text:p>68</text:p>
          </table:table-cell>
          <table:table-cell table:formula="of:=CHAR([.A79])" office:value-type="string" office:string-value="D">
            <text:p>D</text:p>
          </table:table-cell>
          <table:table-cell table:formula="of:=[.C53]" office:value-type="float" office:value="65">
            <text:p>65</text:p>
          </table:table-cell>
          <table:table-cell table:formula="of:=CHAR([.C79])" office:value-type="string" office:string-value="A">
            <text:p>A</text:p>
          </table:table-cell>
          <table:table-cell table:formula="of:=CONCATENATE([.B79];[.D79])" office:value-type="string" office:string-value="DA">
            <text:p>DA</text:p>
          </table:table-cell>
          <table:table-cell table:formula="of:=CONCATENATE(&quot;inline int Inline&quot;;[.$E79];&quot;(const int x) { return ((std::rand() % 2) ? Inline&quot;;[.$E78];&quot;(x) : Inline&quot;;[.$E77];&quot;(x)) + 2; }&quot;)" office:value-type="string" office:string-value="inline int InlineDA(const int x) { return ((std::rand() % 2) ? InlineCZ(x) : InlineCY(x)) + 2; }">
            <text:p>inline int InlineDA(const int x) { return ((std::rand() % 2) ? InlineCZ(x) : InlineCY(x)) + 2; }</text:p>
          </table:table-cell>
          <table:table-cell table:formula="of:=CONCATENATE(&quot;int NonInline&quot;;[.$E79];&quot;(const int x) { return ((std::rand() % 2) ? NonInline&quot;;[.$E78];&quot;(x) : NonInline&quot;;[.$E77];&quot;(x)) + 2; }&quot;)" office:value-type="string" office:string-value="int NonInlineDA(const int x) { return ((std::rand() % 2) ? NonInlineCZ(x) : NonInlineCY(x)) + 2; }">
            <text:p>int NonInlineDA(const int x) { return ((std::rand() % 2) ? NonInlineCZ(x) : NonInlineCY(x)) + 2; }</text:p>
          </table:table-cell>
        </table:table-row>
        <table:table-row table:style-name="ro1">
          <table:table-cell table:formula="of:=[.A54]+1" office:value-type="float" office:value="68">
            <text:p>68</text:p>
          </table:table-cell>
          <table:table-cell table:formula="of:=CHAR([.A80])" office:value-type="string" office:string-value="D">
            <text:p>D</text:p>
          </table:table-cell>
          <table:table-cell table:formula="of:=[.C54]" office:value-type="float" office:value="66">
            <text:p>66</text:p>
          </table:table-cell>
          <table:table-cell table:formula="of:=CHAR([.C80])" office:value-type="string" office:string-value="B">
            <text:p>B</text:p>
          </table:table-cell>
          <table:table-cell table:formula="of:=CONCATENATE([.B80];[.D80])" office:value-type="string" office:string-value="DB">
            <text:p>DB</text:p>
          </table:table-cell>
          <table:table-cell table:formula="of:=CONCATENATE(&quot;inline int Inline&quot;;[.$E80];&quot;(const int x) { return ((std::rand() % 2) ? Inline&quot;;[.$E79];&quot;(x) : Inline&quot;;[.$E78];&quot;(x)) + 2; }&quot;)" office:value-type="string" office:string-value="inline int InlineDB(const int x) { return ((std::rand() % 2) ? InlineDA(x) : InlineCZ(x)) + 2; }">
            <text:p>inline int InlineDB(const int x) { return ((std::rand() % 2) ? InlineDA(x) : InlineCZ(x)) + 2; }</text:p>
          </table:table-cell>
          <table:table-cell table:formula="of:=CONCATENATE(&quot;int NonInline&quot;;[.$E80];&quot;(const int x) { return ((std::rand() % 2) ? NonInline&quot;;[.$E79];&quot;(x) : NonInline&quot;;[.$E78];&quot;(x)) + 2; }&quot;)" office:value-type="string" office:string-value="int NonInlineDB(const int x) { return ((std::rand() % 2) ? NonInlineDA(x) : NonInlineCZ(x)) + 2; }">
            <text:p>int NonInlineDB(const int x) { return ((std::rand() % 2) ? NonInlineDA(x) : NonInlineCZ(x)) + 2; }</text:p>
          </table:table-cell>
        </table:table-row>
        <table:table-row table:style-name="ro1">
          <table:table-cell table:formula="of:=[.A55]+1" office:value-type="float" office:value="68">
            <text:p>68</text:p>
          </table:table-cell>
          <table:table-cell table:formula="of:=CHAR([.A81])" office:value-type="string" office:string-value="D">
            <text:p>D</text:p>
          </table:table-cell>
          <table:table-cell table:formula="of:=[.C55]" office:value-type="float" office:value="67">
            <text:p>67</text:p>
          </table:table-cell>
          <table:table-cell table:formula="of:=CHAR([.C81])" office:value-type="string" office:string-value="C">
            <text:p>C</text:p>
          </table:table-cell>
          <table:table-cell table:formula="of:=CONCATENATE([.B81];[.D81])" office:value-type="string" office:string-value="DC">
            <text:p>DC</text:p>
          </table:table-cell>
          <table:table-cell table:formula="of:=CONCATENATE(&quot;inline int Inline&quot;;[.$E81];&quot;(const int x) { return ((std::rand() % 2) ? Inline&quot;;[.$E80];&quot;(x) : Inline&quot;;[.$E79];&quot;(x)) + 2; }&quot;)" office:value-type="string" office:string-value="inline int InlineDC(const int x) { return ((std::rand() % 2) ? InlineDB(x) : InlineDA(x)) + 2; }">
            <text:p>inline int InlineDC(const int x) { return ((std::rand() % 2) ? InlineDB(x) : InlineDA(x)) + 2; }</text:p>
          </table:table-cell>
          <table:table-cell table:formula="of:=CONCATENATE(&quot;int NonInline&quot;;[.$E81];&quot;(const int x) { return ((std::rand() % 2) ? NonInline&quot;;[.$E80];&quot;(x) : NonInline&quot;;[.$E79];&quot;(x)) + 2; }&quot;)" office:value-type="string" office:string-value="int NonInlineDC(const int x) { return ((std::rand() % 2) ? NonInlineDB(x) : NonInlineDA(x)) + 2; }">
            <text:p>int NonInlineDC(const int x) { return ((std::rand() % 2) ? NonInlineDB(x) : NonInlineDA(x)) + 2; }</text:p>
          </table:table-cell>
        </table:table-row>
        <table:table-row table:style-name="ro1">
          <table:table-cell table:formula="of:=[.A56]+1" office:value-type="float" office:value="68">
            <text:p>68</text:p>
          </table:table-cell>
          <table:table-cell table:formula="of:=CHAR([.A82])" office:value-type="string" office:string-value="D">
            <text:p>D</text:p>
          </table:table-cell>
          <table:table-cell table:formula="of:=[.C56]" office:value-type="float" office:value="68">
            <text:p>68</text:p>
          </table:table-cell>
          <table:table-cell table:formula="of:=CHAR([.C82])" office:value-type="string" office:string-value="D">
            <text:p>D</text:p>
          </table:table-cell>
          <table:table-cell table:formula="of:=CONCATENATE([.B82];[.D82])" office:value-type="string" office:string-value="DD">
            <text:p>DD</text:p>
          </table:table-cell>
          <table:table-cell table:formula="of:=CONCATENATE(&quot;inline int Inline&quot;;[.$E82];&quot;(const int x) { return ((std::rand() % 2) ? Inline&quot;;[.$E81];&quot;(x) : Inline&quot;;[.$E80];&quot;(x)) + 2; }&quot;)" office:value-type="string" office:string-value="inline int InlineDD(const int x) { return ((std::rand() % 2) ? InlineDC(x) : InlineDB(x)) + 2; }">
            <text:p>inline int InlineDD(const int x) { return ((std::rand() % 2) ? InlineDC(x) : InlineDB(x)) + 2; }</text:p>
          </table:table-cell>
          <table:table-cell table:formula="of:=CONCATENATE(&quot;int NonInline&quot;;[.$E82];&quot;(const int x) { return ((std::rand() % 2) ? NonInline&quot;;[.$E81];&quot;(x) : NonInline&quot;;[.$E80];&quot;(x)) + 2; }&quot;)" office:value-type="string" office:string-value="int NonInlineDD(const int x) { return ((std::rand() % 2) ? NonInlineDC(x) : NonInlineDB(x)) + 2; }">
            <text:p>int NonInlineDD(const int x) { return ((std::rand() % 2) ? NonInlineDC(x) : NonInlineDB(x)) + 2; }</text:p>
          </table:table-cell>
        </table:table-row>
        <table:table-row table:style-name="ro1">
          <table:table-cell table:formula="of:=[.A57]+1" office:value-type="float" office:value="68">
            <text:p>68</text:p>
          </table:table-cell>
          <table:table-cell table:formula="of:=CHAR([.A83])" office:value-type="string" office:string-value="D">
            <text:p>D</text:p>
          </table:table-cell>
          <table:table-cell table:formula="of:=[.C57]" office:value-type="float" office:value="69">
            <text:p>69</text:p>
          </table:table-cell>
          <table:table-cell table:formula="of:=CHAR([.C83])" office:value-type="string" office:string-value="E">
            <text:p>E</text:p>
          </table:table-cell>
          <table:table-cell table:formula="of:=CONCATENATE([.B83];[.D83])" office:value-type="string" office:string-value="DE">
            <text:p>DE</text:p>
          </table:table-cell>
          <table:table-cell table:formula="of:=CONCATENATE(&quot;inline int Inline&quot;;[.$E83];&quot;(const int x) { return ((std::rand() % 2) ? Inline&quot;;[.$E82];&quot;(x) : Inline&quot;;[.$E81];&quot;(x)) + 2; }&quot;)" office:value-type="string" office:string-value="inline int InlineDE(const int x) { return ((std::rand() % 2) ? InlineDD(x) : InlineDC(x)) + 2; }">
            <text:p>inline int InlineDE(const int x) { return ((std::rand() % 2) ? InlineDD(x) : InlineDC(x)) + 2; }</text:p>
          </table:table-cell>
          <table:table-cell table:formula="of:=CONCATENATE(&quot;int NonInline&quot;;[.$E83];&quot;(const int x) { return ((std::rand() % 2) ? NonInline&quot;;[.$E82];&quot;(x) : NonInline&quot;;[.$E81];&quot;(x)) + 2; }&quot;)" office:value-type="string" office:string-value="int NonInlineDE(const int x) { return ((std::rand() % 2) ? NonInlineDD(x) : NonInlineDC(x)) + 2; }">
            <text:p>int NonInlineDE(const int x) { return ((std::rand() % 2) ? NonInlineDD(x) : NonInlineDC(x)) + 2; }</text:p>
          </table:table-cell>
        </table:table-row>
        <table:table-row table:style-name="ro1">
          <table:table-cell table:formula="of:=[.A58]+1" office:value-type="float" office:value="68">
            <text:p>68</text:p>
          </table:table-cell>
          <table:table-cell table:formula="of:=CHAR([.A84])" office:value-type="string" office:string-value="D">
            <text:p>D</text:p>
          </table:table-cell>
          <table:table-cell table:formula="of:=[.C58]" office:value-type="float" office:value="70">
            <text:p>70</text:p>
          </table:table-cell>
          <table:table-cell table:formula="of:=CHAR([.C84])" office:value-type="string" office:string-value="F">
            <text:p>F</text:p>
          </table:table-cell>
          <table:table-cell table:formula="of:=CONCATENATE([.B84];[.D84])" office:value-type="string" office:string-value="DF">
            <text:p>DF</text:p>
          </table:table-cell>
          <table:table-cell table:formula="of:=CONCATENATE(&quot;inline int Inline&quot;;[.$E84];&quot;(const int x) { return ((std::rand() % 2) ? Inline&quot;;[.$E83];&quot;(x) : Inline&quot;;[.$E82];&quot;(x)) + 2; }&quot;)" office:value-type="string" office:string-value="inline int InlineDF(const int x) { return ((std::rand() % 2) ? InlineDE(x) : InlineDD(x)) + 2; }">
            <text:p>inline int InlineDF(const int x) { return ((std::rand() % 2) ? InlineDE(x) : InlineDD(x)) + 2; }</text:p>
          </table:table-cell>
          <table:table-cell table:formula="of:=CONCATENATE(&quot;int NonInline&quot;;[.$E84];&quot;(const int x) { return ((std::rand() % 2) ? NonInline&quot;;[.$E83];&quot;(x) : NonInline&quot;;[.$E82];&quot;(x)) + 2; }&quot;)" office:value-type="string" office:string-value="int NonInlineDF(const int x) { return ((std::rand() % 2) ? NonInlineDE(x) : NonInlineDD(x)) + 2; }">
            <text:p>int NonInlineDF(const int x) { return ((std::rand() % 2) ? NonInlineDE(x) : NonInlineDD(x)) + 2; }</text:p>
          </table:table-cell>
        </table:table-row>
        <table:table-row table:style-name="ro1">
          <table:table-cell table:formula="of:=[.A59]+1" office:value-type="float" office:value="68">
            <text:p>68</text:p>
          </table:table-cell>
          <table:table-cell table:formula="of:=CHAR([.A85])" office:value-type="string" office:string-value="D">
            <text:p>D</text:p>
          </table:table-cell>
          <table:table-cell table:formula="of:=[.C59]" office:value-type="float" office:value="71">
            <text:p>71</text:p>
          </table:table-cell>
          <table:table-cell table:formula="of:=CHAR([.C85])" office:value-type="string" office:string-value="G">
            <text:p>G</text:p>
          </table:table-cell>
          <table:table-cell table:formula="of:=CONCATENATE([.B85];[.D85])" office:value-type="string" office:string-value="DG">
            <text:p>DG</text:p>
          </table:table-cell>
          <table:table-cell table:formula="of:=CONCATENATE(&quot;inline int Inline&quot;;[.$E85];&quot;(const int x) { return ((std::rand() % 2) ? Inline&quot;;[.$E84];&quot;(x) : Inline&quot;;[.$E83];&quot;(x)) + 2; }&quot;)" office:value-type="string" office:string-value="inline int InlineDG(const int x) { return ((std::rand() % 2) ? InlineDF(x) : InlineDE(x)) + 2; }">
            <text:p>inline int InlineDG(const int x) { return ((std::rand() % 2) ? InlineDF(x) : InlineDE(x)) + 2; }</text:p>
          </table:table-cell>
          <table:table-cell table:formula="of:=CONCATENATE(&quot;int NonInline&quot;;[.$E85];&quot;(const int x) { return ((std::rand() % 2) ? NonInline&quot;;[.$E84];&quot;(x) : NonInline&quot;;[.$E83];&quot;(x)) + 2; }&quot;)" office:value-type="string" office:string-value="int NonInlineDG(const int x) { return ((std::rand() % 2) ? NonInlineDF(x) : NonInlineDE(x)) + 2; }">
            <text:p>int NonInlineDG(const int x) { return ((std::rand() % 2) ? NonInlineDF(x) : NonInlineDE(x)) + 2; }</text:p>
          </table:table-cell>
        </table:table-row>
        <table:table-row table:style-name="ro1">
          <table:table-cell table:formula="of:=[.A60]+1" office:value-type="float" office:value="68">
            <text:p>68</text:p>
          </table:table-cell>
          <table:table-cell table:formula="of:=CHAR([.A86])" office:value-type="string" office:string-value="D">
            <text:p>D</text:p>
          </table:table-cell>
          <table:table-cell table:formula="of:=[.C60]" office:value-type="float" office:value="72">
            <text:p>72</text:p>
          </table:table-cell>
          <table:table-cell table:formula="of:=CHAR([.C86])" office:value-type="string" office:string-value="H">
            <text:p>H</text:p>
          </table:table-cell>
          <table:table-cell table:formula="of:=CONCATENATE([.B86];[.D86])" office:value-type="string" office:string-value="DH">
            <text:p>DH</text:p>
          </table:table-cell>
          <table:table-cell table:formula="of:=CONCATENATE(&quot;inline int Inline&quot;;[.$E86];&quot;(const int x) { return ((std::rand() % 2) ? Inline&quot;;[.$E85];&quot;(x) : Inline&quot;;[.$E84];&quot;(x)) + 2; }&quot;)" office:value-type="string" office:string-value="inline int InlineDH(const int x) { return ((std::rand() % 2) ? InlineDG(x) : InlineDF(x)) + 2; }">
            <text:p>inline int InlineDH(const int x) { return ((std::rand() % 2) ? InlineDG(x) : InlineDF(x)) + 2; }</text:p>
          </table:table-cell>
          <table:table-cell table:formula="of:=CONCATENATE(&quot;int NonInline&quot;;[.$E86];&quot;(const int x) { return ((std::rand() % 2) ? NonInline&quot;;[.$E85];&quot;(x) : NonInline&quot;;[.$E84];&quot;(x)) + 2; }&quot;)" office:value-type="string" office:string-value="int NonInlineDH(const int x) { return ((std::rand() % 2) ? NonInlineDG(x) : NonInlineDF(x)) + 2; }">
            <text:p>int NonInlineDH(const int x) { return ((std::rand() % 2) ? NonInlineDG(x) : NonInlineDF(x)) + 2; }</text:p>
          </table:table-cell>
        </table:table-row>
        <table:table-row table:style-name="ro1">
          <table:table-cell table:formula="of:=[.A61]+1" office:value-type="float" office:value="68">
            <text:p>68</text:p>
          </table:table-cell>
          <table:table-cell table:formula="of:=CHAR([.A87])" office:value-type="string" office:string-value="D">
            <text:p>D</text:p>
          </table:table-cell>
          <table:table-cell table:formula="of:=[.C61]" office:value-type="float" office:value="73">
            <text:p>73</text:p>
          </table:table-cell>
          <table:table-cell table:formula="of:=CHAR([.C87])" office:value-type="string" office:string-value="I">
            <text:p>I</text:p>
          </table:table-cell>
          <table:table-cell table:formula="of:=CONCATENATE([.B87];[.D87])" office:value-type="string" office:string-value="DI">
            <text:p>DI</text:p>
          </table:table-cell>
          <table:table-cell table:formula="of:=CONCATENATE(&quot;inline int Inline&quot;;[.$E87];&quot;(const int x) { return ((std::rand() % 2) ? Inline&quot;;[.$E86];&quot;(x) : Inline&quot;;[.$E85];&quot;(x)) + 2; }&quot;)" office:value-type="string" office:string-value="inline int InlineDI(const int x) { return ((std::rand() % 2) ? InlineDH(x) : InlineDG(x)) + 2; }">
            <text:p>inline int InlineDI(const int x) { return ((std::rand() % 2) ? InlineDH(x) : InlineDG(x)) + 2; }</text:p>
          </table:table-cell>
          <table:table-cell table:formula="of:=CONCATENATE(&quot;int NonInline&quot;;[.$E87];&quot;(const int x) { return ((std::rand() % 2) ? NonInline&quot;;[.$E86];&quot;(x) : NonInline&quot;;[.$E85];&quot;(x)) + 2; }&quot;)" office:value-type="string" office:string-value="int NonInlineDI(const int x) { return ((std::rand() % 2) ? NonInlineDH(x) : NonInlineDG(x)) + 2; }">
            <text:p>int NonInlineDI(const int x) { return ((std::rand() % 2) ? NonInlineDH(x) : NonInlineDG(x)) + 2; }</text:p>
          </table:table-cell>
        </table:table-row>
        <table:table-row table:style-name="ro1">
          <table:table-cell table:formula="of:=[.A62]+1" office:value-type="float" office:value="68">
            <text:p>68</text:p>
          </table:table-cell>
          <table:table-cell table:formula="of:=CHAR([.A88])" office:value-type="string" office:string-value="D">
            <text:p>D</text:p>
          </table:table-cell>
          <table:table-cell table:formula="of:=[.C62]" office:value-type="float" office:value="74">
            <text:p>74</text:p>
          </table:table-cell>
          <table:table-cell table:formula="of:=CHAR([.C88])" office:value-type="string" office:string-value="J">
            <text:p>J</text:p>
          </table:table-cell>
          <table:table-cell table:formula="of:=CONCATENATE([.B88];[.D88])" office:value-type="string" office:string-value="DJ">
            <text:p>DJ</text:p>
          </table:table-cell>
          <table:table-cell table:formula="of:=CONCATENATE(&quot;inline int Inline&quot;;[.$E88];&quot;(const int x) { return ((std::rand() % 2) ? Inline&quot;;[.$E87];&quot;(x) : Inline&quot;;[.$E86];&quot;(x)) + 2; }&quot;)" office:value-type="string" office:string-value="inline int InlineDJ(const int x) { return ((std::rand() % 2) ? InlineDI(x) : InlineDH(x)) + 2; }">
            <text:p>inline int InlineDJ(const int x) { return ((std::rand() % 2) ? InlineDI(x) : InlineDH(x)) + 2; }</text:p>
          </table:table-cell>
          <table:table-cell table:formula="of:=CONCATENATE(&quot;int NonInline&quot;;[.$E88];&quot;(const int x) { return ((std::rand() % 2) ? NonInline&quot;;[.$E87];&quot;(x) : NonInline&quot;;[.$E86];&quot;(x)) + 2; }&quot;)" office:value-type="string" office:string-value="int NonInlineDJ(const int x) { return ((std::rand() % 2) ? NonInlineDI(x) : NonInlineDH(x)) + 2; }">
            <text:p>int NonInlineDJ(const int x) { return ((std::rand() % 2) ? NonInlineDI(x) : NonInlineDH(x)) + 2; }</text:p>
          </table:table-cell>
        </table:table-row>
        <table:table-row table:style-name="ro1">
          <table:table-cell table:formula="of:=[.A63]+1" office:value-type="float" office:value="68">
            <text:p>68</text:p>
          </table:table-cell>
          <table:table-cell table:formula="of:=CHAR([.A89])" office:value-type="string" office:string-value="D">
            <text:p>D</text:p>
          </table:table-cell>
          <table:table-cell table:formula="of:=[.C63]" office:value-type="float" office:value="75">
            <text:p>75</text:p>
          </table:table-cell>
          <table:table-cell table:formula="of:=CHAR([.C89])" office:value-type="string" office:string-value="K">
            <text:p>K</text:p>
          </table:table-cell>
          <table:table-cell table:formula="of:=CONCATENATE([.B89];[.D89])" office:value-type="string" office:string-value="DK">
            <text:p>DK</text:p>
          </table:table-cell>
          <table:table-cell table:formula="of:=CONCATENATE(&quot;inline int Inline&quot;;[.$E89];&quot;(const int x) { return ((std::rand() % 2) ? Inline&quot;;[.$E88];&quot;(x) : Inline&quot;;[.$E87];&quot;(x)) + 2; }&quot;)" office:value-type="string" office:string-value="inline int InlineDK(const int x) { return ((std::rand() % 2) ? InlineDJ(x) : InlineDI(x)) + 2; }">
            <text:p>inline int InlineDK(const int x) { return ((std::rand() % 2) ? InlineDJ(x) : InlineDI(x)) + 2; }</text:p>
          </table:table-cell>
          <table:table-cell table:formula="of:=CONCATENATE(&quot;int NonInline&quot;;[.$E89];&quot;(const int x) { return ((std::rand() % 2) ? NonInline&quot;;[.$E88];&quot;(x) : NonInline&quot;;[.$E87];&quot;(x)) + 2; }&quot;)" office:value-type="string" office:string-value="int NonInlineDK(const int x) { return ((std::rand() % 2) ? NonInlineDJ(x) : NonInlineDI(x)) + 2; }">
            <text:p>int NonInlineDK(const int x) { return ((std::rand() % 2) ? NonInlineDJ(x) : NonInlineDI(x)) + 2; }</text:p>
          </table:table-cell>
        </table:table-row>
        <table:table-row table:style-name="ro1">
          <table:table-cell table:formula="of:=[.A64]+1" office:value-type="float" office:value="68">
            <text:p>68</text:p>
          </table:table-cell>
          <table:table-cell table:formula="of:=CHAR([.A90])" office:value-type="string" office:string-value="D">
            <text:p>D</text:p>
          </table:table-cell>
          <table:table-cell table:formula="of:=[.C64]" office:value-type="float" office:value="76">
            <text:p>76</text:p>
          </table:table-cell>
          <table:table-cell table:formula="of:=CHAR([.C90])" office:value-type="string" office:string-value="L">
            <text:p>L</text:p>
          </table:table-cell>
          <table:table-cell table:formula="of:=CONCATENATE([.B90];[.D90])" office:value-type="string" office:string-value="DL">
            <text:p>DL</text:p>
          </table:table-cell>
          <table:table-cell table:formula="of:=CONCATENATE(&quot;inline int Inline&quot;;[.$E90];&quot;(const int x) { return ((std::rand() % 2) ? Inline&quot;;[.$E89];&quot;(x) : Inline&quot;;[.$E88];&quot;(x)) + 2; }&quot;)" office:value-type="string" office:string-value="inline int InlineDL(const int x) { return ((std::rand() % 2) ? InlineDK(x) : InlineDJ(x)) + 2; }">
            <text:p>inline int InlineDL(const int x) { return ((std::rand() % 2) ? InlineDK(x) : InlineDJ(x)) + 2; }</text:p>
          </table:table-cell>
          <table:table-cell table:formula="of:=CONCATENATE(&quot;int NonInline&quot;;[.$E90];&quot;(const int x) { return ((std::rand() % 2) ? NonInline&quot;;[.$E89];&quot;(x) : NonInline&quot;;[.$E88];&quot;(x)) + 2; }&quot;)" office:value-type="string" office:string-value="int NonInlineDL(const int x) { return ((std::rand() % 2) ? NonInlineDK(x) : NonInlineDJ(x)) + 2; }">
            <text:p>int NonInlineDL(const int x) { return ((std::rand() % 2) ? NonInlineDK(x) : NonInlineDJ(x)) + 2; }</text:p>
          </table:table-cell>
        </table:table-row>
        <table:table-row table:style-name="ro1">
          <table:table-cell table:formula="of:=[.A65]+1" office:value-type="float" office:value="68">
            <text:p>68</text:p>
          </table:table-cell>
          <table:table-cell table:formula="of:=CHAR([.A91])" office:value-type="string" office:string-value="D">
            <text:p>D</text:p>
          </table:table-cell>
          <table:table-cell table:formula="of:=[.C65]" office:value-type="float" office:value="77">
            <text:p>77</text:p>
          </table:table-cell>
          <table:table-cell table:formula="of:=CHAR([.C91])" office:value-type="string" office:string-value="M">
            <text:p>M</text:p>
          </table:table-cell>
          <table:table-cell table:formula="of:=CONCATENATE([.B91];[.D91])" office:value-type="string" office:string-value="DM">
            <text:p>DM</text:p>
          </table:table-cell>
          <table:table-cell table:formula="of:=CONCATENATE(&quot;inline int Inline&quot;;[.$E91];&quot;(const int x) { return ((std::rand() % 2) ? Inline&quot;;[.$E90];&quot;(x) : Inline&quot;;[.$E89];&quot;(x)) + 2; }&quot;)" office:value-type="string" office:string-value="inline int InlineDM(const int x) { return ((std::rand() % 2) ? InlineDL(x) : InlineDK(x)) + 2; }">
            <text:p>inline int InlineDM(const int x) { return ((std::rand() % 2) ? InlineDL(x) : InlineDK(x)) + 2; }</text:p>
          </table:table-cell>
          <table:table-cell table:formula="of:=CONCATENATE(&quot;int NonInline&quot;;[.$E91];&quot;(const int x) { return ((std::rand() % 2) ? NonInline&quot;;[.$E90];&quot;(x) : NonInline&quot;;[.$E89];&quot;(x)) + 2; }&quot;)" office:value-type="string" office:string-value="int NonInlineDM(const int x) { return ((std::rand() % 2) ? NonInlineDL(x) : NonInlineDK(x)) + 2; }">
            <text:p>int NonInlineDM(const int x) { return ((std::rand() % 2) ? NonInlineDL(x) : NonInlineDK(x)) + 2; }</text:p>
          </table:table-cell>
        </table:table-row>
        <table:table-row table:style-name="ro1">
          <table:table-cell table:formula="of:=[.A66]+1" office:value-type="float" office:value="68">
            <text:p>68</text:p>
          </table:table-cell>
          <table:table-cell table:formula="of:=CHAR([.A92])" office:value-type="string" office:string-value="D">
            <text:p>D</text:p>
          </table:table-cell>
          <table:table-cell table:formula="of:=[.C66]" office:value-type="float" office:value="78">
            <text:p>78</text:p>
          </table:table-cell>
          <table:table-cell table:formula="of:=CHAR([.C92])" office:value-type="string" office:string-value="N">
            <text:p>N</text:p>
          </table:table-cell>
          <table:table-cell table:formula="of:=CONCATENATE([.B92];[.D92])" office:value-type="string" office:string-value="DN">
            <text:p>DN</text:p>
          </table:table-cell>
          <table:table-cell table:formula="of:=CONCATENATE(&quot;inline int Inline&quot;;[.$E92];&quot;(const int x) { return ((std::rand() % 2) ? Inline&quot;;[.$E91];&quot;(x) : Inline&quot;;[.$E90];&quot;(x)) + 2; }&quot;)" office:value-type="string" office:string-value="inline int InlineDN(const int x) { return ((std::rand() % 2) ? InlineDM(x) : InlineDL(x)) + 2; }">
            <text:p>inline int InlineDN(const int x) { return ((std::rand() % 2) ? InlineDM(x) : InlineDL(x)) + 2; }</text:p>
          </table:table-cell>
          <table:table-cell table:formula="of:=CONCATENATE(&quot;int NonInline&quot;;[.$E92];&quot;(const int x) { return ((std::rand() % 2) ? NonInline&quot;;[.$E91];&quot;(x) : NonInline&quot;;[.$E90];&quot;(x)) + 2; }&quot;)" office:value-type="string" office:string-value="int NonInlineDN(const int x) { return ((std::rand() % 2) ? NonInlineDM(x) : NonInlineDL(x)) + 2; }">
            <text:p>int NonInlineDN(const int x) { return ((std::rand() % 2) ? NonInlineDM(x) : NonInlineDL(x)) + 2; }</text:p>
          </table:table-cell>
        </table:table-row>
        <table:table-row table:style-name="ro1">
          <table:table-cell table:formula="of:=[.A67]+1" office:value-type="float" office:value="68">
            <text:p>68</text:p>
          </table:table-cell>
          <table:table-cell table:formula="of:=CHAR([.A93])" office:value-type="string" office:string-value="D">
            <text:p>D</text:p>
          </table:table-cell>
          <table:table-cell table:formula="of:=[.C67]" office:value-type="float" office:value="79">
            <text:p>79</text:p>
          </table:table-cell>
          <table:table-cell table:formula="of:=CHAR([.C93])" office:value-type="string" office:string-value="O">
            <text:p>O</text:p>
          </table:table-cell>
          <table:table-cell table:formula="of:=CONCATENATE([.B93];[.D93])" office:value-type="string" office:string-value="DO">
            <text:p>DO</text:p>
          </table:table-cell>
          <table:table-cell table:formula="of:=CONCATENATE(&quot;inline int Inline&quot;;[.$E93];&quot;(const int x) { return ((std::rand() % 2) ? Inline&quot;;[.$E92];&quot;(x) : Inline&quot;;[.$E91];&quot;(x)) + 2; }&quot;)" office:value-type="string" office:string-value="inline int InlineDO(const int x) { return ((std::rand() % 2) ? InlineDN(x) : InlineDM(x)) + 2; }">
            <text:p>inline int InlineDO(const int x) { return ((std::rand() % 2) ? InlineDN(x) : InlineDM(x)) + 2; }</text:p>
          </table:table-cell>
          <table:table-cell table:formula="of:=CONCATENATE(&quot;int NonInline&quot;;[.$E93];&quot;(const int x) { return ((std::rand() % 2) ? NonInline&quot;;[.$E92];&quot;(x) : NonInline&quot;;[.$E91];&quot;(x)) + 2; }&quot;)" office:value-type="string" office:string-value="int NonInlineDO(const int x) { return ((std::rand() % 2) ? NonInlineDN(x) : NonInlineDM(x)) + 2; }">
            <text:p>int NonInlineDO(const int x) { return ((std::rand() % 2) ? NonInlineDN(x) : NonInlineDM(x)) + 2; }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CHAR([.A94])" office:value-type="string" office:string-value="D">
            <text:p>D</text:p>
          </table:table-cell>
          <table:table-cell table:formula="of:=[.C68]" office:value-type="float" office:value="80">
            <text:p>80</text:p>
          </table:table-cell>
          <table:table-cell table:formula="of:=CHAR([.C94])" office:value-type="string" office:string-value="P">
            <text:p>P</text:p>
          </table:table-cell>
          <table:table-cell table:formula="of:=CONCATENATE([.B94];[.D94])" office:value-type="string" office:string-value="DP">
            <text:p>DP</text:p>
          </table:table-cell>
          <table:table-cell table:formula="of:=CONCATENATE(&quot;inline int Inline&quot;;[.$E94];&quot;(const int x) { return ((std::rand() % 2) ? Inline&quot;;[.$E93];&quot;(x) : Inline&quot;;[.$E92];&quot;(x)) + 2; }&quot;)" office:value-type="string" office:string-value="inline int InlineDP(const int x) { return ((std::rand() % 2) ? InlineDO(x) : InlineDN(x)) + 2; }">
            <text:p>inline int InlineDP(const int x) { return ((std::rand() % 2) ? InlineDO(x) : InlineDN(x)) + 2; }</text:p>
          </table:table-cell>
          <table:table-cell table:formula="of:=CONCATENATE(&quot;int NonInline&quot;;[.$E94];&quot;(const int x) { return ((std::rand() % 2) ? NonInline&quot;;[.$E93];&quot;(x) : NonInline&quot;;[.$E92];&quot;(x)) + 2; }&quot;)" office:value-type="string" office:string-value="int NonInlineDP(const int x) { return ((std::rand() % 2) ? NonInlineDO(x) : NonInlineDN(x)) + 2; }">
            <text:p>int NonInlineDP(const int x) { return ((std::rand() % 2) ? NonInlineDO(x) : NonInlineDN(x)) + 2; }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CHAR([.A95])" office:value-type="string" office:string-value="D">
            <text:p>D</text:p>
          </table:table-cell>
          <table:table-cell table:formula="of:=[.C69]" office:value-type="float" office:value="81">
            <text:p>81</text:p>
          </table:table-cell>
          <table:table-cell table:formula="of:=CHAR([.C95])" office:value-type="string" office:string-value="Q">
            <text:p>Q</text:p>
          </table:table-cell>
          <table:table-cell table:formula="of:=CONCATENATE([.B95];[.D95])" office:value-type="string" office:string-value="DQ">
            <text:p>DQ</text:p>
          </table:table-cell>
          <table:table-cell table:formula="of:=CONCATENATE(&quot;inline int Inline&quot;;[.$E95];&quot;(const int x) { return ((std::rand() % 2) ? Inline&quot;;[.$E94];&quot;(x) : Inline&quot;;[.$E93];&quot;(x)) + 2; }&quot;)" office:value-type="string" office:string-value="inline int InlineDQ(const int x) { return ((std::rand() % 2) ? InlineDP(x) : InlineDO(x)) + 2; }">
            <text:p>inline int InlineDQ(const int x) { return ((std::rand() % 2) ? InlineDP(x) : InlineDO(x)) + 2; }</text:p>
          </table:table-cell>
          <table:table-cell table:formula="of:=CONCATENATE(&quot;int NonInline&quot;;[.$E95];&quot;(const int x) { return ((std::rand() % 2) ? NonInline&quot;;[.$E94];&quot;(x) : NonInline&quot;;[.$E93];&quot;(x)) + 2; }&quot;)" office:value-type="string" office:string-value="int NonInlineDQ(const int x) { return ((std::rand() % 2) ? NonInlineDP(x) : NonInlineDO(x)) + 2; }">
            <text:p>int NonInlineDQ(const int x) { return ((std::rand() % 2) ? NonInlineDP(x) : NonInlineDO(x)) + 2; }</text:p>
          </table:table-cell>
        </table:table-row>
        <table:table-row table:style-name="ro1">
          <table:table-cell table:formula="of:=[.A70]+1" office:value-type="float" office:value="68">
            <text:p>68</text:p>
          </table:table-cell>
          <table:table-cell table:formula="of:=CHAR([.A96])" office:value-type="string" office:string-value="D">
            <text:p>D</text:p>
          </table:table-cell>
          <table:table-cell table:formula="of:=[.C70]" office:value-type="float" office:value="82">
            <text:p>82</text:p>
          </table:table-cell>
          <table:table-cell table:formula="of:=CHAR([.C96])" office:value-type="string" office:string-value="R">
            <text:p>R</text:p>
          </table:table-cell>
          <table:table-cell table:formula="of:=CONCATENATE([.B96];[.D96])" office:value-type="string" office:string-value="DR">
            <text:p>DR</text:p>
          </table:table-cell>
          <table:table-cell table:formula="of:=CONCATENATE(&quot;inline int Inline&quot;;[.$E96];&quot;(const int x) { return ((std::rand() % 2) ? Inline&quot;;[.$E95];&quot;(x) : Inline&quot;;[.$E94];&quot;(x)) + 2; }&quot;)" office:value-type="string" office:string-value="inline int InlineDR(const int x) { return ((std::rand() % 2) ? InlineDQ(x) : InlineDP(x)) + 2; }">
            <text:p>inline int InlineDR(const int x) { return ((std::rand() % 2) ? InlineDQ(x) : InlineDP(x)) + 2; }</text:p>
          </table:table-cell>
          <table:table-cell table:formula="of:=CONCATENATE(&quot;int NonInline&quot;;[.$E96];&quot;(const int x) { return ((std::rand() % 2) ? NonInline&quot;;[.$E95];&quot;(x) : NonInline&quot;;[.$E94];&quot;(x)) + 2; }&quot;)" office:value-type="string" office:string-value="int NonInlineDR(const int x) { return ((std::rand() % 2) ? NonInlineDQ(x) : NonInlineDP(x)) + 2; }">
            <text:p>int NonInlineDR(const int x) { return ((std::rand() % 2) ? NonInlineDQ(x) : NonInlineDP(x)) + 2; }</text:p>
          </table:table-cell>
        </table:table-row>
        <table:table-row table:style-name="ro1">
          <table:table-cell table:formula="of:=[.A71]+1" office:value-type="float" office:value="68">
            <text:p>68</text:p>
          </table:table-cell>
          <table:table-cell table:formula="of:=CHAR([.A97])" office:value-type="string" office:string-value="D">
            <text:p>D</text:p>
          </table:table-cell>
          <table:table-cell table:formula="of:=[.C71]" office:value-type="float" office:value="83">
            <text:p>83</text:p>
          </table:table-cell>
          <table:table-cell table:formula="of:=CHAR([.C97])" office:value-type="string" office:string-value="S">
            <text:p>S</text:p>
          </table:table-cell>
          <table:table-cell table:formula="of:=CONCATENATE([.B97];[.D97])" office:value-type="string" office:string-value="DS">
            <text:p>DS</text:p>
          </table:table-cell>
          <table:table-cell table:formula="of:=CONCATENATE(&quot;inline int Inline&quot;;[.$E97];&quot;(const int x) { return ((std::rand() % 2) ? Inline&quot;;[.$E96];&quot;(x) : Inline&quot;;[.$E95];&quot;(x)) + 2; }&quot;)" office:value-type="string" office:string-value="inline int InlineDS(const int x) { return ((std::rand() % 2) ? InlineDR(x) : InlineDQ(x)) + 2; }">
            <text:p>inline int InlineDS(const int x) { return ((std::rand() % 2) ? InlineDR(x) : InlineDQ(x)) + 2; }</text:p>
          </table:table-cell>
          <table:table-cell table:formula="of:=CONCATENATE(&quot;int NonInline&quot;;[.$E97];&quot;(const int x) { return ((std::rand() % 2) ? NonInline&quot;;[.$E96];&quot;(x) : NonInline&quot;;[.$E95];&quot;(x)) + 2; }&quot;)" office:value-type="string" office:string-value="int NonInlineDS(const int x) { return ((std::rand() % 2) ? NonInlineDR(x) : NonInlineDQ(x)) + 2; }">
            <text:p>int NonInlineDS(const int x) { return ((std::rand() % 2) ? NonInlineDR(x) : NonInlineDQ(x)) + 2; }</text:p>
          </table:table-cell>
        </table:table-row>
        <table:table-row table:style-name="ro1">
          <table:table-cell table:formula="of:=[.A72]+1" office:value-type="float" office:value="68">
            <text:p>68</text:p>
          </table:table-cell>
          <table:table-cell table:formula="of:=CHAR([.A98])" office:value-type="string" office:string-value="D">
            <text:p>D</text:p>
          </table:table-cell>
          <table:table-cell table:formula="of:=[.C72]" office:value-type="float" office:value="84">
            <text:p>84</text:p>
          </table:table-cell>
          <table:table-cell table:formula="of:=CHAR([.C98])" office:value-type="string" office:string-value="T">
            <text:p>T</text:p>
          </table:table-cell>
          <table:table-cell table:formula="of:=CONCATENATE([.B98];[.D98])" office:value-type="string" office:string-value="DT">
            <text:p>DT</text:p>
          </table:table-cell>
          <table:table-cell table:formula="of:=CONCATENATE(&quot;inline int Inline&quot;;[.$E98];&quot;(const int x) { return ((std::rand() % 2) ? Inline&quot;;[.$E97];&quot;(x) : Inline&quot;;[.$E96];&quot;(x)) + 2; }&quot;)" office:value-type="string" office:string-value="inline int InlineDT(const int x) { return ((std::rand() % 2) ? InlineDS(x) : InlineDR(x)) + 2; }">
            <text:p>inline int InlineDT(const int x) { return ((std::rand() % 2) ? InlineDS(x) : InlineDR(x)) + 2; }</text:p>
          </table:table-cell>
          <table:table-cell table:formula="of:=CONCATENATE(&quot;int NonInline&quot;;[.$E98];&quot;(const int x) { return ((std::rand() % 2) ? NonInline&quot;;[.$E97];&quot;(x) : NonInline&quot;;[.$E96];&quot;(x)) + 2; }&quot;)" office:value-type="string" office:string-value="int NonInlineDT(const int x) { return ((std::rand() % 2) ? NonInlineDS(x) : NonInlineDR(x)) + 2; }">
            <text:p>int NonInlineDT(const int x) { return ((std::rand() % 2) ? NonInlineDS(x) : NonInlineDR(x)) + 2; }</text:p>
          </table:table-cell>
        </table:table-row>
        <table:table-row table:style-name="ro1">
          <table:table-cell table:formula="of:=[.A73]+1" office:value-type="float" office:value="68">
            <text:p>68</text:p>
          </table:table-cell>
          <table:table-cell table:formula="of:=CHAR([.A99])" office:value-type="string" office:string-value="D">
            <text:p>D</text:p>
          </table:table-cell>
          <table:table-cell table:formula="of:=[.C73]" office:value-type="float" office:value="85">
            <text:p>85</text:p>
          </table:table-cell>
          <table:table-cell table:formula="of:=CHAR([.C99])" office:value-type="string" office:string-value="U">
            <text:p>U</text:p>
          </table:table-cell>
          <table:table-cell table:formula="of:=CONCATENATE([.B99];[.D99])" office:value-type="string" office:string-value="DU">
            <text:p>DU</text:p>
          </table:table-cell>
          <table:table-cell table:formula="of:=CONCATENATE(&quot;inline int Inline&quot;;[.$E99];&quot;(const int x) { return ((std::rand() % 2) ? Inline&quot;;[.$E98];&quot;(x) : Inline&quot;;[.$E97];&quot;(x)) + 2; }&quot;)" office:value-type="string" office:string-value="inline int InlineDU(const int x) { return ((std::rand() % 2) ? InlineDT(x) : InlineDS(x)) + 2; }">
            <text:p>inline int InlineDU(const int x) { return ((std::rand() % 2) ? InlineDT(x) : InlineDS(x)) + 2; }</text:p>
          </table:table-cell>
          <table:table-cell table:formula="of:=CONCATENATE(&quot;int NonInline&quot;;[.$E99];&quot;(const int x) { return ((std::rand() % 2) ? NonInline&quot;;[.$E98];&quot;(x) : NonInline&quot;;[.$E97];&quot;(x)) + 2; }&quot;)" office:value-type="string" office:string-value="int NonInlineDU(const int x) { return ((std::rand() % 2) ? NonInlineDT(x) : NonInlineDS(x)) + 2; }">
            <text:p>int NonInlineDU(const int x) { return ((std::rand() % 2) ? NonInlineDT(x) : NonInlineDS(x)) + 2; }</text:p>
          </table:table-cell>
        </table:table-row>
        <table:table-row table:style-name="ro1">
          <table:table-cell table:formula="of:=[.A74]+1" office:value-type="float" office:value="68">
            <text:p>68</text:p>
          </table:table-cell>
          <table:table-cell table:formula="of:=CHAR([.A100])" office:value-type="string" office:string-value="D">
            <text:p>D</text:p>
          </table:table-cell>
          <table:table-cell table:formula="of:=[.C74]" office:value-type="float" office:value="86">
            <text:p>86</text:p>
          </table:table-cell>
          <table:table-cell table:formula="of:=CHAR([.C100])" office:value-type="string" office:string-value="V">
            <text:p>V</text:p>
          </table:table-cell>
          <table:table-cell table:formula="of:=CONCATENATE([.B100];[.D100])" office:value-type="string" office:string-value="DV">
            <text:p>DV</text:p>
          </table:table-cell>
          <table:table-cell table:formula="of:=CONCATENATE(&quot;inline int Inline&quot;;[.$E100];&quot;(const int x) { return ((std::rand() % 2) ? Inline&quot;;[.$E99];&quot;(x) : Inline&quot;;[.$E98];&quot;(x)) + 2; }&quot;)" office:value-type="string" office:string-value="inline int InlineDV(const int x) { return ((std::rand() % 2) ? InlineDU(x) : InlineDT(x)) + 2; }">
            <text:p>inline int InlineDV(const int x) { return ((std::rand() % 2) ? InlineDU(x) : InlineDT(x)) + 2; }</text:p>
          </table:table-cell>
          <table:table-cell table:formula="of:=CONCATENATE(&quot;int NonInline&quot;;[.$E100];&quot;(const int x) { return ((std::rand() % 2) ? NonInline&quot;;[.$E99];&quot;(x) : NonInline&quot;;[.$E98];&quot;(x)) + 2; }&quot;)" office:value-type="string" office:string-value="int NonInlineDV(const int x) { return ((std::rand() % 2) ? NonInlineDU(x) : NonInlineDT(x)) + 2; }">
            <text:p>int NonInlineDV(const int x) { return ((std::rand() % 2) ? NonInlineDU(x) : NonInlineDT(x)) + 2; }</text:p>
          </table:table-cell>
        </table:table-row>
        <table:table-row table:style-name="ro1">
          <table:table-cell table:formula="of:=[.A75]+1" office:value-type="float" office:value="68">
            <text:p>68</text:p>
          </table:table-cell>
          <table:table-cell table:formula="of:=CHAR([.A101])" office:value-type="string" office:string-value="D">
            <text:p>D</text:p>
          </table:table-cell>
          <table:table-cell table:formula="of:=[.C75]" office:value-type="float" office:value="87">
            <text:p>87</text:p>
          </table:table-cell>
          <table:table-cell table:formula="of:=CHAR([.C101])" office:value-type="string" office:string-value="W">
            <text:p>W</text:p>
          </table:table-cell>
          <table:table-cell table:formula="of:=CONCATENATE([.B101];[.D101])" office:value-type="string" office:string-value="DW">
            <text:p>DW</text:p>
          </table:table-cell>
          <table:table-cell table:formula="of:=CONCATENATE(&quot;inline int Inline&quot;;[.$E101];&quot;(const int x) { return ((std::rand() % 2) ? Inline&quot;;[.$E100];&quot;(x) : Inline&quot;;[.$E99];&quot;(x)) + 2; }&quot;)" office:value-type="string" office:string-value="inline int InlineDW(const int x) { return ((std::rand() % 2) ? InlineDV(x) : InlineDU(x)) + 2; }">
            <text:p>inline int InlineDW(const int x) { return ((std::rand() % 2) ? InlineDV(x) : InlineDU(x)) + 2; }</text:p>
          </table:table-cell>
          <table:table-cell table:formula="of:=CONCATENATE(&quot;int NonInline&quot;;[.$E101];&quot;(const int x) { return ((std::rand() % 2) ? NonInline&quot;;[.$E100];&quot;(x) : NonInline&quot;;[.$E99];&quot;(x)) + 2; }&quot;)" office:value-type="string" office:string-value="int NonInlineDW(const int x) { return ((std::rand() % 2) ? NonInlineDV(x) : NonInlineDU(x)) + 2; }">
            <text:p>int NonInlineDW(const int x) { return ((std::rand() % 2) ? NonInlineDV(x) : NonInlineDU(x)) + 2; }</text:p>
          </table:table-cell>
        </table:table-row>
        <table:table-row table:style-name="ro1">
          <table:table-cell table:formula="of:=[.A76]+1" office:value-type="float" office:value="68">
            <text:p>68</text:p>
          </table:table-cell>
          <table:table-cell table:formula="of:=CHAR([.A102])" office:value-type="string" office:string-value="D">
            <text:p>D</text:p>
          </table:table-cell>
          <table:table-cell table:formula="of:=[.C76]" office:value-type="float" office:value="88">
            <text:p>88</text:p>
          </table:table-cell>
          <table:table-cell table:formula="of:=CHAR([.C102])" office:value-type="string" office:string-value="X">
            <text:p>X</text:p>
          </table:table-cell>
          <table:table-cell table:formula="of:=CONCATENATE([.B102];[.D102])" office:value-type="string" office:string-value="DX">
            <text:p>DX</text:p>
          </table:table-cell>
          <table:table-cell table:formula="of:=CONCATENATE(&quot;inline int Inline&quot;;[.$E102];&quot;(const int x) { return ((std::rand() % 2) ? Inline&quot;;[.$E101];&quot;(x) : Inline&quot;;[.$E100];&quot;(x)) + 2; }&quot;)" office:value-type="string" office:string-value="inline int InlineDX(const int x) { return ((std::rand() % 2) ? InlineDW(x) : InlineDV(x)) + 2; }">
            <text:p>inline int InlineDX(const int x) { return ((std::rand() % 2) ? InlineDW(x) : InlineDV(x)) + 2; }</text:p>
          </table:table-cell>
          <table:table-cell table:formula="of:=CONCATENATE(&quot;int NonInline&quot;;[.$E102];&quot;(const int x) { return ((std::rand() % 2) ? NonInline&quot;;[.$E101];&quot;(x) : NonInline&quot;;[.$E100];&quot;(x)) + 2; }&quot;)" office:value-type="string" office:string-value="int NonInlineDX(const int x) { return ((std::rand() % 2) ? NonInlineDW(x) : NonInlineDV(x)) + 2; }">
            <text:p>int NonInlineDX(const int x) { return ((std::rand() % 2) ? NonInlineDW(x) : NonInlineDV(x)) + 2; }</text:p>
          </table:table-cell>
        </table:table-row>
        <table:table-row table:style-name="ro1">
          <table:table-cell table:formula="of:=[.A77]+1" office:value-type="float" office:value="68">
            <text:p>68</text:p>
          </table:table-cell>
          <table:table-cell table:formula="of:=CHAR([.A103])" office:value-type="string" office:string-value="D">
            <text:p>D</text:p>
          </table:table-cell>
          <table:table-cell table:formula="of:=[.C77]" office:value-type="float" office:value="89">
            <text:p>89</text:p>
          </table:table-cell>
          <table:table-cell table:formula="of:=CHAR([.C103])" office:value-type="string" office:string-value="Y">
            <text:p>Y</text:p>
          </table:table-cell>
          <table:table-cell table:formula="of:=CONCATENATE([.B103];[.D103])" office:value-type="string" office:string-value="DY">
            <text:p>DY</text:p>
          </table:table-cell>
          <table:table-cell table:formula="of:=CONCATENATE(&quot;inline int Inline&quot;;[.$E103];&quot;(const int x) { return ((std::rand() % 2) ? Inline&quot;;[.$E102];&quot;(x) : Inline&quot;;[.$E101];&quot;(x)) + 2; }&quot;)" office:value-type="string" office:string-value="inline int InlineDY(const int x) { return ((std::rand() % 2) ? InlineDX(x) : InlineDW(x)) + 2; }">
            <text:p>inline int InlineDY(const int x) { return ((std::rand() % 2) ? InlineDX(x) : InlineDW(x)) + 2; }</text:p>
          </table:table-cell>
          <table:table-cell table:formula="of:=CONCATENATE(&quot;int NonInline&quot;;[.$E103];&quot;(const int x) { return ((std::rand() % 2) ? NonInline&quot;;[.$E102];&quot;(x) : NonInline&quot;;[.$E101];&quot;(x)) + 2; }&quot;)" office:value-type="string" office:string-value="int NonInlineDY(const int x) { return ((std::rand() % 2) ? NonInlineDX(x) : NonInlineDW(x)) + 2; }">
            <text:p>int NonInlineDY(const int x) { return ((std::rand() % 2) ? NonInlineDX(x) : NonInlineDW(x)) + 2; }</text:p>
          </table:table-cell>
        </table:table-row>
        <table:table-row table:style-name="ro1">
          <table:table-cell table:formula="of:=[.A78]+1" office:value-type="float" office:value="68">
            <text:p>68</text:p>
          </table:table-cell>
          <table:table-cell table:formula="of:=CHAR([.A104])" office:value-type="string" office:string-value="D">
            <text:p>D</text:p>
          </table:table-cell>
          <table:table-cell table:formula="of:=[.C78]" office:value-type="float" office:value="90">
            <text:p>90</text:p>
          </table:table-cell>
          <table:table-cell table:formula="of:=CHAR([.C104])" office:value-type="string" office:string-value="Z">
            <text:p>Z</text:p>
          </table:table-cell>
          <table:table-cell table:formula="of:=CONCATENATE([.B104];[.D104])" office:value-type="string" office:string-value="DZ">
            <text:p>DZ</text:p>
          </table:table-cell>
          <table:table-cell table:formula="of:=CONCATENATE(&quot;inline int Inline&quot;;[.$E104];&quot;(const int x) { return ((std::rand() % 2) ? Inline&quot;;[.$E103];&quot;(x) : Inline&quot;;[.$E102];&quot;(x)) + 2; }&quot;)" office:value-type="string" office:string-value="inline int InlineDZ(const int x) { return ((std::rand() % 2) ? InlineDY(x) : InlineDX(x)) + 2; }">
            <text:p>inline int InlineDZ(const int x) { return ((std::rand() % 2) ? InlineDY(x) : InlineDX(x)) + 2; }</text:p>
          </table:table-cell>
          <table:table-cell table:formula="of:=CONCATENATE(&quot;int NonInline&quot;;[.$E104];&quot;(const int x) { return ((std::rand() % 2) ? NonInline&quot;;[.$E103];&quot;(x) : NonInline&quot;;[.$E102];&quot;(x)) + 2; }&quot;)" office:value-type="string" office:string-value="int NonInlineDZ(const int x) { return ((std::rand() % 2) ? NonInlineDY(x) : NonInlineDX(x)) + 2; }">
            <text:p>int NonInlineDZ(const int x) { return ((std::rand() % 2) ? NonInlineDY(x) : NonInlineDX(x)) + 2; }</text:p>
          </table:table-cell>
        </table:table-row>
        <table:table-row table:style-name="ro1">
          <table:table-cell table:formula="of:=[.A79]+1" office:value-type="float" office:value="69">
            <text:p>69</text:p>
          </table:table-cell>
          <table:table-cell table:formula="of:=CHAR([.A105])" office:value-type="string" office:string-value="E">
            <text:p>E</text:p>
          </table:table-cell>
          <table:table-cell table:formula="of:=[.C79]" office:value-type="float" office:value="65">
            <text:p>65</text:p>
          </table:table-cell>
          <table:table-cell table:formula="of:=CHAR([.C105])" office:value-type="string" office:string-value="A">
            <text:p>A</text:p>
          </table:table-cell>
          <table:table-cell table:formula="of:=CONCATENATE([.B105];[.D105])" office:value-type="string" office:string-value="EA">
            <text:p>EA</text:p>
          </table:table-cell>
          <table:table-cell table:formula="of:=CONCATENATE(&quot;inline int Inline&quot;;[.$E105];&quot;(const int x) { return ((std::rand() % 2) ? Inline&quot;;[.$E104];&quot;(x) : Inline&quot;;[.$E103];&quot;(x)) + 2; }&quot;)" office:value-type="string" office:string-value="inline int InlineEA(const int x) { return ((std::rand() % 2) ? InlineDZ(x) : InlineDY(x)) + 2; }">
            <text:p>inline int InlineEA(const int x) { return ((std::rand() % 2) ? InlineDZ(x) : InlineDY(x)) + 2; }</text:p>
          </table:table-cell>
          <table:table-cell table:formula="of:=CONCATENATE(&quot;int NonInline&quot;;[.$E105];&quot;(const int x) { return ((std::rand() % 2) ? NonInline&quot;;[.$E104];&quot;(x) : NonInline&quot;;[.$E103];&quot;(x)) + 2; }&quot;)" office:value-type="string" office:string-value="int NonInlineEA(const int x) { return ((std::rand() % 2) ? NonInlineDZ(x) : NonInlineDY(x)) + 2; }">
            <text:p>int NonInlineEA(const int x) { return ((std::rand() % 2) ? NonInlineDZ(x) : NonInlineDY(x)) + 2; }</text:p>
          </table:table-cell>
        </table:table-row>
        <table:table-row table:style-name="ro1">
          <table:table-cell table:formula="of:=[.A80]+1" office:value-type="float" office:value="69">
            <text:p>69</text:p>
          </table:table-cell>
          <table:table-cell table:formula="of:=CHAR([.A106])" office:value-type="string" office:string-value="E">
            <text:p>E</text:p>
          </table:table-cell>
          <table:table-cell table:formula="of:=[.C80]" office:value-type="float" office:value="66">
            <text:p>66</text:p>
          </table:table-cell>
          <table:table-cell table:formula="of:=CHAR([.C106])" office:value-type="string" office:string-value="B">
            <text:p>B</text:p>
          </table:table-cell>
          <table:table-cell table:formula="of:=CONCATENATE([.B106];[.D106])" office:value-type="string" office:string-value="EB">
            <text:p>EB</text:p>
          </table:table-cell>
          <table:table-cell table:formula="of:=CONCATENATE(&quot;inline int Inline&quot;;[.$E106];&quot;(const int x) { return ((std::rand() % 2) ? Inline&quot;;[.$E105];&quot;(x) : Inline&quot;;[.$E104];&quot;(x)) + 2; }&quot;)" office:value-type="string" office:string-value="inline int InlineEB(const int x) { return ((std::rand() % 2) ? InlineEA(x) : InlineDZ(x)) + 2; }">
            <text:p>inline int InlineEB(const int x) { return ((std::rand() % 2) ? InlineEA(x) : InlineDZ(x)) + 2; }</text:p>
          </table:table-cell>
          <table:table-cell table:formula="of:=CONCATENATE(&quot;int NonInline&quot;;[.$E106];&quot;(const int x) { return ((std::rand() % 2) ? NonInline&quot;;[.$E105];&quot;(x) : NonInline&quot;;[.$E104];&quot;(x)) + 2; }&quot;)" office:value-type="string" office:string-value="int NonInlineEB(const int x) { return ((std::rand() % 2) ? NonInlineEA(x) : NonInlineDZ(x)) + 2; }">
            <text:p>int NonInlineEB(const int x) { return ((std::rand() % 2) ? NonInlineEA(x) : NonInlineDZ(x)) + 2; }</text:p>
          </table:table-cell>
        </table:table-row>
        <table:table-row table:style-name="ro1">
          <table:table-cell table:formula="of:=[.A81]+1" office:value-type="float" office:value="69">
            <text:p>69</text:p>
          </table:table-cell>
          <table:table-cell table:formula="of:=CHAR([.A107])" office:value-type="string" office:string-value="E">
            <text:p>E</text:p>
          </table:table-cell>
          <table:table-cell table:formula="of:=[.C81]" office:value-type="float" office:value="67">
            <text:p>67</text:p>
          </table:table-cell>
          <table:table-cell table:formula="of:=CHAR([.C107])" office:value-type="string" office:string-value="C">
            <text:p>C</text:p>
          </table:table-cell>
          <table:table-cell table:formula="of:=CONCATENATE([.B107];[.D107])" office:value-type="string" office:string-value="EC">
            <text:p>EC</text:p>
          </table:table-cell>
          <table:table-cell table:formula="of:=CONCATENATE(&quot;inline int Inline&quot;;[.$E107];&quot;(const int x) { return ((std::rand() % 2) ? Inline&quot;;[.$E106];&quot;(x) : Inline&quot;;[.$E105];&quot;(x)) + 2; }&quot;)" office:value-type="string" office:string-value="inline int InlineEC(const int x) { return ((std::rand() % 2) ? InlineEB(x) : InlineEA(x)) + 2; }">
            <text:p>inline int InlineEC(const int x) { return ((std::rand() % 2) ? InlineEB(x) : InlineEA(x)) + 2; }</text:p>
          </table:table-cell>
          <table:table-cell table:formula="of:=CONCATENATE(&quot;int NonInline&quot;;[.$E107];&quot;(const int x) { return ((std::rand() % 2) ? NonInline&quot;;[.$E106];&quot;(x) : NonInline&quot;;[.$E105];&quot;(x)) + 2; }&quot;)" office:value-type="string" office:string-value="int NonInlineEC(const int x) { return ((std::rand() % 2) ? NonInlineEB(x) : NonInlineEA(x)) + 2; }">
            <text:p>int NonInlineEC(const int x) { return ((std::rand() % 2) ? NonInlineEB(x) : NonInlineEA(x)) + 2; }</text:p>
          </table:table-cell>
        </table:table-row>
        <table:table-row table:style-name="ro1">
          <table:table-cell table:formula="of:=[.A82]+1" office:value-type="float" office:value="69">
            <text:p>69</text:p>
          </table:table-cell>
          <table:table-cell table:formula="of:=CHAR([.A108])" office:value-type="string" office:string-value="E">
            <text:p>E</text:p>
          </table:table-cell>
          <table:table-cell table:formula="of:=[.C82]" office:value-type="float" office:value="68">
            <text:p>68</text:p>
          </table:table-cell>
          <table:table-cell table:formula="of:=CHAR([.C108])" office:value-type="string" office:string-value="D">
            <text:p>D</text:p>
          </table:table-cell>
          <table:table-cell table:formula="of:=CONCATENATE([.B108];[.D108])" office:value-type="string" office:string-value="ED">
            <text:p>ED</text:p>
          </table:table-cell>
          <table:table-cell table:formula="of:=CONCATENATE(&quot;inline int Inline&quot;;[.$E108];&quot;(const int x) { return ((std::rand() % 2) ? Inline&quot;;[.$E107];&quot;(x) : Inline&quot;;[.$E106];&quot;(x)) + 2; }&quot;)" office:value-type="string" office:string-value="inline int InlineED(const int x) { return ((std::rand() % 2) ? InlineEC(x) : InlineEB(x)) + 2; }">
            <text:p>inline int InlineED(const int x) { return ((std::rand() % 2) ? InlineEC(x) : InlineEB(x)) + 2; }</text:p>
          </table:table-cell>
          <table:table-cell table:formula="of:=CONCATENATE(&quot;int NonInline&quot;;[.$E108];&quot;(const int x) { return ((std::rand() % 2) ? NonInline&quot;;[.$E107];&quot;(x) : NonInline&quot;;[.$E106];&quot;(x)) + 2; }&quot;)" office:value-type="string" office:string-value="int NonInlineED(const int x) { return ((std::rand() % 2) ? NonInlineEC(x) : NonInlineEB(x)) + 2; }">
            <text:p>int NonInlineED(const int x) { return ((std::rand() % 2) ? NonInlineEC(x) : NonInlineEB(x)) + 2; }</text:p>
          </table:table-cell>
        </table:table-row>
        <table:table-row table:style-name="ro1">
          <table:table-cell table:formula="of:=[.A83]+1" office:value-type="float" office:value="69">
            <text:p>69</text:p>
          </table:table-cell>
          <table:table-cell table:formula="of:=CHAR([.A109])" office:value-type="string" office:string-value="E">
            <text:p>E</text:p>
          </table:table-cell>
          <table:table-cell table:formula="of:=[.C83]" office:value-type="float" office:value="69">
            <text:p>69</text:p>
          </table:table-cell>
          <table:table-cell table:formula="of:=CHAR([.C109])" office:value-type="string" office:string-value="E">
            <text:p>E</text:p>
          </table:table-cell>
          <table:table-cell table:formula="of:=CONCATENATE([.B109];[.D109])" office:value-type="string" office:string-value="EE">
            <text:p>EE</text:p>
          </table:table-cell>
          <table:table-cell table:formula="of:=CONCATENATE(&quot;inline int Inline&quot;;[.$E109];&quot;(const int x) { return ((std::rand() % 2) ? Inline&quot;;[.$E108];&quot;(x) : Inline&quot;;[.$E107];&quot;(x)) + 2; }&quot;)" office:value-type="string" office:string-value="inline int InlineEE(const int x) { return ((std::rand() % 2) ? InlineED(x) : InlineEC(x)) + 2; }">
            <text:p>inline int InlineEE(const int x) { return ((std::rand() % 2) ? InlineED(x) : InlineEC(x)) + 2; }</text:p>
          </table:table-cell>
          <table:table-cell table:formula="of:=CONCATENATE(&quot;int NonInline&quot;;[.$E109];&quot;(const int x) { return ((std::rand() % 2) ? NonInline&quot;;[.$E108];&quot;(x) : NonInline&quot;;[.$E107];&quot;(x)) + 2; }&quot;)" office:value-type="string" office:string-value="int NonInlineEE(const int x) { return ((std::rand() % 2) ? NonInlineED(x) : NonInlineEC(x)) + 2; }">
            <text:p>int NonInlineEE(const int x) { return ((std::rand() % 2) ? NonInlineED(x) : NonInlineEC(x)) + 2; }</text:p>
          </table:table-cell>
        </table:table-row>
        <table:table-row table:style-name="ro1">
          <table:table-cell table:formula="of:=[.A84]+1" office:value-type="float" office:value="69">
            <text:p>69</text:p>
          </table:table-cell>
          <table:table-cell table:formula="of:=CHAR([.A110])" office:value-type="string" office:string-value="E">
            <text:p>E</text:p>
          </table:table-cell>
          <table:table-cell table:formula="of:=[.C84]" office:value-type="float" office:value="70">
            <text:p>70</text:p>
          </table:table-cell>
          <table:table-cell table:formula="of:=CHAR([.C110])" office:value-type="string" office:string-value="F">
            <text:p>F</text:p>
          </table:table-cell>
          <table:table-cell table:formula="of:=CONCATENATE([.B110];[.D110])" office:value-type="string" office:string-value="EF">
            <text:p>EF</text:p>
          </table:table-cell>
          <table:table-cell table:formula="of:=CONCATENATE(&quot;inline int Inline&quot;;[.$E110];&quot;(const int x) { return ((std::rand() % 2) ? Inline&quot;;[.$E109];&quot;(x) : Inline&quot;;[.$E108];&quot;(x)) + 2; }&quot;)" office:value-type="string" office:string-value="inline int InlineEF(const int x) { return ((std::rand() % 2) ? InlineEE(x) : InlineED(x)) + 2; }">
            <text:p>inline int InlineEF(const int x) { return ((std::rand() % 2) ? InlineEE(x) : InlineED(x)) + 2; }</text:p>
          </table:table-cell>
          <table:table-cell table:formula="of:=CONCATENATE(&quot;int NonInline&quot;;[.$E110];&quot;(const int x) { return ((std::rand() % 2) ? NonInline&quot;;[.$E109];&quot;(x) : NonInline&quot;;[.$E108];&quot;(x)) + 2; }&quot;)" office:value-type="string" office:string-value="int NonInlineEF(const int x) { return ((std::rand() % 2) ? NonInlineEE(x) : NonInlineED(x)) + 2; }">
            <text:p>int NonInlineEF(const int x) { return ((std::rand() % 2) ? NonInlineEE(x) : NonInlineED(x)) + 2; }</text:p>
          </table:table-cell>
        </table:table-row>
        <table:table-row table:style-name="ro1">
          <table:table-cell table:formula="of:=[.A85]+1" office:value-type="float" office:value="69">
            <text:p>69</text:p>
          </table:table-cell>
          <table:table-cell table:formula="of:=CHAR([.A111])" office:value-type="string" office:string-value="E">
            <text:p>E</text:p>
          </table:table-cell>
          <table:table-cell table:formula="of:=[.C85]" office:value-type="float" office:value="71">
            <text:p>71</text:p>
          </table:table-cell>
          <table:table-cell table:formula="of:=CHAR([.C111])" office:value-type="string" office:string-value="G">
            <text:p>G</text:p>
          </table:table-cell>
          <table:table-cell table:formula="of:=CONCATENATE([.B111];[.D111])" office:value-type="string" office:string-value="EG">
            <text:p>EG</text:p>
          </table:table-cell>
          <table:table-cell table:formula="of:=CONCATENATE(&quot;inline int Inline&quot;;[.$E111];&quot;(const int x) { return ((std::rand() % 2) ? Inline&quot;;[.$E110];&quot;(x) : Inline&quot;;[.$E109];&quot;(x)) + 2; }&quot;)" office:value-type="string" office:string-value="inline int InlineEG(const int x) { return ((std::rand() % 2) ? InlineEF(x) : InlineEE(x)) + 2; }">
            <text:p>inline int InlineEG(const int x) { return ((std::rand() % 2) ? InlineEF(x) : InlineEE(x)) + 2; }</text:p>
          </table:table-cell>
          <table:table-cell table:formula="of:=CONCATENATE(&quot;int NonInline&quot;;[.$E111];&quot;(const int x) { return ((std::rand() % 2) ? NonInline&quot;;[.$E110];&quot;(x) : NonInline&quot;;[.$E109];&quot;(x)) + 2; }&quot;)" office:value-type="string" office:string-value="int NonInlineEG(const int x) { return ((std::rand() % 2) ? NonInlineEF(x) : NonInlineEE(x)) + 2; }">
            <text:p>int NonInlineEG(const int x) { return ((std::rand() % 2) ? NonInlineEF(x) : NonInlineEE(x)) + 2; }</text:p>
          </table:table-cell>
        </table:table-row>
        <table:table-row table:style-name="ro1">
          <table:table-cell table:formula="of:=[.A86]+1" office:value-type="float" office:value="69">
            <text:p>69</text:p>
          </table:table-cell>
          <table:table-cell table:formula="of:=CHAR([.A112])" office:value-type="string" office:string-value="E">
            <text:p>E</text:p>
          </table:table-cell>
          <table:table-cell table:formula="of:=[.C86]" office:value-type="float" office:value="72">
            <text:p>72</text:p>
          </table:table-cell>
          <table:table-cell table:formula="of:=CHAR([.C112])" office:value-type="string" office:string-value="H">
            <text:p>H</text:p>
          </table:table-cell>
          <table:table-cell table:formula="of:=CONCATENATE([.B112];[.D112])" office:value-type="string" office:string-value="EH">
            <text:p>EH</text:p>
          </table:table-cell>
          <table:table-cell table:formula="of:=CONCATENATE(&quot;inline int Inline&quot;;[.$E112];&quot;(const int x) { return ((std::rand() % 2) ? Inline&quot;;[.$E111];&quot;(x) : Inline&quot;;[.$E110];&quot;(x)) + 2; }&quot;)" office:value-type="string" office:string-value="inline int InlineEH(const int x) { return ((std::rand() % 2) ? InlineEG(x) : InlineEF(x)) + 2; }">
            <text:p>inline int InlineEH(const int x) { return ((std::rand() % 2) ? InlineEG(x) : InlineEF(x)) + 2; }</text:p>
          </table:table-cell>
          <table:table-cell table:formula="of:=CONCATENATE(&quot;int NonInline&quot;;[.$E112];&quot;(const int x) { return ((std::rand() % 2) ? NonInline&quot;;[.$E111];&quot;(x) : NonInline&quot;;[.$E110];&quot;(x)) + 2; }&quot;)" office:value-type="string" office:string-value="int NonInlineEH(const int x) { return ((std::rand() % 2) ? NonInlineEG(x) : NonInlineEF(x)) + 2; }">
            <text:p>int NonInlineEH(const int x) { return ((std::rand() % 2) ? NonInlineEG(x) : NonInlineEF(x)) + 2; }</text:p>
          </table:table-cell>
        </table:table-row>
        <table:table-row table:style-name="ro1">
          <table:table-cell table:formula="of:=[.A87]+1" office:value-type="float" office:value="69">
            <text:p>69</text:p>
          </table:table-cell>
          <table:table-cell table:formula="of:=CHAR([.A113])" office:value-type="string" office:string-value="E">
            <text:p>E</text:p>
          </table:table-cell>
          <table:table-cell table:formula="of:=[.C87]" office:value-type="float" office:value="73">
            <text:p>73</text:p>
          </table:table-cell>
          <table:table-cell table:formula="of:=CHAR([.C113])" office:value-type="string" office:string-value="I">
            <text:p>I</text:p>
          </table:table-cell>
          <table:table-cell table:formula="of:=CONCATENATE([.B113];[.D113])" office:value-type="string" office:string-value="EI">
            <text:p>EI</text:p>
          </table:table-cell>
          <table:table-cell table:formula="of:=CONCATENATE(&quot;inline int Inline&quot;;[.$E113];&quot;(const int x) { return ((std::rand() % 2) ? Inline&quot;;[.$E112];&quot;(x) : Inline&quot;;[.$E111];&quot;(x)) + 2; }&quot;)" office:value-type="string" office:string-value="inline int InlineEI(const int x) { return ((std::rand() % 2) ? InlineEH(x) : InlineEG(x)) + 2; }">
            <text:p>inline int InlineEI(const int x) { return ((std::rand() % 2) ? InlineEH(x) : InlineEG(x)) + 2; }</text:p>
          </table:table-cell>
          <table:table-cell table:formula="of:=CONCATENATE(&quot;int NonInline&quot;;[.$E113];&quot;(const int x) { return ((std::rand() % 2) ? NonInline&quot;;[.$E112];&quot;(x) : NonInline&quot;;[.$E111];&quot;(x)) + 2; }&quot;)" office:value-type="string" office:string-value="int NonInlineEI(const int x) { return ((std::rand() % 2) ? NonInlineEH(x) : NonInlineEG(x)) + 2; }">
            <text:p>int NonInlineEI(const int x) { return ((std::rand() % 2) ? NonInlineEH(x) : NonInlineEG(x)) + 2; }</text:p>
          </table:table-cell>
        </table:table-row>
        <table:table-row table:style-name="ro1">
          <table:table-cell table:formula="of:=[.A88]+1" office:value-type="float" office:value="69">
            <text:p>69</text:p>
          </table:table-cell>
          <table:table-cell table:formula="of:=CHAR([.A114])" office:value-type="string" office:string-value="E">
            <text:p>E</text:p>
          </table:table-cell>
          <table:table-cell table:formula="of:=[.C88]" office:value-type="float" office:value="74">
            <text:p>74</text:p>
          </table:table-cell>
          <table:table-cell table:formula="of:=CHAR([.C114])" office:value-type="string" office:string-value="J">
            <text:p>J</text:p>
          </table:table-cell>
          <table:table-cell table:formula="of:=CONCATENATE([.B114];[.D114])" office:value-type="string" office:string-value="EJ">
            <text:p>EJ</text:p>
          </table:table-cell>
          <table:table-cell table:formula="of:=CONCATENATE(&quot;inline int Inline&quot;;[.$E114];&quot;(const int x) { return ((std::rand() % 2) ? Inline&quot;;[.$E113];&quot;(x) : Inline&quot;;[.$E112];&quot;(x)) + 2; }&quot;)" office:value-type="string" office:string-value="inline int InlineEJ(const int x) { return ((std::rand() % 2) ? InlineEI(x) : InlineEH(x)) + 2; }">
            <text:p>inline int InlineEJ(const int x) { return ((std::rand() % 2) ? InlineEI(x) : InlineEH(x)) + 2; }</text:p>
          </table:table-cell>
          <table:table-cell table:formula="of:=CONCATENATE(&quot;int NonInline&quot;;[.$E114];&quot;(const int x) { return ((std::rand() % 2) ? NonInline&quot;;[.$E113];&quot;(x) : NonInline&quot;;[.$E112];&quot;(x)) + 2; }&quot;)" office:value-type="string" office:string-value="int NonInlineEJ(const int x) { return ((std::rand() % 2) ? NonInlineEI(x) : NonInlineEH(x)) + 2; }">
            <text:p>int NonInlineEJ(const int x) { return ((std::rand() % 2) ? NonInlineEI(x) : NonInlineEH(x)) + 2; }</text:p>
          </table:table-cell>
        </table:table-row>
        <table:table-row table:style-name="ro1">
          <table:table-cell table:formula="of:=[.A89]+1" office:value-type="float" office:value="69">
            <text:p>69</text:p>
          </table:table-cell>
          <table:table-cell table:formula="of:=CHAR([.A115])" office:value-type="string" office:string-value="E">
            <text:p>E</text:p>
          </table:table-cell>
          <table:table-cell table:formula="of:=[.C89]" office:value-type="float" office:value="75">
            <text:p>75</text:p>
          </table:table-cell>
          <table:table-cell table:formula="of:=CHAR([.C115])" office:value-type="string" office:string-value="K">
            <text:p>K</text:p>
          </table:table-cell>
          <table:table-cell table:formula="of:=CONCATENATE([.B115];[.D115])" office:value-type="string" office:string-value="EK">
            <text:p>EK</text:p>
          </table:table-cell>
          <table:table-cell table:formula="of:=CONCATENATE(&quot;inline int Inline&quot;;[.$E115];&quot;(const int x) { return ((std::rand() % 2) ? Inline&quot;;[.$E114];&quot;(x) : Inline&quot;;[.$E113];&quot;(x)) + 2; }&quot;)" office:value-type="string" office:string-value="inline int InlineEK(const int x) { return ((std::rand() % 2) ? InlineEJ(x) : InlineEI(x)) + 2; }">
            <text:p>inline int InlineEK(const int x) { return ((std::rand() % 2) ? InlineEJ(x) : InlineEI(x)) + 2; }</text:p>
          </table:table-cell>
          <table:table-cell table:formula="of:=CONCATENATE(&quot;int NonInline&quot;;[.$E115];&quot;(const int x) { return ((std::rand() % 2) ? NonInline&quot;;[.$E114];&quot;(x) : NonInline&quot;;[.$E113];&quot;(x)) + 2; }&quot;)" office:value-type="string" office:string-value="int NonInlineEK(const int x) { return ((std::rand() % 2) ? NonInlineEJ(x) : NonInlineEI(x)) + 2; }">
            <text:p>int NonInlineEK(const int x) { return ((std::rand() % 2) ? NonInlineEJ(x) : NonInlineEI(x)) + 2; }</text:p>
          </table:table-cell>
        </table:table-row>
        <table:table-row table:style-name="ro1">
          <table:table-cell table:formula="of:=[.A90]+1" office:value-type="float" office:value="69">
            <text:p>69</text:p>
          </table:table-cell>
          <table:table-cell table:formula="of:=CHAR([.A116])" office:value-type="string" office:string-value="E">
            <text:p>E</text:p>
          </table:table-cell>
          <table:table-cell table:formula="of:=[.C90]" office:value-type="float" office:value="76">
            <text:p>76</text:p>
          </table:table-cell>
          <table:table-cell table:formula="of:=CHAR([.C116])" office:value-type="string" office:string-value="L">
            <text:p>L</text:p>
          </table:table-cell>
          <table:table-cell table:formula="of:=CONCATENATE([.B116];[.D116])" office:value-type="string" office:string-value="EL">
            <text:p>EL</text:p>
          </table:table-cell>
          <table:table-cell table:formula="of:=CONCATENATE(&quot;inline int Inline&quot;;[.$E116];&quot;(const int x) { return ((std::rand() % 2) ? Inline&quot;;[.$E115];&quot;(x) : Inline&quot;;[.$E114];&quot;(x)) + 2; }&quot;)" office:value-type="string" office:string-value="inline int InlineEL(const int x) { return ((std::rand() % 2) ? InlineEK(x) : InlineEJ(x)) + 2; }">
            <text:p>inline int InlineEL(const int x) { return ((std::rand() % 2) ? InlineEK(x) : InlineEJ(x)) + 2; }</text:p>
          </table:table-cell>
          <table:table-cell table:formula="of:=CONCATENATE(&quot;int NonInline&quot;;[.$E116];&quot;(const int x) { return ((std::rand() % 2) ? NonInline&quot;;[.$E115];&quot;(x) : NonInline&quot;;[.$E114];&quot;(x)) + 2; }&quot;)" office:value-type="string" office:string-value="int NonInlineEL(const int x) { return ((std::rand() % 2) ? NonInlineEK(x) : NonInlineEJ(x)) + 2; }">
            <text:p>int NonInlineEL(const int x) { return ((std::rand() % 2) ? NonInlineEK(x) : NonInlineEJ(x)) + 2; }</text:p>
          </table:table-cell>
        </table:table-row>
        <table:table-row table:style-name="ro1">
          <table:table-cell table:formula="of:=[.A91]+1" office:value-type="float" office:value="69">
            <text:p>69</text:p>
          </table:table-cell>
          <table:table-cell table:formula="of:=CHAR([.A117])" office:value-type="string" office:string-value="E">
            <text:p>E</text:p>
          </table:table-cell>
          <table:table-cell table:formula="of:=[.C91]" office:value-type="float" office:value="77">
            <text:p>77</text:p>
          </table:table-cell>
          <table:table-cell table:formula="of:=CHAR([.C117])" office:value-type="string" office:string-value="M">
            <text:p>M</text:p>
          </table:table-cell>
          <table:table-cell table:formula="of:=CONCATENATE([.B117];[.D117])" office:value-type="string" office:string-value="EM">
            <text:p>EM</text:p>
          </table:table-cell>
          <table:table-cell table:formula="of:=CONCATENATE(&quot;inline int Inline&quot;;[.$E117];&quot;(const int x) { return ((std::rand() % 2) ? Inline&quot;;[.$E116];&quot;(x) : Inline&quot;;[.$E115];&quot;(x)) + 2; }&quot;)" office:value-type="string" office:string-value="inline int InlineEM(const int x) { return ((std::rand() % 2) ? InlineEL(x) : InlineEK(x)) + 2; }">
            <text:p>inline int InlineEM(const int x) { return ((std::rand() % 2) ? InlineEL(x) : InlineEK(x)) + 2; }</text:p>
          </table:table-cell>
          <table:table-cell table:formula="of:=CONCATENATE(&quot;int NonInline&quot;;[.$E117];&quot;(const int x) { return ((std::rand() % 2) ? NonInline&quot;;[.$E116];&quot;(x) : NonInline&quot;;[.$E115];&quot;(x)) + 2; }&quot;)" office:value-type="string" office:string-value="int NonInlineEM(const int x) { return ((std::rand() % 2) ? NonInlineEL(x) : NonInlineEK(x)) + 2; }">
            <text:p>int NonInlineEM(const int x) { return ((std::rand() % 2) ? NonInlineEL(x) : NonInlineEK(x)) + 2; }</text:p>
          </table:table-cell>
        </table:table-row>
        <table:table-row table:style-name="ro1">
          <table:table-cell table:formula="of:=[.A92]+1" office:value-type="float" office:value="69">
            <text:p>69</text:p>
          </table:table-cell>
          <table:table-cell table:formula="of:=CHAR([.A118])" office:value-type="string" office:string-value="E">
            <text:p>E</text:p>
          </table:table-cell>
          <table:table-cell table:formula="of:=[.C92]" office:value-type="float" office:value="78">
            <text:p>78</text:p>
          </table:table-cell>
          <table:table-cell table:formula="of:=CHAR([.C118])" office:value-type="string" office:string-value="N">
            <text:p>N</text:p>
          </table:table-cell>
          <table:table-cell table:formula="of:=CONCATENATE([.B118];[.D118])" office:value-type="string" office:string-value="EN">
            <text:p>EN</text:p>
          </table:table-cell>
          <table:table-cell table:formula="of:=CONCATENATE(&quot;inline int Inline&quot;;[.$E118];&quot;(const int x) { return ((std::rand() % 2) ? Inline&quot;;[.$E117];&quot;(x) : Inline&quot;;[.$E116];&quot;(x)) + 2; }&quot;)" office:value-type="string" office:string-value="inline int InlineEN(const int x) { return ((std::rand() % 2) ? InlineEM(x) : InlineEL(x)) + 2; }">
            <text:p>inline int InlineEN(const int x) { return ((std::rand() % 2) ? InlineEM(x) : InlineEL(x)) + 2; }</text:p>
          </table:table-cell>
          <table:table-cell table:formula="of:=CONCATENATE(&quot;int NonInline&quot;;[.$E118];&quot;(const int x) { return ((std::rand() % 2) ? NonInline&quot;;[.$E117];&quot;(x) : NonInline&quot;;[.$E116];&quot;(x)) + 2; }&quot;)" office:value-type="string" office:string-value="int NonInlineEN(const int x) { return ((std::rand() % 2) ? NonInlineEM(x) : NonInlineEL(x)) + 2; }">
            <text:p>int NonInlineEN(const int x) { return ((std::rand() % 2) ? NonInlineEM(x) : NonInlineEL(x)) + 2; }</text:p>
          </table:table-cell>
        </table:table-row>
        <table:table-row table:style-name="ro1">
          <table:table-cell table:formula="of:=[.A93]+1" office:value-type="float" office:value="69">
            <text:p>69</text:p>
          </table:table-cell>
          <table:table-cell table:formula="of:=CHAR([.A119])" office:value-type="string" office:string-value="E">
            <text:p>E</text:p>
          </table:table-cell>
          <table:table-cell table:formula="of:=[.C93]" office:value-type="float" office:value="79">
            <text:p>79</text:p>
          </table:table-cell>
          <table:table-cell table:formula="of:=CHAR([.C119])" office:value-type="string" office:string-value="O">
            <text:p>O</text:p>
          </table:table-cell>
          <table:table-cell table:formula="of:=CONCATENATE([.B119];[.D119])" office:value-type="string" office:string-value="EO">
            <text:p>EO</text:p>
          </table:table-cell>
          <table:table-cell table:formula="of:=CONCATENATE(&quot;inline int Inline&quot;;[.$E119];&quot;(const int x) { return ((std::rand() % 2) ? Inline&quot;;[.$E118];&quot;(x) : Inline&quot;;[.$E117];&quot;(x)) + 2; }&quot;)" office:value-type="string" office:string-value="inline int InlineEO(const int x) { return ((std::rand() % 2) ? InlineEN(x) : InlineEM(x)) + 2; }">
            <text:p>inline int InlineEO(const int x) { return ((std::rand() % 2) ? InlineEN(x) : InlineEM(x)) + 2; }</text:p>
          </table:table-cell>
          <table:table-cell table:formula="of:=CONCATENATE(&quot;int NonInline&quot;;[.$E119];&quot;(const int x) { return ((std::rand() % 2) ? NonInline&quot;;[.$E118];&quot;(x) : NonInline&quot;;[.$E117];&quot;(x)) + 2; }&quot;)" office:value-type="string" office:string-value="int NonInlineEO(const int x) { return ((std::rand() % 2) ? NonInlineEN(x) : NonInlineEM(x)) + 2; }">
            <text:p>int NonInlineEO(const int x) { return ((std::rand() % 2) ? NonInlineEN(x) : NonInlineEM(x)) + 2; }</text:p>
          </table:table-cell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CHAR([.A120])" office:value-type="string" office:string-value="E">
            <text:p>E</text:p>
          </table:table-cell>
          <table:table-cell table:formula="of:=[.C94]" office:value-type="float" office:value="80">
            <text:p>80</text:p>
          </table:table-cell>
          <table:table-cell table:formula="of:=CHAR([.C120])" office:value-type="string" office:string-value="P">
            <text:p>P</text:p>
          </table:table-cell>
          <table:table-cell table:formula="of:=CONCATENATE([.B120];[.D120])" office:value-type="string" office:string-value="EP">
            <text:p>EP</text:p>
          </table:table-cell>
          <table:table-cell table:formula="of:=CONCATENATE(&quot;inline int Inline&quot;;[.$E120];&quot;(const int x) { return ((std::rand() % 2) ? Inline&quot;;[.$E119];&quot;(x) : Inline&quot;;[.$E118];&quot;(x)) + 2; }&quot;)" office:value-type="string" office:string-value="inline int InlineEP(const int x) { return ((std::rand() % 2) ? InlineEO(x) : InlineEN(x)) + 2; }">
            <text:p>inline int InlineEP(const int x) { return ((std::rand() % 2) ? InlineEO(x) : InlineEN(x)) + 2; }</text:p>
          </table:table-cell>
          <table:table-cell table:formula="of:=CONCATENATE(&quot;int NonInline&quot;;[.$E120];&quot;(const int x) { return ((std::rand() % 2) ? NonInline&quot;;[.$E119];&quot;(x) : NonInline&quot;;[.$E118];&quot;(x)) + 2; }&quot;)" office:value-type="string" office:string-value="int NonInlineEP(const int x) { return ((std::rand() % 2) ? NonInlineEO(x) : NonInlineEN(x)) + 2; }">
            <text:p>int NonInlineEP(const int x) { return ((std::rand() % 2) ? NonInlineEO(x) : NonInlineEN(x)) + 2; }</text:p>
          </table:table-cell>
        </table:table-row>
        <table:table-row table:style-name="ro1">
          <table:table-cell table:formula="of:=[.A95]+1" office:value-type="float" office:value="69">
            <text:p>69</text:p>
          </table:table-cell>
          <table:table-cell table:formula="of:=CHAR([.A121])" office:value-type="string" office:string-value="E">
            <text:p>E</text:p>
          </table:table-cell>
          <table:table-cell table:formula="of:=[.C95]" office:value-type="float" office:value="81">
            <text:p>81</text:p>
          </table:table-cell>
          <table:table-cell table:formula="of:=CHAR([.C121])" office:value-type="string" office:string-value="Q">
            <text:p>Q</text:p>
          </table:table-cell>
          <table:table-cell table:formula="of:=CONCATENATE([.B121];[.D121])" office:value-type="string" office:string-value="EQ">
            <text:p>EQ</text:p>
          </table:table-cell>
          <table:table-cell table:formula="of:=CONCATENATE(&quot;inline int Inline&quot;;[.$E121];&quot;(const int x) { return ((std::rand() % 2) ? Inline&quot;;[.$E120];&quot;(x) : Inline&quot;;[.$E119];&quot;(x)) + 2; }&quot;)" office:value-type="string" office:string-value="inline int InlineEQ(const int x) { return ((std::rand() % 2) ? InlineEP(x) : InlineEO(x)) + 2; }">
            <text:p>inline int InlineEQ(const int x) { return ((std::rand() % 2) ? InlineEP(x) : InlineEO(x)) + 2; }</text:p>
          </table:table-cell>
          <table:table-cell table:formula="of:=CONCATENATE(&quot;int NonInline&quot;;[.$E121];&quot;(const int x) { return ((std::rand() % 2) ? NonInline&quot;;[.$E120];&quot;(x) : NonInline&quot;;[.$E119];&quot;(x)) + 2; }&quot;)" office:value-type="string" office:string-value="int NonInlineEQ(const int x) { return ((std::rand() % 2) ? NonInlineEP(x) : NonInlineEO(x)) + 2; }">
            <text:p>int NonInlineEQ(const int x) { return ((std::rand() % 2) ? NonInlineEP(x) : NonInlineEO(x)) + 2; }</text:p>
          </table:table-cell>
        </table:table-row>
        <table:table-row table:style-name="ro1">
          <table:table-cell table:formula="of:=[.A96]+1" office:value-type="float" office:value="69">
            <text:p>69</text:p>
          </table:table-cell>
          <table:table-cell table:formula="of:=CHAR([.A122])" office:value-type="string" office:string-value="E">
            <text:p>E</text:p>
          </table:table-cell>
          <table:table-cell table:formula="of:=[.C96]" office:value-type="float" office:value="82">
            <text:p>82</text:p>
          </table:table-cell>
          <table:table-cell table:formula="of:=CHAR([.C122])" office:value-type="string" office:string-value="R">
            <text:p>R</text:p>
          </table:table-cell>
          <table:table-cell table:formula="of:=CONCATENATE([.B122];[.D122])" office:value-type="string" office:string-value="ER">
            <text:p>ER</text:p>
          </table:table-cell>
          <table:table-cell table:formula="of:=CONCATENATE(&quot;inline int Inline&quot;;[.$E122];&quot;(const int x) { return ((std::rand() % 2) ? Inline&quot;;[.$E121];&quot;(x) : Inline&quot;;[.$E120];&quot;(x)) + 2; }&quot;)" office:value-type="string" office:string-value="inline int InlineER(const int x) { return ((std::rand() % 2) ? InlineEQ(x) : InlineEP(x)) + 2; }">
            <text:p>inline int InlineER(const int x) { return ((std::rand() % 2) ? InlineEQ(x) : InlineEP(x)) + 2; }</text:p>
          </table:table-cell>
          <table:table-cell table:formula="of:=CONCATENATE(&quot;int NonInline&quot;;[.$E122];&quot;(const int x) { return ((std::rand() % 2) ? NonInline&quot;;[.$E121];&quot;(x) : NonInline&quot;;[.$E120];&quot;(x)) + 2; }&quot;)" office:value-type="string" office:string-value="int NonInlineER(const int x) { return ((std::rand() % 2) ? NonInlineEQ(x) : NonInlineEP(x)) + 2; }">
            <text:p>int NonInlineER(const int x) { return ((std::rand() % 2) ? NonInlineEQ(x) : NonInlineEP(x)) + 2; }</text:p>
          </table:table-cell>
        </table:table-row>
        <table:table-row table:style-name="ro1">
          <table:table-cell table:formula="of:=[.A97]+1" office:value-type="float" office:value="69">
            <text:p>69</text:p>
          </table:table-cell>
          <table:table-cell table:formula="of:=CHAR([.A123])" office:value-type="string" office:string-value="E">
            <text:p>E</text:p>
          </table:table-cell>
          <table:table-cell table:formula="of:=[.C97]" office:value-type="float" office:value="83">
            <text:p>83</text:p>
          </table:table-cell>
          <table:table-cell table:formula="of:=CHAR([.C123])" office:value-type="string" office:string-value="S">
            <text:p>S</text:p>
          </table:table-cell>
          <table:table-cell table:formula="of:=CONCATENATE([.B123];[.D123])" office:value-type="string" office:string-value="ES">
            <text:p>ES</text:p>
          </table:table-cell>
          <table:table-cell table:formula="of:=CONCATENATE(&quot;inline int Inline&quot;;[.$E123];&quot;(const int x) { return ((std::rand() % 2) ? Inline&quot;;[.$E122];&quot;(x) : Inline&quot;;[.$E121];&quot;(x)) + 2; }&quot;)" office:value-type="string" office:string-value="inline int InlineES(const int x) { return ((std::rand() % 2) ? InlineER(x) : InlineEQ(x)) + 2; }">
            <text:p>inline int InlineES(const int x) { return ((std::rand() % 2) ? InlineER(x) : InlineEQ(x)) + 2; }</text:p>
          </table:table-cell>
          <table:table-cell table:formula="of:=CONCATENATE(&quot;int NonInline&quot;;[.$E123];&quot;(const int x) { return ((std::rand() % 2) ? NonInline&quot;;[.$E122];&quot;(x) : NonInline&quot;;[.$E121];&quot;(x)) + 2; }&quot;)" office:value-type="string" office:string-value="int NonInlineES(const int x) { return ((std::rand() % 2) ? NonInlineER(x) : NonInlineEQ(x)) + 2; }">
            <text:p>int NonInlineES(const int x) { return ((std::rand() % 2) ? NonInlineER(x) : NonInlineEQ(x)) + 2; }</text:p>
          </table:table-cell>
        </table:table-row>
        <table:table-row table:style-name="ro1">
          <table:table-cell table:formula="of:=[.A98]+1" office:value-type="float" office:value="69">
            <text:p>69</text:p>
          </table:table-cell>
          <table:table-cell table:formula="of:=CHAR([.A124])" office:value-type="string" office:string-value="E">
            <text:p>E</text:p>
          </table:table-cell>
          <table:table-cell table:formula="of:=[.C98]" office:value-type="float" office:value="84">
            <text:p>84</text:p>
          </table:table-cell>
          <table:table-cell table:formula="of:=CHAR([.C124])" office:value-type="string" office:string-value="T">
            <text:p>T</text:p>
          </table:table-cell>
          <table:table-cell table:formula="of:=CONCATENATE([.B124];[.D124])" office:value-type="string" office:string-value="ET">
            <text:p>ET</text:p>
          </table:table-cell>
          <table:table-cell table:formula="of:=CONCATENATE(&quot;inline int Inline&quot;;[.$E124];&quot;(const int x) { return ((std::rand() % 2) ? Inline&quot;;[.$E123];&quot;(x) : Inline&quot;;[.$E122];&quot;(x)) + 2; }&quot;)" office:value-type="string" office:string-value="inline int InlineET(const int x) { return ((std::rand() % 2) ? InlineES(x) : InlineER(x)) + 2; }">
            <text:p>inline int InlineET(const int x) { return ((std::rand() % 2) ? InlineES(x) : InlineER(x)) + 2; }</text:p>
          </table:table-cell>
          <table:table-cell table:formula="of:=CONCATENATE(&quot;int NonInline&quot;;[.$E124];&quot;(const int x) { return ((std::rand() % 2) ? NonInline&quot;;[.$E123];&quot;(x) : NonInline&quot;;[.$E122];&quot;(x)) + 2; }&quot;)" office:value-type="string" office:string-value="int NonInlineET(const int x) { return ((std::rand() % 2) ? NonInlineES(x) : NonInlineER(x)) + 2; }">
            <text:p>int NonInlineET(const int x) { return ((std::rand() % 2) ? NonInlineES(x) : NonInlineER(x)) + 2; }</text:p>
          </table:table-cell>
        </table:table-row>
        <table:table-row table:style-name="ro1">
          <table:table-cell table:formula="of:=[.A99]+1" office:value-type="float" office:value="69">
            <text:p>69</text:p>
          </table:table-cell>
          <table:table-cell table:formula="of:=CHAR([.A125])" office:value-type="string" office:string-value="E">
            <text:p>E</text:p>
          </table:table-cell>
          <table:table-cell table:formula="of:=[.C99]" office:value-type="float" office:value="85">
            <text:p>85</text:p>
          </table:table-cell>
          <table:table-cell table:formula="of:=CHAR([.C125])" office:value-type="string" office:string-value="U">
            <text:p>U</text:p>
          </table:table-cell>
          <table:table-cell table:formula="of:=CONCATENATE([.B125];[.D125])" office:value-type="string" office:string-value="EU">
            <text:p>EU</text:p>
          </table:table-cell>
          <table:table-cell table:formula="of:=CONCATENATE(&quot;inline int Inline&quot;;[.$E125];&quot;(const int x) { return ((std::rand() % 2) ? Inline&quot;;[.$E124];&quot;(x) : Inline&quot;;[.$E123];&quot;(x)) + 2; }&quot;)" office:value-type="string" office:string-value="inline int InlineEU(const int x) { return ((std::rand() % 2) ? InlineET(x) : InlineES(x)) + 2; }">
            <text:p>inline int InlineEU(const int x) { return ((std::rand() % 2) ? InlineET(x) : InlineES(x)) + 2; }</text:p>
          </table:table-cell>
          <table:table-cell table:formula="of:=CONCATENATE(&quot;int NonInline&quot;;[.$E125];&quot;(const int x) { return ((std::rand() % 2) ? NonInline&quot;;[.$E124];&quot;(x) : NonInline&quot;;[.$E123];&quot;(x)) + 2; }&quot;)" office:value-type="string" office:string-value="int NonInlineEU(const int x) { return ((std::rand() % 2) ? NonInlineET(x) : NonInlineES(x)) + 2; }">
            <text:p>int NonInlineEU(const int x) { return ((std::rand() % 2) ? NonInlineET(x) : NonInlineES(x)) + 2; }</text:p>
          </table:table-cell>
        </table:table-row>
        <table:table-row table:style-name="ro1">
          <table:table-cell table:formula="of:=[.A100]+1" office:value-type="float" office:value="69">
            <text:p>69</text:p>
          </table:table-cell>
          <table:table-cell table:formula="of:=CHAR([.A126])" office:value-type="string" office:string-value="E">
            <text:p>E</text:p>
          </table:table-cell>
          <table:table-cell table:formula="of:=[.C100]" office:value-type="float" office:value="86">
            <text:p>86</text:p>
          </table:table-cell>
          <table:table-cell table:formula="of:=CHAR([.C126])" office:value-type="string" office:string-value="V">
            <text:p>V</text:p>
          </table:table-cell>
          <table:table-cell table:formula="of:=CONCATENATE([.B126];[.D126])" office:value-type="string" office:string-value="EV">
            <text:p>EV</text:p>
          </table:table-cell>
          <table:table-cell table:formula="of:=CONCATENATE(&quot;inline int Inline&quot;;[.$E126];&quot;(const int x) { return ((std::rand() % 2) ? Inline&quot;;[.$E125];&quot;(x) : Inline&quot;;[.$E124];&quot;(x)) + 2; }&quot;)" office:value-type="string" office:string-value="inline int InlineEV(const int x) { return ((std::rand() % 2) ? InlineEU(x) : InlineET(x)) + 2; }">
            <text:p>inline int InlineEV(const int x) { return ((std::rand() % 2) ? InlineEU(x) : InlineET(x)) + 2; }</text:p>
          </table:table-cell>
          <table:table-cell table:formula="of:=CONCATENATE(&quot;int NonInline&quot;;[.$E126];&quot;(const int x) { return ((std::rand() % 2) ? NonInline&quot;;[.$E125];&quot;(x) : NonInline&quot;;[.$E124];&quot;(x)) + 2; }&quot;)" office:value-type="string" office:string-value="int NonInlineEV(const int x) { return ((std::rand() % 2) ? NonInlineEU(x) : NonInlineET(x)) + 2; }">
            <text:p>int NonInlineEV(const int x) { return ((std::rand() % 2) ? NonInlineEU(x) : NonInlineET(x)) + 2; }</text:p>
          </table:table-cell>
        </table:table-row>
        <table:table-row table:style-name="ro1">
          <table:table-cell table:formula="of:=[.A101]+1" office:value-type="float" office:value="69">
            <text:p>69</text:p>
          </table:table-cell>
          <table:table-cell table:formula="of:=CHAR([.A127])" office:value-type="string" office:string-value="E">
            <text:p>E</text:p>
          </table:table-cell>
          <table:table-cell table:formula="of:=[.C101]" office:value-type="float" office:value="87">
            <text:p>87</text:p>
          </table:table-cell>
          <table:table-cell table:formula="of:=CHAR([.C127])" office:value-type="string" office:string-value="W">
            <text:p>W</text:p>
          </table:table-cell>
          <table:table-cell table:formula="of:=CONCATENATE([.B127];[.D127])" office:value-type="string" office:string-value="EW">
            <text:p>EW</text:p>
          </table:table-cell>
          <table:table-cell table:formula="of:=CONCATENATE(&quot;inline int Inline&quot;;[.$E127];&quot;(const int x) { return ((std::rand() % 2) ? Inline&quot;;[.$E126];&quot;(x) : Inline&quot;;[.$E125];&quot;(x)) + 2; }&quot;)" office:value-type="string" office:string-value="inline int InlineEW(const int x) { return ((std::rand() % 2) ? InlineEV(x) : InlineEU(x)) + 2; }">
            <text:p>inline int InlineEW(const int x) { return ((std::rand() % 2) ? InlineEV(x) : InlineEU(x)) + 2; }</text:p>
          </table:table-cell>
          <table:table-cell table:formula="of:=CONCATENATE(&quot;int NonInline&quot;;[.$E127];&quot;(const int x) { return ((std::rand() % 2) ? NonInline&quot;;[.$E126];&quot;(x) : NonInline&quot;;[.$E125];&quot;(x)) + 2; }&quot;)" office:value-type="string" office:string-value="int NonInlineEW(const int x) { return ((std::rand() % 2) ? NonInlineEV(x) : NonInlineEU(x)) + 2; }">
            <text:p>int NonInlineEW(const int x) { return ((std::rand() % 2) ? NonInlineEV(x) : NonInlineEU(x)) + 2; }</text:p>
          </table:table-cell>
        </table:table-row>
        <table:table-row table:style-name="ro1">
          <table:table-cell table:formula="of:=[.A102]+1" office:value-type="float" office:value="69">
            <text:p>69</text:p>
          </table:table-cell>
          <table:table-cell table:formula="of:=CHAR([.A128])" office:value-type="string" office:string-value="E">
            <text:p>E</text:p>
          </table:table-cell>
          <table:table-cell table:formula="of:=[.C102]" office:value-type="float" office:value="88">
            <text:p>88</text:p>
          </table:table-cell>
          <table:table-cell table:formula="of:=CHAR([.C128])" office:value-type="string" office:string-value="X">
            <text:p>X</text:p>
          </table:table-cell>
          <table:table-cell table:formula="of:=CONCATENATE([.B128];[.D128])" office:value-type="string" office:string-value="EX">
            <text:p>EX</text:p>
          </table:table-cell>
          <table:table-cell table:formula="of:=CONCATENATE(&quot;inline int Inline&quot;;[.$E128];&quot;(const int x) { return ((std::rand() % 2) ? Inline&quot;;[.$E127];&quot;(x) : Inline&quot;;[.$E126];&quot;(x)) + 2; }&quot;)" office:value-type="string" office:string-value="inline int InlineEX(const int x) { return ((std::rand() % 2) ? InlineEW(x) : InlineEV(x)) + 2; }">
            <text:p>inline int InlineEX(const int x) { return ((std::rand() % 2) ? InlineEW(x) : InlineEV(x)) + 2; }</text:p>
          </table:table-cell>
          <table:table-cell table:formula="of:=CONCATENATE(&quot;int NonInline&quot;;[.$E128];&quot;(const int x) { return ((std::rand() % 2) ? NonInline&quot;;[.$E127];&quot;(x) : NonInline&quot;;[.$E126];&quot;(x)) + 2; }&quot;)" office:value-type="string" office:string-value="int NonInlineEX(const int x) { return ((std::rand() % 2) ? NonInlineEW(x) : NonInlineEV(x)) + 2; }">
            <text:p>int NonInlineEX(const int x) { return ((std::rand() % 2) ? NonInlineEW(x) : NonInlineEV(x)) + 2; }</text:p>
          </table:table-cell>
        </table:table-row>
        <table:table-row table:style-name="ro1">
          <table:table-cell table:formula="of:=[.A103]+1" office:value-type="float" office:value="69">
            <text:p>69</text:p>
          </table:table-cell>
          <table:table-cell table:formula="of:=CHAR([.A129])" office:value-type="string" office:string-value="E">
            <text:p>E</text:p>
          </table:table-cell>
          <table:table-cell table:formula="of:=[.C103]" office:value-type="float" office:value="89">
            <text:p>89</text:p>
          </table:table-cell>
          <table:table-cell table:formula="of:=CHAR([.C129])" office:value-type="string" office:string-value="Y">
            <text:p>Y</text:p>
          </table:table-cell>
          <table:table-cell table:formula="of:=CONCATENATE([.B129];[.D129])" office:value-type="string" office:string-value="EY">
            <text:p>EY</text:p>
          </table:table-cell>
          <table:table-cell table:formula="of:=CONCATENATE(&quot;inline int Inline&quot;;[.$E129];&quot;(const int x) { return ((std::rand() % 2) ? Inline&quot;;[.$E128];&quot;(x) : Inline&quot;;[.$E127];&quot;(x)) + 2; }&quot;)" office:value-type="string" office:string-value="inline int InlineEY(const int x) { return ((std::rand() % 2) ? InlineEX(x) : InlineEW(x)) + 2; }">
            <text:p>inline int InlineEY(const int x) { return ((std::rand() % 2) ? InlineEX(x) : InlineEW(x)) + 2; }</text:p>
          </table:table-cell>
          <table:table-cell table:formula="of:=CONCATENATE(&quot;int NonInline&quot;;[.$E129];&quot;(const int x) { return ((std::rand() % 2) ? NonInline&quot;;[.$E128];&quot;(x) : NonInline&quot;;[.$E127];&quot;(x)) + 2; }&quot;)" office:value-type="string" office:string-value="int NonInlineEY(const int x) { return ((std::rand() % 2) ? NonInlineEX(x) : NonInlineEW(x)) + 2; }">
            <text:p>int NonInlineEY(const int x) { return ((std::rand() % 2) ? NonInlineEX(x) : NonInlineEW(x)) + 2; }</text:p>
          </table:table-cell>
        </table:table-row>
        <table:table-row table:style-name="ro1">
          <table:table-cell table:formula="of:=[.A104]+1" office:value-type="float" office:value="69">
            <text:p>69</text:p>
          </table:table-cell>
          <table:table-cell table:formula="of:=CHAR([.A130])" office:value-type="string" office:string-value="E">
            <text:p>E</text:p>
          </table:table-cell>
          <table:table-cell table:formula="of:=[.C104]" office:value-type="float" office:value="90">
            <text:p>90</text:p>
          </table:table-cell>
          <table:table-cell table:formula="of:=CHAR([.C130])" office:value-type="string" office:string-value="Z">
            <text:p>Z</text:p>
          </table:table-cell>
          <table:table-cell table:formula="of:=CONCATENATE([.B130];[.D130])" office:value-type="string" office:string-value="EZ">
            <text:p>EZ</text:p>
          </table:table-cell>
          <table:table-cell table:formula="of:=CONCATENATE(&quot;inline int Inline&quot;;[.$E130];&quot;(const int x) { return ((std::rand() % 2) ? Inline&quot;;[.$E129];&quot;(x) : Inline&quot;;[.$E128];&quot;(x)) + 2; }&quot;)" office:value-type="string" office:string-value="inline int InlineEZ(const int x) { return ((std::rand() % 2) ? InlineEY(x) : InlineEX(x)) + 2; }">
            <text:p>inline int InlineEZ(const int x) { return ((std::rand() % 2) ? InlineEY(x) : InlineEX(x)) + 2; }</text:p>
          </table:table-cell>
          <table:table-cell table:formula="of:=CONCATENATE(&quot;int NonInline&quot;;[.$E130];&quot;(const int x) { return ((std::rand() % 2) ? NonInline&quot;;[.$E129];&quot;(x) : NonInline&quot;;[.$E128];&quot;(x)) + 2; }&quot;)" office:value-type="string" office:string-value="int NonInlineEZ(const int x) { return ((std::rand() % 2) ? NonInlineEY(x) : NonInlineEX(x)) + 2; }">
            <text:p>int NonInlineEZ(const int x) { return ((std::rand() % 2) ? NonInlineEY(x) : NonInlineEX(x)) + 2; }</text:p>
          </table:table-cell>
        </table:table-row>
        <table:table-row table:style-name="ro1">
          <table:table-cell table:formula="of:=[.A105]+1" office:value-type="float" office:value="70">
            <text:p>70</text:p>
          </table:table-cell>
          <table:table-cell table:formula="of:=CHAR([.A131])" office:value-type="string" office:string-value="F">
            <text:p>F</text:p>
          </table:table-cell>
          <table:table-cell table:formula="of:=[.C105]" office:value-type="float" office:value="65">
            <text:p>65</text:p>
          </table:table-cell>
          <table:table-cell table:formula="of:=CHAR([.C131])" office:value-type="string" office:string-value="A">
            <text:p>A</text:p>
          </table:table-cell>
          <table:table-cell table:formula="of:=CONCATENATE([.B131];[.D131])" office:value-type="string" office:string-value="FA">
            <text:p>FA</text:p>
          </table:table-cell>
          <table:table-cell table:formula="of:=CONCATENATE(&quot;inline int Inline&quot;;[.$E131];&quot;(const int x) { return ((std::rand() % 2) ? Inline&quot;;[.$E130];&quot;(x) : Inline&quot;;[.$E129];&quot;(x)) + 2; }&quot;)" office:value-type="string" office:string-value="inline int InlineFA(const int x) { return ((std::rand() % 2) ? InlineEZ(x) : InlineEY(x)) + 2; }">
            <text:p>inline int InlineFA(const int x) { return ((std::rand() % 2) ? InlineEZ(x) : InlineEY(x)) + 2; }</text:p>
          </table:table-cell>
          <table:table-cell table:formula="of:=CONCATENATE(&quot;int NonInline&quot;;[.$E131];&quot;(const int x) { return ((std::rand() % 2) ? NonInline&quot;;[.$E130];&quot;(x) : NonInline&quot;;[.$E129];&quot;(x)) + 2; }&quot;)" office:value-type="string" office:string-value="int NonInlineFA(const int x) { return ((std::rand() % 2) ? NonInlineEZ(x) : NonInlineEY(x)) + 2; }">
            <text:p>int NonInlineFA(const int x) { return ((std::rand() % 2) ? NonInlineEZ(x) : NonInlineEY(x)) + 2; }</text:p>
          </table:table-cell>
        </table:table-row>
        <table:table-row table:style-name="ro1">
          <table:table-cell table:formula="of:=[.A106]+1" office:value-type="float" office:value="70">
            <text:p>70</text:p>
          </table:table-cell>
          <table:table-cell table:formula="of:=CHAR([.A132])" office:value-type="string" office:string-value="F">
            <text:p>F</text:p>
          </table:table-cell>
          <table:table-cell table:formula="of:=[.C106]" office:value-type="float" office:value="66">
            <text:p>66</text:p>
          </table:table-cell>
          <table:table-cell table:formula="of:=CHAR([.C132])" office:value-type="string" office:string-value="B">
            <text:p>B</text:p>
          </table:table-cell>
          <table:table-cell table:formula="of:=CONCATENATE([.B132];[.D132])" office:value-type="string" office:string-value="FB">
            <text:p>FB</text:p>
          </table:table-cell>
          <table:table-cell table:formula="of:=CONCATENATE(&quot;inline int Inline&quot;;[.$E132];&quot;(const int x) { return ((std::rand() % 2) ? Inline&quot;;[.$E131];&quot;(x) : Inline&quot;;[.$E130];&quot;(x)) + 2; }&quot;)" office:value-type="string" office:string-value="inline int InlineFB(const int x) { return ((std::rand() % 2) ? InlineFA(x) : InlineEZ(x)) + 2; }">
            <text:p>inline int InlineFB(const int x) { return ((std::rand() % 2) ? InlineFA(x) : InlineEZ(x)) + 2; }</text:p>
          </table:table-cell>
          <table:table-cell table:formula="of:=CONCATENATE(&quot;int NonInline&quot;;[.$E132];&quot;(const int x) { return ((std::rand() % 2) ? NonInline&quot;;[.$E131];&quot;(x) : NonInline&quot;;[.$E130];&quot;(x)) + 2; }&quot;)" office:value-type="string" office:string-value="int NonInlineFB(const int x) { return ((std::rand() % 2) ? NonInlineFA(x) : NonInlineEZ(x)) + 2; }">
            <text:p>int NonInlineFB(const int x) { return ((std::rand() % 2) ? NonInlineFA(x) : NonInlineEZ(x)) + 2; }</text:p>
          </table:table-cell>
        </table:table-row>
        <table:table-row table:style-name="ro1">
          <table:table-cell table:formula="of:=[.A107]+1" office:value-type="float" office:value="70">
            <text:p>70</text:p>
          </table:table-cell>
          <table:table-cell table:formula="of:=CHAR([.A133])" office:value-type="string" office:string-value="F">
            <text:p>F</text:p>
          </table:table-cell>
          <table:table-cell table:formula="of:=[.C107]" office:value-type="float" office:value="67">
            <text:p>67</text:p>
          </table:table-cell>
          <table:table-cell table:formula="of:=CHAR([.C133])" office:value-type="string" office:string-value="C">
            <text:p>C</text:p>
          </table:table-cell>
          <table:table-cell table:formula="of:=CONCATENATE([.B133];[.D133])" office:value-type="string" office:string-value="FC">
            <text:p>FC</text:p>
          </table:table-cell>
          <table:table-cell table:formula="of:=CONCATENATE(&quot;inline int Inline&quot;;[.$E133];&quot;(const int x) { return ((std::rand() % 2) ? Inline&quot;;[.$E132];&quot;(x) : Inline&quot;;[.$E131];&quot;(x)) + 2; }&quot;)" office:value-type="string" office:string-value="inline int InlineFC(const int x) { return ((std::rand() % 2) ? InlineFB(x) : InlineFA(x)) + 2; }">
            <text:p>inline int InlineFC(const int x) { return ((std::rand() % 2) ? InlineFB(x) : InlineFA(x)) + 2; }</text:p>
          </table:table-cell>
          <table:table-cell table:formula="of:=CONCATENATE(&quot;int NonInline&quot;;[.$E133];&quot;(const int x) { return ((std::rand() % 2) ? NonInline&quot;;[.$E132];&quot;(x) : NonInline&quot;;[.$E131];&quot;(x)) + 2; }&quot;)" office:value-type="string" office:string-value="int NonInlineFC(const int x) { return ((std::rand() % 2) ? NonInlineFB(x) : NonInlineFA(x)) + 2; }">
            <text:p>int NonInlineFC(const int x) { return ((std::rand() % 2) ? NonInlineFB(x) : NonInlineFA(x)) + 2; }</text:p>
          </table:table-cell>
        </table:table-row>
        <table:table-row table:style-name="ro1">
          <table:table-cell table:formula="of:=[.A108]+1" office:value-type="float" office:value="70">
            <text:p>70</text:p>
          </table:table-cell>
          <table:table-cell table:formula="of:=CHAR([.A134])" office:value-type="string" office:string-value="F">
            <text:p>F</text:p>
          </table:table-cell>
          <table:table-cell table:formula="of:=[.C108]" office:value-type="float" office:value="68">
            <text:p>68</text:p>
          </table:table-cell>
          <table:table-cell table:formula="of:=CHAR([.C134])" office:value-type="string" office:string-value="D">
            <text:p>D</text:p>
          </table:table-cell>
          <table:table-cell table:formula="of:=CONCATENATE([.B134];[.D134])" office:value-type="string" office:string-value="FD">
            <text:p>FD</text:p>
          </table:table-cell>
          <table:table-cell table:formula="of:=CONCATENATE(&quot;inline int Inline&quot;;[.$E134];&quot;(const int x) { return ((std::rand() % 2) ? Inline&quot;;[.$E133];&quot;(x) : Inline&quot;;[.$E132];&quot;(x)) + 2; }&quot;)" office:value-type="string" office:string-value="inline int InlineFD(const int x) { return ((std::rand() % 2) ? InlineFC(x) : InlineFB(x)) + 2; }">
            <text:p>inline int InlineFD(const int x) { return ((std::rand() % 2) ? InlineFC(x) : InlineFB(x)) + 2; }</text:p>
          </table:table-cell>
          <table:table-cell table:formula="of:=CONCATENATE(&quot;int NonInline&quot;;[.$E134];&quot;(const int x) { return ((std::rand() % 2) ? NonInline&quot;;[.$E133];&quot;(x) : NonInline&quot;;[.$E132];&quot;(x)) + 2; }&quot;)" office:value-type="string" office:string-value="int NonInlineFD(const int x) { return ((std::rand() % 2) ? NonInlineFC(x) : NonInlineFB(x)) + 2; }">
            <text:p>int NonInlineFD(const int x) { return ((std::rand() % 2) ? NonInlineFC(x) : NonInlineFB(x)) + 2; }</text:p>
          </table:table-cell>
        </table:table-row>
        <table:table-row table:style-name="ro1">
          <table:table-cell table:formula="of:=[.A109]+1" office:value-type="float" office:value="70">
            <text:p>70</text:p>
          </table:table-cell>
          <table:table-cell table:formula="of:=CHAR([.A135])" office:value-type="string" office:string-value="F">
            <text:p>F</text:p>
          </table:table-cell>
          <table:table-cell table:formula="of:=[.C109]" office:value-type="float" office:value="69">
            <text:p>69</text:p>
          </table:table-cell>
          <table:table-cell table:formula="of:=CHAR([.C135])" office:value-type="string" office:string-value="E">
            <text:p>E</text:p>
          </table:table-cell>
          <table:table-cell table:formula="of:=CONCATENATE([.B135];[.D135])" office:value-type="string" office:string-value="FE">
            <text:p>FE</text:p>
          </table:table-cell>
          <table:table-cell table:formula="of:=CONCATENATE(&quot;inline int Inline&quot;;[.$E135];&quot;(const int x) { return ((std::rand() % 2) ? Inline&quot;;[.$E134];&quot;(x) : Inline&quot;;[.$E133];&quot;(x)) + 2; }&quot;)" office:value-type="string" office:string-value="inline int InlineFE(const int x) { return ((std::rand() % 2) ? InlineFD(x) : InlineFC(x)) + 2; }">
            <text:p>inline int InlineFE(const int x) { return ((std::rand() % 2) ? InlineFD(x) : InlineFC(x)) + 2; }</text:p>
          </table:table-cell>
          <table:table-cell table:formula="of:=CONCATENATE(&quot;int NonInline&quot;;[.$E135];&quot;(const int x) { return ((std::rand() % 2) ? NonInline&quot;;[.$E134];&quot;(x) : NonInline&quot;;[.$E133];&quot;(x)) + 2; }&quot;)" office:value-type="string" office:string-value="int NonInlineFE(const int x) { return ((std::rand() % 2) ? NonInlineFD(x) : NonInlineFC(x)) + 2; }">
            <text:p>int NonInlineFE(const int x) { return ((std::rand() % 2) ? NonInlineFD(x) : NonInlineFC(x)) + 2; }</text:p>
          </table:table-cell>
        </table:table-row>
        <table:table-row table:style-name="ro1">
          <table:table-cell table:formula="of:=[.A110]+1" office:value-type="float" office:value="70">
            <text:p>70</text:p>
          </table:table-cell>
          <table:table-cell table:formula="of:=CHAR([.A136])" office:value-type="string" office:string-value="F">
            <text:p>F</text:p>
          </table:table-cell>
          <table:table-cell table:formula="of:=[.C110]" office:value-type="float" office:value="70">
            <text:p>70</text:p>
          </table:table-cell>
          <table:table-cell table:formula="of:=CHAR([.C136])" office:value-type="string" office:string-value="F">
            <text:p>F</text:p>
          </table:table-cell>
          <table:table-cell table:formula="of:=CONCATENATE([.B136];[.D136])" office:value-type="string" office:string-value="FF">
            <text:p>FF</text:p>
          </table:table-cell>
          <table:table-cell table:formula="of:=CONCATENATE(&quot;inline int Inline&quot;;[.$E136];&quot;(const int x) { return ((std::rand() % 2) ? Inline&quot;;[.$E135];&quot;(x) : Inline&quot;;[.$E134];&quot;(x)) + 2; }&quot;)" office:value-type="string" office:string-value="inline int InlineFF(const int x) { return ((std::rand() % 2) ? InlineFE(x) : InlineFD(x)) + 2; }">
            <text:p>inline int InlineFF(const int x) { return ((std::rand() % 2) ? InlineFE(x) : InlineFD(x)) + 2; }</text:p>
          </table:table-cell>
          <table:table-cell table:formula="of:=CONCATENATE(&quot;int NonInline&quot;;[.$E136];&quot;(const int x) { return ((std::rand() % 2) ? NonInline&quot;;[.$E135];&quot;(x) : NonInline&quot;;[.$E134];&quot;(x)) + 2; }&quot;)" office:value-type="string" office:string-value="int NonInlineFF(const int x) { return ((std::rand() % 2) ? NonInlineFE(x) : NonInlineFD(x)) + 2; }">
            <text:p>int NonInlineFF(const int x) { return ((std::rand() % 2) ? NonInlineFE(x) : NonInlineFD(x)) + 2; }</text:p>
          </table:table-cell>
        </table:table-row>
        <table:table-row table:style-name="ro1">
          <table:table-cell table:formula="of:=[.A111]+1" office:value-type="float" office:value="70">
            <text:p>70</text:p>
          </table:table-cell>
          <table:table-cell table:formula="of:=CHAR([.A137])" office:value-type="string" office:string-value="F">
            <text:p>F</text:p>
          </table:table-cell>
          <table:table-cell table:formula="of:=[.C111]" office:value-type="float" office:value="71">
            <text:p>71</text:p>
          </table:table-cell>
          <table:table-cell table:formula="of:=CHAR([.C137])" office:value-type="string" office:string-value="G">
            <text:p>G</text:p>
          </table:table-cell>
          <table:table-cell table:formula="of:=CONCATENATE([.B137];[.D137])" office:value-type="string" office:string-value="FG">
            <text:p>FG</text:p>
          </table:table-cell>
          <table:table-cell table:formula="of:=CONCATENATE(&quot;inline int Inline&quot;;[.$E137];&quot;(const int x) { return ((std::rand() % 2) ? Inline&quot;;[.$E136];&quot;(x) : Inline&quot;;[.$E135];&quot;(x)) + 2; }&quot;)" office:value-type="string" office:string-value="inline int InlineFG(const int x) { return ((std::rand() % 2) ? InlineFF(x) : InlineFE(x)) + 2; }">
            <text:p>inline int InlineFG(const int x) { return ((std::rand() % 2) ? InlineFF(x) : InlineFE(x)) + 2; }</text:p>
          </table:table-cell>
          <table:table-cell table:formula="of:=CONCATENATE(&quot;int NonInline&quot;;[.$E137];&quot;(const int x) { return ((std::rand() % 2) ? NonInline&quot;;[.$E136];&quot;(x) : NonInline&quot;;[.$E135];&quot;(x)) + 2; }&quot;)" office:value-type="string" office:string-value="int NonInlineFG(const int x) { return ((std::rand() % 2) ? NonInlineFF(x) : NonInlineFE(x)) + 2; }">
            <text:p>int NonInlineFG(const int x) { return ((std::rand() % 2) ? NonInlineFF(x) : NonInlineFE(x)) + 2; }</text:p>
          </table:table-cell>
        </table:table-row>
        <table:table-row table:style-name="ro1">
          <table:table-cell table:formula="of:=[.A112]+1" office:value-type="float" office:value="70">
            <text:p>70</text:p>
          </table:table-cell>
          <table:table-cell table:formula="of:=CHAR([.A138])" office:value-type="string" office:string-value="F">
            <text:p>F</text:p>
          </table:table-cell>
          <table:table-cell table:formula="of:=[.C112]" office:value-type="float" office:value="72">
            <text:p>72</text:p>
          </table:table-cell>
          <table:table-cell table:formula="of:=CHAR([.C138])" office:value-type="string" office:string-value="H">
            <text:p>H</text:p>
          </table:table-cell>
          <table:table-cell table:formula="of:=CONCATENATE([.B138];[.D138])" office:value-type="string" office:string-value="FH">
            <text:p>FH</text:p>
          </table:table-cell>
          <table:table-cell table:formula="of:=CONCATENATE(&quot;inline int Inline&quot;;[.$E138];&quot;(const int x) { return ((std::rand() % 2) ? Inline&quot;;[.$E137];&quot;(x) : Inline&quot;;[.$E136];&quot;(x)) + 2; }&quot;)" office:value-type="string" office:string-value="inline int InlineFH(const int x) { return ((std::rand() % 2) ? InlineFG(x) : InlineFF(x)) + 2; }">
            <text:p>inline int InlineFH(const int x) { return ((std::rand() % 2) ? InlineFG(x) : InlineFF(x)) + 2; }</text:p>
          </table:table-cell>
          <table:table-cell table:formula="of:=CONCATENATE(&quot;int NonInline&quot;;[.$E138];&quot;(const int x) { return ((std::rand() % 2) ? NonInline&quot;;[.$E137];&quot;(x) : NonInline&quot;;[.$E136];&quot;(x)) + 2; }&quot;)" office:value-type="string" office:string-value="int NonInlineFH(const int x) { return ((std::rand() % 2) ? NonInlineFG(x) : NonInlineFF(x)) + 2; }">
            <text:p>int NonInlineFH(const int x) { return ((std::rand() % 2) ? NonInlineFG(x) : NonInlineFF(x)) + 2; }</text:p>
          </table:table-cell>
        </table:table-row>
        <table:table-row table:style-name="ro1">
          <table:table-cell table:formula="of:=[.A113]+1" office:value-type="float" office:value="70">
            <text:p>70</text:p>
          </table:table-cell>
          <table:table-cell table:formula="of:=CHAR([.A139])" office:value-type="string" office:string-value="F">
            <text:p>F</text:p>
          </table:table-cell>
          <table:table-cell table:formula="of:=[.C113]" office:value-type="float" office:value="73">
            <text:p>73</text:p>
          </table:table-cell>
          <table:table-cell table:formula="of:=CHAR([.C139])" office:value-type="string" office:string-value="I">
            <text:p>I</text:p>
          </table:table-cell>
          <table:table-cell table:formula="of:=CONCATENATE([.B139];[.D139])" office:value-type="string" office:string-value="FI">
            <text:p>FI</text:p>
          </table:table-cell>
          <table:table-cell table:formula="of:=CONCATENATE(&quot;inline int Inline&quot;;[.$E139];&quot;(const int x) { return ((std::rand() % 2) ? Inline&quot;;[.$E138];&quot;(x) : Inline&quot;;[.$E137];&quot;(x)) + 2; }&quot;)" office:value-type="string" office:string-value="inline int InlineFI(const int x) { return ((std::rand() % 2) ? InlineFH(x) : InlineFG(x)) + 2; }">
            <text:p>inline int InlineFI(const int x) { return ((std::rand() % 2) ? InlineFH(x) : InlineFG(x)) + 2; }</text:p>
          </table:table-cell>
          <table:table-cell table:formula="of:=CONCATENATE(&quot;int NonInline&quot;;[.$E139];&quot;(const int x) { return ((std::rand() % 2) ? NonInline&quot;;[.$E138];&quot;(x) : NonInline&quot;;[.$E137];&quot;(x)) + 2; }&quot;)" office:value-type="string" office:string-value="int NonInlineFI(const int x) { return ((std::rand() % 2) ? NonInlineFH(x) : NonInlineFG(x)) + 2; }">
            <text:p>int NonInlineFI(const int x) { return ((std::rand() % 2) ? NonInlineFH(x) : NonInlineFG(x)) + 2; }</text:p>
          </table:table-cell>
        </table:table-row>
        <table:table-row table:style-name="ro1">
          <table:table-cell table:formula="of:=[.A114]+1" office:value-type="float" office:value="70">
            <text:p>70</text:p>
          </table:table-cell>
          <table:table-cell table:formula="of:=CHAR([.A140])" office:value-type="string" office:string-value="F">
            <text:p>F</text:p>
          </table:table-cell>
          <table:table-cell table:formula="of:=[.C114]" office:value-type="float" office:value="74">
            <text:p>74</text:p>
          </table:table-cell>
          <table:table-cell table:formula="of:=CHAR([.C140])" office:value-type="string" office:string-value="J">
            <text:p>J</text:p>
          </table:table-cell>
          <table:table-cell table:formula="of:=CONCATENATE([.B140];[.D140])" office:value-type="string" office:string-value="FJ">
            <text:p>FJ</text:p>
          </table:table-cell>
          <table:table-cell table:formula="of:=CONCATENATE(&quot;inline int Inline&quot;;[.$E140];&quot;(const int x) { return ((std::rand() % 2) ? Inline&quot;;[.$E139];&quot;(x) : Inline&quot;;[.$E138];&quot;(x)) + 2; }&quot;)" office:value-type="string" office:string-value="inline int InlineFJ(const int x) { return ((std::rand() % 2) ? InlineFI(x) : InlineFH(x)) + 2; }">
            <text:p>inline int InlineFJ(const int x) { return ((std::rand() % 2) ? InlineFI(x) : InlineFH(x)) + 2; }</text:p>
          </table:table-cell>
          <table:table-cell table:formula="of:=CONCATENATE(&quot;int NonInline&quot;;[.$E140];&quot;(const int x) { return ((std::rand() % 2) ? NonInline&quot;;[.$E139];&quot;(x) : NonInline&quot;;[.$E138];&quot;(x)) + 2; }&quot;)" office:value-type="string" office:string-value="int NonInlineFJ(const int x) { return ((std::rand() % 2) ? NonInlineFI(x) : NonInlineFH(x)) + 2; }">
            <text:p>int NonInlineFJ(const int x) { return ((std::rand() % 2) ? NonInlineFI(x) : NonInlineFH(x)) + 2; }</text:p>
          </table:table-cell>
        </table:table-row>
        <table:table-row table:style-name="ro1">
          <table:table-cell table:formula="of:=[.A115]+1" office:value-type="float" office:value="70">
            <text:p>70</text:p>
          </table:table-cell>
          <table:table-cell table:formula="of:=CHAR([.A141])" office:value-type="string" office:string-value="F">
            <text:p>F</text:p>
          </table:table-cell>
          <table:table-cell table:formula="of:=[.C115]" office:value-type="float" office:value="75">
            <text:p>75</text:p>
          </table:table-cell>
          <table:table-cell table:formula="of:=CHAR([.C141])" office:value-type="string" office:string-value="K">
            <text:p>K</text:p>
          </table:table-cell>
          <table:table-cell table:formula="of:=CONCATENATE([.B141];[.D141])" office:value-type="string" office:string-value="FK">
            <text:p>FK</text:p>
          </table:table-cell>
          <table:table-cell table:formula="of:=CONCATENATE(&quot;inline int Inline&quot;;[.$E141];&quot;(const int x) { return ((std::rand() % 2) ? Inline&quot;;[.$E140];&quot;(x) : Inline&quot;;[.$E139];&quot;(x)) + 2; }&quot;)" office:value-type="string" office:string-value="inline int InlineFK(const int x) { return ((std::rand() % 2) ? InlineFJ(x) : InlineFI(x)) + 2; }">
            <text:p>inline int InlineFK(const int x) { return ((std::rand() % 2) ? InlineFJ(x) : InlineFI(x)) + 2; }</text:p>
          </table:table-cell>
          <table:table-cell table:formula="of:=CONCATENATE(&quot;int NonInline&quot;;[.$E141];&quot;(const int x) { return ((std::rand() % 2) ? NonInline&quot;;[.$E140];&quot;(x) : NonInline&quot;;[.$E139];&quot;(x)) + 2; }&quot;)" office:value-type="string" office:string-value="int NonInlineFK(const int x) { return ((std::rand() % 2) ? NonInlineFJ(x) : NonInlineFI(x)) + 2; }">
            <text:p>int NonInlineFK(const int x) { return ((std::rand() % 2) ? NonInlineFJ(x) : NonInlineFI(x)) + 2; }</text:p>
          </table:table-cell>
        </table:table-row>
        <table:table-row table:style-name="ro1">
          <table:table-cell table:formula="of:=[.A116]+1" office:value-type="float" office:value="70">
            <text:p>70</text:p>
          </table:table-cell>
          <table:table-cell table:formula="of:=CHAR([.A142])" office:value-type="string" office:string-value="F">
            <text:p>F</text:p>
          </table:table-cell>
          <table:table-cell table:formula="of:=[.C116]" office:value-type="float" office:value="76">
            <text:p>76</text:p>
          </table:table-cell>
          <table:table-cell table:formula="of:=CHAR([.C142])" office:value-type="string" office:string-value="L">
            <text:p>L</text:p>
          </table:table-cell>
          <table:table-cell table:formula="of:=CONCATENATE([.B142];[.D142])" office:value-type="string" office:string-value="FL">
            <text:p>FL</text:p>
          </table:table-cell>
          <table:table-cell table:formula="of:=CONCATENATE(&quot;inline int Inline&quot;;[.$E142];&quot;(const int x) { return ((std::rand() % 2) ? Inline&quot;;[.$E141];&quot;(x) : Inline&quot;;[.$E140];&quot;(x)) + 2; }&quot;)" office:value-type="string" office:string-value="inline int InlineFL(const int x) { return ((std::rand() % 2) ? InlineFK(x) : InlineFJ(x)) + 2; }">
            <text:p>inline int InlineFL(const int x) { return ((std::rand() % 2) ? InlineFK(x) : InlineFJ(x)) + 2; }</text:p>
          </table:table-cell>
          <table:table-cell table:formula="of:=CONCATENATE(&quot;int NonInline&quot;;[.$E142];&quot;(const int x) { return ((std::rand() % 2) ? NonInline&quot;;[.$E141];&quot;(x) : NonInline&quot;;[.$E140];&quot;(x)) + 2; }&quot;)" office:value-type="string" office:string-value="int NonInlineFL(const int x) { return ((std::rand() % 2) ? NonInlineFK(x) : NonInlineFJ(x)) + 2; }">
            <text:p>int NonInlineFL(const int x) { return ((std::rand() % 2) ? NonInlineFK(x) : NonInlineFJ(x)) + 2; }</text:p>
          </table:table-cell>
        </table:table-row>
        <table:table-row table:style-name="ro1">
          <table:table-cell table:formula="of:=[.A117]+1" office:value-type="float" office:value="70">
            <text:p>70</text:p>
          </table:table-cell>
          <table:table-cell table:formula="of:=CHAR([.A143])" office:value-type="string" office:string-value="F">
            <text:p>F</text:p>
          </table:table-cell>
          <table:table-cell table:formula="of:=[.C117]" office:value-type="float" office:value="77">
            <text:p>77</text:p>
          </table:table-cell>
          <table:table-cell table:formula="of:=CHAR([.C143])" office:value-type="string" office:string-value="M">
            <text:p>M</text:p>
          </table:table-cell>
          <table:table-cell table:formula="of:=CONCATENATE([.B143];[.D143])" office:value-type="string" office:string-value="FM">
            <text:p>FM</text:p>
          </table:table-cell>
          <table:table-cell table:formula="of:=CONCATENATE(&quot;inline int Inline&quot;;[.$E143];&quot;(const int x) { return ((std::rand() % 2) ? Inline&quot;;[.$E142];&quot;(x) : Inline&quot;;[.$E141];&quot;(x)) + 2; }&quot;)" office:value-type="string" office:string-value="inline int InlineFM(const int x) { return ((std::rand() % 2) ? InlineFL(x) : InlineFK(x)) + 2; }">
            <text:p>inline int InlineFM(const int x) { return ((std::rand() % 2) ? InlineFL(x) : InlineFK(x)) + 2; }</text:p>
          </table:table-cell>
          <table:table-cell table:formula="of:=CONCATENATE(&quot;int NonInline&quot;;[.$E143];&quot;(const int x) { return ((std::rand() % 2) ? NonInline&quot;;[.$E142];&quot;(x) : NonInline&quot;;[.$E141];&quot;(x)) + 2; }&quot;)" office:value-type="string" office:string-value="int NonInlineFM(const int x) { return ((std::rand() % 2) ? NonInlineFL(x) : NonInlineFK(x)) + 2; }">
            <text:p>int NonInlineFM(const int x) { return ((std::rand() % 2) ? NonInlineFL(x) : NonInlineFK(x)) + 2; }</text:p>
          </table:table-cell>
        </table:table-row>
        <table:table-row table:style-name="ro1">
          <table:table-cell table:formula="of:=[.A118]+1" office:value-type="float" office:value="70">
            <text:p>70</text:p>
          </table:table-cell>
          <table:table-cell table:formula="of:=CHAR([.A144])" office:value-type="string" office:string-value="F">
            <text:p>F</text:p>
          </table:table-cell>
          <table:table-cell table:formula="of:=[.C118]" office:value-type="float" office:value="78">
            <text:p>78</text:p>
          </table:table-cell>
          <table:table-cell table:formula="of:=CHAR([.C144])" office:value-type="string" office:string-value="N">
            <text:p>N</text:p>
          </table:table-cell>
          <table:table-cell table:formula="of:=CONCATENATE([.B144];[.D144])" office:value-type="string" office:string-value="FN">
            <text:p>FN</text:p>
          </table:table-cell>
          <table:table-cell table:formula="of:=CONCATENATE(&quot;inline int Inline&quot;;[.$E144];&quot;(const int x) { return ((std::rand() % 2) ? Inline&quot;;[.$E143];&quot;(x) : Inline&quot;;[.$E142];&quot;(x)) + 2; }&quot;)" office:value-type="string" office:string-value="inline int InlineFN(const int x) { return ((std::rand() % 2) ? InlineFM(x) : InlineFL(x)) + 2; }">
            <text:p>inline int InlineFN(const int x) { return ((std::rand() % 2) ? InlineFM(x) : InlineFL(x)) + 2; }</text:p>
          </table:table-cell>
          <table:table-cell table:formula="of:=CONCATENATE(&quot;int NonInline&quot;;[.$E144];&quot;(const int x) { return ((std::rand() % 2) ? NonInline&quot;;[.$E143];&quot;(x) : NonInline&quot;;[.$E142];&quot;(x)) + 2; }&quot;)" office:value-type="string" office:string-value="int NonInlineFN(const int x) { return ((std::rand() % 2) ? NonInlineFM(x) : NonInlineFL(x)) + 2; }">
            <text:p>int NonInlineFN(const int x) { return ((std::rand() % 2) ? NonInlineFM(x) : NonInlineFL(x)) + 2; }</text:p>
          </table:table-cell>
        </table:table-row>
        <table:table-row table:style-name="ro1">
          <table:table-cell table:formula="of:=[.A119]+1" office:value-type="float" office:value="70">
            <text:p>70</text:p>
          </table:table-cell>
          <table:table-cell table:formula="of:=CHAR([.A145])" office:value-type="string" office:string-value="F">
            <text:p>F</text:p>
          </table:table-cell>
          <table:table-cell table:formula="of:=[.C119]" office:value-type="float" office:value="79">
            <text:p>79</text:p>
          </table:table-cell>
          <table:table-cell table:formula="of:=CHAR([.C145])" office:value-type="string" office:string-value="O">
            <text:p>O</text:p>
          </table:table-cell>
          <table:table-cell table:formula="of:=CONCATENATE([.B145];[.D145])" office:value-type="string" office:string-value="FO">
            <text:p>FO</text:p>
          </table:table-cell>
          <table:table-cell table:formula="of:=CONCATENATE(&quot;inline int Inline&quot;;[.$E145];&quot;(const int x) { return ((std::rand() % 2) ? Inline&quot;;[.$E144];&quot;(x) : Inline&quot;;[.$E143];&quot;(x)) + 2; }&quot;)" office:value-type="string" office:string-value="inline int InlineFO(const int x) { return ((std::rand() % 2) ? InlineFN(x) : InlineFM(x)) + 2; }">
            <text:p>inline int InlineFO(const int x) { return ((std::rand() % 2) ? InlineFN(x) : InlineFM(x)) + 2; }</text:p>
          </table:table-cell>
          <table:table-cell table:formula="of:=CONCATENATE(&quot;int NonInline&quot;;[.$E145];&quot;(const int x) { return ((std::rand() % 2) ? NonInline&quot;;[.$E144];&quot;(x) : NonInline&quot;;[.$E143];&quot;(x)) + 2; }&quot;)" office:value-type="string" office:string-value="int NonInlineFO(const int x) { return ((std::rand() % 2) ? NonInlineFN(x) : NonInlineFM(x)) + 2; }">
            <text:p>int NonInlineFO(const int x) { return ((std::rand() % 2) ? NonInlineFN(x) : NonInlineFM(x)) + 2; }</text:p>
          </table:table-cell>
        </table:table-row>
        <table:table-row table:style-name="ro1">
          <table:table-cell table:formula="of:=[.A120]+1" office:value-type="float" office:value="70">
            <text:p>70</text:p>
          </table:table-cell>
          <table:table-cell table:formula="of:=CHAR([.A146])" office:value-type="string" office:string-value="F">
            <text:p>F</text:p>
          </table:table-cell>
          <table:table-cell table:formula="of:=[.C120]" office:value-type="float" office:value="80">
            <text:p>80</text:p>
          </table:table-cell>
          <table:table-cell table:formula="of:=CHAR([.C146])" office:value-type="string" office:string-value="P">
            <text:p>P</text:p>
          </table:table-cell>
          <table:table-cell table:formula="of:=CONCATENATE([.B146];[.D146])" office:value-type="string" office:string-value="FP">
            <text:p>FP</text:p>
          </table:table-cell>
          <table:table-cell table:formula="of:=CONCATENATE(&quot;inline int Inline&quot;;[.$E146];&quot;(const int x) { return ((std::rand() % 2) ? Inline&quot;;[.$E145];&quot;(x) : Inline&quot;;[.$E144];&quot;(x)) + 2; }&quot;)" office:value-type="string" office:string-value="inline int InlineFP(const int x) { return ((std::rand() % 2) ? InlineFO(x) : InlineFN(x)) + 2; }">
            <text:p>inline int InlineFP(const int x) { return ((std::rand() % 2) ? InlineFO(x) : InlineFN(x)) + 2; }</text:p>
          </table:table-cell>
          <table:table-cell table:formula="of:=CONCATENATE(&quot;int NonInline&quot;;[.$E146];&quot;(const int x) { return ((std::rand() % 2) ? NonInline&quot;;[.$E145];&quot;(x) : NonInline&quot;;[.$E144];&quot;(x)) + 2; }&quot;)" office:value-type="string" office:string-value="int NonInlineFP(const int x) { return ((std::rand() % 2) ? NonInlineFO(x) : NonInlineFN(x)) + 2; }">
            <text:p>int NonInlineFP(const int x) { return ((std::rand() % 2) ? NonInlineFO(x) : NonInlineFN(x)) + 2; }</text:p>
          </table:table-cell>
        </table:table-row>
        <table:table-row table:style-name="ro1">
          <table:table-cell table:formula="of:=[.A121]+1" office:value-type="float" office:value="70">
            <text:p>70</text:p>
          </table:table-cell>
          <table:table-cell table:formula="of:=CHAR([.A147])" office:value-type="string" office:string-value="F">
            <text:p>F</text:p>
          </table:table-cell>
          <table:table-cell table:formula="of:=[.C121]" office:value-type="float" office:value="81">
            <text:p>81</text:p>
          </table:table-cell>
          <table:table-cell table:formula="of:=CHAR([.C147])" office:value-type="string" office:string-value="Q">
            <text:p>Q</text:p>
          </table:table-cell>
          <table:table-cell table:formula="of:=CONCATENATE([.B147];[.D147])" office:value-type="string" office:string-value="FQ">
            <text:p>FQ</text:p>
          </table:table-cell>
          <table:table-cell table:formula="of:=CONCATENATE(&quot;inline int Inline&quot;;[.$E147];&quot;(const int x) { return ((std::rand() % 2) ? Inline&quot;;[.$E146];&quot;(x) : Inline&quot;;[.$E145];&quot;(x)) + 2; }&quot;)" office:value-type="string" office:string-value="inline int InlineFQ(const int x) { return ((std::rand() % 2) ? InlineFP(x) : InlineFO(x)) + 2; }">
            <text:p>inline int InlineFQ(const int x) { return ((std::rand() % 2) ? InlineFP(x) : InlineFO(x)) + 2; }</text:p>
          </table:table-cell>
          <table:table-cell table:formula="of:=CONCATENATE(&quot;int NonInline&quot;;[.$E147];&quot;(const int x) { return ((std::rand() % 2) ? NonInline&quot;;[.$E146];&quot;(x) : NonInline&quot;;[.$E145];&quot;(x)) + 2; }&quot;)" office:value-type="string" office:string-value="int NonInlineFQ(const int x) { return ((std::rand() % 2) ? NonInlineFP(x) : NonInlineFO(x)) + 2; }">
            <text:p>int NonInlineFQ(const int x) { return ((std::rand() % 2) ? NonInlineFP(x) : NonInlineFO(x)) + 2; }</text:p>
          </table:table-cell>
        </table:table-row>
        <table:table-row table:style-name="ro1">
          <table:table-cell table:formula="of:=[.A122]+1" office:value-type="float" office:value="70">
            <text:p>70</text:p>
          </table:table-cell>
          <table:table-cell table:formula="of:=CHAR([.A148])" office:value-type="string" office:string-value="F">
            <text:p>F</text:p>
          </table:table-cell>
          <table:table-cell table:formula="of:=[.C122]" office:value-type="float" office:value="82">
            <text:p>82</text:p>
          </table:table-cell>
          <table:table-cell table:formula="of:=CHAR([.C148])" office:value-type="string" office:string-value="R">
            <text:p>R</text:p>
          </table:table-cell>
          <table:table-cell table:formula="of:=CONCATENATE([.B148];[.D148])" office:value-type="string" office:string-value="FR">
            <text:p>FR</text:p>
          </table:table-cell>
          <table:table-cell table:formula="of:=CONCATENATE(&quot;inline int Inline&quot;;[.$E148];&quot;(const int x) { return ((std::rand() % 2) ? Inline&quot;;[.$E147];&quot;(x) : Inline&quot;;[.$E146];&quot;(x)) + 2; }&quot;)" office:value-type="string" office:string-value="inline int InlineFR(const int x) { return ((std::rand() % 2) ? InlineFQ(x) : InlineFP(x)) + 2; }">
            <text:p>inline int InlineFR(const int x) { return ((std::rand() % 2) ? InlineFQ(x) : InlineFP(x)) + 2; }</text:p>
          </table:table-cell>
          <table:table-cell table:formula="of:=CONCATENATE(&quot;int NonInline&quot;;[.$E148];&quot;(const int x) { return ((std::rand() % 2) ? NonInline&quot;;[.$E147];&quot;(x) : NonInline&quot;;[.$E146];&quot;(x)) + 2; }&quot;)" office:value-type="string" office:string-value="int NonInlineFR(const int x) { return ((std::rand() % 2) ? NonInlineFQ(x) : NonInlineFP(x)) + 2; }">
            <text:p>int NonInlineFR(const int x) { return ((std::rand() % 2) ? NonInlineFQ(x) : NonInlineFP(x)) + 2; }</text:p>
          </table:table-cell>
        </table:table-row>
        <table:table-row table:style-name="ro1">
          <table:table-cell table:formula="of:=[.A123]+1" office:value-type="float" office:value="70">
            <text:p>70</text:p>
          </table:table-cell>
          <table:table-cell table:formula="of:=CHAR([.A149])" office:value-type="string" office:string-value="F">
            <text:p>F</text:p>
          </table:table-cell>
          <table:table-cell table:formula="of:=[.C123]" office:value-type="float" office:value="83">
            <text:p>83</text:p>
          </table:table-cell>
          <table:table-cell table:formula="of:=CHAR([.C149])" office:value-type="string" office:string-value="S">
            <text:p>S</text:p>
          </table:table-cell>
          <table:table-cell table:formula="of:=CONCATENATE([.B149];[.D149])" office:value-type="string" office:string-value="FS">
            <text:p>FS</text:p>
          </table:table-cell>
          <table:table-cell table:formula="of:=CONCATENATE(&quot;inline int Inline&quot;;[.$E149];&quot;(const int x) { return ((std::rand() % 2) ? Inline&quot;;[.$E148];&quot;(x) : Inline&quot;;[.$E147];&quot;(x)) + 2; }&quot;)" office:value-type="string" office:string-value="inline int InlineFS(const int x) { return ((std::rand() % 2) ? InlineFR(x) : InlineFQ(x)) + 2; }">
            <text:p>inline int InlineFS(const int x) { return ((std::rand() % 2) ? InlineFR(x) : InlineFQ(x)) + 2; }</text:p>
          </table:table-cell>
          <table:table-cell table:formula="of:=CONCATENATE(&quot;int NonInline&quot;;[.$E149];&quot;(const int x) { return ((std::rand() % 2) ? NonInline&quot;;[.$E148];&quot;(x) : NonInline&quot;;[.$E147];&quot;(x)) + 2; }&quot;)" office:value-type="string" office:string-value="int NonInlineFS(const int x) { return ((std::rand() % 2) ? NonInlineFR(x) : NonInlineFQ(x)) + 2; }">
            <text:p>int NonInlineFS(const int x) { return ((std::rand() % 2) ? NonInlineFR(x) : NonInlineFQ(x)) + 2; }</text:p>
          </table:table-cell>
        </table:table-row>
        <table:table-row table:style-name="ro1">
          <table:table-cell table:formula="of:=[.A124]+1" office:value-type="float" office:value="70">
            <text:p>70</text:p>
          </table:table-cell>
          <table:table-cell table:formula="of:=CHAR([.A150])" office:value-type="string" office:string-value="F">
            <text:p>F</text:p>
          </table:table-cell>
          <table:table-cell table:formula="of:=[.C124]" office:value-type="float" office:value="84">
            <text:p>84</text:p>
          </table:table-cell>
          <table:table-cell table:formula="of:=CHAR([.C150])" office:value-type="string" office:string-value="T">
            <text:p>T</text:p>
          </table:table-cell>
          <table:table-cell table:formula="of:=CONCATENATE([.B150];[.D150])" office:value-type="string" office:string-value="FT">
            <text:p>FT</text:p>
          </table:table-cell>
          <table:table-cell table:formula="of:=CONCATENATE(&quot;inline int Inline&quot;;[.$E150];&quot;(const int x) { return ((std::rand() % 2) ? Inline&quot;;[.$E149];&quot;(x) : Inline&quot;;[.$E148];&quot;(x)) + 2; }&quot;)" office:value-type="string" office:string-value="inline int InlineFT(const int x) { return ((std::rand() % 2) ? InlineFS(x) : InlineFR(x)) + 2; }">
            <text:p>inline int InlineFT(const int x) { return ((std::rand() % 2) ? InlineFS(x) : InlineFR(x)) + 2; }</text:p>
          </table:table-cell>
          <table:table-cell table:formula="of:=CONCATENATE(&quot;int NonInline&quot;;[.$E150];&quot;(const int x) { return ((std::rand() % 2) ? NonInline&quot;;[.$E149];&quot;(x) : NonInline&quot;;[.$E148];&quot;(x)) + 2; }&quot;)" office:value-type="string" office:string-value="int NonInlineFT(const int x) { return ((std::rand() % 2) ? NonInlineFS(x) : NonInlineFR(x)) + 2; }">
            <text:p>int NonInlineFT(const int x) { return ((std::rand() % 2) ? NonInlineFS(x) : NonInlineFR(x)) + 2; }</text:p>
          </table:table-cell>
        </table:table-row>
        <table:table-row table:style-name="ro1">
          <table:table-cell table:formula="of:=[.A125]+1" office:value-type="float" office:value="70">
            <text:p>70</text:p>
          </table:table-cell>
          <table:table-cell table:formula="of:=CHAR([.A151])" office:value-type="string" office:string-value="F">
            <text:p>F</text:p>
          </table:table-cell>
          <table:table-cell table:formula="of:=[.C125]" office:value-type="float" office:value="85">
            <text:p>85</text:p>
          </table:table-cell>
          <table:table-cell table:formula="of:=CHAR([.C151])" office:value-type="string" office:string-value="U">
            <text:p>U</text:p>
          </table:table-cell>
          <table:table-cell table:formula="of:=CONCATENATE([.B151];[.D151])" office:value-type="string" office:string-value="FU">
            <text:p>FU</text:p>
          </table:table-cell>
          <table:table-cell table:formula="of:=CONCATENATE(&quot;inline int Inline&quot;;[.$E151];&quot;(const int x) { return ((std::rand() % 2) ? Inline&quot;;[.$E150];&quot;(x) : Inline&quot;;[.$E149];&quot;(x)) + 2; }&quot;)" office:value-type="string" office:string-value="inline int InlineFU(const int x) { return ((std::rand() % 2) ? InlineFT(x) : InlineFS(x)) + 2; }">
            <text:p>inline int InlineFU(const int x) { return ((std::rand() % 2) ? InlineFT(x) : InlineFS(x)) + 2; }</text:p>
          </table:table-cell>
          <table:table-cell table:formula="of:=CONCATENATE(&quot;int NonInline&quot;;[.$E151];&quot;(const int x) { return ((std::rand() % 2) ? NonInline&quot;;[.$E150];&quot;(x) : NonInline&quot;;[.$E149];&quot;(x)) + 2; }&quot;)" office:value-type="string" office:string-value="int NonInlineFU(const int x) { return ((std::rand() % 2) ? NonInlineFT(x) : NonInlineFS(x)) + 2; }">
            <text:p>int NonInlineFU(const int x) { return ((std::rand() % 2) ? NonInlineFT(x) : NonInlineFS(x)) + 2; }</text:p>
          </table:table-cell>
        </table:table-row>
        <table:table-row table:style-name="ro1">
          <table:table-cell table:formula="of:=[.A126]+1" office:value-type="float" office:value="70">
            <text:p>70</text:p>
          </table:table-cell>
          <table:table-cell table:formula="of:=CHAR([.A152])" office:value-type="string" office:string-value="F">
            <text:p>F</text:p>
          </table:table-cell>
          <table:table-cell table:formula="of:=[.C126]" office:value-type="float" office:value="86">
            <text:p>86</text:p>
          </table:table-cell>
          <table:table-cell table:formula="of:=CHAR([.C152])" office:value-type="string" office:string-value="V">
            <text:p>V</text:p>
          </table:table-cell>
          <table:table-cell table:formula="of:=CONCATENATE([.B152];[.D152])" office:value-type="string" office:string-value="FV">
            <text:p>FV</text:p>
          </table:table-cell>
          <table:table-cell table:formula="of:=CONCATENATE(&quot;inline int Inline&quot;;[.$E152];&quot;(const int x) { return ((std::rand() % 2) ? Inline&quot;;[.$E151];&quot;(x) : Inline&quot;;[.$E150];&quot;(x)) + 2; }&quot;)" office:value-type="string" office:string-value="inline int InlineFV(const int x) { return ((std::rand() % 2) ? InlineFU(x) : InlineFT(x)) + 2; }">
            <text:p>inline int InlineFV(const int x) { return ((std::rand() % 2) ? InlineFU(x) : InlineFT(x)) + 2; }</text:p>
          </table:table-cell>
          <table:table-cell table:formula="of:=CONCATENATE(&quot;int NonInline&quot;;[.$E152];&quot;(const int x) { return ((std::rand() % 2) ? NonInline&quot;;[.$E151];&quot;(x) : NonInline&quot;;[.$E150];&quot;(x)) + 2; }&quot;)" office:value-type="string" office:string-value="int NonInlineFV(const int x) { return ((std::rand() % 2) ? NonInlineFU(x) : NonInlineFT(x)) + 2; }">
            <text:p>int NonInlineFV(const int x) { return ((std::rand() % 2) ? NonInlineFU(x) : NonInlineFT(x)) + 2; }</text:p>
          </table:table-cell>
        </table:table-row>
        <table:table-row table:style-name="ro1">
          <table:table-cell table:formula="of:=[.A127]+1" office:value-type="float" office:value="70">
            <text:p>70</text:p>
          </table:table-cell>
          <table:table-cell table:formula="of:=CHAR([.A153])" office:value-type="string" office:string-value="F">
            <text:p>F</text:p>
          </table:table-cell>
          <table:table-cell table:formula="of:=[.C127]" office:value-type="float" office:value="87">
            <text:p>87</text:p>
          </table:table-cell>
          <table:table-cell table:formula="of:=CHAR([.C153])" office:value-type="string" office:string-value="W">
            <text:p>W</text:p>
          </table:table-cell>
          <table:table-cell table:formula="of:=CONCATENATE([.B153];[.D153])" office:value-type="string" office:string-value="FW">
            <text:p>FW</text:p>
          </table:table-cell>
          <table:table-cell table:formula="of:=CONCATENATE(&quot;inline int Inline&quot;;[.$E153];&quot;(const int x) { return ((std::rand() % 2) ? Inline&quot;;[.$E152];&quot;(x) : Inline&quot;;[.$E151];&quot;(x)) + 2; }&quot;)" office:value-type="string" office:string-value="inline int InlineFW(const int x) { return ((std::rand() % 2) ? InlineFV(x) : InlineFU(x)) + 2; }">
            <text:p>inline int InlineFW(const int x) { return ((std::rand() % 2) ? InlineFV(x) : InlineFU(x)) + 2; }</text:p>
          </table:table-cell>
          <table:table-cell table:formula="of:=CONCATENATE(&quot;int NonInline&quot;;[.$E153];&quot;(const int x) { return ((std::rand() % 2) ? NonInline&quot;;[.$E152];&quot;(x) : NonInline&quot;;[.$E151];&quot;(x)) + 2; }&quot;)" office:value-type="string" office:string-value="int NonInlineFW(const int x) { return ((std::rand() % 2) ? NonInlineFV(x) : NonInlineFU(x)) + 2; }">
            <text:p>int NonInlineFW(const int x) { return ((std::rand() % 2) ? NonInlineFV(x) : NonInlineFU(x)) + 2; }</text:p>
          </table:table-cell>
        </table:table-row>
        <table:table-row table:style-name="ro1">
          <table:table-cell table:formula="of:=[.A128]+1" office:value-type="float" office:value="70">
            <text:p>70</text:p>
          </table:table-cell>
          <table:table-cell table:formula="of:=CHAR([.A154])" office:value-type="string" office:string-value="F">
            <text:p>F</text:p>
          </table:table-cell>
          <table:table-cell table:formula="of:=[.C128]" office:value-type="float" office:value="88">
            <text:p>88</text:p>
          </table:table-cell>
          <table:table-cell table:formula="of:=CHAR([.C154])" office:value-type="string" office:string-value="X">
            <text:p>X</text:p>
          </table:table-cell>
          <table:table-cell table:formula="of:=CONCATENATE([.B154];[.D154])" office:value-type="string" office:string-value="FX">
            <text:p>FX</text:p>
          </table:table-cell>
          <table:table-cell table:formula="of:=CONCATENATE(&quot;inline int Inline&quot;;[.$E154];&quot;(const int x) { return ((std::rand() % 2) ? Inline&quot;;[.$E153];&quot;(x) : Inline&quot;;[.$E152];&quot;(x)) + 2; }&quot;)" office:value-type="string" office:string-value="inline int InlineFX(const int x) { return ((std::rand() % 2) ? InlineFW(x) : InlineFV(x)) + 2; }">
            <text:p>inline int InlineFX(const int x) { return ((std::rand() % 2) ? InlineFW(x) : InlineFV(x)) + 2; }</text:p>
          </table:table-cell>
          <table:table-cell table:formula="of:=CONCATENATE(&quot;int NonInline&quot;;[.$E154];&quot;(const int x) { return ((std::rand() % 2) ? NonInline&quot;;[.$E153];&quot;(x) : NonInline&quot;;[.$E152];&quot;(x)) + 2; }&quot;)" office:value-type="string" office:string-value="int NonInlineFX(const int x) { return ((std::rand() % 2) ? NonInlineFW(x) : NonInlineFV(x)) + 2; }">
            <text:p>int NonInlineFX(const int x) { return ((std::rand() % 2) ? NonInlineFW(x) : NonInlineFV(x)) + 2; }</text:p>
          </table:table-cell>
        </table:table-row>
        <table:table-row table:style-name="ro1">
          <table:table-cell table:formula="of:=[.A129]+1" office:value-type="float" office:value="70">
            <text:p>70</text:p>
          </table:table-cell>
          <table:table-cell table:formula="of:=CHAR([.A155])" office:value-type="string" office:string-value="F">
            <text:p>F</text:p>
          </table:table-cell>
          <table:table-cell table:formula="of:=[.C129]" office:value-type="float" office:value="89">
            <text:p>89</text:p>
          </table:table-cell>
          <table:table-cell table:formula="of:=CHAR([.C155])" office:value-type="string" office:string-value="Y">
            <text:p>Y</text:p>
          </table:table-cell>
          <table:table-cell table:formula="of:=CONCATENATE([.B155];[.D155])" office:value-type="string" office:string-value="FY">
            <text:p>FY</text:p>
          </table:table-cell>
          <table:table-cell table:formula="of:=CONCATENATE(&quot;inline int Inline&quot;;[.$E155];&quot;(const int x) { return ((std::rand() % 2) ? Inline&quot;;[.$E154];&quot;(x) : Inline&quot;;[.$E153];&quot;(x)) + 2; }&quot;)" office:value-type="string" office:string-value="inline int InlineFY(const int x) { return ((std::rand() % 2) ? InlineFX(x) : InlineFW(x)) + 2; }">
            <text:p>inline int InlineFY(const int x) { return ((std::rand() % 2) ? InlineFX(x) : InlineFW(x)) + 2; }</text:p>
          </table:table-cell>
          <table:table-cell table:formula="of:=CONCATENATE(&quot;int NonInline&quot;;[.$E155];&quot;(const int x) { return ((std::rand() % 2) ? NonInline&quot;;[.$E154];&quot;(x) : NonInline&quot;;[.$E153];&quot;(x)) + 2; }&quot;)" office:value-type="string" office:string-value="int NonInlineFY(const int x) { return ((std::rand() % 2) ? NonInlineFX(x) : NonInlineFW(x)) + 2; }">
            <text:p>int NonInlineFY(const int x) { return ((std::rand() % 2) ? NonInlineFX(x) : NonInlineFW(x)) + 2; }</text:p>
          </table:table-cell>
        </table:table-row>
        <table:table-row table:style-name="ro1">
          <table:table-cell table:formula="of:=[.A130]+1" office:value-type="float" office:value="70">
            <text:p>70</text:p>
          </table:table-cell>
          <table:table-cell table:formula="of:=CHAR([.A156])" office:value-type="string" office:string-value="F">
            <text:p>F</text:p>
          </table:table-cell>
          <table:table-cell table:formula="of:=[.C130]" office:value-type="float" office:value="90">
            <text:p>90</text:p>
          </table:table-cell>
          <table:table-cell table:formula="of:=CHAR([.C156])" office:value-type="string" office:string-value="Z">
            <text:p>Z</text:p>
          </table:table-cell>
          <table:table-cell table:formula="of:=CONCATENATE([.B156];[.D156])" office:value-type="string" office:string-value="FZ">
            <text:p>FZ</text:p>
          </table:table-cell>
          <table:table-cell table:formula="of:=CONCATENATE(&quot;inline int Inline&quot;;[.$E156];&quot;(const int x) { return ((std::rand() % 2) ? Inline&quot;;[.$E155];&quot;(x) : Inline&quot;;[.$E154];&quot;(x)) + 2; }&quot;)" office:value-type="string" office:string-value="inline int InlineFZ(const int x) { return ((std::rand() % 2) ? InlineFY(x) : InlineFX(x)) + 2; }">
            <text:p>inline int InlineFZ(const int x) { return ((std::rand() % 2) ? InlineFY(x) : InlineFX(x)) + 2; }</text:p>
          </table:table-cell>
          <table:table-cell table:formula="of:=CONCATENATE(&quot;int NonInline&quot;;[.$E156];&quot;(const int x) { return ((std::rand() % 2) ? NonInline&quot;;[.$E155];&quot;(x) : NonInline&quot;;[.$E154];&quot;(x)) + 2; }&quot;)" office:value-type="string" office:string-value="int NonInlineFZ(const int x) { return ((std::rand() % 2) ? NonInlineFY(x) : NonInlineFX(x)) + 2; }">
            <text:p>int NonInlineFZ(const int x) { return ((std::rand() % 2) ? NonInlineFY(x) : NonInlineFX(x)) + 2; }</text:p>
          </table:table-cell>
        </table:table-row>
        <table:table-row table:style-name="ro1">
          <table:table-cell table:formula="of:=[.A131]+1" office:value-type="float" office:value="71">
            <text:p>71</text:p>
          </table:table-cell>
          <table:table-cell table:formula="of:=CHAR([.A157])" office:value-type="string" office:string-value="G">
            <text:p>G</text:p>
          </table:table-cell>
          <table:table-cell table:formula="of:=[.C131]" office:value-type="float" office:value="65">
            <text:p>65</text:p>
          </table:table-cell>
          <table:table-cell table:formula="of:=CHAR([.C157])" office:value-type="string" office:string-value="A">
            <text:p>A</text:p>
          </table:table-cell>
          <table:table-cell table:formula="of:=CONCATENATE([.B157];[.D157])" office:value-type="string" office:string-value="GA">
            <text:p>GA</text:p>
          </table:table-cell>
          <table:table-cell table:formula="of:=CONCATENATE(&quot;inline int Inline&quot;;[.$E157];&quot;(const int x) { return ((std::rand() % 2) ? Inline&quot;;[.$E156];&quot;(x) : Inline&quot;;[.$E155];&quot;(x)) + 2; }&quot;)" office:value-type="string" office:string-value="inline int InlineGA(const int x) { return ((std::rand() % 2) ? InlineFZ(x) : InlineFY(x)) + 2; }">
            <text:p>inline int InlineGA(const int x) { return ((std::rand() % 2) ? InlineFZ(x) : InlineFY(x)) + 2; }</text:p>
          </table:table-cell>
          <table:table-cell table:formula="of:=CONCATENATE(&quot;int NonInline&quot;;[.$E157];&quot;(const int x) { return ((std::rand() % 2) ? NonInline&quot;;[.$E156];&quot;(x) : NonInline&quot;;[.$E155];&quot;(x)) + 2; }&quot;)" office:value-type="string" office:string-value="int NonInlineGA(const int x) { return ((std::rand() % 2) ? NonInlineFZ(x) : NonInlineFY(x)) + 2; }">
            <text:p>int NonInlineGA(const int x) { return ((std::rand() % 2) ? NonInlineFZ(x) : NonInlineFY(x)) + 2; }</text:p>
          </table:table-cell>
        </table:table-row>
        <table:table-row table:style-name="ro1">
          <table:table-cell table:formula="of:=[.A132]+1" office:value-type="float" office:value="71">
            <text:p>71</text:p>
          </table:table-cell>
          <table:table-cell table:formula="of:=CHAR([.A158])" office:value-type="string" office:string-value="G">
            <text:p>G</text:p>
          </table:table-cell>
          <table:table-cell table:formula="of:=[.C132]" office:value-type="float" office:value="66">
            <text:p>66</text:p>
          </table:table-cell>
          <table:table-cell table:formula="of:=CHAR([.C158])" office:value-type="string" office:string-value="B">
            <text:p>B</text:p>
          </table:table-cell>
          <table:table-cell table:formula="of:=CONCATENATE([.B158];[.D158])" office:value-type="string" office:string-value="GB">
            <text:p>GB</text:p>
          </table:table-cell>
          <table:table-cell table:formula="of:=CONCATENATE(&quot;inline int Inline&quot;;[.$E158];&quot;(const int x) { return ((std::rand() % 2) ? Inline&quot;;[.$E157];&quot;(x) : Inline&quot;;[.$E156];&quot;(x)) + 2; }&quot;)" office:value-type="string" office:string-value="inline int InlineGB(const int x) { return ((std::rand() % 2) ? InlineGA(x) : InlineFZ(x)) + 2; }">
            <text:p>inline int InlineGB(const int x) { return ((std::rand() % 2) ? InlineGA(x) : InlineFZ(x)) + 2; }</text:p>
          </table:table-cell>
          <table:table-cell table:formula="of:=CONCATENATE(&quot;int NonInline&quot;;[.$E158];&quot;(const int x) { return ((std::rand() % 2) ? NonInline&quot;;[.$E157];&quot;(x) : NonInline&quot;;[.$E156];&quot;(x)) + 2; }&quot;)" office:value-type="string" office:string-value="int NonInlineGB(const int x) { return ((std::rand() % 2) ? NonInlineGA(x) : NonInlineFZ(x)) + 2; }">
            <text:p>int NonInlineGB(const int x) { return ((std::rand() % 2) ? NonInlineGA(x) : NonInlineFZ(x)) + 2; }</text:p>
          </table:table-cell>
        </table:table-row>
        <table:table-row table:style-name="ro1">
          <table:table-cell table:formula="of:=[.A133]+1" office:value-type="float" office:value="71">
            <text:p>71</text:p>
          </table:table-cell>
          <table:table-cell table:formula="of:=CHAR([.A159])" office:value-type="string" office:string-value="G">
            <text:p>G</text:p>
          </table:table-cell>
          <table:table-cell table:formula="of:=[.C133]" office:value-type="float" office:value="67">
            <text:p>67</text:p>
          </table:table-cell>
          <table:table-cell table:formula="of:=CHAR([.C159])" office:value-type="string" office:string-value="C">
            <text:p>C</text:p>
          </table:table-cell>
          <table:table-cell table:formula="of:=CONCATENATE([.B159];[.D159])" office:value-type="string" office:string-value="GC">
            <text:p>GC</text:p>
          </table:table-cell>
          <table:table-cell table:formula="of:=CONCATENATE(&quot;inline int Inline&quot;;[.$E159];&quot;(const int x) { return ((std::rand() % 2) ? Inline&quot;;[.$E158];&quot;(x) : Inline&quot;;[.$E157];&quot;(x)) + 2; }&quot;)" office:value-type="string" office:string-value="inline int InlineGC(const int x) { return ((std::rand() % 2) ? InlineGB(x) : InlineGA(x)) + 2; }">
            <text:p>inline int InlineGC(const int x) { return ((std::rand() % 2) ? InlineGB(x) : InlineGA(x)) + 2; }</text:p>
          </table:table-cell>
          <table:table-cell table:formula="of:=CONCATENATE(&quot;int NonInline&quot;;[.$E159];&quot;(const int x) { return ((std::rand() % 2) ? NonInline&quot;;[.$E158];&quot;(x) : NonInline&quot;;[.$E157];&quot;(x)) + 2; }&quot;)" office:value-type="string" office:string-value="int NonInlineGC(const int x) { return ((std::rand() % 2) ? NonInlineGB(x) : NonInlineGA(x)) + 2; }">
            <text:p>int NonInlineGC(const int x) { return ((std::rand() % 2) ? NonInlineGB(x) : NonInlineGA(x)) + 2; }</text:p>
          </table:table-cell>
        </table:table-row>
        <table:table-row table:style-name="ro1">
          <table:table-cell table:formula="of:=[.A134]+1" office:value-type="float" office:value="71">
            <text:p>71</text:p>
          </table:table-cell>
          <table:table-cell table:formula="of:=CHAR([.A160])" office:value-type="string" office:string-value="G">
            <text:p>G</text:p>
          </table:table-cell>
          <table:table-cell table:formula="of:=[.C134]" office:value-type="float" office:value="68">
            <text:p>68</text:p>
          </table:table-cell>
          <table:table-cell table:formula="of:=CHAR([.C160])" office:value-type="string" office:string-value="D">
            <text:p>D</text:p>
          </table:table-cell>
          <table:table-cell table:formula="of:=CONCATENATE([.B160];[.D160])" office:value-type="string" office:string-value="GD">
            <text:p>GD</text:p>
          </table:table-cell>
          <table:table-cell table:formula="of:=CONCATENATE(&quot;inline int Inline&quot;;[.$E160];&quot;(const int x) { return ((std::rand() % 2) ? Inline&quot;;[.$E159];&quot;(x) : Inline&quot;;[.$E158];&quot;(x)) + 2; }&quot;)" office:value-type="string" office:string-value="inline int InlineGD(const int x) { return ((std::rand() % 2) ? InlineGC(x) : InlineGB(x)) + 2; }">
            <text:p>inline int InlineGD(const int x) { return ((std::rand() % 2) ? InlineGC(x) : InlineGB(x)) + 2; }</text:p>
          </table:table-cell>
          <table:table-cell table:formula="of:=CONCATENATE(&quot;int NonInline&quot;;[.$E160];&quot;(const int x) { return ((std::rand() % 2) ? NonInline&quot;;[.$E159];&quot;(x) : NonInline&quot;;[.$E158];&quot;(x)) + 2; }&quot;)" office:value-type="string" office:string-value="int NonInlineGD(const int x) { return ((std::rand() % 2) ? NonInlineGC(x) : NonInlineGB(x)) + 2; }">
            <text:p>int NonInlineGD(const int x) { return ((std::rand() % 2) ? NonInlineGC(x) : NonInlineGB(x)) + 2; }</text:p>
          </table:table-cell>
        </table:table-row>
        <table:table-row table:style-name="ro1">
          <table:table-cell table:formula="of:=[.A135]+1" office:value-type="float" office:value="71">
            <text:p>71</text:p>
          </table:table-cell>
          <table:table-cell table:formula="of:=CHAR([.A161])" office:value-type="string" office:string-value="G">
            <text:p>G</text:p>
          </table:table-cell>
          <table:table-cell table:formula="of:=[.C135]" office:value-type="float" office:value="69">
            <text:p>69</text:p>
          </table:table-cell>
          <table:table-cell table:formula="of:=CHAR([.C161])" office:value-type="string" office:string-value="E">
            <text:p>E</text:p>
          </table:table-cell>
          <table:table-cell table:formula="of:=CONCATENATE([.B161];[.D161])" office:value-type="string" office:string-value="GE">
            <text:p>GE</text:p>
          </table:table-cell>
          <table:table-cell table:formula="of:=CONCATENATE(&quot;inline int Inline&quot;;[.$E161];&quot;(const int x) { return ((std::rand() % 2) ? Inline&quot;;[.$E160];&quot;(x) : Inline&quot;;[.$E159];&quot;(x)) + 2; }&quot;)" office:value-type="string" office:string-value="inline int InlineGE(const int x) { return ((std::rand() % 2) ? InlineGD(x) : InlineGC(x)) + 2; }">
            <text:p>inline int InlineGE(const int x) { return ((std::rand() % 2) ? InlineGD(x) : InlineGC(x)) + 2; }</text:p>
          </table:table-cell>
          <table:table-cell table:formula="of:=CONCATENATE(&quot;int NonInline&quot;;[.$E161];&quot;(const int x) { return ((std::rand() % 2) ? NonInline&quot;;[.$E160];&quot;(x) : NonInline&quot;;[.$E159];&quot;(x)) + 2; }&quot;)" office:value-type="string" office:string-value="int NonInlineGE(const int x) { return ((std::rand() % 2) ? NonInlineGD(x) : NonInlineGC(x)) + 2; }">
            <text:p>int NonInlineGE(const int x) { return ((std::rand() % 2) ? NonInlineGD(x) : NonInlineGC(x)) + 2; }</text:p>
          </table:table-cell>
        </table:table-row>
        <table:table-row table:style-name="ro1">
          <table:table-cell table:formula="of:=[.A136]+1" office:value-type="float" office:value="71">
            <text:p>71</text:p>
          </table:table-cell>
          <table:table-cell table:formula="of:=CHAR([.A162])" office:value-type="string" office:string-value="G">
            <text:p>G</text:p>
          </table:table-cell>
          <table:table-cell table:formula="of:=[.C136]" office:value-type="float" office:value="70">
            <text:p>70</text:p>
          </table:table-cell>
          <table:table-cell table:formula="of:=CHAR([.C162])" office:value-type="string" office:string-value="F">
            <text:p>F</text:p>
          </table:table-cell>
          <table:table-cell table:formula="of:=CONCATENATE([.B162];[.D162])" office:value-type="string" office:string-value="GF">
            <text:p>GF</text:p>
          </table:table-cell>
          <table:table-cell table:formula="of:=CONCATENATE(&quot;inline int Inline&quot;;[.$E162];&quot;(const int x) { return ((std::rand() % 2) ? Inline&quot;;[.$E161];&quot;(x) : Inline&quot;;[.$E160];&quot;(x)) + 2; }&quot;)" office:value-type="string" office:string-value="inline int InlineGF(const int x) { return ((std::rand() % 2) ? InlineGE(x) : InlineGD(x)) + 2; }">
            <text:p>inline int InlineGF(const int x) { return ((std::rand() % 2) ? InlineGE(x) : InlineGD(x)) + 2; }</text:p>
          </table:table-cell>
          <table:table-cell table:formula="of:=CONCATENATE(&quot;int NonInline&quot;;[.$E162];&quot;(const int x) { return ((std::rand() % 2) ? NonInline&quot;;[.$E161];&quot;(x) : NonInline&quot;;[.$E160];&quot;(x)) + 2; }&quot;)" office:value-type="string" office:string-value="int NonInlineGF(const int x) { return ((std::rand() % 2) ? NonInlineGE(x) : NonInlineGD(x)) + 2; }">
            <text:p>int NonInlineGF(const int x) { return ((std::rand() % 2) ? NonInlineGE(x) : NonInlineGD(x)) + 2; }</text:p>
          </table:table-cell>
        </table:table-row>
        <table:table-row table:style-name="ro1">
          <table:table-cell table:formula="of:=[.A137]+1" office:value-type="float" office:value="71">
            <text:p>71</text:p>
          </table:table-cell>
          <table:table-cell table:formula="of:=CHAR([.A163])" office:value-type="string" office:string-value="G">
            <text:p>G</text:p>
          </table:table-cell>
          <table:table-cell table:formula="of:=[.C137]" office:value-type="float" office:value="71">
            <text:p>71</text:p>
          </table:table-cell>
          <table:table-cell table:formula="of:=CHAR([.C163])" office:value-type="string" office:string-value="G">
            <text:p>G</text:p>
          </table:table-cell>
          <table:table-cell table:formula="of:=CONCATENATE([.B163];[.D163])" office:value-type="string" office:string-value="GG">
            <text:p>GG</text:p>
          </table:table-cell>
          <table:table-cell table:formula="of:=CONCATENATE(&quot;inline int Inline&quot;;[.$E163];&quot;(const int x) { return ((std::rand() % 2) ? Inline&quot;;[.$E162];&quot;(x) : Inline&quot;;[.$E161];&quot;(x)) + 2; }&quot;)" office:value-type="string" office:string-value="inline int InlineGG(const int x) { return ((std::rand() % 2) ? InlineGF(x) : InlineGE(x)) + 2; }">
            <text:p>inline int InlineGG(const int x) { return ((std::rand() % 2) ? InlineGF(x) : InlineGE(x)) + 2; }</text:p>
          </table:table-cell>
          <table:table-cell table:formula="of:=CONCATENATE(&quot;int NonInline&quot;;[.$E163];&quot;(const int x) { return ((std::rand() % 2) ? NonInline&quot;;[.$E162];&quot;(x) : NonInline&quot;;[.$E161];&quot;(x)) + 2; }&quot;)" office:value-type="string" office:string-value="int NonInlineGG(const int x) { return ((std::rand() % 2) ? NonInlineGF(x) : NonInlineGE(x)) + 2; }">
            <text:p>int NonInlineGG(const int x) { return ((std::rand() % 2) ? NonInlineGF(x) : NonInlineGE(x)) + 2; }</text:p>
          </table:table-cell>
        </table:table-row>
        <table:table-row table:style-name="ro1">
          <table:table-cell table:formula="of:=[.A138]+1" office:value-type="float" office:value="71">
            <text:p>71</text:p>
          </table:table-cell>
          <table:table-cell table:formula="of:=CHAR([.A164])" office:value-type="string" office:string-value="G">
            <text:p>G</text:p>
          </table:table-cell>
          <table:table-cell table:formula="of:=[.C138]" office:value-type="float" office:value="72">
            <text:p>72</text:p>
          </table:table-cell>
          <table:table-cell table:formula="of:=CHAR([.C164])" office:value-type="string" office:string-value="H">
            <text:p>H</text:p>
          </table:table-cell>
          <table:table-cell table:formula="of:=CONCATENATE([.B164];[.D164])" office:value-type="string" office:string-value="GH">
            <text:p>GH</text:p>
          </table:table-cell>
          <table:table-cell table:formula="of:=CONCATENATE(&quot;inline int Inline&quot;;[.$E164];&quot;(const int x) { return ((std::rand() % 2) ? Inline&quot;;[.$E163];&quot;(x) : Inline&quot;;[.$E162];&quot;(x)) + 2; }&quot;)" office:value-type="string" office:string-value="inline int InlineGH(const int x) { return ((std::rand() % 2) ? InlineGG(x) : InlineGF(x)) + 2; }">
            <text:p>inline int InlineGH(const int x) { return ((std::rand() % 2) ? InlineGG(x) : InlineGF(x)) + 2; }</text:p>
          </table:table-cell>
          <table:table-cell table:formula="of:=CONCATENATE(&quot;int NonInline&quot;;[.$E164];&quot;(const int x) { return ((std::rand() % 2) ? NonInline&quot;;[.$E163];&quot;(x) : NonInline&quot;;[.$E162];&quot;(x)) + 2; }&quot;)" office:value-type="string" office:string-value="int NonInlineGH(const int x) { return ((std::rand() % 2) ? NonInlineGG(x) : NonInlineGF(x)) + 2; }">
            <text:p>int NonInlineGH(const int x) { return ((std::rand() % 2) ? NonInlineGG(x) : NonInlineGF(x)) + 2; }</text:p>
          </table:table-cell>
        </table:table-row>
        <table:table-row table:style-name="ro1">
          <table:table-cell table:formula="of:=[.A139]+1" office:value-type="float" office:value="71">
            <text:p>71</text:p>
          </table:table-cell>
          <table:table-cell table:formula="of:=CHAR([.A165])" office:value-type="string" office:string-value="G">
            <text:p>G</text:p>
          </table:table-cell>
          <table:table-cell table:formula="of:=[.C139]" office:value-type="float" office:value="73">
            <text:p>73</text:p>
          </table:table-cell>
          <table:table-cell table:formula="of:=CHAR([.C165])" office:value-type="string" office:string-value="I">
            <text:p>I</text:p>
          </table:table-cell>
          <table:table-cell table:formula="of:=CONCATENATE([.B165];[.D165])" office:value-type="string" office:string-value="GI">
            <text:p>GI</text:p>
          </table:table-cell>
          <table:table-cell table:formula="of:=CONCATENATE(&quot;inline int Inline&quot;;[.$E165];&quot;(const int x) { return ((std::rand() % 2) ? Inline&quot;;[.$E164];&quot;(x) : Inline&quot;;[.$E163];&quot;(x)) + 2; }&quot;)" office:value-type="string" office:string-value="inline int InlineGI(const int x) { return ((std::rand() % 2) ? InlineGH(x) : InlineGG(x)) + 2; }">
            <text:p>inline int InlineGI(const int x) { return ((std::rand() % 2) ? InlineGH(x) : InlineGG(x)) + 2; }</text:p>
          </table:table-cell>
          <table:table-cell table:formula="of:=CONCATENATE(&quot;int NonInline&quot;;[.$E165];&quot;(const int x) { return ((std::rand() % 2) ? NonInline&quot;;[.$E164];&quot;(x) : NonInline&quot;;[.$E163];&quot;(x)) + 2; }&quot;)" office:value-type="string" office:string-value="int NonInlineGI(const int x) { return ((std::rand() % 2) ? NonInlineGH(x) : NonInlineGG(x)) + 2; }">
            <text:p>int NonInlineGI(const int x) { return ((std::rand() % 2) ? NonInlineGH(x) : NonInlineGG(x)) + 2; }</text:p>
          </table:table-cell>
        </table:table-row>
        <table:table-row table:style-name="ro1">
          <table:table-cell table:formula="of:=[.A140]+1" office:value-type="float" office:value="71">
            <text:p>71</text:p>
          </table:table-cell>
          <table:table-cell table:formula="of:=CHAR([.A166])" office:value-type="string" office:string-value="G">
            <text:p>G</text:p>
          </table:table-cell>
          <table:table-cell table:formula="of:=[.C140]" office:value-type="float" office:value="74">
            <text:p>74</text:p>
          </table:table-cell>
          <table:table-cell table:formula="of:=CHAR([.C166])" office:value-type="string" office:string-value="J">
            <text:p>J</text:p>
          </table:table-cell>
          <table:table-cell table:formula="of:=CONCATENATE([.B166];[.D166])" office:value-type="string" office:string-value="GJ">
            <text:p>GJ</text:p>
          </table:table-cell>
          <table:table-cell table:formula="of:=CONCATENATE(&quot;inline int Inline&quot;;[.$E166];&quot;(const int x) { return ((std::rand() % 2) ? Inline&quot;;[.$E165];&quot;(x) : Inline&quot;;[.$E164];&quot;(x)) + 2; }&quot;)" office:value-type="string" office:string-value="inline int InlineGJ(const int x) { return ((std::rand() % 2) ? InlineGI(x) : InlineGH(x)) + 2; }">
            <text:p>inline int InlineGJ(const int x) { return ((std::rand() % 2) ? InlineGI(x) : InlineGH(x)) + 2; }</text:p>
          </table:table-cell>
          <table:table-cell table:formula="of:=CONCATENATE(&quot;int NonInline&quot;;[.$E166];&quot;(const int x) { return ((std::rand() % 2) ? NonInline&quot;;[.$E165];&quot;(x) : NonInline&quot;;[.$E164];&quot;(x)) + 2; }&quot;)" office:value-type="string" office:string-value="int NonInlineGJ(const int x) { return ((std::rand() % 2) ? NonInlineGI(x) : NonInlineGH(x)) + 2; }">
            <text:p>int NonInlineGJ(const int x) { return ((std::rand() % 2) ? NonInlineGI(x) : NonInlineGH(x)) + 2; }</text:p>
          </table:table-cell>
        </table:table-row>
        <table:table-row table:style-name="ro1">
          <table:table-cell table:formula="of:=[.A141]+1" office:value-type="float" office:value="71">
            <text:p>71</text:p>
          </table:table-cell>
          <table:table-cell table:formula="of:=CHAR([.A167])" office:value-type="string" office:string-value="G">
            <text:p>G</text:p>
          </table:table-cell>
          <table:table-cell table:formula="of:=[.C141]" office:value-type="float" office:value="75">
            <text:p>75</text:p>
          </table:table-cell>
          <table:table-cell table:formula="of:=CHAR([.C167])" office:value-type="string" office:string-value="K">
            <text:p>K</text:p>
          </table:table-cell>
          <table:table-cell table:formula="of:=CONCATENATE([.B167];[.D167])" office:value-type="string" office:string-value="GK">
            <text:p>GK</text:p>
          </table:table-cell>
          <table:table-cell table:formula="of:=CONCATENATE(&quot;inline int Inline&quot;;[.$E167];&quot;(const int x) { return ((std::rand() % 2) ? Inline&quot;;[.$E166];&quot;(x) : Inline&quot;;[.$E165];&quot;(x)) + 2; }&quot;)" office:value-type="string" office:string-value="inline int InlineGK(const int x) { return ((std::rand() % 2) ? InlineGJ(x) : InlineGI(x)) + 2; }">
            <text:p>inline int InlineGK(const int x) { return ((std::rand() % 2) ? InlineGJ(x) : InlineGI(x)) + 2; }</text:p>
          </table:table-cell>
          <table:table-cell table:formula="of:=CONCATENATE(&quot;int NonInline&quot;;[.$E167];&quot;(const int x) { return ((std::rand() % 2) ? NonInline&quot;;[.$E166];&quot;(x) : NonInline&quot;;[.$E165];&quot;(x)) + 2; }&quot;)" office:value-type="string" office:string-value="int NonInlineGK(const int x) { return ((std::rand() % 2) ? NonInlineGJ(x) : NonInlineGI(x)) + 2; }">
            <text:p>int NonInlineGK(const int x) { return ((std::rand() % 2) ? NonInlineGJ(x) : NonInlineGI(x)) + 2; }</text:p>
          </table:table-cell>
        </table:table-row>
        <table:table-row table:style-name="ro1">
          <table:table-cell table:formula="of:=[.A142]+1" office:value-type="float" office:value="71">
            <text:p>71</text:p>
          </table:table-cell>
          <table:table-cell table:formula="of:=CHAR([.A168])" office:value-type="string" office:string-value="G">
            <text:p>G</text:p>
          </table:table-cell>
          <table:table-cell table:formula="of:=[.C142]" office:value-type="float" office:value="76">
            <text:p>76</text:p>
          </table:table-cell>
          <table:table-cell table:formula="of:=CHAR([.C168])" office:value-type="string" office:string-value="L">
            <text:p>L</text:p>
          </table:table-cell>
          <table:table-cell table:formula="of:=CONCATENATE([.B168];[.D168])" office:value-type="string" office:string-value="GL">
            <text:p>GL</text:p>
          </table:table-cell>
          <table:table-cell table:formula="of:=CONCATENATE(&quot;inline int Inline&quot;;[.$E168];&quot;(const int x) { return ((std::rand() % 2) ? Inline&quot;;[.$E167];&quot;(x) : Inline&quot;;[.$E166];&quot;(x)) + 2; }&quot;)" office:value-type="string" office:string-value="inline int InlineGL(const int x) { return ((std::rand() % 2) ? InlineGK(x) : InlineGJ(x)) + 2; }">
            <text:p>inline int InlineGL(const int x) { return ((std::rand() % 2) ? InlineGK(x) : InlineGJ(x)) + 2; }</text:p>
          </table:table-cell>
          <table:table-cell table:formula="of:=CONCATENATE(&quot;int NonInline&quot;;[.$E168];&quot;(const int x) { return ((std::rand() % 2) ? NonInline&quot;;[.$E167];&quot;(x) : NonInline&quot;;[.$E166];&quot;(x)) + 2; }&quot;)" office:value-type="string" office:string-value="int NonInlineGL(const int x) { return ((std::rand() % 2) ? NonInlineGK(x) : NonInlineGJ(x)) + 2; }">
            <text:p>int NonInlineGL(const int x) { return ((std::rand() % 2) ? NonInlineGK(x) : NonInlineGJ(x)) + 2; }</text:p>
          </table:table-cell>
        </table:table-row>
        <table:table-row table:style-name="ro1">
          <table:table-cell table:formula="of:=[.A143]+1" office:value-type="float" office:value="71">
            <text:p>71</text:p>
          </table:table-cell>
          <table:table-cell table:formula="of:=CHAR([.A169])" office:value-type="string" office:string-value="G">
            <text:p>G</text:p>
          </table:table-cell>
          <table:table-cell table:formula="of:=[.C143]" office:value-type="float" office:value="77">
            <text:p>77</text:p>
          </table:table-cell>
          <table:table-cell table:formula="of:=CHAR([.C169])" office:value-type="string" office:string-value="M">
            <text:p>M</text:p>
          </table:table-cell>
          <table:table-cell table:formula="of:=CONCATENATE([.B169];[.D169])" office:value-type="string" office:string-value="GM">
            <text:p>GM</text:p>
          </table:table-cell>
          <table:table-cell table:formula="of:=CONCATENATE(&quot;inline int Inline&quot;;[.$E169];&quot;(const int x) { return ((std::rand() % 2) ? Inline&quot;;[.$E168];&quot;(x) : Inline&quot;;[.$E167];&quot;(x)) + 2; }&quot;)" office:value-type="string" office:string-value="inline int InlineGM(const int x) { return ((std::rand() % 2) ? InlineGL(x) : InlineGK(x)) + 2; }">
            <text:p>inline int InlineGM(const int x) { return ((std::rand() % 2) ? InlineGL(x) : InlineGK(x)) + 2; }</text:p>
          </table:table-cell>
          <table:table-cell table:formula="of:=CONCATENATE(&quot;int NonInline&quot;;[.$E169];&quot;(const int x) { return ((std::rand() % 2) ? NonInline&quot;;[.$E168];&quot;(x) : NonInline&quot;;[.$E167];&quot;(x)) + 2; }&quot;)" office:value-type="string" office:string-value="int NonInlineGM(const int x) { return ((std::rand() % 2) ? NonInlineGL(x) : NonInlineGK(x)) + 2; }">
            <text:p>int NonInlineGM(const int x) { return ((std::rand() % 2) ? NonInlineGL(x) : NonInlineGK(x)) + 2; }</text:p>
          </table:table-cell>
        </table:table-row>
        <table:table-row table:style-name="ro1">
          <table:table-cell table:formula="of:=[.A144]+1" office:value-type="float" office:value="71">
            <text:p>71</text:p>
          </table:table-cell>
          <table:table-cell table:formula="of:=CHAR([.A170])" office:value-type="string" office:string-value="G">
            <text:p>G</text:p>
          </table:table-cell>
          <table:table-cell table:formula="of:=[.C144]" office:value-type="float" office:value="78">
            <text:p>78</text:p>
          </table:table-cell>
          <table:table-cell table:formula="of:=CHAR([.C170])" office:value-type="string" office:string-value="N">
            <text:p>N</text:p>
          </table:table-cell>
          <table:table-cell table:formula="of:=CONCATENATE([.B170];[.D170])" office:value-type="string" office:string-value="GN">
            <text:p>GN</text:p>
          </table:table-cell>
          <table:table-cell table:formula="of:=CONCATENATE(&quot;inline int Inline&quot;;[.$E170];&quot;(const int x) { return ((std::rand() % 2) ? Inline&quot;;[.$E169];&quot;(x) : Inline&quot;;[.$E168];&quot;(x)) + 2; }&quot;)" office:value-type="string" office:string-value="inline int InlineGN(const int x) { return ((std::rand() % 2) ? InlineGM(x) : InlineGL(x)) + 2; }">
            <text:p>inline int InlineGN(const int x) { return ((std::rand() % 2) ? InlineGM(x) : InlineGL(x)) + 2; }</text:p>
          </table:table-cell>
          <table:table-cell table:formula="of:=CONCATENATE(&quot;int NonInline&quot;;[.$E170];&quot;(const int x) { return ((std::rand() % 2) ? NonInline&quot;;[.$E169];&quot;(x) : NonInline&quot;;[.$E168];&quot;(x)) + 2; }&quot;)" office:value-type="string" office:string-value="int NonInlineGN(const int x) { return ((std::rand() % 2) ? NonInlineGM(x) : NonInlineGL(x)) + 2; }">
            <text:p>int NonInlineGN(const int x) { return ((std::rand() % 2) ? NonInlineGM(x) : NonInlineGL(x)) + 2; }</text:p>
          </table:table-cell>
        </table:table-row>
        <table:table-row table:style-name="ro1">
          <table:table-cell table:formula="of:=[.A145]+1" office:value-type="float" office:value="71">
            <text:p>71</text:p>
          </table:table-cell>
          <table:table-cell table:formula="of:=CHAR([.A171])" office:value-type="string" office:string-value="G">
            <text:p>G</text:p>
          </table:table-cell>
          <table:table-cell table:formula="of:=[.C145]" office:value-type="float" office:value="79">
            <text:p>79</text:p>
          </table:table-cell>
          <table:table-cell table:formula="of:=CHAR([.C171])" office:value-type="string" office:string-value="O">
            <text:p>O</text:p>
          </table:table-cell>
          <table:table-cell table:formula="of:=CONCATENATE([.B171];[.D171])" office:value-type="string" office:string-value="GO">
            <text:p>GO</text:p>
          </table:table-cell>
          <table:table-cell table:formula="of:=CONCATENATE(&quot;inline int Inline&quot;;[.$E171];&quot;(const int x) { return ((std::rand() % 2) ? Inline&quot;;[.$E170];&quot;(x) : Inline&quot;;[.$E169];&quot;(x)) + 2; }&quot;)" office:value-type="string" office:string-value="inline int InlineGO(const int x) { return ((std::rand() % 2) ? InlineGN(x) : InlineGM(x)) + 2; }">
            <text:p>inline int InlineGO(const int x) { return ((std::rand() % 2) ? InlineGN(x) : InlineGM(x)) + 2; }</text:p>
          </table:table-cell>
          <table:table-cell table:formula="of:=CONCATENATE(&quot;int NonInline&quot;;[.$E171];&quot;(const int x) { return ((std::rand() % 2) ? NonInline&quot;;[.$E170];&quot;(x) : NonInline&quot;;[.$E169];&quot;(x)) + 2; }&quot;)" office:value-type="string" office:string-value="int NonInlineGO(const int x) { return ((std::rand() % 2) ? NonInlineGN(x) : NonInlineGM(x)) + 2; }">
            <text:p>int NonInlineGO(const int x) { return ((std::rand() % 2) ? NonInlineGN(x) : NonInlineGM(x)) + 2; }</text:p>
          </table:table-cell>
        </table:table-row>
        <table:table-row table:style-name="ro1">
          <table:table-cell table:formula="of:=[.A146]+1" office:value-type="float" office:value="71">
            <text:p>71</text:p>
          </table:table-cell>
          <table:table-cell table:formula="of:=CHAR([.A172])" office:value-type="string" office:string-value="G">
            <text:p>G</text:p>
          </table:table-cell>
          <table:table-cell table:formula="of:=[.C146]" office:value-type="float" office:value="80">
            <text:p>80</text:p>
          </table:table-cell>
          <table:table-cell table:formula="of:=CHAR([.C172])" office:value-type="string" office:string-value="P">
            <text:p>P</text:p>
          </table:table-cell>
          <table:table-cell table:formula="of:=CONCATENATE([.B172];[.D172])" office:value-type="string" office:string-value="GP">
            <text:p>GP</text:p>
          </table:table-cell>
          <table:table-cell table:formula="of:=CONCATENATE(&quot;inline int Inline&quot;;[.$E172];&quot;(const int x) { return ((std::rand() % 2) ? Inline&quot;;[.$E171];&quot;(x) : Inline&quot;;[.$E170];&quot;(x)) + 2; }&quot;)" office:value-type="string" office:string-value="inline int InlineGP(const int x) { return ((std::rand() % 2) ? InlineGO(x) : InlineGN(x)) + 2; }">
            <text:p>inline int InlineGP(const int x) { return ((std::rand() % 2) ? InlineGO(x) : InlineGN(x)) + 2; }</text:p>
          </table:table-cell>
          <table:table-cell table:formula="of:=CONCATENATE(&quot;int NonInline&quot;;[.$E172];&quot;(const int x) { return ((std::rand() % 2) ? NonInline&quot;;[.$E171];&quot;(x) : NonInline&quot;;[.$E170];&quot;(x)) + 2; }&quot;)" office:value-type="string" office:string-value="int NonInlineGP(const int x) { return ((std::rand() % 2) ? NonInlineGO(x) : NonInlineGN(x)) + 2; }">
            <text:p>int NonInlineGP(const int x) { return ((std::rand() % 2) ? NonInlineGO(x) : NonInlineGN(x)) + 2; }</text:p>
          </table:table-cell>
        </table:table-row>
        <table:table-row table:style-name="ro1">
          <table:table-cell table:formula="of:=[.A147]+1" office:value-type="float" office:value="71">
            <text:p>71</text:p>
          </table:table-cell>
          <table:table-cell table:formula="of:=CHAR([.A173])" office:value-type="string" office:string-value="G">
            <text:p>G</text:p>
          </table:table-cell>
          <table:table-cell table:formula="of:=[.C147]" office:value-type="float" office:value="81">
            <text:p>81</text:p>
          </table:table-cell>
          <table:table-cell table:formula="of:=CHAR([.C173])" office:value-type="string" office:string-value="Q">
            <text:p>Q</text:p>
          </table:table-cell>
          <table:table-cell table:formula="of:=CONCATENATE([.B173];[.D173])" office:value-type="string" office:string-value="GQ">
            <text:p>GQ</text:p>
          </table:table-cell>
          <table:table-cell table:formula="of:=CONCATENATE(&quot;inline int Inline&quot;;[.$E173];&quot;(const int x) { return ((std::rand() % 2) ? Inline&quot;;[.$E172];&quot;(x) : Inline&quot;;[.$E171];&quot;(x)) + 2; }&quot;)" office:value-type="string" office:string-value="inline int InlineGQ(const int x) { return ((std::rand() % 2) ? InlineGP(x) : InlineGO(x)) + 2; }">
            <text:p>inline int InlineGQ(const int x) { return ((std::rand() % 2) ? InlineGP(x) : InlineGO(x)) + 2; }</text:p>
          </table:table-cell>
          <table:table-cell table:formula="of:=CONCATENATE(&quot;int NonInline&quot;;[.$E173];&quot;(const int x) { return ((std::rand() % 2) ? NonInline&quot;;[.$E172];&quot;(x) : NonInline&quot;;[.$E171];&quot;(x)) + 2; }&quot;)" office:value-type="string" office:string-value="int NonInlineGQ(const int x) { return ((std::rand() % 2) ? NonInlineGP(x) : NonInlineGO(x)) + 2; }">
            <text:p>int NonInlineGQ(const int x) { return ((std::rand() % 2) ? NonInlineGP(x) : NonInlineGO(x)) + 2; }</text:p>
          </table:table-cell>
        </table:table-row>
        <table:table-row table:style-name="ro1">
          <table:table-cell table:formula="of:=[.A148]+1" office:value-type="float" office:value="71">
            <text:p>71</text:p>
          </table:table-cell>
          <table:table-cell table:formula="of:=CHAR([.A174])" office:value-type="string" office:string-value="G">
            <text:p>G</text:p>
          </table:table-cell>
          <table:table-cell table:formula="of:=[.C148]" office:value-type="float" office:value="82">
            <text:p>82</text:p>
          </table:table-cell>
          <table:table-cell table:formula="of:=CHAR([.C174])" office:value-type="string" office:string-value="R">
            <text:p>R</text:p>
          </table:table-cell>
          <table:table-cell table:formula="of:=CONCATENATE([.B174];[.D174])" office:value-type="string" office:string-value="GR">
            <text:p>GR</text:p>
          </table:table-cell>
          <table:table-cell table:formula="of:=CONCATENATE(&quot;inline int Inline&quot;;[.$E174];&quot;(const int x) { return ((std::rand() % 2) ? Inline&quot;;[.$E173];&quot;(x) : Inline&quot;;[.$E172];&quot;(x)) + 2; }&quot;)" office:value-type="string" office:string-value="inline int InlineGR(const int x) { return ((std::rand() % 2) ? InlineGQ(x) : InlineGP(x)) + 2; }">
            <text:p>inline int InlineGR(const int x) { return ((std::rand() % 2) ? InlineGQ(x) : InlineGP(x)) + 2; }</text:p>
          </table:table-cell>
          <table:table-cell table:formula="of:=CONCATENATE(&quot;int NonInline&quot;;[.$E174];&quot;(const int x) { return ((std::rand() % 2) ? NonInline&quot;;[.$E173];&quot;(x) : NonInline&quot;;[.$E172];&quot;(x)) + 2; }&quot;)" office:value-type="string" office:string-value="int NonInlineGR(const int x) { return ((std::rand() % 2) ? NonInlineGQ(x) : NonInlineGP(x)) + 2; }">
            <text:p>int NonInlineGR(const int x) { return ((std::rand() % 2) ? NonInlineGQ(x) : NonInlineGP(x)) + 2; }</text:p>
          </table:table-cell>
        </table:table-row>
        <table:table-row table:style-name="ro1">
          <table:table-cell table:formula="of:=[.A149]+1" office:value-type="float" office:value="71">
            <text:p>71</text:p>
          </table:table-cell>
          <table:table-cell table:formula="of:=CHAR([.A175])" office:value-type="string" office:string-value="G">
            <text:p>G</text:p>
          </table:table-cell>
          <table:table-cell table:formula="of:=[.C149]" office:value-type="float" office:value="83">
            <text:p>83</text:p>
          </table:table-cell>
          <table:table-cell table:formula="of:=CHAR([.C175])" office:value-type="string" office:string-value="S">
            <text:p>S</text:p>
          </table:table-cell>
          <table:table-cell table:formula="of:=CONCATENATE([.B175];[.D175])" office:value-type="string" office:string-value="GS">
            <text:p>GS</text:p>
          </table:table-cell>
          <table:table-cell table:formula="of:=CONCATENATE(&quot;inline int Inline&quot;;[.$E175];&quot;(const int x) { return ((std::rand() % 2) ? Inline&quot;;[.$E174];&quot;(x) : Inline&quot;;[.$E173];&quot;(x)) + 2; }&quot;)" office:value-type="string" office:string-value="inline int InlineGS(const int x) { return ((std::rand() % 2) ? InlineGR(x) : InlineGQ(x)) + 2; }">
            <text:p>inline int InlineGS(const int x) { return ((std::rand() % 2) ? InlineGR(x) : InlineGQ(x)) + 2; }</text:p>
          </table:table-cell>
          <table:table-cell table:formula="of:=CONCATENATE(&quot;int NonInline&quot;;[.$E175];&quot;(const int x) { return ((std::rand() % 2) ? NonInline&quot;;[.$E174];&quot;(x) : NonInline&quot;;[.$E173];&quot;(x)) + 2; }&quot;)" office:value-type="string" office:string-value="int NonInlineGS(const int x) { return ((std::rand() % 2) ? NonInlineGR(x) : NonInlineGQ(x)) + 2; }">
            <text:p>int NonInlineGS(const int x) { return ((std::rand() % 2) ? NonInlineGR(x) : NonInlineGQ(x)) + 2; }</text:p>
          </table:table-cell>
        </table:table-row>
        <table:table-row table:style-name="ro1">
          <table:table-cell table:formula="of:=[.A150]+1" office:value-type="float" office:value="71">
            <text:p>71</text:p>
          </table:table-cell>
          <table:table-cell table:formula="of:=CHAR([.A176])" office:value-type="string" office:string-value="G">
            <text:p>G</text:p>
          </table:table-cell>
          <table:table-cell table:formula="of:=[.C150]" office:value-type="float" office:value="84">
            <text:p>84</text:p>
          </table:table-cell>
          <table:table-cell table:formula="of:=CHAR([.C176])" office:value-type="string" office:string-value="T">
            <text:p>T</text:p>
          </table:table-cell>
          <table:table-cell table:formula="of:=CONCATENATE([.B176];[.D176])" office:value-type="string" office:string-value="GT">
            <text:p>GT</text:p>
          </table:table-cell>
          <table:table-cell table:formula="of:=CONCATENATE(&quot;inline int Inline&quot;;[.$E176];&quot;(const int x) { return ((std::rand() % 2) ? Inline&quot;;[.$E175];&quot;(x) : Inline&quot;;[.$E174];&quot;(x)) + 2; }&quot;)" office:value-type="string" office:string-value="inline int InlineGT(const int x) { return ((std::rand() % 2) ? InlineGS(x) : InlineGR(x)) + 2; }">
            <text:p>inline int InlineGT(const int x) { return ((std::rand() % 2) ? InlineGS(x) : InlineGR(x)) + 2; }</text:p>
          </table:table-cell>
          <table:table-cell table:formula="of:=CONCATENATE(&quot;int NonInline&quot;;[.$E176];&quot;(const int x) { return ((std::rand() % 2) ? NonInline&quot;;[.$E175];&quot;(x) : NonInline&quot;;[.$E174];&quot;(x)) + 2; }&quot;)" office:value-type="string" office:string-value="int NonInlineGT(const int x) { return ((std::rand() % 2) ? NonInlineGS(x) : NonInlineGR(x)) + 2; }">
            <text:p>int NonInlineGT(const int x) { return ((std::rand() % 2) ? NonInlineGS(x) : NonInlineGR(x)) + 2; }</text:p>
          </table:table-cell>
        </table:table-row>
        <table:table-row table:style-name="ro1">
          <table:table-cell table:formula="of:=[.A151]+1" office:value-type="float" office:value="71">
            <text:p>71</text:p>
          </table:table-cell>
          <table:table-cell table:formula="of:=CHAR([.A177])" office:value-type="string" office:string-value="G">
            <text:p>G</text:p>
          </table:table-cell>
          <table:table-cell table:formula="of:=[.C151]" office:value-type="float" office:value="85">
            <text:p>85</text:p>
          </table:table-cell>
          <table:table-cell table:formula="of:=CHAR([.C177])" office:value-type="string" office:string-value="U">
            <text:p>U</text:p>
          </table:table-cell>
          <table:table-cell table:formula="of:=CONCATENATE([.B177];[.D177])" office:value-type="string" office:string-value="GU">
            <text:p>GU</text:p>
          </table:table-cell>
          <table:table-cell table:formula="of:=CONCATENATE(&quot;inline int Inline&quot;;[.$E177];&quot;(const int x) { return ((std::rand() % 2) ? Inline&quot;;[.$E176];&quot;(x) : Inline&quot;;[.$E175];&quot;(x)) + 2; }&quot;)" office:value-type="string" office:string-value="inline int InlineGU(const int x) { return ((std::rand() % 2) ? InlineGT(x) : InlineGS(x)) + 2; }">
            <text:p>inline int InlineGU(const int x) { return ((std::rand() % 2) ? InlineGT(x) : InlineGS(x)) + 2; }</text:p>
          </table:table-cell>
          <table:table-cell table:formula="of:=CONCATENATE(&quot;int NonInline&quot;;[.$E177];&quot;(const int x) { return ((std::rand() % 2) ? NonInline&quot;;[.$E176];&quot;(x) : NonInline&quot;;[.$E175];&quot;(x)) + 2; }&quot;)" office:value-type="string" office:string-value="int NonInlineGU(const int x) { return ((std::rand() % 2) ? NonInlineGT(x) : NonInlineGS(x)) + 2; }">
            <text:p>int NonInlineGU(const int x) { return ((std::rand() % 2) ? NonInlineGT(x) : NonInlineGS(x)) + 2; }</text:p>
          </table:table-cell>
        </table:table-row>
        <table:table-row table:style-name="ro1">
          <table:table-cell table:formula="of:=[.A152]+1" office:value-type="float" office:value="71">
            <text:p>71</text:p>
          </table:table-cell>
          <table:table-cell table:formula="of:=CHAR([.A178])" office:value-type="string" office:string-value="G">
            <text:p>G</text:p>
          </table:table-cell>
          <table:table-cell table:formula="of:=[.C152]" office:value-type="float" office:value="86">
            <text:p>86</text:p>
          </table:table-cell>
          <table:table-cell table:formula="of:=CHAR([.C178])" office:value-type="string" office:string-value="V">
            <text:p>V</text:p>
          </table:table-cell>
          <table:table-cell table:formula="of:=CONCATENATE([.B178];[.D178])" office:value-type="string" office:string-value="GV">
            <text:p>GV</text:p>
          </table:table-cell>
          <table:table-cell table:formula="of:=CONCATENATE(&quot;inline int Inline&quot;;[.$E178];&quot;(const int x) { return ((std::rand() % 2) ? Inline&quot;;[.$E177];&quot;(x) : Inline&quot;;[.$E176];&quot;(x)) + 2; }&quot;)" office:value-type="string" office:string-value="inline int InlineGV(const int x) { return ((std::rand() % 2) ? InlineGU(x) : InlineGT(x)) + 2; }">
            <text:p>inline int InlineGV(const int x) { return ((std::rand() % 2) ? InlineGU(x) : InlineGT(x)) + 2; }</text:p>
          </table:table-cell>
          <table:table-cell table:formula="of:=CONCATENATE(&quot;int NonInline&quot;;[.$E178];&quot;(const int x) { return ((std::rand() % 2) ? NonInline&quot;;[.$E177];&quot;(x) : NonInline&quot;;[.$E176];&quot;(x)) + 2; }&quot;)" office:value-type="string" office:string-value="int NonInlineGV(const int x) { return ((std::rand() % 2) ? NonInlineGU(x) : NonInlineGT(x)) + 2; }">
            <text:p>int NonInlineGV(const int x) { return ((std::rand() % 2) ? NonInlineGU(x) : NonInlineGT(x)) + 2; }</text:p>
          </table:table-cell>
        </table:table-row>
        <table:table-row table:style-name="ro1">
          <table:table-cell table:formula="of:=[.A153]+1" office:value-type="float" office:value="71">
            <text:p>71</text:p>
          </table:table-cell>
          <table:table-cell table:formula="of:=CHAR([.A179])" office:value-type="string" office:string-value="G">
            <text:p>G</text:p>
          </table:table-cell>
          <table:table-cell table:formula="of:=[.C153]" office:value-type="float" office:value="87">
            <text:p>87</text:p>
          </table:table-cell>
          <table:table-cell table:formula="of:=CHAR([.C179])" office:value-type="string" office:string-value="W">
            <text:p>W</text:p>
          </table:table-cell>
          <table:table-cell table:formula="of:=CONCATENATE([.B179];[.D179])" office:value-type="string" office:string-value="GW">
            <text:p>GW</text:p>
          </table:table-cell>
          <table:table-cell table:formula="of:=CONCATENATE(&quot;inline int Inline&quot;;[.$E179];&quot;(const int x) { return ((std::rand() % 2) ? Inline&quot;;[.$E178];&quot;(x) : Inline&quot;;[.$E177];&quot;(x)) + 2; }&quot;)" office:value-type="string" office:string-value="inline int InlineGW(const int x) { return ((std::rand() % 2) ? InlineGV(x) : InlineGU(x)) + 2; }">
            <text:p>inline int InlineGW(const int x) { return ((std::rand() % 2) ? InlineGV(x) : InlineGU(x)) + 2; }</text:p>
          </table:table-cell>
          <table:table-cell table:formula="of:=CONCATENATE(&quot;int NonInline&quot;;[.$E179];&quot;(const int x) { return ((std::rand() % 2) ? NonInline&quot;;[.$E178];&quot;(x) : NonInline&quot;;[.$E177];&quot;(x)) + 2; }&quot;)" office:value-type="string" office:string-value="int NonInlineGW(const int x) { return ((std::rand() % 2) ? NonInlineGV(x) : NonInlineGU(x)) + 2; }">
            <text:p>int NonInlineGW(const int x) { return ((std::rand() % 2) ? NonInlineGV(x) : NonInlineGU(x)) + 2; }</text:p>
          </table:table-cell>
        </table:table-row>
        <table:table-row table:style-name="ro1">
          <table:table-cell table:formula="of:=[.A154]+1" office:value-type="float" office:value="71">
            <text:p>71</text:p>
          </table:table-cell>
          <table:table-cell table:formula="of:=CHAR([.A180])" office:value-type="string" office:string-value="G">
            <text:p>G</text:p>
          </table:table-cell>
          <table:table-cell table:formula="of:=[.C154]" office:value-type="float" office:value="88">
            <text:p>88</text:p>
          </table:table-cell>
          <table:table-cell table:formula="of:=CHAR([.C180])" office:value-type="string" office:string-value="X">
            <text:p>X</text:p>
          </table:table-cell>
          <table:table-cell table:formula="of:=CONCATENATE([.B180];[.D180])" office:value-type="string" office:string-value="GX">
            <text:p>GX</text:p>
          </table:table-cell>
          <table:table-cell table:formula="of:=CONCATENATE(&quot;inline int Inline&quot;;[.$E180];&quot;(const int x) { return ((std::rand() % 2) ? Inline&quot;;[.$E179];&quot;(x) : Inline&quot;;[.$E178];&quot;(x)) + 2; }&quot;)" office:value-type="string" office:string-value="inline int InlineGX(const int x) { return ((std::rand() % 2) ? InlineGW(x) : InlineGV(x)) + 2; }">
            <text:p>inline int InlineGX(const int x) { return ((std::rand() % 2) ? InlineGW(x) : InlineGV(x)) + 2; }</text:p>
          </table:table-cell>
          <table:table-cell table:formula="of:=CONCATENATE(&quot;int NonInline&quot;;[.$E180];&quot;(const int x) { return ((std::rand() % 2) ? NonInline&quot;;[.$E179];&quot;(x) : NonInline&quot;;[.$E178];&quot;(x)) + 2; }&quot;)" office:value-type="string" office:string-value="int NonInlineGX(const int x) { return ((std::rand() % 2) ? NonInlineGW(x) : NonInlineGV(x)) + 2; }">
            <text:p>int NonInlineGX(const int x) { return ((std::rand() % 2) ? NonInlineGW(x) : NonInlineGV(x)) + 2; }</text:p>
          </table:table-cell>
        </table:table-row>
        <table:table-row table:style-name="ro1">
          <table:table-cell table:formula="of:=[.A155]+1" office:value-type="float" office:value="71">
            <text:p>71</text:p>
          </table:table-cell>
          <table:table-cell table:formula="of:=CHAR([.A181])" office:value-type="string" office:string-value="G">
            <text:p>G</text:p>
          </table:table-cell>
          <table:table-cell table:formula="of:=[.C155]" office:value-type="float" office:value="89">
            <text:p>89</text:p>
          </table:table-cell>
          <table:table-cell table:formula="of:=CHAR([.C181])" office:value-type="string" office:string-value="Y">
            <text:p>Y</text:p>
          </table:table-cell>
          <table:table-cell table:formula="of:=CONCATENATE([.B181];[.D181])" office:value-type="string" office:string-value="GY">
            <text:p>GY</text:p>
          </table:table-cell>
          <table:table-cell table:formula="of:=CONCATENATE(&quot;inline int Inline&quot;;[.$E181];&quot;(const int x) { return ((std::rand() % 2) ? Inline&quot;;[.$E180];&quot;(x) : Inline&quot;;[.$E179];&quot;(x)) + 2; }&quot;)" office:value-type="string" office:string-value="inline int InlineGY(const int x) { return ((std::rand() % 2) ? InlineGX(x) : InlineGW(x)) + 2; }">
            <text:p>inline int InlineGY(const int x) { return ((std::rand() % 2) ? InlineGX(x) : InlineGW(x)) + 2; }</text:p>
          </table:table-cell>
          <table:table-cell table:formula="of:=CONCATENATE(&quot;int NonInline&quot;;[.$E181];&quot;(const int x) { return ((std::rand() % 2) ? NonInline&quot;;[.$E180];&quot;(x) : NonInline&quot;;[.$E179];&quot;(x)) + 2; }&quot;)" office:value-type="string" office:string-value="int NonInlineGY(const int x) { return ((std::rand() % 2) ? NonInlineGX(x) : NonInlineGW(x)) + 2; }">
            <text:p>int NonInlineGY(const int x) { return ((std::rand() % 2) ? NonInlineGX(x) : NonInlineGW(x)) + 2; }</text:p>
          </table:table-cell>
        </table:table-row>
        <table:table-row table:style-name="ro1">
          <table:table-cell table:formula="of:=[.A156]+1" office:value-type="float" office:value="71">
            <text:p>71</text:p>
          </table:table-cell>
          <table:table-cell table:formula="of:=CHAR([.A182])" office:value-type="string" office:string-value="G">
            <text:p>G</text:p>
          </table:table-cell>
          <table:table-cell table:formula="of:=[.C156]" office:value-type="float" office:value="90">
            <text:p>90</text:p>
          </table:table-cell>
          <table:table-cell table:formula="of:=CHAR([.C182])" office:value-type="string" office:string-value="Z">
            <text:p>Z</text:p>
          </table:table-cell>
          <table:table-cell table:formula="of:=CONCATENATE([.B182];[.D182])" office:value-type="string" office:string-value="GZ">
            <text:p>GZ</text:p>
          </table:table-cell>
          <table:table-cell table:formula="of:=CONCATENATE(&quot;inline int Inline&quot;;[.$E182];&quot;(const int x) { return ((std::rand() % 2) ? Inline&quot;;[.$E181];&quot;(x) : Inline&quot;;[.$E180];&quot;(x)) + 2; }&quot;)" office:value-type="string" office:string-value="inline int InlineGZ(const int x) { return ((std::rand() % 2) ? InlineGY(x) : InlineGX(x)) + 2; }">
            <text:p>inline int InlineGZ(const int x) { return ((std::rand() % 2) ? InlineGY(x) : InlineGX(x)) + 2; }</text:p>
          </table:table-cell>
          <table:table-cell table:formula="of:=CONCATENATE(&quot;int NonInline&quot;;[.$E182];&quot;(const int x) { return ((std::rand() % 2) ? NonInline&quot;;[.$E181];&quot;(x) : NonInline&quot;;[.$E180];&quot;(x)) + 2; }&quot;)" office:value-type="string" office:string-value="int NonInlineGZ(const int x) { return ((std::rand() % 2) ? NonInlineGY(x) : NonInlineGX(x)) + 2; }">
            <text:p>int NonInlineGZ(const int x) { return ((std::rand() % 2) ? NonInlineGY(x) : NonInlineGX(x)) + 2; }</text:p>
          </table:table-cell>
        </table:table-row>
        <table:table-row table:style-name="ro1">
          <table:table-cell table:formula="of:=[.A157]+1" office:value-type="float" office:value="72">
            <text:p>72</text:p>
          </table:table-cell>
          <table:table-cell table:formula="of:=CHAR([.A183])" office:value-type="string" office:string-value="H">
            <text:p>H</text:p>
          </table:table-cell>
          <table:table-cell table:formula="of:=[.C157]" office:value-type="float" office:value="65">
            <text:p>65</text:p>
          </table:table-cell>
          <table:table-cell table:formula="of:=CHAR([.C183])" office:value-type="string" office:string-value="A">
            <text:p>A</text:p>
          </table:table-cell>
          <table:table-cell table:formula="of:=CONCATENATE([.B183];[.D183])" office:value-type="string" office:string-value="HA">
            <text:p>HA</text:p>
          </table:table-cell>
          <table:table-cell table:formula="of:=CONCATENATE(&quot;inline int Inline&quot;;[.$E183];&quot;(const int x) { return ((std::rand() % 2) ? Inline&quot;;[.$E182];&quot;(x) : Inline&quot;;[.$E181];&quot;(x)) + 2; }&quot;)" office:value-type="string" office:string-value="inline int InlineHA(const int x) { return ((std::rand() % 2) ? InlineGZ(x) : InlineGY(x)) + 2; }">
            <text:p>inline int InlineHA(const int x) { return ((std::rand() % 2) ? InlineGZ(x) : InlineGY(x)) + 2; }</text:p>
          </table:table-cell>
          <table:table-cell table:formula="of:=CONCATENATE(&quot;int NonInline&quot;;[.$E183];&quot;(const int x) { return ((std::rand() % 2) ? NonInline&quot;;[.$E182];&quot;(x) : NonInline&quot;;[.$E181];&quot;(x)) + 2; }&quot;)" office:value-type="string" office:string-value="int NonInlineHA(const int x) { return ((std::rand() % 2) ? NonInlineGZ(x) : NonInlineGY(x)) + 2; }">
            <text:p>int NonInlineHA(const int x) { return ((std::rand() % 2) ? NonInlineGZ(x) : NonInlineGY(x)) + 2; }</text:p>
          </table:table-cell>
        </table:table-row>
        <table:table-row table:style-name="ro1">
          <table:table-cell table:formula="of:=[.A158]+1" office:value-type="float" office:value="72">
            <text:p>72</text:p>
          </table:table-cell>
          <table:table-cell table:formula="of:=CHAR([.A184])" office:value-type="string" office:string-value="H">
            <text:p>H</text:p>
          </table:table-cell>
          <table:table-cell table:formula="of:=[.C158]" office:value-type="float" office:value="66">
            <text:p>66</text:p>
          </table:table-cell>
          <table:table-cell table:formula="of:=CHAR([.C184])" office:value-type="string" office:string-value="B">
            <text:p>B</text:p>
          </table:table-cell>
          <table:table-cell table:formula="of:=CONCATENATE([.B184];[.D184])" office:value-type="string" office:string-value="HB">
            <text:p>HB</text:p>
          </table:table-cell>
          <table:table-cell table:formula="of:=CONCATENATE(&quot;inline int Inline&quot;;[.$E184];&quot;(const int x) { return ((std::rand() % 2) ? Inline&quot;;[.$E183];&quot;(x) : Inline&quot;;[.$E182];&quot;(x)) + 2; }&quot;)" office:value-type="string" office:string-value="inline int InlineHB(const int x) { return ((std::rand() % 2) ? InlineHA(x) : InlineGZ(x)) + 2; }">
            <text:p>inline int InlineHB(const int x) { return ((std::rand() % 2) ? InlineHA(x) : InlineGZ(x)) + 2; }</text:p>
          </table:table-cell>
          <table:table-cell table:formula="of:=CONCATENATE(&quot;int NonInline&quot;;[.$E184];&quot;(const int x) { return ((std::rand() % 2) ? NonInline&quot;;[.$E183];&quot;(x) : NonInline&quot;;[.$E182];&quot;(x)) + 2; }&quot;)" office:value-type="string" office:string-value="int NonInlineHB(const int x) { return ((std::rand() % 2) ? NonInlineHA(x) : NonInlineGZ(x)) + 2; }">
            <text:p>int NonInlineHB(const int x) { return ((std::rand() % 2) ? NonInlineHA(x) : NonInlineGZ(x)) + 2; }</text:p>
          </table:table-cell>
        </table:table-row>
        <table:table-row table:style-name="ro1">
          <table:table-cell table:formula="of:=[.A159]+1" office:value-type="float" office:value="72">
            <text:p>72</text:p>
          </table:table-cell>
          <table:table-cell table:formula="of:=CHAR([.A185])" office:value-type="string" office:string-value="H">
            <text:p>H</text:p>
          </table:table-cell>
          <table:table-cell table:formula="of:=[.C159]" office:value-type="float" office:value="67">
            <text:p>67</text:p>
          </table:table-cell>
          <table:table-cell table:formula="of:=CHAR([.C185])" office:value-type="string" office:string-value="C">
            <text:p>C</text:p>
          </table:table-cell>
          <table:table-cell table:formula="of:=CONCATENATE([.B185];[.D185])" office:value-type="string" office:string-value="HC">
            <text:p>HC</text:p>
          </table:table-cell>
          <table:table-cell table:formula="of:=CONCATENATE(&quot;inline int Inline&quot;;[.$E185];&quot;(const int x) { return ((std::rand() % 2) ? Inline&quot;;[.$E184];&quot;(x) : Inline&quot;;[.$E183];&quot;(x)) + 2; }&quot;)" office:value-type="string" office:string-value="inline int InlineHC(const int x) { return ((std::rand() % 2) ? InlineHB(x) : InlineHA(x)) + 2; }">
            <text:p>inline int InlineHC(const int x) { return ((std::rand() % 2) ? InlineHB(x) : InlineHA(x)) + 2; }</text:p>
          </table:table-cell>
          <table:table-cell table:formula="of:=CONCATENATE(&quot;int NonInline&quot;;[.$E185];&quot;(const int x) { return ((std::rand() % 2) ? NonInline&quot;;[.$E184];&quot;(x) : NonInline&quot;;[.$E183];&quot;(x)) + 2; }&quot;)" office:value-type="string" office:string-value="int NonInlineHC(const int x) { return ((std::rand() % 2) ? NonInlineHB(x) : NonInlineHA(x)) + 2; }">
            <text:p>int NonInlineHC(const int x) { return ((std::rand() % 2) ? NonInlineHB(x) : NonInlineHA(x)) + 2; }</text:p>
          </table:table-cell>
        </table:table-row>
        <table:table-row table:style-name="ro1">
          <table:table-cell table:formula="of:=[.A160]+1" office:value-type="float" office:value="72">
            <text:p>72</text:p>
          </table:table-cell>
          <table:table-cell table:formula="of:=CHAR([.A186])" office:value-type="string" office:string-value="H">
            <text:p>H</text:p>
          </table:table-cell>
          <table:table-cell table:formula="of:=[.C160]" office:value-type="float" office:value="68">
            <text:p>68</text:p>
          </table:table-cell>
          <table:table-cell table:formula="of:=CHAR([.C186])" office:value-type="string" office:string-value="D">
            <text:p>D</text:p>
          </table:table-cell>
          <table:table-cell table:formula="of:=CONCATENATE([.B186];[.D186])" office:value-type="string" office:string-value="HD">
            <text:p>HD</text:p>
          </table:table-cell>
          <table:table-cell table:formula="of:=CONCATENATE(&quot;inline int Inline&quot;;[.$E186];&quot;(const int x) { return ((std::rand() % 2) ? Inline&quot;;[.$E185];&quot;(x) : Inline&quot;;[.$E184];&quot;(x)) + 2; }&quot;)" office:value-type="string" office:string-value="inline int InlineHD(const int x) { return ((std::rand() % 2) ? InlineHC(x) : InlineHB(x)) + 2; }">
            <text:p>inline int InlineHD(const int x) { return ((std::rand() % 2) ? InlineHC(x) : InlineHB(x)) + 2; }</text:p>
          </table:table-cell>
          <table:table-cell table:formula="of:=CONCATENATE(&quot;int NonInline&quot;;[.$E186];&quot;(const int x) { return ((std::rand() % 2) ? NonInline&quot;;[.$E185];&quot;(x) : NonInline&quot;;[.$E184];&quot;(x)) + 2; }&quot;)" office:value-type="string" office:string-value="int NonInlineHD(const int x) { return ((std::rand() % 2) ? NonInlineHC(x) : NonInlineHB(x)) + 2; }">
            <text:p>int NonInlineHD(const int x) { return ((std::rand() % 2) ? NonInlineHC(x) : NonInlineHB(x)) + 2; }</text:p>
          </table:table-cell>
        </table:table-row>
        <table:table-row table:style-name="ro1">
          <table:table-cell table:formula="of:=[.A161]+1" office:value-type="float" office:value="72">
            <text:p>72</text:p>
          </table:table-cell>
          <table:table-cell table:formula="of:=CHAR([.A187])" office:value-type="string" office:string-value="H">
            <text:p>H</text:p>
          </table:table-cell>
          <table:table-cell table:formula="of:=[.C161]" office:value-type="float" office:value="69">
            <text:p>69</text:p>
          </table:table-cell>
          <table:table-cell table:formula="of:=CHAR([.C187])" office:value-type="string" office:string-value="E">
            <text:p>E</text:p>
          </table:table-cell>
          <table:table-cell table:formula="of:=CONCATENATE([.B187];[.D187])" office:value-type="string" office:string-value="HE">
            <text:p>HE</text:p>
          </table:table-cell>
          <table:table-cell table:formula="of:=CONCATENATE(&quot;inline int Inline&quot;;[.$E187];&quot;(const int x) { return ((std::rand() % 2) ? Inline&quot;;[.$E186];&quot;(x) : Inline&quot;;[.$E185];&quot;(x)) + 2; }&quot;)" office:value-type="string" office:string-value="inline int InlineHE(const int x) { return ((std::rand() % 2) ? InlineHD(x) : InlineHC(x)) + 2; }">
            <text:p>inline int InlineHE(const int x) { return ((std::rand() % 2) ? InlineHD(x) : InlineHC(x)) + 2; }</text:p>
          </table:table-cell>
          <table:table-cell table:formula="of:=CONCATENATE(&quot;int NonInline&quot;;[.$E187];&quot;(const int x) { return ((std::rand() % 2) ? NonInline&quot;;[.$E186];&quot;(x) : NonInline&quot;;[.$E185];&quot;(x)) + 2; }&quot;)" office:value-type="string" office:string-value="int NonInlineHE(const int x) { return ((std::rand() % 2) ? NonInlineHD(x) : NonInlineHC(x)) + 2; }">
            <text:p>int NonInlineHE(const int x) { return ((std::rand() % 2) ? NonInlineHD(x) : NonInlineHC(x)) + 2; }</text:p>
          </table:table-cell>
        </table:table-row>
        <table:table-row table:style-name="ro1">
          <table:table-cell table:formula="of:=[.A162]+1" office:value-type="float" office:value="72">
            <text:p>72</text:p>
          </table:table-cell>
          <table:table-cell table:formula="of:=CHAR([.A188])" office:value-type="string" office:string-value="H">
            <text:p>H</text:p>
          </table:table-cell>
          <table:table-cell table:formula="of:=[.C162]" office:value-type="float" office:value="70">
            <text:p>70</text:p>
          </table:table-cell>
          <table:table-cell table:formula="of:=CHAR([.C188])" office:value-type="string" office:string-value="F">
            <text:p>F</text:p>
          </table:table-cell>
          <table:table-cell table:formula="of:=CONCATENATE([.B188];[.D188])" office:value-type="string" office:string-value="HF">
            <text:p>HF</text:p>
          </table:table-cell>
          <table:table-cell table:formula="of:=CONCATENATE(&quot;inline int Inline&quot;;[.$E188];&quot;(const int x) { return ((std::rand() % 2) ? Inline&quot;;[.$E187];&quot;(x) : Inline&quot;;[.$E186];&quot;(x)) + 2; }&quot;)" office:value-type="string" office:string-value="inline int InlineHF(const int x) { return ((std::rand() % 2) ? InlineHE(x) : InlineHD(x)) + 2; }">
            <text:p>inline int InlineHF(const int x) { return ((std::rand() % 2) ? InlineHE(x) : InlineHD(x)) + 2; }</text:p>
          </table:table-cell>
          <table:table-cell table:formula="of:=CONCATENATE(&quot;int NonInline&quot;;[.$E188];&quot;(const int x) { return ((std::rand() % 2) ? NonInline&quot;;[.$E187];&quot;(x) : NonInline&quot;;[.$E186];&quot;(x)) + 2; }&quot;)" office:value-type="string" office:string-value="int NonInlineHF(const int x) { return ((std::rand() % 2) ? NonInlineHE(x) : NonInlineHD(x)) + 2; }">
            <text:p>int NonInlineHF(const int x) { return ((std::rand() % 2) ? NonInlineHE(x) : NonInlineHD(x)) + 2; }</text:p>
          </table:table-cell>
        </table:table-row>
        <table:table-row table:style-name="ro1">
          <table:table-cell table:formula="of:=[.A163]+1" office:value-type="float" office:value="72">
            <text:p>72</text:p>
          </table:table-cell>
          <table:table-cell table:formula="of:=CHAR([.A189])" office:value-type="string" office:string-value="H">
            <text:p>H</text:p>
          </table:table-cell>
          <table:table-cell table:formula="of:=[.C163]" office:value-type="float" office:value="71">
            <text:p>71</text:p>
          </table:table-cell>
          <table:table-cell table:formula="of:=CHAR([.C189])" office:value-type="string" office:string-value="G">
            <text:p>G</text:p>
          </table:table-cell>
          <table:table-cell table:formula="of:=CONCATENATE([.B189];[.D189])" office:value-type="string" office:string-value="HG">
            <text:p>HG</text:p>
          </table:table-cell>
          <table:table-cell table:formula="of:=CONCATENATE(&quot;inline int Inline&quot;;[.$E189];&quot;(const int x) { return ((std::rand() % 2) ? Inline&quot;;[.$E188];&quot;(x) : Inline&quot;;[.$E187];&quot;(x)) + 2; }&quot;)" office:value-type="string" office:string-value="inline int InlineHG(const int x) { return ((std::rand() % 2) ? InlineHF(x) : InlineHE(x)) + 2; }">
            <text:p>inline int InlineHG(const int x) { return ((std::rand() % 2) ? InlineHF(x) : InlineHE(x)) + 2; }</text:p>
          </table:table-cell>
          <table:table-cell table:formula="of:=CONCATENATE(&quot;int NonInline&quot;;[.$E189];&quot;(const int x) { return ((std::rand() % 2) ? NonInline&quot;;[.$E188];&quot;(x) : NonInline&quot;;[.$E187];&quot;(x)) + 2; }&quot;)" office:value-type="string" office:string-value="int NonInlineHG(const int x) { return ((std::rand() % 2) ? NonInlineHF(x) : NonInlineHE(x)) + 2; }">
            <text:p>int NonInlineHG(const int x) { return ((std::rand() % 2) ? NonInlineHF(x) : NonInlineHE(x)) + 2; }</text:p>
          </table:table-cell>
        </table:table-row>
        <table:table-row table:style-name="ro1">
          <table:table-cell table:formula="of:=[.A164]+1" office:value-type="float" office:value="72">
            <text:p>72</text:p>
          </table:table-cell>
          <table:table-cell table:formula="of:=CHAR([.A190])" office:value-type="string" office:string-value="H">
            <text:p>H</text:p>
          </table:table-cell>
          <table:table-cell table:formula="of:=[.C164]" office:value-type="float" office:value="72">
            <text:p>72</text:p>
          </table:table-cell>
          <table:table-cell table:formula="of:=CHAR([.C190])" office:value-type="string" office:string-value="H">
            <text:p>H</text:p>
          </table:table-cell>
          <table:table-cell table:formula="of:=CONCATENATE([.B190];[.D190])" office:value-type="string" office:string-value="HH">
            <text:p>HH</text:p>
          </table:table-cell>
          <table:table-cell table:formula="of:=CONCATENATE(&quot;inline int Inline&quot;;[.$E190];&quot;(const int x) { return ((std::rand() % 2) ? Inline&quot;;[.$E189];&quot;(x) : Inline&quot;;[.$E188];&quot;(x)) + 2; }&quot;)" office:value-type="string" office:string-value="inline int InlineHH(const int x) { return ((std::rand() % 2) ? InlineHG(x) : InlineHF(x)) + 2; }">
            <text:p>inline int InlineHH(const int x) { return ((std::rand() % 2) ? InlineHG(x) : InlineHF(x)) + 2; }</text:p>
          </table:table-cell>
          <table:table-cell table:formula="of:=CONCATENATE(&quot;int NonInline&quot;;[.$E190];&quot;(const int x) { return ((std::rand() % 2) ? NonInline&quot;;[.$E189];&quot;(x) : NonInline&quot;;[.$E188];&quot;(x)) + 2; }&quot;)" office:value-type="string" office:string-value="int NonInlineHH(const int x) { return ((std::rand() % 2) ? NonInlineHG(x) : NonInlineHF(x)) + 2; }">
            <text:p>int NonInlineHH(const int x) { return ((std::rand() % 2) ? NonInlineHG(x) : NonInlineHF(x)) + 2; }</text:p>
          </table:table-cell>
        </table:table-row>
        <table:table-row table:style-name="ro1">
          <table:table-cell table:formula="of:=[.A165]+1" office:value-type="float" office:value="72">
            <text:p>72</text:p>
          </table:table-cell>
          <table:table-cell table:formula="of:=CHAR([.A191])" office:value-type="string" office:string-value="H">
            <text:p>H</text:p>
          </table:table-cell>
          <table:table-cell table:formula="of:=[.C165]" office:value-type="float" office:value="73">
            <text:p>73</text:p>
          </table:table-cell>
          <table:table-cell table:formula="of:=CHAR([.C191])" office:value-type="string" office:string-value="I">
            <text:p>I</text:p>
          </table:table-cell>
          <table:table-cell table:formula="of:=CONCATENATE([.B191];[.D191])" office:value-type="string" office:string-value="HI">
            <text:p>HI</text:p>
          </table:table-cell>
          <table:table-cell table:formula="of:=CONCATENATE(&quot;inline int Inline&quot;;[.$E191];&quot;(const int x) { return ((std::rand() % 2) ? Inline&quot;;[.$E190];&quot;(x) : Inline&quot;;[.$E189];&quot;(x)) + 2; }&quot;)" office:value-type="string" office:string-value="inline int InlineHI(const int x) { return ((std::rand() % 2) ? InlineHH(x) : InlineHG(x)) + 2; }">
            <text:p>inline int InlineHI(const int x) { return ((std::rand() % 2) ? InlineHH(x) : InlineHG(x)) + 2; }</text:p>
          </table:table-cell>
          <table:table-cell table:formula="of:=CONCATENATE(&quot;int NonInline&quot;;[.$E191];&quot;(const int x) { return ((std::rand() % 2) ? NonInline&quot;;[.$E190];&quot;(x) : NonInline&quot;;[.$E189];&quot;(x)) + 2; }&quot;)" office:value-type="string" office:string-value="int NonInlineHI(const int x) { return ((std::rand() % 2) ? NonInlineHH(x) : NonInlineHG(x)) + 2; }">
            <text:p>int NonInlineHI(const int x) { return ((std::rand() % 2) ? NonInlineHH(x) : NonInlineHG(x)) + 2; }</text:p>
          </table:table-cell>
        </table:table-row>
        <table:table-row table:style-name="ro1">
          <table:table-cell table:formula="of:=[.A166]+1" office:value-type="float" office:value="72">
            <text:p>72</text:p>
          </table:table-cell>
          <table:table-cell table:formula="of:=CHAR([.A192])" office:value-type="string" office:string-value="H">
            <text:p>H</text:p>
          </table:table-cell>
          <table:table-cell table:formula="of:=[.C166]" office:value-type="float" office:value="74">
            <text:p>74</text:p>
          </table:table-cell>
          <table:table-cell table:formula="of:=CHAR([.C192])" office:value-type="string" office:string-value="J">
            <text:p>J</text:p>
          </table:table-cell>
          <table:table-cell table:formula="of:=CONCATENATE([.B192];[.D192])" office:value-type="string" office:string-value="HJ">
            <text:p>HJ</text:p>
          </table:table-cell>
          <table:table-cell table:formula="of:=CONCATENATE(&quot;inline int Inline&quot;;[.$E192];&quot;(const int x) { return ((std::rand() % 2) ? Inline&quot;;[.$E191];&quot;(x) : Inline&quot;;[.$E190];&quot;(x)) + 2; }&quot;)" office:value-type="string" office:string-value="inline int InlineHJ(const int x) { return ((std::rand() % 2) ? InlineHI(x) : InlineHH(x)) + 2; }">
            <text:p>inline int InlineHJ(const int x) { return ((std::rand() % 2) ? InlineHI(x) : InlineHH(x)) + 2; }</text:p>
          </table:table-cell>
          <table:table-cell table:formula="of:=CONCATENATE(&quot;int NonInline&quot;;[.$E192];&quot;(const int x) { return ((std::rand() % 2) ? NonInline&quot;;[.$E191];&quot;(x) : NonInline&quot;;[.$E190];&quot;(x)) + 2; }&quot;)" office:value-type="string" office:string-value="int NonInlineHJ(const int x) { return ((std::rand() % 2) ? NonInlineHI(x) : NonInlineHH(x)) + 2; }">
            <text:p>int NonInlineHJ(const int x) { return ((std::rand() % 2) ? NonInlineHI(x) : NonInlineHH(x)) + 2; }</text:p>
          </table:table-cell>
        </table:table-row>
        <table:table-row table:style-name="ro1">
          <table:table-cell table:formula="of:=[.A167]+1" office:value-type="float" office:value="72">
            <text:p>72</text:p>
          </table:table-cell>
          <table:table-cell table:formula="of:=CHAR([.A193])" office:value-type="string" office:string-value="H">
            <text:p>H</text:p>
          </table:table-cell>
          <table:table-cell table:formula="of:=[.C167]" office:value-type="float" office:value="75">
            <text:p>75</text:p>
          </table:table-cell>
          <table:table-cell table:formula="of:=CHAR([.C193])" office:value-type="string" office:string-value="K">
            <text:p>K</text:p>
          </table:table-cell>
          <table:table-cell table:formula="of:=CONCATENATE([.B193];[.D193])" office:value-type="string" office:string-value="HK">
            <text:p>HK</text:p>
          </table:table-cell>
          <table:table-cell table:formula="of:=CONCATENATE(&quot;inline int Inline&quot;;[.$E193];&quot;(const int x) { return ((std::rand() % 2) ? Inline&quot;;[.$E192];&quot;(x) : Inline&quot;;[.$E191];&quot;(x)) + 2; }&quot;)" office:value-type="string" office:string-value="inline int InlineHK(const int x) { return ((std::rand() % 2) ? InlineHJ(x) : InlineHI(x)) + 2; }">
            <text:p>inline int InlineHK(const int x) { return ((std::rand() % 2) ? InlineHJ(x) : InlineHI(x)) + 2; }</text:p>
          </table:table-cell>
          <table:table-cell table:formula="of:=CONCATENATE(&quot;int NonInline&quot;;[.$E193];&quot;(const int x) { return ((std::rand() % 2) ? NonInline&quot;;[.$E192];&quot;(x) : NonInline&quot;;[.$E191];&quot;(x)) + 2; }&quot;)" office:value-type="string" office:string-value="int NonInlineHK(const int x) { return ((std::rand() % 2) ? NonInlineHJ(x) : NonInlineHI(x)) + 2; }">
            <text:p>int NonInlineHK(const int x) { return ((std::rand() % 2) ? NonInlineHJ(x) : NonInlineHI(x)) + 2; }</text:p>
          </table:table-cell>
        </table:table-row>
        <table:table-row table:style-name="ro1">
          <table:table-cell table:formula="of:=[.A168]+1" office:value-type="float" office:value="72">
            <text:p>72</text:p>
          </table:table-cell>
          <table:table-cell table:formula="of:=CHAR([.A194])" office:value-type="string" office:string-value="H">
            <text:p>H</text:p>
          </table:table-cell>
          <table:table-cell table:formula="of:=[.C168]" office:value-type="float" office:value="76">
            <text:p>76</text:p>
          </table:table-cell>
          <table:table-cell table:formula="of:=CHAR([.C194])" office:value-type="string" office:string-value="L">
            <text:p>L</text:p>
          </table:table-cell>
          <table:table-cell table:formula="of:=CONCATENATE([.B194];[.D194])" office:value-type="string" office:string-value="HL">
            <text:p>HL</text:p>
          </table:table-cell>
          <table:table-cell table:formula="of:=CONCATENATE(&quot;inline int Inline&quot;;[.$E194];&quot;(const int x) { return ((std::rand() % 2) ? Inline&quot;;[.$E193];&quot;(x) : Inline&quot;;[.$E192];&quot;(x)) + 2; }&quot;)" office:value-type="string" office:string-value="inline int InlineHL(const int x) { return ((std::rand() % 2) ? InlineHK(x) : InlineHJ(x)) + 2; }">
            <text:p>inline int InlineHL(const int x) { return ((std::rand() % 2) ? InlineHK(x) : InlineHJ(x)) + 2; }</text:p>
          </table:table-cell>
          <table:table-cell table:formula="of:=CONCATENATE(&quot;int NonInline&quot;;[.$E194];&quot;(const int x) { return ((std::rand() % 2) ? NonInline&quot;;[.$E193];&quot;(x) : NonInline&quot;;[.$E192];&quot;(x)) + 2; }&quot;)" office:value-type="string" office:string-value="int NonInlineHL(const int x) { return ((std::rand() % 2) ? NonInlineHK(x) : NonInlineHJ(x)) + 2; }">
            <text:p>int NonInlineHL(const int x) { return ((std::rand() % 2) ? NonInlineHK(x) : NonInlineHJ(x)) + 2; }</text:p>
          </table:table-cell>
        </table:table-row>
        <table:table-row table:style-name="ro1">
          <table:table-cell table:formula="of:=[.A169]+1" office:value-type="float" office:value="72">
            <text:p>72</text:p>
          </table:table-cell>
          <table:table-cell table:formula="of:=CHAR([.A195])" office:value-type="string" office:string-value="H">
            <text:p>H</text:p>
          </table:table-cell>
          <table:table-cell table:formula="of:=[.C169]" office:value-type="float" office:value="77">
            <text:p>77</text:p>
          </table:table-cell>
          <table:table-cell table:formula="of:=CHAR([.C195])" office:value-type="string" office:string-value="M">
            <text:p>M</text:p>
          </table:table-cell>
          <table:table-cell table:formula="of:=CONCATENATE([.B195];[.D195])" office:value-type="string" office:string-value="HM">
            <text:p>HM</text:p>
          </table:table-cell>
          <table:table-cell table:formula="of:=CONCATENATE(&quot;inline int Inline&quot;;[.$E195];&quot;(const int x) { return ((std::rand() % 2) ? Inline&quot;;[.$E194];&quot;(x) : Inline&quot;;[.$E193];&quot;(x)) + 2; }&quot;)" office:value-type="string" office:string-value="inline int InlineHM(const int x) { return ((std::rand() % 2) ? InlineHL(x) : InlineHK(x)) + 2; }">
            <text:p>inline int InlineHM(const int x) { return ((std::rand() % 2) ? InlineHL(x) : InlineHK(x)) + 2; }</text:p>
          </table:table-cell>
          <table:table-cell table:formula="of:=CONCATENATE(&quot;int NonInline&quot;;[.$E195];&quot;(const int x) { return ((std::rand() % 2) ? NonInline&quot;;[.$E194];&quot;(x) : NonInline&quot;;[.$E193];&quot;(x)) + 2; }&quot;)" office:value-type="string" office:string-value="int NonInlineHM(const int x) { return ((std::rand() % 2) ? NonInlineHL(x) : NonInlineHK(x)) + 2; }">
            <text:p>int NonInlineHM(const int x) { return ((std::rand() % 2) ? NonInlineHL(x) : NonInlineHK(x)) + 2; }</text:p>
          </table:table-cell>
        </table:table-row>
        <table:table-row table:style-name="ro1">
          <table:table-cell table:formula="of:=[.A170]+1" office:value-type="float" office:value="72">
            <text:p>72</text:p>
          </table:table-cell>
          <table:table-cell table:formula="of:=CHAR([.A196])" office:value-type="string" office:string-value="H">
            <text:p>H</text:p>
          </table:table-cell>
          <table:table-cell table:formula="of:=[.C170]" office:value-type="float" office:value="78">
            <text:p>78</text:p>
          </table:table-cell>
          <table:table-cell table:formula="of:=CHAR([.C196])" office:value-type="string" office:string-value="N">
            <text:p>N</text:p>
          </table:table-cell>
          <table:table-cell table:formula="of:=CONCATENATE([.B196];[.D196])" office:value-type="string" office:string-value="HN">
            <text:p>HN</text:p>
          </table:table-cell>
          <table:table-cell table:formula="of:=CONCATENATE(&quot;inline int Inline&quot;;[.$E196];&quot;(const int x) { return ((std::rand() % 2) ? Inline&quot;;[.$E195];&quot;(x) : Inline&quot;;[.$E194];&quot;(x)) + 2; }&quot;)" office:value-type="string" office:string-value="inline int InlineHN(const int x) { return ((std::rand() % 2) ? InlineHM(x) : InlineHL(x)) + 2; }">
            <text:p>inline int InlineHN(const int x) { return ((std::rand() % 2) ? InlineHM(x) : InlineHL(x)) + 2; }</text:p>
          </table:table-cell>
          <table:table-cell table:formula="of:=CONCATENATE(&quot;int NonInline&quot;;[.$E196];&quot;(const int x) { return ((std::rand() % 2) ? NonInline&quot;;[.$E195];&quot;(x) : NonInline&quot;;[.$E194];&quot;(x)) + 2; }&quot;)" office:value-type="string" office:string-value="int NonInlineHN(const int x) { return ((std::rand() % 2) ? NonInlineHM(x) : NonInlineHL(x)) + 2; }">
            <text:p>int NonInlineHN(const int x) { return ((std::rand() % 2) ? NonInlineHM(x) : NonInlineHL(x)) + 2; }</text:p>
          </table:table-cell>
        </table:table-row>
        <table:table-row table:style-name="ro1">
          <table:table-cell table:formula="of:=[.A171]+1" office:value-type="float" office:value="72">
            <text:p>72</text:p>
          </table:table-cell>
          <table:table-cell table:formula="of:=CHAR([.A197])" office:value-type="string" office:string-value="H">
            <text:p>H</text:p>
          </table:table-cell>
          <table:table-cell table:formula="of:=[.C171]" office:value-type="float" office:value="79">
            <text:p>79</text:p>
          </table:table-cell>
          <table:table-cell table:formula="of:=CHAR([.C197])" office:value-type="string" office:string-value="O">
            <text:p>O</text:p>
          </table:table-cell>
          <table:table-cell table:formula="of:=CONCATENATE([.B197];[.D197])" office:value-type="string" office:string-value="HO">
            <text:p>HO</text:p>
          </table:table-cell>
          <table:table-cell table:formula="of:=CONCATENATE(&quot;inline int Inline&quot;;[.$E197];&quot;(const int x) { return ((std::rand() % 2) ? Inline&quot;;[.$E196];&quot;(x) : Inline&quot;;[.$E195];&quot;(x)) + 2; }&quot;)" office:value-type="string" office:string-value="inline int InlineHO(const int x) { return ((std::rand() % 2) ? InlineHN(x) : InlineHM(x)) + 2; }">
            <text:p>inline int InlineHO(const int x) { return ((std::rand() % 2) ? InlineHN(x) : InlineHM(x)) + 2; }</text:p>
          </table:table-cell>
          <table:table-cell table:formula="of:=CONCATENATE(&quot;int NonInline&quot;;[.$E197];&quot;(const int x) { return ((std::rand() % 2) ? NonInline&quot;;[.$E196];&quot;(x) : NonInline&quot;;[.$E195];&quot;(x)) + 2; }&quot;)" office:value-type="string" office:string-value="int NonInlineHO(const int x) { return ((std::rand() % 2) ? NonInlineHN(x) : NonInlineHM(x)) + 2; }">
            <text:p>int NonInlineHO(const int x) { return ((std::rand() % 2) ? NonInlineHN(x) : NonInlineHM(x)) + 2; }</text:p>
          </table:table-cell>
        </table:table-row>
        <table:table-row table:style-name="ro1">
          <table:table-cell table:formula="of:=[.A172]+1" office:value-type="float" office:value="72">
            <text:p>72</text:p>
          </table:table-cell>
          <table:table-cell table:formula="of:=CHAR([.A198])" office:value-type="string" office:string-value="H">
            <text:p>H</text:p>
          </table:table-cell>
          <table:table-cell table:formula="of:=[.C172]" office:value-type="float" office:value="80">
            <text:p>80</text:p>
          </table:table-cell>
          <table:table-cell table:formula="of:=CHAR([.C198])" office:value-type="string" office:string-value="P">
            <text:p>P</text:p>
          </table:table-cell>
          <table:table-cell table:formula="of:=CONCATENATE([.B198];[.D198])" office:value-type="string" office:string-value="HP">
            <text:p>HP</text:p>
          </table:table-cell>
          <table:table-cell table:formula="of:=CONCATENATE(&quot;inline int Inline&quot;;[.$E198];&quot;(const int x) { return ((std::rand() % 2) ? Inline&quot;;[.$E197];&quot;(x) : Inline&quot;;[.$E196];&quot;(x)) + 2; }&quot;)" office:value-type="string" office:string-value="inline int InlineHP(const int x) { return ((std::rand() % 2) ? InlineHO(x) : InlineHN(x)) + 2; }">
            <text:p>inline int InlineHP(const int x) { return ((std::rand() % 2) ? InlineHO(x) : InlineHN(x)) + 2; }</text:p>
          </table:table-cell>
          <table:table-cell table:formula="of:=CONCATENATE(&quot;int NonInline&quot;;[.$E198];&quot;(const int x) { return ((std::rand() % 2) ? NonInline&quot;;[.$E197];&quot;(x) : NonInline&quot;;[.$E196];&quot;(x)) + 2; }&quot;)" office:value-type="string" office:string-value="int NonInlineHP(const int x) { return ((std::rand() % 2) ? NonInlineHO(x) : NonInlineHN(x)) + 2; }">
            <text:p>int NonInlineHP(const int x) { return ((std::rand() % 2) ? NonInlineHO(x) : NonInlineHN(x)) + 2; }</text:p>
          </table:table-cell>
        </table:table-row>
        <table:table-row table:style-name="ro1">
          <table:table-cell table:formula="of:=[.A173]+1" office:value-type="float" office:value="72">
            <text:p>72</text:p>
          </table:table-cell>
          <table:table-cell table:formula="of:=CHAR([.A199])" office:value-type="string" office:string-value="H">
            <text:p>H</text:p>
          </table:table-cell>
          <table:table-cell table:formula="of:=[.C173]" office:value-type="float" office:value="81">
            <text:p>81</text:p>
          </table:table-cell>
          <table:table-cell table:formula="of:=CHAR([.C199])" office:value-type="string" office:string-value="Q">
            <text:p>Q</text:p>
          </table:table-cell>
          <table:table-cell table:formula="of:=CONCATENATE([.B199];[.D199])" office:value-type="string" office:string-value="HQ">
            <text:p>HQ</text:p>
          </table:table-cell>
          <table:table-cell table:formula="of:=CONCATENATE(&quot;inline int Inline&quot;;[.$E199];&quot;(const int x) { return ((std::rand() % 2) ? Inline&quot;;[.$E198];&quot;(x) : Inline&quot;;[.$E197];&quot;(x)) + 2; }&quot;)" office:value-type="string" office:string-value="inline int InlineHQ(const int x) { return ((std::rand() % 2) ? InlineHP(x) : InlineHO(x)) + 2; }">
            <text:p>inline int InlineHQ(const int x) { return ((std::rand() % 2) ? InlineHP(x) : InlineHO(x)) + 2; }</text:p>
          </table:table-cell>
          <table:table-cell table:formula="of:=CONCATENATE(&quot;int NonInline&quot;;[.$E199];&quot;(const int x) { return ((std::rand() % 2) ? NonInline&quot;;[.$E198];&quot;(x) : NonInline&quot;;[.$E197];&quot;(x)) + 2; }&quot;)" office:value-type="string" office:string-value="int NonInlineHQ(const int x) { return ((std::rand() % 2) ? NonInlineHP(x) : NonInlineHO(x)) + 2; }">
            <text:p>int NonInlineHQ(const int x) { return ((std::rand() % 2) ? NonInlineHP(x) : NonInlineHO(x)) + 2; }</text:p>
          </table:table-cell>
        </table:table-row>
        <table:table-row table:style-name="ro1">
          <table:table-cell table:formula="of:=[.A174]+1" office:value-type="float" office:value="72">
            <text:p>72</text:p>
          </table:table-cell>
          <table:table-cell table:formula="of:=CHAR([.A200])" office:value-type="string" office:string-value="H">
            <text:p>H</text:p>
          </table:table-cell>
          <table:table-cell table:formula="of:=[.C174]" office:value-type="float" office:value="82">
            <text:p>82</text:p>
          </table:table-cell>
          <table:table-cell table:formula="of:=CHAR([.C200])" office:value-type="string" office:string-value="R">
            <text:p>R</text:p>
          </table:table-cell>
          <table:table-cell table:formula="of:=CONCATENATE([.B200];[.D200])" office:value-type="string" office:string-value="HR">
            <text:p>HR</text:p>
          </table:table-cell>
          <table:table-cell table:formula="of:=CONCATENATE(&quot;inline int Inline&quot;;[.$E200];&quot;(const int x) { return ((std::rand() % 2) ? Inline&quot;;[.$E199];&quot;(x) : Inline&quot;;[.$E198];&quot;(x)) + 2; }&quot;)" office:value-type="string" office:string-value="inline int InlineHR(const int x) { return ((std::rand() % 2) ? InlineHQ(x) : InlineHP(x)) + 2; }">
            <text:p>inline int InlineHR(const int x) { return ((std::rand() % 2) ? InlineHQ(x) : InlineHP(x)) + 2; }</text:p>
          </table:table-cell>
          <table:table-cell table:formula="of:=CONCATENATE(&quot;int NonInline&quot;;[.$E200];&quot;(const int x) { return ((std::rand() % 2) ? NonInline&quot;;[.$E199];&quot;(x) : NonInline&quot;;[.$E198];&quot;(x)) + 2; }&quot;)" office:value-type="string" office:string-value="int NonInlineHR(const int x) { return ((std::rand() % 2) ? NonInlineHQ(x) : NonInlineHP(x)) + 2; }">
            <text:p>int NonInlineHR(const int x) { return ((std::rand() % 2) ? NonInlineHQ(x) : NonInlineHP(x)) + 2; }</text:p>
          </table:table-cell>
        </table:table-row>
        <table:table-row table:style-name="ro1">
          <table:table-cell table:formula="of:=[.A175]+1" office:value-type="float" office:value="72">
            <text:p>72</text:p>
          </table:table-cell>
          <table:table-cell table:formula="of:=CHAR([.A201])" office:value-type="string" office:string-value="H">
            <text:p>H</text:p>
          </table:table-cell>
          <table:table-cell table:formula="of:=[.C175]" office:value-type="float" office:value="83">
            <text:p>83</text:p>
          </table:table-cell>
          <table:table-cell table:formula="of:=CHAR([.C201])" office:value-type="string" office:string-value="S">
            <text:p>S</text:p>
          </table:table-cell>
          <table:table-cell table:formula="of:=CONCATENATE([.B201];[.D201])" office:value-type="string" office:string-value="HS">
            <text:p>HS</text:p>
          </table:table-cell>
          <table:table-cell table:formula="of:=CONCATENATE(&quot;inline int Inline&quot;;[.$E201];&quot;(const int x) { return ((std::rand() % 2) ? Inline&quot;;[.$E200];&quot;(x) : Inline&quot;;[.$E199];&quot;(x)) + 2; }&quot;)" office:value-type="string" office:string-value="inline int InlineHS(const int x) { return ((std::rand() % 2) ? InlineHR(x) : InlineHQ(x)) + 2; }">
            <text:p>inline int InlineHS(const int x) { return ((std::rand() % 2) ? InlineHR(x) : InlineHQ(x)) + 2; }</text:p>
          </table:table-cell>
          <table:table-cell table:formula="of:=CONCATENATE(&quot;int NonInline&quot;;[.$E201];&quot;(const int x) { return ((std::rand() % 2) ? NonInline&quot;;[.$E200];&quot;(x) : NonInline&quot;;[.$E199];&quot;(x)) + 2; }&quot;)" office:value-type="string" office:string-value="int NonInlineHS(const int x) { return ((std::rand() % 2) ? NonInlineHR(x) : NonInlineHQ(x)) + 2; }">
            <text:p>int NonInlineHS(const int x) { return ((std::rand() % 2) ? NonInlineHR(x) : NonInlineHQ(x)) + 2; }</text:p>
          </table:table-cell>
        </table:table-row>
        <table:table-row table:style-name="ro1">
          <table:table-cell table:formula="of:=[.A176]+1" office:value-type="float" office:value="72">
            <text:p>72</text:p>
          </table:table-cell>
          <table:table-cell table:formula="of:=CHAR([.A202])" office:value-type="string" office:string-value="H">
            <text:p>H</text:p>
          </table:table-cell>
          <table:table-cell table:formula="of:=[.C176]" office:value-type="float" office:value="84">
            <text:p>84</text:p>
          </table:table-cell>
          <table:table-cell table:formula="of:=CHAR([.C202])" office:value-type="string" office:string-value="T">
            <text:p>T</text:p>
          </table:table-cell>
          <table:table-cell table:formula="of:=CONCATENATE([.B202];[.D202])" office:value-type="string" office:string-value="HT">
            <text:p>HT</text:p>
          </table:table-cell>
          <table:table-cell table:formula="of:=CONCATENATE(&quot;inline int Inline&quot;;[.$E202];&quot;(const int x) { return ((std::rand() % 2) ? Inline&quot;;[.$E201];&quot;(x) : Inline&quot;;[.$E200];&quot;(x)) + 2; }&quot;)" office:value-type="string" office:string-value="inline int InlineHT(const int x) { return ((std::rand() % 2) ? InlineHS(x) : InlineHR(x)) + 2; }">
            <text:p>inline int InlineHT(const int x) { return ((std::rand() % 2) ? InlineHS(x) : InlineHR(x)) + 2; }</text:p>
          </table:table-cell>
          <table:table-cell table:formula="of:=CONCATENATE(&quot;int NonInline&quot;;[.$E202];&quot;(const int x) { return ((std::rand() % 2) ? NonInline&quot;;[.$E201];&quot;(x) : NonInline&quot;;[.$E200];&quot;(x)) + 2; }&quot;)" office:value-type="string" office:string-value="int NonInlineHT(const int x) { return ((std::rand() % 2) ? NonInlineHS(x) : NonInlineHR(x)) + 2; }">
            <text:p>int NonInlineHT(const int x) { return ((std::rand() % 2) ? NonInlineHS(x) : NonInlineHR(x)) + 2; }</text:p>
          </table:table-cell>
        </table:table-row>
        <table:table-row table:style-name="ro1">
          <table:table-cell table:formula="of:=[.A177]+1" office:value-type="float" office:value="72">
            <text:p>72</text:p>
          </table:table-cell>
          <table:table-cell table:formula="of:=CHAR([.A203])" office:value-type="string" office:string-value="H">
            <text:p>H</text:p>
          </table:table-cell>
          <table:table-cell table:formula="of:=[.C177]" office:value-type="float" office:value="85">
            <text:p>85</text:p>
          </table:table-cell>
          <table:table-cell table:formula="of:=CHAR([.C203])" office:value-type="string" office:string-value="U">
            <text:p>U</text:p>
          </table:table-cell>
          <table:table-cell table:formula="of:=CONCATENATE([.B203];[.D203])" office:value-type="string" office:string-value="HU">
            <text:p>HU</text:p>
          </table:table-cell>
          <table:table-cell table:formula="of:=CONCATENATE(&quot;inline int Inline&quot;;[.$E203];&quot;(const int x) { return ((std::rand() % 2) ? Inline&quot;;[.$E202];&quot;(x) : Inline&quot;;[.$E201];&quot;(x)) + 2; }&quot;)" office:value-type="string" office:string-value="inline int InlineHU(const int x) { return ((std::rand() % 2) ? InlineHT(x) : InlineHS(x)) + 2; }">
            <text:p>inline int InlineHU(const int x) { return ((std::rand() % 2) ? InlineHT(x) : InlineHS(x)) + 2; }</text:p>
          </table:table-cell>
          <table:table-cell table:formula="of:=CONCATENATE(&quot;int NonInline&quot;;[.$E203];&quot;(const int x) { return ((std::rand() % 2) ? NonInline&quot;;[.$E202];&quot;(x) : NonInline&quot;;[.$E201];&quot;(x)) + 2; }&quot;)" office:value-type="string" office:string-value="int NonInlineHU(const int x) { return ((std::rand() % 2) ? NonInlineHT(x) : NonInlineHS(x)) + 2; }">
            <text:p>int NonInlineHU(const int x) { return ((std::rand() % 2) ? NonInlineHT(x) : NonInlineHS(x)) + 2; }</text:p>
          </table:table-cell>
        </table:table-row>
        <table:table-row table:style-name="ro1">
          <table:table-cell table:formula="of:=[.A178]+1" office:value-type="float" office:value="72">
            <text:p>72</text:p>
          </table:table-cell>
          <table:table-cell table:formula="of:=CHAR([.A204])" office:value-type="string" office:string-value="H">
            <text:p>H</text:p>
          </table:table-cell>
          <table:table-cell table:formula="of:=[.C178]" office:value-type="float" office:value="86">
            <text:p>86</text:p>
          </table:table-cell>
          <table:table-cell table:formula="of:=CHAR([.C204])" office:value-type="string" office:string-value="V">
            <text:p>V</text:p>
          </table:table-cell>
          <table:table-cell table:formula="of:=CONCATENATE([.B204];[.D204])" office:value-type="string" office:string-value="HV">
            <text:p>HV</text:p>
          </table:table-cell>
          <table:table-cell table:formula="of:=CONCATENATE(&quot;inline int Inline&quot;;[.$E204];&quot;(const int x) { return ((std::rand() % 2) ? Inline&quot;;[.$E203];&quot;(x) : Inline&quot;;[.$E202];&quot;(x)) + 2; }&quot;)" office:value-type="string" office:string-value="inline int InlineHV(const int x) { return ((std::rand() % 2) ? InlineHU(x) : InlineHT(x)) + 2; }">
            <text:p>inline int InlineHV(const int x) { return ((std::rand() % 2) ? InlineHU(x) : InlineHT(x)) + 2; }</text:p>
          </table:table-cell>
          <table:table-cell table:formula="of:=CONCATENATE(&quot;int NonInline&quot;;[.$E204];&quot;(const int x) { return ((std::rand() % 2) ? NonInline&quot;;[.$E203];&quot;(x) : NonInline&quot;;[.$E202];&quot;(x)) + 2; }&quot;)" office:value-type="string" office:string-value="int NonInlineHV(const int x) { return ((std::rand() % 2) ? NonInlineHU(x) : NonInlineHT(x)) + 2; }">
            <text:p>int NonInlineHV(const int x) { return ((std::rand() % 2) ? NonInlineHU(x) : NonInlineHT(x)) + 2; }</text:p>
          </table:table-cell>
        </table:table-row>
        <table:table-row table:style-name="ro1">
          <table:table-cell table:formula="of:=[.A179]+1" office:value-type="float" office:value="72">
            <text:p>72</text:p>
          </table:table-cell>
          <table:table-cell table:formula="of:=CHAR([.A205])" office:value-type="string" office:string-value="H">
            <text:p>H</text:p>
          </table:table-cell>
          <table:table-cell table:formula="of:=[.C179]" office:value-type="float" office:value="87">
            <text:p>87</text:p>
          </table:table-cell>
          <table:table-cell table:formula="of:=CHAR([.C205])" office:value-type="string" office:string-value="W">
            <text:p>W</text:p>
          </table:table-cell>
          <table:table-cell table:formula="of:=CONCATENATE([.B205];[.D205])" office:value-type="string" office:string-value="HW">
            <text:p>HW</text:p>
          </table:table-cell>
          <table:table-cell table:formula="of:=CONCATENATE(&quot;inline int Inline&quot;;[.$E205];&quot;(const int x) { return ((std::rand() % 2) ? Inline&quot;;[.$E204];&quot;(x) : Inline&quot;;[.$E203];&quot;(x)) + 2; }&quot;)" office:value-type="string" office:string-value="inline int InlineHW(const int x) { return ((std::rand() % 2) ? InlineHV(x) : InlineHU(x)) + 2; }">
            <text:p>inline int InlineHW(const int x) { return ((std::rand() % 2) ? InlineHV(x) : InlineHU(x)) + 2; }</text:p>
          </table:table-cell>
          <table:table-cell table:formula="of:=CONCATENATE(&quot;int NonInline&quot;;[.$E205];&quot;(const int x) { return ((std::rand() % 2) ? NonInline&quot;;[.$E204];&quot;(x) : NonInline&quot;;[.$E203];&quot;(x)) + 2; }&quot;)" office:value-type="string" office:string-value="int NonInlineHW(const int x) { return ((std::rand() % 2) ? NonInlineHV(x) : NonInlineHU(x)) + 2; }">
            <text:p>int NonInlineHW(const int x) { return ((std::rand() % 2) ? NonInlineHV(x) : NonInlineHU(x)) + 2; }</text:p>
          </table:table-cell>
        </table:table-row>
        <table:table-row table:style-name="ro1">
          <table:table-cell table:formula="of:=[.A180]+1" office:value-type="float" office:value="72">
            <text:p>72</text:p>
          </table:table-cell>
          <table:table-cell table:formula="of:=CHAR([.A206])" office:value-type="string" office:string-value="H">
            <text:p>H</text:p>
          </table:table-cell>
          <table:table-cell table:formula="of:=[.C180]" office:value-type="float" office:value="88">
            <text:p>88</text:p>
          </table:table-cell>
          <table:table-cell table:formula="of:=CHAR([.C206])" office:value-type="string" office:string-value="X">
            <text:p>X</text:p>
          </table:table-cell>
          <table:table-cell table:formula="of:=CONCATENATE([.B206];[.D206])" office:value-type="string" office:string-value="HX">
            <text:p>HX</text:p>
          </table:table-cell>
          <table:table-cell table:formula="of:=CONCATENATE(&quot;inline int Inline&quot;;[.$E206];&quot;(const int x) { return ((std::rand() % 2) ? Inline&quot;;[.$E205];&quot;(x) : Inline&quot;;[.$E204];&quot;(x)) + 2; }&quot;)" office:value-type="string" office:string-value="inline int InlineHX(const int x) { return ((std::rand() % 2) ? InlineHW(x) : InlineHV(x)) + 2; }">
            <text:p>inline int InlineHX(const int x) { return ((std::rand() % 2) ? InlineHW(x) : InlineHV(x)) + 2; }</text:p>
          </table:table-cell>
          <table:table-cell table:formula="of:=CONCATENATE(&quot;int NonInline&quot;;[.$E206];&quot;(const int x) { return ((std::rand() % 2) ? NonInline&quot;;[.$E205];&quot;(x) : NonInline&quot;;[.$E204];&quot;(x)) + 2; }&quot;)" office:value-type="string" office:string-value="int NonInlineHX(const int x) { return ((std::rand() % 2) ? NonInlineHW(x) : NonInlineHV(x)) + 2; }">
            <text:p>int NonInlineHX(const int x) { return ((std::rand() % 2) ? NonInlineHW(x) : NonInlineHV(x)) + 2; }</text:p>
          </table:table-cell>
        </table:table-row>
        <table:table-row table:style-name="ro1">
          <table:table-cell table:formula="of:=[.A181]+1" office:value-type="float" office:value="72">
            <text:p>72</text:p>
          </table:table-cell>
          <table:table-cell table:formula="of:=CHAR([.A207])" office:value-type="string" office:string-value="H">
            <text:p>H</text:p>
          </table:table-cell>
          <table:table-cell table:formula="of:=[.C181]" office:value-type="float" office:value="89">
            <text:p>89</text:p>
          </table:table-cell>
          <table:table-cell table:formula="of:=CHAR([.C207])" office:value-type="string" office:string-value="Y">
            <text:p>Y</text:p>
          </table:table-cell>
          <table:table-cell table:formula="of:=CONCATENATE([.B207];[.D207])" office:value-type="string" office:string-value="HY">
            <text:p>HY</text:p>
          </table:table-cell>
          <table:table-cell table:formula="of:=CONCATENATE(&quot;inline int Inline&quot;;[.$E207];&quot;(const int x) { return ((std::rand() % 2) ? Inline&quot;;[.$E206];&quot;(x) : Inline&quot;;[.$E205];&quot;(x)) + 2; }&quot;)" office:value-type="string" office:string-value="inline int InlineHY(const int x) { return ((std::rand() % 2) ? InlineHX(x) : InlineHW(x)) + 2; }">
            <text:p>inline int InlineHY(const int x) { return ((std::rand() % 2) ? InlineHX(x) : InlineHW(x)) + 2; }</text:p>
          </table:table-cell>
          <table:table-cell table:formula="of:=CONCATENATE(&quot;int NonInline&quot;;[.$E207];&quot;(const int x) { return ((std::rand() % 2) ? NonInline&quot;;[.$E206];&quot;(x) : NonInline&quot;;[.$E205];&quot;(x)) + 2; }&quot;)" office:value-type="string" office:string-value="int NonInlineHY(const int x) { return ((std::rand() % 2) ? NonInlineHX(x) : NonInlineHW(x)) + 2; }">
            <text:p>int NonInlineHY(const int x) { return ((std::rand() % 2) ? NonInlineHX(x) : NonInlineHW(x)) + 2; }</text:p>
          </table:table-cell>
        </table:table-row>
        <table:table-row table:style-name="ro1">
          <table:table-cell table:formula="of:=[.A182]+1" office:value-type="float" office:value="72">
            <text:p>72</text:p>
          </table:table-cell>
          <table:table-cell table:formula="of:=CHAR([.A208])" office:value-type="string" office:string-value="H">
            <text:p>H</text:p>
          </table:table-cell>
          <table:table-cell table:formula="of:=[.C182]" office:value-type="float" office:value="90">
            <text:p>90</text:p>
          </table:table-cell>
          <table:table-cell table:formula="of:=CHAR([.C208])" office:value-type="string" office:string-value="Z">
            <text:p>Z</text:p>
          </table:table-cell>
          <table:table-cell table:formula="of:=CONCATENATE([.B208];[.D208])" office:value-type="string" office:string-value="HZ">
            <text:p>HZ</text:p>
          </table:table-cell>
          <table:table-cell table:formula="of:=CONCATENATE(&quot;inline int Inline&quot;;[.$E208];&quot;(const int x) { return ((std::rand() % 2) ? Inline&quot;;[.$E207];&quot;(x) : Inline&quot;;[.$E206];&quot;(x)) + 2; }&quot;)" office:value-type="string" office:string-value="inline int InlineHZ(const int x) { return ((std::rand() % 2) ? InlineHY(x) : InlineHX(x)) + 2; }">
            <text:p>inline int InlineHZ(const int x) { return ((std::rand() % 2) ? InlineHY(x) : InlineHX(x)) + 2; }</text:p>
          </table:table-cell>
          <table:table-cell table:formula="of:=CONCATENATE(&quot;int NonInline&quot;;[.$E208];&quot;(const int x) { return ((std::rand() % 2) ? NonInline&quot;;[.$E207];&quot;(x) : NonInline&quot;;[.$E206];&quot;(x)) + 2; }&quot;)" office:value-type="string" office:string-value="int NonInlineHZ(const int x) { return ((std::rand() % 2) ? NonInlineHY(x) : NonInlineHX(x)) + 2; }">
            <text:p>int NonInlineHZ(const int x) { return ((std::rand() % 2) ? NonInlineHY(x) : NonInlineHX(x)) + 2; }</text:p>
          </table:table-cell>
        </table:table-row>
        <table:table-row table:style-name="ro1">
          <table:table-cell table:formula="of:=[.A183]+1" office:value-type="float" office:value="73">
            <text:p>73</text:p>
          </table:table-cell>
          <table:table-cell table:formula="of:=CHAR([.A209])" office:value-type="string" office:string-value="I">
            <text:p>I</text:p>
          </table:table-cell>
          <table:table-cell table:formula="of:=[.C183]" office:value-type="float" office:value="65">
            <text:p>65</text:p>
          </table:table-cell>
          <table:table-cell table:formula="of:=CHAR([.C209])" office:value-type="string" office:string-value="A">
            <text:p>A</text:p>
          </table:table-cell>
          <table:table-cell table:formula="of:=CONCATENATE([.B209];[.D209])" office:value-type="string" office:string-value="IA">
            <text:p>IA</text:p>
          </table:table-cell>
          <table:table-cell table:formula="of:=CONCATENATE(&quot;inline int Inline&quot;;[.$E209];&quot;(const int x) { return ((std::rand() % 2) ? Inline&quot;;[.$E208];&quot;(x) : Inline&quot;;[.$E207];&quot;(x)) + 2; }&quot;)" office:value-type="string" office:string-value="inline int InlineIA(const int x) { return ((std::rand() % 2) ? InlineHZ(x) : InlineHY(x)) + 2; }">
            <text:p>inline int InlineIA(const int x) { return ((std::rand() % 2) ? InlineHZ(x) : InlineHY(x)) + 2; }</text:p>
          </table:table-cell>
          <table:table-cell table:formula="of:=CONCATENATE(&quot;int NonInline&quot;;[.$E209];&quot;(const int x) { return ((std::rand() % 2) ? NonInline&quot;;[.$E208];&quot;(x) : NonInline&quot;;[.$E207];&quot;(x)) + 2; }&quot;)" office:value-type="string" office:string-value="int NonInlineIA(const int x) { return ((std::rand() % 2) ? NonInlineHZ(x) : NonInlineHY(x)) + 2; }">
            <text:p>int NonInlineIA(const int x) { return ((std::rand() % 2) ? NonInlineHZ(x) : NonInlineHY(x)) + 2; }</text:p>
          </table:table-cell>
        </table:table-row>
        <table:table-row table:style-name="ro1">
          <table:table-cell table:formula="of:=[.A184]+1" office:value-type="float" office:value="73">
            <text:p>73</text:p>
          </table:table-cell>
          <table:table-cell table:formula="of:=CHAR([.A210])" office:value-type="string" office:string-value="I">
            <text:p>I</text:p>
          </table:table-cell>
          <table:table-cell table:formula="of:=[.C184]" office:value-type="float" office:value="66">
            <text:p>66</text:p>
          </table:table-cell>
          <table:table-cell table:formula="of:=CHAR([.C210])" office:value-type="string" office:string-value="B">
            <text:p>B</text:p>
          </table:table-cell>
          <table:table-cell table:formula="of:=CONCATENATE([.B210];[.D210])" office:value-type="string" office:string-value="IB">
            <text:p>IB</text:p>
          </table:table-cell>
          <table:table-cell table:formula="of:=CONCATENATE(&quot;inline int Inline&quot;;[.$E210];&quot;(const int x) { return ((std::rand() % 2) ? Inline&quot;;[.$E209];&quot;(x) : Inline&quot;;[.$E208];&quot;(x)) + 2; }&quot;)" office:value-type="string" office:string-value="inline int InlineIB(const int x) { return ((std::rand() % 2) ? InlineIA(x) : InlineHZ(x)) + 2; }">
            <text:p>inline int InlineIB(const int x) { return ((std::rand() % 2) ? InlineIA(x) : InlineHZ(x)) + 2; }</text:p>
          </table:table-cell>
          <table:table-cell table:formula="of:=CONCATENATE(&quot;int NonInline&quot;;[.$E210];&quot;(const int x) { return ((std::rand() % 2) ? NonInline&quot;;[.$E209];&quot;(x) : NonInline&quot;;[.$E208];&quot;(x)) + 2; }&quot;)" office:value-type="string" office:string-value="int NonInlineIB(const int x) { return ((std::rand() % 2) ? NonInlineIA(x) : NonInlineHZ(x)) + 2; }">
            <text:p>int NonInlineIB(const int x) { return ((std::rand() % 2) ? NonInlineIA(x) : NonInlineHZ(x)) + 2; }</text:p>
          </table:table-cell>
        </table:table-row>
        <table:table-row table:style-name="ro1">
          <table:table-cell table:formula="of:=[.A185]+1" office:value-type="float" office:value="73">
            <text:p>73</text:p>
          </table:table-cell>
          <table:table-cell table:formula="of:=CHAR([.A211])" office:value-type="string" office:string-value="I">
            <text:p>I</text:p>
          </table:table-cell>
          <table:table-cell table:formula="of:=[.C185]" office:value-type="float" office:value="67">
            <text:p>67</text:p>
          </table:table-cell>
          <table:table-cell table:formula="of:=CHAR([.C211])" office:value-type="string" office:string-value="C">
            <text:p>C</text:p>
          </table:table-cell>
          <table:table-cell table:formula="of:=CONCATENATE([.B211];[.D211])" office:value-type="string" office:string-value="IC">
            <text:p>IC</text:p>
          </table:table-cell>
          <table:table-cell table:formula="of:=CONCATENATE(&quot;inline int Inline&quot;;[.$E211];&quot;(const int x) { return ((std::rand() % 2) ? Inline&quot;;[.$E210];&quot;(x) : Inline&quot;;[.$E209];&quot;(x)) + 2; }&quot;)" office:value-type="string" office:string-value="inline int InlineIC(const int x) { return ((std::rand() % 2) ? InlineIB(x) : InlineIA(x)) + 2; }">
            <text:p>inline int InlineIC(const int x) { return ((std::rand() % 2) ? InlineIB(x) : InlineIA(x)) + 2; }</text:p>
          </table:table-cell>
          <table:table-cell table:formula="of:=CONCATENATE(&quot;int NonInline&quot;;[.$E211];&quot;(const int x) { return ((std::rand() % 2) ? NonInline&quot;;[.$E210];&quot;(x) : NonInline&quot;;[.$E209];&quot;(x)) + 2; }&quot;)" office:value-type="string" office:string-value="int NonInlineIC(const int x) { return ((std::rand() % 2) ? NonInlineIB(x) : NonInlineIA(x)) + 2; }">
            <text:p>int NonInlineIC(const int x) { return ((std::rand() % 2) ? NonInlineIB(x) : NonInlineIA(x)) + 2; }</text:p>
          </table:table-cell>
        </table:table-row>
        <table:table-row table:style-name="ro1">
          <table:table-cell table:formula="of:=[.A186]+1" office:value-type="float" office:value="73">
            <text:p>73</text:p>
          </table:table-cell>
          <table:table-cell table:formula="of:=CHAR([.A212])" office:value-type="string" office:string-value="I">
            <text:p>I</text:p>
          </table:table-cell>
          <table:table-cell table:formula="of:=[.C186]" office:value-type="float" office:value="68">
            <text:p>68</text:p>
          </table:table-cell>
          <table:table-cell table:formula="of:=CHAR([.C212])" office:value-type="string" office:string-value="D">
            <text:p>D</text:p>
          </table:table-cell>
          <table:table-cell table:formula="of:=CONCATENATE([.B212];[.D212])" office:value-type="string" office:string-value="ID">
            <text:p>ID</text:p>
          </table:table-cell>
          <table:table-cell table:formula="of:=CONCATENATE(&quot;inline int Inline&quot;;[.$E212];&quot;(const int x) { return ((std::rand() % 2) ? Inline&quot;;[.$E211];&quot;(x) : Inline&quot;;[.$E210];&quot;(x)) + 2; }&quot;)" office:value-type="string" office:string-value="inline int InlineID(const int x) { return ((std::rand() % 2) ? InlineIC(x) : InlineIB(x)) + 2; }">
            <text:p>inline int InlineID(const int x) { return ((std::rand() % 2) ? InlineIC(x) : InlineIB(x)) + 2; }</text:p>
          </table:table-cell>
          <table:table-cell table:formula="of:=CONCATENATE(&quot;int NonInline&quot;;[.$E212];&quot;(const int x) { return ((std::rand() % 2) ? NonInline&quot;;[.$E211];&quot;(x) : NonInline&quot;;[.$E210];&quot;(x)) + 2; }&quot;)" office:value-type="string" office:string-value="int NonInlineID(const int x) { return ((std::rand() % 2) ? NonInlineIC(x) : NonInlineIB(x)) + 2; }">
            <text:p>int NonInlineID(const int x) { return ((std::rand() % 2) ? NonInlineIC(x) : NonInlineIB(x)) + 2; }</text:p>
          </table:table-cell>
        </table:table-row>
        <table:table-row table:style-name="ro1">
          <table:table-cell table:formula="of:=[.A187]+1" office:value-type="float" office:value="73">
            <text:p>73</text:p>
          </table:table-cell>
          <table:table-cell table:formula="of:=CHAR([.A213])" office:value-type="string" office:string-value="I">
            <text:p>I</text:p>
          </table:table-cell>
          <table:table-cell table:formula="of:=[.C187]" office:value-type="float" office:value="69">
            <text:p>69</text:p>
          </table:table-cell>
          <table:table-cell table:formula="of:=CHAR([.C213])" office:value-type="string" office:string-value="E">
            <text:p>E</text:p>
          </table:table-cell>
          <table:table-cell table:formula="of:=CONCATENATE([.B213];[.D213])" office:value-type="string" office:string-value="IE">
            <text:p>IE</text:p>
          </table:table-cell>
          <table:table-cell table:formula="of:=CONCATENATE(&quot;inline int Inline&quot;;[.$E213];&quot;(const int x) { return ((std::rand() % 2) ? Inline&quot;;[.$E212];&quot;(x) : Inline&quot;;[.$E211];&quot;(x)) + 2; }&quot;)" office:value-type="string" office:string-value="inline int InlineIE(const int x) { return ((std::rand() % 2) ? InlineID(x) : InlineIC(x)) + 2; }">
            <text:p>inline int InlineIE(const int x) { return ((std::rand() % 2) ? InlineID(x) : InlineIC(x)) + 2; }</text:p>
          </table:table-cell>
          <table:table-cell table:formula="of:=CONCATENATE(&quot;int NonInline&quot;;[.$E213];&quot;(const int x) { return ((std::rand() % 2) ? NonInline&quot;;[.$E212];&quot;(x) : NonInline&quot;;[.$E211];&quot;(x)) + 2; }&quot;)" office:value-type="string" office:string-value="int NonInlineIE(const int x) { return ((std::rand() % 2) ? NonInlineID(x) : NonInlineIC(x)) + 2; }">
            <text:p>int NonInlineIE(const int x) { return ((std::rand() % 2) ? NonInlineID(x) : NonInlineIC(x)) + 2; }</text:p>
          </table:table-cell>
        </table:table-row>
        <table:table-row table:style-name="ro1">
          <table:table-cell table:formula="of:=[.A188]+1" office:value-type="float" office:value="73">
            <text:p>73</text:p>
          </table:table-cell>
          <table:table-cell table:formula="of:=CHAR([.A214])" office:value-type="string" office:string-value="I">
            <text:p>I</text:p>
          </table:table-cell>
          <table:table-cell table:formula="of:=[.C188]" office:value-type="float" office:value="70">
            <text:p>70</text:p>
          </table:table-cell>
          <table:table-cell table:formula="of:=CHAR([.C214])" office:value-type="string" office:string-value="F">
            <text:p>F</text:p>
          </table:table-cell>
          <table:table-cell table:formula="of:=CONCATENATE([.B214];[.D214])" office:value-type="string" office:string-value="IF">
            <text:p>IF</text:p>
          </table:table-cell>
          <table:table-cell table:formula="of:=CONCATENATE(&quot;inline int Inline&quot;;[.$E214];&quot;(const int x) { return ((std::rand() % 2) ? Inline&quot;;[.$E213];&quot;(x) : Inline&quot;;[.$E212];&quot;(x)) + 2; }&quot;)" office:value-type="string" office:string-value="inline int InlineIF(const int x) { return ((std::rand() % 2) ? InlineIE(x) : InlineID(x)) + 2; }">
            <text:p>inline int InlineIF(const int x) { return ((std::rand() % 2) ? InlineIE(x) : InlineID(x)) + 2; }</text:p>
          </table:table-cell>
          <table:table-cell table:formula="of:=CONCATENATE(&quot;int NonInline&quot;;[.$E214];&quot;(const int x) { return ((std::rand() % 2) ? NonInline&quot;;[.$E213];&quot;(x) : NonInline&quot;;[.$E212];&quot;(x)) + 2; }&quot;)" office:value-type="string" office:string-value="int NonInlineIF(const int x) { return ((std::rand() % 2) ? NonInlineIE(x) : NonInlineID(x)) + 2; }">
            <text:p>int NonInlineIF(const int x) { return ((std::rand() % 2) ? NonInlineIE(x) : NonInlineID(x)) + 2; }</text:p>
          </table:table-cell>
        </table:table-row>
        <table:table-row table:style-name="ro1">
          <table:table-cell table:formula="of:=[.A189]+1" office:value-type="float" office:value="73">
            <text:p>73</text:p>
          </table:table-cell>
          <table:table-cell table:formula="of:=CHAR([.A215])" office:value-type="string" office:string-value="I">
            <text:p>I</text:p>
          </table:table-cell>
          <table:table-cell table:formula="of:=[.C189]" office:value-type="float" office:value="71">
            <text:p>71</text:p>
          </table:table-cell>
          <table:table-cell table:formula="of:=CHAR([.C215])" office:value-type="string" office:string-value="G">
            <text:p>G</text:p>
          </table:table-cell>
          <table:table-cell table:formula="of:=CONCATENATE([.B215];[.D215])" office:value-type="string" office:string-value="IG">
            <text:p>IG</text:p>
          </table:table-cell>
          <table:table-cell table:formula="of:=CONCATENATE(&quot;inline int Inline&quot;;[.$E215];&quot;(const int x) { return ((std::rand() % 2) ? Inline&quot;;[.$E214];&quot;(x) : Inline&quot;;[.$E213];&quot;(x)) + 2; }&quot;)" office:value-type="string" office:string-value="inline int InlineIG(const int x) { return ((std::rand() % 2) ? InlineIF(x) : InlineIE(x)) + 2; }">
            <text:p>inline int InlineIG(const int x) { return ((std::rand() % 2) ? InlineIF(x) : InlineIE(x)) + 2; }</text:p>
          </table:table-cell>
          <table:table-cell table:formula="of:=CONCATENATE(&quot;int NonInline&quot;;[.$E215];&quot;(const int x) { return ((std::rand() % 2) ? NonInline&quot;;[.$E214];&quot;(x) : NonInline&quot;;[.$E213];&quot;(x)) + 2; }&quot;)" office:value-type="string" office:string-value="int NonInlineIG(const int x) { return ((std::rand() % 2) ? NonInlineIF(x) : NonInlineIE(x)) + 2; }">
            <text:p>int NonInlineIG(const int x) { return ((std::rand() % 2) ? NonInlineIF(x) : NonInlineIE(x)) + 2; }</text:p>
          </table:table-cell>
        </table:table-row>
        <table:table-row table:style-name="ro1">
          <table:table-cell table:formula="of:=[.A190]+1" office:value-type="float" office:value="73">
            <text:p>73</text:p>
          </table:table-cell>
          <table:table-cell table:formula="of:=CHAR([.A216])" office:value-type="string" office:string-value="I">
            <text:p>I</text:p>
          </table:table-cell>
          <table:table-cell table:formula="of:=[.C190]" office:value-type="float" office:value="72">
            <text:p>72</text:p>
          </table:table-cell>
          <table:table-cell table:formula="of:=CHAR([.C216])" office:value-type="string" office:string-value="H">
            <text:p>H</text:p>
          </table:table-cell>
          <table:table-cell table:formula="of:=CONCATENATE([.B216];[.D216])" office:value-type="string" office:string-value="IH">
            <text:p>IH</text:p>
          </table:table-cell>
          <table:table-cell table:formula="of:=CONCATENATE(&quot;inline int Inline&quot;;[.$E216];&quot;(const int x) { return ((std::rand() % 2) ? Inline&quot;;[.$E215];&quot;(x) : Inline&quot;;[.$E214];&quot;(x)) + 2; }&quot;)" office:value-type="string" office:string-value="inline int InlineIH(const int x) { return ((std::rand() % 2) ? InlineIG(x) : InlineIF(x)) + 2; }">
            <text:p>inline int InlineIH(const int x) { return ((std::rand() % 2) ? InlineIG(x) : InlineIF(x)) + 2; }</text:p>
          </table:table-cell>
          <table:table-cell table:formula="of:=CONCATENATE(&quot;int NonInline&quot;;[.$E216];&quot;(const int x) { return ((std::rand() % 2) ? NonInline&quot;;[.$E215];&quot;(x) : NonInline&quot;;[.$E214];&quot;(x)) + 2; }&quot;)" office:value-type="string" office:string-value="int NonInlineIH(const int x) { return ((std::rand() % 2) ? NonInlineIG(x) : NonInlineIF(x)) + 2; }">
            <text:p>int NonInlineIH(const int x) { return ((std::rand() % 2) ? NonInlineIG(x) : NonInlineIF(x)) + 2; }</text:p>
          </table:table-cell>
        </table:table-row>
        <table:table-row table:style-name="ro1">
          <table:table-cell table:formula="of:=[.A191]+1" office:value-type="float" office:value="73">
            <text:p>73</text:p>
          </table:table-cell>
          <table:table-cell table:formula="of:=CHAR([.A217])" office:value-type="string" office:string-value="I">
            <text:p>I</text:p>
          </table:table-cell>
          <table:table-cell table:formula="of:=[.C191]" office:value-type="float" office:value="73">
            <text:p>73</text:p>
          </table:table-cell>
          <table:table-cell table:formula="of:=CHAR([.C217])" office:value-type="string" office:string-value="I">
            <text:p>I</text:p>
          </table:table-cell>
          <table:table-cell table:formula="of:=CONCATENATE([.B217];[.D217])" office:value-type="string" office:string-value="II">
            <text:p>II</text:p>
          </table:table-cell>
          <table:table-cell table:formula="of:=CONCATENATE(&quot;inline int Inline&quot;;[.$E217];&quot;(const int x) { return ((std::rand() % 2) ? Inline&quot;;[.$E216];&quot;(x) : Inline&quot;;[.$E215];&quot;(x)) + 2; }&quot;)" office:value-type="string" office:string-value="inline int InlineII(const int x) { return ((std::rand() % 2) ? InlineIH(x) : InlineIG(x)) + 2; }">
            <text:p>inline int InlineII(const int x) { return ((std::rand() % 2) ? InlineIH(x) : InlineIG(x)) + 2; }</text:p>
          </table:table-cell>
          <table:table-cell table:formula="of:=CONCATENATE(&quot;int NonInline&quot;;[.$E217];&quot;(const int x) { return ((std::rand() % 2) ? NonInline&quot;;[.$E216];&quot;(x) : NonInline&quot;;[.$E215];&quot;(x)) + 2; }&quot;)" office:value-type="string" office:string-value="int NonInlineII(const int x) { return ((std::rand() % 2) ? NonInlineIH(x) : NonInlineIG(x)) + 2; }">
            <text:p>int NonInlineII(const int x) { return ((std::rand() % 2) ? NonInlineIH(x) : NonInlineIG(x)) + 2; }</text:p>
          </table:table-cell>
        </table:table-row>
        <table:table-row table:style-name="ro1">
          <table:table-cell table:formula="of:=[.A192]+1" office:value-type="float" office:value="73">
            <text:p>73</text:p>
          </table:table-cell>
          <table:table-cell table:formula="of:=CHAR([.A218])" office:value-type="string" office:string-value="I">
            <text:p>I</text:p>
          </table:table-cell>
          <table:table-cell table:formula="of:=[.C192]" office:value-type="float" office:value="74">
            <text:p>74</text:p>
          </table:table-cell>
          <table:table-cell table:formula="of:=CHAR([.C218])" office:value-type="string" office:string-value="J">
            <text:p>J</text:p>
          </table:table-cell>
          <table:table-cell table:formula="of:=CONCATENATE([.B218];[.D218])" office:value-type="string" office:string-value="IJ">
            <text:p>IJ</text:p>
          </table:table-cell>
          <table:table-cell table:formula="of:=CONCATENATE(&quot;inline int Inline&quot;;[.$E218];&quot;(const int x) { return ((std::rand() % 2) ? Inline&quot;;[.$E217];&quot;(x) : Inline&quot;;[.$E216];&quot;(x)) + 2; }&quot;)" office:value-type="string" office:string-value="inline int InlineIJ(const int x) { return ((std::rand() % 2) ? InlineII(x) : InlineIH(x)) + 2; }">
            <text:p>inline int InlineIJ(const int x) { return ((std::rand() % 2) ? InlineII(x) : InlineIH(x)) + 2; }</text:p>
          </table:table-cell>
          <table:table-cell table:formula="of:=CONCATENATE(&quot;int NonInline&quot;;[.$E218];&quot;(const int x) { return ((std::rand() % 2) ? NonInline&quot;;[.$E217];&quot;(x) : NonInline&quot;;[.$E216];&quot;(x)) + 2; }&quot;)" office:value-type="string" office:string-value="int NonInlineIJ(const int x) { return ((std::rand() % 2) ? NonInlineII(x) : NonInlineIH(x)) + 2; }">
            <text:p>int NonInlineIJ(const int x) { return ((std::rand() % 2) ? NonInlineII(x) : NonInlineIH(x)) + 2; }</text:p>
          </table:table-cell>
        </table:table-row>
        <table:table-row table:style-name="ro1">
          <table:table-cell table:formula="of:=[.A193]+1" office:value-type="float" office:value="73">
            <text:p>73</text:p>
          </table:table-cell>
          <table:table-cell table:formula="of:=CHAR([.A219])" office:value-type="string" office:string-value="I">
            <text:p>I</text:p>
          </table:table-cell>
          <table:table-cell table:formula="of:=[.C193]" office:value-type="float" office:value="75">
            <text:p>75</text:p>
          </table:table-cell>
          <table:table-cell table:formula="of:=CHAR([.C219])" office:value-type="string" office:string-value="K">
            <text:p>K</text:p>
          </table:table-cell>
          <table:table-cell table:formula="of:=CONCATENATE([.B219];[.D219])" office:value-type="string" office:string-value="IK">
            <text:p>IK</text:p>
          </table:table-cell>
          <table:table-cell table:formula="of:=CONCATENATE(&quot;inline int Inline&quot;;[.$E219];&quot;(const int x) { return ((std::rand() % 2) ? Inline&quot;;[.$E218];&quot;(x) : Inline&quot;;[.$E217];&quot;(x)) + 2; }&quot;)" office:value-type="string" office:string-value="inline int InlineIK(const int x) { return ((std::rand() % 2) ? InlineIJ(x) : InlineII(x)) + 2; }">
            <text:p>inline int InlineIK(const int x) { return ((std::rand() % 2) ? InlineIJ(x) : InlineII(x)) + 2; }</text:p>
          </table:table-cell>
          <table:table-cell table:formula="of:=CONCATENATE(&quot;int NonInline&quot;;[.$E219];&quot;(const int x) { return ((std::rand() % 2) ? NonInline&quot;;[.$E218];&quot;(x) : NonInline&quot;;[.$E217];&quot;(x)) + 2; }&quot;)" office:value-type="string" office:string-value="int NonInlineIK(const int x) { return ((std::rand() % 2) ? NonInlineIJ(x) : NonInlineII(x)) + 2; }">
            <text:p>int NonInlineIK(const int x) { return ((std::rand() % 2) ? NonInlineIJ(x) : NonInlineII(x)) + 2; }</text:p>
          </table:table-cell>
        </table:table-row>
        <table:table-row table:style-name="ro1">
          <table:table-cell table:formula="of:=[.A194]+1" office:value-type="float" office:value="73">
            <text:p>73</text:p>
          </table:table-cell>
          <table:table-cell table:formula="of:=CHAR([.A220])" office:value-type="string" office:string-value="I">
            <text:p>I</text:p>
          </table:table-cell>
          <table:table-cell table:formula="of:=[.C194]" office:value-type="float" office:value="76">
            <text:p>76</text:p>
          </table:table-cell>
          <table:table-cell table:formula="of:=CHAR([.C220])" office:value-type="string" office:string-value="L">
            <text:p>L</text:p>
          </table:table-cell>
          <table:table-cell table:formula="of:=CONCATENATE([.B220];[.D220])" office:value-type="string" office:string-value="IL">
            <text:p>IL</text:p>
          </table:table-cell>
          <table:table-cell table:formula="of:=CONCATENATE(&quot;inline int Inline&quot;;[.$E220];&quot;(const int x) { return ((std::rand() % 2) ? Inline&quot;;[.$E219];&quot;(x) : Inline&quot;;[.$E218];&quot;(x)) + 2; }&quot;)" office:value-type="string" office:string-value="inline int InlineIL(const int x) { return ((std::rand() % 2) ? InlineIK(x) : InlineIJ(x)) + 2; }">
            <text:p>inline int InlineIL(const int x) { return ((std::rand() % 2) ? InlineIK(x) : InlineIJ(x)) + 2; }</text:p>
          </table:table-cell>
          <table:table-cell table:formula="of:=CONCATENATE(&quot;int NonInline&quot;;[.$E220];&quot;(const int x) { return ((std::rand() % 2) ? NonInline&quot;;[.$E219];&quot;(x) : NonInline&quot;;[.$E218];&quot;(x)) + 2; }&quot;)" office:value-type="string" office:string-value="int NonInlineIL(const int x) { return ((std::rand() % 2) ? NonInlineIK(x) : NonInlineIJ(x)) + 2; }">
            <text:p>int NonInlineIL(const int x) { return ((std::rand() % 2) ? NonInlineIK(x) : NonInlineIJ(x)) + 2; }</text:p>
          </table:table-cell>
        </table:table-row>
        <table:table-row table:style-name="ro1">
          <table:table-cell table:formula="of:=[.A195]+1" office:value-type="float" office:value="73">
            <text:p>73</text:p>
          </table:table-cell>
          <table:table-cell table:formula="of:=CHAR([.A221])" office:value-type="string" office:string-value="I">
            <text:p>I</text:p>
          </table:table-cell>
          <table:table-cell table:formula="of:=[.C195]" office:value-type="float" office:value="77">
            <text:p>77</text:p>
          </table:table-cell>
          <table:table-cell table:formula="of:=CHAR([.C221])" office:value-type="string" office:string-value="M">
            <text:p>M</text:p>
          </table:table-cell>
          <table:table-cell table:formula="of:=CONCATENATE([.B221];[.D221])" office:value-type="string" office:string-value="IM">
            <text:p>IM</text:p>
          </table:table-cell>
          <table:table-cell table:formula="of:=CONCATENATE(&quot;inline int Inline&quot;;[.$E221];&quot;(const int x) { return ((std::rand() % 2) ? Inline&quot;;[.$E220];&quot;(x) : Inline&quot;;[.$E219];&quot;(x)) + 2; }&quot;)" office:value-type="string" office:string-value="inline int InlineIM(const int x) { return ((std::rand() % 2) ? InlineIL(x) : InlineIK(x)) + 2; }">
            <text:p>inline int InlineIM(const int x) { return ((std::rand() % 2) ? InlineIL(x) : InlineIK(x)) + 2; }</text:p>
          </table:table-cell>
          <table:table-cell table:formula="of:=CONCATENATE(&quot;int NonInline&quot;;[.$E221];&quot;(const int x) { return ((std::rand() % 2) ? NonInline&quot;;[.$E220];&quot;(x) : NonInline&quot;;[.$E219];&quot;(x)) + 2; }&quot;)" office:value-type="string" office:string-value="int NonInlineIM(const int x) { return ((std::rand() % 2) ? NonInlineIL(x) : NonInlineIK(x)) + 2; }">
            <text:p>int NonInlineIM(const int x) { return ((std::rand() % 2) ? NonInlineIL(x) : NonInlineIK(x)) + 2; }</text:p>
          </table:table-cell>
        </table:table-row>
        <table:table-row table:style-name="ro1">
          <table:table-cell table:formula="of:=[.A196]+1" office:value-type="float" office:value="73">
            <text:p>73</text:p>
          </table:table-cell>
          <table:table-cell table:formula="of:=CHAR([.A222])" office:value-type="string" office:string-value="I">
            <text:p>I</text:p>
          </table:table-cell>
          <table:table-cell table:formula="of:=[.C196]" office:value-type="float" office:value="78">
            <text:p>78</text:p>
          </table:table-cell>
          <table:table-cell table:formula="of:=CHAR([.C222])" office:value-type="string" office:string-value="N">
            <text:p>N</text:p>
          </table:table-cell>
          <table:table-cell table:formula="of:=CONCATENATE([.B222];[.D222])" office:value-type="string" office:string-value="IN">
            <text:p>IN</text:p>
          </table:table-cell>
          <table:table-cell table:formula="of:=CONCATENATE(&quot;inline int Inline&quot;;[.$E222];&quot;(const int x) { return ((std::rand() % 2) ? Inline&quot;;[.$E221];&quot;(x) : Inline&quot;;[.$E220];&quot;(x)) + 2; }&quot;)" office:value-type="string" office:string-value="inline int InlineIN(const int x) { return ((std::rand() % 2) ? InlineIM(x) : InlineIL(x)) + 2; }">
            <text:p>inline int InlineIN(const int x) { return ((std::rand() % 2) ? InlineIM(x) : InlineIL(x)) + 2; }</text:p>
          </table:table-cell>
          <table:table-cell table:formula="of:=CONCATENATE(&quot;int NonInline&quot;;[.$E222];&quot;(const int x) { return ((std::rand() % 2) ? NonInline&quot;;[.$E221];&quot;(x) : NonInline&quot;;[.$E220];&quot;(x)) + 2; }&quot;)" office:value-type="string" office:string-value="int NonInlineIN(const int x) { return ((std::rand() % 2) ? NonInlineIM(x) : NonInlineIL(x)) + 2; }">
            <text:p>int NonInlineIN(const int x) { return ((std::rand() % 2) ? NonInlineIM(x) : NonInlineIL(x)) + 2; }</text:p>
          </table:table-cell>
        </table:table-row>
        <table:table-row table:style-name="ro1">
          <table:table-cell table:formula="of:=[.A197]+1" office:value-type="float" office:value="73">
            <text:p>73</text:p>
          </table:table-cell>
          <table:table-cell table:formula="of:=CHAR([.A223])" office:value-type="string" office:string-value="I">
            <text:p>I</text:p>
          </table:table-cell>
          <table:table-cell table:formula="of:=[.C197]" office:value-type="float" office:value="79">
            <text:p>79</text:p>
          </table:table-cell>
          <table:table-cell table:formula="of:=CHAR([.C223])" office:value-type="string" office:string-value="O">
            <text:p>O</text:p>
          </table:table-cell>
          <table:table-cell table:formula="of:=CONCATENATE([.B223];[.D223])" office:value-type="string" office:string-value="IO">
            <text:p>IO</text:p>
          </table:table-cell>
          <table:table-cell table:formula="of:=CONCATENATE(&quot;inline int Inline&quot;;[.$E223];&quot;(const int x) { return ((std::rand() % 2) ? Inline&quot;;[.$E222];&quot;(x) : Inline&quot;;[.$E221];&quot;(x)) + 2; }&quot;)" office:value-type="string" office:string-value="inline int InlineIO(const int x) { return ((std::rand() % 2) ? InlineIN(x) : InlineIM(x)) + 2; }">
            <text:p>inline int InlineIO(const int x) { return ((std::rand() % 2) ? InlineIN(x) : InlineIM(x)) + 2; }</text:p>
          </table:table-cell>
          <table:table-cell table:formula="of:=CONCATENATE(&quot;int NonInline&quot;;[.$E223];&quot;(const int x) { return ((std::rand() % 2) ? NonInline&quot;;[.$E222];&quot;(x) : NonInline&quot;;[.$E221];&quot;(x)) + 2; }&quot;)" office:value-type="string" office:string-value="int NonInlineIO(const int x) { return ((std::rand() % 2) ? NonInlineIN(x) : NonInlineIM(x)) + 2; }">
            <text:p>int NonInlineIO(const int x) { return ((std::rand() % 2) ? NonInlineIN(x) : NonInlineIM(x)) + 2; }</text:p>
          </table:table-cell>
        </table:table-row>
        <table:table-row table:style-name="ro1">
          <table:table-cell table:formula="of:=[.A198]+1" office:value-type="float" office:value="73">
            <text:p>73</text:p>
          </table:table-cell>
          <table:table-cell table:formula="of:=CHAR([.A224])" office:value-type="string" office:string-value="I">
            <text:p>I</text:p>
          </table:table-cell>
          <table:table-cell table:formula="of:=[.C198]" office:value-type="float" office:value="80">
            <text:p>80</text:p>
          </table:table-cell>
          <table:table-cell table:formula="of:=CHAR([.C224])" office:value-type="string" office:string-value="P">
            <text:p>P</text:p>
          </table:table-cell>
          <table:table-cell table:formula="of:=CONCATENATE([.B224];[.D224])" office:value-type="string" office:string-value="IP">
            <text:p>IP</text:p>
          </table:table-cell>
          <table:table-cell table:formula="of:=CONCATENATE(&quot;inline int Inline&quot;;[.$E224];&quot;(const int x) { return ((std::rand() % 2) ? Inline&quot;;[.$E223];&quot;(x) : Inline&quot;;[.$E222];&quot;(x)) + 2; }&quot;)" office:value-type="string" office:string-value="inline int InlineIP(const int x) { return ((std::rand() % 2) ? InlineIO(x) : InlineIN(x)) + 2; }">
            <text:p>inline int InlineIP(const int x) { return ((std::rand() % 2) ? InlineIO(x) : InlineIN(x)) + 2; }</text:p>
          </table:table-cell>
          <table:table-cell table:formula="of:=CONCATENATE(&quot;int NonInline&quot;;[.$E224];&quot;(const int x) { return ((std::rand() % 2) ? NonInline&quot;;[.$E223];&quot;(x) : NonInline&quot;;[.$E222];&quot;(x)) + 2; }&quot;)" office:value-type="string" office:string-value="int NonInlineIP(const int x) { return ((std::rand() % 2) ? NonInlineIO(x) : NonInlineIN(x)) + 2; }">
            <text:p>int NonInlineIP(const int x) { return ((std::rand() % 2) ? NonInlineIO(x) : NonInlineIN(x)) + 2; }</text:p>
          </table:table-cell>
        </table:table-row>
        <table:table-row table:style-name="ro1">
          <table:table-cell table:formula="of:=[.A199]+1" office:value-type="float" office:value="73">
            <text:p>73</text:p>
          </table:table-cell>
          <table:table-cell table:formula="of:=CHAR([.A225])" office:value-type="string" office:string-value="I">
            <text:p>I</text:p>
          </table:table-cell>
          <table:table-cell table:formula="of:=[.C199]" office:value-type="float" office:value="81">
            <text:p>81</text:p>
          </table:table-cell>
          <table:table-cell table:formula="of:=CHAR([.C225])" office:value-type="string" office:string-value="Q">
            <text:p>Q</text:p>
          </table:table-cell>
          <table:table-cell table:formula="of:=CONCATENATE([.B225];[.D225])" office:value-type="string" office:string-value="IQ">
            <text:p>IQ</text:p>
          </table:table-cell>
          <table:table-cell table:formula="of:=CONCATENATE(&quot;inline int Inline&quot;;[.$E225];&quot;(const int x) { return ((std::rand() % 2) ? Inline&quot;;[.$E224];&quot;(x) : Inline&quot;;[.$E223];&quot;(x)) + 2; }&quot;)" office:value-type="string" office:string-value="inline int InlineIQ(const int x) { return ((std::rand() % 2) ? InlineIP(x) : InlineIO(x)) + 2; }">
            <text:p>inline int InlineIQ(const int x) { return ((std::rand() % 2) ? InlineIP(x) : InlineIO(x)) + 2; }</text:p>
          </table:table-cell>
          <table:table-cell table:formula="of:=CONCATENATE(&quot;int NonInline&quot;;[.$E225];&quot;(const int x) { return ((std::rand() % 2) ? NonInline&quot;;[.$E224];&quot;(x) : NonInline&quot;;[.$E223];&quot;(x)) + 2; }&quot;)" office:value-type="string" office:string-value="int NonInlineIQ(const int x) { return ((std::rand() % 2) ? NonInlineIP(x) : NonInlineIO(x)) + 2; }">
            <text:p>int NonInlineIQ(const int x) { return ((std::rand() % 2) ? NonInlineIP(x) : NonInlineIO(x)) + 2; }</text:p>
          </table:table-cell>
        </table:table-row>
        <table:table-row table:style-name="ro1">
          <table:table-cell table:formula="of:=[.A200]+1" office:value-type="float" office:value="73">
            <text:p>73</text:p>
          </table:table-cell>
          <table:table-cell table:formula="of:=CHAR([.A226])" office:value-type="string" office:string-value="I">
            <text:p>I</text:p>
          </table:table-cell>
          <table:table-cell table:formula="of:=[.C200]" office:value-type="float" office:value="82">
            <text:p>82</text:p>
          </table:table-cell>
          <table:table-cell table:formula="of:=CHAR([.C226])" office:value-type="string" office:string-value="R">
            <text:p>R</text:p>
          </table:table-cell>
          <table:table-cell table:formula="of:=CONCATENATE([.B226];[.D226])" office:value-type="string" office:string-value="IR">
            <text:p>IR</text:p>
          </table:table-cell>
          <table:table-cell table:formula="of:=CONCATENATE(&quot;inline int Inline&quot;;[.$E226];&quot;(const int x) { return ((std::rand() % 2) ? Inline&quot;;[.$E225];&quot;(x) : Inline&quot;;[.$E224];&quot;(x)) + 2; }&quot;)" office:value-type="string" office:string-value="inline int InlineIR(const int x) { return ((std::rand() % 2) ? InlineIQ(x) : InlineIP(x)) + 2; }">
            <text:p>inline int InlineIR(const int x) { return ((std::rand() % 2) ? InlineIQ(x) : InlineIP(x)) + 2; }</text:p>
          </table:table-cell>
          <table:table-cell table:formula="of:=CONCATENATE(&quot;int NonInline&quot;;[.$E226];&quot;(const int x) { return ((std::rand() % 2) ? NonInline&quot;;[.$E225];&quot;(x) : NonInline&quot;;[.$E224];&quot;(x)) + 2; }&quot;)" office:value-type="string" office:string-value="int NonInlineIR(const int x) { return ((std::rand() % 2) ? NonInlineIQ(x) : NonInlineIP(x)) + 2; }">
            <text:p>int NonInlineIR(const int x) { return ((std::rand() % 2) ? NonInlineIQ(x) : NonInlineIP(x)) + 2; }</text:p>
          </table:table-cell>
        </table:table-row>
        <table:table-row table:style-name="ro1">
          <table:table-cell table:formula="of:=[.A201]+1" office:value-type="float" office:value="73">
            <text:p>73</text:p>
          </table:table-cell>
          <table:table-cell table:formula="of:=CHAR([.A227])" office:value-type="string" office:string-value="I">
            <text:p>I</text:p>
          </table:table-cell>
          <table:table-cell table:formula="of:=[.C201]" office:value-type="float" office:value="83">
            <text:p>83</text:p>
          </table:table-cell>
          <table:table-cell table:formula="of:=CHAR([.C227])" office:value-type="string" office:string-value="S">
            <text:p>S</text:p>
          </table:table-cell>
          <table:table-cell table:formula="of:=CONCATENATE([.B227];[.D227])" office:value-type="string" office:string-value="IS">
            <text:p>IS</text:p>
          </table:table-cell>
          <table:table-cell table:formula="of:=CONCATENATE(&quot;inline int Inline&quot;;[.$E227];&quot;(const int x) { return ((std::rand() % 2) ? Inline&quot;;[.$E226];&quot;(x) : Inline&quot;;[.$E225];&quot;(x)) + 2; }&quot;)" office:value-type="string" office:string-value="inline int InlineIS(const int x) { return ((std::rand() % 2) ? InlineIR(x) : InlineIQ(x)) + 2; }">
            <text:p>inline int InlineIS(const int x) { return ((std::rand() % 2) ? InlineIR(x) : InlineIQ(x)) + 2; }</text:p>
          </table:table-cell>
          <table:table-cell table:formula="of:=CONCATENATE(&quot;int NonInline&quot;;[.$E227];&quot;(const int x) { return ((std::rand() % 2) ? NonInline&quot;;[.$E226];&quot;(x) : NonInline&quot;;[.$E225];&quot;(x)) + 2; }&quot;)" office:value-type="string" office:string-value="int NonInlineIS(const int x) { return ((std::rand() % 2) ? NonInlineIR(x) : NonInlineIQ(x)) + 2; }">
            <text:p>int NonInlineIS(const int x) { return ((std::rand() % 2) ? NonInlineIR(x) : NonInlineIQ(x)) + 2; }</text:p>
          </table:table-cell>
        </table:table-row>
        <table:table-row table:style-name="ro1">
          <table:table-cell table:formula="of:=[.A202]+1" office:value-type="float" office:value="73">
            <text:p>73</text:p>
          </table:table-cell>
          <table:table-cell table:formula="of:=CHAR([.A228])" office:value-type="string" office:string-value="I">
            <text:p>I</text:p>
          </table:table-cell>
          <table:table-cell table:formula="of:=[.C202]" office:value-type="float" office:value="84">
            <text:p>84</text:p>
          </table:table-cell>
          <table:table-cell table:formula="of:=CHAR([.C228])" office:value-type="string" office:string-value="T">
            <text:p>T</text:p>
          </table:table-cell>
          <table:table-cell table:formula="of:=CONCATENATE([.B228];[.D228])" office:value-type="string" office:string-value="IT">
            <text:p>IT</text:p>
          </table:table-cell>
          <table:table-cell table:formula="of:=CONCATENATE(&quot;inline int Inline&quot;;[.$E228];&quot;(const int x) { return ((std::rand() % 2) ? Inline&quot;;[.$E227];&quot;(x) : Inline&quot;;[.$E226];&quot;(x)) + 2; }&quot;)" office:value-type="string" office:string-value="inline int InlineIT(const int x) { return ((std::rand() % 2) ? InlineIS(x) : InlineIR(x)) + 2; }">
            <text:p>inline int InlineIT(const int x) { return ((std::rand() % 2) ? InlineIS(x) : InlineIR(x)) + 2; }</text:p>
          </table:table-cell>
          <table:table-cell table:formula="of:=CONCATENATE(&quot;int NonInline&quot;;[.$E228];&quot;(const int x) { return ((std::rand() % 2) ? NonInline&quot;;[.$E227];&quot;(x) : NonInline&quot;;[.$E226];&quot;(x)) + 2; }&quot;)" office:value-type="string" office:string-value="int NonInlineIT(const int x) { return ((std::rand() % 2) ? NonInlineIS(x) : NonInlineIR(x)) + 2; }">
            <text:p>int NonInlineIT(const int x) { return ((std::rand() % 2) ? NonInlineIS(x) : NonInlineIR(x)) + 2; }</text:p>
          </table:table-cell>
        </table:table-row>
        <table:table-row table:style-name="ro1">
          <table:table-cell table:formula="of:=[.A203]+1" office:value-type="float" office:value="73">
            <text:p>73</text:p>
          </table:table-cell>
          <table:table-cell table:formula="of:=CHAR([.A229])" office:value-type="string" office:string-value="I">
            <text:p>I</text:p>
          </table:table-cell>
          <table:table-cell table:formula="of:=[.C203]" office:value-type="float" office:value="85">
            <text:p>85</text:p>
          </table:table-cell>
          <table:table-cell table:formula="of:=CHAR([.C229])" office:value-type="string" office:string-value="U">
            <text:p>U</text:p>
          </table:table-cell>
          <table:table-cell table:formula="of:=CONCATENATE([.B229];[.D229])" office:value-type="string" office:string-value="IU">
            <text:p>IU</text:p>
          </table:table-cell>
          <table:table-cell table:formula="of:=CONCATENATE(&quot;inline int Inline&quot;;[.$E229];&quot;(const int x) { return ((std::rand() % 2) ? Inline&quot;;[.$E228];&quot;(x) : Inline&quot;;[.$E227];&quot;(x)) + 2; }&quot;)" office:value-type="string" office:string-value="inline int InlineIU(const int x) { return ((std::rand() % 2) ? InlineIT(x) : InlineIS(x)) + 2; }">
            <text:p>inline int InlineIU(const int x) { return ((std::rand() % 2) ? InlineIT(x) : InlineIS(x)) + 2; }</text:p>
          </table:table-cell>
          <table:table-cell table:formula="of:=CONCATENATE(&quot;int NonInline&quot;;[.$E229];&quot;(const int x) { return ((std::rand() % 2) ? NonInline&quot;;[.$E228];&quot;(x) : NonInline&quot;;[.$E227];&quot;(x)) + 2; }&quot;)" office:value-type="string" office:string-value="int NonInlineIU(const int x) { return ((std::rand() % 2) ? NonInlineIT(x) : NonInlineIS(x)) + 2; }">
            <text:p>int NonInlineIU(const int x) { return ((std::rand() % 2) ? NonInlineIT(x) : NonInlineIS(x)) + 2; }</text:p>
          </table:table-cell>
        </table:table-row>
        <table:table-row table:style-name="ro1">
          <table:table-cell table:formula="of:=[.A204]+1" office:value-type="float" office:value="73">
            <text:p>73</text:p>
          </table:table-cell>
          <table:table-cell table:formula="of:=CHAR([.A230])" office:value-type="string" office:string-value="I">
            <text:p>I</text:p>
          </table:table-cell>
          <table:table-cell table:formula="of:=[.C204]" office:value-type="float" office:value="86">
            <text:p>86</text:p>
          </table:table-cell>
          <table:table-cell table:formula="of:=CHAR([.C230])" office:value-type="string" office:string-value="V">
            <text:p>V</text:p>
          </table:table-cell>
          <table:table-cell table:formula="of:=CONCATENATE([.B230];[.D230])" office:value-type="string" office:string-value="IV">
            <text:p>IV</text:p>
          </table:table-cell>
          <table:table-cell table:formula="of:=CONCATENATE(&quot;inline int Inline&quot;;[.$E230];&quot;(const int x) { return ((std::rand() % 2) ? Inline&quot;;[.$E229];&quot;(x) : Inline&quot;;[.$E228];&quot;(x)) + 2; }&quot;)" office:value-type="string" office:string-value="inline int InlineIV(const int x) { return ((std::rand() % 2) ? InlineIU(x) : InlineIT(x)) + 2; }">
            <text:p>inline int InlineIV(const int x) { return ((std::rand() % 2) ? InlineIU(x) : InlineIT(x)) + 2; }</text:p>
          </table:table-cell>
          <table:table-cell table:formula="of:=CONCATENATE(&quot;int NonInline&quot;;[.$E230];&quot;(const int x) { return ((std::rand() % 2) ? NonInline&quot;;[.$E229];&quot;(x) : NonInline&quot;;[.$E228];&quot;(x)) + 2; }&quot;)" office:value-type="string" office:string-value="int NonInlineIV(const int x) { return ((std::rand() % 2) ? NonInlineIU(x) : NonInlineIT(x)) + 2; }">
            <text:p>int NonInlineIV(const int x) { return ((std::rand() % 2) ? NonInlineIU(x) : NonInlineIT(x)) + 2; }</text:p>
          </table:table-cell>
        </table:table-row>
        <table:table-row table:style-name="ro1">
          <table:table-cell table:formula="of:=[.A205]+1" office:value-type="float" office:value="73">
            <text:p>73</text:p>
          </table:table-cell>
          <table:table-cell table:formula="of:=CHAR([.A231])" office:value-type="string" office:string-value="I">
            <text:p>I</text:p>
          </table:table-cell>
          <table:table-cell table:formula="of:=[.C205]" office:value-type="float" office:value="87">
            <text:p>87</text:p>
          </table:table-cell>
          <table:table-cell table:formula="of:=CHAR([.C231])" office:value-type="string" office:string-value="W">
            <text:p>W</text:p>
          </table:table-cell>
          <table:table-cell table:formula="of:=CONCATENATE([.B231];[.D231])" office:value-type="string" office:string-value="IW">
            <text:p>IW</text:p>
          </table:table-cell>
          <table:table-cell table:formula="of:=CONCATENATE(&quot;inline int Inline&quot;;[.$E231];&quot;(const int x) { return ((std::rand() % 2) ? Inline&quot;;[.$E230];&quot;(x) : Inline&quot;;[.$E229];&quot;(x)) + 2; }&quot;)" office:value-type="string" office:string-value="inline int InlineIW(const int x) { return ((std::rand() % 2) ? InlineIV(x) : InlineIU(x)) + 2; }">
            <text:p>inline int InlineIW(const int x) { return ((std::rand() % 2) ? InlineIV(x) : InlineIU(x)) + 2; }</text:p>
          </table:table-cell>
          <table:table-cell table:formula="of:=CONCATENATE(&quot;int NonInline&quot;;[.$E231];&quot;(const int x) { return ((std::rand() % 2) ? NonInline&quot;;[.$E230];&quot;(x) : NonInline&quot;;[.$E229];&quot;(x)) + 2; }&quot;)" office:value-type="string" office:string-value="int NonInlineIW(const int x) { return ((std::rand() % 2) ? NonInlineIV(x) : NonInlineIU(x)) + 2; }">
            <text:p>int NonInlineIW(const int x) { return ((std::rand() % 2) ? NonInlineIV(x) : NonInlineIU(x)) + 2; }</text:p>
          </table:table-cell>
        </table:table-row>
        <table:table-row table:style-name="ro1">
          <table:table-cell table:formula="of:=[.A206]+1" office:value-type="float" office:value="73">
            <text:p>73</text:p>
          </table:table-cell>
          <table:table-cell table:formula="of:=CHAR([.A232])" office:value-type="string" office:string-value="I">
            <text:p>I</text:p>
          </table:table-cell>
          <table:table-cell table:formula="of:=[.C206]" office:value-type="float" office:value="88">
            <text:p>88</text:p>
          </table:table-cell>
          <table:table-cell table:formula="of:=CHAR([.C232])" office:value-type="string" office:string-value="X">
            <text:p>X</text:p>
          </table:table-cell>
          <table:table-cell table:formula="of:=CONCATENATE([.B232];[.D232])" office:value-type="string" office:string-value="IX">
            <text:p>IX</text:p>
          </table:table-cell>
          <table:table-cell table:formula="of:=CONCATENATE(&quot;inline int Inline&quot;;[.$E232];&quot;(const int x) { return ((std::rand() % 2) ? Inline&quot;;[.$E231];&quot;(x) : Inline&quot;;[.$E230];&quot;(x)) + 2; }&quot;)" office:value-type="string" office:string-value="inline int InlineIX(const int x) { return ((std::rand() % 2) ? InlineIW(x) : InlineIV(x)) + 2; }">
            <text:p>inline int InlineIX(const int x) { return ((std::rand() % 2) ? InlineIW(x) : InlineIV(x)) + 2; }</text:p>
          </table:table-cell>
          <table:table-cell table:formula="of:=CONCATENATE(&quot;int NonInline&quot;;[.$E232];&quot;(const int x) { return ((std::rand() % 2) ? NonInline&quot;;[.$E231];&quot;(x) : NonInline&quot;;[.$E230];&quot;(x)) + 2; }&quot;)" office:value-type="string" office:string-value="int NonInlineIX(const int x) { return ((std::rand() % 2) ? NonInlineIW(x) : NonInlineIV(x)) + 2; }">
            <text:p>int NonInlineIX(const int x) { return ((std::rand() % 2) ? NonInlineIW(x) : NonInlineIV(x)) + 2; }</text:p>
          </table:table-cell>
        </table:table-row>
        <table:table-row table:style-name="ro1">
          <table:table-cell table:formula="of:=[.A207]+1" office:value-type="float" office:value="73">
            <text:p>73</text:p>
          </table:table-cell>
          <table:table-cell table:formula="of:=CHAR([.A233])" office:value-type="string" office:string-value="I">
            <text:p>I</text:p>
          </table:table-cell>
          <table:table-cell table:formula="of:=[.C207]" office:value-type="float" office:value="89">
            <text:p>89</text:p>
          </table:table-cell>
          <table:table-cell table:formula="of:=CHAR([.C233])" office:value-type="string" office:string-value="Y">
            <text:p>Y</text:p>
          </table:table-cell>
          <table:table-cell table:formula="of:=CONCATENATE([.B233];[.D233])" office:value-type="string" office:string-value="IY">
            <text:p>IY</text:p>
          </table:table-cell>
          <table:table-cell table:formula="of:=CONCATENATE(&quot;inline int Inline&quot;;[.$E233];&quot;(const int x) { return ((std::rand() % 2) ? Inline&quot;;[.$E232];&quot;(x) : Inline&quot;;[.$E231];&quot;(x)) + 2; }&quot;)" office:value-type="string" office:string-value="inline int InlineIY(const int x) { return ((std::rand() % 2) ? InlineIX(x) : InlineIW(x)) + 2; }">
            <text:p>inline int InlineIY(const int x) { return ((std::rand() % 2) ? InlineIX(x) : InlineIW(x)) + 2; }</text:p>
          </table:table-cell>
          <table:table-cell table:formula="of:=CONCATENATE(&quot;int NonInline&quot;;[.$E233];&quot;(const int x) { return ((std::rand() % 2) ? NonInline&quot;;[.$E232];&quot;(x) : NonInline&quot;;[.$E231];&quot;(x)) + 2; }&quot;)" office:value-type="string" office:string-value="int NonInlineIY(const int x) { return ((std::rand() % 2) ? NonInlineIX(x) : NonInlineIW(x)) + 2; }">
            <text:p>int NonInlineIY(const int x) { return ((std::rand() % 2) ? NonInlineIX(x) : NonInlineIW(x)) + 2; }</text:p>
          </table:table-cell>
        </table:table-row>
        <table:table-row table:style-name="ro1">
          <table:table-cell table:formula="of:=[.A208]+1" office:value-type="float" office:value="73">
            <text:p>73</text:p>
          </table:table-cell>
          <table:table-cell table:formula="of:=CHAR([.A234])" office:value-type="string" office:string-value="I">
            <text:p>I</text:p>
          </table:table-cell>
          <table:table-cell table:formula="of:=[.C208]" office:value-type="float" office:value="90">
            <text:p>90</text:p>
          </table:table-cell>
          <table:table-cell table:formula="of:=CHAR([.C234])" office:value-type="string" office:string-value="Z">
            <text:p>Z</text:p>
          </table:table-cell>
          <table:table-cell table:formula="of:=CONCATENATE([.B234];[.D234])" office:value-type="string" office:string-value="IZ">
            <text:p>IZ</text:p>
          </table:table-cell>
          <table:table-cell table:formula="of:=CONCATENATE(&quot;inline int Inline&quot;;[.$E234];&quot;(const int x) { return ((std::rand() % 2) ? Inline&quot;;[.$E233];&quot;(x) : Inline&quot;;[.$E232];&quot;(x)) + 2; }&quot;)" office:value-type="string" office:string-value="inline int InlineIZ(const int x) { return ((std::rand() % 2) ? InlineIY(x) : InlineIX(x)) + 2; }">
            <text:p>inline int InlineIZ(const int x) { return ((std::rand() % 2) ? InlineIY(x) : InlineIX(x)) + 2; }</text:p>
          </table:table-cell>
          <table:table-cell table:formula="of:=CONCATENATE(&quot;int NonInline&quot;;[.$E234];&quot;(const int x) { return ((std::rand() % 2) ? NonInline&quot;;[.$E233];&quot;(x) : NonInline&quot;;[.$E232];&quot;(x)) + 2; }&quot;)" office:value-type="string" office:string-value="int NonInlineIZ(const int x) { return ((std::rand() % 2) ? NonInlineIY(x) : NonInlineIX(x)) + 2; }">
            <text:p>int NonInlineIZ(const int x) { return ((std::rand() % 2) ? NonInlineIY(x) : NonInlineIX(x)) + 2; }</text:p>
          </table:table-cell>
        </table:table-row>
        <table:table-row table:style-name="ro1">
          <table:table-cell table:formula="of:=[.A209]+1" office:value-type="float" office:value="74">
            <text:p>74</text:p>
          </table:table-cell>
          <table:table-cell table:formula="of:=CHAR([.A235])" office:value-type="string" office:string-value="J">
            <text:p>J</text:p>
          </table:table-cell>
          <table:table-cell table:formula="of:=[.C209]" office:value-type="float" office:value="65">
            <text:p>65</text:p>
          </table:table-cell>
          <table:table-cell table:formula="of:=CHAR([.C235])" office:value-type="string" office:string-value="A">
            <text:p>A</text:p>
          </table:table-cell>
          <table:table-cell table:formula="of:=CONCATENATE([.B235];[.D235])" office:value-type="string" office:string-value="JA">
            <text:p>JA</text:p>
          </table:table-cell>
          <table:table-cell table:formula="of:=CONCATENATE(&quot;inline int Inline&quot;;[.$E235];&quot;(const int x) { return ((std::rand() % 2) ? Inline&quot;;[.$E234];&quot;(x) : Inline&quot;;[.$E233];&quot;(x)) + 2; }&quot;)" office:value-type="string" office:string-value="inline int InlineJA(const int x) { return ((std::rand() % 2) ? InlineIZ(x) : InlineIY(x)) + 2; }">
            <text:p>inline int InlineJA(const int x) { return ((std::rand() % 2) ? InlineIZ(x) : InlineIY(x)) + 2; }</text:p>
          </table:table-cell>
          <table:table-cell table:formula="of:=CONCATENATE(&quot;int NonInline&quot;;[.$E235];&quot;(const int x) { return ((std::rand() % 2) ? NonInline&quot;;[.$E234];&quot;(x) : NonInline&quot;;[.$E233];&quot;(x)) + 2; }&quot;)" office:value-type="string" office:string-value="int NonInlineJA(const int x) { return ((std::rand() % 2) ? NonInlineIZ(x) : NonInlineIY(x)) + 2; }">
            <text:p>int NonInlineJA(const int x) { return ((std::rand() % 2) ? NonInlineIZ(x) : NonInlineIY(x)) + 2; }</text:p>
          </table:table-cell>
        </table:table-row>
        <table:table-row table:style-name="ro1">
          <table:table-cell table:formula="of:=[.A210]+1" office:value-type="float" office:value="74">
            <text:p>74</text:p>
          </table:table-cell>
          <table:table-cell table:formula="of:=CHAR([.A236])" office:value-type="string" office:string-value="J">
            <text:p>J</text:p>
          </table:table-cell>
          <table:table-cell table:formula="of:=[.C210]" office:value-type="float" office:value="66">
            <text:p>66</text:p>
          </table:table-cell>
          <table:table-cell table:formula="of:=CHAR([.C236])" office:value-type="string" office:string-value="B">
            <text:p>B</text:p>
          </table:table-cell>
          <table:table-cell table:formula="of:=CONCATENATE([.B236];[.D236])" office:value-type="string" office:string-value="JB">
            <text:p>JB</text:p>
          </table:table-cell>
          <table:table-cell table:formula="of:=CONCATENATE(&quot;inline int Inline&quot;;[.$E236];&quot;(const int x) { return ((std::rand() % 2) ? Inline&quot;;[.$E235];&quot;(x) : Inline&quot;;[.$E234];&quot;(x)) + 2; }&quot;)" office:value-type="string" office:string-value="inline int InlineJB(const int x) { return ((std::rand() % 2) ? InlineJA(x) : InlineIZ(x)) + 2; }">
            <text:p>inline int InlineJB(const int x) { return ((std::rand() % 2) ? InlineJA(x) : InlineIZ(x)) + 2; }</text:p>
          </table:table-cell>
          <table:table-cell table:formula="of:=CONCATENATE(&quot;int NonInline&quot;;[.$E236];&quot;(const int x) { return ((std::rand() % 2) ? NonInline&quot;;[.$E235];&quot;(x) : NonInline&quot;;[.$E234];&quot;(x)) + 2; }&quot;)" office:value-type="string" office:string-value="int NonInlineJB(const int x) { return ((std::rand() % 2) ? NonInlineJA(x) : NonInlineIZ(x)) + 2; }">
            <text:p>int NonInlineJB(const int x) { return ((std::rand() % 2) ? NonInlineJA(x) : NonInlineIZ(x)) + 2; }</text:p>
          </table:table-cell>
        </table:table-row>
        <table:table-row table:style-name="ro1">
          <table:table-cell table:formula="of:=[.A211]+1" office:value-type="float" office:value="74">
            <text:p>74</text:p>
          </table:table-cell>
          <table:table-cell table:formula="of:=CHAR([.A237])" office:value-type="string" office:string-value="J">
            <text:p>J</text:p>
          </table:table-cell>
          <table:table-cell table:formula="of:=[.C211]" office:value-type="float" office:value="67">
            <text:p>67</text:p>
          </table:table-cell>
          <table:table-cell table:formula="of:=CHAR([.C237])" office:value-type="string" office:string-value="C">
            <text:p>C</text:p>
          </table:table-cell>
          <table:table-cell table:formula="of:=CONCATENATE([.B237];[.D237])" office:value-type="string" office:string-value="JC">
            <text:p>JC</text:p>
          </table:table-cell>
          <table:table-cell table:formula="of:=CONCATENATE(&quot;inline int Inline&quot;;[.$E237];&quot;(const int x) { return ((std::rand() % 2) ? Inline&quot;;[.$E236];&quot;(x) : Inline&quot;;[.$E235];&quot;(x)) + 2; }&quot;)" office:value-type="string" office:string-value="inline int InlineJC(const int x) { return ((std::rand() % 2) ? InlineJB(x) : InlineJA(x)) + 2; }">
            <text:p>inline int InlineJC(const int x) { return ((std::rand() % 2) ? InlineJB(x) : InlineJA(x)) + 2; }</text:p>
          </table:table-cell>
          <table:table-cell table:formula="of:=CONCATENATE(&quot;int NonInline&quot;;[.$E237];&quot;(const int x) { return ((std::rand() % 2) ? NonInline&quot;;[.$E236];&quot;(x) : NonInline&quot;;[.$E235];&quot;(x)) + 2; }&quot;)" office:value-type="string" office:string-value="int NonInlineJC(const int x) { return ((std::rand() % 2) ? NonInlineJB(x) : NonInlineJA(x)) + 2; }">
            <text:p>int NonInlineJC(const int x) { return ((std::rand() % 2) ? NonInlineJB(x) : NonInlineJA(x)) + 2; }</text:p>
          </table:table-cell>
        </table:table-row>
        <table:table-row table:style-name="ro1">
          <table:table-cell table:formula="of:=[.A212]+1" office:value-type="float" office:value="74">
            <text:p>74</text:p>
          </table:table-cell>
          <table:table-cell table:formula="of:=CHAR([.A238])" office:value-type="string" office:string-value="J">
            <text:p>J</text:p>
          </table:table-cell>
          <table:table-cell table:formula="of:=[.C212]" office:value-type="float" office:value="68">
            <text:p>68</text:p>
          </table:table-cell>
          <table:table-cell table:formula="of:=CHAR([.C238])" office:value-type="string" office:string-value="D">
            <text:p>D</text:p>
          </table:table-cell>
          <table:table-cell table:formula="of:=CONCATENATE([.B238];[.D238])" office:value-type="string" office:string-value="JD">
            <text:p>JD</text:p>
          </table:table-cell>
          <table:table-cell table:formula="of:=CONCATENATE(&quot;inline int Inline&quot;;[.$E238];&quot;(const int x) { return ((std::rand() % 2) ? Inline&quot;;[.$E237];&quot;(x) : Inline&quot;;[.$E236];&quot;(x)) + 2; }&quot;)" office:value-type="string" office:string-value="inline int InlineJD(const int x) { return ((std::rand() % 2) ? InlineJC(x) : InlineJB(x)) + 2; }">
            <text:p>inline int InlineJD(const int x) { return ((std::rand() % 2) ? InlineJC(x) : InlineJB(x)) + 2; }</text:p>
          </table:table-cell>
          <table:table-cell table:formula="of:=CONCATENATE(&quot;int NonInline&quot;;[.$E238];&quot;(const int x) { return ((std::rand() % 2) ? NonInline&quot;;[.$E237];&quot;(x) : NonInline&quot;;[.$E236];&quot;(x)) + 2; }&quot;)" office:value-type="string" office:string-value="int NonInlineJD(const int x) { return ((std::rand() % 2) ? NonInlineJC(x) : NonInlineJB(x)) + 2; }">
            <text:p>int NonInlineJD(const int x) { return ((std::rand() % 2) ? NonInlineJC(x) : NonInlineJB(x)) + 2; }</text:p>
          </table:table-cell>
        </table:table-row>
        <table:table-row table:style-name="ro1">
          <table:table-cell table:formula="of:=[.A213]+1" office:value-type="float" office:value="74">
            <text:p>74</text:p>
          </table:table-cell>
          <table:table-cell table:formula="of:=CHAR([.A239])" office:value-type="string" office:string-value="J">
            <text:p>J</text:p>
          </table:table-cell>
          <table:table-cell table:formula="of:=[.C213]" office:value-type="float" office:value="69">
            <text:p>69</text:p>
          </table:table-cell>
          <table:table-cell table:formula="of:=CHAR([.C239])" office:value-type="string" office:string-value="E">
            <text:p>E</text:p>
          </table:table-cell>
          <table:table-cell table:formula="of:=CONCATENATE([.B239];[.D239])" office:value-type="string" office:string-value="JE">
            <text:p>JE</text:p>
          </table:table-cell>
          <table:table-cell table:formula="of:=CONCATENATE(&quot;inline int Inline&quot;;[.$E239];&quot;(const int x) { return ((std::rand() % 2) ? Inline&quot;;[.$E238];&quot;(x) : Inline&quot;;[.$E237];&quot;(x)) + 2; }&quot;)" office:value-type="string" office:string-value="inline int InlineJE(const int x) { return ((std::rand() % 2) ? InlineJD(x) : InlineJC(x)) + 2; }">
            <text:p>inline int InlineJE(const int x) { return ((std::rand() % 2) ? InlineJD(x) : InlineJC(x)) + 2; }</text:p>
          </table:table-cell>
          <table:table-cell table:formula="of:=CONCATENATE(&quot;int NonInline&quot;;[.$E239];&quot;(const int x) { return ((std::rand() % 2) ? NonInline&quot;;[.$E238];&quot;(x) : NonInline&quot;;[.$E237];&quot;(x)) + 2; }&quot;)" office:value-type="string" office:string-value="int NonInlineJE(const int x) { return ((std::rand() % 2) ? NonInlineJD(x) : NonInlineJC(x)) + 2; }">
            <text:p>int NonInlineJE(const int x) { return ((std::rand() % 2) ? NonInlineJD(x) : NonInlineJC(x)) + 2; }</text:p>
          </table:table-cell>
        </table:table-row>
        <table:table-row table:style-name="ro1">
          <table:table-cell table:formula="of:=[.A214]+1" office:value-type="float" office:value="74">
            <text:p>74</text:p>
          </table:table-cell>
          <table:table-cell table:formula="of:=CHAR([.A240])" office:value-type="string" office:string-value="J">
            <text:p>J</text:p>
          </table:table-cell>
          <table:table-cell table:formula="of:=[.C214]" office:value-type="float" office:value="70">
            <text:p>70</text:p>
          </table:table-cell>
          <table:table-cell table:formula="of:=CHAR([.C240])" office:value-type="string" office:string-value="F">
            <text:p>F</text:p>
          </table:table-cell>
          <table:table-cell table:formula="of:=CONCATENATE([.B240];[.D240])" office:value-type="string" office:string-value="JF">
            <text:p>JF</text:p>
          </table:table-cell>
          <table:table-cell table:formula="of:=CONCATENATE(&quot;inline int Inline&quot;;[.$E240];&quot;(const int x) { return ((std::rand() % 2) ? Inline&quot;;[.$E239];&quot;(x) : Inline&quot;;[.$E238];&quot;(x)) + 2; }&quot;)" office:value-type="string" office:string-value="inline int InlineJF(const int x) { return ((std::rand() % 2) ? InlineJE(x) : InlineJD(x)) + 2; }">
            <text:p>inline int InlineJF(const int x) { return ((std::rand() % 2) ? InlineJE(x) : InlineJD(x)) + 2; }</text:p>
          </table:table-cell>
          <table:table-cell table:formula="of:=CONCATENATE(&quot;int NonInline&quot;;[.$E240];&quot;(const int x) { return ((std::rand() % 2) ? NonInline&quot;;[.$E239];&quot;(x) : NonInline&quot;;[.$E238];&quot;(x)) + 2; }&quot;)" office:value-type="string" office:string-value="int NonInlineJF(const int x) { return ((std::rand() % 2) ? NonInlineJE(x) : NonInlineJD(x)) + 2; }">
            <text:p>int NonInlineJF(const int x) { return ((std::rand() % 2) ? NonInlineJE(x) : NonInlineJD(x)) + 2; }</text:p>
          </table:table-cell>
        </table:table-row>
        <table:table-row table:style-name="ro1">
          <table:table-cell table:formula="of:=[.A215]+1" office:value-type="float" office:value="74">
            <text:p>74</text:p>
          </table:table-cell>
          <table:table-cell table:formula="of:=CHAR([.A241])" office:value-type="string" office:string-value="J">
            <text:p>J</text:p>
          </table:table-cell>
          <table:table-cell table:formula="of:=[.C215]" office:value-type="float" office:value="71">
            <text:p>71</text:p>
          </table:table-cell>
          <table:table-cell table:formula="of:=CHAR([.C241])" office:value-type="string" office:string-value="G">
            <text:p>G</text:p>
          </table:table-cell>
          <table:table-cell table:formula="of:=CONCATENATE([.B241];[.D241])" office:value-type="string" office:string-value="JG">
            <text:p>JG</text:p>
          </table:table-cell>
          <table:table-cell table:formula="of:=CONCATENATE(&quot;inline int Inline&quot;;[.$E241];&quot;(const int x) { return ((std::rand() % 2) ? Inline&quot;;[.$E240];&quot;(x) : Inline&quot;;[.$E239];&quot;(x)) + 2; }&quot;)" office:value-type="string" office:string-value="inline int InlineJG(const int x) { return ((std::rand() % 2) ? InlineJF(x) : InlineJE(x)) + 2; }">
            <text:p>inline int InlineJG(const int x) { return ((std::rand() % 2) ? InlineJF(x) : InlineJE(x)) + 2; }</text:p>
          </table:table-cell>
          <table:table-cell table:formula="of:=CONCATENATE(&quot;int NonInline&quot;;[.$E241];&quot;(const int x) { return ((std::rand() % 2) ? NonInline&quot;;[.$E240];&quot;(x) : NonInline&quot;;[.$E239];&quot;(x)) + 2; }&quot;)" office:value-type="string" office:string-value="int NonInlineJG(const int x) { return ((std::rand() % 2) ? NonInlineJF(x) : NonInlineJE(x)) + 2; }">
            <text:p>int NonInlineJG(const int x) { return ((std::rand() % 2) ? NonInlineJF(x) : NonInlineJE(x)) + 2; }</text:p>
          </table:table-cell>
        </table:table-row>
        <table:table-row table:style-name="ro1">
          <table:table-cell table:formula="of:=[.A216]+1" office:value-type="float" office:value="74">
            <text:p>74</text:p>
          </table:table-cell>
          <table:table-cell table:formula="of:=CHAR([.A242])" office:value-type="string" office:string-value="J">
            <text:p>J</text:p>
          </table:table-cell>
          <table:table-cell table:formula="of:=[.C216]" office:value-type="float" office:value="72">
            <text:p>72</text:p>
          </table:table-cell>
          <table:table-cell table:formula="of:=CHAR([.C242])" office:value-type="string" office:string-value="H">
            <text:p>H</text:p>
          </table:table-cell>
          <table:table-cell table:formula="of:=CONCATENATE([.B242];[.D242])" office:value-type="string" office:string-value="JH">
            <text:p>JH</text:p>
          </table:table-cell>
          <table:table-cell table:formula="of:=CONCATENATE(&quot;inline int Inline&quot;;[.$E242];&quot;(const int x) { return ((std::rand() % 2) ? Inline&quot;;[.$E241];&quot;(x) : Inline&quot;;[.$E240];&quot;(x)) + 2; }&quot;)" office:value-type="string" office:string-value="inline int InlineJH(const int x) { return ((std::rand() % 2) ? InlineJG(x) : InlineJF(x)) + 2; }">
            <text:p>inline int InlineJH(const int x) { return ((std::rand() % 2) ? InlineJG(x) : InlineJF(x)) + 2; }</text:p>
          </table:table-cell>
          <table:table-cell table:formula="of:=CONCATENATE(&quot;int NonInline&quot;;[.$E242];&quot;(const int x) { return ((std::rand() % 2) ? NonInline&quot;;[.$E241];&quot;(x) : NonInline&quot;;[.$E240];&quot;(x)) + 2; }&quot;)" office:value-type="string" office:string-value="int NonInlineJH(const int x) { return ((std::rand() % 2) ? NonInlineJG(x) : NonInlineJF(x)) + 2; }">
            <text:p>int NonInlineJH(const int x) { return ((std::rand() % 2) ? NonInlineJG(x) : NonInlineJF(x)) + 2; }</text:p>
          </table:table-cell>
        </table:table-row>
        <table:table-row table:style-name="ro1">
          <table:table-cell table:formula="of:=[.A217]+1" office:value-type="float" office:value="74">
            <text:p>74</text:p>
          </table:table-cell>
          <table:table-cell table:formula="of:=CHAR([.A243])" office:value-type="string" office:string-value="J">
            <text:p>J</text:p>
          </table:table-cell>
          <table:table-cell table:formula="of:=[.C217]" office:value-type="float" office:value="73">
            <text:p>73</text:p>
          </table:table-cell>
          <table:table-cell table:formula="of:=CHAR([.C243])" office:value-type="string" office:string-value="I">
            <text:p>I</text:p>
          </table:table-cell>
          <table:table-cell table:formula="of:=CONCATENATE([.B243];[.D243])" office:value-type="string" office:string-value="JI">
            <text:p>JI</text:p>
          </table:table-cell>
          <table:table-cell table:formula="of:=CONCATENATE(&quot;inline int Inline&quot;;[.$E243];&quot;(const int x) { return ((std::rand() % 2) ? Inline&quot;;[.$E242];&quot;(x) : Inline&quot;;[.$E241];&quot;(x)) + 2; }&quot;)" office:value-type="string" office:string-value="inline int InlineJI(const int x) { return ((std::rand() % 2) ? InlineJH(x) : InlineJG(x)) + 2; }">
            <text:p>inline int InlineJI(const int x) { return ((std::rand() % 2) ? InlineJH(x) : InlineJG(x)) + 2; }</text:p>
          </table:table-cell>
          <table:table-cell table:formula="of:=CONCATENATE(&quot;int NonInline&quot;;[.$E243];&quot;(const int x) { return ((std::rand() % 2) ? NonInline&quot;;[.$E242];&quot;(x) : NonInline&quot;;[.$E241];&quot;(x)) + 2; }&quot;)" office:value-type="string" office:string-value="int NonInlineJI(const int x) { return ((std::rand() % 2) ? NonInlineJH(x) : NonInlineJG(x)) + 2; }">
            <text:p>int NonInlineJI(const int x) { return ((std::rand() % 2) ? NonInlineJH(x) : NonInlineJG(x)) + 2; }</text:p>
          </table:table-cell>
        </table:table-row>
        <table:table-row table:style-name="ro1">
          <table:table-cell table:formula="of:=[.A218]+1" office:value-type="float" office:value="74">
            <text:p>74</text:p>
          </table:table-cell>
          <table:table-cell table:formula="of:=CHAR([.A244])" office:value-type="string" office:string-value="J">
            <text:p>J</text:p>
          </table:table-cell>
          <table:table-cell table:formula="of:=[.C218]" office:value-type="float" office:value="74">
            <text:p>74</text:p>
          </table:table-cell>
          <table:table-cell table:formula="of:=CHAR([.C244])" office:value-type="string" office:string-value="J">
            <text:p>J</text:p>
          </table:table-cell>
          <table:table-cell table:formula="of:=CONCATENATE([.B244];[.D244])" office:value-type="string" office:string-value="JJ">
            <text:p>JJ</text:p>
          </table:table-cell>
          <table:table-cell table:formula="of:=CONCATENATE(&quot;inline int Inline&quot;;[.$E244];&quot;(const int x) { return ((std::rand() % 2) ? Inline&quot;;[.$E243];&quot;(x) : Inline&quot;;[.$E242];&quot;(x)) + 2; }&quot;)" office:value-type="string" office:string-value="inline int InlineJJ(const int x) { return ((std::rand() % 2) ? InlineJI(x) : InlineJH(x)) + 2; }">
            <text:p>inline int InlineJJ(const int x) { return ((std::rand() % 2) ? InlineJI(x) : InlineJH(x)) + 2; }</text:p>
          </table:table-cell>
          <table:table-cell table:formula="of:=CONCATENATE(&quot;int NonInline&quot;;[.$E244];&quot;(const int x) { return ((std::rand() % 2) ? NonInline&quot;;[.$E243];&quot;(x) : NonInline&quot;;[.$E242];&quot;(x)) + 2; }&quot;)" office:value-type="string" office:string-value="int NonInlineJJ(const int x) { return ((std::rand() % 2) ? NonInlineJI(x) : NonInlineJH(x)) + 2; }">
            <text:p>int NonInlineJJ(const int x) { return ((std::rand() % 2) ? NonInlineJI(x) : NonInlineJH(x)) + 2; }</text:p>
          </table:table-cell>
        </table:table-row>
        <table:table-row table:style-name="ro1">
          <table:table-cell table:formula="of:=[.A219]+1" office:value-type="float" office:value="74">
            <text:p>74</text:p>
          </table:table-cell>
          <table:table-cell table:formula="of:=CHAR([.A245])" office:value-type="string" office:string-value="J">
            <text:p>J</text:p>
          </table:table-cell>
          <table:table-cell table:formula="of:=[.C219]" office:value-type="float" office:value="75">
            <text:p>75</text:p>
          </table:table-cell>
          <table:table-cell table:formula="of:=CHAR([.C245])" office:value-type="string" office:string-value="K">
            <text:p>K</text:p>
          </table:table-cell>
          <table:table-cell table:formula="of:=CONCATENATE([.B245];[.D245])" office:value-type="string" office:string-value="JK">
            <text:p>JK</text:p>
          </table:table-cell>
          <table:table-cell table:formula="of:=CONCATENATE(&quot;inline int Inline&quot;;[.$E245];&quot;(const int x) { return ((std::rand() % 2) ? Inline&quot;;[.$E244];&quot;(x) : Inline&quot;;[.$E243];&quot;(x)) + 2; }&quot;)" office:value-type="string" office:string-value="inline int InlineJK(const int x) { return ((std::rand() % 2) ? InlineJJ(x) : InlineJI(x)) + 2; }">
            <text:p>inline int InlineJK(const int x) { return ((std::rand() % 2) ? InlineJJ(x) : InlineJI(x)) + 2; }</text:p>
          </table:table-cell>
          <table:table-cell table:formula="of:=CONCATENATE(&quot;int NonInline&quot;;[.$E245];&quot;(const int x) { return ((std::rand() % 2) ? NonInline&quot;;[.$E244];&quot;(x) : NonInline&quot;;[.$E243];&quot;(x)) + 2; }&quot;)" office:value-type="string" office:string-value="int NonInlineJK(const int x) { return ((std::rand() % 2) ? NonInlineJJ(x) : NonInlineJI(x)) + 2; }">
            <text:p>int NonInlineJK(const int x) { return ((std::rand() % 2) ? NonInlineJJ(x) : NonInlineJI(x)) + 2; }</text:p>
          </table:table-cell>
        </table:table-row>
        <table:table-row table:style-name="ro1">
          <table:table-cell table:formula="of:=[.A220]+1" office:value-type="float" office:value="74">
            <text:p>74</text:p>
          </table:table-cell>
          <table:table-cell table:formula="of:=CHAR([.A246])" office:value-type="string" office:string-value="J">
            <text:p>J</text:p>
          </table:table-cell>
          <table:table-cell table:formula="of:=[.C220]" office:value-type="float" office:value="76">
            <text:p>76</text:p>
          </table:table-cell>
          <table:table-cell table:formula="of:=CHAR([.C246])" office:value-type="string" office:string-value="L">
            <text:p>L</text:p>
          </table:table-cell>
          <table:table-cell table:formula="of:=CONCATENATE([.B246];[.D246])" office:value-type="string" office:string-value="JL">
            <text:p>JL</text:p>
          </table:table-cell>
          <table:table-cell table:formula="of:=CONCATENATE(&quot;inline int Inline&quot;;[.$E246];&quot;(const int x) { return ((std::rand() % 2) ? Inline&quot;;[.$E245];&quot;(x) : Inline&quot;;[.$E244];&quot;(x)) + 2; }&quot;)" office:value-type="string" office:string-value="inline int InlineJL(const int x) { return ((std::rand() % 2) ? InlineJK(x) : InlineJJ(x)) + 2; }">
            <text:p>inline int InlineJL(const int x) { return ((std::rand() % 2) ? InlineJK(x) : InlineJJ(x)) + 2; }</text:p>
          </table:table-cell>
          <table:table-cell table:formula="of:=CONCATENATE(&quot;int NonInline&quot;;[.$E246];&quot;(const int x) { return ((std::rand() % 2) ? NonInline&quot;;[.$E245];&quot;(x) : NonInline&quot;;[.$E244];&quot;(x)) + 2; }&quot;)" office:value-type="string" office:string-value="int NonInlineJL(const int x) { return ((std::rand() % 2) ? NonInlineJK(x) : NonInlineJJ(x)) + 2; }">
            <text:p>int NonInlineJL(const int x) { return ((std::rand() % 2) ? NonInlineJK(x) : NonInlineJJ(x)) + 2; }</text:p>
          </table:table-cell>
        </table:table-row>
        <table:table-row table:style-name="ro1">
          <table:table-cell table:formula="of:=[.A221]+1" office:value-type="float" office:value="74">
            <text:p>74</text:p>
          </table:table-cell>
          <table:table-cell table:formula="of:=CHAR([.A247])" office:value-type="string" office:string-value="J">
            <text:p>J</text:p>
          </table:table-cell>
          <table:table-cell table:formula="of:=[.C221]" office:value-type="float" office:value="77">
            <text:p>77</text:p>
          </table:table-cell>
          <table:table-cell table:formula="of:=CHAR([.C247])" office:value-type="string" office:string-value="M">
            <text:p>M</text:p>
          </table:table-cell>
          <table:table-cell table:formula="of:=CONCATENATE([.B247];[.D247])" office:value-type="string" office:string-value="JM">
            <text:p>JM</text:p>
          </table:table-cell>
          <table:table-cell table:formula="of:=CONCATENATE(&quot;inline int Inline&quot;;[.$E247];&quot;(const int x) { return ((std::rand() % 2) ? Inline&quot;;[.$E246];&quot;(x) : Inline&quot;;[.$E245];&quot;(x)) + 2; }&quot;)" office:value-type="string" office:string-value="inline int InlineJM(const int x) { return ((std::rand() % 2) ? InlineJL(x) : InlineJK(x)) + 2; }">
            <text:p>inline int InlineJM(const int x) { return ((std::rand() % 2) ? InlineJL(x) : InlineJK(x)) + 2; }</text:p>
          </table:table-cell>
          <table:table-cell table:formula="of:=CONCATENATE(&quot;int NonInline&quot;;[.$E247];&quot;(const int x) { return ((std::rand() % 2) ? NonInline&quot;;[.$E246];&quot;(x) : NonInline&quot;;[.$E245];&quot;(x)) + 2; }&quot;)" office:value-type="string" office:string-value="int NonInlineJM(const int x) { return ((std::rand() % 2) ? NonInlineJL(x) : NonInlineJK(x)) + 2; }">
            <text:p>int NonInlineJM(const int x) { return ((std::rand() % 2) ? NonInlineJL(x) : NonInlineJK(x)) + 2; }</text:p>
          </table:table-cell>
        </table:table-row>
        <table:table-row table:style-name="ro1">
          <table:table-cell table:formula="of:=[.A222]+1" office:value-type="float" office:value="74">
            <text:p>74</text:p>
          </table:table-cell>
          <table:table-cell table:formula="of:=CHAR([.A248])" office:value-type="string" office:string-value="J">
            <text:p>J</text:p>
          </table:table-cell>
          <table:table-cell table:formula="of:=[.C222]" office:value-type="float" office:value="78">
            <text:p>78</text:p>
          </table:table-cell>
          <table:table-cell table:formula="of:=CHAR([.C248])" office:value-type="string" office:string-value="N">
            <text:p>N</text:p>
          </table:table-cell>
          <table:table-cell table:formula="of:=CONCATENATE([.B248];[.D248])" office:value-type="string" office:string-value="JN">
            <text:p>JN</text:p>
          </table:table-cell>
          <table:table-cell table:formula="of:=CONCATENATE(&quot;inline int Inline&quot;;[.$E248];&quot;(const int x) { return ((std::rand() % 2) ? Inline&quot;;[.$E247];&quot;(x) : Inline&quot;;[.$E246];&quot;(x)) + 2; }&quot;)" office:value-type="string" office:string-value="inline int InlineJN(const int x) { return ((std::rand() % 2) ? InlineJM(x) : InlineJL(x)) + 2; }">
            <text:p>inline int InlineJN(const int x) { return ((std::rand() % 2) ? InlineJM(x) : InlineJL(x)) + 2; }</text:p>
          </table:table-cell>
          <table:table-cell table:formula="of:=CONCATENATE(&quot;int NonInline&quot;;[.$E248];&quot;(const int x) { return ((std::rand() % 2) ? NonInline&quot;;[.$E247];&quot;(x) : NonInline&quot;;[.$E246];&quot;(x)) + 2; }&quot;)" office:value-type="string" office:string-value="int NonInlineJN(const int x) { return ((std::rand() % 2) ? NonInlineJM(x) : NonInlineJL(x)) + 2; }">
            <text:p>int NonInlineJN(const int x) { return ((std::rand() % 2) ? NonInlineJM(x) : NonInlineJL(x)) + 2; }</text:p>
          </table:table-cell>
        </table:table-row>
        <table:table-row table:style-name="ro1">
          <table:table-cell table:formula="of:=[.A223]+1" office:value-type="float" office:value="74">
            <text:p>74</text:p>
          </table:table-cell>
          <table:table-cell table:formula="of:=CHAR([.A249])" office:value-type="string" office:string-value="J">
            <text:p>J</text:p>
          </table:table-cell>
          <table:table-cell table:formula="of:=[.C223]" office:value-type="float" office:value="79">
            <text:p>79</text:p>
          </table:table-cell>
          <table:table-cell table:formula="of:=CHAR([.C249])" office:value-type="string" office:string-value="O">
            <text:p>O</text:p>
          </table:table-cell>
          <table:table-cell table:formula="of:=CONCATENATE([.B249];[.D249])" office:value-type="string" office:string-value="JO">
            <text:p>JO</text:p>
          </table:table-cell>
          <table:table-cell table:formula="of:=CONCATENATE(&quot;inline int Inline&quot;;[.$E249];&quot;(const int x) { return ((std::rand() % 2) ? Inline&quot;;[.$E248];&quot;(x) : Inline&quot;;[.$E247];&quot;(x)) + 2; }&quot;)" office:value-type="string" office:string-value="inline int InlineJO(const int x) { return ((std::rand() % 2) ? InlineJN(x) : InlineJM(x)) + 2; }">
            <text:p>inline int InlineJO(const int x) { return ((std::rand() % 2) ? InlineJN(x) : InlineJM(x)) + 2; }</text:p>
          </table:table-cell>
          <table:table-cell table:formula="of:=CONCATENATE(&quot;int NonInline&quot;;[.$E249];&quot;(const int x) { return ((std::rand() % 2) ? NonInline&quot;;[.$E248];&quot;(x) : NonInline&quot;;[.$E247];&quot;(x)) + 2; }&quot;)" office:value-type="string" office:string-value="int NonInlineJO(const int x) { return ((std::rand() % 2) ? NonInlineJN(x) : NonInlineJM(x)) + 2; }">
            <text:p>int NonInlineJO(const int x) { return ((std::rand() % 2) ? NonInlineJN(x) : NonInlineJM(x)) + 2; }</text:p>
          </table:table-cell>
        </table:table-row>
        <table:table-row table:style-name="ro1">
          <table:table-cell table:formula="of:=[.A224]+1" office:value-type="float" office:value="74">
            <text:p>74</text:p>
          </table:table-cell>
          <table:table-cell table:formula="of:=CHAR([.A250])" office:value-type="string" office:string-value="J">
            <text:p>J</text:p>
          </table:table-cell>
          <table:table-cell table:formula="of:=[.C224]" office:value-type="float" office:value="80">
            <text:p>80</text:p>
          </table:table-cell>
          <table:table-cell table:formula="of:=CHAR([.C250])" office:value-type="string" office:string-value="P">
            <text:p>P</text:p>
          </table:table-cell>
          <table:table-cell table:formula="of:=CONCATENATE([.B250];[.D250])" office:value-type="string" office:string-value="JP">
            <text:p>JP</text:p>
          </table:table-cell>
          <table:table-cell table:formula="of:=CONCATENATE(&quot;inline int Inline&quot;;[.$E250];&quot;(const int x) { return ((std::rand() % 2) ? Inline&quot;;[.$E249];&quot;(x) : Inline&quot;;[.$E248];&quot;(x)) + 2; }&quot;)" office:value-type="string" office:string-value="inline int InlineJP(const int x) { return ((std::rand() % 2) ? InlineJO(x) : InlineJN(x)) + 2; }">
            <text:p>inline int InlineJP(const int x) { return ((std::rand() % 2) ? InlineJO(x) : InlineJN(x)) + 2; }</text:p>
          </table:table-cell>
          <table:table-cell table:formula="of:=CONCATENATE(&quot;int NonInline&quot;;[.$E250];&quot;(const int x) { return ((std::rand() % 2) ? NonInline&quot;;[.$E249];&quot;(x) : NonInline&quot;;[.$E248];&quot;(x)) + 2; }&quot;)" office:value-type="string" office:string-value="int NonInlineJP(const int x) { return ((std::rand() % 2) ? NonInlineJO(x) : NonInlineJN(x)) + 2; }">
            <text:p>int NonInlineJP(const int x) { return ((std::rand() % 2) ? NonInlineJO(x) : NonInlineJN(x)) + 2; }</text:p>
          </table:table-cell>
        </table:table-row>
        <table:table-row table:style-name="ro1">
          <table:table-cell table:formula="of:=[.A225]+1" office:value-type="float" office:value="74">
            <text:p>74</text:p>
          </table:table-cell>
          <table:table-cell table:formula="of:=CHAR([.A251])" office:value-type="string" office:string-value="J">
            <text:p>J</text:p>
          </table:table-cell>
          <table:table-cell table:formula="of:=[.C225]" office:value-type="float" office:value="81">
            <text:p>81</text:p>
          </table:table-cell>
          <table:table-cell table:formula="of:=CHAR([.C251])" office:value-type="string" office:string-value="Q">
            <text:p>Q</text:p>
          </table:table-cell>
          <table:table-cell table:formula="of:=CONCATENATE([.B251];[.D251])" office:value-type="string" office:string-value="JQ">
            <text:p>JQ</text:p>
          </table:table-cell>
          <table:table-cell table:formula="of:=CONCATENATE(&quot;inline int Inline&quot;;[.$E251];&quot;(const int x) { return ((std::rand() % 2) ? Inline&quot;;[.$E250];&quot;(x) : Inline&quot;;[.$E249];&quot;(x)) + 2; }&quot;)" office:value-type="string" office:string-value="inline int InlineJQ(const int x) { return ((std::rand() % 2) ? InlineJP(x) : InlineJO(x)) + 2; }">
            <text:p>inline int InlineJQ(const int x) { return ((std::rand() % 2) ? InlineJP(x) : InlineJO(x)) + 2; }</text:p>
          </table:table-cell>
          <table:table-cell table:formula="of:=CONCATENATE(&quot;int NonInline&quot;;[.$E251];&quot;(const int x) { return ((std::rand() % 2) ? NonInline&quot;;[.$E250];&quot;(x) : NonInline&quot;;[.$E249];&quot;(x)) + 2; }&quot;)" office:value-type="string" office:string-value="int NonInlineJQ(const int x) { return ((std::rand() % 2) ? NonInlineJP(x) : NonInlineJO(x)) + 2; }">
            <text:p>int NonInlineJQ(const int x) { return ((std::rand() % 2) ? NonInlineJP(x) : NonInlineJO(x)) + 2; }</text:p>
          </table:table-cell>
        </table:table-row>
        <table:table-row table:style-name="ro1">
          <table:table-cell table:formula="of:=[.A226]+1" office:value-type="float" office:value="74">
            <text:p>74</text:p>
          </table:table-cell>
          <table:table-cell table:formula="of:=CHAR([.A252])" office:value-type="string" office:string-value="J">
            <text:p>J</text:p>
          </table:table-cell>
          <table:table-cell table:formula="of:=[.C226]" office:value-type="float" office:value="82">
            <text:p>82</text:p>
          </table:table-cell>
          <table:table-cell table:formula="of:=CHAR([.C252])" office:value-type="string" office:string-value="R">
            <text:p>R</text:p>
          </table:table-cell>
          <table:table-cell table:formula="of:=CONCATENATE([.B252];[.D252])" office:value-type="string" office:string-value="JR">
            <text:p>JR</text:p>
          </table:table-cell>
          <table:table-cell table:formula="of:=CONCATENATE(&quot;inline int Inline&quot;;[.$E252];&quot;(const int x) { return ((std::rand() % 2) ? Inline&quot;;[.$E251];&quot;(x) : Inline&quot;;[.$E250];&quot;(x)) + 2; }&quot;)" office:value-type="string" office:string-value="inline int InlineJR(const int x) { return ((std::rand() % 2) ? InlineJQ(x) : InlineJP(x)) + 2; }">
            <text:p>inline int InlineJR(const int x) { return ((std::rand() % 2) ? InlineJQ(x) : InlineJP(x)) + 2; }</text:p>
          </table:table-cell>
          <table:table-cell table:formula="of:=CONCATENATE(&quot;int NonInline&quot;;[.$E252];&quot;(const int x) { return ((std::rand() % 2) ? NonInline&quot;;[.$E251];&quot;(x) : NonInline&quot;;[.$E250];&quot;(x)) + 2; }&quot;)" office:value-type="string" office:string-value="int NonInlineJR(const int x) { return ((std::rand() % 2) ? NonInlineJQ(x) : NonInlineJP(x)) + 2; }">
            <text:p>int NonInlineJR(const int x) { return ((std::rand() % 2) ? NonInlineJQ(x) : NonInlineJP(x)) + 2; }</text:p>
          </table:table-cell>
        </table:table-row>
        <table:table-row table:style-name="ro1">
          <table:table-cell table:formula="of:=[.A227]+1" office:value-type="float" office:value="74">
            <text:p>74</text:p>
          </table:table-cell>
          <table:table-cell table:formula="of:=CHAR([.A253])" office:value-type="string" office:string-value="J">
            <text:p>J</text:p>
          </table:table-cell>
          <table:table-cell table:formula="of:=[.C227]" office:value-type="float" office:value="83">
            <text:p>83</text:p>
          </table:table-cell>
          <table:table-cell table:formula="of:=CHAR([.C253])" office:value-type="string" office:string-value="S">
            <text:p>S</text:p>
          </table:table-cell>
          <table:table-cell table:formula="of:=CONCATENATE([.B253];[.D253])" office:value-type="string" office:string-value="JS">
            <text:p>JS</text:p>
          </table:table-cell>
          <table:table-cell table:formula="of:=CONCATENATE(&quot;inline int Inline&quot;;[.$E253];&quot;(const int x) { return ((std::rand() % 2) ? Inline&quot;;[.$E252];&quot;(x) : Inline&quot;;[.$E251];&quot;(x)) + 2; }&quot;)" office:value-type="string" office:string-value="inline int InlineJS(const int x) { return ((std::rand() % 2) ? InlineJR(x) : InlineJQ(x)) + 2; }">
            <text:p>inline int InlineJS(const int x) { return ((std::rand() % 2) ? InlineJR(x) : InlineJQ(x)) + 2; }</text:p>
          </table:table-cell>
          <table:table-cell table:formula="of:=CONCATENATE(&quot;int NonInline&quot;;[.$E253];&quot;(const int x) { return ((std::rand() % 2) ? NonInline&quot;;[.$E252];&quot;(x) : NonInline&quot;;[.$E251];&quot;(x)) + 2; }&quot;)" office:value-type="string" office:string-value="int NonInlineJS(const int x) { return ((std::rand() % 2) ? NonInlineJR(x) : NonInlineJQ(x)) + 2; }">
            <text:p>int NonInlineJS(const int x) { return ((std::rand() % 2) ? NonInlineJR(x) : NonInlineJQ(x)) + 2; }</text:p>
          </table:table-cell>
        </table:table-row>
        <table:table-row table:style-name="ro1">
          <table:table-cell table:formula="of:=[.A228]+1" office:value-type="float" office:value="74">
            <text:p>74</text:p>
          </table:table-cell>
          <table:table-cell table:formula="of:=CHAR([.A254])" office:value-type="string" office:string-value="J">
            <text:p>J</text:p>
          </table:table-cell>
          <table:table-cell table:formula="of:=[.C228]" office:value-type="float" office:value="84">
            <text:p>84</text:p>
          </table:table-cell>
          <table:table-cell table:formula="of:=CHAR([.C254])" office:value-type="string" office:string-value="T">
            <text:p>T</text:p>
          </table:table-cell>
          <table:table-cell table:formula="of:=CONCATENATE([.B254];[.D254])" office:value-type="string" office:string-value="JT">
            <text:p>JT</text:p>
          </table:table-cell>
          <table:table-cell table:formula="of:=CONCATENATE(&quot;inline int Inline&quot;;[.$E254];&quot;(const int x) { return ((std::rand() % 2) ? Inline&quot;;[.$E253];&quot;(x) : Inline&quot;;[.$E252];&quot;(x)) + 2; }&quot;)" office:value-type="string" office:string-value="inline int InlineJT(const int x) { return ((std::rand() % 2) ? InlineJS(x) : InlineJR(x)) + 2; }">
            <text:p>inline int InlineJT(const int x) { return ((std::rand() % 2) ? InlineJS(x) : InlineJR(x)) + 2; }</text:p>
          </table:table-cell>
          <table:table-cell table:formula="of:=CONCATENATE(&quot;int NonInline&quot;;[.$E254];&quot;(const int x) { return ((std::rand() % 2) ? NonInline&quot;;[.$E253];&quot;(x) : NonInline&quot;;[.$E252];&quot;(x)) + 2; }&quot;)" office:value-type="string" office:string-value="int NonInlineJT(const int x) { return ((std::rand() % 2) ? NonInlineJS(x) : NonInlineJR(x)) + 2; }">
            <text:p>int NonInlineJT(const int x) { return ((std::rand() % 2) ? NonInlineJS(x) : NonInlineJR(x)) + 2; }</text:p>
          </table:table-cell>
        </table:table-row>
        <table:table-row table:style-name="ro1">
          <table:table-cell table:formula="of:=[.A229]+1" office:value-type="float" office:value="74">
            <text:p>74</text:p>
          </table:table-cell>
          <table:table-cell table:formula="of:=CHAR([.A255])" office:value-type="string" office:string-value="J">
            <text:p>J</text:p>
          </table:table-cell>
          <table:table-cell table:formula="of:=[.C229]" office:value-type="float" office:value="85">
            <text:p>85</text:p>
          </table:table-cell>
          <table:table-cell table:formula="of:=CHAR([.C255])" office:value-type="string" office:string-value="U">
            <text:p>U</text:p>
          </table:table-cell>
          <table:table-cell table:formula="of:=CONCATENATE([.B255];[.D255])" office:value-type="string" office:string-value="JU">
            <text:p>JU</text:p>
          </table:table-cell>
          <table:table-cell table:formula="of:=CONCATENATE(&quot;inline int Inline&quot;;[.$E255];&quot;(const int x) { return ((std::rand() % 2) ? Inline&quot;;[.$E254];&quot;(x) : Inline&quot;;[.$E253];&quot;(x)) + 2; }&quot;)" office:value-type="string" office:string-value="inline int InlineJU(const int x) { return ((std::rand() % 2) ? InlineJT(x) : InlineJS(x)) + 2; }">
            <text:p>inline int InlineJU(const int x) { return ((std::rand() % 2) ? InlineJT(x) : InlineJS(x)) + 2; }</text:p>
          </table:table-cell>
          <table:table-cell table:formula="of:=CONCATENATE(&quot;int NonInline&quot;;[.$E255];&quot;(const int x) { return ((std::rand() % 2) ? NonInline&quot;;[.$E254];&quot;(x) : NonInline&quot;;[.$E253];&quot;(x)) + 2; }&quot;)" office:value-type="string" office:string-value="int NonInlineJU(const int x) { return ((std::rand() % 2) ? NonInlineJT(x) : NonInlineJS(x)) + 2; }">
            <text:p>int NonInlineJU(const int x) { return ((std::rand() % 2) ? NonInlineJT(x) : NonInlineJS(x)) + 2; }</text:p>
          </table:table-cell>
        </table:table-row>
        <table:table-row table:style-name="ro1">
          <table:table-cell table:formula="of:=[.A230]+1" office:value-type="float" office:value="74">
            <text:p>74</text:p>
          </table:table-cell>
          <table:table-cell table:formula="of:=CHAR([.A256])" office:value-type="string" office:string-value="J">
            <text:p>J</text:p>
          </table:table-cell>
          <table:table-cell table:formula="of:=[.C230]" office:value-type="float" office:value="86">
            <text:p>86</text:p>
          </table:table-cell>
          <table:table-cell table:formula="of:=CHAR([.C256])" office:value-type="string" office:string-value="V">
            <text:p>V</text:p>
          </table:table-cell>
          <table:table-cell table:formula="of:=CONCATENATE([.B256];[.D256])" office:value-type="string" office:string-value="JV">
            <text:p>JV</text:p>
          </table:table-cell>
          <table:table-cell table:formula="of:=CONCATENATE(&quot;inline int Inline&quot;;[.$E256];&quot;(const int x) { return ((std::rand() % 2) ? Inline&quot;;[.$E255];&quot;(x) : Inline&quot;;[.$E254];&quot;(x)) + 2; }&quot;)" office:value-type="string" office:string-value="inline int InlineJV(const int x) { return ((std::rand() % 2) ? InlineJU(x) : InlineJT(x)) + 2; }">
            <text:p>inline int InlineJV(const int x) { return ((std::rand() % 2) ? InlineJU(x) : InlineJT(x)) + 2; }</text:p>
          </table:table-cell>
          <table:table-cell table:formula="of:=CONCATENATE(&quot;int NonInline&quot;;[.$E256];&quot;(const int x) { return ((std::rand() % 2) ? NonInline&quot;;[.$E255];&quot;(x) : NonInline&quot;;[.$E254];&quot;(x)) + 2; }&quot;)" office:value-type="string" office:string-value="int NonInlineJV(const int x) { return ((std::rand() % 2) ? NonInlineJU(x) : NonInlineJT(x)) + 2; }">
            <text:p>int NonInlineJV(const int x) { return ((std::rand() % 2) ? NonInlineJU(x) : NonInlineJT(x)) + 2; }</text:p>
          </table:table-cell>
        </table:table-row>
        <table:table-row table:style-name="ro1">
          <table:table-cell table:formula="of:=[.A231]+1" office:value-type="float" office:value="74">
            <text:p>74</text:p>
          </table:table-cell>
          <table:table-cell table:formula="of:=CHAR([.A257])" office:value-type="string" office:string-value="J">
            <text:p>J</text:p>
          </table:table-cell>
          <table:table-cell table:formula="of:=[.C231]" office:value-type="float" office:value="87">
            <text:p>87</text:p>
          </table:table-cell>
          <table:table-cell table:formula="of:=CHAR([.C257])" office:value-type="string" office:string-value="W">
            <text:p>W</text:p>
          </table:table-cell>
          <table:table-cell table:formula="of:=CONCATENATE([.B257];[.D257])" office:value-type="string" office:string-value="JW">
            <text:p>JW</text:p>
          </table:table-cell>
          <table:table-cell table:formula="of:=CONCATENATE(&quot;inline int Inline&quot;;[.$E257];&quot;(const int x) { return ((std::rand() % 2) ? Inline&quot;;[.$E256];&quot;(x) : Inline&quot;;[.$E255];&quot;(x)) + 2; }&quot;)" office:value-type="string" office:string-value="inline int InlineJW(const int x) { return ((std::rand() % 2) ? InlineJV(x) : InlineJU(x)) + 2; }">
            <text:p>inline int InlineJW(const int x) { return ((std::rand() % 2) ? InlineJV(x) : InlineJU(x)) + 2; }</text:p>
          </table:table-cell>
          <table:table-cell table:formula="of:=CONCATENATE(&quot;int NonInline&quot;;[.$E257];&quot;(const int x) { return ((std::rand() % 2) ? NonInline&quot;;[.$E256];&quot;(x) : NonInline&quot;;[.$E255];&quot;(x)) + 2; }&quot;)" office:value-type="string" office:string-value="int NonInlineJW(const int x) { return ((std::rand() % 2) ? NonInlineJV(x) : NonInlineJU(x)) + 2; }">
            <text:p>int NonInlineJW(const int x) { return ((std::rand() % 2) ? NonInlineJV(x) : NonInlineJU(x)) + 2; }</text:p>
          </table:table-cell>
        </table:table-row>
        <table:table-row table:style-name="ro1">
          <table:table-cell table:formula="of:=[.A232]+1" office:value-type="float" office:value="74">
            <text:p>74</text:p>
          </table:table-cell>
          <table:table-cell table:formula="of:=CHAR([.A258])" office:value-type="string" office:string-value="J">
            <text:p>J</text:p>
          </table:table-cell>
          <table:table-cell table:formula="of:=[.C232]" office:value-type="float" office:value="88">
            <text:p>88</text:p>
          </table:table-cell>
          <table:table-cell table:formula="of:=CHAR([.C258])" office:value-type="string" office:string-value="X">
            <text:p>X</text:p>
          </table:table-cell>
          <table:table-cell table:formula="of:=CONCATENATE([.B258];[.D258])" office:value-type="string" office:string-value="JX">
            <text:p>JX</text:p>
          </table:table-cell>
          <table:table-cell table:formula="of:=CONCATENATE(&quot;inline int Inline&quot;;[.$E258];&quot;(const int x) { return ((std::rand() % 2) ? Inline&quot;;[.$E257];&quot;(x) : Inline&quot;;[.$E256];&quot;(x)) + 2; }&quot;)" office:value-type="string" office:string-value="inline int InlineJX(const int x) { return ((std::rand() % 2) ? InlineJW(x) : InlineJV(x)) + 2; }">
            <text:p>inline int InlineJX(const int x) { return ((std::rand() % 2) ? InlineJW(x) : InlineJV(x)) + 2; }</text:p>
          </table:table-cell>
          <table:table-cell table:formula="of:=CONCATENATE(&quot;int NonInline&quot;;[.$E258];&quot;(const int x) { return ((std::rand() % 2) ? NonInline&quot;;[.$E257];&quot;(x) : NonInline&quot;;[.$E256];&quot;(x)) + 2; }&quot;)" office:value-type="string" office:string-value="int NonInlineJX(const int x) { return ((std::rand() % 2) ? NonInlineJW(x) : NonInlineJV(x)) + 2; }">
            <text:p>int NonInlineJX(const int x) { return ((std::rand() % 2) ? NonInlineJW(x) : NonInlineJV(x)) + 2; }</text:p>
          </table:table-cell>
        </table:table-row>
        <table:table-row table:style-name="ro1">
          <table:table-cell table:formula="of:=[.A233]+1" office:value-type="float" office:value="74">
            <text:p>74</text:p>
          </table:table-cell>
          <table:table-cell table:formula="of:=CHAR([.A259])" office:value-type="string" office:string-value="J">
            <text:p>J</text:p>
          </table:table-cell>
          <table:table-cell table:formula="of:=[.C233]" office:value-type="float" office:value="89">
            <text:p>89</text:p>
          </table:table-cell>
          <table:table-cell table:formula="of:=CHAR([.C259])" office:value-type="string" office:string-value="Y">
            <text:p>Y</text:p>
          </table:table-cell>
          <table:table-cell table:formula="of:=CONCATENATE([.B259];[.D259])" office:value-type="string" office:string-value="JY">
            <text:p>JY</text:p>
          </table:table-cell>
          <table:table-cell table:formula="of:=CONCATENATE(&quot;inline int Inline&quot;;[.$E259];&quot;(const int x) { return ((std::rand() % 2) ? Inline&quot;;[.$E258];&quot;(x) : Inline&quot;;[.$E257];&quot;(x)) + 2; }&quot;)" office:value-type="string" office:string-value="inline int InlineJY(const int x) { return ((std::rand() % 2) ? InlineJX(x) : InlineJW(x)) + 2; }">
            <text:p>inline int InlineJY(const int x) { return ((std::rand() % 2) ? InlineJX(x) : InlineJW(x)) + 2; }</text:p>
          </table:table-cell>
          <table:table-cell table:formula="of:=CONCATENATE(&quot;int NonInline&quot;;[.$E259];&quot;(const int x) { return ((std::rand() % 2) ? NonInline&quot;;[.$E258];&quot;(x) : NonInline&quot;;[.$E257];&quot;(x)) + 2; }&quot;)" office:value-type="string" office:string-value="int NonInlineJY(const int x) { return ((std::rand() % 2) ? NonInlineJX(x) : NonInlineJW(x)) + 2; }">
            <text:p>int NonInlineJY(const int x) { return ((std::rand() % 2) ? NonInlineJX(x) : NonInlineJW(x)) + 2; }</text:p>
          </table:table-cell>
        </table:table-row>
        <table:table-row table:style-name="ro1">
          <table:table-cell table:formula="of:=[.A234]+1" office:value-type="float" office:value="74">
            <text:p>74</text:p>
          </table:table-cell>
          <table:table-cell table:formula="of:=CHAR([.A260])" office:value-type="string" office:string-value="J">
            <text:p>J</text:p>
          </table:table-cell>
          <table:table-cell table:formula="of:=[.C234]" office:value-type="float" office:value="90">
            <text:p>90</text:p>
          </table:table-cell>
          <table:table-cell table:formula="of:=CHAR([.C260])" office:value-type="string" office:string-value="Z">
            <text:p>Z</text:p>
          </table:table-cell>
          <table:table-cell table:formula="of:=CONCATENATE([.B260];[.D260])" office:value-type="string" office:string-value="JZ">
            <text:p>JZ</text:p>
          </table:table-cell>
          <table:table-cell table:formula="of:=CONCATENATE(&quot;inline int Inline&quot;;[.$E260];&quot;(const int x) { return ((std::rand() % 2) ? Inline&quot;;[.$E259];&quot;(x) : Inline&quot;;[.$E258];&quot;(x)) + 2; }&quot;)" office:value-type="string" office:string-value="inline int InlineJZ(const int x) { return ((std::rand() % 2) ? InlineJY(x) : InlineJX(x)) + 2; }">
            <text:p>inline int InlineJZ(const int x) { return ((std::rand() % 2) ? InlineJY(x) : InlineJX(x)) + 2; }</text:p>
          </table:table-cell>
          <table:table-cell table:formula="of:=CONCATENATE(&quot;int NonInline&quot;;[.$E260];&quot;(const int x) { return ((std::rand() % 2) ? NonInline&quot;;[.$E259];&quot;(x) : NonInline&quot;;[.$E258];&quot;(x)) + 2; }&quot;)" office:value-type="string" office:string-value="int NonInlineJZ(const int x) { return ((std::rand() % 2) ? NonInlineJY(x) : NonInlineJX(x)) + 2; }">
            <text:p>int NonInlineJZ(const int x) { return ((std::rand() % 2) ? NonInlineJY(x) : NonInlineJX(x)) + 2; }</text:p>
          </table:table-cell>
        </table:table-row>
        <table:table-row table:style-name="ro1">
          <table:table-cell table:formula="of:=[.A235]+1" office:value-type="float" office:value="75">
            <text:p>75</text:p>
          </table:table-cell>
          <table:table-cell table:formula="of:=CHAR([.A261])" office:value-type="string" office:string-value="K">
            <text:p>K</text:p>
          </table:table-cell>
          <table:table-cell table:formula="of:=[.C235]" office:value-type="float" office:value="65">
            <text:p>65</text:p>
          </table:table-cell>
          <table:table-cell table:formula="of:=CHAR([.C261])" office:value-type="string" office:string-value="A">
            <text:p>A</text:p>
          </table:table-cell>
          <table:table-cell table:formula="of:=CONCATENATE([.B261];[.D261])" office:value-type="string" office:string-value="KA">
            <text:p>KA</text:p>
          </table:table-cell>
          <table:table-cell table:formula="of:=CONCATENATE(&quot;inline int Inline&quot;;[.$E261];&quot;(const int x) { return ((std::rand() % 2) ? Inline&quot;;[.$E260];&quot;(x) : Inline&quot;;[.$E259];&quot;(x)) + 2; }&quot;)" office:value-type="string" office:string-value="inline int InlineKA(const int x) { return ((std::rand() % 2) ? InlineJZ(x) : InlineJY(x)) + 2; }">
            <text:p>inline int InlineKA(const int x) { return ((std::rand() % 2) ? InlineJZ(x) : InlineJY(x)) + 2; }</text:p>
          </table:table-cell>
          <table:table-cell table:formula="of:=CONCATENATE(&quot;int NonInline&quot;;[.$E261];&quot;(const int x) { return ((std::rand() % 2) ? NonInline&quot;;[.$E260];&quot;(x) : NonInline&quot;;[.$E259];&quot;(x)) + 2; }&quot;)" office:value-type="string" office:string-value="int NonInlineKA(const int x) { return ((std::rand() % 2) ? NonInlineJZ(x) : NonInlineJY(x)) + 2; }">
            <text:p>int NonInlineKA(const int x) { return ((std::rand() % 2) ? NonInlineJZ(x) : NonInlineJY(x)) + 2; }</text:p>
          </table:table-cell>
        </table:table-row>
        <table:table-row table:style-name="ro1">
          <table:table-cell table:formula="of:=[.A236]+1" office:value-type="float" office:value="75">
            <text:p>75</text:p>
          </table:table-cell>
          <table:table-cell table:formula="of:=CHAR([.A262])" office:value-type="string" office:string-value="K">
            <text:p>K</text:p>
          </table:table-cell>
          <table:table-cell table:formula="of:=[.C236]" office:value-type="float" office:value="66">
            <text:p>66</text:p>
          </table:table-cell>
          <table:table-cell table:formula="of:=CHAR([.C262])" office:value-type="string" office:string-value="B">
            <text:p>B</text:p>
          </table:table-cell>
          <table:table-cell table:formula="of:=CONCATENATE([.B262];[.D262])" office:value-type="string" office:string-value="KB">
            <text:p>KB</text:p>
          </table:table-cell>
          <table:table-cell table:formula="of:=CONCATENATE(&quot;inline int Inline&quot;;[.$E262];&quot;(const int x) { return ((std::rand() % 2) ? Inline&quot;;[.$E261];&quot;(x) : Inline&quot;;[.$E260];&quot;(x)) + 2; }&quot;)" office:value-type="string" office:string-value="inline int InlineKB(const int x) { return ((std::rand() % 2) ? InlineKA(x) : InlineJZ(x)) + 2; }">
            <text:p>inline int InlineKB(const int x) { return ((std::rand() % 2) ? InlineKA(x) : InlineJZ(x)) + 2; }</text:p>
          </table:table-cell>
          <table:table-cell table:formula="of:=CONCATENATE(&quot;int NonInline&quot;;[.$E262];&quot;(const int x) { return ((std::rand() % 2) ? NonInline&quot;;[.$E261];&quot;(x) : NonInline&quot;;[.$E260];&quot;(x)) + 2; }&quot;)" office:value-type="string" office:string-value="int NonInlineKB(const int x) { return ((std::rand() % 2) ? NonInlineKA(x) : NonInlineJZ(x)) + 2; }">
            <text:p>int NonInlineKB(const int x) { return ((std::rand() % 2) ? NonInlineKA(x) : NonInlineJZ(x)) + 2; }</text:p>
          </table:table-cell>
        </table:table-row>
        <table:table-row table:style-name="ro1">
          <table:table-cell table:formula="of:=[.A237]+1" office:value-type="float" office:value="75">
            <text:p>75</text:p>
          </table:table-cell>
          <table:table-cell table:formula="of:=CHAR([.A263])" office:value-type="string" office:string-value="K">
            <text:p>K</text:p>
          </table:table-cell>
          <table:table-cell table:formula="of:=[.C237]" office:value-type="float" office:value="67">
            <text:p>67</text:p>
          </table:table-cell>
          <table:table-cell table:formula="of:=CHAR([.C263])" office:value-type="string" office:string-value="C">
            <text:p>C</text:p>
          </table:table-cell>
          <table:table-cell table:formula="of:=CONCATENATE([.B263];[.D263])" office:value-type="string" office:string-value="KC">
            <text:p>KC</text:p>
          </table:table-cell>
          <table:table-cell table:formula="of:=CONCATENATE(&quot;inline int Inline&quot;;[.$E263];&quot;(const int x) { return ((std::rand() % 2) ? Inline&quot;;[.$E262];&quot;(x) : Inline&quot;;[.$E261];&quot;(x)) + 2; }&quot;)" office:value-type="string" office:string-value="inline int InlineKC(const int x) { return ((std::rand() % 2) ? InlineKB(x) : InlineKA(x)) + 2; }">
            <text:p>inline int InlineKC(const int x) { return ((std::rand() % 2) ? InlineKB(x) : InlineKA(x)) + 2; }</text:p>
          </table:table-cell>
          <table:table-cell table:formula="of:=CONCATENATE(&quot;int NonInline&quot;;[.$E263];&quot;(const int x) { return ((std::rand() % 2) ? NonInline&quot;;[.$E262];&quot;(x) : NonInline&quot;;[.$E261];&quot;(x)) + 2; }&quot;)" office:value-type="string" office:string-value="int NonInlineKC(const int x) { return ((std::rand() % 2) ? NonInlineKB(x) : NonInlineKA(x)) + 2; }">
            <text:p>int NonInlineKC(const int x) { return ((std::rand() % 2) ? NonInlineKB(x) : NonInlineKA(x)) + 2; }</text:p>
          </table:table-cell>
        </table:table-row>
        <table:table-row table:style-name="ro1">
          <table:table-cell table:formula="of:=[.A238]+1" office:value-type="float" office:value="75">
            <text:p>75</text:p>
          </table:table-cell>
          <table:table-cell table:formula="of:=CHAR([.A264])" office:value-type="string" office:string-value="K">
            <text:p>K</text:p>
          </table:table-cell>
          <table:table-cell table:formula="of:=[.C238]" office:value-type="float" office:value="68">
            <text:p>68</text:p>
          </table:table-cell>
          <table:table-cell table:formula="of:=CHAR([.C264])" office:value-type="string" office:string-value="D">
            <text:p>D</text:p>
          </table:table-cell>
          <table:table-cell table:formula="of:=CONCATENATE([.B264];[.D264])" office:value-type="string" office:string-value="KD">
            <text:p>KD</text:p>
          </table:table-cell>
          <table:table-cell table:formula="of:=CONCATENATE(&quot;inline int Inline&quot;;[.$E264];&quot;(const int x) { return ((std::rand() % 2) ? Inline&quot;;[.$E263];&quot;(x) : Inline&quot;;[.$E262];&quot;(x)) + 2; }&quot;)" office:value-type="string" office:string-value="inline int InlineKD(const int x) { return ((std::rand() % 2) ? InlineKC(x) : InlineKB(x)) + 2; }">
            <text:p>inline int InlineKD(const int x) { return ((std::rand() % 2) ? InlineKC(x) : InlineKB(x)) + 2; }</text:p>
          </table:table-cell>
          <table:table-cell table:formula="of:=CONCATENATE(&quot;int NonInline&quot;;[.$E264];&quot;(const int x) { return ((std::rand() % 2) ? NonInline&quot;;[.$E263];&quot;(x) : NonInline&quot;;[.$E262];&quot;(x)) + 2; }&quot;)" office:value-type="string" office:string-value="int NonInlineKD(const int x) { return ((std::rand() % 2) ? NonInlineKC(x) : NonInlineKB(x)) + 2; }">
            <text:p>int NonInlineKD(const int x) { return ((std::rand() % 2) ? NonInlineKC(x) : NonInlineKB(x)) + 2; }</text:p>
          </table:table-cell>
        </table:table-row>
        <table:table-row table:style-name="ro1">
          <table:table-cell table:formula="of:=[.A239]+1" office:value-type="float" office:value="75">
            <text:p>75</text:p>
          </table:table-cell>
          <table:table-cell table:formula="of:=CHAR([.A265])" office:value-type="string" office:string-value="K">
            <text:p>K</text:p>
          </table:table-cell>
          <table:table-cell table:formula="of:=[.C239]" office:value-type="float" office:value="69">
            <text:p>69</text:p>
          </table:table-cell>
          <table:table-cell table:formula="of:=CHAR([.C265])" office:value-type="string" office:string-value="E">
            <text:p>E</text:p>
          </table:table-cell>
          <table:table-cell table:formula="of:=CONCATENATE([.B265];[.D265])" office:value-type="string" office:string-value="KE">
            <text:p>KE</text:p>
          </table:table-cell>
          <table:table-cell table:formula="of:=CONCATENATE(&quot;inline int Inline&quot;;[.$E265];&quot;(const int x) { return ((std::rand() % 2) ? Inline&quot;;[.$E264];&quot;(x) : Inline&quot;;[.$E263];&quot;(x)) + 2; }&quot;)" office:value-type="string" office:string-value="inline int InlineKE(const int x) { return ((std::rand() % 2) ? InlineKD(x) : InlineKC(x)) + 2; }">
            <text:p>inline int InlineKE(const int x) { return ((std::rand() % 2) ? InlineKD(x) : InlineKC(x)) + 2; }</text:p>
          </table:table-cell>
          <table:table-cell table:formula="of:=CONCATENATE(&quot;int NonInline&quot;;[.$E265];&quot;(const int x) { return ((std::rand() % 2) ? NonInline&quot;;[.$E264];&quot;(x) : NonInline&quot;;[.$E263];&quot;(x)) + 2; }&quot;)" office:value-type="string" office:string-value="int NonInlineKE(const int x) { return ((std::rand() % 2) ? NonInlineKD(x) : NonInlineKC(x)) + 2; }">
            <text:p>int NonInlineKE(const int x) { return ((std::rand() % 2) ? NonInlineKD(x) : NonInlineKC(x)) + 2; }</text:p>
          </table:table-cell>
        </table:table-row>
        <table:table-row table:style-name="ro1">
          <table:table-cell table:formula="of:=[.A240]+1" office:value-type="float" office:value="75">
            <text:p>75</text:p>
          </table:table-cell>
          <table:table-cell table:formula="of:=CHAR([.A266])" office:value-type="string" office:string-value="K">
            <text:p>K</text:p>
          </table:table-cell>
          <table:table-cell table:formula="of:=[.C240]" office:value-type="float" office:value="70">
            <text:p>70</text:p>
          </table:table-cell>
          <table:table-cell table:formula="of:=CHAR([.C266])" office:value-type="string" office:string-value="F">
            <text:p>F</text:p>
          </table:table-cell>
          <table:table-cell table:formula="of:=CONCATENATE([.B266];[.D266])" office:value-type="string" office:string-value="KF">
            <text:p>KF</text:p>
          </table:table-cell>
          <table:table-cell table:formula="of:=CONCATENATE(&quot;inline int Inline&quot;;[.$E266];&quot;(const int x) { return ((std::rand() % 2) ? Inline&quot;;[.$E265];&quot;(x) : Inline&quot;;[.$E264];&quot;(x)) + 2; }&quot;)" office:value-type="string" office:string-value="inline int InlineKF(const int x) { return ((std::rand() % 2) ? InlineKE(x) : InlineKD(x)) + 2; }">
            <text:p>inline int InlineKF(const int x) { return ((std::rand() % 2) ? InlineKE(x) : InlineKD(x)) + 2; }</text:p>
          </table:table-cell>
          <table:table-cell table:formula="of:=CONCATENATE(&quot;int NonInline&quot;;[.$E266];&quot;(const int x) { return ((std::rand() % 2) ? NonInline&quot;;[.$E265];&quot;(x) : NonInline&quot;;[.$E264];&quot;(x)) + 2; }&quot;)" office:value-type="string" office:string-value="int NonInlineKF(const int x) { return ((std::rand() % 2) ? NonInlineKE(x) : NonInlineKD(x)) + 2; }">
            <text:p>int NonInlineKF(const int x) { return ((std::rand() % 2) ? NonInlineKE(x) : NonInlineKD(x)) + 2; }</text:p>
          </table:table-cell>
        </table:table-row>
        <table:table-row table:style-name="ro1">
          <table:table-cell table:formula="of:=[.A241]+1" office:value-type="float" office:value="75">
            <text:p>75</text:p>
          </table:table-cell>
          <table:table-cell table:formula="of:=CHAR([.A267])" office:value-type="string" office:string-value="K">
            <text:p>K</text:p>
          </table:table-cell>
          <table:table-cell table:formula="of:=[.C241]" office:value-type="float" office:value="71">
            <text:p>71</text:p>
          </table:table-cell>
          <table:table-cell table:formula="of:=CHAR([.C267])" office:value-type="string" office:string-value="G">
            <text:p>G</text:p>
          </table:table-cell>
          <table:table-cell table:formula="of:=CONCATENATE([.B267];[.D267])" office:value-type="string" office:string-value="KG">
            <text:p>KG</text:p>
          </table:table-cell>
          <table:table-cell table:formula="of:=CONCATENATE(&quot;inline int Inline&quot;;[.$E267];&quot;(const int x) { return ((std::rand() % 2) ? Inline&quot;;[.$E266];&quot;(x) : Inline&quot;;[.$E265];&quot;(x)) + 2; }&quot;)" office:value-type="string" office:string-value="inline int InlineKG(const int x) { return ((std::rand() % 2) ? InlineKF(x) : InlineKE(x)) + 2; }">
            <text:p>inline int InlineKG(const int x) { return ((std::rand() % 2) ? InlineKF(x) : InlineKE(x)) + 2; }</text:p>
          </table:table-cell>
          <table:table-cell table:formula="of:=CONCATENATE(&quot;int NonInline&quot;;[.$E267];&quot;(const int x) { return ((std::rand() % 2) ? NonInline&quot;;[.$E266];&quot;(x) : NonInline&quot;;[.$E265];&quot;(x)) + 2; }&quot;)" office:value-type="string" office:string-value="int NonInlineKG(const int x) { return ((std::rand() % 2) ? NonInlineKF(x) : NonInlineKE(x)) + 2; }">
            <text:p>int NonInlineKG(const int x) { return ((std::rand() % 2) ? NonInlineKF(x) : NonInlineKE(x)) + 2; }</text:p>
          </table:table-cell>
        </table:table-row>
        <table:table-row table:style-name="ro1">
          <table:table-cell table:formula="of:=[.A242]+1" office:value-type="float" office:value="75">
            <text:p>75</text:p>
          </table:table-cell>
          <table:table-cell table:formula="of:=CHAR([.A268])" office:value-type="string" office:string-value="K">
            <text:p>K</text:p>
          </table:table-cell>
          <table:table-cell table:formula="of:=[.C242]" office:value-type="float" office:value="72">
            <text:p>72</text:p>
          </table:table-cell>
          <table:table-cell table:formula="of:=CHAR([.C268])" office:value-type="string" office:string-value="H">
            <text:p>H</text:p>
          </table:table-cell>
          <table:table-cell table:formula="of:=CONCATENATE([.B268];[.D268])" office:value-type="string" office:string-value="KH">
            <text:p>KH</text:p>
          </table:table-cell>
          <table:table-cell table:formula="of:=CONCATENATE(&quot;inline int Inline&quot;;[.$E268];&quot;(const int x) { return ((std::rand() % 2) ? Inline&quot;;[.$E267];&quot;(x) : Inline&quot;;[.$E266];&quot;(x)) + 2; }&quot;)" office:value-type="string" office:string-value="inline int InlineKH(const int x) { return ((std::rand() % 2) ? InlineKG(x) : InlineKF(x)) + 2; }">
            <text:p>inline int InlineKH(const int x) { return ((std::rand() % 2) ? InlineKG(x) : InlineKF(x)) + 2; }</text:p>
          </table:table-cell>
          <table:table-cell table:formula="of:=CONCATENATE(&quot;int NonInline&quot;;[.$E268];&quot;(const int x) { return ((std::rand() % 2) ? NonInline&quot;;[.$E267];&quot;(x) : NonInline&quot;;[.$E266];&quot;(x)) + 2; }&quot;)" office:value-type="string" office:string-value="int NonInlineKH(const int x) { return ((std::rand() % 2) ? NonInlineKG(x) : NonInlineKF(x)) + 2; }">
            <text:p>int NonInlineKH(const int x) { return ((std::rand() % 2) ? NonInlineKG(x) : NonInlineKF(x)) + 2; }</text:p>
          </table:table-cell>
        </table:table-row>
        <table:table-row table:style-name="ro1">
          <table:table-cell table:formula="of:=[.A243]+1" office:value-type="float" office:value="75">
            <text:p>75</text:p>
          </table:table-cell>
          <table:table-cell table:formula="of:=CHAR([.A269])" office:value-type="string" office:string-value="K">
            <text:p>K</text:p>
          </table:table-cell>
          <table:table-cell table:formula="of:=[.C243]" office:value-type="float" office:value="73">
            <text:p>73</text:p>
          </table:table-cell>
          <table:table-cell table:formula="of:=CHAR([.C269])" office:value-type="string" office:string-value="I">
            <text:p>I</text:p>
          </table:table-cell>
          <table:table-cell table:formula="of:=CONCATENATE([.B269];[.D269])" office:value-type="string" office:string-value="KI">
            <text:p>KI</text:p>
          </table:table-cell>
          <table:table-cell table:formula="of:=CONCATENATE(&quot;inline int Inline&quot;;[.$E269];&quot;(const int x) { return ((std::rand() % 2) ? Inline&quot;;[.$E268];&quot;(x) : Inline&quot;;[.$E267];&quot;(x)) + 2; }&quot;)" office:value-type="string" office:string-value="inline int InlineKI(const int x) { return ((std::rand() % 2) ? InlineKH(x) : InlineKG(x)) + 2; }">
            <text:p>inline int InlineKI(const int x) { return ((std::rand() % 2) ? InlineKH(x) : InlineKG(x)) + 2; }</text:p>
          </table:table-cell>
          <table:table-cell table:formula="of:=CONCATENATE(&quot;int NonInline&quot;;[.$E269];&quot;(const int x) { return ((std::rand() % 2) ? NonInline&quot;;[.$E268];&quot;(x) : NonInline&quot;;[.$E267];&quot;(x)) + 2; }&quot;)" office:value-type="string" office:string-value="int NonInlineKI(const int x) { return ((std::rand() % 2) ? NonInlineKH(x) : NonInlineKG(x)) + 2; }">
            <text:p>int NonInlineKI(const int x) { return ((std::rand() % 2) ? NonInlineKH(x) : NonInlineKG(x)) + 2; }</text:p>
          </table:table-cell>
        </table:table-row>
        <table:table-row table:style-name="ro1">
          <table:table-cell table:formula="of:=[.A244]+1" office:value-type="float" office:value="75">
            <text:p>75</text:p>
          </table:table-cell>
          <table:table-cell table:formula="of:=CHAR([.A270])" office:value-type="string" office:string-value="K">
            <text:p>K</text:p>
          </table:table-cell>
          <table:table-cell table:formula="of:=[.C244]" office:value-type="float" office:value="74">
            <text:p>74</text:p>
          </table:table-cell>
          <table:table-cell table:formula="of:=CHAR([.C270])" office:value-type="string" office:string-value="J">
            <text:p>J</text:p>
          </table:table-cell>
          <table:table-cell table:formula="of:=CONCATENATE([.B270];[.D270])" office:value-type="string" office:string-value="KJ">
            <text:p>KJ</text:p>
          </table:table-cell>
          <table:table-cell table:formula="of:=CONCATENATE(&quot;inline int Inline&quot;;[.$E270];&quot;(const int x) { return ((std::rand() % 2) ? Inline&quot;;[.$E269];&quot;(x) : Inline&quot;;[.$E268];&quot;(x)) + 2; }&quot;)" office:value-type="string" office:string-value="inline int InlineKJ(const int x) { return ((std::rand() % 2) ? InlineKI(x) : InlineKH(x)) + 2; }">
            <text:p>inline int InlineKJ(const int x) { return ((std::rand() % 2) ? InlineKI(x) : InlineKH(x)) + 2; }</text:p>
          </table:table-cell>
          <table:table-cell table:formula="of:=CONCATENATE(&quot;int NonInline&quot;;[.$E270];&quot;(const int x) { return ((std::rand() % 2) ? NonInline&quot;;[.$E269];&quot;(x) : NonInline&quot;;[.$E268];&quot;(x)) + 2; }&quot;)" office:value-type="string" office:string-value="int NonInlineKJ(const int x) { return ((std::rand() % 2) ? NonInlineKI(x) : NonInlineKH(x)) + 2; }">
            <text:p>int NonInlineKJ(const int x) { return ((std::rand() % 2) ? NonInlineKI(x) : NonInlineKH(x)) + 2; }</text:p>
          </table:table-cell>
        </table:table-row>
        <table:table-row table:style-name="ro1">
          <table:table-cell table:formula="of:=[.A245]+1" office:value-type="float" office:value="75">
            <text:p>75</text:p>
          </table:table-cell>
          <table:table-cell table:formula="of:=CHAR([.A271])" office:value-type="string" office:string-value="K">
            <text:p>K</text:p>
          </table:table-cell>
          <table:table-cell table:formula="of:=[.C245]" office:value-type="float" office:value="75">
            <text:p>75</text:p>
          </table:table-cell>
          <table:table-cell table:formula="of:=CHAR([.C271])" office:value-type="string" office:string-value="K">
            <text:p>K</text:p>
          </table:table-cell>
          <table:table-cell table:formula="of:=CONCATENATE([.B271];[.D271])" office:value-type="string" office:string-value="KK">
            <text:p>KK</text:p>
          </table:table-cell>
          <table:table-cell table:formula="of:=CONCATENATE(&quot;inline int Inline&quot;;[.$E271];&quot;(const int x) { return ((std::rand() % 2) ? Inline&quot;;[.$E270];&quot;(x) : Inline&quot;;[.$E269];&quot;(x)) + 2; }&quot;)" office:value-type="string" office:string-value="inline int InlineKK(const int x) { return ((std::rand() % 2) ? InlineKJ(x) : InlineKI(x)) + 2; }">
            <text:p>inline int InlineKK(const int x) { return ((std::rand() % 2) ? InlineKJ(x) : InlineKI(x)) + 2; }</text:p>
          </table:table-cell>
          <table:table-cell table:formula="of:=CONCATENATE(&quot;int NonInline&quot;;[.$E271];&quot;(const int x) { return ((std::rand() % 2) ? NonInline&quot;;[.$E270];&quot;(x) : NonInline&quot;;[.$E269];&quot;(x)) + 2; }&quot;)" office:value-type="string" office:string-value="int NonInlineKK(const int x) { return ((std::rand() % 2) ? NonInlineKJ(x) : NonInlineKI(x)) + 2; }">
            <text:p>int NonInlineKK(const int x) { return ((std::rand() % 2) ? NonInlineKJ(x) : NonInlineKI(x)) + 2; }</text:p>
          </table:table-cell>
        </table:table-row>
        <table:table-row table:style-name="ro1">
          <table:table-cell table:formula="of:=[.A246]+1" office:value-type="float" office:value="75">
            <text:p>75</text:p>
          </table:table-cell>
          <table:table-cell table:formula="of:=CHAR([.A272])" office:value-type="string" office:string-value="K">
            <text:p>K</text:p>
          </table:table-cell>
          <table:table-cell table:formula="of:=[.C246]" office:value-type="float" office:value="76">
            <text:p>76</text:p>
          </table:table-cell>
          <table:table-cell table:formula="of:=CHAR([.C272])" office:value-type="string" office:string-value="L">
            <text:p>L</text:p>
          </table:table-cell>
          <table:table-cell table:formula="of:=CONCATENATE([.B272];[.D272])" office:value-type="string" office:string-value="KL">
            <text:p>KL</text:p>
          </table:table-cell>
          <table:table-cell table:formula="of:=CONCATENATE(&quot;inline int Inline&quot;;[.$E272];&quot;(const int x) { return ((std::rand() % 2) ? Inline&quot;;[.$E271];&quot;(x) : Inline&quot;;[.$E270];&quot;(x)) + 2; }&quot;)" office:value-type="string" office:string-value="inline int InlineKL(const int x) { return ((std::rand() % 2) ? InlineKK(x) : InlineKJ(x)) + 2; }">
            <text:p>inline int InlineKL(const int x) { return ((std::rand() % 2) ? InlineKK(x) : InlineKJ(x)) + 2; }</text:p>
          </table:table-cell>
          <table:table-cell table:formula="of:=CONCATENATE(&quot;int NonInline&quot;;[.$E272];&quot;(const int x) { return ((std::rand() % 2) ? NonInline&quot;;[.$E271];&quot;(x) : NonInline&quot;;[.$E270];&quot;(x)) + 2; }&quot;)" office:value-type="string" office:string-value="int NonInlineKL(const int x) { return ((std::rand() % 2) ? NonInlineKK(x) : NonInlineKJ(x)) + 2; }">
            <text:p>int NonInlineKL(const int x) { return ((std::rand() % 2) ? NonInlineKK(x) : NonInlineKJ(x)) + 2; }</text:p>
          </table:table-cell>
        </table:table-row>
        <table:table-row table:style-name="ro1">
          <table:table-cell table:formula="of:=[.A247]+1" office:value-type="float" office:value="75">
            <text:p>75</text:p>
          </table:table-cell>
          <table:table-cell table:formula="of:=CHAR([.A273])" office:value-type="string" office:string-value="K">
            <text:p>K</text:p>
          </table:table-cell>
          <table:table-cell table:formula="of:=[.C247]" office:value-type="float" office:value="77">
            <text:p>77</text:p>
          </table:table-cell>
          <table:table-cell table:formula="of:=CHAR([.C273])" office:value-type="string" office:string-value="M">
            <text:p>M</text:p>
          </table:table-cell>
          <table:table-cell table:formula="of:=CONCATENATE([.B273];[.D273])" office:value-type="string" office:string-value="KM">
            <text:p>KM</text:p>
          </table:table-cell>
          <table:table-cell table:formula="of:=CONCATENATE(&quot;inline int Inline&quot;;[.$E273];&quot;(const int x) { return ((std::rand() % 2) ? Inline&quot;;[.$E272];&quot;(x) : Inline&quot;;[.$E271];&quot;(x)) + 2; }&quot;)" office:value-type="string" office:string-value="inline int InlineKM(const int x) { return ((std::rand() % 2) ? InlineKL(x) : InlineKK(x)) + 2; }">
            <text:p>inline int InlineKM(const int x) { return ((std::rand() % 2) ? InlineKL(x) : InlineKK(x)) + 2; }</text:p>
          </table:table-cell>
          <table:table-cell table:formula="of:=CONCATENATE(&quot;int NonInline&quot;;[.$E273];&quot;(const int x) { return ((std::rand() % 2) ? NonInline&quot;;[.$E272];&quot;(x) : NonInline&quot;;[.$E271];&quot;(x)) + 2; }&quot;)" office:value-type="string" office:string-value="int NonInlineKM(const int x) { return ((std::rand() % 2) ? NonInlineKL(x) : NonInlineKK(x)) + 2; }">
            <text:p>int NonInlineKM(const int x) { return ((std::rand() % 2) ? NonInlineKL(x) : NonInlineKK(x)) + 2; }</text:p>
          </table:table-cell>
        </table:table-row>
        <table:table-row table:style-name="ro1">
          <table:table-cell table:formula="of:=[.A248]+1" office:value-type="float" office:value="75">
            <text:p>75</text:p>
          </table:table-cell>
          <table:table-cell table:formula="of:=CHAR([.A274])" office:value-type="string" office:string-value="K">
            <text:p>K</text:p>
          </table:table-cell>
          <table:table-cell table:formula="of:=[.C248]" office:value-type="float" office:value="78">
            <text:p>78</text:p>
          </table:table-cell>
          <table:table-cell table:formula="of:=CHAR([.C274])" office:value-type="string" office:string-value="N">
            <text:p>N</text:p>
          </table:table-cell>
          <table:table-cell table:formula="of:=CONCATENATE([.B274];[.D274])" office:value-type="string" office:string-value="KN">
            <text:p>KN</text:p>
          </table:table-cell>
          <table:table-cell table:formula="of:=CONCATENATE(&quot;inline int Inline&quot;;[.$E274];&quot;(const int x) { return ((std::rand() % 2) ? Inline&quot;;[.$E273];&quot;(x) : Inline&quot;;[.$E272];&quot;(x)) + 2; }&quot;)" office:value-type="string" office:string-value="inline int InlineKN(const int x) { return ((std::rand() % 2) ? InlineKM(x) : InlineKL(x)) + 2; }">
            <text:p>inline int InlineKN(const int x) { return ((std::rand() % 2) ? InlineKM(x) : InlineKL(x)) + 2; }</text:p>
          </table:table-cell>
          <table:table-cell table:formula="of:=CONCATENATE(&quot;int NonInline&quot;;[.$E274];&quot;(const int x) { return ((std::rand() % 2) ? NonInline&quot;;[.$E273];&quot;(x) : NonInline&quot;;[.$E272];&quot;(x)) + 2; }&quot;)" office:value-type="string" office:string-value="int NonInlineKN(const int x) { return ((std::rand() % 2) ? NonInlineKM(x) : NonInlineKL(x)) + 2; }">
            <text:p>int NonInlineKN(const int x) { return ((std::rand() % 2) ? NonInlineKM(x) : NonInlineKL(x)) + 2; }</text:p>
          </table:table-cell>
        </table:table-row>
        <table:table-row table:style-name="ro1">
          <table:table-cell table:formula="of:=[.A249]+1" office:value-type="float" office:value="75">
            <text:p>75</text:p>
          </table:table-cell>
          <table:table-cell table:formula="of:=CHAR([.A275])" office:value-type="string" office:string-value="K">
            <text:p>K</text:p>
          </table:table-cell>
          <table:table-cell table:formula="of:=[.C249]" office:value-type="float" office:value="79">
            <text:p>79</text:p>
          </table:table-cell>
          <table:table-cell table:formula="of:=CHAR([.C275])" office:value-type="string" office:string-value="O">
            <text:p>O</text:p>
          </table:table-cell>
          <table:table-cell table:formula="of:=CONCATENATE([.B275];[.D275])" office:value-type="string" office:string-value="KO">
            <text:p>KO</text:p>
          </table:table-cell>
          <table:table-cell table:formula="of:=CONCATENATE(&quot;inline int Inline&quot;;[.$E275];&quot;(const int x) { return ((std::rand() % 2) ? Inline&quot;;[.$E274];&quot;(x) : Inline&quot;;[.$E273];&quot;(x)) + 2; }&quot;)" office:value-type="string" office:string-value="inline int InlineKO(const int x) { return ((std::rand() % 2) ? InlineKN(x) : InlineKM(x)) + 2; }">
            <text:p>inline int InlineKO(const int x) { return ((std::rand() % 2) ? InlineKN(x) : InlineKM(x)) + 2; }</text:p>
          </table:table-cell>
          <table:table-cell table:formula="of:=CONCATENATE(&quot;int NonInline&quot;;[.$E275];&quot;(const int x) { return ((std::rand() % 2) ? NonInline&quot;;[.$E274];&quot;(x) : NonInline&quot;;[.$E273];&quot;(x)) + 2; }&quot;)" office:value-type="string" office:string-value="int NonInlineKO(const int x) { return ((std::rand() % 2) ? NonInlineKN(x) : NonInlineKM(x)) + 2; }">
            <text:p>int NonInlineKO(const int x) { return ((std::rand() % 2) ? NonInlineKN(x) : NonInlineKM(x)) + 2; }</text:p>
          </table:table-cell>
        </table:table-row>
        <table:table-row table:style-name="ro1">
          <table:table-cell table:formula="of:=[.A250]+1" office:value-type="float" office:value="75">
            <text:p>75</text:p>
          </table:table-cell>
          <table:table-cell table:formula="of:=CHAR([.A276])" office:value-type="string" office:string-value="K">
            <text:p>K</text:p>
          </table:table-cell>
          <table:table-cell table:formula="of:=[.C250]" office:value-type="float" office:value="80">
            <text:p>80</text:p>
          </table:table-cell>
          <table:table-cell table:formula="of:=CHAR([.C276])" office:value-type="string" office:string-value="P">
            <text:p>P</text:p>
          </table:table-cell>
          <table:table-cell table:formula="of:=CONCATENATE([.B276];[.D276])" office:value-type="string" office:string-value="KP">
            <text:p>KP</text:p>
          </table:table-cell>
          <table:table-cell table:formula="of:=CONCATENATE(&quot;inline int Inline&quot;;[.$E276];&quot;(const int x) { return ((std::rand() % 2) ? Inline&quot;;[.$E275];&quot;(x) : Inline&quot;;[.$E274];&quot;(x)) + 2; }&quot;)" office:value-type="string" office:string-value="inline int InlineKP(const int x) { return ((std::rand() % 2) ? InlineKO(x) : InlineKN(x)) + 2; }">
            <text:p>inline int InlineKP(const int x) { return ((std::rand() % 2) ? InlineKO(x) : InlineKN(x)) + 2; }</text:p>
          </table:table-cell>
          <table:table-cell table:formula="of:=CONCATENATE(&quot;int NonInline&quot;;[.$E276];&quot;(const int x) { return ((std::rand() % 2) ? NonInline&quot;;[.$E275];&quot;(x) : NonInline&quot;;[.$E274];&quot;(x)) + 2; }&quot;)" office:value-type="string" office:string-value="int NonInlineKP(const int x) { return ((std::rand() % 2) ? NonInlineKO(x) : NonInlineKN(x)) + 2; }">
            <text:p>int NonInlineKP(const int x) { return ((std::rand() % 2) ? NonInlineKO(x) : NonInlineKN(x)) + 2; }</text:p>
          </table:table-cell>
        </table:table-row>
        <table:table-row table:style-name="ro1">
          <table:table-cell table:formula="of:=[.A251]+1" office:value-type="float" office:value="75">
            <text:p>75</text:p>
          </table:table-cell>
          <table:table-cell table:formula="of:=CHAR([.A277])" office:value-type="string" office:string-value="K">
            <text:p>K</text:p>
          </table:table-cell>
          <table:table-cell table:formula="of:=[.C251]" office:value-type="float" office:value="81">
            <text:p>81</text:p>
          </table:table-cell>
          <table:table-cell table:formula="of:=CHAR([.C277])" office:value-type="string" office:string-value="Q">
            <text:p>Q</text:p>
          </table:table-cell>
          <table:table-cell table:formula="of:=CONCATENATE([.B277];[.D277])" office:value-type="string" office:string-value="KQ">
            <text:p>KQ</text:p>
          </table:table-cell>
          <table:table-cell table:formula="of:=CONCATENATE(&quot;inline int Inline&quot;;[.$E277];&quot;(const int x) { return ((std::rand() % 2) ? Inline&quot;;[.$E276];&quot;(x) : Inline&quot;;[.$E275];&quot;(x)) + 2; }&quot;)" office:value-type="string" office:string-value="inline int InlineKQ(const int x) { return ((std::rand() % 2) ? InlineKP(x) : InlineKO(x)) + 2; }">
            <text:p>inline int InlineKQ(const int x) { return ((std::rand() % 2) ? InlineKP(x) : InlineKO(x)) + 2; }</text:p>
          </table:table-cell>
          <table:table-cell table:formula="of:=CONCATENATE(&quot;int NonInline&quot;;[.$E277];&quot;(const int x) { return ((std::rand() % 2) ? NonInline&quot;;[.$E276];&quot;(x) : NonInline&quot;;[.$E275];&quot;(x)) + 2; }&quot;)" office:value-type="string" office:string-value="int NonInlineKQ(const int x) { return ((std::rand() % 2) ? NonInlineKP(x) : NonInlineKO(x)) + 2; }">
            <text:p>int NonInlineKQ(const int x) { return ((std::rand() % 2) ? NonInlineKP(x) : NonInlineKO(x)) + 2; }</text:p>
          </table:table-cell>
        </table:table-row>
        <table:table-row table:style-name="ro1">
          <table:table-cell table:formula="of:=[.A252]+1" office:value-type="float" office:value="75">
            <text:p>75</text:p>
          </table:table-cell>
          <table:table-cell table:formula="of:=CHAR([.A278])" office:value-type="string" office:string-value="K">
            <text:p>K</text:p>
          </table:table-cell>
          <table:table-cell table:formula="of:=[.C252]" office:value-type="float" office:value="82">
            <text:p>82</text:p>
          </table:table-cell>
          <table:table-cell table:formula="of:=CHAR([.C278])" office:value-type="string" office:string-value="R">
            <text:p>R</text:p>
          </table:table-cell>
          <table:table-cell table:formula="of:=CONCATENATE([.B278];[.D278])" office:value-type="string" office:string-value="KR">
            <text:p>KR</text:p>
          </table:table-cell>
          <table:table-cell table:formula="of:=CONCATENATE(&quot;inline int Inline&quot;;[.$E278];&quot;(const int x) { return ((std::rand() % 2) ? Inline&quot;;[.$E277];&quot;(x) : Inline&quot;;[.$E276];&quot;(x)) + 2; }&quot;)" office:value-type="string" office:string-value="inline int InlineKR(const int x) { return ((std::rand() % 2) ? InlineKQ(x) : InlineKP(x)) + 2; }">
            <text:p>inline int InlineKR(const int x) { return ((std::rand() % 2) ? InlineKQ(x) : InlineKP(x)) + 2; }</text:p>
          </table:table-cell>
          <table:table-cell table:formula="of:=CONCATENATE(&quot;int NonInline&quot;;[.$E278];&quot;(const int x) { return ((std::rand() % 2) ? NonInline&quot;;[.$E277];&quot;(x) : NonInline&quot;;[.$E276];&quot;(x)) + 2; }&quot;)" office:value-type="string" office:string-value="int NonInlineKR(const int x) { return ((std::rand() % 2) ? NonInlineKQ(x) : NonInlineKP(x)) + 2; }">
            <text:p>int NonInlineKR(const int x) { return ((std::rand() % 2) ? NonInlineKQ(x) : NonInlineKP(x)) + 2; }</text:p>
          </table:table-cell>
        </table:table-row>
        <table:table-row table:style-name="ro1">
          <table:table-cell table:formula="of:=[.A253]+1" office:value-type="float" office:value="75">
            <text:p>75</text:p>
          </table:table-cell>
          <table:table-cell table:formula="of:=CHAR([.A279])" office:value-type="string" office:string-value="K">
            <text:p>K</text:p>
          </table:table-cell>
          <table:table-cell table:formula="of:=[.C253]" office:value-type="float" office:value="83">
            <text:p>83</text:p>
          </table:table-cell>
          <table:table-cell table:formula="of:=CHAR([.C279])" office:value-type="string" office:string-value="S">
            <text:p>S</text:p>
          </table:table-cell>
          <table:table-cell table:formula="of:=CONCATENATE([.B279];[.D279])" office:value-type="string" office:string-value="KS">
            <text:p>KS</text:p>
          </table:table-cell>
          <table:table-cell table:formula="of:=CONCATENATE(&quot;inline int Inline&quot;;[.$E279];&quot;(const int x) { return ((std::rand() % 2) ? Inline&quot;;[.$E278];&quot;(x) : Inline&quot;;[.$E277];&quot;(x)) + 2; }&quot;)" office:value-type="string" office:string-value="inline int InlineKS(const int x) { return ((std::rand() % 2) ? InlineKR(x) : InlineKQ(x)) + 2; }">
            <text:p>inline int InlineKS(const int x) { return ((std::rand() % 2) ? InlineKR(x) : InlineKQ(x)) + 2; }</text:p>
          </table:table-cell>
          <table:table-cell table:formula="of:=CONCATENATE(&quot;int NonInline&quot;;[.$E279];&quot;(const int x) { return ((std::rand() % 2) ? NonInline&quot;;[.$E278];&quot;(x) : NonInline&quot;;[.$E277];&quot;(x)) + 2; }&quot;)" office:value-type="string" office:string-value="int NonInlineKS(const int x) { return ((std::rand() % 2) ? NonInlineKR(x) : NonInlineKQ(x)) + 2; }">
            <text:p>int NonInlineKS(const int x) { return ((std::rand() % 2) ? NonInlineKR(x) : NonInlineKQ(x)) + 2; }</text:p>
          </table:table-cell>
        </table:table-row>
        <table:table-row table:style-name="ro1">
          <table:table-cell table:formula="of:=[.A254]+1" office:value-type="float" office:value="75">
            <text:p>75</text:p>
          </table:table-cell>
          <table:table-cell table:formula="of:=CHAR([.A280])" office:value-type="string" office:string-value="K">
            <text:p>K</text:p>
          </table:table-cell>
          <table:table-cell table:formula="of:=[.C254]" office:value-type="float" office:value="84">
            <text:p>84</text:p>
          </table:table-cell>
          <table:table-cell table:formula="of:=CHAR([.C280])" office:value-type="string" office:string-value="T">
            <text:p>T</text:p>
          </table:table-cell>
          <table:table-cell table:formula="of:=CONCATENATE([.B280];[.D280])" office:value-type="string" office:string-value="KT">
            <text:p>KT</text:p>
          </table:table-cell>
          <table:table-cell table:formula="of:=CONCATENATE(&quot;inline int Inline&quot;;[.$E280];&quot;(const int x) { return ((std::rand() % 2) ? Inline&quot;;[.$E279];&quot;(x) : Inline&quot;;[.$E278];&quot;(x)) + 2; }&quot;)" office:value-type="string" office:string-value="inline int InlineKT(const int x) { return ((std::rand() % 2) ? InlineKS(x) : InlineKR(x)) + 2; }">
            <text:p>inline int InlineKT(const int x) { return ((std::rand() % 2) ? InlineKS(x) : InlineKR(x)) + 2; }</text:p>
          </table:table-cell>
          <table:table-cell table:formula="of:=CONCATENATE(&quot;int NonInline&quot;;[.$E280];&quot;(const int x) { return ((std::rand() % 2) ? NonInline&quot;;[.$E279];&quot;(x) : NonInline&quot;;[.$E278];&quot;(x)) + 2; }&quot;)" office:value-type="string" office:string-value="int NonInlineKT(const int x) { return ((std::rand() % 2) ? NonInlineKS(x) : NonInlineKR(x)) + 2; }">
            <text:p>int NonInlineKT(const int x) { return ((std::rand() % 2) ? NonInlineKS(x) : NonInlineKR(x)) + 2; }</text:p>
          </table:table-cell>
        </table:table-row>
        <table:table-row table:style-name="ro1">
          <table:table-cell table:formula="of:=[.A255]+1" office:value-type="float" office:value="75">
            <text:p>75</text:p>
          </table:table-cell>
          <table:table-cell table:formula="of:=CHAR([.A281])" office:value-type="string" office:string-value="K">
            <text:p>K</text:p>
          </table:table-cell>
          <table:table-cell table:formula="of:=[.C255]" office:value-type="float" office:value="85">
            <text:p>85</text:p>
          </table:table-cell>
          <table:table-cell table:formula="of:=CHAR([.C281])" office:value-type="string" office:string-value="U">
            <text:p>U</text:p>
          </table:table-cell>
          <table:table-cell table:formula="of:=CONCATENATE([.B281];[.D281])" office:value-type="string" office:string-value="KU">
            <text:p>KU</text:p>
          </table:table-cell>
          <table:table-cell table:formula="of:=CONCATENATE(&quot;inline int Inline&quot;;[.$E281];&quot;(const int x) { return ((std::rand() % 2) ? Inline&quot;;[.$E280];&quot;(x) : Inline&quot;;[.$E279];&quot;(x)) + 2; }&quot;)" office:value-type="string" office:string-value="inline int InlineKU(const int x) { return ((std::rand() % 2) ? InlineKT(x) : InlineKS(x)) + 2; }">
            <text:p>inline int InlineKU(const int x) { return ((std::rand() % 2) ? InlineKT(x) : InlineKS(x)) + 2; }</text:p>
          </table:table-cell>
          <table:table-cell table:formula="of:=CONCATENATE(&quot;int NonInline&quot;;[.$E281];&quot;(const int x) { return ((std::rand() % 2) ? NonInline&quot;;[.$E280];&quot;(x) : NonInline&quot;;[.$E279];&quot;(x)) + 2; }&quot;)" office:value-type="string" office:string-value="int NonInlineKU(const int x) { return ((std::rand() % 2) ? NonInlineKT(x) : NonInlineKS(x)) + 2; }">
            <text:p>int NonInlineKU(const int x) { return ((std::rand() % 2) ? NonInlineKT(x) : NonInlineKS(x)) + 2; }</text:p>
          </table:table-cell>
        </table:table-row>
        <table:table-row table:style-name="ro1">
          <table:table-cell table:formula="of:=[.A256]+1" office:value-type="float" office:value="75">
            <text:p>75</text:p>
          </table:table-cell>
          <table:table-cell table:formula="of:=CHAR([.A282])" office:value-type="string" office:string-value="K">
            <text:p>K</text:p>
          </table:table-cell>
          <table:table-cell table:formula="of:=[.C256]" office:value-type="float" office:value="86">
            <text:p>86</text:p>
          </table:table-cell>
          <table:table-cell table:formula="of:=CHAR([.C282])" office:value-type="string" office:string-value="V">
            <text:p>V</text:p>
          </table:table-cell>
          <table:table-cell table:formula="of:=CONCATENATE([.B282];[.D282])" office:value-type="string" office:string-value="KV">
            <text:p>KV</text:p>
          </table:table-cell>
          <table:table-cell table:formula="of:=CONCATENATE(&quot;inline int Inline&quot;;[.$E282];&quot;(const int x) { return ((std::rand() % 2) ? Inline&quot;;[.$E281];&quot;(x) : Inline&quot;;[.$E280];&quot;(x)) + 2; }&quot;)" office:value-type="string" office:string-value="inline int InlineKV(const int x) { return ((std::rand() % 2) ? InlineKU(x) : InlineKT(x)) + 2; }">
            <text:p>inline int InlineKV(const int x) { return ((std::rand() % 2) ? InlineKU(x) : InlineKT(x)) + 2; }</text:p>
          </table:table-cell>
          <table:table-cell table:formula="of:=CONCATENATE(&quot;int NonInline&quot;;[.$E282];&quot;(const int x) { return ((std::rand() % 2) ? NonInline&quot;;[.$E281];&quot;(x) : NonInline&quot;;[.$E280];&quot;(x)) + 2; }&quot;)" office:value-type="string" office:string-value="int NonInlineKV(const int x) { return ((std::rand() % 2) ? NonInlineKU(x) : NonInlineKT(x)) + 2; }">
            <text:p>int NonInlineKV(const int x) { return ((std::rand() % 2) ? NonInlineKU(x) : NonInlineKT(x)) + 2; }</text:p>
          </table:table-cell>
        </table:table-row>
        <table:table-row table:style-name="ro1">
          <table:table-cell table:formula="of:=[.A257]+1" office:value-type="float" office:value="75">
            <text:p>75</text:p>
          </table:table-cell>
          <table:table-cell table:formula="of:=CHAR([.A283])" office:value-type="string" office:string-value="K">
            <text:p>K</text:p>
          </table:table-cell>
          <table:table-cell table:formula="of:=[.C257]" office:value-type="float" office:value="87">
            <text:p>87</text:p>
          </table:table-cell>
          <table:table-cell table:formula="of:=CHAR([.C283])" office:value-type="string" office:string-value="W">
            <text:p>W</text:p>
          </table:table-cell>
          <table:table-cell table:formula="of:=CONCATENATE([.B283];[.D283])" office:value-type="string" office:string-value="KW">
            <text:p>KW</text:p>
          </table:table-cell>
          <table:table-cell table:formula="of:=CONCATENATE(&quot;inline int Inline&quot;;[.$E283];&quot;(const int x) { return ((std::rand() % 2) ? Inline&quot;;[.$E282];&quot;(x) : Inline&quot;;[.$E281];&quot;(x)) + 2; }&quot;)" office:value-type="string" office:string-value="inline int InlineKW(const int x) { return ((std::rand() % 2) ? InlineKV(x) : InlineKU(x)) + 2; }">
            <text:p>inline int InlineKW(const int x) { return ((std::rand() % 2) ? InlineKV(x) : InlineKU(x)) + 2; }</text:p>
          </table:table-cell>
          <table:table-cell table:formula="of:=CONCATENATE(&quot;int NonInline&quot;;[.$E283];&quot;(const int x) { return ((std::rand() % 2) ? NonInline&quot;;[.$E282];&quot;(x) : NonInline&quot;;[.$E281];&quot;(x)) + 2; }&quot;)" office:value-type="string" office:string-value="int NonInlineKW(const int x) { return ((std::rand() % 2) ? NonInlineKV(x) : NonInlineKU(x)) + 2; }">
            <text:p>int NonInlineKW(const int x) { return ((std::rand() % 2) ? NonInlineKV(x) : NonInlineKU(x)) + 2; }</text:p>
          </table:table-cell>
        </table:table-row>
        <table:table-row table:style-name="ro1">
          <table:table-cell table:formula="of:=[.A258]+1" office:value-type="float" office:value="75">
            <text:p>75</text:p>
          </table:table-cell>
          <table:table-cell table:formula="of:=CHAR([.A284])" office:value-type="string" office:string-value="K">
            <text:p>K</text:p>
          </table:table-cell>
          <table:table-cell table:formula="of:=[.C258]" office:value-type="float" office:value="88">
            <text:p>88</text:p>
          </table:table-cell>
          <table:table-cell table:formula="of:=CHAR([.C284])" office:value-type="string" office:string-value="X">
            <text:p>X</text:p>
          </table:table-cell>
          <table:table-cell table:formula="of:=CONCATENATE([.B284];[.D284])" office:value-type="string" office:string-value="KX">
            <text:p>KX</text:p>
          </table:table-cell>
          <table:table-cell table:formula="of:=CONCATENATE(&quot;inline int Inline&quot;;[.$E284];&quot;(const int x) { return ((std::rand() % 2) ? Inline&quot;;[.$E283];&quot;(x) : Inline&quot;;[.$E282];&quot;(x)) + 2; }&quot;)" office:value-type="string" office:string-value="inline int InlineKX(const int x) { return ((std::rand() % 2) ? InlineKW(x) : InlineKV(x)) + 2; }">
            <text:p>inline int InlineKX(const int x) { return ((std::rand() % 2) ? InlineKW(x) : InlineKV(x)) + 2; }</text:p>
          </table:table-cell>
          <table:table-cell table:formula="of:=CONCATENATE(&quot;int NonInline&quot;;[.$E284];&quot;(const int x) { return ((std::rand() % 2) ? NonInline&quot;;[.$E283];&quot;(x) : NonInline&quot;;[.$E282];&quot;(x)) + 2; }&quot;)" office:value-type="string" office:string-value="int NonInlineKX(const int x) { return ((std::rand() % 2) ? NonInlineKW(x) : NonInlineKV(x)) + 2; }">
            <text:p>int NonInlineKX(const int x) { return ((std::rand() % 2) ? NonInlineKW(x) : NonInlineKV(x)) + 2; }</text:p>
          </table:table-cell>
        </table:table-row>
        <table:table-row table:style-name="ro1">
          <table:table-cell table:formula="of:=[.A259]+1" office:value-type="float" office:value="75">
            <text:p>75</text:p>
          </table:table-cell>
          <table:table-cell table:formula="of:=CHAR([.A285])" office:value-type="string" office:string-value="K">
            <text:p>K</text:p>
          </table:table-cell>
          <table:table-cell table:formula="of:=[.C259]" office:value-type="float" office:value="89">
            <text:p>89</text:p>
          </table:table-cell>
          <table:table-cell table:formula="of:=CHAR([.C285])" office:value-type="string" office:string-value="Y">
            <text:p>Y</text:p>
          </table:table-cell>
          <table:table-cell table:formula="of:=CONCATENATE([.B285];[.D285])" office:value-type="string" office:string-value="KY">
            <text:p>KY</text:p>
          </table:table-cell>
          <table:table-cell table:formula="of:=CONCATENATE(&quot;inline int Inline&quot;;[.$E285];&quot;(const int x) { return ((std::rand() % 2) ? Inline&quot;;[.$E284];&quot;(x) : Inline&quot;;[.$E283];&quot;(x)) + 2; }&quot;)" office:value-type="string" office:string-value="inline int InlineKY(const int x) { return ((std::rand() % 2) ? InlineKX(x) : InlineKW(x)) + 2; }">
            <text:p>inline int InlineKY(const int x) { return ((std::rand() % 2) ? InlineKX(x) : InlineKW(x)) + 2; }</text:p>
          </table:table-cell>
          <table:table-cell table:formula="of:=CONCATENATE(&quot;int NonInline&quot;;[.$E285];&quot;(const int x) { return ((std::rand() % 2) ? NonInline&quot;;[.$E284];&quot;(x) : NonInline&quot;;[.$E283];&quot;(x)) + 2; }&quot;)" office:value-type="string" office:string-value="int NonInlineKY(const int x) { return ((std::rand() % 2) ? NonInlineKX(x) : NonInlineKW(x)) + 2; }">
            <text:p>int NonInlineKY(const int x) { return ((std::rand() % 2) ? NonInlineKX(x) : NonInlineKW(x)) + 2; }</text:p>
          </table:table-cell>
        </table:table-row>
        <table:table-row table:style-name="ro1">
          <table:table-cell table:formula="of:=[.A260]+1" office:value-type="float" office:value="75">
            <text:p>75</text:p>
          </table:table-cell>
          <table:table-cell table:formula="of:=CHAR([.A286])" office:value-type="string" office:string-value="K">
            <text:p>K</text:p>
          </table:table-cell>
          <table:table-cell table:formula="of:=[.C260]" office:value-type="float" office:value="90">
            <text:p>90</text:p>
          </table:table-cell>
          <table:table-cell table:formula="of:=CHAR([.C286])" office:value-type="string" office:string-value="Z">
            <text:p>Z</text:p>
          </table:table-cell>
          <table:table-cell table:formula="of:=CONCATENATE([.B286];[.D286])" office:value-type="string" office:string-value="KZ">
            <text:p>KZ</text:p>
          </table:table-cell>
          <table:table-cell table:formula="of:=CONCATENATE(&quot;inline int Inline&quot;;[.$E286];&quot;(const int x) { return ((std::rand() % 2) ? Inline&quot;;[.$E285];&quot;(x) : Inline&quot;;[.$E284];&quot;(x)) + 2; }&quot;)" office:value-type="string" office:string-value="inline int InlineKZ(const int x) { return ((std::rand() % 2) ? InlineKY(x) : InlineKX(x)) + 2; }">
            <text:p>inline int InlineKZ(const int x) { return ((std::rand() % 2) ? InlineKY(x) : InlineKX(x)) + 2; }</text:p>
          </table:table-cell>
          <table:table-cell table:formula="of:=CONCATENATE(&quot;int NonInline&quot;;[.$E286];&quot;(const int x) { return ((std::rand() % 2) ? NonInline&quot;;[.$E285];&quot;(x) : NonInline&quot;;[.$E284];&quot;(x)) + 2; }&quot;)" office:value-type="string" office:string-value="int NonInlineKZ(const int x) { return ((std::rand() % 2) ? NonInlineKY(x) : NonInlineKX(x)) + 2; }">
            <text:p>int NonInlineKZ(const int x) { return ((std::rand() % 2) ? NonInlineKY(x) : NonInlineKX(x)) + 2; }</text:p>
          </table:table-cell>
        </table:table-row>
        <table:table-row table:style-name="ro1">
          <table:table-cell table:formula="of:=[.A261]+1" office:value-type="float" office:value="76">
            <text:p>76</text:p>
          </table:table-cell>
          <table:table-cell table:formula="of:=CHAR([.A287])" office:value-type="string" office:string-value="L">
            <text:p>L</text:p>
          </table:table-cell>
          <table:table-cell table:formula="of:=[.C261]" office:value-type="float" office:value="65">
            <text:p>65</text:p>
          </table:table-cell>
          <table:table-cell table:formula="of:=CHAR([.C287])" office:value-type="string" office:string-value="A">
            <text:p>A</text:p>
          </table:table-cell>
          <table:table-cell table:formula="of:=CONCATENATE([.B287];[.D287])" office:value-type="string" office:string-value="LA">
            <text:p>LA</text:p>
          </table:table-cell>
          <table:table-cell table:formula="of:=CONCATENATE(&quot;inline int Inline&quot;;[.$E287];&quot;(const int x) { return ((std::rand() % 2) ? Inline&quot;;[.$E286];&quot;(x) : Inline&quot;;[.$E285];&quot;(x)) + 2; }&quot;)" office:value-type="string" office:string-value="inline int InlineLA(const int x) { return ((std::rand() % 2) ? InlineKZ(x) : InlineKY(x)) + 2; }">
            <text:p>inline int InlineLA(const int x) { return ((std::rand() % 2) ? InlineKZ(x) : InlineKY(x)) + 2; }</text:p>
          </table:table-cell>
          <table:table-cell table:formula="of:=CONCATENATE(&quot;int NonInline&quot;;[.$E287];&quot;(const int x) { return ((std::rand() % 2) ? NonInline&quot;;[.$E286];&quot;(x) : NonInline&quot;;[.$E285];&quot;(x)) + 2; }&quot;)" office:value-type="string" office:string-value="int NonInlineLA(const int x) { return ((std::rand() % 2) ? NonInlineKZ(x) : NonInlineKY(x)) + 2; }">
            <text:p>int NonInlineLA(const int x) { return ((std::rand() % 2) ? NonInlineKZ(x) : NonInlineKY(x)) + 2; }</text:p>
          </table:table-cell>
        </table:table-row>
        <table:table-row table:style-name="ro1">
          <table:table-cell table:formula="of:=[.A262]+1" office:value-type="float" office:value="76">
            <text:p>76</text:p>
          </table:table-cell>
          <table:table-cell table:formula="of:=CHAR([.A288])" office:value-type="string" office:string-value="L">
            <text:p>L</text:p>
          </table:table-cell>
          <table:table-cell table:formula="of:=[.C262]" office:value-type="float" office:value="66">
            <text:p>66</text:p>
          </table:table-cell>
          <table:table-cell table:formula="of:=CHAR([.C288])" office:value-type="string" office:string-value="B">
            <text:p>B</text:p>
          </table:table-cell>
          <table:table-cell table:formula="of:=CONCATENATE([.B288];[.D288])" office:value-type="string" office:string-value="LB">
            <text:p>LB</text:p>
          </table:table-cell>
          <table:table-cell table:formula="of:=CONCATENATE(&quot;inline int Inline&quot;;[.$E288];&quot;(const int x) { return ((std::rand() % 2) ? Inline&quot;;[.$E287];&quot;(x) : Inline&quot;;[.$E286];&quot;(x)) + 2; }&quot;)" office:value-type="string" office:string-value="inline int InlineLB(const int x) { return ((std::rand() % 2) ? InlineLA(x) : InlineKZ(x)) + 2; }">
            <text:p>inline int InlineLB(const int x) { return ((std::rand() % 2) ? InlineLA(x) : InlineKZ(x)) + 2; }</text:p>
          </table:table-cell>
          <table:table-cell table:formula="of:=CONCATENATE(&quot;int NonInline&quot;;[.$E288];&quot;(const int x) { return ((std::rand() % 2) ? NonInline&quot;;[.$E287];&quot;(x) : NonInline&quot;;[.$E286];&quot;(x)) + 2; }&quot;)" office:value-type="string" office:string-value="int NonInlineLB(const int x) { return ((std::rand() % 2) ? NonInlineLA(x) : NonInlineKZ(x)) + 2; }">
            <text:p>int NonInlineLB(const int x) { return ((std::rand() % 2) ? NonInlineLA(x) : NonInlineKZ(x)) + 2; }</text:p>
          </table:table-cell>
        </table:table-row>
        <table:table-row table:style-name="ro1">
          <table:table-cell table:formula="of:=[.A263]+1" office:value-type="float" office:value="76">
            <text:p>76</text:p>
          </table:table-cell>
          <table:table-cell table:formula="of:=CHAR([.A289])" office:value-type="string" office:string-value="L">
            <text:p>L</text:p>
          </table:table-cell>
          <table:table-cell table:formula="of:=[.C263]" office:value-type="float" office:value="67">
            <text:p>67</text:p>
          </table:table-cell>
          <table:table-cell table:formula="of:=CHAR([.C289])" office:value-type="string" office:string-value="C">
            <text:p>C</text:p>
          </table:table-cell>
          <table:table-cell table:formula="of:=CONCATENATE([.B289];[.D289])" office:value-type="string" office:string-value="LC">
            <text:p>LC</text:p>
          </table:table-cell>
          <table:table-cell table:formula="of:=CONCATENATE(&quot;inline int Inline&quot;;[.$E289];&quot;(const int x) { return ((std::rand() % 2) ? Inline&quot;;[.$E288];&quot;(x) : Inline&quot;;[.$E287];&quot;(x)) + 2; }&quot;)" office:value-type="string" office:string-value="inline int InlineLC(const int x) { return ((std::rand() % 2) ? InlineLB(x) : InlineLA(x)) + 2; }">
            <text:p>inline int InlineLC(const int x) { return ((std::rand() % 2) ? InlineLB(x) : InlineLA(x)) + 2; }</text:p>
          </table:table-cell>
          <table:table-cell table:formula="of:=CONCATENATE(&quot;int NonInline&quot;;[.$E289];&quot;(const int x) { return ((std::rand() % 2) ? NonInline&quot;;[.$E288];&quot;(x) : NonInline&quot;;[.$E287];&quot;(x)) + 2; }&quot;)" office:value-type="string" office:string-value="int NonInlineLC(const int x) { return ((std::rand() % 2) ? NonInlineLB(x) : NonInlineLA(x)) + 2; }">
            <text:p>int NonInlineLC(const int x) { return ((std::rand() % 2) ? NonInlineLB(x) : NonInlineLA(x)) + 2; }</text:p>
          </table:table-cell>
        </table:table-row>
        <table:table-row table:style-name="ro1">
          <table:table-cell table:formula="of:=[.A264]+1" office:value-type="float" office:value="76">
            <text:p>76</text:p>
          </table:table-cell>
          <table:table-cell table:formula="of:=CHAR([.A290])" office:value-type="string" office:string-value="L">
            <text:p>L</text:p>
          </table:table-cell>
          <table:table-cell table:formula="of:=[.C264]" office:value-type="float" office:value="68">
            <text:p>68</text:p>
          </table:table-cell>
          <table:table-cell table:formula="of:=CHAR([.C290])" office:value-type="string" office:string-value="D">
            <text:p>D</text:p>
          </table:table-cell>
          <table:table-cell table:formula="of:=CONCATENATE([.B290];[.D290])" office:value-type="string" office:string-value="LD">
            <text:p>LD</text:p>
          </table:table-cell>
          <table:table-cell table:formula="of:=CONCATENATE(&quot;inline int Inline&quot;;[.$E290];&quot;(const int x) { return ((std::rand() % 2) ? Inline&quot;;[.$E289];&quot;(x) : Inline&quot;;[.$E288];&quot;(x)) + 2; }&quot;)" office:value-type="string" office:string-value="inline int InlineLD(const int x) { return ((std::rand() % 2) ? InlineLC(x) : InlineLB(x)) + 2; }">
            <text:p>inline int InlineLD(const int x) { return ((std::rand() % 2) ? InlineLC(x) : InlineLB(x)) + 2; }</text:p>
          </table:table-cell>
          <table:table-cell table:formula="of:=CONCATENATE(&quot;int NonInline&quot;;[.$E290];&quot;(const int x) { return ((std::rand() % 2) ? NonInline&quot;;[.$E289];&quot;(x) : NonInline&quot;;[.$E288];&quot;(x)) + 2; }&quot;)" office:value-type="string" office:string-value="int NonInlineLD(const int x) { return ((std::rand() % 2) ? NonInlineLC(x) : NonInlineLB(x)) + 2; }">
            <text:p>int NonInlineLD(const int x) { return ((std::rand() % 2) ? NonInlineLC(x) : NonInlineLB(x)) + 2; }</text:p>
          </table:table-cell>
        </table:table-row>
        <table:table-row table:style-name="ro1">
          <table:table-cell table:formula="of:=[.A265]+1" office:value-type="float" office:value="76">
            <text:p>76</text:p>
          </table:table-cell>
          <table:table-cell table:formula="of:=CHAR([.A291])" office:value-type="string" office:string-value="L">
            <text:p>L</text:p>
          </table:table-cell>
          <table:table-cell table:formula="of:=[.C265]" office:value-type="float" office:value="69">
            <text:p>69</text:p>
          </table:table-cell>
          <table:table-cell table:formula="of:=CHAR([.C291])" office:value-type="string" office:string-value="E">
            <text:p>E</text:p>
          </table:table-cell>
          <table:table-cell table:formula="of:=CONCATENATE([.B291];[.D291])" office:value-type="string" office:string-value="LE">
            <text:p>LE</text:p>
          </table:table-cell>
          <table:table-cell table:formula="of:=CONCATENATE(&quot;inline int Inline&quot;;[.$E291];&quot;(const int x) { return ((std::rand() % 2) ? Inline&quot;;[.$E290];&quot;(x) : Inline&quot;;[.$E289];&quot;(x)) + 2; }&quot;)" office:value-type="string" office:string-value="inline int InlineLE(const int x) { return ((std::rand() % 2) ? InlineLD(x) : InlineLC(x)) + 2; }">
            <text:p>inline int InlineLE(const int x) { return ((std::rand() % 2) ? InlineLD(x) : InlineLC(x)) + 2; }</text:p>
          </table:table-cell>
          <table:table-cell table:formula="of:=CONCATENATE(&quot;int NonInline&quot;;[.$E291];&quot;(const int x) { return ((std::rand() % 2) ? NonInline&quot;;[.$E290];&quot;(x) : NonInline&quot;;[.$E289];&quot;(x)) + 2; }&quot;)" office:value-type="string" office:string-value="int NonInlineLE(const int x) { return ((std::rand() % 2) ? NonInlineLD(x) : NonInlineLC(x)) + 2; }">
            <text:p>int NonInlineLE(const int x) { return ((std::rand() % 2) ? NonInlineLD(x) : NonInlineLC(x)) + 2; }</text:p>
          </table:table-cell>
        </table:table-row>
        <table:table-row table:style-name="ro1">
          <table:table-cell table:formula="of:=[.A266]+1" office:value-type="float" office:value="76">
            <text:p>76</text:p>
          </table:table-cell>
          <table:table-cell table:formula="of:=CHAR([.A292])" office:value-type="string" office:string-value="L">
            <text:p>L</text:p>
          </table:table-cell>
          <table:table-cell table:formula="of:=[.C266]" office:value-type="float" office:value="70">
            <text:p>70</text:p>
          </table:table-cell>
          <table:table-cell table:formula="of:=CHAR([.C292])" office:value-type="string" office:string-value="F">
            <text:p>F</text:p>
          </table:table-cell>
          <table:table-cell table:formula="of:=CONCATENATE([.B292];[.D292])" office:value-type="string" office:string-value="LF">
            <text:p>LF</text:p>
          </table:table-cell>
          <table:table-cell table:formula="of:=CONCATENATE(&quot;inline int Inline&quot;;[.$E292];&quot;(const int x) { return ((std::rand() % 2) ? Inline&quot;;[.$E291];&quot;(x) : Inline&quot;;[.$E290];&quot;(x)) + 2; }&quot;)" office:value-type="string" office:string-value="inline int InlineLF(const int x) { return ((std::rand() % 2) ? InlineLE(x) : InlineLD(x)) + 2; }">
            <text:p>inline int InlineLF(const int x) { return ((std::rand() % 2) ? InlineLE(x) : InlineLD(x)) + 2; }</text:p>
          </table:table-cell>
          <table:table-cell table:formula="of:=CONCATENATE(&quot;int NonInline&quot;;[.$E292];&quot;(const int x) { return ((std::rand() % 2) ? NonInline&quot;;[.$E291];&quot;(x) : NonInline&quot;;[.$E290];&quot;(x)) + 2; }&quot;)" office:value-type="string" office:string-value="int NonInlineLF(const int x) { return ((std::rand() % 2) ? NonInlineLE(x) : NonInlineLD(x)) + 2; }">
            <text:p>int NonInlineLF(const int x) { return ((std::rand() % 2) ? NonInlineLE(x) : NonInlineLD(x)) + 2; }</text:p>
          </table:table-cell>
        </table:table-row>
        <table:table-row table:style-name="ro1">
          <table:table-cell table:formula="of:=[.A267]+1" office:value-type="float" office:value="76">
            <text:p>76</text:p>
          </table:table-cell>
          <table:table-cell table:formula="of:=CHAR([.A293])" office:value-type="string" office:string-value="L">
            <text:p>L</text:p>
          </table:table-cell>
          <table:table-cell table:formula="of:=[.C267]" office:value-type="float" office:value="71">
            <text:p>71</text:p>
          </table:table-cell>
          <table:table-cell table:formula="of:=CHAR([.C293])" office:value-type="string" office:string-value="G">
            <text:p>G</text:p>
          </table:table-cell>
          <table:table-cell table:formula="of:=CONCATENATE([.B293];[.D293])" office:value-type="string" office:string-value="LG">
            <text:p>LG</text:p>
          </table:table-cell>
          <table:table-cell table:formula="of:=CONCATENATE(&quot;inline int Inline&quot;;[.$E293];&quot;(const int x) { return ((std::rand() % 2) ? Inline&quot;;[.$E292];&quot;(x) : Inline&quot;;[.$E291];&quot;(x)) + 2; }&quot;)" office:value-type="string" office:string-value="inline int InlineLG(const int x) { return ((std::rand() % 2) ? InlineLF(x) : InlineLE(x)) + 2; }">
            <text:p>inline int InlineLG(const int x) { return ((std::rand() % 2) ? InlineLF(x) : InlineLE(x)) + 2; }</text:p>
          </table:table-cell>
          <table:table-cell table:formula="of:=CONCATENATE(&quot;int NonInline&quot;;[.$E293];&quot;(const int x) { return ((std::rand() % 2) ? NonInline&quot;;[.$E292];&quot;(x) : NonInline&quot;;[.$E291];&quot;(x)) + 2; }&quot;)" office:value-type="string" office:string-value="int NonInlineLG(const int x) { return ((std::rand() % 2) ? NonInlineLF(x) : NonInlineLE(x)) + 2; }">
            <text:p>int NonInlineLG(const int x) { return ((std::rand() % 2) ? NonInlineLF(x) : NonInlineLE(x)) + 2; }</text:p>
          </table:table-cell>
        </table:table-row>
        <table:table-row table:style-name="ro1">
          <table:table-cell table:formula="of:=[.A268]+1" office:value-type="float" office:value="76">
            <text:p>76</text:p>
          </table:table-cell>
          <table:table-cell table:formula="of:=CHAR([.A294])" office:value-type="string" office:string-value="L">
            <text:p>L</text:p>
          </table:table-cell>
          <table:table-cell table:formula="of:=[.C268]" office:value-type="float" office:value="72">
            <text:p>72</text:p>
          </table:table-cell>
          <table:table-cell table:formula="of:=CHAR([.C294])" office:value-type="string" office:string-value="H">
            <text:p>H</text:p>
          </table:table-cell>
          <table:table-cell table:formula="of:=CONCATENATE([.B294];[.D294])" office:value-type="string" office:string-value="LH">
            <text:p>LH</text:p>
          </table:table-cell>
          <table:table-cell table:formula="of:=CONCATENATE(&quot;inline int Inline&quot;;[.$E294];&quot;(const int x) { return ((std::rand() % 2) ? Inline&quot;;[.$E293];&quot;(x) : Inline&quot;;[.$E292];&quot;(x)) + 2; }&quot;)" office:value-type="string" office:string-value="inline int InlineLH(const int x) { return ((std::rand() % 2) ? InlineLG(x) : InlineLF(x)) + 2; }">
            <text:p>inline int InlineLH(const int x) { return ((std::rand() % 2) ? InlineLG(x) : InlineLF(x)) + 2; }</text:p>
          </table:table-cell>
          <table:table-cell table:formula="of:=CONCATENATE(&quot;int NonInline&quot;;[.$E294];&quot;(const int x) { return ((std::rand() % 2) ? NonInline&quot;;[.$E293];&quot;(x) : NonInline&quot;;[.$E292];&quot;(x)) + 2; }&quot;)" office:value-type="string" office:string-value="int NonInlineLH(const int x) { return ((std::rand() % 2) ? NonInlineLG(x) : NonInlineLF(x)) + 2; }">
            <text:p>int NonInlineLH(const int x) { return ((std::rand() % 2) ? NonInlineLG(x) : NonInlineLF(x)) + 2; }</text:p>
          </table:table-cell>
        </table:table-row>
        <table:table-row table:style-name="ro1">
          <table:table-cell table:formula="of:=[.A269]+1" office:value-type="float" office:value="76">
            <text:p>76</text:p>
          </table:table-cell>
          <table:table-cell table:formula="of:=CHAR([.A295])" office:value-type="string" office:string-value="L">
            <text:p>L</text:p>
          </table:table-cell>
          <table:table-cell table:formula="of:=[.C269]" office:value-type="float" office:value="73">
            <text:p>73</text:p>
          </table:table-cell>
          <table:table-cell table:formula="of:=CHAR([.C295])" office:value-type="string" office:string-value="I">
            <text:p>I</text:p>
          </table:table-cell>
          <table:table-cell table:formula="of:=CONCATENATE([.B295];[.D295])" office:value-type="string" office:string-value="LI">
            <text:p>LI</text:p>
          </table:table-cell>
          <table:table-cell table:formula="of:=CONCATENATE(&quot;inline int Inline&quot;;[.$E295];&quot;(const int x) { return ((std::rand() % 2) ? Inline&quot;;[.$E294];&quot;(x) : Inline&quot;;[.$E293];&quot;(x)) + 2; }&quot;)" office:value-type="string" office:string-value="inline int InlineLI(const int x) { return ((std::rand() % 2) ? InlineLH(x) : InlineLG(x)) + 2; }">
            <text:p>inline int InlineLI(const int x) { return ((std::rand() % 2) ? InlineLH(x) : InlineLG(x)) + 2; }</text:p>
          </table:table-cell>
          <table:table-cell table:formula="of:=CONCATENATE(&quot;int NonInline&quot;;[.$E295];&quot;(const int x) { return ((std::rand() % 2) ? NonInline&quot;;[.$E294];&quot;(x) : NonInline&quot;;[.$E293];&quot;(x)) + 2; }&quot;)" office:value-type="string" office:string-value="int NonInlineLI(const int x) { return ((std::rand() % 2) ? NonInlineLH(x) : NonInlineLG(x)) + 2; }">
            <text:p>int NonInlineLI(const int x) { return ((std::rand() % 2) ? NonInlineLH(x) : NonInlineLG(x)) + 2; }</text:p>
          </table:table-cell>
        </table:table-row>
        <table:table-row table:style-name="ro1">
          <table:table-cell table:formula="of:=[.A270]+1" office:value-type="float" office:value="76">
            <text:p>76</text:p>
          </table:table-cell>
          <table:table-cell table:formula="of:=CHAR([.A296])" office:value-type="string" office:string-value="L">
            <text:p>L</text:p>
          </table:table-cell>
          <table:table-cell table:formula="of:=[.C270]" office:value-type="float" office:value="74">
            <text:p>74</text:p>
          </table:table-cell>
          <table:table-cell table:formula="of:=CHAR([.C296])" office:value-type="string" office:string-value="J">
            <text:p>J</text:p>
          </table:table-cell>
          <table:table-cell table:formula="of:=CONCATENATE([.B296];[.D296])" office:value-type="string" office:string-value="LJ">
            <text:p>LJ</text:p>
          </table:table-cell>
          <table:table-cell table:formula="of:=CONCATENATE(&quot;inline int Inline&quot;;[.$E296];&quot;(const int x) { return ((std::rand() % 2) ? Inline&quot;;[.$E295];&quot;(x) : Inline&quot;;[.$E294];&quot;(x)) + 2; }&quot;)" office:value-type="string" office:string-value="inline int InlineLJ(const int x) { return ((std::rand() % 2) ? InlineLI(x) : InlineLH(x)) + 2; }">
            <text:p>inline int InlineLJ(const int x) { return ((std::rand() % 2) ? InlineLI(x) : InlineLH(x)) + 2; }</text:p>
          </table:table-cell>
          <table:table-cell table:formula="of:=CONCATENATE(&quot;int NonInline&quot;;[.$E296];&quot;(const int x) { return ((std::rand() % 2) ? NonInline&quot;;[.$E295];&quot;(x) : NonInline&quot;;[.$E294];&quot;(x)) + 2; }&quot;)" office:value-type="string" office:string-value="int NonInlineLJ(const int x) { return ((std::rand() % 2) ? NonInlineLI(x) : NonInlineLH(x)) + 2; }">
            <text:p>int NonInlineLJ(const int x) { return ((std::rand() % 2) ? NonInlineLI(x) : NonInlineLH(x)) + 2; }</text:p>
          </table:table-cell>
        </table:table-row>
        <table:table-row table:style-name="ro1">
          <table:table-cell table:formula="of:=[.A271]+1" office:value-type="float" office:value="76">
            <text:p>76</text:p>
          </table:table-cell>
          <table:table-cell table:formula="of:=CHAR([.A297])" office:value-type="string" office:string-value="L">
            <text:p>L</text:p>
          </table:table-cell>
          <table:table-cell table:formula="of:=[.C271]" office:value-type="float" office:value="75">
            <text:p>75</text:p>
          </table:table-cell>
          <table:table-cell table:formula="of:=CHAR([.C297])" office:value-type="string" office:string-value="K">
            <text:p>K</text:p>
          </table:table-cell>
          <table:table-cell table:formula="of:=CONCATENATE([.B297];[.D297])" office:value-type="string" office:string-value="LK">
            <text:p>LK</text:p>
          </table:table-cell>
          <table:table-cell table:formula="of:=CONCATENATE(&quot;inline int Inline&quot;;[.$E297];&quot;(const int x) { return ((std::rand() % 2) ? Inline&quot;;[.$E296];&quot;(x) : Inline&quot;;[.$E295];&quot;(x)) + 2; }&quot;)" office:value-type="string" office:string-value="inline int InlineLK(const int x) { return ((std::rand() % 2) ? InlineLJ(x) : InlineLI(x)) + 2; }">
            <text:p>inline int InlineLK(const int x) { return ((std::rand() % 2) ? InlineLJ(x) : InlineLI(x)) + 2; }</text:p>
          </table:table-cell>
          <table:table-cell table:formula="of:=CONCATENATE(&quot;int NonInline&quot;;[.$E297];&quot;(const int x) { return ((std::rand() % 2) ? NonInline&quot;;[.$E296];&quot;(x) : NonInline&quot;;[.$E295];&quot;(x)) + 2; }&quot;)" office:value-type="string" office:string-value="int NonInlineLK(const int x) { return ((std::rand() % 2) ? NonInlineLJ(x) : NonInlineLI(x)) + 2; }">
            <text:p>int NonInlineLK(const int x) { return ((std::rand() % 2) ? NonInlineLJ(x) : NonInlineLI(x)) + 2; }</text:p>
          </table:table-cell>
        </table:table-row>
        <table:table-row table:style-name="ro1">
          <table:table-cell table:formula="of:=[.A272]+1" office:value-type="float" office:value="76">
            <text:p>76</text:p>
          </table:table-cell>
          <table:table-cell table:formula="of:=CHAR([.A298])" office:value-type="string" office:string-value="L">
            <text:p>L</text:p>
          </table:table-cell>
          <table:table-cell table:formula="of:=[.C272]" office:value-type="float" office:value="76">
            <text:p>76</text:p>
          </table:table-cell>
          <table:table-cell table:formula="of:=CHAR([.C298])" office:value-type="string" office:string-value="L">
            <text:p>L</text:p>
          </table:table-cell>
          <table:table-cell table:formula="of:=CONCATENATE([.B298];[.D298])" office:value-type="string" office:string-value="LL">
            <text:p>LL</text:p>
          </table:table-cell>
          <table:table-cell table:formula="of:=CONCATENATE(&quot;inline int Inline&quot;;[.$E298];&quot;(const int x) { return ((std::rand() % 2) ? Inline&quot;;[.$E297];&quot;(x) : Inline&quot;;[.$E296];&quot;(x)) + 2; }&quot;)" office:value-type="string" office:string-value="inline int InlineLL(const int x) { return ((std::rand() % 2) ? InlineLK(x) : InlineLJ(x)) + 2; }">
            <text:p>inline int InlineLL(const int x) { return ((std::rand() % 2) ? InlineLK(x) : InlineLJ(x)) + 2; }</text:p>
          </table:table-cell>
          <table:table-cell table:formula="of:=CONCATENATE(&quot;int NonInline&quot;;[.$E298];&quot;(const int x) { return ((std::rand() % 2) ? NonInline&quot;;[.$E297];&quot;(x) : NonInline&quot;;[.$E296];&quot;(x)) + 2; }&quot;)" office:value-type="string" office:string-value="int NonInlineLL(const int x) { return ((std::rand() % 2) ? NonInlineLK(x) : NonInlineLJ(x)) + 2; }">
            <text:p>int NonInlineLL(const int x) { return ((std::rand() % 2) ? NonInlineLK(x) : NonInlineLJ(x)) + 2; }</text:p>
          </table:table-cell>
        </table:table-row>
        <table:table-row table:style-name="ro1">
          <table:table-cell table:formula="of:=[.A273]+1" office:value-type="float" office:value="76">
            <text:p>76</text:p>
          </table:table-cell>
          <table:table-cell table:formula="of:=CHAR([.A299])" office:value-type="string" office:string-value="L">
            <text:p>L</text:p>
          </table:table-cell>
          <table:table-cell table:formula="of:=[.C273]" office:value-type="float" office:value="77">
            <text:p>77</text:p>
          </table:table-cell>
          <table:table-cell table:formula="of:=CHAR([.C299])" office:value-type="string" office:string-value="M">
            <text:p>M</text:p>
          </table:table-cell>
          <table:table-cell table:formula="of:=CONCATENATE([.B299];[.D299])" office:value-type="string" office:string-value="LM">
            <text:p>LM</text:p>
          </table:table-cell>
          <table:table-cell table:formula="of:=CONCATENATE(&quot;inline int Inline&quot;;[.$E299];&quot;(const int x) { return ((std::rand() % 2) ? Inline&quot;;[.$E298];&quot;(x) : Inline&quot;;[.$E297];&quot;(x)) + 2; }&quot;)" office:value-type="string" office:string-value="inline int InlineLM(const int x) { return ((std::rand() % 2) ? InlineLL(x) : InlineLK(x)) + 2; }">
            <text:p>inline int InlineLM(const int x) { return ((std::rand() % 2) ? InlineLL(x) : InlineLK(x)) + 2; }</text:p>
          </table:table-cell>
          <table:table-cell table:formula="of:=CONCATENATE(&quot;int NonInline&quot;;[.$E299];&quot;(const int x) { return ((std::rand() % 2) ? NonInline&quot;;[.$E298];&quot;(x) : NonInline&quot;;[.$E297];&quot;(x)) + 2; }&quot;)" office:value-type="string" office:string-value="int NonInlineLM(const int x) { return ((std::rand() % 2) ? NonInlineLL(x) : NonInlineLK(x)) + 2; }">
            <text:p>int NonInlineLM(const int x) { return ((std::rand() % 2) ? NonInlineLL(x) : NonInlineLK(x)) + 2; }</text:p>
          </table:table-cell>
        </table:table-row>
        <table:table-row table:style-name="ro1">
          <table:table-cell table:formula="of:=[.A274]+1" office:value-type="float" office:value="76">
            <text:p>76</text:p>
          </table:table-cell>
          <table:table-cell table:formula="of:=CHAR([.A300])" office:value-type="string" office:string-value="L">
            <text:p>L</text:p>
          </table:table-cell>
          <table:table-cell table:formula="of:=[.C274]" office:value-type="float" office:value="78">
            <text:p>78</text:p>
          </table:table-cell>
          <table:table-cell table:formula="of:=CHAR([.C300])" office:value-type="string" office:string-value="N">
            <text:p>N</text:p>
          </table:table-cell>
          <table:table-cell table:formula="of:=CONCATENATE([.B300];[.D300])" office:value-type="string" office:string-value="LN">
            <text:p>LN</text:p>
          </table:table-cell>
          <table:table-cell table:formula="of:=CONCATENATE(&quot;inline int Inline&quot;;[.$E300];&quot;(const int x) { return ((std::rand() % 2) ? Inline&quot;;[.$E299];&quot;(x) : Inline&quot;;[.$E298];&quot;(x)) + 2; }&quot;)" office:value-type="string" office:string-value="inline int InlineLN(const int x) { return ((std::rand() % 2) ? InlineLM(x) : InlineLL(x)) + 2; }">
            <text:p>inline int InlineLN(const int x) { return ((std::rand() % 2) ? InlineLM(x) : InlineLL(x)) + 2; }</text:p>
          </table:table-cell>
          <table:table-cell table:formula="of:=CONCATENATE(&quot;int NonInline&quot;;[.$E300];&quot;(const int x) { return ((std::rand() % 2) ? NonInline&quot;;[.$E299];&quot;(x) : NonInline&quot;;[.$E298];&quot;(x)) + 2; }&quot;)" office:value-type="string" office:string-value="int NonInlineLN(const int x) { return ((std::rand() % 2) ? NonInlineLM(x) : NonInlineLL(x)) + 2; }">
            <text:p>int NonInlineLN(const int x) { return ((std::rand() % 2) ? NonInlineLM(x) : NonInlineLL(x)) + 2; }</text:p>
          </table:table-cell>
        </table:table-row>
        <table:table-row table:style-name="ro1">
          <table:table-cell table:formula="of:=[.A275]+1" office:value-type="float" office:value="76">
            <text:p>76</text:p>
          </table:table-cell>
          <table:table-cell table:formula="of:=CHAR([.A301])" office:value-type="string" office:string-value="L">
            <text:p>L</text:p>
          </table:table-cell>
          <table:table-cell table:formula="of:=[.C275]" office:value-type="float" office:value="79">
            <text:p>79</text:p>
          </table:table-cell>
          <table:table-cell table:formula="of:=CHAR([.C301])" office:value-type="string" office:string-value="O">
            <text:p>O</text:p>
          </table:table-cell>
          <table:table-cell table:formula="of:=CONCATENATE([.B301];[.D301])" office:value-type="string" office:string-value="LO">
            <text:p>LO</text:p>
          </table:table-cell>
          <table:table-cell table:formula="of:=CONCATENATE(&quot;inline int Inline&quot;;[.$E301];&quot;(const int x) { return ((std::rand() % 2) ? Inline&quot;;[.$E300];&quot;(x) : Inline&quot;;[.$E299];&quot;(x)) + 2; }&quot;)" office:value-type="string" office:string-value="inline int InlineLO(const int x) { return ((std::rand() % 2) ? InlineLN(x) : InlineLM(x)) + 2; }">
            <text:p>inline int InlineLO(const int x) { return ((std::rand() % 2) ? InlineLN(x) : InlineLM(x)) + 2; }</text:p>
          </table:table-cell>
          <table:table-cell table:formula="of:=CONCATENATE(&quot;int NonInline&quot;;[.$E301];&quot;(const int x) { return ((std::rand() % 2) ? NonInline&quot;;[.$E300];&quot;(x) : NonInline&quot;;[.$E299];&quot;(x)) + 2; }&quot;)" office:value-type="string" office:string-value="int NonInlineLO(const int x) { return ((std::rand() % 2) ? NonInlineLN(x) : NonInlineLM(x)) + 2; }">
            <text:p>int NonInlineLO(const int x) { return ((std::rand() % 2) ? NonInlineLN(x) : NonInlineLM(x)) + 2; }</text:p>
          </table:table-cell>
        </table:table-row>
        <table:table-row table:style-name="ro1">
          <table:table-cell table:formula="of:=[.A276]+1" office:value-type="float" office:value="76">
            <text:p>76</text:p>
          </table:table-cell>
          <table:table-cell table:formula="of:=CHAR([.A302])" office:value-type="string" office:string-value="L">
            <text:p>L</text:p>
          </table:table-cell>
          <table:table-cell table:formula="of:=[.C276]" office:value-type="float" office:value="80">
            <text:p>80</text:p>
          </table:table-cell>
          <table:table-cell table:formula="of:=CHAR([.C302])" office:value-type="string" office:string-value="P">
            <text:p>P</text:p>
          </table:table-cell>
          <table:table-cell table:formula="of:=CONCATENATE([.B302];[.D302])" office:value-type="string" office:string-value="LP">
            <text:p>LP</text:p>
          </table:table-cell>
          <table:table-cell table:formula="of:=CONCATENATE(&quot;inline int Inline&quot;;[.$E302];&quot;(const int x) { return ((std::rand() % 2) ? Inline&quot;;[.$E301];&quot;(x) : Inline&quot;;[.$E300];&quot;(x)) + 2; }&quot;)" office:value-type="string" office:string-value="inline int InlineLP(const int x) { return ((std::rand() % 2) ? InlineLO(x) : InlineLN(x)) + 2; }">
            <text:p>inline int InlineLP(const int x) { return ((std::rand() % 2) ? InlineLO(x) : InlineLN(x)) + 2; }</text:p>
          </table:table-cell>
          <table:table-cell table:formula="of:=CONCATENATE(&quot;int NonInline&quot;;[.$E302];&quot;(const int x) { return ((std::rand() % 2) ? NonInline&quot;;[.$E301];&quot;(x) : NonInline&quot;;[.$E300];&quot;(x)) + 2; }&quot;)" office:value-type="string" office:string-value="int NonInlineLP(const int x) { return ((std::rand() % 2) ? NonInlineLO(x) : NonInlineLN(x)) + 2; }">
            <text:p>int NonInlineLP(const int x) { return ((std::rand() % 2) ? NonInlineLO(x) : NonInlineLN(x)) + 2; }</text:p>
          </table:table-cell>
        </table:table-row>
        <table:table-row table:style-name="ro1">
          <table:table-cell table:formula="of:=[.A277]+1" office:value-type="float" office:value="76">
            <text:p>76</text:p>
          </table:table-cell>
          <table:table-cell table:formula="of:=CHAR([.A303])" office:value-type="string" office:string-value="L">
            <text:p>L</text:p>
          </table:table-cell>
          <table:table-cell table:formula="of:=[.C277]" office:value-type="float" office:value="81">
            <text:p>81</text:p>
          </table:table-cell>
          <table:table-cell table:formula="of:=CHAR([.C303])" office:value-type="string" office:string-value="Q">
            <text:p>Q</text:p>
          </table:table-cell>
          <table:table-cell table:formula="of:=CONCATENATE([.B303];[.D303])" office:value-type="string" office:string-value="LQ">
            <text:p>LQ</text:p>
          </table:table-cell>
          <table:table-cell table:formula="of:=CONCATENATE(&quot;inline int Inline&quot;;[.$E303];&quot;(const int x) { return ((std::rand() % 2) ? Inline&quot;;[.$E302];&quot;(x) : Inline&quot;;[.$E301];&quot;(x)) + 2; }&quot;)" office:value-type="string" office:string-value="inline int InlineLQ(const int x) { return ((std::rand() % 2) ? InlineLP(x) : InlineLO(x)) + 2; }">
            <text:p>inline int InlineLQ(const int x) { return ((std::rand() % 2) ? InlineLP(x) : InlineLO(x)) + 2; }</text:p>
          </table:table-cell>
          <table:table-cell table:formula="of:=CONCATENATE(&quot;int NonInline&quot;;[.$E303];&quot;(const int x) { return ((std::rand() % 2) ? NonInline&quot;;[.$E302];&quot;(x) : NonInline&quot;;[.$E301];&quot;(x)) + 2; }&quot;)" office:value-type="string" office:string-value="int NonInlineLQ(const int x) { return ((std::rand() % 2) ? NonInlineLP(x) : NonInlineLO(x)) + 2; }">
            <text:p>int NonInlineLQ(const int x) { return ((std::rand() % 2) ? NonInlineLP(x) : NonInlineLO(x)) + 2; }</text:p>
          </table:table-cell>
        </table:table-row>
        <table:table-row table:style-name="ro1">
          <table:table-cell table:formula="of:=[.A278]+1" office:value-type="float" office:value="76">
            <text:p>76</text:p>
          </table:table-cell>
          <table:table-cell table:formula="of:=CHAR([.A304])" office:value-type="string" office:string-value="L">
            <text:p>L</text:p>
          </table:table-cell>
          <table:table-cell table:formula="of:=[.C278]" office:value-type="float" office:value="82">
            <text:p>82</text:p>
          </table:table-cell>
          <table:table-cell table:formula="of:=CHAR([.C304])" office:value-type="string" office:string-value="R">
            <text:p>R</text:p>
          </table:table-cell>
          <table:table-cell table:formula="of:=CONCATENATE([.B304];[.D304])" office:value-type="string" office:string-value="LR">
            <text:p>LR</text:p>
          </table:table-cell>
          <table:table-cell table:formula="of:=CONCATENATE(&quot;inline int Inline&quot;;[.$E304];&quot;(const int x) { return ((std::rand() % 2) ? Inline&quot;;[.$E303];&quot;(x) : Inline&quot;;[.$E302];&quot;(x)) + 2; }&quot;)" office:value-type="string" office:string-value="inline int InlineLR(const int x) { return ((std::rand() % 2) ? InlineLQ(x) : InlineLP(x)) + 2; }">
            <text:p>inline int InlineLR(const int x) { return ((std::rand() % 2) ? InlineLQ(x) : InlineLP(x)) + 2; }</text:p>
          </table:table-cell>
          <table:table-cell table:formula="of:=CONCATENATE(&quot;int NonInline&quot;;[.$E304];&quot;(const int x) { return ((std::rand() % 2) ? NonInline&quot;;[.$E303];&quot;(x) : NonInline&quot;;[.$E302];&quot;(x)) + 2; }&quot;)" office:value-type="string" office:string-value="int NonInlineLR(const int x) { return ((std::rand() % 2) ? NonInlineLQ(x) : NonInlineLP(x)) + 2; }">
            <text:p>int NonInlineLR(const int x) { return ((std::rand() % 2) ? NonInlineLQ(x) : NonInlineLP(x)) + 2; }</text:p>
          </table:table-cell>
        </table:table-row>
        <table:table-row table:style-name="ro1">
          <table:table-cell table:formula="of:=[.A279]+1" office:value-type="float" office:value="76">
            <text:p>76</text:p>
          </table:table-cell>
          <table:table-cell table:formula="of:=CHAR([.A305])" office:value-type="string" office:string-value="L">
            <text:p>L</text:p>
          </table:table-cell>
          <table:table-cell table:formula="of:=[.C279]" office:value-type="float" office:value="83">
            <text:p>83</text:p>
          </table:table-cell>
          <table:table-cell table:formula="of:=CHAR([.C305])" office:value-type="string" office:string-value="S">
            <text:p>S</text:p>
          </table:table-cell>
          <table:table-cell table:formula="of:=CONCATENATE([.B305];[.D305])" office:value-type="string" office:string-value="LS">
            <text:p>LS</text:p>
          </table:table-cell>
          <table:table-cell table:formula="of:=CONCATENATE(&quot;inline int Inline&quot;;[.$E305];&quot;(const int x) { return ((std::rand() % 2) ? Inline&quot;;[.$E304];&quot;(x) : Inline&quot;;[.$E303];&quot;(x)) + 2; }&quot;)" office:value-type="string" office:string-value="inline int InlineLS(const int x) { return ((std::rand() % 2) ? InlineLR(x) : InlineLQ(x)) + 2; }">
            <text:p>inline int InlineLS(const int x) { return ((std::rand() % 2) ? InlineLR(x) : InlineLQ(x)) + 2; }</text:p>
          </table:table-cell>
          <table:table-cell table:formula="of:=CONCATENATE(&quot;int NonInline&quot;;[.$E305];&quot;(const int x) { return ((std::rand() % 2) ? NonInline&quot;;[.$E304];&quot;(x) : NonInline&quot;;[.$E303];&quot;(x)) + 2; }&quot;)" office:value-type="string" office:string-value="int NonInlineLS(const int x) { return ((std::rand() % 2) ? NonInlineLR(x) : NonInlineLQ(x)) + 2; }">
            <text:p>int NonInlineLS(const int x) { return ((std::rand() % 2) ? NonInlineLR(x) : NonInlineLQ(x)) + 2; }</text:p>
          </table:table-cell>
        </table:table-row>
        <table:table-row table:style-name="ro1">
          <table:table-cell table:formula="of:=[.A280]+1" office:value-type="float" office:value="76">
            <text:p>76</text:p>
          </table:table-cell>
          <table:table-cell table:formula="of:=CHAR([.A306])" office:value-type="string" office:string-value="L">
            <text:p>L</text:p>
          </table:table-cell>
          <table:table-cell table:formula="of:=[.C280]" office:value-type="float" office:value="84">
            <text:p>84</text:p>
          </table:table-cell>
          <table:table-cell table:formula="of:=CHAR([.C306])" office:value-type="string" office:string-value="T">
            <text:p>T</text:p>
          </table:table-cell>
          <table:table-cell table:formula="of:=CONCATENATE([.B306];[.D306])" office:value-type="string" office:string-value="LT">
            <text:p>LT</text:p>
          </table:table-cell>
          <table:table-cell table:formula="of:=CONCATENATE(&quot;inline int Inline&quot;;[.$E306];&quot;(const int x) { return ((std::rand() % 2) ? Inline&quot;;[.$E305];&quot;(x) : Inline&quot;;[.$E304];&quot;(x)) + 2; }&quot;)" office:value-type="string" office:string-value="inline int InlineLT(const int x) { return ((std::rand() % 2) ? InlineLS(x) : InlineLR(x)) + 2; }">
            <text:p>inline int InlineLT(const int x) { return ((std::rand() % 2) ? InlineLS(x) : InlineLR(x)) + 2; }</text:p>
          </table:table-cell>
          <table:table-cell table:formula="of:=CONCATENATE(&quot;int NonInline&quot;;[.$E306];&quot;(const int x) { return ((std::rand() % 2) ? NonInline&quot;;[.$E305];&quot;(x) : NonInline&quot;;[.$E304];&quot;(x)) + 2; }&quot;)" office:value-type="string" office:string-value="int NonInlineLT(const int x) { return ((std::rand() % 2) ? NonInlineLS(x) : NonInlineLR(x)) + 2; }">
            <text:p>int NonInlineLT(const int x) { return ((std::rand() % 2) ? NonInlineLS(x) : NonInlineLR(x)) + 2; }</text:p>
          </table:table-cell>
        </table:table-row>
        <table:table-row table:style-name="ro1">
          <table:table-cell table:formula="of:=[.A281]+1" office:value-type="float" office:value="76">
            <text:p>76</text:p>
          </table:table-cell>
          <table:table-cell table:formula="of:=CHAR([.A307])" office:value-type="string" office:string-value="L">
            <text:p>L</text:p>
          </table:table-cell>
          <table:table-cell table:formula="of:=[.C281]" office:value-type="float" office:value="85">
            <text:p>85</text:p>
          </table:table-cell>
          <table:table-cell table:formula="of:=CHAR([.C307])" office:value-type="string" office:string-value="U">
            <text:p>U</text:p>
          </table:table-cell>
          <table:table-cell table:formula="of:=CONCATENATE([.B307];[.D307])" office:value-type="string" office:string-value="LU">
            <text:p>LU</text:p>
          </table:table-cell>
          <table:table-cell table:formula="of:=CONCATENATE(&quot;inline int Inline&quot;;[.$E307];&quot;(const int x) { return ((std::rand() % 2) ? Inline&quot;;[.$E306];&quot;(x) : Inline&quot;;[.$E305];&quot;(x)) + 2; }&quot;)" office:value-type="string" office:string-value="inline int InlineLU(const int x) { return ((std::rand() % 2) ? InlineLT(x) : InlineLS(x)) + 2; }">
            <text:p>inline int InlineLU(const int x) { return ((std::rand() % 2) ? InlineLT(x) : InlineLS(x)) + 2; }</text:p>
          </table:table-cell>
          <table:table-cell table:formula="of:=CONCATENATE(&quot;int NonInline&quot;;[.$E307];&quot;(const int x) { return ((std::rand() % 2) ? NonInline&quot;;[.$E306];&quot;(x) : NonInline&quot;;[.$E305];&quot;(x)) + 2; }&quot;)" office:value-type="string" office:string-value="int NonInlineLU(const int x) { return ((std::rand() % 2) ? NonInlineLT(x) : NonInlineLS(x)) + 2; }">
            <text:p>int NonInlineLU(const int x) { return ((std::rand() % 2) ? NonInlineLT(x) : NonInlineLS(x)) + 2; }</text:p>
          </table:table-cell>
        </table:table-row>
        <table:table-row table:style-name="ro1">
          <table:table-cell table:formula="of:=[.A282]+1" office:value-type="float" office:value="76">
            <text:p>76</text:p>
          </table:table-cell>
          <table:table-cell table:formula="of:=CHAR([.A308])" office:value-type="string" office:string-value="L">
            <text:p>L</text:p>
          </table:table-cell>
          <table:table-cell table:formula="of:=[.C282]" office:value-type="float" office:value="86">
            <text:p>86</text:p>
          </table:table-cell>
          <table:table-cell table:formula="of:=CHAR([.C308])" office:value-type="string" office:string-value="V">
            <text:p>V</text:p>
          </table:table-cell>
          <table:table-cell table:formula="of:=CONCATENATE([.B308];[.D308])" office:value-type="string" office:string-value="LV">
            <text:p>LV</text:p>
          </table:table-cell>
          <table:table-cell table:formula="of:=CONCATENATE(&quot;inline int Inline&quot;;[.$E308];&quot;(const int x) { return ((std::rand() % 2) ? Inline&quot;;[.$E307];&quot;(x) : Inline&quot;;[.$E306];&quot;(x)) + 2; }&quot;)" office:value-type="string" office:string-value="inline int InlineLV(const int x) { return ((std::rand() % 2) ? InlineLU(x) : InlineLT(x)) + 2; }">
            <text:p>inline int InlineLV(const int x) { return ((std::rand() % 2) ? InlineLU(x) : InlineLT(x)) + 2; }</text:p>
          </table:table-cell>
          <table:table-cell table:formula="of:=CONCATENATE(&quot;int NonInline&quot;;[.$E308];&quot;(const int x) { return ((std::rand() % 2) ? NonInline&quot;;[.$E307];&quot;(x) : NonInline&quot;;[.$E306];&quot;(x)) + 2; }&quot;)" office:value-type="string" office:string-value="int NonInlineLV(const int x) { return ((std::rand() % 2) ? NonInlineLU(x) : NonInlineLT(x)) + 2; }">
            <text:p>int NonInlineLV(const int x) { return ((std::rand() % 2) ? NonInlineLU(x) : NonInlineLT(x)) + 2; }</text:p>
          </table:table-cell>
        </table:table-row>
        <table:table-row table:style-name="ro1">
          <table:table-cell table:formula="of:=[.A283]+1" office:value-type="float" office:value="76">
            <text:p>76</text:p>
          </table:table-cell>
          <table:table-cell table:formula="of:=CHAR([.A309])" office:value-type="string" office:string-value="L">
            <text:p>L</text:p>
          </table:table-cell>
          <table:table-cell table:formula="of:=[.C283]" office:value-type="float" office:value="87">
            <text:p>87</text:p>
          </table:table-cell>
          <table:table-cell table:formula="of:=CHAR([.C309])" office:value-type="string" office:string-value="W">
            <text:p>W</text:p>
          </table:table-cell>
          <table:table-cell table:formula="of:=CONCATENATE([.B309];[.D309])" office:value-type="string" office:string-value="LW">
            <text:p>LW</text:p>
          </table:table-cell>
          <table:table-cell table:formula="of:=CONCATENATE(&quot;inline int Inline&quot;;[.$E309];&quot;(const int x) { return ((std::rand() % 2) ? Inline&quot;;[.$E308];&quot;(x) : Inline&quot;;[.$E307];&quot;(x)) + 2; }&quot;)" office:value-type="string" office:string-value="inline int InlineLW(const int x) { return ((std::rand() % 2) ? InlineLV(x) : InlineLU(x)) + 2; }">
            <text:p>inline int InlineLW(const int x) { return ((std::rand() % 2) ? InlineLV(x) : InlineLU(x)) + 2; }</text:p>
          </table:table-cell>
          <table:table-cell table:formula="of:=CONCATENATE(&quot;int NonInline&quot;;[.$E309];&quot;(const int x) { return ((std::rand() % 2) ? NonInline&quot;;[.$E308];&quot;(x) : NonInline&quot;;[.$E307];&quot;(x)) + 2; }&quot;)" office:value-type="string" office:string-value="int NonInlineLW(const int x) { return ((std::rand() % 2) ? NonInlineLV(x) : NonInlineLU(x)) + 2; }">
            <text:p>int NonInlineLW(const int x) { return ((std::rand() % 2) ? NonInlineLV(x) : NonInlineLU(x)) + 2; }</text:p>
          </table:table-cell>
        </table:table-row>
        <table:table-row table:style-name="ro1">
          <table:table-cell table:formula="of:=[.A284]+1" office:value-type="float" office:value="76">
            <text:p>76</text:p>
          </table:table-cell>
          <table:table-cell table:formula="of:=CHAR([.A310])" office:value-type="string" office:string-value="L">
            <text:p>L</text:p>
          </table:table-cell>
          <table:table-cell table:formula="of:=[.C284]" office:value-type="float" office:value="88">
            <text:p>88</text:p>
          </table:table-cell>
          <table:table-cell table:formula="of:=CHAR([.C310])" office:value-type="string" office:string-value="X">
            <text:p>X</text:p>
          </table:table-cell>
          <table:table-cell table:formula="of:=CONCATENATE([.B310];[.D310])" office:value-type="string" office:string-value="LX">
            <text:p>LX</text:p>
          </table:table-cell>
          <table:table-cell table:formula="of:=CONCATENATE(&quot;inline int Inline&quot;;[.$E310];&quot;(const int x) { return ((std::rand() % 2) ? Inline&quot;;[.$E309];&quot;(x) : Inline&quot;;[.$E308];&quot;(x)) + 2; }&quot;)" office:value-type="string" office:string-value="inline int InlineLX(const int x) { return ((std::rand() % 2) ? InlineLW(x) : InlineLV(x)) + 2; }">
            <text:p>inline int InlineLX(const int x) { return ((std::rand() % 2) ? InlineLW(x) : InlineLV(x)) + 2; }</text:p>
          </table:table-cell>
          <table:table-cell table:formula="of:=CONCATENATE(&quot;int NonInline&quot;;[.$E310];&quot;(const int x) { return ((std::rand() % 2) ? NonInline&quot;;[.$E309];&quot;(x) : NonInline&quot;;[.$E308];&quot;(x)) + 2; }&quot;)" office:value-type="string" office:string-value="int NonInlineLX(const int x) { return ((std::rand() % 2) ? NonInlineLW(x) : NonInlineLV(x)) + 2; }">
            <text:p>int NonInlineLX(const int x) { return ((std::rand() % 2) ? NonInlineLW(x) : NonInlineLV(x)) + 2; }</text:p>
          </table:table-cell>
        </table:table-row>
        <table:table-row table:style-name="ro1">
          <table:table-cell table:formula="of:=[.A285]+1" office:value-type="float" office:value="76">
            <text:p>76</text:p>
          </table:table-cell>
          <table:table-cell table:formula="of:=CHAR([.A311])" office:value-type="string" office:string-value="L">
            <text:p>L</text:p>
          </table:table-cell>
          <table:table-cell table:formula="of:=[.C285]" office:value-type="float" office:value="89">
            <text:p>89</text:p>
          </table:table-cell>
          <table:table-cell table:formula="of:=CHAR([.C311])" office:value-type="string" office:string-value="Y">
            <text:p>Y</text:p>
          </table:table-cell>
          <table:table-cell table:formula="of:=CONCATENATE([.B311];[.D311])" office:value-type="string" office:string-value="LY">
            <text:p>LY</text:p>
          </table:table-cell>
          <table:table-cell table:formula="of:=CONCATENATE(&quot;inline int Inline&quot;;[.$E311];&quot;(const int x) { return ((std::rand() % 2) ? Inline&quot;;[.$E310];&quot;(x) : Inline&quot;;[.$E309];&quot;(x)) + 2; }&quot;)" office:value-type="string" office:string-value="inline int InlineLY(const int x) { return ((std::rand() % 2) ? InlineLX(x) : InlineLW(x)) + 2; }">
            <text:p>inline int InlineLY(const int x) { return ((std::rand() % 2) ? InlineLX(x) : InlineLW(x)) + 2; }</text:p>
          </table:table-cell>
          <table:table-cell table:formula="of:=CONCATENATE(&quot;int NonInline&quot;;[.$E311];&quot;(const int x) { return ((std::rand() % 2) ? NonInline&quot;;[.$E310];&quot;(x) : NonInline&quot;;[.$E309];&quot;(x)) + 2; }&quot;)" office:value-type="string" office:string-value="int NonInlineLY(const int x) { return ((std::rand() % 2) ? NonInlineLX(x) : NonInlineLW(x)) + 2; }">
            <text:p>int NonInlineLY(const int x) { return ((std::rand() % 2) ? NonInlineLX(x) : NonInlineLW(x)) + 2; }</text:p>
          </table:table-cell>
        </table:table-row>
        <table:table-row table:style-name="ro1">
          <table:table-cell table:formula="of:=[.A286]+1" office:value-type="float" office:value="76">
            <text:p>76</text:p>
          </table:table-cell>
          <table:table-cell table:formula="of:=CHAR([.A312])" office:value-type="string" office:string-value="L">
            <text:p>L</text:p>
          </table:table-cell>
          <table:table-cell table:formula="of:=[.C286]" office:value-type="float" office:value="90">
            <text:p>90</text:p>
          </table:table-cell>
          <table:table-cell table:formula="of:=CHAR([.C312])" office:value-type="string" office:string-value="Z">
            <text:p>Z</text:p>
          </table:table-cell>
          <table:table-cell table:formula="of:=CONCATENATE([.B312];[.D312])" office:value-type="string" office:string-value="LZ">
            <text:p>LZ</text:p>
          </table:table-cell>
          <table:table-cell table:formula="of:=CONCATENATE(&quot;inline int Inline&quot;;[.$E312];&quot;(const int x) { return ((std::rand() % 2) ? Inline&quot;;[.$E311];&quot;(x) : Inline&quot;;[.$E310];&quot;(x)) + 2; }&quot;)" office:value-type="string" office:string-value="inline int InlineLZ(const int x) { return ((std::rand() % 2) ? InlineLY(x) : InlineLX(x)) + 2; }">
            <text:p>inline int InlineLZ(const int x) { return ((std::rand() % 2) ? InlineLY(x) : InlineLX(x)) + 2; }</text:p>
          </table:table-cell>
          <table:table-cell table:formula="of:=CONCATENATE(&quot;int NonInline&quot;;[.$E312];&quot;(const int x) { return ((std::rand() % 2) ? NonInline&quot;;[.$E311];&quot;(x) : NonInline&quot;;[.$E310];&quot;(x)) + 2; }&quot;)" office:value-type="string" office:string-value="int NonInlineLZ(const int x) { return ((std::rand() % 2) ? NonInlineLY(x) : NonInlineLX(x)) + 2; }">
            <text:p>int NonInlineLZ(const int x) { return ((std::rand() % 2) ? NonInlineLY(x) : NonInlineLX(x)) + 2; }</text:p>
          </table:table-cell>
        </table:table-row>
        <table:table-row table:style-name="ro1">
          <table:table-cell table:formula="of:=[.A287]+1" office:value-type="float" office:value="77">
            <text:p>77</text:p>
          </table:table-cell>
          <table:table-cell table:formula="of:=CHAR([.A313])" office:value-type="string" office:string-value="M">
            <text:p>M</text:p>
          </table:table-cell>
          <table:table-cell table:formula="of:=[.C287]" office:value-type="float" office:value="65">
            <text:p>65</text:p>
          </table:table-cell>
          <table:table-cell table:formula="of:=CHAR([.C313])" office:value-type="string" office:string-value="A">
            <text:p>A</text:p>
          </table:table-cell>
          <table:table-cell table:formula="of:=CONCATENATE([.B313];[.D313])" office:value-type="string" office:string-value="MA">
            <text:p>MA</text:p>
          </table:table-cell>
          <table:table-cell table:formula="of:=CONCATENATE(&quot;inline int Inline&quot;;[.$E313];&quot;(const int x) { return ((std::rand() % 2) ? Inline&quot;;[.$E312];&quot;(x) : Inline&quot;;[.$E311];&quot;(x)) + 2; }&quot;)" office:value-type="string" office:string-value="inline int InlineMA(const int x) { return ((std::rand() % 2) ? InlineLZ(x) : InlineLY(x)) + 2; }">
            <text:p>inline int InlineMA(const int x) { return ((std::rand() % 2) ? InlineLZ(x) : InlineLY(x)) + 2; }</text:p>
          </table:table-cell>
          <table:table-cell table:formula="of:=CONCATENATE(&quot;int NonInline&quot;;[.$E313];&quot;(const int x) { return ((std::rand() % 2) ? NonInline&quot;;[.$E312];&quot;(x) : NonInline&quot;;[.$E311];&quot;(x)) + 2; }&quot;)" office:value-type="string" office:string-value="int NonInlineMA(const int x) { return ((std::rand() % 2) ? NonInlineLZ(x) : NonInlineLY(x)) + 2; }">
            <text:p>int NonInlineMA(const int x) { return ((std::rand() % 2) ? NonInlineLZ(x) : NonInlineLY(x)) + 2; }</text:p>
          </table:table-cell>
        </table:table-row>
        <table:table-row table:style-name="ro1">
          <table:table-cell table:formula="of:=[.A288]+1" office:value-type="float" office:value="77">
            <text:p>77</text:p>
          </table:table-cell>
          <table:table-cell table:formula="of:=CHAR([.A314])" office:value-type="string" office:string-value="M">
            <text:p>M</text:p>
          </table:table-cell>
          <table:table-cell table:formula="of:=[.C288]" office:value-type="float" office:value="66">
            <text:p>66</text:p>
          </table:table-cell>
          <table:table-cell table:formula="of:=CHAR([.C314])" office:value-type="string" office:string-value="B">
            <text:p>B</text:p>
          </table:table-cell>
          <table:table-cell table:formula="of:=CONCATENATE([.B314];[.D314])" office:value-type="string" office:string-value="MB">
            <text:p>MB</text:p>
          </table:table-cell>
          <table:table-cell table:formula="of:=CONCATENATE(&quot;inline int Inline&quot;;[.$E314];&quot;(const int x) { return ((std::rand() % 2) ? Inline&quot;;[.$E313];&quot;(x) : Inline&quot;;[.$E312];&quot;(x)) + 2; }&quot;)" office:value-type="string" office:string-value="inline int InlineMB(const int x) { return ((std::rand() % 2) ? InlineMA(x) : InlineLZ(x)) + 2; }">
            <text:p>inline int InlineMB(const int x) { return ((std::rand() % 2) ? InlineMA(x) : InlineLZ(x)) + 2; }</text:p>
          </table:table-cell>
          <table:table-cell table:formula="of:=CONCATENATE(&quot;int NonInline&quot;;[.$E314];&quot;(const int x) { return ((std::rand() % 2) ? NonInline&quot;;[.$E313];&quot;(x) : NonInline&quot;;[.$E312];&quot;(x)) + 2; }&quot;)" office:value-type="string" office:string-value="int NonInlineMB(const int x) { return ((std::rand() % 2) ? NonInlineMA(x) : NonInlineLZ(x)) + 2; }">
            <text:p>int NonInlineMB(const int x) { return ((std::rand() % 2) ? NonInlineMA(x) : NonInlineLZ(x)) + 2; }</text:p>
          </table:table-cell>
        </table:table-row>
        <table:table-row table:style-name="ro1">
          <table:table-cell table:formula="of:=[.A289]+1" office:value-type="float" office:value="77">
            <text:p>77</text:p>
          </table:table-cell>
          <table:table-cell table:formula="of:=CHAR([.A315])" office:value-type="string" office:string-value="M">
            <text:p>M</text:p>
          </table:table-cell>
          <table:table-cell table:formula="of:=[.C289]" office:value-type="float" office:value="67">
            <text:p>67</text:p>
          </table:table-cell>
          <table:table-cell table:formula="of:=CHAR([.C315])" office:value-type="string" office:string-value="C">
            <text:p>C</text:p>
          </table:table-cell>
          <table:table-cell table:formula="of:=CONCATENATE([.B315];[.D315])" office:value-type="string" office:string-value="MC">
            <text:p>MC</text:p>
          </table:table-cell>
          <table:table-cell table:formula="of:=CONCATENATE(&quot;inline int Inline&quot;;[.$E315];&quot;(const int x) { return ((std::rand() % 2) ? Inline&quot;;[.$E314];&quot;(x) : Inline&quot;;[.$E313];&quot;(x)) + 2; }&quot;)" office:value-type="string" office:string-value="inline int InlineMC(const int x) { return ((std::rand() % 2) ? InlineMB(x) : InlineMA(x)) + 2; }">
            <text:p>inline int InlineMC(const int x) { return ((std::rand() % 2) ? InlineMB(x) : InlineMA(x)) + 2; }</text:p>
          </table:table-cell>
          <table:table-cell table:formula="of:=CONCATENATE(&quot;int NonInline&quot;;[.$E315];&quot;(const int x) { return ((std::rand() % 2) ? NonInline&quot;;[.$E314];&quot;(x) : NonInline&quot;;[.$E313];&quot;(x)) + 2; }&quot;)" office:value-type="string" office:string-value="int NonInlineMC(const int x) { return ((std::rand() % 2) ? NonInlineMB(x) : NonInlineMA(x)) + 2; }">
            <text:p>int NonInlineMC(const int x) { return ((std::rand() % 2) ? NonInlineMB(x) : NonInlineMA(x)) + 2; }</text:p>
          </table:table-cell>
        </table:table-row>
        <table:table-row table:style-name="ro1">
          <table:table-cell table:formula="of:=[.A290]+1" office:value-type="float" office:value="77">
            <text:p>77</text:p>
          </table:table-cell>
          <table:table-cell table:formula="of:=CHAR([.A316])" office:value-type="string" office:string-value="M">
            <text:p>M</text:p>
          </table:table-cell>
          <table:table-cell table:formula="of:=[.C290]" office:value-type="float" office:value="68">
            <text:p>68</text:p>
          </table:table-cell>
          <table:table-cell table:formula="of:=CHAR([.C316])" office:value-type="string" office:string-value="D">
            <text:p>D</text:p>
          </table:table-cell>
          <table:table-cell table:formula="of:=CONCATENATE([.B316];[.D316])" office:value-type="string" office:string-value="MD">
            <text:p>MD</text:p>
          </table:table-cell>
          <table:table-cell table:formula="of:=CONCATENATE(&quot;inline int Inline&quot;;[.$E316];&quot;(const int x) { return ((std::rand() % 2) ? Inline&quot;;[.$E315];&quot;(x) : Inline&quot;;[.$E314];&quot;(x)) + 2; }&quot;)" office:value-type="string" office:string-value="inline int InlineMD(const int x) { return ((std::rand() % 2) ? InlineMC(x) : InlineMB(x)) + 2; }">
            <text:p>inline int InlineMD(const int x) { return ((std::rand() % 2) ? InlineMC(x) : InlineMB(x)) + 2; }</text:p>
          </table:table-cell>
          <table:table-cell table:formula="of:=CONCATENATE(&quot;int NonInline&quot;;[.$E316];&quot;(const int x) { return ((std::rand() % 2) ? NonInline&quot;;[.$E315];&quot;(x) : NonInline&quot;;[.$E314];&quot;(x)) + 2; }&quot;)" office:value-type="string" office:string-value="int NonInlineMD(const int x) { return ((std::rand() % 2) ? NonInlineMC(x) : NonInlineMB(x)) + 2; }">
            <text:p>int NonInlineMD(const int x) { return ((std::rand() % 2) ? NonInlineMC(x) : NonInlineMB(x)) + 2; }</text:p>
          </table:table-cell>
        </table:table-row>
        <table:table-row table:style-name="ro1">
          <table:table-cell table:formula="of:=[.A291]+1" office:value-type="float" office:value="77">
            <text:p>77</text:p>
          </table:table-cell>
          <table:table-cell table:formula="of:=CHAR([.A317])" office:value-type="string" office:string-value="M">
            <text:p>M</text:p>
          </table:table-cell>
          <table:table-cell table:formula="of:=[.C291]" office:value-type="float" office:value="69">
            <text:p>69</text:p>
          </table:table-cell>
          <table:table-cell table:formula="of:=CHAR([.C317])" office:value-type="string" office:string-value="E">
            <text:p>E</text:p>
          </table:table-cell>
          <table:table-cell table:formula="of:=CONCATENATE([.B317];[.D317])" office:value-type="string" office:string-value="ME">
            <text:p>ME</text:p>
          </table:table-cell>
          <table:table-cell table:formula="of:=CONCATENATE(&quot;inline int Inline&quot;;[.$E317];&quot;(const int x) { return ((std::rand() % 2) ? Inline&quot;;[.$E316];&quot;(x) : Inline&quot;;[.$E315];&quot;(x)) + 2; }&quot;)" office:value-type="string" office:string-value="inline int InlineME(const int x) { return ((std::rand() % 2) ? InlineMD(x) : InlineMC(x)) + 2; }">
            <text:p>inline int InlineME(const int x) { return ((std::rand() % 2) ? InlineMD(x) : InlineMC(x)) + 2; }</text:p>
          </table:table-cell>
          <table:table-cell table:formula="of:=CONCATENATE(&quot;int NonInline&quot;;[.$E317];&quot;(const int x) { return ((std::rand() % 2) ? NonInline&quot;;[.$E316];&quot;(x) : NonInline&quot;;[.$E315];&quot;(x)) + 2; }&quot;)" office:value-type="string" office:string-value="int NonInlineME(const int x) { return ((std::rand() % 2) ? NonInlineMD(x) : NonInlineMC(x)) + 2; }">
            <text:p>int NonInlineME(const int x) { return ((std::rand() % 2) ? NonInlineMD(x) : NonInlineMC(x)) + 2; }</text:p>
          </table:table-cell>
        </table:table-row>
        <table:table-row table:style-name="ro1">
          <table:table-cell table:formula="of:=[.A292]+1" office:value-type="float" office:value="77">
            <text:p>77</text:p>
          </table:table-cell>
          <table:table-cell table:formula="of:=CHAR([.A318])" office:value-type="string" office:string-value="M">
            <text:p>M</text:p>
          </table:table-cell>
          <table:table-cell table:formula="of:=[.C292]" office:value-type="float" office:value="70">
            <text:p>70</text:p>
          </table:table-cell>
          <table:table-cell table:formula="of:=CHAR([.C318])" office:value-type="string" office:string-value="F">
            <text:p>F</text:p>
          </table:table-cell>
          <table:table-cell table:formula="of:=CONCATENATE([.B318];[.D318])" office:value-type="string" office:string-value="MF">
            <text:p>MF</text:p>
          </table:table-cell>
          <table:table-cell table:formula="of:=CONCATENATE(&quot;inline int Inline&quot;;[.$E318];&quot;(const int x) { return ((std::rand() % 2) ? Inline&quot;;[.$E317];&quot;(x) : Inline&quot;;[.$E316];&quot;(x)) + 2; }&quot;)" office:value-type="string" office:string-value="inline int InlineMF(const int x) { return ((std::rand() % 2) ? InlineME(x) : InlineMD(x)) + 2; }">
            <text:p>inline int InlineMF(const int x) { return ((std::rand() % 2) ? InlineME(x) : InlineMD(x)) + 2; }</text:p>
          </table:table-cell>
          <table:table-cell table:formula="of:=CONCATENATE(&quot;int NonInline&quot;;[.$E318];&quot;(const int x) { return ((std::rand() % 2) ? NonInline&quot;;[.$E317];&quot;(x) : NonInline&quot;;[.$E316];&quot;(x)) + 2; }&quot;)" office:value-type="string" office:string-value="int NonInlineMF(const int x) { return ((std::rand() % 2) ? NonInlineME(x) : NonInlineMD(x)) + 2; }">
            <text:p>int NonInlineMF(const int x) { return ((std::rand() % 2) ? NonInlineME(x) : NonInlineMD(x)) + 2; }</text:p>
          </table:table-cell>
        </table:table-row>
        <table:table-row table:style-name="ro1">
          <table:table-cell table:formula="of:=[.A293]+1" office:value-type="float" office:value="77">
            <text:p>77</text:p>
          </table:table-cell>
          <table:table-cell table:formula="of:=CHAR([.A319])" office:value-type="string" office:string-value="M">
            <text:p>M</text:p>
          </table:table-cell>
          <table:table-cell table:formula="of:=[.C293]" office:value-type="float" office:value="71">
            <text:p>71</text:p>
          </table:table-cell>
          <table:table-cell table:formula="of:=CHAR([.C319])" office:value-type="string" office:string-value="G">
            <text:p>G</text:p>
          </table:table-cell>
          <table:table-cell table:formula="of:=CONCATENATE([.B319];[.D319])" office:value-type="string" office:string-value="MG">
            <text:p>MG</text:p>
          </table:table-cell>
          <table:table-cell table:formula="of:=CONCATENATE(&quot;inline int Inline&quot;;[.$E319];&quot;(const int x) { return ((std::rand() % 2) ? Inline&quot;;[.$E318];&quot;(x) : Inline&quot;;[.$E317];&quot;(x)) + 2; }&quot;)" office:value-type="string" office:string-value="inline int InlineMG(const int x) { return ((std::rand() % 2) ? InlineMF(x) : InlineME(x)) + 2; }">
            <text:p>inline int InlineMG(const int x) { return ((std::rand() % 2) ? InlineMF(x) : InlineME(x)) + 2; }</text:p>
          </table:table-cell>
          <table:table-cell table:formula="of:=CONCATENATE(&quot;int NonInline&quot;;[.$E319];&quot;(const int x) { return ((std::rand() % 2) ? NonInline&quot;;[.$E318];&quot;(x) : NonInline&quot;;[.$E317];&quot;(x)) + 2; }&quot;)" office:value-type="string" office:string-value="int NonInlineMG(const int x) { return ((std::rand() % 2) ? NonInlineMF(x) : NonInlineME(x)) + 2; }">
            <text:p>int NonInlineMG(const int x) { return ((std::rand() % 2) ? NonInlineMF(x) : NonInlineME(x)) + 2; }</text:p>
          </table:table-cell>
        </table:table-row>
        <table:table-row table:style-name="ro1">
          <table:table-cell table:formula="of:=[.A294]+1" office:value-type="float" office:value="77">
            <text:p>77</text:p>
          </table:table-cell>
          <table:table-cell table:formula="of:=CHAR([.A320])" office:value-type="string" office:string-value="M">
            <text:p>M</text:p>
          </table:table-cell>
          <table:table-cell table:formula="of:=[.C294]" office:value-type="float" office:value="72">
            <text:p>72</text:p>
          </table:table-cell>
          <table:table-cell table:formula="of:=CHAR([.C320])" office:value-type="string" office:string-value="H">
            <text:p>H</text:p>
          </table:table-cell>
          <table:table-cell table:formula="of:=CONCATENATE([.B320];[.D320])" office:value-type="string" office:string-value="MH">
            <text:p>MH</text:p>
          </table:table-cell>
          <table:table-cell table:formula="of:=CONCATENATE(&quot;inline int Inline&quot;;[.$E320];&quot;(const int x) { return ((std::rand() % 2) ? Inline&quot;;[.$E319];&quot;(x) : Inline&quot;;[.$E318];&quot;(x)) + 2; }&quot;)" office:value-type="string" office:string-value="inline int InlineMH(const int x) { return ((std::rand() % 2) ? InlineMG(x) : InlineMF(x)) + 2; }">
            <text:p>inline int InlineMH(const int x) { return ((std::rand() % 2) ? InlineMG(x) : InlineMF(x)) + 2; }</text:p>
          </table:table-cell>
          <table:table-cell table:formula="of:=CONCATENATE(&quot;int NonInline&quot;;[.$E320];&quot;(const int x) { return ((std::rand() % 2) ? NonInline&quot;;[.$E319];&quot;(x) : NonInline&quot;;[.$E318];&quot;(x)) + 2; }&quot;)" office:value-type="string" office:string-value="int NonInlineMH(const int x) { return ((std::rand() % 2) ? NonInlineMG(x) : NonInlineMF(x)) + 2; }">
            <text:p>int NonInlineMH(const int x) { return ((std::rand() % 2) ? NonInlineMG(x) : NonInlineMF(x)) + 2; }</text:p>
          </table:table-cell>
        </table:table-row>
        <table:table-row table:style-name="ro1">
          <table:table-cell table:formula="of:=[.A295]+1" office:value-type="float" office:value="77">
            <text:p>77</text:p>
          </table:table-cell>
          <table:table-cell table:formula="of:=CHAR([.A321])" office:value-type="string" office:string-value="M">
            <text:p>M</text:p>
          </table:table-cell>
          <table:table-cell table:formula="of:=[.C295]" office:value-type="float" office:value="73">
            <text:p>73</text:p>
          </table:table-cell>
          <table:table-cell table:formula="of:=CHAR([.C321])" office:value-type="string" office:string-value="I">
            <text:p>I</text:p>
          </table:table-cell>
          <table:table-cell table:formula="of:=CONCATENATE([.B321];[.D321])" office:value-type="string" office:string-value="MI">
            <text:p>MI</text:p>
          </table:table-cell>
          <table:table-cell table:formula="of:=CONCATENATE(&quot;inline int Inline&quot;;[.$E321];&quot;(const int x) { return ((std::rand() % 2) ? Inline&quot;;[.$E320];&quot;(x) : Inline&quot;;[.$E319];&quot;(x)) + 2; }&quot;)" office:value-type="string" office:string-value="inline int InlineMI(const int x) { return ((std::rand() % 2) ? InlineMH(x) : InlineMG(x)) + 2; }">
            <text:p>inline int InlineMI(const int x) { return ((std::rand() % 2) ? InlineMH(x) : InlineMG(x)) + 2; }</text:p>
          </table:table-cell>
          <table:table-cell table:formula="of:=CONCATENATE(&quot;int NonInline&quot;;[.$E321];&quot;(const int x) { return ((std::rand() % 2) ? NonInline&quot;;[.$E320];&quot;(x) : NonInline&quot;;[.$E319];&quot;(x)) + 2; }&quot;)" office:value-type="string" office:string-value="int NonInlineMI(const int x) { return ((std::rand() % 2) ? NonInlineMH(x) : NonInlineMG(x)) + 2; }">
            <text:p>int NonInlineMI(const int x) { return ((std::rand() % 2) ? NonInlineMH(x) : NonInlineMG(x)) + 2; }</text:p>
          </table:table-cell>
        </table:table-row>
        <table:table-row table:style-name="ro1">
          <table:table-cell table:formula="of:=[.A296]+1" office:value-type="float" office:value="77">
            <text:p>77</text:p>
          </table:table-cell>
          <table:table-cell table:formula="of:=CHAR([.A322])" office:value-type="string" office:string-value="M">
            <text:p>M</text:p>
          </table:table-cell>
          <table:table-cell table:formula="of:=[.C296]" office:value-type="float" office:value="74">
            <text:p>74</text:p>
          </table:table-cell>
          <table:table-cell table:formula="of:=CHAR([.C322])" office:value-type="string" office:string-value="J">
            <text:p>J</text:p>
          </table:table-cell>
          <table:table-cell table:formula="of:=CONCATENATE([.B322];[.D322])" office:value-type="string" office:string-value="MJ">
            <text:p>MJ</text:p>
          </table:table-cell>
          <table:table-cell table:formula="of:=CONCATENATE(&quot;inline int Inline&quot;;[.$E322];&quot;(const int x) { return ((std::rand() % 2) ? Inline&quot;;[.$E321];&quot;(x) : Inline&quot;;[.$E320];&quot;(x)) + 2; }&quot;)" office:value-type="string" office:string-value="inline int InlineMJ(const int x) { return ((std::rand() % 2) ? InlineMI(x) : InlineMH(x)) + 2; }">
            <text:p>inline int InlineMJ(const int x) { return ((std::rand() % 2) ? InlineMI(x) : InlineMH(x)) + 2; }</text:p>
          </table:table-cell>
          <table:table-cell table:formula="of:=CONCATENATE(&quot;int NonInline&quot;;[.$E322];&quot;(const int x) { return ((std::rand() % 2) ? NonInline&quot;;[.$E321];&quot;(x) : NonInline&quot;;[.$E320];&quot;(x)) + 2; }&quot;)" office:value-type="string" office:string-value="int NonInlineMJ(const int x) { return ((std::rand() % 2) ? NonInlineMI(x) : NonInlineMH(x)) + 2; }">
            <text:p>int NonInlineMJ(const int x) { return ((std::rand() % 2) ? NonInlineMI(x) : NonInlineMH(x)) + 2; }</text:p>
          </table:table-cell>
        </table:table-row>
        <table:table-row table:style-name="ro1">
          <table:table-cell table:formula="of:=[.A297]+1" office:value-type="float" office:value="77">
            <text:p>77</text:p>
          </table:table-cell>
          <table:table-cell table:formula="of:=CHAR([.A323])" office:value-type="string" office:string-value="M">
            <text:p>M</text:p>
          </table:table-cell>
          <table:table-cell table:formula="of:=[.C297]" office:value-type="float" office:value="75">
            <text:p>75</text:p>
          </table:table-cell>
          <table:table-cell table:formula="of:=CHAR([.C323])" office:value-type="string" office:string-value="K">
            <text:p>K</text:p>
          </table:table-cell>
          <table:table-cell table:formula="of:=CONCATENATE([.B323];[.D323])" office:value-type="string" office:string-value="MK">
            <text:p>MK</text:p>
          </table:table-cell>
          <table:table-cell table:formula="of:=CONCATENATE(&quot;inline int Inline&quot;;[.$E323];&quot;(const int x) { return ((std::rand() % 2) ? Inline&quot;;[.$E322];&quot;(x) : Inline&quot;;[.$E321];&quot;(x)) + 2; }&quot;)" office:value-type="string" office:string-value="inline int InlineMK(const int x) { return ((std::rand() % 2) ? InlineMJ(x) : InlineMI(x)) + 2; }">
            <text:p>inline int InlineMK(const int x) { return ((std::rand() % 2) ? InlineMJ(x) : InlineMI(x)) + 2; }</text:p>
          </table:table-cell>
          <table:table-cell table:formula="of:=CONCATENATE(&quot;int NonInline&quot;;[.$E323];&quot;(const int x) { return ((std::rand() % 2) ? NonInline&quot;;[.$E322];&quot;(x) : NonInline&quot;;[.$E321];&quot;(x)) + 2; }&quot;)" office:value-type="string" office:string-value="int NonInlineMK(const int x) { return ((std::rand() % 2) ? NonInlineMJ(x) : NonInlineMI(x)) + 2; }">
            <text:p>int NonInlineMK(const int x) { return ((std::rand() % 2) ? NonInlineMJ(x) : NonInlineMI(x)) + 2; }</text:p>
          </table:table-cell>
        </table:table-row>
        <table:table-row table:style-name="ro1">
          <table:table-cell table:formula="of:=[.A298]+1" office:value-type="float" office:value="77">
            <text:p>77</text:p>
          </table:table-cell>
          <table:table-cell table:formula="of:=CHAR([.A324])" office:value-type="string" office:string-value="M">
            <text:p>M</text:p>
          </table:table-cell>
          <table:table-cell table:formula="of:=[.C298]" office:value-type="float" office:value="76">
            <text:p>76</text:p>
          </table:table-cell>
          <table:table-cell table:formula="of:=CHAR([.C324])" office:value-type="string" office:string-value="L">
            <text:p>L</text:p>
          </table:table-cell>
          <table:table-cell table:formula="of:=CONCATENATE([.B324];[.D324])" office:value-type="string" office:string-value="ML">
            <text:p>ML</text:p>
          </table:table-cell>
          <table:table-cell table:formula="of:=CONCATENATE(&quot;inline int Inline&quot;;[.$E324];&quot;(const int x) { return ((std::rand() % 2) ? Inline&quot;;[.$E323];&quot;(x) : Inline&quot;;[.$E322];&quot;(x)) + 2; }&quot;)" office:value-type="string" office:string-value="inline int InlineML(const int x) { return ((std::rand() % 2) ? InlineMK(x) : InlineMJ(x)) + 2; }">
            <text:p>inline int InlineML(const int x) { return ((std::rand() % 2) ? InlineMK(x) : InlineMJ(x)) + 2; }</text:p>
          </table:table-cell>
          <table:table-cell table:formula="of:=CONCATENATE(&quot;int NonInline&quot;;[.$E324];&quot;(const int x) { return ((std::rand() % 2) ? NonInline&quot;;[.$E323];&quot;(x) : NonInline&quot;;[.$E322];&quot;(x)) + 2; }&quot;)" office:value-type="string" office:string-value="int NonInlineML(const int x) { return ((std::rand() % 2) ? NonInlineMK(x) : NonInlineMJ(x)) + 2; }">
            <text:p>int NonInlineML(const int x) { return ((std::rand() % 2) ? NonInlineMK(x) : NonInlineMJ(x)) + 2; }</text:p>
          </table:table-cell>
        </table:table-row>
        <table:table-row table:style-name="ro1">
          <table:table-cell table:formula="of:=[.A299]+1" office:value-type="float" office:value="77">
            <text:p>77</text:p>
          </table:table-cell>
          <table:table-cell table:formula="of:=CHAR([.A325])" office:value-type="string" office:string-value="M">
            <text:p>M</text:p>
          </table:table-cell>
          <table:table-cell table:formula="of:=[.C299]" office:value-type="float" office:value="77">
            <text:p>77</text:p>
          </table:table-cell>
          <table:table-cell table:formula="of:=CHAR([.C325])" office:value-type="string" office:string-value="M">
            <text:p>M</text:p>
          </table:table-cell>
          <table:table-cell table:formula="of:=CONCATENATE([.B325];[.D325])" office:value-type="string" office:string-value="MM">
            <text:p>MM</text:p>
          </table:table-cell>
          <table:table-cell table:formula="of:=CONCATENATE(&quot;inline int Inline&quot;;[.$E325];&quot;(const int x) { return ((std::rand() % 2) ? Inline&quot;;[.$E324];&quot;(x) : Inline&quot;;[.$E323];&quot;(x)) + 2; }&quot;)" office:value-type="string" office:string-value="inline int InlineMM(const int x) { return ((std::rand() % 2) ? InlineML(x) : InlineMK(x)) + 2; }">
            <text:p>inline int InlineMM(const int x) { return ((std::rand() % 2) ? InlineML(x) : InlineMK(x)) + 2; }</text:p>
          </table:table-cell>
          <table:table-cell table:formula="of:=CONCATENATE(&quot;int NonInline&quot;;[.$E325];&quot;(const int x) { return ((std::rand() % 2) ? NonInline&quot;;[.$E324];&quot;(x) : NonInline&quot;;[.$E323];&quot;(x)) + 2; }&quot;)" office:value-type="string" office:string-value="int NonInlineMM(const int x) { return ((std::rand() % 2) ? NonInlineML(x) : NonInlineMK(x)) + 2; }">
            <text:p>int NonInlineMM(const int x) { return ((std::rand() % 2) ? NonInlineML(x) : NonInlineMK(x)) + 2; }</text:p>
          </table:table-cell>
        </table:table-row>
        <table:table-row table:style-name="ro1">
          <table:table-cell table:formula="of:=[.A300]+1" office:value-type="float" office:value="77">
            <text:p>77</text:p>
          </table:table-cell>
          <table:table-cell table:formula="of:=CHAR([.A326])" office:value-type="string" office:string-value="M">
            <text:p>M</text:p>
          </table:table-cell>
          <table:table-cell table:formula="of:=[.C300]" office:value-type="float" office:value="78">
            <text:p>78</text:p>
          </table:table-cell>
          <table:table-cell table:formula="of:=CHAR([.C326])" office:value-type="string" office:string-value="N">
            <text:p>N</text:p>
          </table:table-cell>
          <table:table-cell table:formula="of:=CONCATENATE([.B326];[.D326])" office:value-type="string" office:string-value="MN">
            <text:p>MN</text:p>
          </table:table-cell>
          <table:table-cell table:formula="of:=CONCATENATE(&quot;inline int Inline&quot;;[.$E326];&quot;(const int x) { return ((std::rand() % 2) ? Inline&quot;;[.$E325];&quot;(x) : Inline&quot;;[.$E324];&quot;(x)) + 2; }&quot;)" office:value-type="string" office:string-value="inline int InlineMN(const int x) { return ((std::rand() % 2) ? InlineMM(x) : InlineML(x)) + 2; }">
            <text:p>inline int InlineMN(const int x) { return ((std::rand() % 2) ? InlineMM(x) : InlineML(x)) + 2; }</text:p>
          </table:table-cell>
          <table:table-cell table:formula="of:=CONCATENATE(&quot;int NonInline&quot;;[.$E326];&quot;(const int x) { return ((std::rand() % 2) ? NonInline&quot;;[.$E325];&quot;(x) : NonInline&quot;;[.$E324];&quot;(x)) + 2; }&quot;)" office:value-type="string" office:string-value="int NonInlineMN(const int x) { return ((std::rand() % 2) ? NonInlineMM(x) : NonInlineML(x)) + 2; }">
            <text:p>int NonInlineMN(const int x) { return ((std::rand() % 2) ? NonInlineMM(x) : NonInlineML(x)) + 2; }</text:p>
          </table:table-cell>
        </table:table-row>
        <table:table-row table:style-name="ro1">
          <table:table-cell table:formula="of:=[.A301]+1" office:value-type="float" office:value="77">
            <text:p>77</text:p>
          </table:table-cell>
          <table:table-cell table:formula="of:=CHAR([.A327])" office:value-type="string" office:string-value="M">
            <text:p>M</text:p>
          </table:table-cell>
          <table:table-cell table:formula="of:=[.C301]" office:value-type="float" office:value="79">
            <text:p>79</text:p>
          </table:table-cell>
          <table:table-cell table:formula="of:=CHAR([.C327])" office:value-type="string" office:string-value="O">
            <text:p>O</text:p>
          </table:table-cell>
          <table:table-cell table:formula="of:=CONCATENATE([.B327];[.D327])" office:value-type="string" office:string-value="MO">
            <text:p>MO</text:p>
          </table:table-cell>
          <table:table-cell table:formula="of:=CONCATENATE(&quot;inline int Inline&quot;;[.$E327];&quot;(const int x) { return ((std::rand() % 2) ? Inline&quot;;[.$E326];&quot;(x) : Inline&quot;;[.$E325];&quot;(x)) + 2; }&quot;)" office:value-type="string" office:string-value="inline int InlineMO(const int x) { return ((std::rand() % 2) ? InlineMN(x) : InlineMM(x)) + 2; }">
            <text:p>inline int InlineMO(const int x) { return ((std::rand() % 2) ? InlineMN(x) : InlineMM(x)) + 2; }</text:p>
          </table:table-cell>
          <table:table-cell table:formula="of:=CONCATENATE(&quot;int NonInline&quot;;[.$E327];&quot;(const int x) { return ((std::rand() % 2) ? NonInline&quot;;[.$E326];&quot;(x) : NonInline&quot;;[.$E325];&quot;(x)) + 2; }&quot;)" office:value-type="string" office:string-value="int NonInlineMO(const int x) { return ((std::rand() % 2) ? NonInlineMN(x) : NonInlineMM(x)) + 2; }">
            <text:p>int NonInlineMO(const int x) { return ((std::rand() % 2) ? NonInlineMN(x) : NonInlineMM(x)) + 2; }</text:p>
          </table:table-cell>
        </table:table-row>
        <table:table-row table:style-name="ro1">
          <table:table-cell table:formula="of:=[.A302]+1" office:value-type="float" office:value="77">
            <text:p>77</text:p>
          </table:table-cell>
          <table:table-cell table:formula="of:=CHAR([.A328])" office:value-type="string" office:string-value="M">
            <text:p>M</text:p>
          </table:table-cell>
          <table:table-cell table:formula="of:=[.C302]" office:value-type="float" office:value="80">
            <text:p>80</text:p>
          </table:table-cell>
          <table:table-cell table:formula="of:=CHAR([.C328])" office:value-type="string" office:string-value="P">
            <text:p>P</text:p>
          </table:table-cell>
          <table:table-cell table:formula="of:=CONCATENATE([.B328];[.D328])" office:value-type="string" office:string-value="MP">
            <text:p>MP</text:p>
          </table:table-cell>
          <table:table-cell table:formula="of:=CONCATENATE(&quot;inline int Inline&quot;;[.$E328];&quot;(const int x) { return ((std::rand() % 2) ? Inline&quot;;[.$E327];&quot;(x) : Inline&quot;;[.$E326];&quot;(x)) + 2; }&quot;)" office:value-type="string" office:string-value="inline int InlineMP(const int x) { return ((std::rand() % 2) ? InlineMO(x) : InlineMN(x)) + 2; }">
            <text:p>inline int InlineMP(const int x) { return ((std::rand() % 2) ? InlineMO(x) : InlineMN(x)) + 2; }</text:p>
          </table:table-cell>
          <table:table-cell table:formula="of:=CONCATENATE(&quot;int NonInline&quot;;[.$E328];&quot;(const int x) { return ((std::rand() % 2) ? NonInline&quot;;[.$E327];&quot;(x) : NonInline&quot;;[.$E326];&quot;(x)) + 2; }&quot;)" office:value-type="string" office:string-value="int NonInlineMP(const int x) { return ((std::rand() % 2) ? NonInlineMO(x) : NonInlineMN(x)) + 2; }">
            <text:p>int NonInlineMP(const int x) { return ((std::rand() % 2) ? NonInlineMO(x) : NonInlineMN(x)) + 2; }</text:p>
          </table:table-cell>
        </table:table-row>
        <table:table-row table:style-name="ro1">
          <table:table-cell table:formula="of:=[.A303]+1" office:value-type="float" office:value="77">
            <text:p>77</text:p>
          </table:table-cell>
          <table:table-cell table:formula="of:=CHAR([.A329])" office:value-type="string" office:string-value="M">
            <text:p>M</text:p>
          </table:table-cell>
          <table:table-cell table:formula="of:=[.C303]" office:value-type="float" office:value="81">
            <text:p>81</text:p>
          </table:table-cell>
          <table:table-cell table:formula="of:=CHAR([.C329])" office:value-type="string" office:string-value="Q">
            <text:p>Q</text:p>
          </table:table-cell>
          <table:table-cell table:formula="of:=CONCATENATE([.B329];[.D329])" office:value-type="string" office:string-value="MQ">
            <text:p>MQ</text:p>
          </table:table-cell>
          <table:table-cell table:formula="of:=CONCATENATE(&quot;inline int Inline&quot;;[.$E329];&quot;(const int x) { return ((std::rand() % 2) ? Inline&quot;;[.$E328];&quot;(x) : Inline&quot;;[.$E327];&quot;(x)) + 2; }&quot;)" office:value-type="string" office:string-value="inline int InlineMQ(const int x) { return ((std::rand() % 2) ? InlineMP(x) : InlineMO(x)) + 2; }">
            <text:p>inline int InlineMQ(const int x) { return ((std::rand() % 2) ? InlineMP(x) : InlineMO(x)) + 2; }</text:p>
          </table:table-cell>
          <table:table-cell table:formula="of:=CONCATENATE(&quot;int NonInline&quot;;[.$E329];&quot;(const int x) { return ((std::rand() % 2) ? NonInline&quot;;[.$E328];&quot;(x) : NonInline&quot;;[.$E327];&quot;(x)) + 2; }&quot;)" office:value-type="string" office:string-value="int NonInlineMQ(const int x) { return ((std::rand() % 2) ? NonInlineMP(x) : NonInlineMO(x)) + 2; }">
            <text:p>int NonInlineMQ(const int x) { return ((std::rand() % 2) ? NonInlineMP(x) : NonInlineMO(x)) + 2; }</text:p>
          </table:table-cell>
        </table:table-row>
        <table:table-row table:style-name="ro1">
          <table:table-cell table:formula="of:=[.A304]+1" office:value-type="float" office:value="77">
            <text:p>77</text:p>
          </table:table-cell>
          <table:table-cell table:formula="of:=CHAR([.A330])" office:value-type="string" office:string-value="M">
            <text:p>M</text:p>
          </table:table-cell>
          <table:table-cell table:formula="of:=[.C304]" office:value-type="float" office:value="82">
            <text:p>82</text:p>
          </table:table-cell>
          <table:table-cell table:formula="of:=CHAR([.C330])" office:value-type="string" office:string-value="R">
            <text:p>R</text:p>
          </table:table-cell>
          <table:table-cell table:formula="of:=CONCATENATE([.B330];[.D330])" office:value-type="string" office:string-value="MR">
            <text:p>MR</text:p>
          </table:table-cell>
          <table:table-cell table:formula="of:=CONCATENATE(&quot;inline int Inline&quot;;[.$E330];&quot;(const int x) { return ((std::rand() % 2) ? Inline&quot;;[.$E329];&quot;(x) : Inline&quot;;[.$E328];&quot;(x)) + 2; }&quot;)" office:value-type="string" office:string-value="inline int InlineMR(const int x) { return ((std::rand() % 2) ? InlineMQ(x) : InlineMP(x)) + 2; }">
            <text:p>inline int InlineMR(const int x) { return ((std::rand() % 2) ? InlineMQ(x) : InlineMP(x)) + 2; }</text:p>
          </table:table-cell>
          <table:table-cell table:formula="of:=CONCATENATE(&quot;int NonInline&quot;;[.$E330];&quot;(const int x) { return ((std::rand() % 2) ? NonInline&quot;;[.$E329];&quot;(x) : NonInline&quot;;[.$E328];&quot;(x)) + 2; }&quot;)" office:value-type="string" office:string-value="int NonInlineMR(const int x) { return ((std::rand() % 2) ? NonInlineMQ(x) : NonInlineMP(x)) + 2; }">
            <text:p>int NonInlineMR(const int x) { return ((std::rand() % 2) ? NonInlineMQ(x) : NonInlineMP(x)) + 2; }</text:p>
          </table:table-cell>
        </table:table-row>
        <table:table-row table:style-name="ro1">
          <table:table-cell table:formula="of:=[.A305]+1" office:value-type="float" office:value="77">
            <text:p>77</text:p>
          </table:table-cell>
          <table:table-cell table:formula="of:=CHAR([.A331])" office:value-type="string" office:string-value="M">
            <text:p>M</text:p>
          </table:table-cell>
          <table:table-cell table:formula="of:=[.C305]" office:value-type="float" office:value="83">
            <text:p>83</text:p>
          </table:table-cell>
          <table:table-cell table:formula="of:=CHAR([.C331])" office:value-type="string" office:string-value="S">
            <text:p>S</text:p>
          </table:table-cell>
          <table:table-cell table:formula="of:=CONCATENATE([.B331];[.D331])" office:value-type="string" office:string-value="MS">
            <text:p>MS</text:p>
          </table:table-cell>
          <table:table-cell table:formula="of:=CONCATENATE(&quot;inline int Inline&quot;;[.$E331];&quot;(const int x) { return ((std::rand() % 2) ? Inline&quot;;[.$E330];&quot;(x) : Inline&quot;;[.$E329];&quot;(x)) + 2; }&quot;)" office:value-type="string" office:string-value="inline int InlineMS(const int x) { return ((std::rand() % 2) ? InlineMR(x) : InlineMQ(x)) + 2; }">
            <text:p>inline int InlineMS(const int x) { return ((std::rand() % 2) ? InlineMR(x) : InlineMQ(x)) + 2; }</text:p>
          </table:table-cell>
          <table:table-cell table:formula="of:=CONCATENATE(&quot;int NonInline&quot;;[.$E331];&quot;(const int x) { return ((std::rand() % 2) ? NonInline&quot;;[.$E330];&quot;(x) : NonInline&quot;;[.$E329];&quot;(x)) + 2; }&quot;)" office:value-type="string" office:string-value="int NonInlineMS(const int x) { return ((std::rand() % 2) ? NonInlineMR(x) : NonInlineMQ(x)) + 2; }">
            <text:p>int NonInlineMS(const int x) { return ((std::rand() % 2) ? NonInlineMR(x) : NonInlineMQ(x)) + 2; }</text:p>
          </table:table-cell>
        </table:table-row>
        <table:table-row table:style-name="ro1">
          <table:table-cell table:formula="of:=[.A306]+1" office:value-type="float" office:value="77">
            <text:p>77</text:p>
          </table:table-cell>
          <table:table-cell table:formula="of:=CHAR([.A332])" office:value-type="string" office:string-value="M">
            <text:p>M</text:p>
          </table:table-cell>
          <table:table-cell table:formula="of:=[.C306]" office:value-type="float" office:value="84">
            <text:p>84</text:p>
          </table:table-cell>
          <table:table-cell table:formula="of:=CHAR([.C332])" office:value-type="string" office:string-value="T">
            <text:p>T</text:p>
          </table:table-cell>
          <table:table-cell table:formula="of:=CONCATENATE([.B332];[.D332])" office:value-type="string" office:string-value="MT">
            <text:p>MT</text:p>
          </table:table-cell>
          <table:table-cell table:formula="of:=CONCATENATE(&quot;inline int Inline&quot;;[.$E332];&quot;(const int x) { return ((std::rand() % 2) ? Inline&quot;;[.$E331];&quot;(x) : Inline&quot;;[.$E330];&quot;(x)) + 2; }&quot;)" office:value-type="string" office:string-value="inline int InlineMT(const int x) { return ((std::rand() % 2) ? InlineMS(x) : InlineMR(x)) + 2; }">
            <text:p>inline int InlineMT(const int x) { return ((std::rand() % 2) ? InlineMS(x) : InlineMR(x)) + 2; }</text:p>
          </table:table-cell>
          <table:table-cell table:formula="of:=CONCATENATE(&quot;int NonInline&quot;;[.$E332];&quot;(const int x) { return ((std::rand() % 2) ? NonInline&quot;;[.$E331];&quot;(x) : NonInline&quot;;[.$E330];&quot;(x)) + 2; }&quot;)" office:value-type="string" office:string-value="int NonInlineMT(const int x) { return ((std::rand() % 2) ? NonInlineMS(x) : NonInlineMR(x)) + 2; }">
            <text:p>int NonInlineMT(const int x) { return ((std::rand() % 2) ? NonInlineMS(x) : NonInlineMR(x)) + 2; }</text:p>
          </table:table-cell>
        </table:table-row>
        <table:table-row table:style-name="ro1">
          <table:table-cell table:formula="of:=[.A307]+1" office:value-type="float" office:value="77">
            <text:p>77</text:p>
          </table:table-cell>
          <table:table-cell table:formula="of:=CHAR([.A333])" office:value-type="string" office:string-value="M">
            <text:p>M</text:p>
          </table:table-cell>
          <table:table-cell table:formula="of:=[.C307]" office:value-type="float" office:value="85">
            <text:p>85</text:p>
          </table:table-cell>
          <table:table-cell table:formula="of:=CHAR([.C333])" office:value-type="string" office:string-value="U">
            <text:p>U</text:p>
          </table:table-cell>
          <table:table-cell table:formula="of:=CONCATENATE([.B333];[.D333])" office:value-type="string" office:string-value="MU">
            <text:p>MU</text:p>
          </table:table-cell>
          <table:table-cell table:formula="of:=CONCATENATE(&quot;inline int Inline&quot;;[.$E333];&quot;(const int x) { return ((std::rand() % 2) ? Inline&quot;;[.$E332];&quot;(x) : Inline&quot;;[.$E331];&quot;(x)) + 2; }&quot;)" office:value-type="string" office:string-value="inline int InlineMU(const int x) { return ((std::rand() % 2) ? InlineMT(x) : InlineMS(x)) + 2; }">
            <text:p>inline int InlineMU(const int x) { return ((std::rand() % 2) ? InlineMT(x) : InlineMS(x)) + 2; }</text:p>
          </table:table-cell>
          <table:table-cell table:formula="of:=CONCATENATE(&quot;int NonInline&quot;;[.$E333];&quot;(const int x) { return ((std::rand() % 2) ? NonInline&quot;;[.$E332];&quot;(x) : NonInline&quot;;[.$E331];&quot;(x)) + 2; }&quot;)" office:value-type="string" office:string-value="int NonInlineMU(const int x) { return ((std::rand() % 2) ? NonInlineMT(x) : NonInlineMS(x)) + 2; }">
            <text:p>int NonInlineMU(const int x) { return ((std::rand() % 2) ? NonInlineMT(x) : NonInlineMS(x)) + 2; }</text:p>
          </table:table-cell>
        </table:table-row>
        <table:table-row table:style-name="ro1">
          <table:table-cell table:formula="of:=[.A308]+1" office:value-type="float" office:value="77">
            <text:p>77</text:p>
          </table:table-cell>
          <table:table-cell table:formula="of:=CHAR([.A334])" office:value-type="string" office:string-value="M">
            <text:p>M</text:p>
          </table:table-cell>
          <table:table-cell table:formula="of:=[.C308]" office:value-type="float" office:value="86">
            <text:p>86</text:p>
          </table:table-cell>
          <table:table-cell table:formula="of:=CHAR([.C334])" office:value-type="string" office:string-value="V">
            <text:p>V</text:p>
          </table:table-cell>
          <table:table-cell table:formula="of:=CONCATENATE([.B334];[.D334])" office:value-type="string" office:string-value="MV">
            <text:p>MV</text:p>
          </table:table-cell>
          <table:table-cell table:formula="of:=CONCATENATE(&quot;inline int Inline&quot;;[.$E334];&quot;(const int x) { return ((std::rand() % 2) ? Inline&quot;;[.$E333];&quot;(x) : Inline&quot;;[.$E332];&quot;(x)) + 2; }&quot;)" office:value-type="string" office:string-value="inline int InlineMV(const int x) { return ((std::rand() % 2) ? InlineMU(x) : InlineMT(x)) + 2; }">
            <text:p>inline int InlineMV(const int x) { return ((std::rand() % 2) ? InlineMU(x) : InlineMT(x)) + 2; }</text:p>
          </table:table-cell>
          <table:table-cell table:formula="of:=CONCATENATE(&quot;int NonInline&quot;;[.$E334];&quot;(const int x) { return ((std::rand() % 2) ? NonInline&quot;;[.$E333];&quot;(x) : NonInline&quot;;[.$E332];&quot;(x)) + 2; }&quot;)" office:value-type="string" office:string-value="int NonInlineMV(const int x) { return ((std::rand() % 2) ? NonInlineMU(x) : NonInlineMT(x)) + 2; }">
            <text:p>int NonInlineMV(const int x) { return ((std::rand() % 2) ? NonInlineMU(x) : NonInlineMT(x)) + 2; }</text:p>
          </table:table-cell>
        </table:table-row>
        <table:table-row table:style-name="ro1">
          <table:table-cell table:formula="of:=[.A309]+1" office:value-type="float" office:value="77">
            <text:p>77</text:p>
          </table:table-cell>
          <table:table-cell table:formula="of:=CHAR([.A335])" office:value-type="string" office:string-value="M">
            <text:p>M</text:p>
          </table:table-cell>
          <table:table-cell table:formula="of:=[.C309]" office:value-type="float" office:value="87">
            <text:p>87</text:p>
          </table:table-cell>
          <table:table-cell table:formula="of:=CHAR([.C335])" office:value-type="string" office:string-value="W">
            <text:p>W</text:p>
          </table:table-cell>
          <table:table-cell table:formula="of:=CONCATENATE([.B335];[.D335])" office:value-type="string" office:string-value="MW">
            <text:p>MW</text:p>
          </table:table-cell>
          <table:table-cell table:formula="of:=CONCATENATE(&quot;inline int Inline&quot;;[.$E335];&quot;(const int x) { return ((std::rand() % 2) ? Inline&quot;;[.$E334];&quot;(x) : Inline&quot;;[.$E333];&quot;(x)) + 2; }&quot;)" office:value-type="string" office:string-value="inline int InlineMW(const int x) { return ((std::rand() % 2) ? InlineMV(x) : InlineMU(x)) + 2; }">
            <text:p>inline int InlineMW(const int x) { return ((std::rand() % 2) ? InlineMV(x) : InlineMU(x)) + 2; }</text:p>
          </table:table-cell>
          <table:table-cell table:formula="of:=CONCATENATE(&quot;int NonInline&quot;;[.$E335];&quot;(const int x) { return ((std::rand() % 2) ? NonInline&quot;;[.$E334];&quot;(x) : NonInline&quot;;[.$E333];&quot;(x)) + 2; }&quot;)" office:value-type="string" office:string-value="int NonInlineMW(const int x) { return ((std::rand() % 2) ? NonInlineMV(x) : NonInlineMU(x)) + 2; }">
            <text:p>int NonInlineMW(const int x) { return ((std::rand() % 2) ? NonInlineMV(x) : NonInlineMU(x)) + 2; }</text:p>
          </table:table-cell>
        </table:table-row>
        <table:table-row table:style-name="ro1">
          <table:table-cell table:formula="of:=[.A310]+1" office:value-type="float" office:value="77">
            <text:p>77</text:p>
          </table:table-cell>
          <table:table-cell table:formula="of:=CHAR([.A336])" office:value-type="string" office:string-value="M">
            <text:p>M</text:p>
          </table:table-cell>
          <table:table-cell table:formula="of:=[.C310]" office:value-type="float" office:value="88">
            <text:p>88</text:p>
          </table:table-cell>
          <table:table-cell table:formula="of:=CHAR([.C336])" office:value-type="string" office:string-value="X">
            <text:p>X</text:p>
          </table:table-cell>
          <table:table-cell table:formula="of:=CONCATENATE([.B336];[.D336])" office:value-type="string" office:string-value="MX">
            <text:p>MX</text:p>
          </table:table-cell>
          <table:table-cell table:formula="of:=CONCATENATE(&quot;inline int Inline&quot;;[.$E336];&quot;(const int x) { return ((std::rand() % 2) ? Inline&quot;;[.$E335];&quot;(x) : Inline&quot;;[.$E334];&quot;(x)) + 2; }&quot;)" office:value-type="string" office:string-value="inline int InlineMX(const int x) { return ((std::rand() % 2) ? InlineMW(x) : InlineMV(x)) + 2; }">
            <text:p>inline int InlineMX(const int x) { return ((std::rand() % 2) ? InlineMW(x) : InlineMV(x)) + 2; }</text:p>
          </table:table-cell>
          <table:table-cell table:formula="of:=CONCATENATE(&quot;int NonInline&quot;;[.$E336];&quot;(const int x) { return ((std::rand() % 2) ? NonInline&quot;;[.$E335];&quot;(x) : NonInline&quot;;[.$E334];&quot;(x)) + 2; }&quot;)" office:value-type="string" office:string-value="int NonInlineMX(const int x) { return ((std::rand() % 2) ? NonInlineMW(x) : NonInlineMV(x)) + 2; }">
            <text:p>int NonInlineMX(const int x) { return ((std::rand() % 2) ? NonInlineMW(x) : NonInlineMV(x)) + 2; }</text:p>
          </table:table-cell>
        </table:table-row>
        <table:table-row table:style-name="ro1">
          <table:table-cell table:formula="of:=[.A311]+1" office:value-type="float" office:value="77">
            <text:p>77</text:p>
          </table:table-cell>
          <table:table-cell table:formula="of:=CHAR([.A337])" office:value-type="string" office:string-value="M">
            <text:p>M</text:p>
          </table:table-cell>
          <table:table-cell table:formula="of:=[.C311]" office:value-type="float" office:value="89">
            <text:p>89</text:p>
          </table:table-cell>
          <table:table-cell table:formula="of:=CHAR([.C337])" office:value-type="string" office:string-value="Y">
            <text:p>Y</text:p>
          </table:table-cell>
          <table:table-cell table:formula="of:=CONCATENATE([.B337];[.D337])" office:value-type="string" office:string-value="MY">
            <text:p>MY</text:p>
          </table:table-cell>
          <table:table-cell table:formula="of:=CONCATENATE(&quot;inline int Inline&quot;;[.$E337];&quot;(const int x) { return ((std::rand() % 2) ? Inline&quot;;[.$E336];&quot;(x) : Inline&quot;;[.$E335];&quot;(x)) + 2; }&quot;)" office:value-type="string" office:string-value="inline int InlineMY(const int x) { return ((std::rand() % 2) ? InlineMX(x) : InlineMW(x)) + 2; }">
            <text:p>inline int InlineMY(const int x) { return ((std::rand() % 2) ? InlineMX(x) : InlineMW(x)) + 2; }</text:p>
          </table:table-cell>
          <table:table-cell table:formula="of:=CONCATENATE(&quot;int NonInline&quot;;[.$E337];&quot;(const int x) { return ((std::rand() % 2) ? NonInline&quot;;[.$E336];&quot;(x) : NonInline&quot;;[.$E335];&quot;(x)) + 2; }&quot;)" office:value-type="string" office:string-value="int NonInlineMY(const int x) { return ((std::rand() % 2) ? NonInlineMX(x) : NonInlineMW(x)) + 2; }">
            <text:p>int NonInlineMY(const int x) { return ((std::rand() % 2) ? NonInlineMX(x) : NonInlineMW(x)) + 2; }</text:p>
          </table:table-cell>
        </table:table-row>
        <table:table-row table:style-name="ro1">
          <table:table-cell table:formula="of:=[.A312]+1" office:value-type="float" office:value="77">
            <text:p>77</text:p>
          </table:table-cell>
          <table:table-cell table:formula="of:=CHAR([.A338])" office:value-type="string" office:string-value="M">
            <text:p>M</text:p>
          </table:table-cell>
          <table:table-cell table:formula="of:=[.C312]" office:value-type="float" office:value="90">
            <text:p>90</text:p>
          </table:table-cell>
          <table:table-cell table:formula="of:=CHAR([.C338])" office:value-type="string" office:string-value="Z">
            <text:p>Z</text:p>
          </table:table-cell>
          <table:table-cell table:formula="of:=CONCATENATE([.B338];[.D338])" office:value-type="string" office:string-value="MZ">
            <text:p>MZ</text:p>
          </table:table-cell>
          <table:table-cell table:formula="of:=CONCATENATE(&quot;inline int Inline&quot;;[.$E338];&quot;(const int x) { return ((std::rand() % 2) ? Inline&quot;;[.$E337];&quot;(x) : Inline&quot;;[.$E336];&quot;(x)) + 2; }&quot;)" office:value-type="string" office:string-value="inline int InlineMZ(const int x) { return ((std::rand() % 2) ? InlineMY(x) : InlineMX(x)) + 2; }">
            <text:p>inline int InlineMZ(const int x) { return ((std::rand() % 2) ? InlineMY(x) : InlineMX(x)) + 2; }</text:p>
          </table:table-cell>
          <table:table-cell table:formula="of:=CONCATENATE(&quot;int NonInline&quot;;[.$E338];&quot;(const int x) { return ((std::rand() % 2) ? NonInline&quot;;[.$E337];&quot;(x) : NonInline&quot;;[.$E336];&quot;(x)) + 2; }&quot;)" office:value-type="string" office:string-value="int NonInlineMZ(const int x) { return ((std::rand() % 2) ? NonInlineMY(x) : NonInlineMX(x)) + 2; }">
            <text:p>int NonInlineMZ(const int x) { return ((std::rand() % 2) ? NonInlineMY(x) : NonInlineMX(x)) + 2; }</text:p>
          </table:table-cell>
        </table:table-row>
        <table:table-row table:style-name="ro1">
          <table:table-cell table:formula="of:=[.A313]+1" office:value-type="float" office:value="78">
            <text:p>78</text:p>
          </table:table-cell>
          <table:table-cell table:formula="of:=CHAR([.A339])" office:value-type="string" office:string-value="N">
            <text:p>N</text:p>
          </table:table-cell>
          <table:table-cell table:formula="of:=[.C313]" office:value-type="float" office:value="65">
            <text:p>65</text:p>
          </table:table-cell>
          <table:table-cell table:formula="of:=CHAR([.C339])" office:value-type="string" office:string-value="A">
            <text:p>A</text:p>
          </table:table-cell>
          <table:table-cell table:formula="of:=CONCATENATE([.B339];[.D339])" office:value-type="string" office:string-value="NA">
            <text:p>NA</text:p>
          </table:table-cell>
          <table:table-cell table:formula="of:=CONCATENATE(&quot;inline int Inline&quot;;[.$E339];&quot;(const int x) { return ((std::rand() % 2) ? Inline&quot;;[.$E338];&quot;(x) : Inline&quot;;[.$E337];&quot;(x)) + 2; }&quot;)" office:value-type="string" office:string-value="inline int InlineNA(const int x) { return ((std::rand() % 2) ? InlineMZ(x) : InlineMY(x)) + 2; }">
            <text:p>inline int InlineNA(const int x) { return ((std::rand() % 2) ? InlineMZ(x) : InlineMY(x)) + 2; }</text:p>
          </table:table-cell>
          <table:table-cell table:formula="of:=CONCATENATE(&quot;int NonInline&quot;;[.$E339];&quot;(const int x) { return ((std::rand() % 2) ? NonInline&quot;;[.$E338];&quot;(x) : NonInline&quot;;[.$E337];&quot;(x)) + 2; }&quot;)" office:value-type="string" office:string-value="int NonInlineNA(const int x) { return ((std::rand() % 2) ? NonInlineMZ(x) : NonInlineMY(x)) + 2; }">
            <text:p>int NonInlineNA(const int x) { return ((std::rand() % 2) ? NonInlineMZ(x) : NonInlineMY(x)) + 2; }</text:p>
          </table:table-cell>
        </table:table-row>
        <table:table-row table:style-name="ro1">
          <table:table-cell table:formula="of:=[.A314]+1" office:value-type="float" office:value="78">
            <text:p>78</text:p>
          </table:table-cell>
          <table:table-cell table:formula="of:=CHAR([.A340])" office:value-type="string" office:string-value="N">
            <text:p>N</text:p>
          </table:table-cell>
          <table:table-cell table:formula="of:=[.C314]" office:value-type="float" office:value="66">
            <text:p>66</text:p>
          </table:table-cell>
          <table:table-cell table:formula="of:=CHAR([.C340])" office:value-type="string" office:string-value="B">
            <text:p>B</text:p>
          </table:table-cell>
          <table:table-cell table:formula="of:=CONCATENATE([.B340];[.D340])" office:value-type="string" office:string-value="NB">
            <text:p>NB</text:p>
          </table:table-cell>
          <table:table-cell table:formula="of:=CONCATENATE(&quot;inline int Inline&quot;;[.$E340];&quot;(const int x) { return ((std::rand() % 2) ? Inline&quot;;[.$E339];&quot;(x) : Inline&quot;;[.$E338];&quot;(x)) + 2; }&quot;)" office:value-type="string" office:string-value="inline int InlineNB(const int x) { return ((std::rand() % 2) ? InlineNA(x) : InlineMZ(x)) + 2; }">
            <text:p>inline int InlineNB(const int x) { return ((std::rand() % 2) ? InlineNA(x) : InlineMZ(x)) + 2; }</text:p>
          </table:table-cell>
          <table:table-cell table:formula="of:=CONCATENATE(&quot;int NonInline&quot;;[.$E340];&quot;(const int x) { return ((std::rand() % 2) ? NonInline&quot;;[.$E339];&quot;(x) : NonInline&quot;;[.$E338];&quot;(x)) + 2; }&quot;)" office:value-type="string" office:string-value="int NonInlineNB(const int x) { return ((std::rand() % 2) ? NonInlineNA(x) : NonInlineMZ(x)) + 2; }">
            <text:p>int NonInlineNB(const int x) { return ((std::rand() % 2) ? NonInlineNA(x) : NonInlineMZ(x)) + 2; }</text:p>
          </table:table-cell>
        </table:table-row>
        <table:table-row table:style-name="ro1">
          <table:table-cell table:formula="of:=[.A315]+1" office:value-type="float" office:value="78">
            <text:p>78</text:p>
          </table:table-cell>
          <table:table-cell table:formula="of:=CHAR([.A341])" office:value-type="string" office:string-value="N">
            <text:p>N</text:p>
          </table:table-cell>
          <table:table-cell table:formula="of:=[.C315]" office:value-type="float" office:value="67">
            <text:p>67</text:p>
          </table:table-cell>
          <table:table-cell table:formula="of:=CHAR([.C341])" office:value-type="string" office:string-value="C">
            <text:p>C</text:p>
          </table:table-cell>
          <table:table-cell table:formula="of:=CONCATENATE([.B341];[.D341])" office:value-type="string" office:string-value="NC">
            <text:p>NC</text:p>
          </table:table-cell>
          <table:table-cell table:formula="of:=CONCATENATE(&quot;inline int Inline&quot;;[.$E341];&quot;(const int x) { return ((std::rand() % 2) ? Inline&quot;;[.$E340];&quot;(x) : Inline&quot;;[.$E339];&quot;(x)) + 2; }&quot;)" office:value-type="string" office:string-value="inline int InlineNC(const int x) { return ((std::rand() % 2) ? InlineNB(x) : InlineNA(x)) + 2; }">
            <text:p>inline int InlineNC(const int x) { return ((std::rand() % 2) ? InlineNB(x) : InlineNA(x)) + 2; }</text:p>
          </table:table-cell>
          <table:table-cell table:formula="of:=CONCATENATE(&quot;int NonInline&quot;;[.$E341];&quot;(const int x) { return ((std::rand() % 2) ? NonInline&quot;;[.$E340];&quot;(x) : NonInline&quot;;[.$E339];&quot;(x)) + 2; }&quot;)" office:value-type="string" office:string-value="int NonInlineNC(const int x) { return ((std::rand() % 2) ? NonInlineNB(x) : NonInlineNA(x)) + 2; }">
            <text:p>int NonInlineNC(const int x) { return ((std::rand() % 2) ? NonInlineNB(x) : NonInlineNA(x)) + 2; }</text:p>
          </table:table-cell>
        </table:table-row>
        <table:table-row table:style-name="ro1">
          <table:table-cell table:formula="of:=[.A316]+1" office:value-type="float" office:value="78">
            <text:p>78</text:p>
          </table:table-cell>
          <table:table-cell table:formula="of:=CHAR([.A342])" office:value-type="string" office:string-value="N">
            <text:p>N</text:p>
          </table:table-cell>
          <table:table-cell table:formula="of:=[.C316]" office:value-type="float" office:value="68">
            <text:p>68</text:p>
          </table:table-cell>
          <table:table-cell table:formula="of:=CHAR([.C342])" office:value-type="string" office:string-value="D">
            <text:p>D</text:p>
          </table:table-cell>
          <table:table-cell table:formula="of:=CONCATENATE([.B342];[.D342])" office:value-type="string" office:string-value="ND">
            <text:p>ND</text:p>
          </table:table-cell>
          <table:table-cell table:formula="of:=CONCATENATE(&quot;inline int Inline&quot;;[.$E342];&quot;(const int x) { return ((std::rand() % 2) ? Inline&quot;;[.$E341];&quot;(x) : Inline&quot;;[.$E340];&quot;(x)) + 2; }&quot;)" office:value-type="string" office:string-value="inline int InlineND(const int x) { return ((std::rand() % 2) ? InlineNC(x) : InlineNB(x)) + 2; }">
            <text:p>inline int InlineND(const int x) { return ((std::rand() % 2) ? InlineNC(x) : InlineNB(x)) + 2; }</text:p>
          </table:table-cell>
          <table:table-cell table:formula="of:=CONCATENATE(&quot;int NonInline&quot;;[.$E342];&quot;(const int x) { return ((std::rand() % 2) ? NonInline&quot;;[.$E341];&quot;(x) : NonInline&quot;;[.$E340];&quot;(x)) + 2; }&quot;)" office:value-type="string" office:string-value="int NonInlineND(const int x) { return ((std::rand() % 2) ? NonInlineNC(x) : NonInlineNB(x)) + 2; }">
            <text:p>int NonInlineND(const int x) { return ((std::rand() % 2) ? NonInlineNC(x) : NonInlineNB(x)) + 2; }</text:p>
          </table:table-cell>
        </table:table-row>
        <table:table-row table:style-name="ro1">
          <table:table-cell table:formula="of:=[.A317]+1" office:value-type="float" office:value="78">
            <text:p>78</text:p>
          </table:table-cell>
          <table:table-cell table:formula="of:=CHAR([.A343])" office:value-type="string" office:string-value="N">
            <text:p>N</text:p>
          </table:table-cell>
          <table:table-cell table:formula="of:=[.C317]" office:value-type="float" office:value="69">
            <text:p>69</text:p>
          </table:table-cell>
          <table:table-cell table:formula="of:=CHAR([.C343])" office:value-type="string" office:string-value="E">
            <text:p>E</text:p>
          </table:table-cell>
          <table:table-cell table:formula="of:=CONCATENATE([.B343];[.D343])" office:value-type="string" office:string-value="NE">
            <text:p>NE</text:p>
          </table:table-cell>
          <table:table-cell table:formula="of:=CONCATENATE(&quot;inline int Inline&quot;;[.$E343];&quot;(const int x) { return ((std::rand() % 2) ? Inline&quot;;[.$E342];&quot;(x) : Inline&quot;;[.$E341];&quot;(x)) + 2; }&quot;)" office:value-type="string" office:string-value="inline int InlineNE(const int x) { return ((std::rand() % 2) ? InlineND(x) : InlineNC(x)) + 2; }">
            <text:p>inline int InlineNE(const int x) { return ((std::rand() % 2) ? InlineND(x) : InlineNC(x)) + 2; }</text:p>
          </table:table-cell>
          <table:table-cell table:formula="of:=CONCATENATE(&quot;int NonInline&quot;;[.$E343];&quot;(const int x) { return ((std::rand() % 2) ? NonInline&quot;;[.$E342];&quot;(x) : NonInline&quot;;[.$E341];&quot;(x)) + 2; }&quot;)" office:value-type="string" office:string-value="int NonInlineNE(const int x) { return ((std::rand() % 2) ? NonInlineND(x) : NonInlineNC(x)) + 2; }">
            <text:p>int NonInlineNE(const int x) { return ((std::rand() % 2) ? NonInlineND(x) : NonInlineNC(x)) + 2; }</text:p>
          </table:table-cell>
        </table:table-row>
        <table:table-row table:style-name="ro1">
          <table:table-cell table:formula="of:=[.A318]+1" office:value-type="float" office:value="78">
            <text:p>78</text:p>
          </table:table-cell>
          <table:table-cell table:formula="of:=CHAR([.A344])" office:value-type="string" office:string-value="N">
            <text:p>N</text:p>
          </table:table-cell>
          <table:table-cell table:formula="of:=[.C318]" office:value-type="float" office:value="70">
            <text:p>70</text:p>
          </table:table-cell>
          <table:table-cell table:formula="of:=CHAR([.C344])" office:value-type="string" office:string-value="F">
            <text:p>F</text:p>
          </table:table-cell>
          <table:table-cell table:formula="of:=CONCATENATE([.B344];[.D344])" office:value-type="string" office:string-value="NF">
            <text:p>NF</text:p>
          </table:table-cell>
          <table:table-cell table:formula="of:=CONCATENATE(&quot;inline int Inline&quot;;[.$E344];&quot;(const int x) { return ((std::rand() % 2) ? Inline&quot;;[.$E343];&quot;(x) : Inline&quot;;[.$E342];&quot;(x)) + 2; }&quot;)" office:value-type="string" office:string-value="inline int InlineNF(const int x) { return ((std::rand() % 2) ? InlineNE(x) : InlineND(x)) + 2; }">
            <text:p>inline int InlineNF(const int x) { return ((std::rand() % 2) ? InlineNE(x) : InlineND(x)) + 2; }</text:p>
          </table:table-cell>
          <table:table-cell table:formula="of:=CONCATENATE(&quot;int NonInline&quot;;[.$E344];&quot;(const int x) { return ((std::rand() % 2) ? NonInline&quot;;[.$E343];&quot;(x) : NonInline&quot;;[.$E342];&quot;(x)) + 2; }&quot;)" office:value-type="string" office:string-value="int NonInlineNF(const int x) { return ((std::rand() % 2) ? NonInlineNE(x) : NonInlineND(x)) + 2; }">
            <text:p>int NonInlineNF(const int x) { return ((std::rand() % 2) ? NonInlineNE(x) : NonInlineND(x)) + 2; }</text:p>
          </table:table-cell>
        </table:table-row>
        <table:table-row table:style-name="ro1">
          <table:table-cell table:formula="of:=[.A319]+1" office:value-type="float" office:value="78">
            <text:p>78</text:p>
          </table:table-cell>
          <table:table-cell table:formula="of:=CHAR([.A345])" office:value-type="string" office:string-value="N">
            <text:p>N</text:p>
          </table:table-cell>
          <table:table-cell table:formula="of:=[.C319]" office:value-type="float" office:value="71">
            <text:p>71</text:p>
          </table:table-cell>
          <table:table-cell table:formula="of:=CHAR([.C345])" office:value-type="string" office:string-value="G">
            <text:p>G</text:p>
          </table:table-cell>
          <table:table-cell table:formula="of:=CONCATENATE([.B345];[.D345])" office:value-type="string" office:string-value="NG">
            <text:p>NG</text:p>
          </table:table-cell>
          <table:table-cell table:formula="of:=CONCATENATE(&quot;inline int Inline&quot;;[.$E345];&quot;(const int x) { return ((std::rand() % 2) ? Inline&quot;;[.$E344];&quot;(x) : Inline&quot;;[.$E343];&quot;(x)) + 2; }&quot;)" office:value-type="string" office:string-value="inline int InlineNG(const int x) { return ((std::rand() % 2) ? InlineNF(x) : InlineNE(x)) + 2; }">
            <text:p>inline int InlineNG(const int x) { return ((std::rand() % 2) ? InlineNF(x) : InlineNE(x)) + 2; }</text:p>
          </table:table-cell>
          <table:table-cell table:formula="of:=CONCATENATE(&quot;int NonInline&quot;;[.$E345];&quot;(const int x) { return ((std::rand() % 2) ? NonInline&quot;;[.$E344];&quot;(x) : NonInline&quot;;[.$E343];&quot;(x)) + 2; }&quot;)" office:value-type="string" office:string-value="int NonInlineNG(const int x) { return ((std::rand() % 2) ? NonInlineNF(x) : NonInlineNE(x)) + 2; }">
            <text:p>int NonInlineNG(const int x) { return ((std::rand() % 2) ? NonInlineNF(x) : NonInlineNE(x)) + 2; }</text:p>
          </table:table-cell>
        </table:table-row>
        <table:table-row table:style-name="ro1">
          <table:table-cell table:formula="of:=[.A320]+1" office:value-type="float" office:value="78">
            <text:p>78</text:p>
          </table:table-cell>
          <table:table-cell table:formula="of:=CHAR([.A346])" office:value-type="string" office:string-value="N">
            <text:p>N</text:p>
          </table:table-cell>
          <table:table-cell table:formula="of:=[.C320]" office:value-type="float" office:value="72">
            <text:p>72</text:p>
          </table:table-cell>
          <table:table-cell table:formula="of:=CHAR([.C346])" office:value-type="string" office:string-value="H">
            <text:p>H</text:p>
          </table:table-cell>
          <table:table-cell table:formula="of:=CONCATENATE([.B346];[.D346])" office:value-type="string" office:string-value="NH">
            <text:p>NH</text:p>
          </table:table-cell>
          <table:table-cell table:formula="of:=CONCATENATE(&quot;inline int Inline&quot;;[.$E346];&quot;(const int x) { return ((std::rand() % 2) ? Inline&quot;;[.$E345];&quot;(x) : Inline&quot;;[.$E344];&quot;(x)) + 2; }&quot;)" office:value-type="string" office:string-value="inline int InlineNH(const int x) { return ((std::rand() % 2) ? InlineNG(x) : InlineNF(x)) + 2; }">
            <text:p>inline int InlineNH(const int x) { return ((std::rand() % 2) ? InlineNG(x) : InlineNF(x)) + 2; }</text:p>
          </table:table-cell>
          <table:table-cell table:formula="of:=CONCATENATE(&quot;int NonInline&quot;;[.$E346];&quot;(const int x) { return ((std::rand() % 2) ? NonInline&quot;;[.$E345];&quot;(x) : NonInline&quot;;[.$E344];&quot;(x)) + 2; }&quot;)" office:value-type="string" office:string-value="int NonInlineNH(const int x) { return ((std::rand() % 2) ? NonInlineNG(x) : NonInlineNF(x)) + 2; }">
            <text:p>int NonInlineNH(const int x) { return ((std::rand() % 2) ? NonInlineNG(x) : NonInlineNF(x)) + 2; }</text:p>
          </table:table-cell>
        </table:table-row>
        <table:table-row table:style-name="ro1">
          <table:table-cell table:formula="of:=[.A321]+1" office:value-type="float" office:value="78">
            <text:p>78</text:p>
          </table:table-cell>
          <table:table-cell table:formula="of:=CHAR([.A347])" office:value-type="string" office:string-value="N">
            <text:p>N</text:p>
          </table:table-cell>
          <table:table-cell table:formula="of:=[.C321]" office:value-type="float" office:value="73">
            <text:p>73</text:p>
          </table:table-cell>
          <table:table-cell table:formula="of:=CHAR([.C347])" office:value-type="string" office:string-value="I">
            <text:p>I</text:p>
          </table:table-cell>
          <table:table-cell table:formula="of:=CONCATENATE([.B347];[.D347])" office:value-type="string" office:string-value="NI">
            <text:p>NI</text:p>
          </table:table-cell>
          <table:table-cell table:formula="of:=CONCATENATE(&quot;inline int Inline&quot;;[.$E347];&quot;(const int x) { return ((std::rand() % 2) ? Inline&quot;;[.$E346];&quot;(x) : Inline&quot;;[.$E345];&quot;(x)) + 2; }&quot;)" office:value-type="string" office:string-value="inline int InlineNI(const int x) { return ((std::rand() % 2) ? InlineNH(x) : InlineNG(x)) + 2; }">
            <text:p>inline int InlineNI(const int x) { return ((std::rand() % 2) ? InlineNH(x) : InlineNG(x)) + 2; }</text:p>
          </table:table-cell>
          <table:table-cell table:formula="of:=CONCATENATE(&quot;int NonInline&quot;;[.$E347];&quot;(const int x) { return ((std::rand() % 2) ? NonInline&quot;;[.$E346];&quot;(x) : NonInline&quot;;[.$E345];&quot;(x)) + 2; }&quot;)" office:value-type="string" office:string-value="int NonInlineNI(const int x) { return ((std::rand() % 2) ? NonInlineNH(x) : NonInlineNG(x)) + 2; }">
            <text:p>int NonInlineNI(const int x) { return ((std::rand() % 2) ? NonInlineNH(x) : NonInlineNG(x)) + 2; }</text:p>
          </table:table-cell>
        </table:table-row>
        <table:table-row table:style-name="ro1">
          <table:table-cell table:formula="of:=[.A322]+1" office:value-type="float" office:value="78">
            <text:p>78</text:p>
          </table:table-cell>
          <table:table-cell table:formula="of:=CHAR([.A348])" office:value-type="string" office:string-value="N">
            <text:p>N</text:p>
          </table:table-cell>
          <table:table-cell table:formula="of:=[.C322]" office:value-type="float" office:value="74">
            <text:p>74</text:p>
          </table:table-cell>
          <table:table-cell table:formula="of:=CHAR([.C348])" office:value-type="string" office:string-value="J">
            <text:p>J</text:p>
          </table:table-cell>
          <table:table-cell table:formula="of:=CONCATENATE([.B348];[.D348])" office:value-type="string" office:string-value="NJ">
            <text:p>NJ</text:p>
          </table:table-cell>
          <table:table-cell table:formula="of:=CONCATENATE(&quot;inline int Inline&quot;;[.$E348];&quot;(const int x) { return ((std::rand() % 2) ? Inline&quot;;[.$E347];&quot;(x) : Inline&quot;;[.$E346];&quot;(x)) + 2; }&quot;)" office:value-type="string" office:string-value="inline int InlineNJ(const int x) { return ((std::rand() % 2) ? InlineNI(x) : InlineNH(x)) + 2; }">
            <text:p>inline int InlineNJ(const int x) { return ((std::rand() % 2) ? InlineNI(x) : InlineNH(x)) + 2; }</text:p>
          </table:table-cell>
          <table:table-cell table:formula="of:=CONCATENATE(&quot;int NonInline&quot;;[.$E348];&quot;(const int x) { return ((std::rand() % 2) ? NonInline&quot;;[.$E347];&quot;(x) : NonInline&quot;;[.$E346];&quot;(x)) + 2; }&quot;)" office:value-type="string" office:string-value="int NonInlineNJ(const int x) { return ((std::rand() % 2) ? NonInlineNI(x) : NonInlineNH(x)) + 2; }">
            <text:p>int NonInlineNJ(const int x) { return ((std::rand() % 2) ? NonInlineNI(x) : NonInlineNH(x)) + 2; }</text:p>
          </table:table-cell>
        </table:table-row>
        <table:table-row table:style-name="ro1">
          <table:table-cell table:formula="of:=[.A323]+1" office:value-type="float" office:value="78">
            <text:p>78</text:p>
          </table:table-cell>
          <table:table-cell table:formula="of:=CHAR([.A349])" office:value-type="string" office:string-value="N">
            <text:p>N</text:p>
          </table:table-cell>
          <table:table-cell table:formula="of:=[.C323]" office:value-type="float" office:value="75">
            <text:p>75</text:p>
          </table:table-cell>
          <table:table-cell table:formula="of:=CHAR([.C349])" office:value-type="string" office:string-value="K">
            <text:p>K</text:p>
          </table:table-cell>
          <table:table-cell table:formula="of:=CONCATENATE([.B349];[.D349])" office:value-type="string" office:string-value="NK">
            <text:p>NK</text:p>
          </table:table-cell>
          <table:table-cell table:formula="of:=CONCATENATE(&quot;inline int Inline&quot;;[.$E349];&quot;(const int x) { return ((std::rand() % 2) ? Inline&quot;;[.$E348];&quot;(x) : Inline&quot;;[.$E347];&quot;(x)) + 2; }&quot;)" office:value-type="string" office:string-value="inline int InlineNK(const int x) { return ((std::rand() % 2) ? InlineNJ(x) : InlineNI(x)) + 2; }">
            <text:p>inline int InlineNK(const int x) { return ((std::rand() % 2) ? InlineNJ(x) : InlineNI(x)) + 2; }</text:p>
          </table:table-cell>
          <table:table-cell table:formula="of:=CONCATENATE(&quot;int NonInline&quot;;[.$E349];&quot;(const int x) { return ((std::rand() % 2) ? NonInline&quot;;[.$E348];&quot;(x) : NonInline&quot;;[.$E347];&quot;(x)) + 2; }&quot;)" office:value-type="string" office:string-value="int NonInlineNK(const int x) { return ((std::rand() % 2) ? NonInlineNJ(x) : NonInlineNI(x)) + 2; }">
            <text:p>int NonInlineNK(const int x) { return ((std::rand() % 2) ? NonInlineNJ(x) : NonInlineNI(x)) + 2; }</text:p>
          </table:table-cell>
        </table:table-row>
        <table:table-row table:style-name="ro1">
          <table:table-cell table:formula="of:=[.A324]+1" office:value-type="float" office:value="78">
            <text:p>78</text:p>
          </table:table-cell>
          <table:table-cell table:formula="of:=CHAR([.A350])" office:value-type="string" office:string-value="N">
            <text:p>N</text:p>
          </table:table-cell>
          <table:table-cell table:formula="of:=[.C324]" office:value-type="float" office:value="76">
            <text:p>76</text:p>
          </table:table-cell>
          <table:table-cell table:formula="of:=CHAR([.C350])" office:value-type="string" office:string-value="L">
            <text:p>L</text:p>
          </table:table-cell>
          <table:table-cell table:formula="of:=CONCATENATE([.B350];[.D350])" office:value-type="string" office:string-value="NL">
            <text:p>NL</text:p>
          </table:table-cell>
          <table:table-cell table:formula="of:=CONCATENATE(&quot;inline int Inline&quot;;[.$E350];&quot;(const int x) { return ((std::rand() % 2) ? Inline&quot;;[.$E349];&quot;(x) : Inline&quot;;[.$E348];&quot;(x)) + 2; }&quot;)" office:value-type="string" office:string-value="inline int InlineNL(const int x) { return ((std::rand() % 2) ? InlineNK(x) : InlineNJ(x)) + 2; }">
            <text:p>inline int InlineNL(const int x) { return ((std::rand() % 2) ? InlineNK(x) : InlineNJ(x)) + 2; }</text:p>
          </table:table-cell>
          <table:table-cell table:formula="of:=CONCATENATE(&quot;int NonInline&quot;;[.$E350];&quot;(const int x) { return ((std::rand() % 2) ? NonInline&quot;;[.$E349];&quot;(x) : NonInline&quot;;[.$E348];&quot;(x)) + 2; }&quot;)" office:value-type="string" office:string-value="int NonInlineNL(const int x) { return ((std::rand() % 2) ? NonInlineNK(x) : NonInlineNJ(x)) + 2; }">
            <text:p>int NonInlineNL(const int x) { return ((std::rand() % 2) ? NonInlineNK(x) : NonInlineNJ(x)) + 2; }</text:p>
          </table:table-cell>
        </table:table-row>
        <table:table-row table:style-name="ro1">
          <table:table-cell table:formula="of:=[.A325]+1" office:value-type="float" office:value="78">
            <text:p>78</text:p>
          </table:table-cell>
          <table:table-cell table:formula="of:=CHAR([.A351])" office:value-type="string" office:string-value="N">
            <text:p>N</text:p>
          </table:table-cell>
          <table:table-cell table:formula="of:=[.C325]" office:value-type="float" office:value="77">
            <text:p>77</text:p>
          </table:table-cell>
          <table:table-cell table:formula="of:=CHAR([.C351])" office:value-type="string" office:string-value="M">
            <text:p>M</text:p>
          </table:table-cell>
          <table:table-cell table:formula="of:=CONCATENATE([.B351];[.D351])" office:value-type="string" office:string-value="NM">
            <text:p>NM</text:p>
          </table:table-cell>
          <table:table-cell table:formula="of:=CONCATENATE(&quot;inline int Inline&quot;;[.$E351];&quot;(const int x) { return ((std::rand() % 2) ? Inline&quot;;[.$E350];&quot;(x) : Inline&quot;;[.$E349];&quot;(x)) + 2; }&quot;)" office:value-type="string" office:string-value="inline int InlineNM(const int x) { return ((std::rand() % 2) ? InlineNL(x) : InlineNK(x)) + 2; }">
            <text:p>inline int InlineNM(const int x) { return ((std::rand() % 2) ? InlineNL(x) : InlineNK(x)) + 2; }</text:p>
          </table:table-cell>
          <table:table-cell table:formula="of:=CONCATENATE(&quot;int NonInline&quot;;[.$E351];&quot;(const int x) { return ((std::rand() % 2) ? NonInline&quot;;[.$E350];&quot;(x) : NonInline&quot;;[.$E349];&quot;(x)) + 2; }&quot;)" office:value-type="string" office:string-value="int NonInlineNM(const int x) { return ((std::rand() % 2) ? NonInlineNL(x) : NonInlineNK(x)) + 2; }">
            <text:p>int NonInlineNM(const int x) { return ((std::rand() % 2) ? NonInlineNL(x) : NonInlineNK(x)) + 2; }</text:p>
          </table:table-cell>
        </table:table-row>
        <table:table-row table:style-name="ro1">
          <table:table-cell table:formula="of:=[.A326]+1" office:value-type="float" office:value="78">
            <text:p>78</text:p>
          </table:table-cell>
          <table:table-cell table:formula="of:=CHAR([.A352])" office:value-type="string" office:string-value="N">
            <text:p>N</text:p>
          </table:table-cell>
          <table:table-cell table:formula="of:=[.C326]" office:value-type="float" office:value="78">
            <text:p>78</text:p>
          </table:table-cell>
          <table:table-cell table:formula="of:=CHAR([.C352])" office:value-type="string" office:string-value="N">
            <text:p>N</text:p>
          </table:table-cell>
          <table:table-cell table:formula="of:=CONCATENATE([.B352];[.D352])" office:value-type="string" office:string-value="NN">
            <text:p>NN</text:p>
          </table:table-cell>
          <table:table-cell table:formula="of:=CONCATENATE(&quot;inline int Inline&quot;;[.$E352];&quot;(const int x) { return ((std::rand() % 2) ? Inline&quot;;[.$E351];&quot;(x) : Inline&quot;;[.$E350];&quot;(x)) + 2; }&quot;)" office:value-type="string" office:string-value="inline int InlineNN(const int x) { return ((std::rand() % 2) ? InlineNM(x) : InlineNL(x)) + 2; }">
            <text:p>inline int InlineNN(const int x) { return ((std::rand() % 2) ? InlineNM(x) : InlineNL(x)) + 2; }</text:p>
          </table:table-cell>
          <table:table-cell table:formula="of:=CONCATENATE(&quot;int NonInline&quot;;[.$E352];&quot;(const int x) { return ((std::rand() % 2) ? NonInline&quot;;[.$E351];&quot;(x) : NonInline&quot;;[.$E350];&quot;(x)) + 2; }&quot;)" office:value-type="string" office:string-value="int NonInlineNN(const int x) { return ((std::rand() % 2) ? NonInlineNM(x) : NonInlineNL(x)) + 2; }">
            <text:p>int NonInlineNN(const int x) { return ((std::rand() % 2) ? NonInlineNM(x) : NonInlineNL(x)) + 2; }</text:p>
          </table:table-cell>
        </table:table-row>
        <table:table-row table:style-name="ro1">
          <table:table-cell table:formula="of:=[.A327]+1" office:value-type="float" office:value="78">
            <text:p>78</text:p>
          </table:table-cell>
          <table:table-cell table:formula="of:=CHAR([.A353])" office:value-type="string" office:string-value="N">
            <text:p>N</text:p>
          </table:table-cell>
          <table:table-cell table:formula="of:=[.C327]" office:value-type="float" office:value="79">
            <text:p>79</text:p>
          </table:table-cell>
          <table:table-cell table:formula="of:=CHAR([.C353])" office:value-type="string" office:string-value="O">
            <text:p>O</text:p>
          </table:table-cell>
          <table:table-cell table:formula="of:=CONCATENATE([.B353];[.D353])" office:value-type="string" office:string-value="NO">
            <text:p>NO</text:p>
          </table:table-cell>
          <table:table-cell table:formula="of:=CONCATENATE(&quot;inline int Inline&quot;;[.$E353];&quot;(const int x) { return ((std::rand() % 2) ? Inline&quot;;[.$E352];&quot;(x) : Inline&quot;;[.$E351];&quot;(x)) + 2; }&quot;)" office:value-type="string" office:string-value="inline int InlineNO(const int x) { return ((std::rand() % 2) ? InlineNN(x) : InlineNM(x)) + 2; }">
            <text:p>inline int InlineNO(const int x) { return ((std::rand() % 2) ? InlineNN(x) : InlineNM(x)) + 2; }</text:p>
          </table:table-cell>
          <table:table-cell table:formula="of:=CONCATENATE(&quot;int NonInline&quot;;[.$E353];&quot;(const int x) { return ((std::rand() % 2) ? NonInline&quot;;[.$E352];&quot;(x) : NonInline&quot;;[.$E351];&quot;(x)) + 2; }&quot;)" office:value-type="string" office:string-value="int NonInlineNO(const int x) { return ((std::rand() % 2) ? NonInlineNN(x) : NonInlineNM(x)) + 2; }">
            <text:p>int NonInlineNO(const int x) { return ((std::rand() % 2) ? NonInlineNN(x) : NonInlineNM(x)) + 2; }</text:p>
          </table:table-cell>
        </table:table-row>
        <table:table-row table:style-name="ro1">
          <table:table-cell table:formula="of:=[.A328]+1" office:value-type="float" office:value="78">
            <text:p>78</text:p>
          </table:table-cell>
          <table:table-cell table:formula="of:=CHAR([.A354])" office:value-type="string" office:string-value="N">
            <text:p>N</text:p>
          </table:table-cell>
          <table:table-cell table:formula="of:=[.C328]" office:value-type="float" office:value="80">
            <text:p>80</text:p>
          </table:table-cell>
          <table:table-cell table:formula="of:=CHAR([.C354])" office:value-type="string" office:string-value="P">
            <text:p>P</text:p>
          </table:table-cell>
          <table:table-cell table:formula="of:=CONCATENATE([.B354];[.D354])" office:value-type="string" office:string-value="NP">
            <text:p>NP</text:p>
          </table:table-cell>
          <table:table-cell table:formula="of:=CONCATENATE(&quot;inline int Inline&quot;;[.$E354];&quot;(const int x) { return ((std::rand() % 2) ? Inline&quot;;[.$E353];&quot;(x) : Inline&quot;;[.$E352];&quot;(x)) + 2; }&quot;)" office:value-type="string" office:string-value="inline int InlineNP(const int x) { return ((std::rand() % 2) ? InlineNO(x) : InlineNN(x)) + 2; }">
            <text:p>inline int InlineNP(const int x) { return ((std::rand() % 2) ? InlineNO(x) : InlineNN(x)) + 2; }</text:p>
          </table:table-cell>
          <table:table-cell table:formula="of:=CONCATENATE(&quot;int NonInline&quot;;[.$E354];&quot;(const int x) { return ((std::rand() % 2) ? NonInline&quot;;[.$E353];&quot;(x) : NonInline&quot;;[.$E352];&quot;(x)) + 2; }&quot;)" office:value-type="string" office:string-value="int NonInlineNP(const int x) { return ((std::rand() % 2) ? NonInlineNO(x) : NonInlineNN(x)) + 2; }">
            <text:p>int NonInlineNP(const int x) { return ((std::rand() % 2) ? NonInlineNO(x) : NonInlineNN(x)) + 2; }</text:p>
          </table:table-cell>
        </table:table-row>
        <table:table-row table:style-name="ro1">
          <table:table-cell table:formula="of:=[.A329]+1" office:value-type="float" office:value="78">
            <text:p>78</text:p>
          </table:table-cell>
          <table:table-cell table:formula="of:=CHAR([.A355])" office:value-type="string" office:string-value="N">
            <text:p>N</text:p>
          </table:table-cell>
          <table:table-cell table:formula="of:=[.C329]" office:value-type="float" office:value="81">
            <text:p>81</text:p>
          </table:table-cell>
          <table:table-cell table:formula="of:=CHAR([.C355])" office:value-type="string" office:string-value="Q">
            <text:p>Q</text:p>
          </table:table-cell>
          <table:table-cell table:formula="of:=CONCATENATE([.B355];[.D355])" office:value-type="string" office:string-value="NQ">
            <text:p>NQ</text:p>
          </table:table-cell>
          <table:table-cell table:formula="of:=CONCATENATE(&quot;inline int Inline&quot;;[.$E355];&quot;(const int x) { return ((std::rand() % 2) ? Inline&quot;;[.$E354];&quot;(x) : Inline&quot;;[.$E353];&quot;(x)) + 2; }&quot;)" office:value-type="string" office:string-value="inline int InlineNQ(const int x) { return ((std::rand() % 2) ? InlineNP(x) : InlineNO(x)) + 2; }">
            <text:p>inline int InlineNQ(const int x) { return ((std::rand() % 2) ? InlineNP(x) : InlineNO(x)) + 2; }</text:p>
          </table:table-cell>
          <table:table-cell table:formula="of:=CONCATENATE(&quot;int NonInline&quot;;[.$E355];&quot;(const int x) { return ((std::rand() % 2) ? NonInline&quot;;[.$E354];&quot;(x) : NonInline&quot;;[.$E353];&quot;(x)) + 2; }&quot;)" office:value-type="string" office:string-value="int NonInlineNQ(const int x) { return ((std::rand() % 2) ? NonInlineNP(x) : NonInlineNO(x)) + 2; }">
            <text:p>int NonInlineNQ(const int x) { return ((std::rand() % 2) ? NonInlineNP(x) : NonInlineNO(x)) + 2; }</text:p>
          </table:table-cell>
        </table:table-row>
        <table:table-row table:style-name="ro1">
          <table:table-cell table:formula="of:=[.A330]+1" office:value-type="float" office:value="78">
            <text:p>78</text:p>
          </table:table-cell>
          <table:table-cell table:formula="of:=CHAR([.A356])" office:value-type="string" office:string-value="N">
            <text:p>N</text:p>
          </table:table-cell>
          <table:table-cell table:formula="of:=[.C330]" office:value-type="float" office:value="82">
            <text:p>82</text:p>
          </table:table-cell>
          <table:table-cell table:formula="of:=CHAR([.C356])" office:value-type="string" office:string-value="R">
            <text:p>R</text:p>
          </table:table-cell>
          <table:table-cell table:formula="of:=CONCATENATE([.B356];[.D356])" office:value-type="string" office:string-value="NR">
            <text:p>NR</text:p>
          </table:table-cell>
          <table:table-cell table:formula="of:=CONCATENATE(&quot;inline int Inline&quot;;[.$E356];&quot;(const int x) { return ((std::rand() % 2) ? Inline&quot;;[.$E355];&quot;(x) : Inline&quot;;[.$E354];&quot;(x)) + 2; }&quot;)" office:value-type="string" office:string-value="inline int InlineNR(const int x) { return ((std::rand() % 2) ? InlineNQ(x) : InlineNP(x)) + 2; }">
            <text:p>inline int InlineNR(const int x) { return ((std::rand() % 2) ? InlineNQ(x) : InlineNP(x)) + 2; }</text:p>
          </table:table-cell>
          <table:table-cell table:formula="of:=CONCATENATE(&quot;int NonInline&quot;;[.$E356];&quot;(const int x) { return ((std::rand() % 2) ? NonInline&quot;;[.$E355];&quot;(x) : NonInline&quot;;[.$E354];&quot;(x)) + 2; }&quot;)" office:value-type="string" office:string-value="int NonInlineNR(const int x) { return ((std::rand() % 2) ? NonInlineNQ(x) : NonInlineNP(x)) + 2; }">
            <text:p>int NonInlineNR(const int x) { return ((std::rand() % 2) ? NonInlineNQ(x) : NonInlineNP(x)) + 2; }</text:p>
          </table:table-cell>
        </table:table-row>
        <table:table-row table:style-name="ro1">
          <table:table-cell table:formula="of:=[.A331]+1" office:value-type="float" office:value="78">
            <text:p>78</text:p>
          </table:table-cell>
          <table:table-cell table:formula="of:=CHAR([.A357])" office:value-type="string" office:string-value="N">
            <text:p>N</text:p>
          </table:table-cell>
          <table:table-cell table:formula="of:=[.C331]" office:value-type="float" office:value="83">
            <text:p>83</text:p>
          </table:table-cell>
          <table:table-cell table:formula="of:=CHAR([.C357])" office:value-type="string" office:string-value="S">
            <text:p>S</text:p>
          </table:table-cell>
          <table:table-cell table:formula="of:=CONCATENATE([.B357];[.D357])" office:value-type="string" office:string-value="NS">
            <text:p>NS</text:p>
          </table:table-cell>
          <table:table-cell table:formula="of:=CONCATENATE(&quot;inline int Inline&quot;;[.$E357];&quot;(const int x) { return ((std::rand() % 2) ? Inline&quot;;[.$E356];&quot;(x) : Inline&quot;;[.$E355];&quot;(x)) + 2; }&quot;)" office:value-type="string" office:string-value="inline int InlineNS(const int x) { return ((std::rand() % 2) ? InlineNR(x) : InlineNQ(x)) + 2; }">
            <text:p>inline int InlineNS(const int x) { return ((std::rand() % 2) ? InlineNR(x) : InlineNQ(x)) + 2; }</text:p>
          </table:table-cell>
          <table:table-cell table:formula="of:=CONCATENATE(&quot;int NonInline&quot;;[.$E357];&quot;(const int x) { return ((std::rand() % 2) ? NonInline&quot;;[.$E356];&quot;(x) : NonInline&quot;;[.$E355];&quot;(x)) + 2; }&quot;)" office:value-type="string" office:string-value="int NonInlineNS(const int x) { return ((std::rand() % 2) ? NonInlineNR(x) : NonInlineNQ(x)) + 2; }">
            <text:p>int NonInlineNS(const int x) { return ((std::rand() % 2) ? NonInlineNR(x) : NonInlineNQ(x)) + 2; }</text:p>
          </table:table-cell>
        </table:table-row>
        <table:table-row table:style-name="ro1">
          <table:table-cell table:formula="of:=[.A332]+1" office:value-type="float" office:value="78">
            <text:p>78</text:p>
          </table:table-cell>
          <table:table-cell table:formula="of:=CHAR([.A358])" office:value-type="string" office:string-value="N">
            <text:p>N</text:p>
          </table:table-cell>
          <table:table-cell table:formula="of:=[.C332]" office:value-type="float" office:value="84">
            <text:p>84</text:p>
          </table:table-cell>
          <table:table-cell table:formula="of:=CHAR([.C358])" office:value-type="string" office:string-value="T">
            <text:p>T</text:p>
          </table:table-cell>
          <table:table-cell table:formula="of:=CONCATENATE([.B358];[.D358])" office:value-type="string" office:string-value="NT">
            <text:p>NT</text:p>
          </table:table-cell>
          <table:table-cell table:formula="of:=CONCATENATE(&quot;inline int Inline&quot;;[.$E358];&quot;(const int x) { return ((std::rand() % 2) ? Inline&quot;;[.$E357];&quot;(x) : Inline&quot;;[.$E356];&quot;(x)) + 2; }&quot;)" office:value-type="string" office:string-value="inline int InlineNT(const int x) { return ((std::rand() % 2) ? InlineNS(x) : InlineNR(x)) + 2; }">
            <text:p>inline int InlineNT(const int x) { return ((std::rand() % 2) ? InlineNS(x) : InlineNR(x)) + 2; }</text:p>
          </table:table-cell>
          <table:table-cell table:formula="of:=CONCATENATE(&quot;int NonInline&quot;;[.$E358];&quot;(const int x) { return ((std::rand() % 2) ? NonInline&quot;;[.$E357];&quot;(x) : NonInline&quot;;[.$E356];&quot;(x)) + 2; }&quot;)" office:value-type="string" office:string-value="int NonInlineNT(const int x) { return ((std::rand() % 2) ? NonInlineNS(x) : NonInlineNR(x)) + 2; }">
            <text:p>int NonInlineNT(const int x) { return ((std::rand() % 2) ? NonInlineNS(x) : NonInlineNR(x)) + 2; }</text:p>
          </table:table-cell>
        </table:table-row>
        <table:table-row table:style-name="ro1">
          <table:table-cell table:formula="of:=[.A333]+1" office:value-type="float" office:value="78">
            <text:p>78</text:p>
          </table:table-cell>
          <table:table-cell table:formula="of:=CHAR([.A359])" office:value-type="string" office:string-value="N">
            <text:p>N</text:p>
          </table:table-cell>
          <table:table-cell table:formula="of:=[.C333]" office:value-type="float" office:value="85">
            <text:p>85</text:p>
          </table:table-cell>
          <table:table-cell table:formula="of:=CHAR([.C359])" office:value-type="string" office:string-value="U">
            <text:p>U</text:p>
          </table:table-cell>
          <table:table-cell table:formula="of:=CONCATENATE([.B359];[.D359])" office:value-type="string" office:string-value="NU">
            <text:p>NU</text:p>
          </table:table-cell>
          <table:table-cell table:formula="of:=CONCATENATE(&quot;inline int Inline&quot;;[.$E359];&quot;(const int x) { return ((std::rand() % 2) ? Inline&quot;;[.$E358];&quot;(x) : Inline&quot;;[.$E357];&quot;(x)) + 2; }&quot;)" office:value-type="string" office:string-value="inline int InlineNU(const int x) { return ((std::rand() % 2) ? InlineNT(x) : InlineNS(x)) + 2; }">
            <text:p>inline int InlineNU(const int x) { return ((std::rand() % 2) ? InlineNT(x) : InlineNS(x)) + 2; }</text:p>
          </table:table-cell>
          <table:table-cell table:formula="of:=CONCATENATE(&quot;int NonInline&quot;;[.$E359];&quot;(const int x) { return ((std::rand() % 2) ? NonInline&quot;;[.$E358];&quot;(x) : NonInline&quot;;[.$E357];&quot;(x)) + 2; }&quot;)" office:value-type="string" office:string-value="int NonInlineNU(const int x) { return ((std::rand() % 2) ? NonInlineNT(x) : NonInlineNS(x)) + 2; }">
            <text:p>int NonInlineNU(const int x) { return ((std::rand() % 2) ? NonInlineNT(x) : NonInlineNS(x)) + 2; }</text:p>
          </table:table-cell>
        </table:table-row>
        <table:table-row table:style-name="ro1">
          <table:table-cell table:formula="of:=[.A334]+1" office:value-type="float" office:value="78">
            <text:p>78</text:p>
          </table:table-cell>
          <table:table-cell table:formula="of:=CHAR([.A360])" office:value-type="string" office:string-value="N">
            <text:p>N</text:p>
          </table:table-cell>
          <table:table-cell table:formula="of:=[.C334]" office:value-type="float" office:value="86">
            <text:p>86</text:p>
          </table:table-cell>
          <table:table-cell table:formula="of:=CHAR([.C360])" office:value-type="string" office:string-value="V">
            <text:p>V</text:p>
          </table:table-cell>
          <table:table-cell table:formula="of:=CONCATENATE([.B360];[.D360])" office:value-type="string" office:string-value="NV">
            <text:p>NV</text:p>
          </table:table-cell>
          <table:table-cell table:formula="of:=CONCATENATE(&quot;inline int Inline&quot;;[.$E360];&quot;(const int x) { return ((std::rand() % 2) ? Inline&quot;;[.$E359];&quot;(x) : Inline&quot;;[.$E358];&quot;(x)) + 2; }&quot;)" office:value-type="string" office:string-value="inline int InlineNV(const int x) { return ((std::rand() % 2) ? InlineNU(x) : InlineNT(x)) + 2; }">
            <text:p>inline int InlineNV(const int x) { return ((std::rand() % 2) ? InlineNU(x) : InlineNT(x)) + 2; }</text:p>
          </table:table-cell>
          <table:table-cell table:formula="of:=CONCATENATE(&quot;int NonInline&quot;;[.$E360];&quot;(const int x) { return ((std::rand() % 2) ? NonInline&quot;;[.$E359];&quot;(x) : NonInline&quot;;[.$E358];&quot;(x)) + 2; }&quot;)" office:value-type="string" office:string-value="int NonInlineNV(const int x) { return ((std::rand() % 2) ? NonInlineNU(x) : NonInlineNT(x)) + 2; }">
            <text:p>int NonInlineNV(const int x) { return ((std::rand() % 2) ? NonInlineNU(x) : NonInlineNT(x)) + 2; }</text:p>
          </table:table-cell>
        </table:table-row>
        <table:table-row table:style-name="ro1">
          <table:table-cell table:formula="of:=[.A335]+1" office:value-type="float" office:value="78">
            <text:p>78</text:p>
          </table:table-cell>
          <table:table-cell table:formula="of:=CHAR([.A361])" office:value-type="string" office:string-value="N">
            <text:p>N</text:p>
          </table:table-cell>
          <table:table-cell table:formula="of:=[.C335]" office:value-type="float" office:value="87">
            <text:p>87</text:p>
          </table:table-cell>
          <table:table-cell table:formula="of:=CHAR([.C361])" office:value-type="string" office:string-value="W">
            <text:p>W</text:p>
          </table:table-cell>
          <table:table-cell table:formula="of:=CONCATENATE([.B361];[.D361])" office:value-type="string" office:string-value="NW">
            <text:p>NW</text:p>
          </table:table-cell>
          <table:table-cell table:formula="of:=CONCATENATE(&quot;inline int Inline&quot;;[.$E361];&quot;(const int x) { return ((std::rand() % 2) ? Inline&quot;;[.$E360];&quot;(x) : Inline&quot;;[.$E359];&quot;(x)) + 2; }&quot;)" office:value-type="string" office:string-value="inline int InlineNW(const int x) { return ((std::rand() % 2) ? InlineNV(x) : InlineNU(x)) + 2; }">
            <text:p>inline int InlineNW(const int x) { return ((std::rand() % 2) ? InlineNV(x) : InlineNU(x)) + 2; }</text:p>
          </table:table-cell>
          <table:table-cell table:formula="of:=CONCATENATE(&quot;int NonInline&quot;;[.$E361];&quot;(const int x) { return ((std::rand() % 2) ? NonInline&quot;;[.$E360];&quot;(x) : NonInline&quot;;[.$E359];&quot;(x)) + 2; }&quot;)" office:value-type="string" office:string-value="int NonInlineNW(const int x) { return ((std::rand() % 2) ? NonInlineNV(x) : NonInlineNU(x)) + 2; }">
            <text:p>int NonInlineNW(const int x) { return ((std::rand() % 2) ? NonInlineNV(x) : NonInlineNU(x)) + 2; }</text:p>
          </table:table-cell>
        </table:table-row>
        <table:table-row table:style-name="ro1">
          <table:table-cell table:formula="of:=[.A336]+1" office:value-type="float" office:value="78">
            <text:p>78</text:p>
          </table:table-cell>
          <table:table-cell table:formula="of:=CHAR([.A362])" office:value-type="string" office:string-value="N">
            <text:p>N</text:p>
          </table:table-cell>
          <table:table-cell table:formula="of:=[.C336]" office:value-type="float" office:value="88">
            <text:p>88</text:p>
          </table:table-cell>
          <table:table-cell table:formula="of:=CHAR([.C362])" office:value-type="string" office:string-value="X">
            <text:p>X</text:p>
          </table:table-cell>
          <table:table-cell table:formula="of:=CONCATENATE([.B362];[.D362])" office:value-type="string" office:string-value="NX">
            <text:p>NX</text:p>
          </table:table-cell>
          <table:table-cell table:formula="of:=CONCATENATE(&quot;inline int Inline&quot;;[.$E362];&quot;(const int x) { return ((std::rand() % 2) ? Inline&quot;;[.$E361];&quot;(x) : Inline&quot;;[.$E360];&quot;(x)) + 2; }&quot;)" office:value-type="string" office:string-value="inline int InlineNX(const int x) { return ((std::rand() % 2) ? InlineNW(x) : InlineNV(x)) + 2; }">
            <text:p>inline int InlineNX(const int x) { return ((std::rand() % 2) ? InlineNW(x) : InlineNV(x)) + 2; }</text:p>
          </table:table-cell>
          <table:table-cell table:formula="of:=CONCATENATE(&quot;int NonInline&quot;;[.$E362];&quot;(const int x) { return ((std::rand() % 2) ? NonInline&quot;;[.$E361];&quot;(x) : NonInline&quot;;[.$E360];&quot;(x)) + 2; }&quot;)" office:value-type="string" office:string-value="int NonInlineNX(const int x) { return ((std::rand() % 2) ? NonInlineNW(x) : NonInlineNV(x)) + 2; }">
            <text:p>int NonInlineNX(const int x) { return ((std::rand() % 2) ? NonInlineNW(x) : NonInlineNV(x)) + 2; }</text:p>
          </table:table-cell>
        </table:table-row>
        <table:table-row table:style-name="ro1">
          <table:table-cell table:formula="of:=[.A337]+1" office:value-type="float" office:value="78">
            <text:p>78</text:p>
          </table:table-cell>
          <table:table-cell table:formula="of:=CHAR([.A363])" office:value-type="string" office:string-value="N">
            <text:p>N</text:p>
          </table:table-cell>
          <table:table-cell table:formula="of:=[.C337]" office:value-type="float" office:value="89">
            <text:p>89</text:p>
          </table:table-cell>
          <table:table-cell table:formula="of:=CHAR([.C363])" office:value-type="string" office:string-value="Y">
            <text:p>Y</text:p>
          </table:table-cell>
          <table:table-cell table:formula="of:=CONCATENATE([.B363];[.D363])" office:value-type="string" office:string-value="NY">
            <text:p>NY</text:p>
          </table:table-cell>
          <table:table-cell table:formula="of:=CONCATENATE(&quot;inline int Inline&quot;;[.$E363];&quot;(const int x) { return ((std::rand() % 2) ? Inline&quot;;[.$E362];&quot;(x) : Inline&quot;;[.$E361];&quot;(x)) + 2; }&quot;)" office:value-type="string" office:string-value="inline int InlineNY(const int x) { return ((std::rand() % 2) ? InlineNX(x) : InlineNW(x)) + 2; }">
            <text:p>inline int InlineNY(const int x) { return ((std::rand() % 2) ? InlineNX(x) : InlineNW(x)) + 2; }</text:p>
          </table:table-cell>
          <table:table-cell table:formula="of:=CONCATENATE(&quot;int NonInline&quot;;[.$E363];&quot;(const int x) { return ((std::rand() % 2) ? NonInline&quot;;[.$E362];&quot;(x) : NonInline&quot;;[.$E361];&quot;(x)) + 2; }&quot;)" office:value-type="string" office:string-value="int NonInlineNY(const int x) { return ((std::rand() % 2) ? NonInlineNX(x) : NonInlineNW(x)) + 2; }">
            <text:p>int NonInlineNY(const int x) { return ((std::rand() % 2) ? NonInlineNX(x) : NonInlineNW(x)) + 2; }</text:p>
          </table:table-cell>
        </table:table-row>
        <table:table-row table:style-name="ro1">
          <table:table-cell table:formula="of:=[.A338]+1" office:value-type="float" office:value="78">
            <text:p>78</text:p>
          </table:table-cell>
          <table:table-cell table:formula="of:=CHAR([.A364])" office:value-type="string" office:string-value="N">
            <text:p>N</text:p>
          </table:table-cell>
          <table:table-cell table:formula="of:=[.C338]" office:value-type="float" office:value="90">
            <text:p>90</text:p>
          </table:table-cell>
          <table:table-cell table:formula="of:=CHAR([.C364])" office:value-type="string" office:string-value="Z">
            <text:p>Z</text:p>
          </table:table-cell>
          <table:table-cell table:formula="of:=CONCATENATE([.B364];[.D364])" office:value-type="string" office:string-value="NZ">
            <text:p>NZ</text:p>
          </table:table-cell>
          <table:table-cell table:formula="of:=CONCATENATE(&quot;inline int Inline&quot;;[.$E364];&quot;(const int x) { return ((std::rand() % 2) ? Inline&quot;;[.$E363];&quot;(x) : Inline&quot;;[.$E362];&quot;(x)) + 2; }&quot;)" office:value-type="string" office:string-value="inline int InlineNZ(const int x) { return ((std::rand() % 2) ? InlineNY(x) : InlineNX(x)) + 2; }">
            <text:p>inline int InlineNZ(const int x) { return ((std::rand() % 2) ? InlineNY(x) : InlineNX(x)) + 2; }</text:p>
          </table:table-cell>
          <table:table-cell table:formula="of:=CONCATENATE(&quot;int NonInline&quot;;[.$E364];&quot;(const int x) { return ((std::rand() % 2) ? NonInline&quot;;[.$E363];&quot;(x) : NonInline&quot;;[.$E362];&quot;(x)) + 2; }&quot;)" office:value-type="string" office:string-value="int NonInlineNZ(const int x) { return ((std::rand() % 2) ? NonInlineNY(x) : NonInlineNX(x)) + 2; }">
            <text:p>int NonInlineNZ(const int x) { return ((std::rand() % 2) ? NonInlineNY(x) : NonInlineNX(x)) + 2; }</text:p>
          </table:table-cell>
        </table:table-row>
        <table:table-row table:style-name="ro1">
          <table:table-cell table:formula="of:=[.A339]+1" office:value-type="float" office:value="79">
            <text:p>79</text:p>
          </table:table-cell>
          <table:table-cell table:formula="of:=CHAR([.A365])" office:value-type="string" office:string-value="O">
            <text:p>O</text:p>
          </table:table-cell>
          <table:table-cell table:formula="of:=[.C339]" office:value-type="float" office:value="65">
            <text:p>65</text:p>
          </table:table-cell>
          <table:table-cell table:formula="of:=CHAR([.C365])" office:value-type="string" office:string-value="A">
            <text:p>A</text:p>
          </table:table-cell>
          <table:table-cell table:formula="of:=CONCATENATE([.B365];[.D365])" office:value-type="string" office:string-value="OA">
            <text:p>OA</text:p>
          </table:table-cell>
          <table:table-cell table:formula="of:=CONCATENATE(&quot;inline int Inline&quot;;[.$E365];&quot;(const int x) { return ((std::rand() % 2) ? Inline&quot;;[.$E364];&quot;(x) : Inline&quot;;[.$E363];&quot;(x)) + 2; }&quot;)" office:value-type="string" office:string-value="inline int InlineOA(const int x) { return ((std::rand() % 2) ? InlineNZ(x) : InlineNY(x)) + 2; }">
            <text:p>inline int InlineOA(const int x) { return ((std::rand() % 2) ? InlineNZ(x) : InlineNY(x)) + 2; }</text:p>
          </table:table-cell>
          <table:table-cell table:formula="of:=CONCATENATE(&quot;int NonInline&quot;;[.$E365];&quot;(const int x) { return ((std::rand() % 2) ? NonInline&quot;;[.$E364];&quot;(x) : NonInline&quot;;[.$E363];&quot;(x)) + 2; }&quot;)" office:value-type="string" office:string-value="int NonInlineOA(const int x) { return ((std::rand() % 2) ? NonInlineNZ(x) : NonInlineNY(x)) + 2; }">
            <text:p>int NonInlineOA(const int x) { return ((std::rand() % 2) ? NonInlineNZ(x) : NonInlineNY(x)) + 2; }</text:p>
          </table:table-cell>
        </table:table-row>
        <table:table-row table:style-name="ro1">
          <table:table-cell table:formula="of:=[.A340]+1" office:value-type="float" office:value="79">
            <text:p>79</text:p>
          </table:table-cell>
          <table:table-cell table:formula="of:=CHAR([.A366])" office:value-type="string" office:string-value="O">
            <text:p>O</text:p>
          </table:table-cell>
          <table:table-cell table:formula="of:=[.C340]" office:value-type="float" office:value="66">
            <text:p>66</text:p>
          </table:table-cell>
          <table:table-cell table:formula="of:=CHAR([.C366])" office:value-type="string" office:string-value="B">
            <text:p>B</text:p>
          </table:table-cell>
          <table:table-cell table:formula="of:=CONCATENATE([.B366];[.D366])" office:value-type="string" office:string-value="OB">
            <text:p>OB</text:p>
          </table:table-cell>
          <table:table-cell table:formula="of:=CONCATENATE(&quot;inline int Inline&quot;;[.$E366];&quot;(const int x) { return ((std::rand() % 2) ? Inline&quot;;[.$E365];&quot;(x) : Inline&quot;;[.$E364];&quot;(x)) + 2; }&quot;)" office:value-type="string" office:string-value="inline int InlineOB(const int x) { return ((std::rand() % 2) ? InlineOA(x) : InlineNZ(x)) + 2; }">
            <text:p>inline int InlineOB(const int x) { return ((std::rand() % 2) ? InlineOA(x) : InlineNZ(x)) + 2; }</text:p>
          </table:table-cell>
          <table:table-cell table:formula="of:=CONCATENATE(&quot;int NonInline&quot;;[.$E366];&quot;(const int x) { return ((std::rand() % 2) ? NonInline&quot;;[.$E365];&quot;(x) : NonInline&quot;;[.$E364];&quot;(x)) + 2; }&quot;)" office:value-type="string" office:string-value="int NonInlineOB(const int x) { return ((std::rand() % 2) ? NonInlineOA(x) : NonInlineNZ(x)) + 2; }">
            <text:p>int NonInlineOB(const int x) { return ((std::rand() % 2) ? NonInlineOA(x) : NonInlineNZ(x)) + 2; }</text:p>
          </table:table-cell>
        </table:table-row>
        <table:table-row table:style-name="ro1">
          <table:table-cell table:formula="of:=[.A341]+1" office:value-type="float" office:value="79">
            <text:p>79</text:p>
          </table:table-cell>
          <table:table-cell table:formula="of:=CHAR([.A367])" office:value-type="string" office:string-value="O">
            <text:p>O</text:p>
          </table:table-cell>
          <table:table-cell table:formula="of:=[.C341]" office:value-type="float" office:value="67">
            <text:p>67</text:p>
          </table:table-cell>
          <table:table-cell table:formula="of:=CHAR([.C367])" office:value-type="string" office:string-value="C">
            <text:p>C</text:p>
          </table:table-cell>
          <table:table-cell table:formula="of:=CONCATENATE([.B367];[.D367])" office:value-type="string" office:string-value="OC">
            <text:p>OC</text:p>
          </table:table-cell>
          <table:table-cell table:formula="of:=CONCATENATE(&quot;inline int Inline&quot;;[.$E367];&quot;(const int x) { return ((std::rand() % 2) ? Inline&quot;;[.$E366];&quot;(x) : Inline&quot;;[.$E365];&quot;(x)) + 2; }&quot;)" office:value-type="string" office:string-value="inline int InlineOC(const int x) { return ((std::rand() % 2) ? InlineOB(x) : InlineOA(x)) + 2; }">
            <text:p>inline int InlineOC(const int x) { return ((std::rand() % 2) ? InlineOB(x) : InlineOA(x)) + 2; }</text:p>
          </table:table-cell>
          <table:table-cell table:formula="of:=CONCATENATE(&quot;int NonInline&quot;;[.$E367];&quot;(const int x) { return ((std::rand() % 2) ? NonInline&quot;;[.$E366];&quot;(x) : NonInline&quot;;[.$E365];&quot;(x)) + 2; }&quot;)" office:value-type="string" office:string-value="int NonInlineOC(const int x) { return ((std::rand() % 2) ? NonInlineOB(x) : NonInlineOA(x)) + 2; }">
            <text:p>int NonInlineOC(const int x) { return ((std::rand() % 2) ? NonInlineOB(x) : NonInlineOA(x)) + 2; }</text:p>
          </table:table-cell>
        </table:table-row>
        <table:table-row table:style-name="ro1">
          <table:table-cell table:formula="of:=[.A342]+1" office:value-type="float" office:value="79">
            <text:p>79</text:p>
          </table:table-cell>
          <table:table-cell table:formula="of:=CHAR([.A368])" office:value-type="string" office:string-value="O">
            <text:p>O</text:p>
          </table:table-cell>
          <table:table-cell table:formula="of:=[.C342]" office:value-type="float" office:value="68">
            <text:p>68</text:p>
          </table:table-cell>
          <table:table-cell table:formula="of:=CHAR([.C368])" office:value-type="string" office:string-value="D">
            <text:p>D</text:p>
          </table:table-cell>
          <table:table-cell table:formula="of:=CONCATENATE([.B368];[.D368])" office:value-type="string" office:string-value="OD">
            <text:p>OD</text:p>
          </table:table-cell>
          <table:table-cell table:formula="of:=CONCATENATE(&quot;inline int Inline&quot;;[.$E368];&quot;(const int x) { return ((std::rand() % 2) ? Inline&quot;;[.$E367];&quot;(x) : Inline&quot;;[.$E366];&quot;(x)) + 2; }&quot;)" office:value-type="string" office:string-value="inline int InlineOD(const int x) { return ((std::rand() % 2) ? InlineOC(x) : InlineOB(x)) + 2; }">
            <text:p>inline int InlineOD(const int x) { return ((std::rand() % 2) ? InlineOC(x) : InlineOB(x)) + 2; }</text:p>
          </table:table-cell>
          <table:table-cell table:formula="of:=CONCATENATE(&quot;int NonInline&quot;;[.$E368];&quot;(const int x) { return ((std::rand() % 2) ? NonInline&quot;;[.$E367];&quot;(x) : NonInline&quot;;[.$E366];&quot;(x)) + 2; }&quot;)" office:value-type="string" office:string-value="int NonInlineOD(const int x) { return ((std::rand() % 2) ? NonInlineOC(x) : NonInlineOB(x)) + 2; }">
            <text:p>int NonInlineOD(const int x) { return ((std::rand() % 2) ? NonInlineOC(x) : NonInlineOB(x)) + 2; }</text:p>
          </table:table-cell>
        </table:table-row>
        <table:table-row table:style-name="ro1">
          <table:table-cell table:formula="of:=[.A343]+1" office:value-type="float" office:value="79">
            <text:p>79</text:p>
          </table:table-cell>
          <table:table-cell table:formula="of:=CHAR([.A369])" office:value-type="string" office:string-value="O">
            <text:p>O</text:p>
          </table:table-cell>
          <table:table-cell table:formula="of:=[.C343]" office:value-type="float" office:value="69">
            <text:p>69</text:p>
          </table:table-cell>
          <table:table-cell table:formula="of:=CHAR([.C369])" office:value-type="string" office:string-value="E">
            <text:p>E</text:p>
          </table:table-cell>
          <table:table-cell table:formula="of:=CONCATENATE([.B369];[.D369])" office:value-type="string" office:string-value="OE">
            <text:p>OE</text:p>
          </table:table-cell>
          <table:table-cell table:formula="of:=CONCATENATE(&quot;inline int Inline&quot;;[.$E369];&quot;(const int x) { return ((std::rand() % 2) ? Inline&quot;;[.$E368];&quot;(x) : Inline&quot;;[.$E367];&quot;(x)) + 2; }&quot;)" office:value-type="string" office:string-value="inline int InlineOE(const int x) { return ((std::rand() % 2) ? InlineOD(x) : InlineOC(x)) + 2; }">
            <text:p>inline int InlineOE(const int x) { return ((std::rand() % 2) ? InlineOD(x) : InlineOC(x)) + 2; }</text:p>
          </table:table-cell>
          <table:table-cell table:formula="of:=CONCATENATE(&quot;int NonInline&quot;;[.$E369];&quot;(const int x) { return ((std::rand() % 2) ? NonInline&quot;;[.$E368];&quot;(x) : NonInline&quot;;[.$E367];&quot;(x)) + 2; }&quot;)" office:value-type="string" office:string-value="int NonInlineOE(const int x) { return ((std::rand() % 2) ? NonInlineOD(x) : NonInlineOC(x)) + 2; }">
            <text:p>int NonInlineOE(const int x) { return ((std::rand() % 2) ? NonInlineOD(x) : NonInlineOC(x)) + 2; }</text:p>
          </table:table-cell>
        </table:table-row>
        <table:table-row table:style-name="ro1">
          <table:table-cell table:formula="of:=[.A344]+1" office:value-type="float" office:value="79">
            <text:p>79</text:p>
          </table:table-cell>
          <table:table-cell table:formula="of:=CHAR([.A370])" office:value-type="string" office:string-value="O">
            <text:p>O</text:p>
          </table:table-cell>
          <table:table-cell table:formula="of:=[.C344]" office:value-type="float" office:value="70">
            <text:p>70</text:p>
          </table:table-cell>
          <table:table-cell table:formula="of:=CHAR([.C370])" office:value-type="string" office:string-value="F">
            <text:p>F</text:p>
          </table:table-cell>
          <table:table-cell table:formula="of:=CONCATENATE([.B370];[.D370])" office:value-type="string" office:string-value="OF">
            <text:p>OF</text:p>
          </table:table-cell>
          <table:table-cell table:formula="of:=CONCATENATE(&quot;inline int Inline&quot;;[.$E370];&quot;(const int x) { return ((std::rand() % 2) ? Inline&quot;;[.$E369];&quot;(x) : Inline&quot;;[.$E368];&quot;(x)) + 2; }&quot;)" office:value-type="string" office:string-value="inline int InlineOF(const int x) { return ((std::rand() % 2) ? InlineOE(x) : InlineOD(x)) + 2; }">
            <text:p>inline int InlineOF(const int x) { return ((std::rand() % 2) ? InlineOE(x) : InlineOD(x)) + 2; }</text:p>
          </table:table-cell>
          <table:table-cell table:formula="of:=CONCATENATE(&quot;int NonInline&quot;;[.$E370];&quot;(const int x) { return ((std::rand() % 2) ? NonInline&quot;;[.$E369];&quot;(x) : NonInline&quot;;[.$E368];&quot;(x)) + 2; }&quot;)" office:value-type="string" office:string-value="int NonInlineOF(const int x) { return ((std::rand() % 2) ? NonInlineOE(x) : NonInlineOD(x)) + 2; }">
            <text:p>int NonInlineOF(const int x) { return ((std::rand() % 2) ? NonInlineOE(x) : NonInlineOD(x)) + 2; }</text:p>
          </table:table-cell>
        </table:table-row>
        <table:table-row table:style-name="ro1">
          <table:table-cell table:formula="of:=[.A345]+1" office:value-type="float" office:value="79">
            <text:p>79</text:p>
          </table:table-cell>
          <table:table-cell table:formula="of:=CHAR([.A371])" office:value-type="string" office:string-value="O">
            <text:p>O</text:p>
          </table:table-cell>
          <table:table-cell table:formula="of:=[.C345]" office:value-type="float" office:value="71">
            <text:p>71</text:p>
          </table:table-cell>
          <table:table-cell table:formula="of:=CHAR([.C371])" office:value-type="string" office:string-value="G">
            <text:p>G</text:p>
          </table:table-cell>
          <table:table-cell table:formula="of:=CONCATENATE([.B371];[.D371])" office:value-type="string" office:string-value="OG">
            <text:p>OG</text:p>
          </table:table-cell>
          <table:table-cell table:formula="of:=CONCATENATE(&quot;inline int Inline&quot;;[.$E371];&quot;(const int x) { return ((std::rand() % 2) ? Inline&quot;;[.$E370];&quot;(x) : Inline&quot;;[.$E369];&quot;(x)) + 2; }&quot;)" office:value-type="string" office:string-value="inline int InlineOG(const int x) { return ((std::rand() % 2) ? InlineOF(x) : InlineOE(x)) + 2; }">
            <text:p>inline int InlineOG(const int x) { return ((std::rand() % 2) ? InlineOF(x) : InlineOE(x)) + 2; }</text:p>
          </table:table-cell>
          <table:table-cell table:formula="of:=CONCATENATE(&quot;int NonInline&quot;;[.$E371];&quot;(const int x) { return ((std::rand() % 2) ? NonInline&quot;;[.$E370];&quot;(x) : NonInline&quot;;[.$E369];&quot;(x)) + 2; }&quot;)" office:value-type="string" office:string-value="int NonInlineOG(const int x) { return ((std::rand() % 2) ? NonInlineOF(x) : NonInlineOE(x)) + 2; }">
            <text:p>int NonInlineOG(const int x) { return ((std::rand() % 2) ? NonInlineOF(x) : NonInlineOE(x)) + 2; }</text:p>
          </table:table-cell>
        </table:table-row>
        <table:table-row table:style-name="ro1">
          <table:table-cell table:formula="of:=[.A346]+1" office:value-type="float" office:value="79">
            <text:p>79</text:p>
          </table:table-cell>
          <table:table-cell table:formula="of:=CHAR([.A372])" office:value-type="string" office:string-value="O">
            <text:p>O</text:p>
          </table:table-cell>
          <table:table-cell table:formula="of:=[.C346]" office:value-type="float" office:value="72">
            <text:p>72</text:p>
          </table:table-cell>
          <table:table-cell table:formula="of:=CHAR([.C372])" office:value-type="string" office:string-value="H">
            <text:p>H</text:p>
          </table:table-cell>
          <table:table-cell table:formula="of:=CONCATENATE([.B372];[.D372])" office:value-type="string" office:string-value="OH">
            <text:p>OH</text:p>
          </table:table-cell>
          <table:table-cell table:formula="of:=CONCATENATE(&quot;inline int Inline&quot;;[.$E372];&quot;(const int x) { return ((std::rand() % 2) ? Inline&quot;;[.$E371];&quot;(x) : Inline&quot;;[.$E370];&quot;(x)) + 2; }&quot;)" office:value-type="string" office:string-value="inline int InlineOH(const int x) { return ((std::rand() % 2) ? InlineOG(x) : InlineOF(x)) + 2; }">
            <text:p>inline int InlineOH(const int x) { return ((std::rand() % 2) ? InlineOG(x) : InlineOF(x)) + 2; }</text:p>
          </table:table-cell>
          <table:table-cell table:formula="of:=CONCATENATE(&quot;int NonInline&quot;;[.$E372];&quot;(const int x) { return ((std::rand() % 2) ? NonInline&quot;;[.$E371];&quot;(x) : NonInline&quot;;[.$E370];&quot;(x)) + 2; }&quot;)" office:value-type="string" office:string-value="int NonInlineOH(const int x) { return ((std::rand() % 2) ? NonInlineOG(x) : NonInlineOF(x)) + 2; }">
            <text:p>int NonInlineOH(const int x) { return ((std::rand() % 2) ? NonInlineOG(x) : NonInlineOF(x)) + 2; }</text:p>
          </table:table-cell>
        </table:table-row>
        <table:table-row table:style-name="ro1">
          <table:table-cell table:formula="of:=[.A347]+1" office:value-type="float" office:value="79">
            <text:p>79</text:p>
          </table:table-cell>
          <table:table-cell table:formula="of:=CHAR([.A373])" office:value-type="string" office:string-value="O">
            <text:p>O</text:p>
          </table:table-cell>
          <table:table-cell table:formula="of:=[.C347]" office:value-type="float" office:value="73">
            <text:p>73</text:p>
          </table:table-cell>
          <table:table-cell table:formula="of:=CHAR([.C373])" office:value-type="string" office:string-value="I">
            <text:p>I</text:p>
          </table:table-cell>
          <table:table-cell table:formula="of:=CONCATENATE([.B373];[.D373])" office:value-type="string" office:string-value="OI">
            <text:p>OI</text:p>
          </table:table-cell>
          <table:table-cell table:formula="of:=CONCATENATE(&quot;inline int Inline&quot;;[.$E373];&quot;(const int x) { return ((std::rand() % 2) ? Inline&quot;;[.$E372];&quot;(x) : Inline&quot;;[.$E371];&quot;(x)) + 2; }&quot;)" office:value-type="string" office:string-value="inline int InlineOI(const int x) { return ((std::rand() % 2) ? InlineOH(x) : InlineOG(x)) + 2; }">
            <text:p>inline int InlineOI(const int x) { return ((std::rand() % 2) ? InlineOH(x) : InlineOG(x)) + 2; }</text:p>
          </table:table-cell>
          <table:table-cell table:formula="of:=CONCATENATE(&quot;int NonInline&quot;;[.$E373];&quot;(const int x) { return ((std::rand() % 2) ? NonInline&quot;;[.$E372];&quot;(x) : NonInline&quot;;[.$E371];&quot;(x)) + 2; }&quot;)" office:value-type="string" office:string-value="int NonInlineOI(const int x) { return ((std::rand() % 2) ? NonInlineOH(x) : NonInlineOG(x)) + 2; }">
            <text:p>int NonInlineOI(const int x) { return ((std::rand() % 2) ? NonInlineOH(x) : NonInlineOG(x)) + 2; }</text:p>
          </table:table-cell>
        </table:table-row>
        <table:table-row table:style-name="ro1">
          <table:table-cell table:formula="of:=[.A348]+1" office:value-type="float" office:value="79">
            <text:p>79</text:p>
          </table:table-cell>
          <table:table-cell table:formula="of:=CHAR([.A374])" office:value-type="string" office:string-value="O">
            <text:p>O</text:p>
          </table:table-cell>
          <table:table-cell table:formula="of:=[.C348]" office:value-type="float" office:value="74">
            <text:p>74</text:p>
          </table:table-cell>
          <table:table-cell table:formula="of:=CHAR([.C374])" office:value-type="string" office:string-value="J">
            <text:p>J</text:p>
          </table:table-cell>
          <table:table-cell table:formula="of:=CONCATENATE([.B374];[.D374])" office:value-type="string" office:string-value="OJ">
            <text:p>OJ</text:p>
          </table:table-cell>
          <table:table-cell table:formula="of:=CONCATENATE(&quot;inline int Inline&quot;;[.$E374];&quot;(const int x) { return ((std::rand() % 2) ? Inline&quot;;[.$E373];&quot;(x) : Inline&quot;;[.$E372];&quot;(x)) + 2; }&quot;)" office:value-type="string" office:string-value="inline int InlineOJ(const int x) { return ((std::rand() % 2) ? InlineOI(x) : InlineOH(x)) + 2; }">
            <text:p>inline int InlineOJ(const int x) { return ((std::rand() % 2) ? InlineOI(x) : InlineOH(x)) + 2; }</text:p>
          </table:table-cell>
          <table:table-cell table:formula="of:=CONCATENATE(&quot;int NonInline&quot;;[.$E374];&quot;(const int x) { return ((std::rand() % 2) ? NonInline&quot;;[.$E373];&quot;(x) : NonInline&quot;;[.$E372];&quot;(x)) + 2; }&quot;)" office:value-type="string" office:string-value="int NonInlineOJ(const int x) { return ((std::rand() % 2) ? NonInlineOI(x) : NonInlineOH(x)) + 2; }">
            <text:p>int NonInlineOJ(const int x) { return ((std::rand() % 2) ? NonInlineOI(x) : NonInlineOH(x)) + 2; }</text:p>
          </table:table-cell>
        </table:table-row>
        <table:table-row table:style-name="ro1">
          <table:table-cell table:formula="of:=[.A349]+1" office:value-type="float" office:value="79">
            <text:p>79</text:p>
          </table:table-cell>
          <table:table-cell table:formula="of:=CHAR([.A375])" office:value-type="string" office:string-value="O">
            <text:p>O</text:p>
          </table:table-cell>
          <table:table-cell table:formula="of:=[.C349]" office:value-type="float" office:value="75">
            <text:p>75</text:p>
          </table:table-cell>
          <table:table-cell table:formula="of:=CHAR([.C375])" office:value-type="string" office:string-value="K">
            <text:p>K</text:p>
          </table:table-cell>
          <table:table-cell table:formula="of:=CONCATENATE([.B375];[.D375])" office:value-type="string" office:string-value="OK">
            <text:p>OK</text:p>
          </table:table-cell>
          <table:table-cell table:formula="of:=CONCATENATE(&quot;inline int Inline&quot;;[.$E375];&quot;(const int x) { return ((std::rand() % 2) ? Inline&quot;;[.$E374];&quot;(x) : Inline&quot;;[.$E373];&quot;(x)) + 2; }&quot;)" office:value-type="string" office:string-value="inline int InlineOK(const int x) { return ((std::rand() % 2) ? InlineOJ(x) : InlineOI(x)) + 2; }">
            <text:p>inline int InlineOK(const int x) { return ((std::rand() % 2) ? InlineOJ(x) : InlineOI(x)) + 2; }</text:p>
          </table:table-cell>
          <table:table-cell table:formula="of:=CONCATENATE(&quot;int NonInline&quot;;[.$E375];&quot;(const int x) { return ((std::rand() % 2) ? NonInline&quot;;[.$E374];&quot;(x) : NonInline&quot;;[.$E373];&quot;(x)) + 2; }&quot;)" office:value-type="string" office:string-value="int NonInlineOK(const int x) { return ((std::rand() % 2) ? NonInlineOJ(x) : NonInlineOI(x)) + 2; }">
            <text:p>int NonInlineOK(const int x) { return ((std::rand() % 2) ? NonInlineOJ(x) : NonInlineOI(x)) + 2; }</text:p>
          </table:table-cell>
        </table:table-row>
        <table:table-row table:style-name="ro1">
          <table:table-cell table:formula="of:=[.A350]+1" office:value-type="float" office:value="79">
            <text:p>79</text:p>
          </table:table-cell>
          <table:table-cell table:formula="of:=CHAR([.A376])" office:value-type="string" office:string-value="O">
            <text:p>O</text:p>
          </table:table-cell>
          <table:table-cell table:formula="of:=[.C350]" office:value-type="float" office:value="76">
            <text:p>76</text:p>
          </table:table-cell>
          <table:table-cell table:formula="of:=CHAR([.C376])" office:value-type="string" office:string-value="L">
            <text:p>L</text:p>
          </table:table-cell>
          <table:table-cell table:formula="of:=CONCATENATE([.B376];[.D376])" office:value-type="string" office:string-value="OL">
            <text:p>OL</text:p>
          </table:table-cell>
          <table:table-cell table:formula="of:=CONCATENATE(&quot;inline int Inline&quot;;[.$E376];&quot;(const int x) { return ((std::rand() % 2) ? Inline&quot;;[.$E375];&quot;(x) : Inline&quot;;[.$E374];&quot;(x)) + 2; }&quot;)" office:value-type="string" office:string-value="inline int InlineOL(const int x) { return ((std::rand() % 2) ? InlineOK(x) : InlineOJ(x)) + 2; }">
            <text:p>inline int InlineOL(const int x) { return ((std::rand() % 2) ? InlineOK(x) : InlineOJ(x)) + 2; }</text:p>
          </table:table-cell>
          <table:table-cell table:formula="of:=CONCATENATE(&quot;int NonInline&quot;;[.$E376];&quot;(const int x) { return ((std::rand() % 2) ? NonInline&quot;;[.$E375];&quot;(x) : NonInline&quot;;[.$E374];&quot;(x)) + 2; }&quot;)" office:value-type="string" office:string-value="int NonInlineOL(const int x) { return ((std::rand() % 2) ? NonInlineOK(x) : NonInlineOJ(x)) + 2; }">
            <text:p>int NonInlineOL(const int x) { return ((std::rand() % 2) ? NonInlineOK(x) : NonInlineOJ(x)) + 2; }</text:p>
          </table:table-cell>
        </table:table-row>
        <table:table-row table:style-name="ro1">
          <table:table-cell table:formula="of:=[.A351]+1" office:value-type="float" office:value="79">
            <text:p>79</text:p>
          </table:table-cell>
          <table:table-cell table:formula="of:=CHAR([.A377])" office:value-type="string" office:string-value="O">
            <text:p>O</text:p>
          </table:table-cell>
          <table:table-cell table:formula="of:=[.C351]" office:value-type="float" office:value="77">
            <text:p>77</text:p>
          </table:table-cell>
          <table:table-cell table:formula="of:=CHAR([.C377])" office:value-type="string" office:string-value="M">
            <text:p>M</text:p>
          </table:table-cell>
          <table:table-cell table:formula="of:=CONCATENATE([.B377];[.D377])" office:value-type="string" office:string-value="OM">
            <text:p>OM</text:p>
          </table:table-cell>
          <table:table-cell table:formula="of:=CONCATENATE(&quot;inline int Inline&quot;;[.$E377];&quot;(const int x) { return ((std::rand() % 2) ? Inline&quot;;[.$E376];&quot;(x) : Inline&quot;;[.$E375];&quot;(x)) + 2; }&quot;)" office:value-type="string" office:string-value="inline int InlineOM(const int x) { return ((std::rand() % 2) ? InlineOL(x) : InlineOK(x)) + 2; }">
            <text:p>inline int InlineOM(const int x) { return ((std::rand() % 2) ? InlineOL(x) : InlineOK(x)) + 2; }</text:p>
          </table:table-cell>
          <table:table-cell table:formula="of:=CONCATENATE(&quot;int NonInline&quot;;[.$E377];&quot;(const int x) { return ((std::rand() % 2) ? NonInline&quot;;[.$E376];&quot;(x) : NonInline&quot;;[.$E375];&quot;(x)) + 2; }&quot;)" office:value-type="string" office:string-value="int NonInlineOM(const int x) { return ((std::rand() % 2) ? NonInlineOL(x) : NonInlineOK(x)) + 2; }">
            <text:p>int NonInlineOM(const int x) { return ((std::rand() % 2) ? NonInlineOL(x) : NonInlineOK(x)) + 2; }</text:p>
          </table:table-cell>
        </table:table-row>
        <table:table-row table:style-name="ro1">
          <table:table-cell table:formula="of:=[.A352]+1" office:value-type="float" office:value="79">
            <text:p>79</text:p>
          </table:table-cell>
          <table:table-cell table:formula="of:=CHAR([.A378])" office:value-type="string" office:string-value="O">
            <text:p>O</text:p>
          </table:table-cell>
          <table:table-cell table:formula="of:=[.C352]" office:value-type="float" office:value="78">
            <text:p>78</text:p>
          </table:table-cell>
          <table:table-cell table:formula="of:=CHAR([.C378])" office:value-type="string" office:string-value="N">
            <text:p>N</text:p>
          </table:table-cell>
          <table:table-cell table:formula="of:=CONCATENATE([.B378];[.D378])" office:value-type="string" office:string-value="ON">
            <text:p>ON</text:p>
          </table:table-cell>
          <table:table-cell table:formula="of:=CONCATENATE(&quot;inline int Inline&quot;;[.$E378];&quot;(const int x) { return ((std::rand() % 2) ? Inline&quot;;[.$E377];&quot;(x) : Inline&quot;;[.$E376];&quot;(x)) + 2; }&quot;)" office:value-type="string" office:string-value="inline int InlineON(const int x) { return ((std::rand() % 2) ? InlineOM(x) : InlineOL(x)) + 2; }">
            <text:p>inline int InlineON(const int x) { return ((std::rand() % 2) ? InlineOM(x) : InlineOL(x)) + 2; }</text:p>
          </table:table-cell>
          <table:table-cell table:formula="of:=CONCATENATE(&quot;int NonInline&quot;;[.$E378];&quot;(const int x) { return ((std::rand() % 2) ? NonInline&quot;;[.$E377];&quot;(x) : NonInline&quot;;[.$E376];&quot;(x)) + 2; }&quot;)" office:value-type="string" office:string-value="int NonInlineON(const int x) { return ((std::rand() % 2) ? NonInlineOM(x) : NonInlineOL(x)) + 2; }">
            <text:p>int NonInlineON(const int x) { return ((std::rand() % 2) ? NonInlineOM(x) : NonInlineOL(x)) + 2; }</text:p>
          </table:table-cell>
        </table:table-row>
        <table:table-row table:style-name="ro1">
          <table:table-cell table:formula="of:=[.A353]+1" office:value-type="float" office:value="79">
            <text:p>79</text:p>
          </table:table-cell>
          <table:table-cell table:formula="of:=CHAR([.A379])" office:value-type="string" office:string-value="O">
            <text:p>O</text:p>
          </table:table-cell>
          <table:table-cell table:formula="of:=[.C353]" office:value-type="float" office:value="79">
            <text:p>79</text:p>
          </table:table-cell>
          <table:table-cell table:formula="of:=CHAR([.C379])" office:value-type="string" office:string-value="O">
            <text:p>O</text:p>
          </table:table-cell>
          <table:table-cell table:formula="of:=CONCATENATE([.B379];[.D379])" office:value-type="string" office:string-value="OO">
            <text:p>OO</text:p>
          </table:table-cell>
          <table:table-cell table:formula="of:=CONCATENATE(&quot;inline int Inline&quot;;[.$E379];&quot;(const int x) { return ((std::rand() % 2) ? Inline&quot;;[.$E378];&quot;(x) : Inline&quot;;[.$E377];&quot;(x)) + 2; }&quot;)" office:value-type="string" office:string-value="inline int InlineOO(const int x) { return ((std::rand() % 2) ? InlineON(x) : InlineOM(x)) + 2; }">
            <text:p>inline int InlineOO(const int x) { return ((std::rand() % 2) ? InlineON(x) : InlineOM(x)) + 2; }</text:p>
          </table:table-cell>
          <table:table-cell table:formula="of:=CONCATENATE(&quot;int NonInline&quot;;[.$E379];&quot;(const int x) { return ((std::rand() % 2) ? NonInline&quot;;[.$E378];&quot;(x) : NonInline&quot;;[.$E377];&quot;(x)) + 2; }&quot;)" office:value-type="string" office:string-value="int NonInlineOO(const int x) { return ((std::rand() % 2) ? NonInlineON(x) : NonInlineOM(x)) + 2; }">
            <text:p>int NonInlineOO(const int x) { return ((std::rand() % 2) ? NonInlineON(x) : NonInlineOM(x)) + 2; }</text:p>
          </table:table-cell>
        </table:table-row>
        <table:table-row table:style-name="ro1">
          <table:table-cell table:formula="of:=[.A354]+1" office:value-type="float" office:value="79">
            <text:p>79</text:p>
          </table:table-cell>
          <table:table-cell table:formula="of:=CHAR([.A380])" office:value-type="string" office:string-value="O">
            <text:p>O</text:p>
          </table:table-cell>
          <table:table-cell table:formula="of:=[.C354]" office:value-type="float" office:value="80">
            <text:p>80</text:p>
          </table:table-cell>
          <table:table-cell table:formula="of:=CHAR([.C380])" office:value-type="string" office:string-value="P">
            <text:p>P</text:p>
          </table:table-cell>
          <table:table-cell table:formula="of:=CONCATENATE([.B380];[.D380])" office:value-type="string" office:string-value="OP">
            <text:p>OP</text:p>
          </table:table-cell>
          <table:table-cell table:formula="of:=CONCATENATE(&quot;inline int Inline&quot;;[.$E380];&quot;(const int x) { return ((std::rand() % 2) ? Inline&quot;;[.$E379];&quot;(x) : Inline&quot;;[.$E378];&quot;(x)) + 2; }&quot;)" office:value-type="string" office:string-value="inline int InlineOP(const int x) { return ((std::rand() % 2) ? InlineOO(x) : InlineON(x)) + 2; }">
            <text:p>inline int InlineOP(const int x) { return ((std::rand() % 2) ? InlineOO(x) : InlineON(x)) + 2; }</text:p>
          </table:table-cell>
          <table:table-cell table:formula="of:=CONCATENATE(&quot;int NonInline&quot;;[.$E380];&quot;(const int x) { return ((std::rand() % 2) ? NonInline&quot;;[.$E379];&quot;(x) : NonInline&quot;;[.$E378];&quot;(x)) + 2; }&quot;)" office:value-type="string" office:string-value="int NonInlineOP(const int x) { return ((std::rand() % 2) ? NonInlineOO(x) : NonInlineON(x)) + 2; }">
            <text:p>int NonInlineOP(const int x) { return ((std::rand() % 2) ? NonInlineOO(x) : NonInlineON(x)) + 2; }</text:p>
          </table:table-cell>
        </table:table-row>
        <table:table-row table:style-name="ro1">
          <table:table-cell table:formula="of:=[.A355]+1" office:value-type="float" office:value="79">
            <text:p>79</text:p>
          </table:table-cell>
          <table:table-cell table:formula="of:=CHAR([.A381])" office:value-type="string" office:string-value="O">
            <text:p>O</text:p>
          </table:table-cell>
          <table:table-cell table:formula="of:=[.C355]" office:value-type="float" office:value="81">
            <text:p>81</text:p>
          </table:table-cell>
          <table:table-cell table:formula="of:=CHAR([.C381])" office:value-type="string" office:string-value="Q">
            <text:p>Q</text:p>
          </table:table-cell>
          <table:table-cell table:formula="of:=CONCATENATE([.B381];[.D381])" office:value-type="string" office:string-value="OQ">
            <text:p>OQ</text:p>
          </table:table-cell>
          <table:table-cell table:formula="of:=CONCATENATE(&quot;inline int Inline&quot;;[.$E381];&quot;(const int x) { return ((std::rand() % 2) ? Inline&quot;;[.$E380];&quot;(x) : Inline&quot;;[.$E379];&quot;(x)) + 2; }&quot;)" office:value-type="string" office:string-value="inline int InlineOQ(const int x) { return ((std::rand() % 2) ? InlineOP(x) : InlineOO(x)) + 2; }">
            <text:p>inline int InlineOQ(const int x) { return ((std::rand() % 2) ? InlineOP(x) : InlineOO(x)) + 2; }</text:p>
          </table:table-cell>
          <table:table-cell table:formula="of:=CONCATENATE(&quot;int NonInline&quot;;[.$E381];&quot;(const int x) { return ((std::rand() % 2) ? NonInline&quot;;[.$E380];&quot;(x) : NonInline&quot;;[.$E379];&quot;(x)) + 2; }&quot;)" office:value-type="string" office:string-value="int NonInlineOQ(const int x) { return ((std::rand() % 2) ? NonInlineOP(x) : NonInlineOO(x)) + 2; }">
            <text:p>int NonInlineOQ(const int x) { return ((std::rand() % 2) ? NonInlineOP(x) : NonInlineOO(x)) + 2; }</text:p>
          </table:table-cell>
        </table:table-row>
        <table:table-row table:style-name="ro1">
          <table:table-cell table:formula="of:=[.A356]+1" office:value-type="float" office:value="79">
            <text:p>79</text:p>
          </table:table-cell>
          <table:table-cell table:formula="of:=CHAR([.A382])" office:value-type="string" office:string-value="O">
            <text:p>O</text:p>
          </table:table-cell>
          <table:table-cell table:formula="of:=[.C356]" office:value-type="float" office:value="82">
            <text:p>82</text:p>
          </table:table-cell>
          <table:table-cell table:formula="of:=CHAR([.C382])" office:value-type="string" office:string-value="R">
            <text:p>R</text:p>
          </table:table-cell>
          <table:table-cell table:formula="of:=CONCATENATE([.B382];[.D382])" office:value-type="string" office:string-value="OR">
            <text:p>OR</text:p>
          </table:table-cell>
          <table:table-cell table:formula="of:=CONCATENATE(&quot;inline int Inline&quot;;[.$E382];&quot;(const int x) { return ((std::rand() % 2) ? Inline&quot;;[.$E381];&quot;(x) : Inline&quot;;[.$E380];&quot;(x)) + 2; }&quot;)" office:value-type="string" office:string-value="inline int InlineOR(const int x) { return ((std::rand() % 2) ? InlineOQ(x) : InlineOP(x)) + 2; }">
            <text:p>inline int InlineOR(const int x) { return ((std::rand() % 2) ? InlineOQ(x) : InlineOP(x)) + 2; }</text:p>
          </table:table-cell>
          <table:table-cell table:formula="of:=CONCATENATE(&quot;int NonInline&quot;;[.$E382];&quot;(const int x) { return ((std::rand() % 2) ? NonInline&quot;;[.$E381];&quot;(x) : NonInline&quot;;[.$E380];&quot;(x)) + 2; }&quot;)" office:value-type="string" office:string-value="int NonInlineOR(const int x) { return ((std::rand() % 2) ? NonInlineOQ(x) : NonInlineOP(x)) + 2; }">
            <text:p>int NonInlineOR(const int x) { return ((std::rand() % 2) ? NonInlineOQ(x) : NonInlineOP(x)) + 2; }</text:p>
          </table:table-cell>
        </table:table-row>
        <table:table-row table:style-name="ro1">
          <table:table-cell table:formula="of:=[.A357]+1" office:value-type="float" office:value="79">
            <text:p>79</text:p>
          </table:table-cell>
          <table:table-cell table:formula="of:=CHAR([.A383])" office:value-type="string" office:string-value="O">
            <text:p>O</text:p>
          </table:table-cell>
          <table:table-cell table:formula="of:=[.C357]" office:value-type="float" office:value="83">
            <text:p>83</text:p>
          </table:table-cell>
          <table:table-cell table:formula="of:=CHAR([.C383])" office:value-type="string" office:string-value="S">
            <text:p>S</text:p>
          </table:table-cell>
          <table:table-cell table:formula="of:=CONCATENATE([.B383];[.D383])" office:value-type="string" office:string-value="OS">
            <text:p>OS</text:p>
          </table:table-cell>
          <table:table-cell table:formula="of:=CONCATENATE(&quot;inline int Inline&quot;;[.$E383];&quot;(const int x) { return ((std::rand() % 2) ? Inline&quot;;[.$E382];&quot;(x) : Inline&quot;;[.$E381];&quot;(x)) + 2; }&quot;)" office:value-type="string" office:string-value="inline int InlineOS(const int x) { return ((std::rand() % 2) ? InlineOR(x) : InlineOQ(x)) + 2; }">
            <text:p>inline int InlineOS(const int x) { return ((std::rand() % 2) ? InlineOR(x) : InlineOQ(x)) + 2; }</text:p>
          </table:table-cell>
          <table:table-cell table:formula="of:=CONCATENATE(&quot;int NonInline&quot;;[.$E383];&quot;(const int x) { return ((std::rand() % 2) ? NonInline&quot;;[.$E382];&quot;(x) : NonInline&quot;;[.$E381];&quot;(x)) + 2; }&quot;)" office:value-type="string" office:string-value="int NonInlineOS(const int x) { return ((std::rand() % 2) ? NonInlineOR(x) : NonInlineOQ(x)) + 2; }">
            <text:p>int NonInlineOS(const int x) { return ((std::rand() % 2) ? NonInlineOR(x) : NonInlineOQ(x)) + 2; }</text:p>
          </table:table-cell>
        </table:table-row>
        <table:table-row table:style-name="ro1">
          <table:table-cell table:formula="of:=[.A358]+1" office:value-type="float" office:value="79">
            <text:p>79</text:p>
          </table:table-cell>
          <table:table-cell table:formula="of:=CHAR([.A384])" office:value-type="string" office:string-value="O">
            <text:p>O</text:p>
          </table:table-cell>
          <table:table-cell table:formula="of:=[.C358]" office:value-type="float" office:value="84">
            <text:p>84</text:p>
          </table:table-cell>
          <table:table-cell table:formula="of:=CHAR([.C384])" office:value-type="string" office:string-value="T">
            <text:p>T</text:p>
          </table:table-cell>
          <table:table-cell table:formula="of:=CONCATENATE([.B384];[.D384])" office:value-type="string" office:string-value="OT">
            <text:p>OT</text:p>
          </table:table-cell>
          <table:table-cell table:formula="of:=CONCATENATE(&quot;inline int Inline&quot;;[.$E384];&quot;(const int x) { return ((std::rand() % 2) ? Inline&quot;;[.$E383];&quot;(x) : Inline&quot;;[.$E382];&quot;(x)) + 2; }&quot;)" office:value-type="string" office:string-value="inline int InlineOT(const int x) { return ((std::rand() % 2) ? InlineOS(x) : InlineOR(x)) + 2; }">
            <text:p>inline int InlineOT(const int x) { return ((std::rand() % 2) ? InlineOS(x) : InlineOR(x)) + 2; }</text:p>
          </table:table-cell>
          <table:table-cell table:formula="of:=CONCATENATE(&quot;int NonInline&quot;;[.$E384];&quot;(const int x) { return ((std::rand() % 2) ? NonInline&quot;;[.$E383];&quot;(x) : NonInline&quot;;[.$E382];&quot;(x)) + 2; }&quot;)" office:value-type="string" office:string-value="int NonInlineOT(const int x) { return ((std::rand() % 2) ? NonInlineOS(x) : NonInlineOR(x)) + 2; }">
            <text:p>int NonInlineOT(const int x) { return ((std::rand() % 2) ? NonInlineOS(x) : NonInlineOR(x)) + 2; }</text:p>
          </table:table-cell>
        </table:table-row>
        <table:table-row table:style-name="ro1">
          <table:table-cell table:formula="of:=[.A359]+1" office:value-type="float" office:value="79">
            <text:p>79</text:p>
          </table:table-cell>
          <table:table-cell table:formula="of:=CHAR([.A385])" office:value-type="string" office:string-value="O">
            <text:p>O</text:p>
          </table:table-cell>
          <table:table-cell table:formula="of:=[.C359]" office:value-type="float" office:value="85">
            <text:p>85</text:p>
          </table:table-cell>
          <table:table-cell table:formula="of:=CHAR([.C385])" office:value-type="string" office:string-value="U">
            <text:p>U</text:p>
          </table:table-cell>
          <table:table-cell table:formula="of:=CONCATENATE([.B385];[.D385])" office:value-type="string" office:string-value="OU">
            <text:p>OU</text:p>
          </table:table-cell>
          <table:table-cell table:formula="of:=CONCATENATE(&quot;inline int Inline&quot;;[.$E385];&quot;(const int x) { return ((std::rand() % 2) ? Inline&quot;;[.$E384];&quot;(x) : Inline&quot;;[.$E383];&quot;(x)) + 2; }&quot;)" office:value-type="string" office:string-value="inline int InlineOU(const int x) { return ((std::rand() % 2) ? InlineOT(x) : InlineOS(x)) + 2; }">
            <text:p>inline int InlineOU(const int x) { return ((std::rand() % 2) ? InlineOT(x) : InlineOS(x)) + 2; }</text:p>
          </table:table-cell>
          <table:table-cell table:formula="of:=CONCATENATE(&quot;int NonInline&quot;;[.$E385];&quot;(const int x) { return ((std::rand() % 2) ? NonInline&quot;;[.$E384];&quot;(x) : NonInline&quot;;[.$E383];&quot;(x)) + 2; }&quot;)" office:value-type="string" office:string-value="int NonInlineOU(const int x) { return ((std::rand() % 2) ? NonInlineOT(x) : NonInlineOS(x)) + 2; }">
            <text:p>int NonInlineOU(const int x) { return ((std::rand() % 2) ? NonInlineOT(x) : NonInlineOS(x)) + 2; }</text:p>
          </table:table-cell>
        </table:table-row>
        <table:table-row table:style-name="ro1">
          <table:table-cell table:formula="of:=[.A360]+1" office:value-type="float" office:value="79">
            <text:p>79</text:p>
          </table:table-cell>
          <table:table-cell table:formula="of:=CHAR([.A386])" office:value-type="string" office:string-value="O">
            <text:p>O</text:p>
          </table:table-cell>
          <table:table-cell table:formula="of:=[.C360]" office:value-type="float" office:value="86">
            <text:p>86</text:p>
          </table:table-cell>
          <table:table-cell table:formula="of:=CHAR([.C386])" office:value-type="string" office:string-value="V">
            <text:p>V</text:p>
          </table:table-cell>
          <table:table-cell table:formula="of:=CONCATENATE([.B386];[.D386])" office:value-type="string" office:string-value="OV">
            <text:p>OV</text:p>
          </table:table-cell>
          <table:table-cell table:formula="of:=CONCATENATE(&quot;inline int Inline&quot;;[.$E386];&quot;(const int x) { return ((std::rand() % 2) ? Inline&quot;;[.$E385];&quot;(x) : Inline&quot;;[.$E384];&quot;(x)) + 2; }&quot;)" office:value-type="string" office:string-value="inline int InlineOV(const int x) { return ((std::rand() % 2) ? InlineOU(x) : InlineOT(x)) + 2; }">
            <text:p>inline int InlineOV(const int x) { return ((std::rand() % 2) ? InlineOU(x) : InlineOT(x)) + 2; }</text:p>
          </table:table-cell>
          <table:table-cell table:formula="of:=CONCATENATE(&quot;int NonInline&quot;;[.$E386];&quot;(const int x) { return ((std::rand() % 2) ? NonInline&quot;;[.$E385];&quot;(x) : NonInline&quot;;[.$E384];&quot;(x)) + 2; }&quot;)" office:value-type="string" office:string-value="int NonInlineOV(const int x) { return ((std::rand() % 2) ? NonInlineOU(x) : NonInlineOT(x)) + 2; }">
            <text:p>int NonInlineOV(const int x) { return ((std::rand() % 2) ? NonInlineOU(x) : NonInlineOT(x)) + 2; }</text:p>
          </table:table-cell>
        </table:table-row>
        <table:table-row table:style-name="ro1">
          <table:table-cell table:formula="of:=[.A361]+1" office:value-type="float" office:value="79">
            <text:p>79</text:p>
          </table:table-cell>
          <table:table-cell table:formula="of:=CHAR([.A387])" office:value-type="string" office:string-value="O">
            <text:p>O</text:p>
          </table:table-cell>
          <table:table-cell table:formula="of:=[.C361]" office:value-type="float" office:value="87">
            <text:p>87</text:p>
          </table:table-cell>
          <table:table-cell table:formula="of:=CHAR([.C387])" office:value-type="string" office:string-value="W">
            <text:p>W</text:p>
          </table:table-cell>
          <table:table-cell table:formula="of:=CONCATENATE([.B387];[.D387])" office:value-type="string" office:string-value="OW">
            <text:p>OW</text:p>
          </table:table-cell>
          <table:table-cell table:formula="of:=CONCATENATE(&quot;inline int Inline&quot;;[.$E387];&quot;(const int x) { return ((std::rand() % 2) ? Inline&quot;;[.$E386];&quot;(x) : Inline&quot;;[.$E385];&quot;(x)) + 2; }&quot;)" office:value-type="string" office:string-value="inline int InlineOW(const int x) { return ((std::rand() % 2) ? InlineOV(x) : InlineOU(x)) + 2; }">
            <text:p>inline int InlineOW(const int x) { return ((std::rand() % 2) ? InlineOV(x) : InlineOU(x)) + 2; }</text:p>
          </table:table-cell>
          <table:table-cell table:formula="of:=CONCATENATE(&quot;int NonInline&quot;;[.$E387];&quot;(const int x) { return ((std::rand() % 2) ? NonInline&quot;;[.$E386];&quot;(x) : NonInline&quot;;[.$E385];&quot;(x)) + 2; }&quot;)" office:value-type="string" office:string-value="int NonInlineOW(const int x) { return ((std::rand() % 2) ? NonInlineOV(x) : NonInlineOU(x)) + 2; }">
            <text:p>int NonInlineOW(const int x) { return ((std::rand() % 2) ? NonInlineOV(x) : NonInlineOU(x)) + 2; }</text:p>
          </table:table-cell>
        </table:table-row>
        <table:table-row table:style-name="ro1">
          <table:table-cell table:formula="of:=[.A362]+1" office:value-type="float" office:value="79">
            <text:p>79</text:p>
          </table:table-cell>
          <table:table-cell table:formula="of:=CHAR([.A388])" office:value-type="string" office:string-value="O">
            <text:p>O</text:p>
          </table:table-cell>
          <table:table-cell table:formula="of:=[.C362]" office:value-type="float" office:value="88">
            <text:p>88</text:p>
          </table:table-cell>
          <table:table-cell table:formula="of:=CHAR([.C388])" office:value-type="string" office:string-value="X">
            <text:p>X</text:p>
          </table:table-cell>
          <table:table-cell table:formula="of:=CONCATENATE([.B388];[.D388])" office:value-type="string" office:string-value="OX">
            <text:p>OX</text:p>
          </table:table-cell>
          <table:table-cell table:formula="of:=CONCATENATE(&quot;inline int Inline&quot;;[.$E388];&quot;(const int x) { return ((std::rand() % 2) ? Inline&quot;;[.$E387];&quot;(x) : Inline&quot;;[.$E386];&quot;(x)) + 2; }&quot;)" office:value-type="string" office:string-value="inline int InlineOX(const int x) { return ((std::rand() % 2) ? InlineOW(x) : InlineOV(x)) + 2; }">
            <text:p>inline int InlineOX(const int x) { return ((std::rand() % 2) ? InlineOW(x) : InlineOV(x)) + 2; }</text:p>
          </table:table-cell>
          <table:table-cell table:formula="of:=CONCATENATE(&quot;int NonInline&quot;;[.$E388];&quot;(const int x) { return ((std::rand() % 2) ? NonInline&quot;;[.$E387];&quot;(x) : NonInline&quot;;[.$E386];&quot;(x)) + 2; }&quot;)" office:value-type="string" office:string-value="int NonInlineOX(const int x) { return ((std::rand() % 2) ? NonInlineOW(x) : NonInlineOV(x)) + 2; }">
            <text:p>int NonInlineOX(const int x) { return ((std::rand() % 2) ? NonInlineOW(x) : NonInlineOV(x)) + 2; }</text:p>
          </table:table-cell>
        </table:table-row>
        <table:table-row table:style-name="ro1">
          <table:table-cell table:formula="of:=[.A363]+1" office:value-type="float" office:value="79">
            <text:p>79</text:p>
          </table:table-cell>
          <table:table-cell table:formula="of:=CHAR([.A389])" office:value-type="string" office:string-value="O">
            <text:p>O</text:p>
          </table:table-cell>
          <table:table-cell table:formula="of:=[.C363]" office:value-type="float" office:value="89">
            <text:p>89</text:p>
          </table:table-cell>
          <table:table-cell table:formula="of:=CHAR([.C389])" office:value-type="string" office:string-value="Y">
            <text:p>Y</text:p>
          </table:table-cell>
          <table:table-cell table:formula="of:=CONCATENATE([.B389];[.D389])" office:value-type="string" office:string-value="OY">
            <text:p>OY</text:p>
          </table:table-cell>
          <table:table-cell table:formula="of:=CONCATENATE(&quot;inline int Inline&quot;;[.$E389];&quot;(const int x) { return ((std::rand() % 2) ? Inline&quot;;[.$E388];&quot;(x) : Inline&quot;;[.$E387];&quot;(x)) + 2; }&quot;)" office:value-type="string" office:string-value="inline int InlineOY(const int x) { return ((std::rand() % 2) ? InlineOX(x) : InlineOW(x)) + 2; }">
            <text:p>inline int InlineOY(const int x) { return ((std::rand() % 2) ? InlineOX(x) : InlineOW(x)) + 2; }</text:p>
          </table:table-cell>
          <table:table-cell table:formula="of:=CONCATENATE(&quot;int NonInline&quot;;[.$E389];&quot;(const int x) { return ((std::rand() % 2) ? NonInline&quot;;[.$E388];&quot;(x) : NonInline&quot;;[.$E387];&quot;(x)) + 2; }&quot;)" office:value-type="string" office:string-value="int NonInlineOY(const int x) { return ((std::rand() % 2) ? NonInlineOX(x) : NonInlineOW(x)) + 2; }">
            <text:p>int NonInlineOY(const int x) { return ((std::rand() % 2) ? NonInlineOX(x) : NonInlineOW(x)) + 2; }</text:p>
          </table:table-cell>
        </table:table-row>
        <table:table-row table:style-name="ro1">
          <table:table-cell table:formula="of:=[.A364]+1" office:value-type="float" office:value="79">
            <text:p>79</text:p>
          </table:table-cell>
          <table:table-cell table:formula="of:=CHAR([.A390])" office:value-type="string" office:string-value="O">
            <text:p>O</text:p>
          </table:table-cell>
          <table:table-cell table:formula="of:=[.C364]" office:value-type="float" office:value="90">
            <text:p>90</text:p>
          </table:table-cell>
          <table:table-cell table:formula="of:=CHAR([.C390])" office:value-type="string" office:string-value="Z">
            <text:p>Z</text:p>
          </table:table-cell>
          <table:table-cell table:formula="of:=CONCATENATE([.B390];[.D390])" office:value-type="string" office:string-value="OZ">
            <text:p>OZ</text:p>
          </table:table-cell>
          <table:table-cell table:formula="of:=CONCATENATE(&quot;inline int Inline&quot;;[.$E390];&quot;(const int x) { return ((std::rand() % 2) ? Inline&quot;;[.$E389];&quot;(x) : Inline&quot;;[.$E388];&quot;(x)) + 2; }&quot;)" office:value-type="string" office:string-value="inline int InlineOZ(const int x) { return ((std::rand() % 2) ? InlineOY(x) : InlineOX(x)) + 2; }">
            <text:p>inline int InlineOZ(const int x) { return ((std::rand() % 2) ? InlineOY(x) : InlineOX(x)) + 2; }</text:p>
          </table:table-cell>
          <table:table-cell table:formula="of:=CONCATENATE(&quot;int NonInline&quot;;[.$E390];&quot;(const int x) { return ((std::rand() % 2) ? NonInline&quot;;[.$E389];&quot;(x) : NonInline&quot;;[.$E388];&quot;(x)) + 2; }&quot;)" office:value-type="string" office:string-value="int NonInlineOZ(const int x) { return ((std::rand() % 2) ? NonInlineOY(x) : NonInlineOX(x)) + 2; }">
            <text:p>int NonInlineOZ(const int x) { return ((std::rand() % 2) ? NonInlineOY(x) : NonInlineOX(x)) + 2; }</text:p>
          </table:table-cell>
        </table:table-row>
        <table:table-row table:style-name="ro1">
          <table:table-cell table:formula="of:=[.A365]+1" office:value-type="float" office:value="80">
            <text:p>80</text:p>
          </table:table-cell>
          <table:table-cell table:formula="of:=CHAR([.A391])" office:value-type="string" office:string-value="P">
            <text:p>P</text:p>
          </table:table-cell>
          <table:table-cell table:formula="of:=[.C365]" office:value-type="float" office:value="65">
            <text:p>65</text:p>
          </table:table-cell>
          <table:table-cell table:formula="of:=CHAR([.C391])" office:value-type="string" office:string-value="A">
            <text:p>A</text:p>
          </table:table-cell>
          <table:table-cell table:formula="of:=CONCATENATE([.B391];[.D391])" office:value-type="string" office:string-value="PA">
            <text:p>PA</text:p>
          </table:table-cell>
          <table:table-cell table:formula="of:=CONCATENATE(&quot;inline int Inline&quot;;[.$E391];&quot;(const int x) { return ((std::rand() % 2) ? Inline&quot;;[.$E390];&quot;(x) : Inline&quot;;[.$E389];&quot;(x)) + 2; }&quot;)" office:value-type="string" office:string-value="inline int InlinePA(const int x) { return ((std::rand() % 2) ? InlineOZ(x) : InlineOY(x)) + 2; }">
            <text:p>inline int InlinePA(const int x) { return ((std::rand() % 2) ? InlineOZ(x) : InlineOY(x)) + 2; }</text:p>
          </table:table-cell>
          <table:table-cell table:formula="of:=CONCATENATE(&quot;int NonInline&quot;;[.$E391];&quot;(const int x) { return ((std::rand() % 2) ? NonInline&quot;;[.$E390];&quot;(x) : NonInline&quot;;[.$E389];&quot;(x)) + 2; }&quot;)" office:value-type="string" office:string-value="int NonInlinePA(const int x) { return ((std::rand() % 2) ? NonInlineOZ(x) : NonInlineOY(x)) + 2; }">
            <text:p>int NonInlinePA(const int x) { return ((std::rand() % 2) ? NonInlineOZ(x) : NonInlineOY(x)) + 2; }</text:p>
          </table:table-cell>
        </table:table-row>
        <table:table-row table:style-name="ro1">
          <table:table-cell table:formula="of:=[.A366]+1" office:value-type="float" office:value="80">
            <text:p>80</text:p>
          </table:table-cell>
          <table:table-cell table:formula="of:=CHAR([.A392])" office:value-type="string" office:string-value="P">
            <text:p>P</text:p>
          </table:table-cell>
          <table:table-cell table:formula="of:=[.C366]" office:value-type="float" office:value="66">
            <text:p>66</text:p>
          </table:table-cell>
          <table:table-cell table:formula="of:=CHAR([.C392])" office:value-type="string" office:string-value="B">
            <text:p>B</text:p>
          </table:table-cell>
          <table:table-cell table:formula="of:=CONCATENATE([.B392];[.D392])" office:value-type="string" office:string-value="PB">
            <text:p>PB</text:p>
          </table:table-cell>
          <table:table-cell table:formula="of:=CONCATENATE(&quot;inline int Inline&quot;;[.$E392];&quot;(const int x) { return ((std::rand() % 2) ? Inline&quot;;[.$E391];&quot;(x) : Inline&quot;;[.$E390];&quot;(x)) + 2; }&quot;)" office:value-type="string" office:string-value="inline int InlinePB(const int x) { return ((std::rand() % 2) ? InlinePA(x) : InlineOZ(x)) + 2; }">
            <text:p>inline int InlinePB(const int x) { return ((std::rand() % 2) ? InlinePA(x) : InlineOZ(x)) + 2; }</text:p>
          </table:table-cell>
          <table:table-cell table:formula="of:=CONCATENATE(&quot;int NonInline&quot;;[.$E392];&quot;(const int x) { return ((std::rand() % 2) ? NonInline&quot;;[.$E391];&quot;(x) : NonInline&quot;;[.$E390];&quot;(x)) + 2; }&quot;)" office:value-type="string" office:string-value="int NonInlinePB(const int x) { return ((std::rand() % 2) ? NonInlinePA(x) : NonInlineOZ(x)) + 2; }">
            <text:p>int NonInlinePB(const int x) { return ((std::rand() % 2) ? NonInlinePA(x) : NonInlineOZ(x)) + 2; }</text:p>
          </table:table-cell>
        </table:table-row>
        <table:table-row table:style-name="ro1">
          <table:table-cell table:formula="of:=[.A367]+1" office:value-type="float" office:value="80">
            <text:p>80</text:p>
          </table:table-cell>
          <table:table-cell table:formula="of:=CHAR([.A393])" office:value-type="string" office:string-value="P">
            <text:p>P</text:p>
          </table:table-cell>
          <table:table-cell table:formula="of:=[.C367]" office:value-type="float" office:value="67">
            <text:p>67</text:p>
          </table:table-cell>
          <table:table-cell table:formula="of:=CHAR([.C393])" office:value-type="string" office:string-value="C">
            <text:p>C</text:p>
          </table:table-cell>
          <table:table-cell table:formula="of:=CONCATENATE([.B393];[.D393])" office:value-type="string" office:string-value="PC">
            <text:p>PC</text:p>
          </table:table-cell>
          <table:table-cell table:formula="of:=CONCATENATE(&quot;inline int Inline&quot;;[.$E393];&quot;(const int x) { return ((std::rand() % 2) ? Inline&quot;;[.$E392];&quot;(x) : Inline&quot;;[.$E391];&quot;(x)) + 2; }&quot;)" office:value-type="string" office:string-value="inline int InlinePC(const int x) { return ((std::rand() % 2) ? InlinePB(x) : InlinePA(x)) + 2; }">
            <text:p>inline int InlinePC(const int x) { return ((std::rand() % 2) ? InlinePB(x) : InlinePA(x)) + 2; }</text:p>
          </table:table-cell>
          <table:table-cell table:formula="of:=CONCATENATE(&quot;int NonInline&quot;;[.$E393];&quot;(const int x) { return ((std::rand() % 2) ? NonInline&quot;;[.$E392];&quot;(x) : NonInline&quot;;[.$E391];&quot;(x)) + 2; }&quot;)" office:value-type="string" office:string-value="int NonInlinePC(const int x) { return ((std::rand() % 2) ? NonInlinePB(x) : NonInlinePA(x)) + 2; }">
            <text:p>int NonInlinePC(const int x) { return ((std::rand() % 2) ? NonInlinePB(x) : NonInlinePA(x)) + 2; }</text:p>
          </table:table-cell>
        </table:table-row>
        <table:table-row table:style-name="ro1">
          <table:table-cell table:formula="of:=[.A368]+1" office:value-type="float" office:value="80">
            <text:p>80</text:p>
          </table:table-cell>
          <table:table-cell table:formula="of:=CHAR([.A394])" office:value-type="string" office:string-value="P">
            <text:p>P</text:p>
          </table:table-cell>
          <table:table-cell table:formula="of:=[.C368]" office:value-type="float" office:value="68">
            <text:p>68</text:p>
          </table:table-cell>
          <table:table-cell table:formula="of:=CHAR([.C394])" office:value-type="string" office:string-value="D">
            <text:p>D</text:p>
          </table:table-cell>
          <table:table-cell table:formula="of:=CONCATENATE([.B394];[.D394])" office:value-type="string" office:string-value="PD">
            <text:p>PD</text:p>
          </table:table-cell>
          <table:table-cell table:formula="of:=CONCATENATE(&quot;inline int Inline&quot;;[.$E394];&quot;(const int x) { return ((std::rand() % 2) ? Inline&quot;;[.$E393];&quot;(x) : Inline&quot;;[.$E392];&quot;(x)) + 2; }&quot;)" office:value-type="string" office:string-value="inline int InlinePD(const int x) { return ((std::rand() % 2) ? InlinePC(x) : InlinePB(x)) + 2; }">
            <text:p>inline int InlinePD(const int x) { return ((std::rand() % 2) ? InlinePC(x) : InlinePB(x)) + 2; }</text:p>
          </table:table-cell>
          <table:table-cell table:formula="of:=CONCATENATE(&quot;int NonInline&quot;;[.$E394];&quot;(const int x) { return ((std::rand() % 2) ? NonInline&quot;;[.$E393];&quot;(x) : NonInline&quot;;[.$E392];&quot;(x)) + 2; }&quot;)" office:value-type="string" office:string-value="int NonInlinePD(const int x) { return ((std::rand() % 2) ? NonInlinePC(x) : NonInlinePB(x)) + 2; }">
            <text:p>int NonInlinePD(const int x) { return ((std::rand() % 2) ? NonInlinePC(x) : NonInlinePB(x)) + 2; }</text:p>
          </table:table-cell>
        </table:table-row>
        <table:table-row table:style-name="ro1">
          <table:table-cell table:formula="of:=[.A369]+1" office:value-type="float" office:value="80">
            <text:p>80</text:p>
          </table:table-cell>
          <table:table-cell table:formula="of:=CHAR([.A395])" office:value-type="string" office:string-value="P">
            <text:p>P</text:p>
          </table:table-cell>
          <table:table-cell table:formula="of:=[.C369]" office:value-type="float" office:value="69">
            <text:p>69</text:p>
          </table:table-cell>
          <table:table-cell table:formula="of:=CHAR([.C395])" office:value-type="string" office:string-value="E">
            <text:p>E</text:p>
          </table:table-cell>
          <table:table-cell table:formula="of:=CONCATENATE([.B395];[.D395])" office:value-type="string" office:string-value="PE">
            <text:p>PE</text:p>
          </table:table-cell>
          <table:table-cell table:formula="of:=CONCATENATE(&quot;inline int Inline&quot;;[.$E395];&quot;(const int x) { return ((std::rand() % 2) ? Inline&quot;;[.$E394];&quot;(x) : Inline&quot;;[.$E393];&quot;(x)) + 2; }&quot;)" office:value-type="string" office:string-value="inline int InlinePE(const int x) { return ((std::rand() % 2) ? InlinePD(x) : InlinePC(x)) + 2; }">
            <text:p>inline int InlinePE(const int x) { return ((std::rand() % 2) ? InlinePD(x) : InlinePC(x)) + 2; }</text:p>
          </table:table-cell>
          <table:table-cell table:formula="of:=CONCATENATE(&quot;int NonInline&quot;;[.$E395];&quot;(const int x) { return ((std::rand() % 2) ? NonInline&quot;;[.$E394];&quot;(x) : NonInline&quot;;[.$E393];&quot;(x)) + 2; }&quot;)" office:value-type="string" office:string-value="int NonInlinePE(const int x) { return ((std::rand() % 2) ? NonInlinePD(x) : NonInlinePC(x)) + 2; }">
            <text:p>int NonInlinePE(const int x) { return ((std::rand() % 2) ? NonInlinePD(x) : NonInlinePC(x)) + 2; }</text:p>
          </table:table-cell>
        </table:table-row>
        <table:table-row table:style-name="ro1">
          <table:table-cell table:formula="of:=[.A370]+1" office:value-type="float" office:value="80">
            <text:p>80</text:p>
          </table:table-cell>
          <table:table-cell table:formula="of:=CHAR([.A396])" office:value-type="string" office:string-value="P">
            <text:p>P</text:p>
          </table:table-cell>
          <table:table-cell table:formula="of:=[.C370]" office:value-type="float" office:value="70">
            <text:p>70</text:p>
          </table:table-cell>
          <table:table-cell table:formula="of:=CHAR([.C396])" office:value-type="string" office:string-value="F">
            <text:p>F</text:p>
          </table:table-cell>
          <table:table-cell table:formula="of:=CONCATENATE([.B396];[.D396])" office:value-type="string" office:string-value="PF">
            <text:p>PF</text:p>
          </table:table-cell>
          <table:table-cell table:formula="of:=CONCATENATE(&quot;inline int Inline&quot;;[.$E396];&quot;(const int x) { return ((std::rand() % 2) ? Inline&quot;;[.$E395];&quot;(x) : Inline&quot;;[.$E394];&quot;(x)) + 2; }&quot;)" office:value-type="string" office:string-value="inline int InlinePF(const int x) { return ((std::rand() % 2) ? InlinePE(x) : InlinePD(x)) + 2; }">
            <text:p>inline int InlinePF(const int x) { return ((std::rand() % 2) ? InlinePE(x) : InlinePD(x)) + 2; }</text:p>
          </table:table-cell>
          <table:table-cell table:formula="of:=CONCATENATE(&quot;int NonInline&quot;;[.$E396];&quot;(const int x) { return ((std::rand() % 2) ? NonInline&quot;;[.$E395];&quot;(x) : NonInline&quot;;[.$E394];&quot;(x)) + 2; }&quot;)" office:value-type="string" office:string-value="int NonInlinePF(const int x) { return ((std::rand() % 2) ? NonInlinePE(x) : NonInlinePD(x)) + 2; }">
            <text:p>int NonInlinePF(const int x) { return ((std::rand() % 2) ? NonInlinePE(x) : NonInlinePD(x)) + 2; }</text:p>
          </table:table-cell>
        </table:table-row>
        <table:table-row table:style-name="ro1">
          <table:table-cell table:formula="of:=[.A371]+1" office:value-type="float" office:value="80">
            <text:p>80</text:p>
          </table:table-cell>
          <table:table-cell table:formula="of:=CHAR([.A397])" office:value-type="string" office:string-value="P">
            <text:p>P</text:p>
          </table:table-cell>
          <table:table-cell table:formula="of:=[.C371]" office:value-type="float" office:value="71">
            <text:p>71</text:p>
          </table:table-cell>
          <table:table-cell table:formula="of:=CHAR([.C397])" office:value-type="string" office:string-value="G">
            <text:p>G</text:p>
          </table:table-cell>
          <table:table-cell table:formula="of:=CONCATENATE([.B397];[.D397])" office:value-type="string" office:string-value="PG">
            <text:p>PG</text:p>
          </table:table-cell>
          <table:table-cell table:formula="of:=CONCATENATE(&quot;inline int Inline&quot;;[.$E397];&quot;(const int x) { return ((std::rand() % 2) ? Inline&quot;;[.$E396];&quot;(x) : Inline&quot;;[.$E395];&quot;(x)) + 2; }&quot;)" office:value-type="string" office:string-value="inline int InlinePG(const int x) { return ((std::rand() % 2) ? InlinePF(x) : InlinePE(x)) + 2; }">
            <text:p>inline int InlinePG(const int x) { return ((std::rand() % 2) ? InlinePF(x) : InlinePE(x)) + 2; }</text:p>
          </table:table-cell>
          <table:table-cell table:formula="of:=CONCATENATE(&quot;int NonInline&quot;;[.$E397];&quot;(const int x) { return ((std::rand() % 2) ? NonInline&quot;;[.$E396];&quot;(x) : NonInline&quot;;[.$E395];&quot;(x)) + 2; }&quot;)" office:value-type="string" office:string-value="int NonInlinePG(const int x) { return ((std::rand() % 2) ? NonInlinePF(x) : NonInlinePE(x)) + 2; }">
            <text:p>int NonInlinePG(const int x) { return ((std::rand() % 2) ? NonInlinePF(x) : NonInlinePE(x)) + 2; }</text:p>
          </table:table-cell>
        </table:table-row>
        <table:table-row table:style-name="ro1">
          <table:table-cell table:formula="of:=[.A372]+1" office:value-type="float" office:value="80">
            <text:p>80</text:p>
          </table:table-cell>
          <table:table-cell table:formula="of:=CHAR([.A398])" office:value-type="string" office:string-value="P">
            <text:p>P</text:p>
          </table:table-cell>
          <table:table-cell table:formula="of:=[.C372]" office:value-type="float" office:value="72">
            <text:p>72</text:p>
          </table:table-cell>
          <table:table-cell table:formula="of:=CHAR([.C398])" office:value-type="string" office:string-value="H">
            <text:p>H</text:p>
          </table:table-cell>
          <table:table-cell table:formula="of:=CONCATENATE([.B398];[.D398])" office:value-type="string" office:string-value="PH">
            <text:p>PH</text:p>
          </table:table-cell>
          <table:table-cell table:formula="of:=CONCATENATE(&quot;inline int Inline&quot;;[.$E398];&quot;(const int x) { return ((std::rand() % 2) ? Inline&quot;;[.$E397];&quot;(x) : Inline&quot;;[.$E396];&quot;(x)) + 2; }&quot;)" office:value-type="string" office:string-value="inline int InlinePH(const int x) { return ((std::rand() % 2) ? InlinePG(x) : InlinePF(x)) + 2; }">
            <text:p>inline int InlinePH(const int x) { return ((std::rand() % 2) ? InlinePG(x) : InlinePF(x)) + 2; }</text:p>
          </table:table-cell>
          <table:table-cell table:formula="of:=CONCATENATE(&quot;int NonInline&quot;;[.$E398];&quot;(const int x) { return ((std::rand() % 2) ? NonInline&quot;;[.$E397];&quot;(x) : NonInline&quot;;[.$E396];&quot;(x)) + 2; }&quot;)" office:value-type="string" office:string-value="int NonInlinePH(const int x) { return ((std::rand() % 2) ? NonInlinePG(x) : NonInlinePF(x)) + 2; }">
            <text:p>int NonInlinePH(const int x) { return ((std::rand() % 2) ? NonInlinePG(x) : NonInlinePF(x)) + 2; }</text:p>
          </table:table-cell>
        </table:table-row>
        <table:table-row table:style-name="ro1">
          <table:table-cell table:formula="of:=[.A373]+1" office:value-type="float" office:value="80">
            <text:p>80</text:p>
          </table:table-cell>
          <table:table-cell table:formula="of:=CHAR([.A399])" office:value-type="string" office:string-value="P">
            <text:p>P</text:p>
          </table:table-cell>
          <table:table-cell table:formula="of:=[.C373]" office:value-type="float" office:value="73">
            <text:p>73</text:p>
          </table:table-cell>
          <table:table-cell table:formula="of:=CHAR([.C399])" office:value-type="string" office:string-value="I">
            <text:p>I</text:p>
          </table:table-cell>
          <table:table-cell table:formula="of:=CONCATENATE([.B399];[.D399])" office:value-type="string" office:string-value="PI">
            <text:p>PI</text:p>
          </table:table-cell>
          <table:table-cell table:formula="of:=CONCATENATE(&quot;inline int Inline&quot;;[.$E399];&quot;(const int x) { return ((std::rand() % 2) ? Inline&quot;;[.$E398];&quot;(x) : Inline&quot;;[.$E397];&quot;(x)) + 2; }&quot;)" office:value-type="string" office:string-value="inline int InlinePI(const int x) { return ((std::rand() % 2) ? InlinePH(x) : InlinePG(x)) + 2; }">
            <text:p>inline int InlinePI(const int x) { return ((std::rand() % 2) ? InlinePH(x) : InlinePG(x)) + 2; }</text:p>
          </table:table-cell>
          <table:table-cell table:formula="of:=CONCATENATE(&quot;int NonInline&quot;;[.$E399];&quot;(const int x) { return ((std::rand() % 2) ? NonInline&quot;;[.$E398];&quot;(x) : NonInline&quot;;[.$E397];&quot;(x)) + 2; }&quot;)" office:value-type="string" office:string-value="int NonInlinePI(const int x) { return ((std::rand() % 2) ? NonInlinePH(x) : NonInlinePG(x)) + 2; }">
            <text:p>int NonInlinePI(const int x) { return ((std::rand() % 2) ? NonInlinePH(x) : NonInlinePG(x)) + 2; }</text:p>
          </table:table-cell>
        </table:table-row>
        <table:table-row table:style-name="ro1">
          <table:table-cell table:formula="of:=[.A374]+1" office:value-type="float" office:value="80">
            <text:p>80</text:p>
          </table:table-cell>
          <table:table-cell table:formula="of:=CHAR([.A400])" office:value-type="string" office:string-value="P">
            <text:p>P</text:p>
          </table:table-cell>
          <table:table-cell table:formula="of:=[.C374]" office:value-type="float" office:value="74">
            <text:p>74</text:p>
          </table:table-cell>
          <table:table-cell table:formula="of:=CHAR([.C400])" office:value-type="string" office:string-value="J">
            <text:p>J</text:p>
          </table:table-cell>
          <table:table-cell table:formula="of:=CONCATENATE([.B400];[.D400])" office:value-type="string" office:string-value="PJ">
            <text:p>PJ</text:p>
          </table:table-cell>
          <table:table-cell table:formula="of:=CONCATENATE(&quot;inline int Inline&quot;;[.$E400];&quot;(const int x) { return ((std::rand() % 2) ? Inline&quot;;[.$E399];&quot;(x) : Inline&quot;;[.$E398];&quot;(x)) + 2; }&quot;)" office:value-type="string" office:string-value="inline int InlinePJ(const int x) { return ((std::rand() % 2) ? InlinePI(x) : InlinePH(x)) + 2; }">
            <text:p>inline int InlinePJ(const int x) { return ((std::rand() % 2) ? InlinePI(x) : InlinePH(x)) + 2; }</text:p>
          </table:table-cell>
          <table:table-cell table:formula="of:=CONCATENATE(&quot;int NonInline&quot;;[.$E400];&quot;(const int x) { return ((std::rand() % 2) ? NonInline&quot;;[.$E399];&quot;(x) : NonInline&quot;;[.$E398];&quot;(x)) + 2; }&quot;)" office:value-type="string" office:string-value="int NonInlinePJ(const int x) { return ((std::rand() % 2) ? NonInlinePI(x) : NonInlinePH(x)) + 2; }">
            <text:p>int NonInlinePJ(const int x) { return ((std::rand() % 2) ? NonInlinePI(x) : NonInlinePH(x)) + 2; }</text:p>
          </table:table-cell>
        </table:table-row>
        <table:table-row table:style-name="ro1">
          <table:table-cell table:formula="of:=[.A375]+1" office:value-type="float" office:value="80">
            <text:p>80</text:p>
          </table:table-cell>
          <table:table-cell table:formula="of:=CHAR([.A401])" office:value-type="string" office:string-value="P">
            <text:p>P</text:p>
          </table:table-cell>
          <table:table-cell table:formula="of:=[.C375]" office:value-type="float" office:value="75">
            <text:p>75</text:p>
          </table:table-cell>
          <table:table-cell table:formula="of:=CHAR([.C401])" office:value-type="string" office:string-value="K">
            <text:p>K</text:p>
          </table:table-cell>
          <table:table-cell table:formula="of:=CONCATENATE([.B401];[.D401])" office:value-type="string" office:string-value="PK">
            <text:p>PK</text:p>
          </table:table-cell>
          <table:table-cell table:formula="of:=CONCATENATE(&quot;inline int Inline&quot;;[.$E401];&quot;(const int x) { return ((std::rand() % 2) ? Inline&quot;;[.$E400];&quot;(x) : Inline&quot;;[.$E399];&quot;(x)) + 2; }&quot;)" office:value-type="string" office:string-value="inline int InlinePK(const int x) { return ((std::rand() % 2) ? InlinePJ(x) : InlinePI(x)) + 2; }">
            <text:p>inline int InlinePK(const int x) { return ((std::rand() % 2) ? InlinePJ(x) : InlinePI(x)) + 2; }</text:p>
          </table:table-cell>
          <table:table-cell table:formula="of:=CONCATENATE(&quot;int NonInline&quot;;[.$E401];&quot;(const int x) { return ((std::rand() % 2) ? NonInline&quot;;[.$E400];&quot;(x) : NonInline&quot;;[.$E399];&quot;(x)) + 2; }&quot;)" office:value-type="string" office:string-value="int NonInlinePK(const int x) { return ((std::rand() % 2) ? NonInlinePJ(x) : NonInlinePI(x)) + 2; }">
            <text:p>int NonInlinePK(const int x) { return ((std::rand() % 2) ? NonInlinePJ(x) : NonInlinePI(x)) + 2; }</text:p>
          </table:table-cell>
        </table:table-row>
        <table:table-row table:style-name="ro1">
          <table:table-cell table:formula="of:=[.A376]+1" office:value-type="float" office:value="80">
            <text:p>80</text:p>
          </table:table-cell>
          <table:table-cell table:formula="of:=CHAR([.A402])" office:value-type="string" office:string-value="P">
            <text:p>P</text:p>
          </table:table-cell>
          <table:table-cell table:formula="of:=[.C376]" office:value-type="float" office:value="76">
            <text:p>76</text:p>
          </table:table-cell>
          <table:table-cell table:formula="of:=CHAR([.C402])" office:value-type="string" office:string-value="L">
            <text:p>L</text:p>
          </table:table-cell>
          <table:table-cell table:formula="of:=CONCATENATE([.B402];[.D402])" office:value-type="string" office:string-value="PL">
            <text:p>PL</text:p>
          </table:table-cell>
          <table:table-cell table:formula="of:=CONCATENATE(&quot;inline int Inline&quot;;[.$E402];&quot;(const int x) { return ((std::rand() % 2) ? Inline&quot;;[.$E401];&quot;(x) : Inline&quot;;[.$E400];&quot;(x)) + 2; }&quot;)" office:value-type="string" office:string-value="inline int InlinePL(const int x) { return ((std::rand() % 2) ? InlinePK(x) : InlinePJ(x)) + 2; }">
            <text:p>inline int InlinePL(const int x) { return ((std::rand() % 2) ? InlinePK(x) : InlinePJ(x)) + 2; }</text:p>
          </table:table-cell>
          <table:table-cell table:formula="of:=CONCATENATE(&quot;int NonInline&quot;;[.$E402];&quot;(const int x) { return ((std::rand() % 2) ? NonInline&quot;;[.$E401];&quot;(x) : NonInline&quot;;[.$E400];&quot;(x)) + 2; }&quot;)" office:value-type="string" office:string-value="int NonInlinePL(const int x) { return ((std::rand() % 2) ? NonInlinePK(x) : NonInlinePJ(x)) + 2; }">
            <text:p>int NonInlinePL(const int x) { return ((std::rand() % 2) ? NonInlinePK(x) : NonInlinePJ(x)) + 2; }</text:p>
          </table:table-cell>
        </table:table-row>
        <table:table-row table:style-name="ro1">
          <table:table-cell table:formula="of:=[.A377]+1" office:value-type="float" office:value="80">
            <text:p>80</text:p>
          </table:table-cell>
          <table:table-cell table:formula="of:=CHAR([.A403])" office:value-type="string" office:string-value="P">
            <text:p>P</text:p>
          </table:table-cell>
          <table:table-cell table:formula="of:=[.C377]" office:value-type="float" office:value="77">
            <text:p>77</text:p>
          </table:table-cell>
          <table:table-cell table:formula="of:=CHAR([.C403])" office:value-type="string" office:string-value="M">
            <text:p>M</text:p>
          </table:table-cell>
          <table:table-cell table:formula="of:=CONCATENATE([.B403];[.D403])" office:value-type="string" office:string-value="PM">
            <text:p>PM</text:p>
          </table:table-cell>
          <table:table-cell table:formula="of:=CONCATENATE(&quot;inline int Inline&quot;;[.$E403];&quot;(const int x) { return ((std::rand() % 2) ? Inline&quot;;[.$E402];&quot;(x) : Inline&quot;;[.$E401];&quot;(x)) + 2; }&quot;)" office:value-type="string" office:string-value="inline int InlinePM(const int x) { return ((std::rand() % 2) ? InlinePL(x) : InlinePK(x)) + 2; }">
            <text:p>inline int InlinePM(const int x) { return ((std::rand() % 2) ? InlinePL(x) : InlinePK(x)) + 2; }</text:p>
          </table:table-cell>
          <table:table-cell table:formula="of:=CONCATENATE(&quot;int NonInline&quot;;[.$E403];&quot;(const int x) { return ((std::rand() % 2) ? NonInline&quot;;[.$E402];&quot;(x) : NonInline&quot;;[.$E401];&quot;(x)) + 2; }&quot;)" office:value-type="string" office:string-value="int NonInlinePM(const int x) { return ((std::rand() % 2) ? NonInlinePL(x) : NonInlinePK(x)) + 2; }">
            <text:p>int NonInlinePM(const int x) { return ((std::rand() % 2) ? NonInlinePL(x) : NonInlinePK(x)) + 2; }</text:p>
          </table:table-cell>
        </table:table-row>
        <table:table-row table:style-name="ro1">
          <table:table-cell table:formula="of:=[.A378]+1" office:value-type="float" office:value="80">
            <text:p>80</text:p>
          </table:table-cell>
          <table:table-cell table:formula="of:=CHAR([.A404])" office:value-type="string" office:string-value="P">
            <text:p>P</text:p>
          </table:table-cell>
          <table:table-cell table:formula="of:=[.C378]" office:value-type="float" office:value="78">
            <text:p>78</text:p>
          </table:table-cell>
          <table:table-cell table:formula="of:=CHAR([.C404])" office:value-type="string" office:string-value="N">
            <text:p>N</text:p>
          </table:table-cell>
          <table:table-cell table:formula="of:=CONCATENATE([.B404];[.D404])" office:value-type="string" office:string-value="PN">
            <text:p>PN</text:p>
          </table:table-cell>
          <table:table-cell table:formula="of:=CONCATENATE(&quot;inline int Inline&quot;;[.$E404];&quot;(const int x) { return ((std::rand() % 2) ? Inline&quot;;[.$E403];&quot;(x) : Inline&quot;;[.$E402];&quot;(x)) + 2; }&quot;)" office:value-type="string" office:string-value="inline int InlinePN(const int x) { return ((std::rand() % 2) ? InlinePM(x) : InlinePL(x)) + 2; }">
            <text:p>inline int InlinePN(const int x) { return ((std::rand() % 2) ? InlinePM(x) : InlinePL(x)) + 2; }</text:p>
          </table:table-cell>
          <table:table-cell table:formula="of:=CONCATENATE(&quot;int NonInline&quot;;[.$E404];&quot;(const int x) { return ((std::rand() % 2) ? NonInline&quot;;[.$E403];&quot;(x) : NonInline&quot;;[.$E402];&quot;(x)) + 2; }&quot;)" office:value-type="string" office:string-value="int NonInlinePN(const int x) { return ((std::rand() % 2) ? NonInlinePM(x) : NonInlinePL(x)) + 2; }">
            <text:p>int NonInlinePN(const int x) { return ((std::rand() % 2) ? NonInlinePM(x) : NonInlinePL(x)) + 2; }</text:p>
          </table:table-cell>
        </table:table-row>
        <table:table-row table:style-name="ro1">
          <table:table-cell table:formula="of:=[.A379]+1" office:value-type="float" office:value="80">
            <text:p>80</text:p>
          </table:table-cell>
          <table:table-cell table:formula="of:=CHAR([.A405])" office:value-type="string" office:string-value="P">
            <text:p>P</text:p>
          </table:table-cell>
          <table:table-cell table:formula="of:=[.C379]" office:value-type="float" office:value="79">
            <text:p>79</text:p>
          </table:table-cell>
          <table:table-cell table:formula="of:=CHAR([.C405])" office:value-type="string" office:string-value="O">
            <text:p>O</text:p>
          </table:table-cell>
          <table:table-cell table:formula="of:=CONCATENATE([.B405];[.D405])" office:value-type="string" office:string-value="PO">
            <text:p>PO</text:p>
          </table:table-cell>
          <table:table-cell table:formula="of:=CONCATENATE(&quot;inline int Inline&quot;;[.$E405];&quot;(const int x) { return ((std::rand() % 2) ? Inline&quot;;[.$E404];&quot;(x) : Inline&quot;;[.$E403];&quot;(x)) + 2; }&quot;)" office:value-type="string" office:string-value="inline int InlinePO(const int x) { return ((std::rand() % 2) ? InlinePN(x) : InlinePM(x)) + 2; }">
            <text:p>inline int InlinePO(const int x) { return ((std::rand() % 2) ? InlinePN(x) : InlinePM(x)) + 2; }</text:p>
          </table:table-cell>
          <table:table-cell table:formula="of:=CONCATENATE(&quot;int NonInline&quot;;[.$E405];&quot;(const int x) { return ((std::rand() % 2) ? NonInline&quot;;[.$E404];&quot;(x) : NonInline&quot;;[.$E403];&quot;(x)) + 2; }&quot;)" office:value-type="string" office:string-value="int NonInlinePO(const int x) { return ((std::rand() % 2) ? NonInlinePN(x) : NonInlinePM(x)) + 2; }">
            <text:p>int NonInlinePO(const int x) { return ((std::rand() % 2) ? NonInlinePN(x) : NonInlinePM(x)) + 2; }</text:p>
          </table:table-cell>
        </table:table-row>
        <table:table-row table:style-name="ro1">
          <table:table-cell table:formula="of:=[.A380]+1" office:value-type="float" office:value="80">
            <text:p>80</text:p>
          </table:table-cell>
          <table:table-cell table:formula="of:=CHAR([.A406])" office:value-type="string" office:string-value="P">
            <text:p>P</text:p>
          </table:table-cell>
          <table:table-cell table:formula="of:=[.C380]" office:value-type="float" office:value="80">
            <text:p>80</text:p>
          </table:table-cell>
          <table:table-cell table:formula="of:=CHAR([.C406])" office:value-type="string" office:string-value="P">
            <text:p>P</text:p>
          </table:table-cell>
          <table:table-cell table:formula="of:=CONCATENATE([.B406];[.D406])" office:value-type="string" office:string-value="PP">
            <text:p>PP</text:p>
          </table:table-cell>
          <table:table-cell table:formula="of:=CONCATENATE(&quot;inline int Inline&quot;;[.$E406];&quot;(const int x) { return ((std::rand() % 2) ? Inline&quot;;[.$E405];&quot;(x) : Inline&quot;;[.$E404];&quot;(x)) + 2; }&quot;)" office:value-type="string" office:string-value="inline int InlinePP(const int x) { return ((std::rand() % 2) ? InlinePO(x) : InlinePN(x)) + 2; }">
            <text:p>inline int InlinePP(const int x) { return ((std::rand() % 2) ? InlinePO(x) : InlinePN(x)) + 2; }</text:p>
          </table:table-cell>
          <table:table-cell table:formula="of:=CONCATENATE(&quot;int NonInline&quot;;[.$E406];&quot;(const int x) { return ((std::rand() % 2) ? NonInline&quot;;[.$E405];&quot;(x) : NonInline&quot;;[.$E404];&quot;(x)) + 2; }&quot;)" office:value-type="string" office:string-value="int NonInlinePP(const int x) { return ((std::rand() % 2) ? NonInlinePO(x) : NonInlinePN(x)) + 2; }">
            <text:p>int NonInlinePP(const int x) { return ((std::rand() % 2) ? NonInlinePO(x) : NonInlinePN(x)) + 2; }</text:p>
          </table:table-cell>
        </table:table-row>
        <table:table-row table:style-name="ro1">
          <table:table-cell table:formula="of:=[.A381]+1" office:value-type="float" office:value="80">
            <text:p>80</text:p>
          </table:table-cell>
          <table:table-cell table:formula="of:=CHAR([.A407])" office:value-type="string" office:string-value="P">
            <text:p>P</text:p>
          </table:table-cell>
          <table:table-cell table:formula="of:=[.C381]" office:value-type="float" office:value="81">
            <text:p>81</text:p>
          </table:table-cell>
          <table:table-cell table:formula="of:=CHAR([.C407])" office:value-type="string" office:string-value="Q">
            <text:p>Q</text:p>
          </table:table-cell>
          <table:table-cell table:formula="of:=CONCATENATE([.B407];[.D407])" office:value-type="string" office:string-value="PQ">
            <text:p>PQ</text:p>
          </table:table-cell>
          <table:table-cell table:formula="of:=CONCATENATE(&quot;inline int Inline&quot;;[.$E407];&quot;(const int x) { return ((std::rand() % 2) ? Inline&quot;;[.$E406];&quot;(x) : Inline&quot;;[.$E405];&quot;(x)) + 2; }&quot;)" office:value-type="string" office:string-value="inline int InlinePQ(const int x) { return ((std::rand() % 2) ? InlinePP(x) : InlinePO(x)) + 2; }">
            <text:p>inline int InlinePQ(const int x) { return ((std::rand() % 2) ? InlinePP(x) : InlinePO(x)) + 2; }</text:p>
          </table:table-cell>
          <table:table-cell table:formula="of:=CONCATENATE(&quot;int NonInline&quot;;[.$E407];&quot;(const int x) { return ((std::rand() % 2) ? NonInline&quot;;[.$E406];&quot;(x) : NonInline&quot;;[.$E405];&quot;(x)) + 2; }&quot;)" office:value-type="string" office:string-value="int NonInlinePQ(const int x) { return ((std::rand() % 2) ? NonInlinePP(x) : NonInlinePO(x)) + 2; }">
            <text:p>int NonInlinePQ(const int x) { return ((std::rand() % 2) ? NonInlinePP(x) : NonInlinePO(x)) + 2; }</text:p>
          </table:table-cell>
        </table:table-row>
        <table:table-row table:style-name="ro1">
          <table:table-cell table:formula="of:=[.A382]+1" office:value-type="float" office:value="80">
            <text:p>80</text:p>
          </table:table-cell>
          <table:table-cell table:formula="of:=CHAR([.A408])" office:value-type="string" office:string-value="P">
            <text:p>P</text:p>
          </table:table-cell>
          <table:table-cell table:formula="of:=[.C382]" office:value-type="float" office:value="82">
            <text:p>82</text:p>
          </table:table-cell>
          <table:table-cell table:formula="of:=CHAR([.C408])" office:value-type="string" office:string-value="R">
            <text:p>R</text:p>
          </table:table-cell>
          <table:table-cell table:formula="of:=CONCATENATE([.B408];[.D408])" office:value-type="string" office:string-value="PR">
            <text:p>PR</text:p>
          </table:table-cell>
          <table:table-cell table:formula="of:=CONCATENATE(&quot;inline int Inline&quot;;[.$E408];&quot;(const int x) { return ((std::rand() % 2) ? Inline&quot;;[.$E407];&quot;(x) : Inline&quot;;[.$E406];&quot;(x)) + 2; }&quot;)" office:value-type="string" office:string-value="inline int InlinePR(const int x) { return ((std::rand() % 2) ? InlinePQ(x) : InlinePP(x)) + 2; }">
            <text:p>inline int InlinePR(const int x) { return ((std::rand() % 2) ? InlinePQ(x) : InlinePP(x)) + 2; }</text:p>
          </table:table-cell>
          <table:table-cell table:formula="of:=CONCATENATE(&quot;int NonInline&quot;;[.$E408];&quot;(const int x) { return ((std::rand() % 2) ? NonInline&quot;;[.$E407];&quot;(x) : NonInline&quot;;[.$E406];&quot;(x)) + 2; }&quot;)" office:value-type="string" office:string-value="int NonInlinePR(const int x) { return ((std::rand() % 2) ? NonInlinePQ(x) : NonInlinePP(x)) + 2; }">
            <text:p>int NonInlinePR(const int x) { return ((std::rand() % 2) ? NonInlinePQ(x) : NonInlinePP(x)) + 2; }</text:p>
          </table:table-cell>
        </table:table-row>
        <table:table-row table:style-name="ro1">
          <table:table-cell table:formula="of:=[.A383]+1" office:value-type="float" office:value="80">
            <text:p>80</text:p>
          </table:table-cell>
          <table:table-cell table:formula="of:=CHAR([.A409])" office:value-type="string" office:string-value="P">
            <text:p>P</text:p>
          </table:table-cell>
          <table:table-cell table:formula="of:=[.C383]" office:value-type="float" office:value="83">
            <text:p>83</text:p>
          </table:table-cell>
          <table:table-cell table:formula="of:=CHAR([.C409])" office:value-type="string" office:string-value="S">
            <text:p>S</text:p>
          </table:table-cell>
          <table:table-cell table:formula="of:=CONCATENATE([.B409];[.D409])" office:value-type="string" office:string-value="PS">
            <text:p>PS</text:p>
          </table:table-cell>
          <table:table-cell table:formula="of:=CONCATENATE(&quot;inline int Inline&quot;;[.$E409];&quot;(const int x) { return ((std::rand() % 2) ? Inline&quot;;[.$E408];&quot;(x) : Inline&quot;;[.$E407];&quot;(x)) + 2; }&quot;)" office:value-type="string" office:string-value="inline int InlinePS(const int x) { return ((std::rand() % 2) ? InlinePR(x) : InlinePQ(x)) + 2; }">
            <text:p>inline int InlinePS(const int x) { return ((std::rand() % 2) ? InlinePR(x) : InlinePQ(x)) + 2; }</text:p>
          </table:table-cell>
          <table:table-cell table:formula="of:=CONCATENATE(&quot;int NonInline&quot;;[.$E409];&quot;(const int x) { return ((std::rand() % 2) ? NonInline&quot;;[.$E408];&quot;(x) : NonInline&quot;;[.$E407];&quot;(x)) + 2; }&quot;)" office:value-type="string" office:string-value="int NonInlinePS(const int x) { return ((std::rand() % 2) ? NonInlinePR(x) : NonInlinePQ(x)) + 2; }">
            <text:p>int NonInlinePS(const int x) { return ((std::rand() % 2) ? NonInlinePR(x) : NonInlinePQ(x)) + 2; }</text:p>
          </table:table-cell>
        </table:table-row>
        <table:table-row table:style-name="ro1">
          <table:table-cell table:formula="of:=[.A384]+1" office:value-type="float" office:value="80">
            <text:p>80</text:p>
          </table:table-cell>
          <table:table-cell table:formula="of:=CHAR([.A410])" office:value-type="string" office:string-value="P">
            <text:p>P</text:p>
          </table:table-cell>
          <table:table-cell table:formula="of:=[.C384]" office:value-type="float" office:value="84">
            <text:p>84</text:p>
          </table:table-cell>
          <table:table-cell table:formula="of:=CHAR([.C410])" office:value-type="string" office:string-value="T">
            <text:p>T</text:p>
          </table:table-cell>
          <table:table-cell table:formula="of:=CONCATENATE([.B410];[.D410])" office:value-type="string" office:string-value="PT">
            <text:p>PT</text:p>
          </table:table-cell>
          <table:table-cell table:formula="of:=CONCATENATE(&quot;inline int Inline&quot;;[.$E410];&quot;(const int x) { return ((std::rand() % 2) ? Inline&quot;;[.$E409];&quot;(x) : Inline&quot;;[.$E408];&quot;(x)) + 2; }&quot;)" office:value-type="string" office:string-value="inline int InlinePT(const int x) { return ((std::rand() % 2) ? InlinePS(x) : InlinePR(x)) + 2; }">
            <text:p>inline int InlinePT(const int x) { return ((std::rand() % 2) ? InlinePS(x) : InlinePR(x)) + 2; }</text:p>
          </table:table-cell>
          <table:table-cell table:formula="of:=CONCATENATE(&quot;int NonInline&quot;;[.$E410];&quot;(const int x) { return ((std::rand() % 2) ? NonInline&quot;;[.$E409];&quot;(x) : NonInline&quot;;[.$E408];&quot;(x)) + 2; }&quot;)" office:value-type="string" office:string-value="int NonInlinePT(const int x) { return ((std::rand() % 2) ? NonInlinePS(x) : NonInlinePR(x)) + 2; }">
            <text:p>int NonInlinePT(const int x) { return ((std::rand() % 2) ? NonInlinePS(x) : NonInlinePR(x)) + 2; }</text:p>
          </table:table-cell>
        </table:table-row>
        <table:table-row table:style-name="ro1">
          <table:table-cell table:formula="of:=[.A385]+1" office:value-type="float" office:value="80">
            <text:p>80</text:p>
          </table:table-cell>
          <table:table-cell table:formula="of:=CHAR([.A411])" office:value-type="string" office:string-value="P">
            <text:p>P</text:p>
          </table:table-cell>
          <table:table-cell table:formula="of:=[.C385]" office:value-type="float" office:value="85">
            <text:p>85</text:p>
          </table:table-cell>
          <table:table-cell table:formula="of:=CHAR([.C411])" office:value-type="string" office:string-value="U">
            <text:p>U</text:p>
          </table:table-cell>
          <table:table-cell table:formula="of:=CONCATENATE([.B411];[.D411])" office:value-type="string" office:string-value="PU">
            <text:p>PU</text:p>
          </table:table-cell>
          <table:table-cell table:formula="of:=CONCATENATE(&quot;inline int Inline&quot;;[.$E411];&quot;(const int x) { return ((std::rand() % 2) ? Inline&quot;;[.$E410];&quot;(x) : Inline&quot;;[.$E409];&quot;(x)) + 2; }&quot;)" office:value-type="string" office:string-value="inline int InlinePU(const int x) { return ((std::rand() % 2) ? InlinePT(x) : InlinePS(x)) + 2; }">
            <text:p>inline int InlinePU(const int x) { return ((std::rand() % 2) ? InlinePT(x) : InlinePS(x)) + 2; }</text:p>
          </table:table-cell>
          <table:table-cell table:formula="of:=CONCATENATE(&quot;int NonInline&quot;;[.$E411];&quot;(const int x) { return ((std::rand() % 2) ? NonInline&quot;;[.$E410];&quot;(x) : NonInline&quot;;[.$E409];&quot;(x)) + 2; }&quot;)" office:value-type="string" office:string-value="int NonInlinePU(const int x) { return ((std::rand() % 2) ? NonInlinePT(x) : NonInlinePS(x)) + 2; }">
            <text:p>int NonInlinePU(const int x) { return ((std::rand() % 2) ? NonInlinePT(x) : NonInlinePS(x)) + 2; }</text:p>
          </table:table-cell>
        </table:table-row>
        <table:table-row table:style-name="ro1">
          <table:table-cell table:formula="of:=[.A386]+1" office:value-type="float" office:value="80">
            <text:p>80</text:p>
          </table:table-cell>
          <table:table-cell table:formula="of:=CHAR([.A412])" office:value-type="string" office:string-value="P">
            <text:p>P</text:p>
          </table:table-cell>
          <table:table-cell table:formula="of:=[.C386]" office:value-type="float" office:value="86">
            <text:p>86</text:p>
          </table:table-cell>
          <table:table-cell table:formula="of:=CHAR([.C412])" office:value-type="string" office:string-value="V">
            <text:p>V</text:p>
          </table:table-cell>
          <table:table-cell table:formula="of:=CONCATENATE([.B412];[.D412])" office:value-type="string" office:string-value="PV">
            <text:p>PV</text:p>
          </table:table-cell>
          <table:table-cell table:formula="of:=CONCATENATE(&quot;inline int Inline&quot;;[.$E412];&quot;(const int x) { return ((std::rand() % 2) ? Inline&quot;;[.$E411];&quot;(x) : Inline&quot;;[.$E410];&quot;(x)) + 2; }&quot;)" office:value-type="string" office:string-value="inline int InlinePV(const int x) { return ((std::rand() % 2) ? InlinePU(x) : InlinePT(x)) + 2; }">
            <text:p>inline int InlinePV(const int x) { return ((std::rand() % 2) ? InlinePU(x) : InlinePT(x)) + 2; }</text:p>
          </table:table-cell>
          <table:table-cell table:formula="of:=CONCATENATE(&quot;int NonInline&quot;;[.$E412];&quot;(const int x) { return ((std::rand() % 2) ? NonInline&quot;;[.$E411];&quot;(x) : NonInline&quot;;[.$E410];&quot;(x)) + 2; }&quot;)" office:value-type="string" office:string-value="int NonInlinePV(const int x) { return ((std::rand() % 2) ? NonInlinePU(x) : NonInlinePT(x)) + 2; }">
            <text:p>int NonInlinePV(const int x) { return ((std::rand() % 2) ? NonInlinePU(x) : NonInlinePT(x)) + 2; }</text:p>
          </table:table-cell>
        </table:table-row>
        <table:table-row table:style-name="ro1">
          <table:table-cell table:formula="of:=[.A387]+1" office:value-type="float" office:value="80">
            <text:p>80</text:p>
          </table:table-cell>
          <table:table-cell table:formula="of:=CHAR([.A413])" office:value-type="string" office:string-value="P">
            <text:p>P</text:p>
          </table:table-cell>
          <table:table-cell table:formula="of:=[.C387]" office:value-type="float" office:value="87">
            <text:p>87</text:p>
          </table:table-cell>
          <table:table-cell table:formula="of:=CHAR([.C413])" office:value-type="string" office:string-value="W">
            <text:p>W</text:p>
          </table:table-cell>
          <table:table-cell table:formula="of:=CONCATENATE([.B413];[.D413])" office:value-type="string" office:string-value="PW">
            <text:p>PW</text:p>
          </table:table-cell>
          <table:table-cell table:formula="of:=CONCATENATE(&quot;inline int Inline&quot;;[.$E413];&quot;(const int x) { return ((std::rand() % 2) ? Inline&quot;;[.$E412];&quot;(x) : Inline&quot;;[.$E411];&quot;(x)) + 2; }&quot;)" office:value-type="string" office:string-value="inline int InlinePW(const int x) { return ((std::rand() % 2) ? InlinePV(x) : InlinePU(x)) + 2; }">
            <text:p>inline int InlinePW(const int x) { return ((std::rand() % 2) ? InlinePV(x) : InlinePU(x)) + 2; }</text:p>
          </table:table-cell>
          <table:table-cell table:formula="of:=CONCATENATE(&quot;int NonInline&quot;;[.$E413];&quot;(const int x) { return ((std::rand() % 2) ? NonInline&quot;;[.$E412];&quot;(x) : NonInline&quot;;[.$E411];&quot;(x)) + 2; }&quot;)" office:value-type="string" office:string-value="int NonInlinePW(const int x) { return ((std::rand() % 2) ? NonInlinePV(x) : NonInlinePU(x)) + 2; }">
            <text:p>int NonInlinePW(const int x) { return ((std::rand() % 2) ? NonInlinePV(x) : NonInlinePU(x)) + 2; }</text:p>
          </table:table-cell>
        </table:table-row>
        <table:table-row table:style-name="ro1">
          <table:table-cell table:formula="of:=[.A388]+1" office:value-type="float" office:value="80">
            <text:p>80</text:p>
          </table:table-cell>
          <table:table-cell table:formula="of:=CHAR([.A414])" office:value-type="string" office:string-value="P">
            <text:p>P</text:p>
          </table:table-cell>
          <table:table-cell table:formula="of:=[.C388]" office:value-type="float" office:value="88">
            <text:p>88</text:p>
          </table:table-cell>
          <table:table-cell table:formula="of:=CHAR([.C414])" office:value-type="string" office:string-value="X">
            <text:p>X</text:p>
          </table:table-cell>
          <table:table-cell table:formula="of:=CONCATENATE([.B414];[.D414])" office:value-type="string" office:string-value="PX">
            <text:p>PX</text:p>
          </table:table-cell>
          <table:table-cell table:formula="of:=CONCATENATE(&quot;inline int Inline&quot;;[.$E414];&quot;(const int x) { return ((std::rand() % 2) ? Inline&quot;;[.$E413];&quot;(x) : Inline&quot;;[.$E412];&quot;(x)) + 2; }&quot;)" office:value-type="string" office:string-value="inline int InlinePX(const int x) { return ((std::rand() % 2) ? InlinePW(x) : InlinePV(x)) + 2; }">
            <text:p>inline int InlinePX(const int x) { return ((std::rand() % 2) ? InlinePW(x) : InlinePV(x)) + 2; }</text:p>
          </table:table-cell>
          <table:table-cell table:formula="of:=CONCATENATE(&quot;int NonInline&quot;;[.$E414];&quot;(const int x) { return ((std::rand() % 2) ? NonInline&quot;;[.$E413];&quot;(x) : NonInline&quot;;[.$E412];&quot;(x)) + 2; }&quot;)" office:value-type="string" office:string-value="int NonInlinePX(const int x) { return ((std::rand() % 2) ? NonInlinePW(x) : NonInlinePV(x)) + 2; }">
            <text:p>int NonInlinePX(const int x) { return ((std::rand() % 2) ? NonInlinePW(x) : NonInlinePV(x)) + 2; }</text:p>
          </table:table-cell>
        </table:table-row>
        <table:table-row table:style-name="ro1">
          <table:table-cell table:formula="of:=[.A389]+1" office:value-type="float" office:value="80">
            <text:p>80</text:p>
          </table:table-cell>
          <table:table-cell table:formula="of:=CHAR([.A415])" office:value-type="string" office:string-value="P">
            <text:p>P</text:p>
          </table:table-cell>
          <table:table-cell table:formula="of:=[.C389]" office:value-type="float" office:value="89">
            <text:p>89</text:p>
          </table:table-cell>
          <table:table-cell table:formula="of:=CHAR([.C415])" office:value-type="string" office:string-value="Y">
            <text:p>Y</text:p>
          </table:table-cell>
          <table:table-cell table:formula="of:=CONCATENATE([.B415];[.D415])" office:value-type="string" office:string-value="PY">
            <text:p>PY</text:p>
          </table:table-cell>
          <table:table-cell table:formula="of:=CONCATENATE(&quot;inline int Inline&quot;;[.$E415];&quot;(const int x) { return ((std::rand() % 2) ? Inline&quot;;[.$E414];&quot;(x) : Inline&quot;;[.$E413];&quot;(x)) + 2; }&quot;)" office:value-type="string" office:string-value="inline int InlinePY(const int x) { return ((std::rand() % 2) ? InlinePX(x) : InlinePW(x)) + 2; }">
            <text:p>inline int InlinePY(const int x) { return ((std::rand() % 2) ? InlinePX(x) : InlinePW(x)) + 2; }</text:p>
          </table:table-cell>
          <table:table-cell table:formula="of:=CONCATENATE(&quot;int NonInline&quot;;[.$E415];&quot;(const int x) { return ((std::rand() % 2) ? NonInline&quot;;[.$E414];&quot;(x) : NonInline&quot;;[.$E413];&quot;(x)) + 2; }&quot;)" office:value-type="string" office:string-value="int NonInlinePY(const int x) { return ((std::rand() % 2) ? NonInlinePX(x) : NonInlinePW(x)) + 2; }">
            <text:p>int NonInlinePY(const int x) { return ((std::rand() % 2) ? NonInlinePX(x) : NonInlinePW(x)) + 2; }</text:p>
          </table:table-cell>
        </table:table-row>
        <table:table-row table:style-name="ro1">
          <table:table-cell table:formula="of:=[.A390]+1" office:value-type="float" office:value="80">
            <text:p>80</text:p>
          </table:table-cell>
          <table:table-cell table:formula="of:=CHAR([.A416])" office:value-type="string" office:string-value="P">
            <text:p>P</text:p>
          </table:table-cell>
          <table:table-cell table:formula="of:=[.C390]" office:value-type="float" office:value="90">
            <text:p>90</text:p>
          </table:table-cell>
          <table:table-cell table:formula="of:=CHAR([.C416])" office:value-type="string" office:string-value="Z">
            <text:p>Z</text:p>
          </table:table-cell>
          <table:table-cell table:formula="of:=CONCATENATE([.B416];[.D416])" office:value-type="string" office:string-value="PZ">
            <text:p>PZ</text:p>
          </table:table-cell>
          <table:table-cell table:formula="of:=CONCATENATE(&quot;inline int Inline&quot;;[.$E416];&quot;(const int x) { return ((std::rand() % 2) ? Inline&quot;;[.$E415];&quot;(x) : Inline&quot;;[.$E414];&quot;(x)) + 2; }&quot;)" office:value-type="string" office:string-value="inline int InlinePZ(const int x) { return ((std::rand() % 2) ? InlinePY(x) : InlinePX(x)) + 2; }">
            <text:p>inline int InlinePZ(const int x) { return ((std::rand() % 2) ? InlinePY(x) : InlinePX(x)) + 2; }</text:p>
          </table:table-cell>
          <table:table-cell table:formula="of:=CONCATENATE(&quot;int NonInline&quot;;[.$E416];&quot;(const int x) { return ((std::rand() % 2) ? NonInline&quot;;[.$E415];&quot;(x) : NonInline&quot;;[.$E414];&quot;(x)) + 2; }&quot;)" office:value-type="string" office:string-value="int NonInlinePZ(const int x) { return ((std::rand() % 2) ? NonInlinePY(x) : NonInlinePX(x)) + 2; }">
            <text:p>int NonInlinePZ(const int x) { return ((std::rand() % 2) ? NonInlinePY(x) : NonInlinePX(x)) + 2; }</text:p>
          </table:table-cell>
        </table:table-row>
        <table:table-row table:style-name="ro1">
          <table:table-cell table:formula="of:=[.A391]+1" office:value-type="float" office:value="81">
            <text:p>81</text:p>
          </table:table-cell>
          <table:table-cell table:formula="of:=CHAR([.A417])" office:value-type="string" office:string-value="Q">
            <text:p>Q</text:p>
          </table:table-cell>
          <table:table-cell table:formula="of:=[.C391]" office:value-type="float" office:value="65">
            <text:p>65</text:p>
          </table:table-cell>
          <table:table-cell table:formula="of:=CHAR([.C417])" office:value-type="string" office:string-value="A">
            <text:p>A</text:p>
          </table:table-cell>
          <table:table-cell table:formula="of:=CONCATENATE([.B417];[.D417])" office:value-type="string" office:string-value="QA">
            <text:p>QA</text:p>
          </table:table-cell>
          <table:table-cell table:formula="of:=CONCATENATE(&quot;inline int Inline&quot;;[.$E417];&quot;(const int x) { return ((std::rand() % 2) ? Inline&quot;;[.$E416];&quot;(x) : Inline&quot;;[.$E415];&quot;(x)) + 2; }&quot;)" office:value-type="string" office:string-value="inline int InlineQA(const int x) { return ((std::rand() % 2) ? InlinePZ(x) : InlinePY(x)) + 2; }">
            <text:p>inline int InlineQA(const int x) { return ((std::rand() % 2) ? InlinePZ(x) : InlinePY(x)) + 2; }</text:p>
          </table:table-cell>
          <table:table-cell table:formula="of:=CONCATENATE(&quot;int NonInline&quot;;[.$E417];&quot;(const int x) { return ((std::rand() % 2) ? NonInline&quot;;[.$E416];&quot;(x) : NonInline&quot;;[.$E415];&quot;(x)) + 2; }&quot;)" office:value-type="string" office:string-value="int NonInlineQA(const int x) { return ((std::rand() % 2) ? NonInlinePZ(x) : NonInlinePY(x)) + 2; }">
            <text:p>int NonInlineQA(const int x) { return ((std::rand() % 2) ? NonInlinePZ(x) : NonInlinePY(x)) + 2; }</text:p>
          </table:table-cell>
        </table:table-row>
        <table:table-row table:style-name="ro1">
          <table:table-cell table:formula="of:=[.A392]+1" office:value-type="float" office:value="81">
            <text:p>81</text:p>
          </table:table-cell>
          <table:table-cell table:formula="of:=CHAR([.A418])" office:value-type="string" office:string-value="Q">
            <text:p>Q</text:p>
          </table:table-cell>
          <table:table-cell table:formula="of:=[.C392]" office:value-type="float" office:value="66">
            <text:p>66</text:p>
          </table:table-cell>
          <table:table-cell table:formula="of:=CHAR([.C418])" office:value-type="string" office:string-value="B">
            <text:p>B</text:p>
          </table:table-cell>
          <table:table-cell table:formula="of:=CONCATENATE([.B418];[.D418])" office:value-type="string" office:string-value="QB">
            <text:p>QB</text:p>
          </table:table-cell>
          <table:table-cell table:formula="of:=CONCATENATE(&quot;inline int Inline&quot;;[.$E418];&quot;(const int x) { return ((std::rand() % 2) ? Inline&quot;;[.$E417];&quot;(x) : Inline&quot;;[.$E416];&quot;(x)) + 2; }&quot;)" office:value-type="string" office:string-value="inline int InlineQB(const int x) { return ((std::rand() % 2) ? InlineQA(x) : InlinePZ(x)) + 2; }">
            <text:p>inline int InlineQB(const int x) { return ((std::rand() % 2) ? InlineQA(x) : InlinePZ(x)) + 2; }</text:p>
          </table:table-cell>
          <table:table-cell table:formula="of:=CONCATENATE(&quot;int NonInline&quot;;[.$E418];&quot;(const int x) { return ((std::rand() % 2) ? NonInline&quot;;[.$E417];&quot;(x) : NonInline&quot;;[.$E416];&quot;(x)) + 2; }&quot;)" office:value-type="string" office:string-value="int NonInlineQB(const int x) { return ((std::rand() % 2) ? NonInlineQA(x) : NonInlinePZ(x)) + 2; }">
            <text:p>int NonInlineQB(const int x) { return ((std::rand() % 2) ? NonInlineQA(x) : NonInlinePZ(x)) + 2; }</text:p>
          </table:table-cell>
        </table:table-row>
        <table:table-row table:style-name="ro1">
          <table:table-cell table:formula="of:=[.A393]+1" office:value-type="float" office:value="81">
            <text:p>81</text:p>
          </table:table-cell>
          <table:table-cell table:formula="of:=CHAR([.A419])" office:value-type="string" office:string-value="Q">
            <text:p>Q</text:p>
          </table:table-cell>
          <table:table-cell table:formula="of:=[.C393]" office:value-type="float" office:value="67">
            <text:p>67</text:p>
          </table:table-cell>
          <table:table-cell table:formula="of:=CHAR([.C419])" office:value-type="string" office:string-value="C">
            <text:p>C</text:p>
          </table:table-cell>
          <table:table-cell table:formula="of:=CONCATENATE([.B419];[.D419])" office:value-type="string" office:string-value="QC">
            <text:p>QC</text:p>
          </table:table-cell>
          <table:table-cell table:formula="of:=CONCATENATE(&quot;inline int Inline&quot;;[.$E419];&quot;(const int x) { return ((std::rand() % 2) ? Inline&quot;;[.$E418];&quot;(x) : Inline&quot;;[.$E417];&quot;(x)) + 2; }&quot;)" office:value-type="string" office:string-value="inline int InlineQC(const int x) { return ((std::rand() % 2) ? InlineQB(x) : InlineQA(x)) + 2; }">
            <text:p>inline int InlineQC(const int x) { return ((std::rand() % 2) ? InlineQB(x) : InlineQA(x)) + 2; }</text:p>
          </table:table-cell>
          <table:table-cell table:formula="of:=CONCATENATE(&quot;int NonInline&quot;;[.$E419];&quot;(const int x) { return ((std::rand() % 2) ? NonInline&quot;;[.$E418];&quot;(x) : NonInline&quot;;[.$E417];&quot;(x)) + 2; }&quot;)" office:value-type="string" office:string-value="int NonInlineQC(const int x) { return ((std::rand() % 2) ? NonInlineQB(x) : NonInlineQA(x)) + 2; }">
            <text:p>int NonInlineQC(const int x) { return ((std::rand() % 2) ? NonInlineQB(x) : NonInlineQA(x)) + 2; }</text:p>
          </table:table-cell>
        </table:table-row>
        <table:table-row table:style-name="ro1">
          <table:table-cell table:formula="of:=[.A394]+1" office:value-type="float" office:value="81">
            <text:p>81</text:p>
          </table:table-cell>
          <table:table-cell table:formula="of:=CHAR([.A420])" office:value-type="string" office:string-value="Q">
            <text:p>Q</text:p>
          </table:table-cell>
          <table:table-cell table:formula="of:=[.C394]" office:value-type="float" office:value="68">
            <text:p>68</text:p>
          </table:table-cell>
          <table:table-cell table:formula="of:=CHAR([.C420])" office:value-type="string" office:string-value="D">
            <text:p>D</text:p>
          </table:table-cell>
          <table:table-cell table:formula="of:=CONCATENATE([.B420];[.D420])" office:value-type="string" office:string-value="QD">
            <text:p>QD</text:p>
          </table:table-cell>
          <table:table-cell table:formula="of:=CONCATENATE(&quot;inline int Inline&quot;;[.$E420];&quot;(const int x) { return ((std::rand() % 2) ? Inline&quot;;[.$E419];&quot;(x) : Inline&quot;;[.$E418];&quot;(x)) + 2; }&quot;)" office:value-type="string" office:string-value="inline int InlineQD(const int x) { return ((std::rand() % 2) ? InlineQC(x) : InlineQB(x)) + 2; }">
            <text:p>inline int InlineQD(const int x) { return ((std::rand() % 2) ? InlineQC(x) : InlineQB(x)) + 2; }</text:p>
          </table:table-cell>
          <table:table-cell table:formula="of:=CONCATENATE(&quot;int NonInline&quot;;[.$E420];&quot;(const int x) { return ((std::rand() % 2) ? NonInline&quot;;[.$E419];&quot;(x) : NonInline&quot;;[.$E418];&quot;(x)) + 2; }&quot;)" office:value-type="string" office:string-value="int NonInlineQD(const int x) { return ((std::rand() % 2) ? NonInlineQC(x) : NonInlineQB(x)) + 2; }">
            <text:p>int NonInlineQD(const int x) { return ((std::rand() % 2) ? NonInlineQC(x) : NonInlineQB(x)) + 2; }</text:p>
          </table:table-cell>
        </table:table-row>
        <table:table-row table:style-name="ro1">
          <table:table-cell table:formula="of:=[.A395]+1" office:value-type="float" office:value="81">
            <text:p>81</text:p>
          </table:table-cell>
          <table:table-cell table:formula="of:=CHAR([.A421])" office:value-type="string" office:string-value="Q">
            <text:p>Q</text:p>
          </table:table-cell>
          <table:table-cell table:formula="of:=[.C395]" office:value-type="float" office:value="69">
            <text:p>69</text:p>
          </table:table-cell>
          <table:table-cell table:formula="of:=CHAR([.C421])" office:value-type="string" office:string-value="E">
            <text:p>E</text:p>
          </table:table-cell>
          <table:table-cell table:formula="of:=CONCATENATE([.B421];[.D421])" office:value-type="string" office:string-value="QE">
            <text:p>QE</text:p>
          </table:table-cell>
          <table:table-cell table:formula="of:=CONCATENATE(&quot;inline int Inline&quot;;[.$E421];&quot;(const int x) { return ((std::rand() % 2) ? Inline&quot;;[.$E420];&quot;(x) : Inline&quot;;[.$E419];&quot;(x)) + 2; }&quot;)" office:value-type="string" office:string-value="inline int InlineQE(const int x) { return ((std::rand() % 2) ? InlineQD(x) : InlineQC(x)) + 2; }">
            <text:p>inline int InlineQE(const int x) { return ((std::rand() % 2) ? InlineQD(x) : InlineQC(x)) + 2; }</text:p>
          </table:table-cell>
          <table:table-cell table:formula="of:=CONCATENATE(&quot;int NonInline&quot;;[.$E421];&quot;(const int x) { return ((std::rand() % 2) ? NonInline&quot;;[.$E420];&quot;(x) : NonInline&quot;;[.$E419];&quot;(x)) + 2; }&quot;)" office:value-type="string" office:string-value="int NonInlineQE(const int x) { return ((std::rand() % 2) ? NonInlineQD(x) : NonInlineQC(x)) + 2; }">
            <text:p>int NonInlineQE(const int x) { return ((std::rand() % 2) ? NonInlineQD(x) : NonInlineQC(x)) + 2; }</text:p>
          </table:table-cell>
        </table:table-row>
        <table:table-row table:style-name="ro1">
          <table:table-cell table:formula="of:=[.A396]+1" office:value-type="float" office:value="81">
            <text:p>81</text:p>
          </table:table-cell>
          <table:table-cell table:formula="of:=CHAR([.A422])" office:value-type="string" office:string-value="Q">
            <text:p>Q</text:p>
          </table:table-cell>
          <table:table-cell table:formula="of:=[.C396]" office:value-type="float" office:value="70">
            <text:p>70</text:p>
          </table:table-cell>
          <table:table-cell table:formula="of:=CHAR([.C422])" office:value-type="string" office:string-value="F">
            <text:p>F</text:p>
          </table:table-cell>
          <table:table-cell table:formula="of:=CONCATENATE([.B422];[.D422])" office:value-type="string" office:string-value="QF">
            <text:p>QF</text:p>
          </table:table-cell>
          <table:table-cell table:formula="of:=CONCATENATE(&quot;inline int Inline&quot;;[.$E422];&quot;(const int x) { return ((std::rand() % 2) ? Inline&quot;;[.$E421];&quot;(x) : Inline&quot;;[.$E420];&quot;(x)) + 2; }&quot;)" office:value-type="string" office:string-value="inline int InlineQF(const int x) { return ((std::rand() % 2) ? InlineQE(x) : InlineQD(x)) + 2; }">
            <text:p>inline int InlineQF(const int x) { return ((std::rand() % 2) ? InlineQE(x) : InlineQD(x)) + 2; }</text:p>
          </table:table-cell>
          <table:table-cell table:formula="of:=CONCATENATE(&quot;int NonInline&quot;;[.$E422];&quot;(const int x) { return ((std::rand() % 2) ? NonInline&quot;;[.$E421];&quot;(x) : NonInline&quot;;[.$E420];&quot;(x)) + 2; }&quot;)" office:value-type="string" office:string-value="int NonInlineQF(const int x) { return ((std::rand() % 2) ? NonInlineQE(x) : NonInlineQD(x)) + 2; }">
            <text:p>int NonInlineQF(const int x) { return ((std::rand() % 2) ? NonInlineQE(x) : NonInlineQD(x)) + 2; }</text:p>
          </table:table-cell>
        </table:table-row>
        <table:table-row table:style-name="ro1">
          <table:table-cell table:formula="of:=[.A397]+1" office:value-type="float" office:value="81">
            <text:p>81</text:p>
          </table:table-cell>
          <table:table-cell table:formula="of:=CHAR([.A423])" office:value-type="string" office:string-value="Q">
            <text:p>Q</text:p>
          </table:table-cell>
          <table:table-cell table:formula="of:=[.C397]" office:value-type="float" office:value="71">
            <text:p>71</text:p>
          </table:table-cell>
          <table:table-cell table:formula="of:=CHAR([.C423])" office:value-type="string" office:string-value="G">
            <text:p>G</text:p>
          </table:table-cell>
          <table:table-cell table:formula="of:=CONCATENATE([.B423];[.D423])" office:value-type="string" office:string-value="QG">
            <text:p>QG</text:p>
          </table:table-cell>
          <table:table-cell table:formula="of:=CONCATENATE(&quot;inline int Inline&quot;;[.$E423];&quot;(const int x) { return ((std::rand() % 2) ? Inline&quot;;[.$E422];&quot;(x) : Inline&quot;;[.$E421];&quot;(x)) + 2; }&quot;)" office:value-type="string" office:string-value="inline int InlineQG(const int x) { return ((std::rand() % 2) ? InlineQF(x) : InlineQE(x)) + 2; }">
            <text:p>inline int InlineQG(const int x) { return ((std::rand() % 2) ? InlineQF(x) : InlineQE(x)) + 2; }</text:p>
          </table:table-cell>
          <table:table-cell table:formula="of:=CONCATENATE(&quot;int NonInline&quot;;[.$E423];&quot;(const int x) { return ((std::rand() % 2) ? NonInline&quot;;[.$E422];&quot;(x) : NonInline&quot;;[.$E421];&quot;(x)) + 2; }&quot;)" office:value-type="string" office:string-value="int NonInlineQG(const int x) { return ((std::rand() % 2) ? NonInlineQF(x) : NonInlineQE(x)) + 2; }">
            <text:p>int NonInlineQG(const int x) { return ((std::rand() % 2) ? NonInlineQF(x) : NonInlineQE(x)) + 2; }</text:p>
          </table:table-cell>
        </table:table-row>
        <table:table-row table:style-name="ro1">
          <table:table-cell table:formula="of:=[.A398]+1" office:value-type="float" office:value="81">
            <text:p>81</text:p>
          </table:table-cell>
          <table:table-cell table:formula="of:=CHAR([.A424])" office:value-type="string" office:string-value="Q">
            <text:p>Q</text:p>
          </table:table-cell>
          <table:table-cell table:formula="of:=[.C398]" office:value-type="float" office:value="72">
            <text:p>72</text:p>
          </table:table-cell>
          <table:table-cell table:formula="of:=CHAR([.C424])" office:value-type="string" office:string-value="H">
            <text:p>H</text:p>
          </table:table-cell>
          <table:table-cell table:formula="of:=CONCATENATE([.B424];[.D424])" office:value-type="string" office:string-value="QH">
            <text:p>QH</text:p>
          </table:table-cell>
          <table:table-cell table:formula="of:=CONCATENATE(&quot;inline int Inline&quot;;[.$E424];&quot;(const int x) { return ((std::rand() % 2) ? Inline&quot;;[.$E423];&quot;(x) : Inline&quot;;[.$E422];&quot;(x)) + 2; }&quot;)" office:value-type="string" office:string-value="inline int InlineQH(const int x) { return ((std::rand() % 2) ? InlineQG(x) : InlineQF(x)) + 2; }">
            <text:p>inline int InlineQH(const int x) { return ((std::rand() % 2) ? InlineQG(x) : InlineQF(x)) + 2; }</text:p>
          </table:table-cell>
          <table:table-cell table:formula="of:=CONCATENATE(&quot;int NonInline&quot;;[.$E424];&quot;(const int x) { return ((std::rand() % 2) ? NonInline&quot;;[.$E423];&quot;(x) : NonInline&quot;;[.$E422];&quot;(x)) + 2; }&quot;)" office:value-type="string" office:string-value="int NonInlineQH(const int x) { return ((std::rand() % 2) ? NonInlineQG(x) : NonInlineQF(x)) + 2; }">
            <text:p>int NonInlineQH(const int x) { return ((std::rand() % 2) ? NonInlineQG(x) : NonInlineQF(x)) + 2; }</text:p>
          </table:table-cell>
        </table:table-row>
        <table:table-row table:style-name="ro1">
          <table:table-cell table:formula="of:=[.A399]+1" office:value-type="float" office:value="81">
            <text:p>81</text:p>
          </table:table-cell>
          <table:table-cell table:formula="of:=CHAR([.A425])" office:value-type="string" office:string-value="Q">
            <text:p>Q</text:p>
          </table:table-cell>
          <table:table-cell table:formula="of:=[.C399]" office:value-type="float" office:value="73">
            <text:p>73</text:p>
          </table:table-cell>
          <table:table-cell table:formula="of:=CHAR([.C425])" office:value-type="string" office:string-value="I">
            <text:p>I</text:p>
          </table:table-cell>
          <table:table-cell table:formula="of:=CONCATENATE([.B425];[.D425])" office:value-type="string" office:string-value="QI">
            <text:p>QI</text:p>
          </table:table-cell>
          <table:table-cell table:formula="of:=CONCATENATE(&quot;inline int Inline&quot;;[.$E425];&quot;(const int x) { return ((std::rand() % 2) ? Inline&quot;;[.$E424];&quot;(x) : Inline&quot;;[.$E423];&quot;(x)) + 2; }&quot;)" office:value-type="string" office:string-value="inline int InlineQI(const int x) { return ((std::rand() % 2) ? InlineQH(x) : InlineQG(x)) + 2; }">
            <text:p>inline int InlineQI(const int x) { return ((std::rand() % 2) ? InlineQH(x) : InlineQG(x)) + 2; }</text:p>
          </table:table-cell>
          <table:table-cell table:formula="of:=CONCATENATE(&quot;int NonInline&quot;;[.$E425];&quot;(const int x) { return ((std::rand() % 2) ? NonInline&quot;;[.$E424];&quot;(x) : NonInline&quot;;[.$E423];&quot;(x)) + 2; }&quot;)" office:value-type="string" office:string-value="int NonInlineQI(const int x) { return ((std::rand() % 2) ? NonInlineQH(x) : NonInlineQG(x)) + 2; }">
            <text:p>int NonInlineQI(const int x) { return ((std::rand() % 2) ? NonInlineQH(x) : NonInlineQG(x)) + 2; }</text:p>
          </table:table-cell>
        </table:table-row>
        <table:table-row table:style-name="ro1">
          <table:table-cell table:formula="of:=[.A400]+1" office:value-type="float" office:value="81">
            <text:p>81</text:p>
          </table:table-cell>
          <table:table-cell table:formula="of:=CHAR([.A426])" office:value-type="string" office:string-value="Q">
            <text:p>Q</text:p>
          </table:table-cell>
          <table:table-cell table:formula="of:=[.C400]" office:value-type="float" office:value="74">
            <text:p>74</text:p>
          </table:table-cell>
          <table:table-cell table:formula="of:=CHAR([.C426])" office:value-type="string" office:string-value="J">
            <text:p>J</text:p>
          </table:table-cell>
          <table:table-cell table:formula="of:=CONCATENATE([.B426];[.D426])" office:value-type="string" office:string-value="QJ">
            <text:p>QJ</text:p>
          </table:table-cell>
          <table:table-cell table:formula="of:=CONCATENATE(&quot;inline int Inline&quot;;[.$E426];&quot;(const int x) { return ((std::rand() % 2) ? Inline&quot;;[.$E425];&quot;(x) : Inline&quot;;[.$E424];&quot;(x)) + 2; }&quot;)" office:value-type="string" office:string-value="inline int InlineQJ(const int x) { return ((std::rand() % 2) ? InlineQI(x) : InlineQH(x)) + 2; }">
            <text:p>inline int InlineQJ(const int x) { return ((std::rand() % 2) ? InlineQI(x) : InlineQH(x)) + 2; }</text:p>
          </table:table-cell>
          <table:table-cell table:formula="of:=CONCATENATE(&quot;int NonInline&quot;;[.$E426];&quot;(const int x) { return ((std::rand() % 2) ? NonInline&quot;;[.$E425];&quot;(x) : NonInline&quot;;[.$E424];&quot;(x)) + 2; }&quot;)" office:value-type="string" office:string-value="int NonInlineQJ(const int x) { return ((std::rand() % 2) ? NonInlineQI(x) : NonInlineQH(x)) + 2; }">
            <text:p>int NonInlineQJ(const int x) { return ((std::rand() % 2) ? NonInlineQI(x) : NonInlineQH(x)) + 2; }</text:p>
          </table:table-cell>
        </table:table-row>
        <table:table-row table:style-name="ro1">
          <table:table-cell table:formula="of:=[.A401]+1" office:value-type="float" office:value="81">
            <text:p>81</text:p>
          </table:table-cell>
          <table:table-cell table:formula="of:=CHAR([.A427])" office:value-type="string" office:string-value="Q">
            <text:p>Q</text:p>
          </table:table-cell>
          <table:table-cell table:formula="of:=[.C401]" office:value-type="float" office:value="75">
            <text:p>75</text:p>
          </table:table-cell>
          <table:table-cell table:formula="of:=CHAR([.C427])" office:value-type="string" office:string-value="K">
            <text:p>K</text:p>
          </table:table-cell>
          <table:table-cell table:formula="of:=CONCATENATE([.B427];[.D427])" office:value-type="string" office:string-value="QK">
            <text:p>QK</text:p>
          </table:table-cell>
          <table:table-cell table:formula="of:=CONCATENATE(&quot;inline int Inline&quot;;[.$E427];&quot;(const int x) { return ((std::rand() % 2) ? Inline&quot;;[.$E426];&quot;(x) : Inline&quot;;[.$E425];&quot;(x)) + 2; }&quot;)" office:value-type="string" office:string-value="inline int InlineQK(const int x) { return ((std::rand() % 2) ? InlineQJ(x) : InlineQI(x)) + 2; }">
            <text:p>inline int InlineQK(const int x) { return ((std::rand() % 2) ? InlineQJ(x) : InlineQI(x)) + 2; }</text:p>
          </table:table-cell>
          <table:table-cell table:formula="of:=CONCATENATE(&quot;int NonInline&quot;;[.$E427];&quot;(const int x) { return ((std::rand() % 2) ? NonInline&quot;;[.$E426];&quot;(x) : NonInline&quot;;[.$E425];&quot;(x)) + 2; }&quot;)" office:value-type="string" office:string-value="int NonInlineQK(const int x) { return ((std::rand() % 2) ? NonInlineQJ(x) : NonInlineQI(x)) + 2; }">
            <text:p>int NonInlineQK(const int x) { return ((std::rand() % 2) ? NonInlineQJ(x) : NonInlineQI(x)) + 2; }</text:p>
          </table:table-cell>
        </table:table-row>
        <table:table-row table:style-name="ro1">
          <table:table-cell table:formula="of:=[.A402]+1" office:value-type="float" office:value="81">
            <text:p>81</text:p>
          </table:table-cell>
          <table:table-cell table:formula="of:=CHAR([.A428])" office:value-type="string" office:string-value="Q">
            <text:p>Q</text:p>
          </table:table-cell>
          <table:table-cell table:formula="of:=[.C402]" office:value-type="float" office:value="76">
            <text:p>76</text:p>
          </table:table-cell>
          <table:table-cell table:formula="of:=CHAR([.C428])" office:value-type="string" office:string-value="L">
            <text:p>L</text:p>
          </table:table-cell>
          <table:table-cell table:formula="of:=CONCATENATE([.B428];[.D428])" office:value-type="string" office:string-value="QL">
            <text:p>QL</text:p>
          </table:table-cell>
          <table:table-cell table:formula="of:=CONCATENATE(&quot;inline int Inline&quot;;[.$E428];&quot;(const int x) { return ((std::rand() % 2) ? Inline&quot;;[.$E427];&quot;(x) : Inline&quot;;[.$E426];&quot;(x)) + 2; }&quot;)" office:value-type="string" office:string-value="inline int InlineQL(const int x) { return ((std::rand() % 2) ? InlineQK(x) : InlineQJ(x)) + 2; }">
            <text:p>inline int InlineQL(const int x) { return ((std::rand() % 2) ? InlineQK(x) : InlineQJ(x)) + 2; }</text:p>
          </table:table-cell>
          <table:table-cell table:formula="of:=CONCATENATE(&quot;int NonInline&quot;;[.$E428];&quot;(const int x) { return ((std::rand() % 2) ? NonInline&quot;;[.$E427];&quot;(x) : NonInline&quot;;[.$E426];&quot;(x)) + 2; }&quot;)" office:value-type="string" office:string-value="int NonInlineQL(const int x) { return ((std::rand() % 2) ? NonInlineQK(x) : NonInlineQJ(x)) + 2; }">
            <text:p>int NonInlineQL(const int x) { return ((std::rand() % 2) ? NonInlineQK(x) : NonInlineQJ(x)) + 2; }</text:p>
          </table:table-cell>
        </table:table-row>
        <table:table-row table:style-name="ro1">
          <table:table-cell table:formula="of:=[.A403]+1" office:value-type="float" office:value="81">
            <text:p>81</text:p>
          </table:table-cell>
          <table:table-cell table:formula="of:=CHAR([.A429])" office:value-type="string" office:string-value="Q">
            <text:p>Q</text:p>
          </table:table-cell>
          <table:table-cell table:formula="of:=[.C403]" office:value-type="float" office:value="77">
            <text:p>77</text:p>
          </table:table-cell>
          <table:table-cell table:formula="of:=CHAR([.C429])" office:value-type="string" office:string-value="M">
            <text:p>M</text:p>
          </table:table-cell>
          <table:table-cell table:formula="of:=CONCATENATE([.B429];[.D429])" office:value-type="string" office:string-value="QM">
            <text:p>QM</text:p>
          </table:table-cell>
          <table:table-cell table:formula="of:=CONCATENATE(&quot;inline int Inline&quot;;[.$E429];&quot;(const int x) { return ((std::rand() % 2) ? Inline&quot;;[.$E428];&quot;(x) : Inline&quot;;[.$E427];&quot;(x)) + 2; }&quot;)" office:value-type="string" office:string-value="inline int InlineQM(const int x) { return ((std::rand() % 2) ? InlineQL(x) : InlineQK(x)) + 2; }">
            <text:p>inline int InlineQM(const int x) { return ((std::rand() % 2) ? InlineQL(x) : InlineQK(x)) + 2; }</text:p>
          </table:table-cell>
          <table:table-cell table:formula="of:=CONCATENATE(&quot;int NonInline&quot;;[.$E429];&quot;(const int x) { return ((std::rand() % 2) ? NonInline&quot;;[.$E428];&quot;(x) : NonInline&quot;;[.$E427];&quot;(x)) + 2; }&quot;)" office:value-type="string" office:string-value="int NonInlineQM(const int x) { return ((std::rand() % 2) ? NonInlineQL(x) : NonInlineQK(x)) + 2; }">
            <text:p>int NonInlineQM(const int x) { return ((std::rand() % 2) ? NonInlineQL(x) : NonInlineQK(x)) + 2; }</text:p>
          </table:table-cell>
        </table:table-row>
        <table:table-row table:style-name="ro1">
          <table:table-cell table:formula="of:=[.A404]+1" office:value-type="float" office:value="81">
            <text:p>81</text:p>
          </table:table-cell>
          <table:table-cell table:formula="of:=CHAR([.A430])" office:value-type="string" office:string-value="Q">
            <text:p>Q</text:p>
          </table:table-cell>
          <table:table-cell table:formula="of:=[.C404]" office:value-type="float" office:value="78">
            <text:p>78</text:p>
          </table:table-cell>
          <table:table-cell table:formula="of:=CHAR([.C430])" office:value-type="string" office:string-value="N">
            <text:p>N</text:p>
          </table:table-cell>
          <table:table-cell table:formula="of:=CONCATENATE([.B430];[.D430])" office:value-type="string" office:string-value="QN">
            <text:p>QN</text:p>
          </table:table-cell>
          <table:table-cell table:formula="of:=CONCATENATE(&quot;inline int Inline&quot;;[.$E430];&quot;(const int x) { return ((std::rand() % 2) ? Inline&quot;;[.$E429];&quot;(x) : Inline&quot;;[.$E428];&quot;(x)) + 2; }&quot;)" office:value-type="string" office:string-value="inline int InlineQN(const int x) { return ((std::rand() % 2) ? InlineQM(x) : InlineQL(x)) + 2; }">
            <text:p>inline int InlineQN(const int x) { return ((std::rand() % 2) ? InlineQM(x) : InlineQL(x)) + 2; }</text:p>
          </table:table-cell>
          <table:table-cell table:formula="of:=CONCATENATE(&quot;int NonInline&quot;;[.$E430];&quot;(const int x) { return ((std::rand() % 2) ? NonInline&quot;;[.$E429];&quot;(x) : NonInline&quot;;[.$E428];&quot;(x)) + 2; }&quot;)" office:value-type="string" office:string-value="int NonInlineQN(const int x) { return ((std::rand() % 2) ? NonInlineQM(x) : NonInlineQL(x)) + 2; }">
            <text:p>int NonInlineQN(const int x) { return ((std::rand() % 2) ? NonInlineQM(x) : NonInlineQL(x)) + 2; }</text:p>
          </table:table-cell>
        </table:table-row>
        <table:table-row table:style-name="ro1">
          <table:table-cell table:formula="of:=[.A405]+1" office:value-type="float" office:value="81">
            <text:p>81</text:p>
          </table:table-cell>
          <table:table-cell table:formula="of:=CHAR([.A431])" office:value-type="string" office:string-value="Q">
            <text:p>Q</text:p>
          </table:table-cell>
          <table:table-cell table:formula="of:=[.C405]" office:value-type="float" office:value="79">
            <text:p>79</text:p>
          </table:table-cell>
          <table:table-cell table:formula="of:=CHAR([.C431])" office:value-type="string" office:string-value="O">
            <text:p>O</text:p>
          </table:table-cell>
          <table:table-cell table:formula="of:=CONCATENATE([.B431];[.D431])" office:value-type="string" office:string-value="QO">
            <text:p>QO</text:p>
          </table:table-cell>
          <table:table-cell table:formula="of:=CONCATENATE(&quot;inline int Inline&quot;;[.$E431];&quot;(const int x) { return ((std::rand() % 2) ? Inline&quot;;[.$E430];&quot;(x) : Inline&quot;;[.$E429];&quot;(x)) + 2; }&quot;)" office:value-type="string" office:string-value="inline int InlineQO(const int x) { return ((std::rand() % 2) ? InlineQN(x) : InlineQM(x)) + 2; }">
            <text:p>inline int InlineQO(const int x) { return ((std::rand() % 2) ? InlineQN(x) : InlineQM(x)) + 2; }</text:p>
          </table:table-cell>
          <table:table-cell table:formula="of:=CONCATENATE(&quot;int NonInline&quot;;[.$E431];&quot;(const int x) { return ((std::rand() % 2) ? NonInline&quot;;[.$E430];&quot;(x) : NonInline&quot;;[.$E429];&quot;(x)) + 2; }&quot;)" office:value-type="string" office:string-value="int NonInlineQO(const int x) { return ((std::rand() % 2) ? NonInlineQN(x) : NonInlineQM(x)) + 2; }">
            <text:p>int NonInlineQO(const int x) { return ((std::rand() % 2) ? NonInlineQN(x) : NonInlineQM(x)) + 2; }</text:p>
          </table:table-cell>
        </table:table-row>
        <table:table-row table:style-name="ro1">
          <table:table-cell table:formula="of:=[.A406]+1" office:value-type="float" office:value="81">
            <text:p>81</text:p>
          </table:table-cell>
          <table:table-cell table:formula="of:=CHAR([.A432])" office:value-type="string" office:string-value="Q">
            <text:p>Q</text:p>
          </table:table-cell>
          <table:table-cell table:formula="of:=[.C406]" office:value-type="float" office:value="80">
            <text:p>80</text:p>
          </table:table-cell>
          <table:table-cell table:formula="of:=CHAR([.C432])" office:value-type="string" office:string-value="P">
            <text:p>P</text:p>
          </table:table-cell>
          <table:table-cell table:formula="of:=CONCATENATE([.B432];[.D432])" office:value-type="string" office:string-value="QP">
            <text:p>QP</text:p>
          </table:table-cell>
          <table:table-cell table:formula="of:=CONCATENATE(&quot;inline int Inline&quot;;[.$E432];&quot;(const int x) { return ((std::rand() % 2) ? Inline&quot;;[.$E431];&quot;(x) : Inline&quot;;[.$E430];&quot;(x)) + 2; }&quot;)" office:value-type="string" office:string-value="inline int InlineQP(const int x) { return ((std::rand() % 2) ? InlineQO(x) : InlineQN(x)) + 2; }">
            <text:p>inline int InlineQP(const int x) { return ((std::rand() % 2) ? InlineQO(x) : InlineQN(x)) + 2; }</text:p>
          </table:table-cell>
          <table:table-cell table:formula="of:=CONCATENATE(&quot;int NonInline&quot;;[.$E432];&quot;(const int x) { return ((std::rand() % 2) ? NonInline&quot;;[.$E431];&quot;(x) : NonInline&quot;;[.$E430];&quot;(x)) + 2; }&quot;)" office:value-type="string" office:string-value="int NonInlineQP(const int x) { return ((std::rand() % 2) ? NonInlineQO(x) : NonInlineQN(x)) + 2; }">
            <text:p>int NonInlineQP(const int x) { return ((std::rand() % 2) ? NonInlineQO(x) : NonInlineQN(x)) + 2; }</text:p>
          </table:table-cell>
        </table:table-row>
        <table:table-row table:style-name="ro1">
          <table:table-cell table:formula="of:=[.A407]+1" office:value-type="float" office:value="81">
            <text:p>81</text:p>
          </table:table-cell>
          <table:table-cell table:formula="of:=CHAR([.A433])" office:value-type="string" office:string-value="Q">
            <text:p>Q</text:p>
          </table:table-cell>
          <table:table-cell table:formula="of:=[.C407]" office:value-type="float" office:value="81">
            <text:p>81</text:p>
          </table:table-cell>
          <table:table-cell table:formula="of:=CHAR([.C433])" office:value-type="string" office:string-value="Q">
            <text:p>Q</text:p>
          </table:table-cell>
          <table:table-cell table:formula="of:=CONCATENATE([.B433];[.D433])" office:value-type="string" office:string-value="QQ">
            <text:p>QQ</text:p>
          </table:table-cell>
          <table:table-cell table:formula="of:=CONCATENATE(&quot;inline int Inline&quot;;[.$E433];&quot;(const int x) { return ((std::rand() % 2) ? Inline&quot;;[.$E432];&quot;(x) : Inline&quot;;[.$E431];&quot;(x)) + 2; }&quot;)" office:value-type="string" office:string-value="inline int InlineQQ(const int x) { return ((std::rand() % 2) ? InlineQP(x) : InlineQO(x)) + 2; }">
            <text:p>inline int InlineQQ(const int x) { return ((std::rand() % 2) ? InlineQP(x) : InlineQO(x)) + 2; }</text:p>
          </table:table-cell>
          <table:table-cell table:formula="of:=CONCATENATE(&quot;int NonInline&quot;;[.$E433];&quot;(const int x) { return ((std::rand() % 2) ? NonInline&quot;;[.$E432];&quot;(x) : NonInline&quot;;[.$E431];&quot;(x)) + 2; }&quot;)" office:value-type="string" office:string-value="int NonInlineQQ(const int x) { return ((std::rand() % 2) ? NonInlineQP(x) : NonInlineQO(x)) + 2; }">
            <text:p>int NonInlineQQ(const int x) { return ((std::rand() % 2) ? NonInlineQP(x) : NonInlineQO(x)) + 2; }</text:p>
          </table:table-cell>
        </table:table-row>
        <table:table-row table:style-name="ro1">
          <table:table-cell table:formula="of:=[.A408]+1" office:value-type="float" office:value="81">
            <text:p>81</text:p>
          </table:table-cell>
          <table:table-cell table:formula="of:=CHAR([.A434])" office:value-type="string" office:string-value="Q">
            <text:p>Q</text:p>
          </table:table-cell>
          <table:table-cell table:formula="of:=[.C408]" office:value-type="float" office:value="82">
            <text:p>82</text:p>
          </table:table-cell>
          <table:table-cell table:formula="of:=CHAR([.C434])" office:value-type="string" office:string-value="R">
            <text:p>R</text:p>
          </table:table-cell>
          <table:table-cell table:formula="of:=CONCATENATE([.B434];[.D434])" office:value-type="string" office:string-value="QR">
            <text:p>QR</text:p>
          </table:table-cell>
          <table:table-cell table:formula="of:=CONCATENATE(&quot;inline int Inline&quot;;[.$E434];&quot;(const int x) { return ((std::rand() % 2) ? Inline&quot;;[.$E433];&quot;(x) : Inline&quot;;[.$E432];&quot;(x)) + 2; }&quot;)" office:value-type="string" office:string-value="inline int InlineQR(const int x) { return ((std::rand() % 2) ? InlineQQ(x) : InlineQP(x)) + 2; }">
            <text:p>inline int InlineQR(const int x) { return ((std::rand() % 2) ? InlineQQ(x) : InlineQP(x)) + 2; }</text:p>
          </table:table-cell>
          <table:table-cell table:formula="of:=CONCATENATE(&quot;int NonInline&quot;;[.$E434];&quot;(const int x) { return ((std::rand() % 2) ? NonInline&quot;;[.$E433];&quot;(x) : NonInline&quot;;[.$E432];&quot;(x)) + 2; }&quot;)" office:value-type="string" office:string-value="int NonInlineQR(const int x) { return ((std::rand() % 2) ? NonInlineQQ(x) : NonInlineQP(x)) + 2; }">
            <text:p>int NonInlineQR(const int x) { return ((std::rand() % 2) ? NonInlineQQ(x) : NonInlineQP(x)) + 2; }</text:p>
          </table:table-cell>
        </table:table-row>
        <table:table-row table:style-name="ro1">
          <table:table-cell table:formula="of:=[.A409]+1" office:value-type="float" office:value="81">
            <text:p>81</text:p>
          </table:table-cell>
          <table:table-cell table:formula="of:=CHAR([.A435])" office:value-type="string" office:string-value="Q">
            <text:p>Q</text:p>
          </table:table-cell>
          <table:table-cell table:formula="of:=[.C409]" office:value-type="float" office:value="83">
            <text:p>83</text:p>
          </table:table-cell>
          <table:table-cell table:formula="of:=CHAR([.C435])" office:value-type="string" office:string-value="S">
            <text:p>S</text:p>
          </table:table-cell>
          <table:table-cell table:formula="of:=CONCATENATE([.B435];[.D435])" office:value-type="string" office:string-value="QS">
            <text:p>QS</text:p>
          </table:table-cell>
          <table:table-cell table:formula="of:=CONCATENATE(&quot;inline int Inline&quot;;[.$E435];&quot;(const int x) { return ((std::rand() % 2) ? Inline&quot;;[.$E434];&quot;(x) : Inline&quot;;[.$E433];&quot;(x)) + 2; }&quot;)" office:value-type="string" office:string-value="inline int InlineQS(const int x) { return ((std::rand() % 2) ? InlineQR(x) : InlineQQ(x)) + 2; }">
            <text:p>inline int InlineQS(const int x) { return ((std::rand() % 2) ? InlineQR(x) : InlineQQ(x)) + 2; }</text:p>
          </table:table-cell>
          <table:table-cell table:formula="of:=CONCATENATE(&quot;int NonInline&quot;;[.$E435];&quot;(const int x) { return ((std::rand() % 2) ? NonInline&quot;;[.$E434];&quot;(x) : NonInline&quot;;[.$E433];&quot;(x)) + 2; }&quot;)" office:value-type="string" office:string-value="int NonInlineQS(const int x) { return ((std::rand() % 2) ? NonInlineQR(x) : NonInlineQQ(x)) + 2; }">
            <text:p>int NonInlineQS(const int x) { return ((std::rand() % 2) ? NonInlineQR(x) : NonInlineQQ(x)) + 2; }</text:p>
          </table:table-cell>
        </table:table-row>
        <table:table-row table:style-name="ro1">
          <table:table-cell table:formula="of:=[.A410]+1" office:value-type="float" office:value="81">
            <text:p>81</text:p>
          </table:table-cell>
          <table:table-cell table:formula="of:=CHAR([.A436])" office:value-type="string" office:string-value="Q">
            <text:p>Q</text:p>
          </table:table-cell>
          <table:table-cell table:formula="of:=[.C410]" office:value-type="float" office:value="84">
            <text:p>84</text:p>
          </table:table-cell>
          <table:table-cell table:formula="of:=CHAR([.C436])" office:value-type="string" office:string-value="T">
            <text:p>T</text:p>
          </table:table-cell>
          <table:table-cell table:formula="of:=CONCATENATE([.B436];[.D436])" office:value-type="string" office:string-value="QT">
            <text:p>QT</text:p>
          </table:table-cell>
          <table:table-cell table:formula="of:=CONCATENATE(&quot;inline int Inline&quot;;[.$E436];&quot;(const int x) { return ((std::rand() % 2) ? Inline&quot;;[.$E435];&quot;(x) : Inline&quot;;[.$E434];&quot;(x)) + 2; }&quot;)" office:value-type="string" office:string-value="inline int InlineQT(const int x) { return ((std::rand() % 2) ? InlineQS(x) : InlineQR(x)) + 2; }">
            <text:p>inline int InlineQT(const int x) { return ((std::rand() % 2) ? InlineQS(x) : InlineQR(x)) + 2; }</text:p>
          </table:table-cell>
          <table:table-cell table:formula="of:=CONCATENATE(&quot;int NonInline&quot;;[.$E436];&quot;(const int x) { return ((std::rand() % 2) ? NonInline&quot;;[.$E435];&quot;(x) : NonInline&quot;;[.$E434];&quot;(x)) + 2; }&quot;)" office:value-type="string" office:string-value="int NonInlineQT(const int x) { return ((std::rand() % 2) ? NonInlineQS(x) : NonInlineQR(x)) + 2; }">
            <text:p>int NonInlineQT(const int x) { return ((std::rand() % 2) ? NonInlineQS(x) : NonInlineQR(x)) + 2; }</text:p>
          </table:table-cell>
        </table:table-row>
        <table:table-row table:style-name="ro1">
          <table:table-cell table:formula="of:=[.A411]+1" office:value-type="float" office:value="81">
            <text:p>81</text:p>
          </table:table-cell>
          <table:table-cell table:formula="of:=CHAR([.A437])" office:value-type="string" office:string-value="Q">
            <text:p>Q</text:p>
          </table:table-cell>
          <table:table-cell table:formula="of:=[.C411]" office:value-type="float" office:value="85">
            <text:p>85</text:p>
          </table:table-cell>
          <table:table-cell table:formula="of:=CHAR([.C437])" office:value-type="string" office:string-value="U">
            <text:p>U</text:p>
          </table:table-cell>
          <table:table-cell table:formula="of:=CONCATENATE([.B437];[.D437])" office:value-type="string" office:string-value="QU">
            <text:p>QU</text:p>
          </table:table-cell>
          <table:table-cell table:formula="of:=CONCATENATE(&quot;inline int Inline&quot;;[.$E437];&quot;(const int x) { return ((std::rand() % 2) ? Inline&quot;;[.$E436];&quot;(x) : Inline&quot;;[.$E435];&quot;(x)) + 2; }&quot;)" office:value-type="string" office:string-value="inline int InlineQU(const int x) { return ((std::rand() % 2) ? InlineQT(x) : InlineQS(x)) + 2; }">
            <text:p>inline int InlineQU(const int x) { return ((std::rand() % 2) ? InlineQT(x) : InlineQS(x)) + 2; }</text:p>
          </table:table-cell>
          <table:table-cell table:formula="of:=CONCATENATE(&quot;int NonInline&quot;;[.$E437];&quot;(const int x) { return ((std::rand() % 2) ? NonInline&quot;;[.$E436];&quot;(x) : NonInline&quot;;[.$E435];&quot;(x)) + 2; }&quot;)" office:value-type="string" office:string-value="int NonInlineQU(const int x) { return ((std::rand() % 2) ? NonInlineQT(x) : NonInlineQS(x)) + 2; }">
            <text:p>int NonInlineQU(const int x) { return ((std::rand() % 2) ? NonInlineQT(x) : NonInlineQS(x)) + 2; }</text:p>
          </table:table-cell>
        </table:table-row>
        <table:table-row table:style-name="ro1">
          <table:table-cell table:formula="of:=[.A412]+1" office:value-type="float" office:value="81">
            <text:p>81</text:p>
          </table:table-cell>
          <table:table-cell table:formula="of:=CHAR([.A438])" office:value-type="string" office:string-value="Q">
            <text:p>Q</text:p>
          </table:table-cell>
          <table:table-cell table:formula="of:=[.C412]" office:value-type="float" office:value="86">
            <text:p>86</text:p>
          </table:table-cell>
          <table:table-cell table:formula="of:=CHAR([.C438])" office:value-type="string" office:string-value="V">
            <text:p>V</text:p>
          </table:table-cell>
          <table:table-cell table:formula="of:=CONCATENATE([.B438];[.D438])" office:value-type="string" office:string-value="QV">
            <text:p>QV</text:p>
          </table:table-cell>
          <table:table-cell table:formula="of:=CONCATENATE(&quot;inline int Inline&quot;;[.$E438];&quot;(const int x) { return ((std::rand() % 2) ? Inline&quot;;[.$E437];&quot;(x) : Inline&quot;;[.$E436];&quot;(x)) + 2; }&quot;)" office:value-type="string" office:string-value="inline int InlineQV(const int x) { return ((std::rand() % 2) ? InlineQU(x) : InlineQT(x)) + 2; }">
            <text:p>inline int InlineQV(const int x) { return ((std::rand() % 2) ? InlineQU(x) : InlineQT(x)) + 2; }</text:p>
          </table:table-cell>
          <table:table-cell table:formula="of:=CONCATENATE(&quot;int NonInline&quot;;[.$E438];&quot;(const int x) { return ((std::rand() % 2) ? NonInline&quot;;[.$E437];&quot;(x) : NonInline&quot;;[.$E436];&quot;(x)) + 2; }&quot;)" office:value-type="string" office:string-value="int NonInlineQV(const int x) { return ((std::rand() % 2) ? NonInlineQU(x) : NonInlineQT(x)) + 2; }">
            <text:p>int NonInlineQV(const int x) { return ((std::rand() % 2) ? NonInlineQU(x) : NonInlineQT(x)) + 2; }</text:p>
          </table:table-cell>
        </table:table-row>
        <table:table-row table:style-name="ro1">
          <table:table-cell table:formula="of:=[.A413]+1" office:value-type="float" office:value="81">
            <text:p>81</text:p>
          </table:table-cell>
          <table:table-cell table:formula="of:=CHAR([.A439])" office:value-type="string" office:string-value="Q">
            <text:p>Q</text:p>
          </table:table-cell>
          <table:table-cell table:formula="of:=[.C413]" office:value-type="float" office:value="87">
            <text:p>87</text:p>
          </table:table-cell>
          <table:table-cell table:formula="of:=CHAR([.C439])" office:value-type="string" office:string-value="W">
            <text:p>W</text:p>
          </table:table-cell>
          <table:table-cell table:formula="of:=CONCATENATE([.B439];[.D439])" office:value-type="string" office:string-value="QW">
            <text:p>QW</text:p>
          </table:table-cell>
          <table:table-cell table:formula="of:=CONCATENATE(&quot;inline int Inline&quot;;[.$E439];&quot;(const int x) { return ((std::rand() % 2) ? Inline&quot;;[.$E438];&quot;(x) : Inline&quot;;[.$E437];&quot;(x)) + 2; }&quot;)" office:value-type="string" office:string-value="inline int InlineQW(const int x) { return ((std::rand() % 2) ? InlineQV(x) : InlineQU(x)) + 2; }">
            <text:p>inline int InlineQW(const int x) { return ((std::rand() % 2) ? InlineQV(x) : InlineQU(x)) + 2; }</text:p>
          </table:table-cell>
          <table:table-cell table:formula="of:=CONCATENATE(&quot;int NonInline&quot;;[.$E439];&quot;(const int x) { return ((std::rand() % 2) ? NonInline&quot;;[.$E438];&quot;(x) : NonInline&quot;;[.$E437];&quot;(x)) + 2; }&quot;)" office:value-type="string" office:string-value="int NonInlineQW(const int x) { return ((std::rand() % 2) ? NonInlineQV(x) : NonInlineQU(x)) + 2; }">
            <text:p>int NonInlineQW(const int x) { return ((std::rand() % 2) ? NonInlineQV(x) : NonInlineQU(x)) + 2; }</text:p>
          </table:table-cell>
        </table:table-row>
        <table:table-row table:style-name="ro1">
          <table:table-cell table:formula="of:=[.A414]+1" office:value-type="float" office:value="81">
            <text:p>81</text:p>
          </table:table-cell>
          <table:table-cell table:formula="of:=CHAR([.A440])" office:value-type="string" office:string-value="Q">
            <text:p>Q</text:p>
          </table:table-cell>
          <table:table-cell table:formula="of:=[.C414]" office:value-type="float" office:value="88">
            <text:p>88</text:p>
          </table:table-cell>
          <table:table-cell table:formula="of:=CHAR([.C440])" office:value-type="string" office:string-value="X">
            <text:p>X</text:p>
          </table:table-cell>
          <table:table-cell table:formula="of:=CONCATENATE([.B440];[.D440])" office:value-type="string" office:string-value="QX">
            <text:p>QX</text:p>
          </table:table-cell>
          <table:table-cell table:formula="of:=CONCATENATE(&quot;inline int Inline&quot;;[.$E440];&quot;(const int x) { return ((std::rand() % 2) ? Inline&quot;;[.$E439];&quot;(x) : Inline&quot;;[.$E438];&quot;(x)) + 2; }&quot;)" office:value-type="string" office:string-value="inline int InlineQX(const int x) { return ((std::rand() % 2) ? InlineQW(x) : InlineQV(x)) + 2; }">
            <text:p>inline int InlineQX(const int x) { return ((std::rand() % 2) ? InlineQW(x) : InlineQV(x)) + 2; }</text:p>
          </table:table-cell>
          <table:table-cell table:formula="of:=CONCATENATE(&quot;int NonInline&quot;;[.$E440];&quot;(const int x) { return ((std::rand() % 2) ? NonInline&quot;;[.$E439];&quot;(x) : NonInline&quot;;[.$E438];&quot;(x)) + 2; }&quot;)" office:value-type="string" office:string-value="int NonInlineQX(const int x) { return ((std::rand() % 2) ? NonInlineQW(x) : NonInlineQV(x)) + 2; }">
            <text:p>int NonInlineQX(const int x) { return ((std::rand() % 2) ? NonInlineQW(x) : NonInlineQV(x)) + 2; }</text:p>
          </table:table-cell>
        </table:table-row>
        <table:table-row table:style-name="ro1">
          <table:table-cell table:formula="of:=[.A415]+1" office:value-type="float" office:value="81">
            <text:p>81</text:p>
          </table:table-cell>
          <table:table-cell table:formula="of:=CHAR([.A441])" office:value-type="string" office:string-value="Q">
            <text:p>Q</text:p>
          </table:table-cell>
          <table:table-cell table:formula="of:=[.C415]" office:value-type="float" office:value="89">
            <text:p>89</text:p>
          </table:table-cell>
          <table:table-cell table:formula="of:=CHAR([.C441])" office:value-type="string" office:string-value="Y">
            <text:p>Y</text:p>
          </table:table-cell>
          <table:table-cell table:formula="of:=CONCATENATE([.B441];[.D441])" office:value-type="string" office:string-value="QY">
            <text:p>QY</text:p>
          </table:table-cell>
          <table:table-cell table:formula="of:=CONCATENATE(&quot;inline int Inline&quot;;[.$E441];&quot;(const int x) { return ((std::rand() % 2) ? Inline&quot;;[.$E440];&quot;(x) : Inline&quot;;[.$E439];&quot;(x)) + 2; }&quot;)" office:value-type="string" office:string-value="inline int InlineQY(const int x) { return ((std::rand() % 2) ? InlineQX(x) : InlineQW(x)) + 2; }">
            <text:p>inline int InlineQY(const int x) { return ((std::rand() % 2) ? InlineQX(x) : InlineQW(x)) + 2; }</text:p>
          </table:table-cell>
          <table:table-cell table:formula="of:=CONCATENATE(&quot;int NonInline&quot;;[.$E441];&quot;(const int x) { return ((std::rand() % 2) ? NonInline&quot;;[.$E440];&quot;(x) : NonInline&quot;;[.$E439];&quot;(x)) + 2; }&quot;)" office:value-type="string" office:string-value="int NonInlineQY(const int x) { return ((std::rand() % 2) ? NonInlineQX(x) : NonInlineQW(x)) + 2; }">
            <text:p>int NonInlineQY(const int x) { return ((std::rand() % 2) ? NonInlineQX(x) : NonInlineQW(x)) + 2; }</text:p>
          </table:table-cell>
        </table:table-row>
        <table:table-row table:style-name="ro1">
          <table:table-cell table:formula="of:=[.A416]+1" office:value-type="float" office:value="81">
            <text:p>81</text:p>
          </table:table-cell>
          <table:table-cell table:formula="of:=CHAR([.A442])" office:value-type="string" office:string-value="Q">
            <text:p>Q</text:p>
          </table:table-cell>
          <table:table-cell table:formula="of:=[.C416]" office:value-type="float" office:value="90">
            <text:p>90</text:p>
          </table:table-cell>
          <table:table-cell table:formula="of:=CHAR([.C442])" office:value-type="string" office:string-value="Z">
            <text:p>Z</text:p>
          </table:table-cell>
          <table:table-cell table:formula="of:=CONCATENATE([.B442];[.D442])" office:value-type="string" office:string-value="QZ">
            <text:p>QZ</text:p>
          </table:table-cell>
          <table:table-cell table:formula="of:=CONCATENATE(&quot;inline int Inline&quot;;[.$E442];&quot;(const int x) { return ((std::rand() % 2) ? Inline&quot;;[.$E441];&quot;(x) : Inline&quot;;[.$E440];&quot;(x)) + 2; }&quot;)" office:value-type="string" office:string-value="inline int InlineQZ(const int x) { return ((std::rand() % 2) ? InlineQY(x) : InlineQX(x)) + 2; }">
            <text:p>inline int InlineQZ(const int x) { return ((std::rand() % 2) ? InlineQY(x) : InlineQX(x)) + 2; }</text:p>
          </table:table-cell>
          <table:table-cell table:formula="of:=CONCATENATE(&quot;int NonInline&quot;;[.$E442];&quot;(const int x) { return ((std::rand() % 2) ? NonInline&quot;;[.$E441];&quot;(x) : NonInline&quot;;[.$E440];&quot;(x)) + 2; }&quot;)" office:value-type="string" office:string-value="int NonInlineQZ(const int x) { return ((std::rand() % 2) ? NonInlineQY(x) : NonInlineQX(x)) + 2; }">
            <text:p>int NonInlineQZ(const int x) { return ((std::rand() % 2) ? NonInlineQY(x) : NonInlineQX(x)) + 2; }</text:p>
          </table:table-cell>
        </table:table-row>
        <table:table-row table:style-name="ro1">
          <table:table-cell table:formula="of:=[.A417]+1" office:value-type="float" office:value="82">
            <text:p>82</text:p>
          </table:table-cell>
          <table:table-cell table:formula="of:=CHAR([.A443])" office:value-type="string" office:string-value="R">
            <text:p>R</text:p>
          </table:table-cell>
          <table:table-cell table:formula="of:=[.C417]" office:value-type="float" office:value="65">
            <text:p>65</text:p>
          </table:table-cell>
          <table:table-cell table:formula="of:=CHAR([.C443])" office:value-type="string" office:string-value="A">
            <text:p>A</text:p>
          </table:table-cell>
          <table:table-cell table:formula="of:=CONCATENATE([.B443];[.D443])" office:value-type="string" office:string-value="RA">
            <text:p>RA</text:p>
          </table:table-cell>
          <table:table-cell table:formula="of:=CONCATENATE(&quot;inline int Inline&quot;;[.$E443];&quot;(const int x) { return ((std::rand() % 2) ? Inline&quot;;[.$E442];&quot;(x) : Inline&quot;;[.$E441];&quot;(x)) + 2; }&quot;)" office:value-type="string" office:string-value="inline int InlineRA(const int x) { return ((std::rand() % 2) ? InlineQZ(x) : InlineQY(x)) + 2; }">
            <text:p>inline int InlineRA(const int x) { return ((std::rand() % 2) ? InlineQZ(x) : InlineQY(x)) + 2; }</text:p>
          </table:table-cell>
          <table:table-cell table:formula="of:=CONCATENATE(&quot;int NonInline&quot;;[.$E443];&quot;(const int x) { return ((std::rand() % 2) ? NonInline&quot;;[.$E442];&quot;(x) : NonInline&quot;;[.$E441];&quot;(x)) + 2; }&quot;)" office:value-type="string" office:string-value="int NonInlineRA(const int x) { return ((std::rand() % 2) ? NonInlineQZ(x) : NonInlineQY(x)) + 2; }">
            <text:p>int NonInlineRA(const int x) { return ((std::rand() % 2) ? NonInlineQZ(x) : NonInlineQY(x)) + 2; }</text:p>
          </table:table-cell>
        </table:table-row>
        <table:table-row table:style-name="ro1">
          <table:table-cell table:formula="of:=[.A418]+1" office:value-type="float" office:value="82">
            <text:p>82</text:p>
          </table:table-cell>
          <table:table-cell table:formula="of:=CHAR([.A444])" office:value-type="string" office:string-value="R">
            <text:p>R</text:p>
          </table:table-cell>
          <table:table-cell table:formula="of:=[.C418]" office:value-type="float" office:value="66">
            <text:p>66</text:p>
          </table:table-cell>
          <table:table-cell table:formula="of:=CHAR([.C444])" office:value-type="string" office:string-value="B">
            <text:p>B</text:p>
          </table:table-cell>
          <table:table-cell table:formula="of:=CONCATENATE([.B444];[.D444])" office:value-type="string" office:string-value="RB">
            <text:p>RB</text:p>
          </table:table-cell>
          <table:table-cell table:formula="of:=CONCATENATE(&quot;inline int Inline&quot;;[.$E444];&quot;(const int x) { return ((std::rand() % 2) ? Inline&quot;;[.$E443];&quot;(x) : Inline&quot;;[.$E442];&quot;(x)) + 2; }&quot;)" office:value-type="string" office:string-value="inline int InlineRB(const int x) { return ((std::rand() % 2) ? InlineRA(x) : InlineQZ(x)) + 2; }">
            <text:p>inline int InlineRB(const int x) { return ((std::rand() % 2) ? InlineRA(x) : InlineQZ(x)) + 2; }</text:p>
          </table:table-cell>
          <table:table-cell table:formula="of:=CONCATENATE(&quot;int NonInline&quot;;[.$E444];&quot;(const int x) { return ((std::rand() % 2) ? NonInline&quot;;[.$E443];&quot;(x) : NonInline&quot;;[.$E442];&quot;(x)) + 2; }&quot;)" office:value-type="string" office:string-value="int NonInlineRB(const int x) { return ((std::rand() % 2) ? NonInlineRA(x) : NonInlineQZ(x)) + 2; }">
            <text:p>int NonInlineRB(const int x) { return ((std::rand() % 2) ? NonInlineRA(x) : NonInlineQZ(x)) + 2; }</text:p>
          </table:table-cell>
        </table:table-row>
        <table:table-row table:style-name="ro1">
          <table:table-cell table:formula="of:=[.A419]+1" office:value-type="float" office:value="82">
            <text:p>82</text:p>
          </table:table-cell>
          <table:table-cell table:formula="of:=CHAR([.A445])" office:value-type="string" office:string-value="R">
            <text:p>R</text:p>
          </table:table-cell>
          <table:table-cell table:formula="of:=[.C419]" office:value-type="float" office:value="67">
            <text:p>67</text:p>
          </table:table-cell>
          <table:table-cell table:formula="of:=CHAR([.C445])" office:value-type="string" office:string-value="C">
            <text:p>C</text:p>
          </table:table-cell>
          <table:table-cell table:formula="of:=CONCATENATE([.B445];[.D445])" office:value-type="string" office:string-value="RC">
            <text:p>RC</text:p>
          </table:table-cell>
          <table:table-cell table:formula="of:=CONCATENATE(&quot;inline int Inline&quot;;[.$E445];&quot;(const int x) { return ((std::rand() % 2) ? Inline&quot;;[.$E444];&quot;(x) : Inline&quot;;[.$E443];&quot;(x)) + 2; }&quot;)" office:value-type="string" office:string-value="inline int InlineRC(const int x) { return ((std::rand() % 2) ? InlineRB(x) : InlineRA(x)) + 2; }">
            <text:p>inline int InlineRC(const int x) { return ((std::rand() % 2) ? InlineRB(x) : InlineRA(x)) + 2; }</text:p>
          </table:table-cell>
          <table:table-cell table:formula="of:=CONCATENATE(&quot;int NonInline&quot;;[.$E445];&quot;(const int x) { return ((std::rand() % 2) ? NonInline&quot;;[.$E444];&quot;(x) : NonInline&quot;;[.$E443];&quot;(x)) + 2; }&quot;)" office:value-type="string" office:string-value="int NonInlineRC(const int x) { return ((std::rand() % 2) ? NonInlineRB(x) : NonInlineRA(x)) + 2; }">
            <text:p>int NonInlineRC(const int x) { return ((std::rand() % 2) ? NonInlineRB(x) : NonInlineRA(x)) + 2; }</text:p>
          </table:table-cell>
        </table:table-row>
        <table:table-row table:style-name="ro1">
          <table:table-cell table:formula="of:=[.A420]+1" office:value-type="float" office:value="82">
            <text:p>82</text:p>
          </table:table-cell>
          <table:table-cell table:formula="of:=CHAR([.A446])" office:value-type="string" office:string-value="R">
            <text:p>R</text:p>
          </table:table-cell>
          <table:table-cell table:formula="of:=[.C420]" office:value-type="float" office:value="68">
            <text:p>68</text:p>
          </table:table-cell>
          <table:table-cell table:formula="of:=CHAR([.C446])" office:value-type="string" office:string-value="D">
            <text:p>D</text:p>
          </table:table-cell>
          <table:table-cell table:formula="of:=CONCATENATE([.B446];[.D446])" office:value-type="string" office:string-value="RD">
            <text:p>RD</text:p>
          </table:table-cell>
          <table:table-cell table:formula="of:=CONCATENATE(&quot;inline int Inline&quot;;[.$E446];&quot;(const int x) { return ((std::rand() % 2) ? Inline&quot;;[.$E445];&quot;(x) : Inline&quot;;[.$E444];&quot;(x)) + 2; }&quot;)" office:value-type="string" office:string-value="inline int InlineRD(const int x) { return ((std::rand() % 2) ? InlineRC(x) : InlineRB(x)) + 2; }">
            <text:p>inline int InlineRD(const int x) { return ((std::rand() % 2) ? InlineRC(x) : InlineRB(x)) + 2; }</text:p>
          </table:table-cell>
          <table:table-cell table:formula="of:=CONCATENATE(&quot;int NonInline&quot;;[.$E446];&quot;(const int x) { return ((std::rand() % 2) ? NonInline&quot;;[.$E445];&quot;(x) : NonInline&quot;;[.$E444];&quot;(x)) + 2; }&quot;)" office:value-type="string" office:string-value="int NonInlineRD(const int x) { return ((std::rand() % 2) ? NonInlineRC(x) : NonInlineRB(x)) + 2; }">
            <text:p>int NonInlineRD(const int x) { return ((std::rand() % 2) ? NonInlineRC(x) : NonInlineRB(x)) + 2; }</text:p>
          </table:table-cell>
        </table:table-row>
        <table:table-row table:style-name="ro1">
          <table:table-cell table:formula="of:=[.A421]+1" office:value-type="float" office:value="82">
            <text:p>82</text:p>
          </table:table-cell>
          <table:table-cell table:formula="of:=CHAR([.A447])" office:value-type="string" office:string-value="R">
            <text:p>R</text:p>
          </table:table-cell>
          <table:table-cell table:formula="of:=[.C421]" office:value-type="float" office:value="69">
            <text:p>69</text:p>
          </table:table-cell>
          <table:table-cell table:formula="of:=CHAR([.C447])" office:value-type="string" office:string-value="E">
            <text:p>E</text:p>
          </table:table-cell>
          <table:table-cell table:formula="of:=CONCATENATE([.B447];[.D447])" office:value-type="string" office:string-value="RE">
            <text:p>RE</text:p>
          </table:table-cell>
          <table:table-cell table:formula="of:=CONCATENATE(&quot;inline int Inline&quot;;[.$E447];&quot;(const int x) { return ((std::rand() % 2) ? Inline&quot;;[.$E446];&quot;(x) : Inline&quot;;[.$E445];&quot;(x)) + 2; }&quot;)" office:value-type="string" office:string-value="inline int InlineRE(const int x) { return ((std::rand() % 2) ? InlineRD(x) : InlineRC(x)) + 2; }">
            <text:p>inline int InlineRE(const int x) { return ((std::rand() % 2) ? InlineRD(x) : InlineRC(x)) + 2; }</text:p>
          </table:table-cell>
          <table:table-cell table:formula="of:=CONCATENATE(&quot;int NonInline&quot;;[.$E447];&quot;(const int x) { return ((std::rand() % 2) ? NonInline&quot;;[.$E446];&quot;(x) : NonInline&quot;;[.$E445];&quot;(x)) + 2; }&quot;)" office:value-type="string" office:string-value="int NonInlineRE(const int x) { return ((std::rand() % 2) ? NonInlineRD(x) : NonInlineRC(x)) + 2; }">
            <text:p>int NonInlineRE(const int x) { return ((std::rand() % 2) ? NonInlineRD(x) : NonInlineRC(x)) + 2; }</text:p>
          </table:table-cell>
        </table:table-row>
        <table:table-row table:style-name="ro1">
          <table:table-cell table:formula="of:=[.A422]+1" office:value-type="float" office:value="82">
            <text:p>82</text:p>
          </table:table-cell>
          <table:table-cell table:formula="of:=CHAR([.A448])" office:value-type="string" office:string-value="R">
            <text:p>R</text:p>
          </table:table-cell>
          <table:table-cell table:formula="of:=[.C422]" office:value-type="float" office:value="70">
            <text:p>70</text:p>
          </table:table-cell>
          <table:table-cell table:formula="of:=CHAR([.C448])" office:value-type="string" office:string-value="F">
            <text:p>F</text:p>
          </table:table-cell>
          <table:table-cell table:formula="of:=CONCATENATE([.B448];[.D448])" office:value-type="string" office:string-value="RF">
            <text:p>RF</text:p>
          </table:table-cell>
          <table:table-cell table:formula="of:=CONCATENATE(&quot;inline int Inline&quot;;[.$E448];&quot;(const int x) { return ((std::rand() % 2) ? Inline&quot;;[.$E447];&quot;(x) : Inline&quot;;[.$E446];&quot;(x)) + 2; }&quot;)" office:value-type="string" office:string-value="inline int InlineRF(const int x) { return ((std::rand() % 2) ? InlineRE(x) : InlineRD(x)) + 2; }">
            <text:p>inline int InlineRF(const int x) { return ((std::rand() % 2) ? InlineRE(x) : InlineRD(x)) + 2; }</text:p>
          </table:table-cell>
          <table:table-cell table:formula="of:=CONCATENATE(&quot;int NonInline&quot;;[.$E448];&quot;(const int x) { return ((std::rand() % 2) ? NonInline&quot;;[.$E447];&quot;(x) : NonInline&quot;;[.$E446];&quot;(x)) + 2; }&quot;)" office:value-type="string" office:string-value="int NonInlineRF(const int x) { return ((std::rand() % 2) ? NonInlineRE(x) : NonInlineRD(x)) + 2; }">
            <text:p>int NonInlineRF(const int x) { return ((std::rand() % 2) ? NonInlineRE(x) : NonInlineRD(x)) + 2; }</text:p>
          </table:table-cell>
        </table:table-row>
        <table:table-row table:style-name="ro1">
          <table:table-cell table:formula="of:=[.A423]+1" office:value-type="float" office:value="82">
            <text:p>82</text:p>
          </table:table-cell>
          <table:table-cell table:formula="of:=CHAR([.A449])" office:value-type="string" office:string-value="R">
            <text:p>R</text:p>
          </table:table-cell>
          <table:table-cell table:formula="of:=[.C423]" office:value-type="float" office:value="71">
            <text:p>71</text:p>
          </table:table-cell>
          <table:table-cell table:formula="of:=CHAR([.C449])" office:value-type="string" office:string-value="G">
            <text:p>G</text:p>
          </table:table-cell>
          <table:table-cell table:formula="of:=CONCATENATE([.B449];[.D449])" office:value-type="string" office:string-value="RG">
            <text:p>RG</text:p>
          </table:table-cell>
          <table:table-cell table:formula="of:=CONCATENATE(&quot;inline int Inline&quot;;[.$E449];&quot;(const int x) { return ((std::rand() % 2) ? Inline&quot;;[.$E448];&quot;(x) : Inline&quot;;[.$E447];&quot;(x)) + 2; }&quot;)" office:value-type="string" office:string-value="inline int InlineRG(const int x) { return ((std::rand() % 2) ? InlineRF(x) : InlineRE(x)) + 2; }">
            <text:p>inline int InlineRG(const int x) { return ((std::rand() % 2) ? InlineRF(x) : InlineRE(x)) + 2; }</text:p>
          </table:table-cell>
          <table:table-cell table:formula="of:=CONCATENATE(&quot;int NonInline&quot;;[.$E449];&quot;(const int x) { return ((std::rand() % 2) ? NonInline&quot;;[.$E448];&quot;(x) : NonInline&quot;;[.$E447];&quot;(x)) + 2; }&quot;)" office:value-type="string" office:string-value="int NonInlineRG(const int x) { return ((std::rand() % 2) ? NonInlineRF(x) : NonInlineRE(x)) + 2; }">
            <text:p>int NonInlineRG(const int x) { return ((std::rand() % 2) ? NonInlineRF(x) : NonInlineRE(x)) + 2; }</text:p>
          </table:table-cell>
        </table:table-row>
        <table:table-row table:style-name="ro1">
          <table:table-cell table:formula="of:=[.A424]+1" office:value-type="float" office:value="82">
            <text:p>82</text:p>
          </table:table-cell>
          <table:table-cell table:formula="of:=CHAR([.A450])" office:value-type="string" office:string-value="R">
            <text:p>R</text:p>
          </table:table-cell>
          <table:table-cell table:formula="of:=[.C424]" office:value-type="float" office:value="72">
            <text:p>72</text:p>
          </table:table-cell>
          <table:table-cell table:formula="of:=CHAR([.C450])" office:value-type="string" office:string-value="H">
            <text:p>H</text:p>
          </table:table-cell>
          <table:table-cell table:formula="of:=CONCATENATE([.B450];[.D450])" office:value-type="string" office:string-value="RH">
            <text:p>RH</text:p>
          </table:table-cell>
          <table:table-cell table:formula="of:=CONCATENATE(&quot;inline int Inline&quot;;[.$E450];&quot;(const int x) { return ((std::rand() % 2) ? Inline&quot;;[.$E449];&quot;(x) : Inline&quot;;[.$E448];&quot;(x)) + 2; }&quot;)" office:value-type="string" office:string-value="inline int InlineRH(const int x) { return ((std::rand() % 2) ? InlineRG(x) : InlineRF(x)) + 2; }">
            <text:p>inline int InlineRH(const int x) { return ((std::rand() % 2) ? InlineRG(x) : InlineRF(x)) + 2; }</text:p>
          </table:table-cell>
          <table:table-cell table:formula="of:=CONCATENATE(&quot;int NonInline&quot;;[.$E450];&quot;(const int x) { return ((std::rand() % 2) ? NonInline&quot;;[.$E449];&quot;(x) : NonInline&quot;;[.$E448];&quot;(x)) + 2; }&quot;)" office:value-type="string" office:string-value="int NonInlineRH(const int x) { return ((std::rand() % 2) ? NonInlineRG(x) : NonInlineRF(x)) + 2; }">
            <text:p>int NonInlineRH(const int x) { return ((std::rand() % 2) ? NonInlineRG(x) : NonInlineRF(x)) + 2; }</text:p>
          </table:table-cell>
        </table:table-row>
        <table:table-row table:style-name="ro1">
          <table:table-cell table:formula="of:=[.A425]+1" office:value-type="float" office:value="82">
            <text:p>82</text:p>
          </table:table-cell>
          <table:table-cell table:formula="of:=CHAR([.A451])" office:value-type="string" office:string-value="R">
            <text:p>R</text:p>
          </table:table-cell>
          <table:table-cell table:formula="of:=[.C425]" office:value-type="float" office:value="73">
            <text:p>73</text:p>
          </table:table-cell>
          <table:table-cell table:formula="of:=CHAR([.C451])" office:value-type="string" office:string-value="I">
            <text:p>I</text:p>
          </table:table-cell>
          <table:table-cell table:formula="of:=CONCATENATE([.B451];[.D451])" office:value-type="string" office:string-value="RI">
            <text:p>RI</text:p>
          </table:table-cell>
          <table:table-cell table:formula="of:=CONCATENATE(&quot;inline int Inline&quot;;[.$E451];&quot;(const int x) { return ((std::rand() % 2) ? Inline&quot;;[.$E450];&quot;(x) : Inline&quot;;[.$E449];&quot;(x)) + 2; }&quot;)" office:value-type="string" office:string-value="inline int InlineRI(const int x) { return ((std::rand() % 2) ? InlineRH(x) : InlineRG(x)) + 2; }">
            <text:p>inline int InlineRI(const int x) { return ((std::rand() % 2) ? InlineRH(x) : InlineRG(x)) + 2; }</text:p>
          </table:table-cell>
          <table:table-cell table:formula="of:=CONCATENATE(&quot;int NonInline&quot;;[.$E451];&quot;(const int x) { return ((std::rand() % 2) ? NonInline&quot;;[.$E450];&quot;(x) : NonInline&quot;;[.$E449];&quot;(x)) + 2; }&quot;)" office:value-type="string" office:string-value="int NonInlineRI(const int x) { return ((std::rand() % 2) ? NonInlineRH(x) : NonInlineRG(x)) + 2; }">
            <text:p>int NonInlineRI(const int x) { return ((std::rand() % 2) ? NonInlineRH(x) : NonInlineRG(x)) + 2; }</text:p>
          </table:table-cell>
        </table:table-row>
        <table:table-row table:style-name="ro1">
          <table:table-cell table:formula="of:=[.A426]+1" office:value-type="float" office:value="82">
            <text:p>82</text:p>
          </table:table-cell>
          <table:table-cell table:formula="of:=CHAR([.A452])" office:value-type="string" office:string-value="R">
            <text:p>R</text:p>
          </table:table-cell>
          <table:table-cell table:formula="of:=[.C426]" office:value-type="float" office:value="74">
            <text:p>74</text:p>
          </table:table-cell>
          <table:table-cell table:formula="of:=CHAR([.C452])" office:value-type="string" office:string-value="J">
            <text:p>J</text:p>
          </table:table-cell>
          <table:table-cell table:formula="of:=CONCATENATE([.B452];[.D452])" office:value-type="string" office:string-value="RJ">
            <text:p>RJ</text:p>
          </table:table-cell>
          <table:table-cell table:formula="of:=CONCATENATE(&quot;inline int Inline&quot;;[.$E452];&quot;(const int x) { return ((std::rand() % 2) ? Inline&quot;;[.$E451];&quot;(x) : Inline&quot;;[.$E450];&quot;(x)) + 2; }&quot;)" office:value-type="string" office:string-value="inline int InlineRJ(const int x) { return ((std::rand() % 2) ? InlineRI(x) : InlineRH(x)) + 2; }">
            <text:p>inline int InlineRJ(const int x) { return ((std::rand() % 2) ? InlineRI(x) : InlineRH(x)) + 2; }</text:p>
          </table:table-cell>
          <table:table-cell table:formula="of:=CONCATENATE(&quot;int NonInline&quot;;[.$E452];&quot;(const int x) { return ((std::rand() % 2) ? NonInline&quot;;[.$E451];&quot;(x) : NonInline&quot;;[.$E450];&quot;(x)) + 2; }&quot;)" office:value-type="string" office:string-value="int NonInlineRJ(const int x) { return ((std::rand() % 2) ? NonInlineRI(x) : NonInlineRH(x)) + 2; }">
            <text:p>int NonInlineRJ(const int x) { return ((std::rand() % 2) ? NonInlineRI(x) : NonInlineRH(x)) + 2; }</text:p>
          </table:table-cell>
        </table:table-row>
        <table:table-row table:style-name="ro1">
          <table:table-cell table:formula="of:=[.A427]+1" office:value-type="float" office:value="82">
            <text:p>82</text:p>
          </table:table-cell>
          <table:table-cell table:formula="of:=CHAR([.A453])" office:value-type="string" office:string-value="R">
            <text:p>R</text:p>
          </table:table-cell>
          <table:table-cell table:formula="of:=[.C427]" office:value-type="float" office:value="75">
            <text:p>75</text:p>
          </table:table-cell>
          <table:table-cell table:formula="of:=CHAR([.C453])" office:value-type="string" office:string-value="K">
            <text:p>K</text:p>
          </table:table-cell>
          <table:table-cell table:formula="of:=CONCATENATE([.B453];[.D453])" office:value-type="string" office:string-value="RK">
            <text:p>RK</text:p>
          </table:table-cell>
          <table:table-cell table:formula="of:=CONCATENATE(&quot;inline int Inline&quot;;[.$E453];&quot;(const int x) { return ((std::rand() % 2) ? Inline&quot;;[.$E452];&quot;(x) : Inline&quot;;[.$E451];&quot;(x)) + 2; }&quot;)" office:value-type="string" office:string-value="inline int InlineRK(const int x) { return ((std::rand() % 2) ? InlineRJ(x) : InlineRI(x)) + 2; }">
            <text:p>inline int InlineRK(const int x) { return ((std::rand() % 2) ? InlineRJ(x) : InlineRI(x)) + 2; }</text:p>
          </table:table-cell>
          <table:table-cell table:formula="of:=CONCATENATE(&quot;int NonInline&quot;;[.$E453];&quot;(const int x) { return ((std::rand() % 2) ? NonInline&quot;;[.$E452];&quot;(x) : NonInline&quot;;[.$E451];&quot;(x)) + 2; }&quot;)" office:value-type="string" office:string-value="int NonInlineRK(const int x) { return ((std::rand() % 2) ? NonInlineRJ(x) : NonInlineRI(x)) + 2; }">
            <text:p>int NonInlineRK(const int x) { return ((std::rand() % 2) ? NonInlineRJ(x) : NonInlineRI(x)) + 2; }</text:p>
          </table:table-cell>
        </table:table-row>
        <table:table-row table:style-name="ro1">
          <table:table-cell table:formula="of:=[.A428]+1" office:value-type="float" office:value="82">
            <text:p>82</text:p>
          </table:table-cell>
          <table:table-cell table:formula="of:=CHAR([.A454])" office:value-type="string" office:string-value="R">
            <text:p>R</text:p>
          </table:table-cell>
          <table:table-cell table:formula="of:=[.C428]" office:value-type="float" office:value="76">
            <text:p>76</text:p>
          </table:table-cell>
          <table:table-cell table:formula="of:=CHAR([.C454])" office:value-type="string" office:string-value="L">
            <text:p>L</text:p>
          </table:table-cell>
          <table:table-cell table:formula="of:=CONCATENATE([.B454];[.D454])" office:value-type="string" office:string-value="RL">
            <text:p>RL</text:p>
          </table:table-cell>
          <table:table-cell table:formula="of:=CONCATENATE(&quot;inline int Inline&quot;;[.$E454];&quot;(const int x) { return ((std::rand() % 2) ? Inline&quot;;[.$E453];&quot;(x) : Inline&quot;;[.$E452];&quot;(x)) + 2; }&quot;)" office:value-type="string" office:string-value="inline int InlineRL(const int x) { return ((std::rand() % 2) ? InlineRK(x) : InlineRJ(x)) + 2; }">
            <text:p>inline int InlineRL(const int x) { return ((std::rand() % 2) ? InlineRK(x) : InlineRJ(x)) + 2; }</text:p>
          </table:table-cell>
          <table:table-cell table:formula="of:=CONCATENATE(&quot;int NonInline&quot;;[.$E454];&quot;(const int x) { return ((std::rand() % 2) ? NonInline&quot;;[.$E453];&quot;(x) : NonInline&quot;;[.$E452];&quot;(x)) + 2; }&quot;)" office:value-type="string" office:string-value="int NonInlineRL(const int x) { return ((std::rand() % 2) ? NonInlineRK(x) : NonInlineRJ(x)) + 2; }">
            <text:p>int NonInlineRL(const int x) { return ((std::rand() % 2) ? NonInlineRK(x) : NonInlineRJ(x)) + 2; }</text:p>
          </table:table-cell>
        </table:table-row>
        <table:table-row table:style-name="ro1">
          <table:table-cell table:formula="of:=[.A429]+1" office:value-type="float" office:value="82">
            <text:p>82</text:p>
          </table:table-cell>
          <table:table-cell table:formula="of:=CHAR([.A455])" office:value-type="string" office:string-value="R">
            <text:p>R</text:p>
          </table:table-cell>
          <table:table-cell table:formula="of:=[.C429]" office:value-type="float" office:value="77">
            <text:p>77</text:p>
          </table:table-cell>
          <table:table-cell table:formula="of:=CHAR([.C455])" office:value-type="string" office:string-value="M">
            <text:p>M</text:p>
          </table:table-cell>
          <table:table-cell table:formula="of:=CONCATENATE([.B455];[.D455])" office:value-type="string" office:string-value="RM">
            <text:p>RM</text:p>
          </table:table-cell>
          <table:table-cell table:formula="of:=CONCATENATE(&quot;inline int Inline&quot;;[.$E455];&quot;(const int x) { return ((std::rand() % 2) ? Inline&quot;;[.$E454];&quot;(x) : Inline&quot;;[.$E453];&quot;(x)) + 2; }&quot;)" office:value-type="string" office:string-value="inline int InlineRM(const int x) { return ((std::rand() % 2) ? InlineRL(x) : InlineRK(x)) + 2; }">
            <text:p>inline int InlineRM(const int x) { return ((std::rand() % 2) ? InlineRL(x) : InlineRK(x)) + 2; }</text:p>
          </table:table-cell>
          <table:table-cell table:formula="of:=CONCATENATE(&quot;int NonInline&quot;;[.$E455];&quot;(const int x) { return ((std::rand() % 2) ? NonInline&quot;;[.$E454];&quot;(x) : NonInline&quot;;[.$E453];&quot;(x)) + 2; }&quot;)" office:value-type="string" office:string-value="int NonInlineRM(const int x) { return ((std::rand() % 2) ? NonInlineRL(x) : NonInlineRK(x)) + 2; }">
            <text:p>int NonInlineRM(const int x) { return ((std::rand() % 2) ? NonInlineRL(x) : NonInlineRK(x)) + 2; }</text:p>
          </table:table-cell>
        </table:table-row>
        <table:table-row table:style-name="ro1">
          <table:table-cell table:formula="of:=[.A430]+1" office:value-type="float" office:value="82">
            <text:p>82</text:p>
          </table:table-cell>
          <table:table-cell table:formula="of:=CHAR([.A456])" office:value-type="string" office:string-value="R">
            <text:p>R</text:p>
          </table:table-cell>
          <table:table-cell table:formula="of:=[.C430]" office:value-type="float" office:value="78">
            <text:p>78</text:p>
          </table:table-cell>
          <table:table-cell table:formula="of:=CHAR([.C456])" office:value-type="string" office:string-value="N">
            <text:p>N</text:p>
          </table:table-cell>
          <table:table-cell table:formula="of:=CONCATENATE([.B456];[.D456])" office:value-type="string" office:string-value="RN">
            <text:p>RN</text:p>
          </table:table-cell>
          <table:table-cell table:formula="of:=CONCATENATE(&quot;inline int Inline&quot;;[.$E456];&quot;(const int x) { return ((std::rand() % 2) ? Inline&quot;;[.$E455];&quot;(x) : Inline&quot;;[.$E454];&quot;(x)) + 2; }&quot;)" office:value-type="string" office:string-value="inline int InlineRN(const int x) { return ((std::rand() % 2) ? InlineRM(x) : InlineRL(x)) + 2; }">
            <text:p>inline int InlineRN(const int x) { return ((std::rand() % 2) ? InlineRM(x) : InlineRL(x)) + 2; }</text:p>
          </table:table-cell>
          <table:table-cell table:formula="of:=CONCATENATE(&quot;int NonInline&quot;;[.$E456];&quot;(const int x) { return ((std::rand() % 2) ? NonInline&quot;;[.$E455];&quot;(x) : NonInline&quot;;[.$E454];&quot;(x)) + 2; }&quot;)" office:value-type="string" office:string-value="int NonInlineRN(const int x) { return ((std::rand() % 2) ? NonInlineRM(x) : NonInlineRL(x)) + 2; }">
            <text:p>int NonInlineRN(const int x) { return ((std::rand() % 2) ? NonInlineRM(x) : NonInlineRL(x)) + 2; }</text:p>
          </table:table-cell>
        </table:table-row>
        <table:table-row table:style-name="ro1">
          <table:table-cell table:formula="of:=[.A431]+1" office:value-type="float" office:value="82">
            <text:p>82</text:p>
          </table:table-cell>
          <table:table-cell table:formula="of:=CHAR([.A457])" office:value-type="string" office:string-value="R">
            <text:p>R</text:p>
          </table:table-cell>
          <table:table-cell table:formula="of:=[.C431]" office:value-type="float" office:value="79">
            <text:p>79</text:p>
          </table:table-cell>
          <table:table-cell table:formula="of:=CHAR([.C457])" office:value-type="string" office:string-value="O">
            <text:p>O</text:p>
          </table:table-cell>
          <table:table-cell table:formula="of:=CONCATENATE([.B457];[.D457])" office:value-type="string" office:string-value="RO">
            <text:p>RO</text:p>
          </table:table-cell>
          <table:table-cell table:formula="of:=CONCATENATE(&quot;inline int Inline&quot;;[.$E457];&quot;(const int x) { return ((std::rand() % 2) ? Inline&quot;;[.$E456];&quot;(x) : Inline&quot;;[.$E455];&quot;(x)) + 2; }&quot;)" office:value-type="string" office:string-value="inline int InlineRO(const int x) { return ((std::rand() % 2) ? InlineRN(x) : InlineRM(x)) + 2; }">
            <text:p>inline int InlineRO(const int x) { return ((std::rand() % 2) ? InlineRN(x) : InlineRM(x)) + 2; }</text:p>
          </table:table-cell>
          <table:table-cell table:formula="of:=CONCATENATE(&quot;int NonInline&quot;;[.$E457];&quot;(const int x) { return ((std::rand() % 2) ? NonInline&quot;;[.$E456];&quot;(x) : NonInline&quot;;[.$E455];&quot;(x)) + 2; }&quot;)" office:value-type="string" office:string-value="int NonInlineRO(const int x) { return ((std::rand() % 2) ? NonInlineRN(x) : NonInlineRM(x)) + 2; }">
            <text:p>int NonInlineRO(const int x) { return ((std::rand() % 2) ? NonInlineRN(x) : NonInlineRM(x)) + 2; }</text:p>
          </table:table-cell>
        </table:table-row>
        <table:table-row table:style-name="ro1">
          <table:table-cell table:formula="of:=[.A432]+1" office:value-type="float" office:value="82">
            <text:p>82</text:p>
          </table:table-cell>
          <table:table-cell table:formula="of:=CHAR([.A458])" office:value-type="string" office:string-value="R">
            <text:p>R</text:p>
          </table:table-cell>
          <table:table-cell table:formula="of:=[.C432]" office:value-type="float" office:value="80">
            <text:p>80</text:p>
          </table:table-cell>
          <table:table-cell table:formula="of:=CHAR([.C458])" office:value-type="string" office:string-value="P">
            <text:p>P</text:p>
          </table:table-cell>
          <table:table-cell table:formula="of:=CONCATENATE([.B458];[.D458])" office:value-type="string" office:string-value="RP">
            <text:p>RP</text:p>
          </table:table-cell>
          <table:table-cell table:formula="of:=CONCATENATE(&quot;inline int Inline&quot;;[.$E458];&quot;(const int x) { return ((std::rand() % 2) ? Inline&quot;;[.$E457];&quot;(x) : Inline&quot;;[.$E456];&quot;(x)) + 2; }&quot;)" office:value-type="string" office:string-value="inline int InlineRP(const int x) { return ((std::rand() % 2) ? InlineRO(x) : InlineRN(x)) + 2; }">
            <text:p>inline int InlineRP(const int x) { return ((std::rand() % 2) ? InlineRO(x) : InlineRN(x)) + 2; }</text:p>
          </table:table-cell>
          <table:table-cell table:formula="of:=CONCATENATE(&quot;int NonInline&quot;;[.$E458];&quot;(const int x) { return ((std::rand() % 2) ? NonInline&quot;;[.$E457];&quot;(x) : NonInline&quot;;[.$E456];&quot;(x)) + 2; }&quot;)" office:value-type="string" office:string-value="int NonInlineRP(const int x) { return ((std::rand() % 2) ? NonInlineRO(x) : NonInlineRN(x)) + 2; }">
            <text:p>int NonInlineRP(const int x) { return ((std::rand() % 2) ? NonInlineRO(x) : NonInlineRN(x)) + 2; }</text:p>
          </table:table-cell>
        </table:table-row>
        <table:table-row table:style-name="ro1">
          <table:table-cell table:formula="of:=[.A433]+1" office:value-type="float" office:value="82">
            <text:p>82</text:p>
          </table:table-cell>
          <table:table-cell table:formula="of:=CHAR([.A459])" office:value-type="string" office:string-value="R">
            <text:p>R</text:p>
          </table:table-cell>
          <table:table-cell table:formula="of:=[.C433]" office:value-type="float" office:value="81">
            <text:p>81</text:p>
          </table:table-cell>
          <table:table-cell table:formula="of:=CHAR([.C459])" office:value-type="string" office:string-value="Q">
            <text:p>Q</text:p>
          </table:table-cell>
          <table:table-cell table:formula="of:=CONCATENATE([.B459];[.D459])" office:value-type="string" office:string-value="RQ">
            <text:p>RQ</text:p>
          </table:table-cell>
          <table:table-cell table:formula="of:=CONCATENATE(&quot;inline int Inline&quot;;[.$E459];&quot;(const int x) { return ((std::rand() % 2) ? Inline&quot;;[.$E458];&quot;(x) : Inline&quot;;[.$E457];&quot;(x)) + 2; }&quot;)" office:value-type="string" office:string-value="inline int InlineRQ(const int x) { return ((std::rand() % 2) ? InlineRP(x) : InlineRO(x)) + 2; }">
            <text:p>inline int InlineRQ(const int x) { return ((std::rand() % 2) ? InlineRP(x) : InlineRO(x)) + 2; }</text:p>
          </table:table-cell>
          <table:table-cell table:formula="of:=CONCATENATE(&quot;int NonInline&quot;;[.$E459];&quot;(const int x) { return ((std::rand() % 2) ? NonInline&quot;;[.$E458];&quot;(x) : NonInline&quot;;[.$E457];&quot;(x)) + 2; }&quot;)" office:value-type="string" office:string-value="int NonInlineRQ(const int x) { return ((std::rand() % 2) ? NonInlineRP(x) : NonInlineRO(x)) + 2; }">
            <text:p>int NonInlineRQ(const int x) { return ((std::rand() % 2) ? NonInlineRP(x) : NonInlineRO(x)) + 2; }</text:p>
          </table:table-cell>
        </table:table-row>
        <table:table-row table:style-name="ro1">
          <table:table-cell table:formula="of:=[.A434]+1" office:value-type="float" office:value="82">
            <text:p>82</text:p>
          </table:table-cell>
          <table:table-cell table:formula="of:=CHAR([.A460])" office:value-type="string" office:string-value="R">
            <text:p>R</text:p>
          </table:table-cell>
          <table:table-cell table:formula="of:=[.C434]" office:value-type="float" office:value="82">
            <text:p>82</text:p>
          </table:table-cell>
          <table:table-cell table:formula="of:=CHAR([.C460])" office:value-type="string" office:string-value="R">
            <text:p>R</text:p>
          </table:table-cell>
          <table:table-cell table:formula="of:=CONCATENATE([.B460];[.D460])" office:value-type="string" office:string-value="RR">
            <text:p>RR</text:p>
          </table:table-cell>
          <table:table-cell table:formula="of:=CONCATENATE(&quot;inline int Inline&quot;;[.$E460];&quot;(const int x) { return ((std::rand() % 2) ? Inline&quot;;[.$E459];&quot;(x) : Inline&quot;;[.$E458];&quot;(x)) + 2; }&quot;)" office:value-type="string" office:string-value="inline int InlineRR(const int x) { return ((std::rand() % 2) ? InlineRQ(x) : InlineRP(x)) + 2; }">
            <text:p>inline int InlineRR(const int x) { return ((std::rand() % 2) ? InlineRQ(x) : InlineRP(x)) + 2; }</text:p>
          </table:table-cell>
          <table:table-cell table:formula="of:=CONCATENATE(&quot;int NonInline&quot;;[.$E460];&quot;(const int x) { return ((std::rand() % 2) ? NonInline&quot;;[.$E459];&quot;(x) : NonInline&quot;;[.$E458];&quot;(x)) + 2; }&quot;)" office:value-type="string" office:string-value="int NonInlineRR(const int x) { return ((std::rand() % 2) ? NonInlineRQ(x) : NonInlineRP(x)) + 2; }">
            <text:p>int NonInlineRR(const int x) { return ((std::rand() % 2) ? NonInlineRQ(x) : NonInlineRP(x)) + 2; }</text:p>
          </table:table-cell>
        </table:table-row>
        <table:table-row table:style-name="ro1">
          <table:table-cell table:formula="of:=[.A435]+1" office:value-type="float" office:value="82">
            <text:p>82</text:p>
          </table:table-cell>
          <table:table-cell table:formula="of:=CHAR([.A461])" office:value-type="string" office:string-value="R">
            <text:p>R</text:p>
          </table:table-cell>
          <table:table-cell table:formula="of:=[.C435]" office:value-type="float" office:value="83">
            <text:p>83</text:p>
          </table:table-cell>
          <table:table-cell table:formula="of:=CHAR([.C461])" office:value-type="string" office:string-value="S">
            <text:p>S</text:p>
          </table:table-cell>
          <table:table-cell table:formula="of:=CONCATENATE([.B461];[.D461])" office:value-type="string" office:string-value="RS">
            <text:p>RS</text:p>
          </table:table-cell>
          <table:table-cell table:formula="of:=CONCATENATE(&quot;inline int Inline&quot;;[.$E461];&quot;(const int x) { return ((std::rand() % 2) ? Inline&quot;;[.$E460];&quot;(x) : Inline&quot;;[.$E459];&quot;(x)) + 2; }&quot;)" office:value-type="string" office:string-value="inline int InlineRS(const int x) { return ((std::rand() % 2) ? InlineRR(x) : InlineRQ(x)) + 2; }">
            <text:p>inline int InlineRS(const int x) { return ((std::rand() % 2) ? InlineRR(x) : InlineRQ(x)) + 2; }</text:p>
          </table:table-cell>
          <table:table-cell table:formula="of:=CONCATENATE(&quot;int NonInline&quot;;[.$E461];&quot;(const int x) { return ((std::rand() % 2) ? NonInline&quot;;[.$E460];&quot;(x) : NonInline&quot;;[.$E459];&quot;(x)) + 2; }&quot;)" office:value-type="string" office:string-value="int NonInlineRS(const int x) { return ((std::rand() % 2) ? NonInlineRR(x) : NonInlineRQ(x)) + 2; }">
            <text:p>int NonInlineRS(const int x) { return ((std::rand() % 2) ? NonInlineRR(x) : NonInlineRQ(x)) + 2; }</text:p>
          </table:table-cell>
        </table:table-row>
        <table:table-row table:style-name="ro1">
          <table:table-cell table:formula="of:=[.A436]+1" office:value-type="float" office:value="82">
            <text:p>82</text:p>
          </table:table-cell>
          <table:table-cell table:formula="of:=CHAR([.A462])" office:value-type="string" office:string-value="R">
            <text:p>R</text:p>
          </table:table-cell>
          <table:table-cell table:formula="of:=[.C436]" office:value-type="float" office:value="84">
            <text:p>84</text:p>
          </table:table-cell>
          <table:table-cell table:formula="of:=CHAR([.C462])" office:value-type="string" office:string-value="T">
            <text:p>T</text:p>
          </table:table-cell>
          <table:table-cell table:formula="of:=CONCATENATE([.B462];[.D462])" office:value-type="string" office:string-value="RT">
            <text:p>RT</text:p>
          </table:table-cell>
          <table:table-cell table:formula="of:=CONCATENATE(&quot;inline int Inline&quot;;[.$E462];&quot;(const int x) { return ((std::rand() % 2) ? Inline&quot;;[.$E461];&quot;(x) : Inline&quot;;[.$E460];&quot;(x)) + 2; }&quot;)" office:value-type="string" office:string-value="inline int InlineRT(const int x) { return ((std::rand() % 2) ? InlineRS(x) : InlineRR(x)) + 2; }">
            <text:p>inline int InlineRT(const int x) { return ((std::rand() % 2) ? InlineRS(x) : InlineRR(x)) + 2; }</text:p>
          </table:table-cell>
          <table:table-cell table:formula="of:=CONCATENATE(&quot;int NonInline&quot;;[.$E462];&quot;(const int x) { return ((std::rand() % 2) ? NonInline&quot;;[.$E461];&quot;(x) : NonInline&quot;;[.$E460];&quot;(x)) + 2; }&quot;)" office:value-type="string" office:string-value="int NonInlineRT(const int x) { return ((std::rand() % 2) ? NonInlineRS(x) : NonInlineRR(x)) + 2; }">
            <text:p>int NonInlineRT(const int x) { return ((std::rand() % 2) ? NonInlineRS(x) : NonInlineRR(x)) + 2; }</text:p>
          </table:table-cell>
        </table:table-row>
        <table:table-row table:style-name="ro1">
          <table:table-cell table:formula="of:=[.A437]+1" office:value-type="float" office:value="82">
            <text:p>82</text:p>
          </table:table-cell>
          <table:table-cell table:formula="of:=CHAR([.A463])" office:value-type="string" office:string-value="R">
            <text:p>R</text:p>
          </table:table-cell>
          <table:table-cell table:formula="of:=[.C437]" office:value-type="float" office:value="85">
            <text:p>85</text:p>
          </table:table-cell>
          <table:table-cell table:formula="of:=CHAR([.C463])" office:value-type="string" office:string-value="U">
            <text:p>U</text:p>
          </table:table-cell>
          <table:table-cell table:formula="of:=CONCATENATE([.B463];[.D463])" office:value-type="string" office:string-value="RU">
            <text:p>RU</text:p>
          </table:table-cell>
          <table:table-cell table:formula="of:=CONCATENATE(&quot;inline int Inline&quot;;[.$E463];&quot;(const int x) { return ((std::rand() % 2) ? Inline&quot;;[.$E462];&quot;(x) : Inline&quot;;[.$E461];&quot;(x)) + 2; }&quot;)" office:value-type="string" office:string-value="inline int InlineRU(const int x) { return ((std::rand() % 2) ? InlineRT(x) : InlineRS(x)) + 2; }">
            <text:p>inline int InlineRU(const int x) { return ((std::rand() % 2) ? InlineRT(x) : InlineRS(x)) + 2; }</text:p>
          </table:table-cell>
          <table:table-cell table:formula="of:=CONCATENATE(&quot;int NonInline&quot;;[.$E463];&quot;(const int x) { return ((std::rand() % 2) ? NonInline&quot;;[.$E462];&quot;(x) : NonInline&quot;;[.$E461];&quot;(x)) + 2; }&quot;)" office:value-type="string" office:string-value="int NonInlineRU(const int x) { return ((std::rand() % 2) ? NonInlineRT(x) : NonInlineRS(x)) + 2; }">
            <text:p>int NonInlineRU(const int x) { return ((std::rand() % 2) ? NonInlineRT(x) : NonInlineRS(x)) + 2; }</text:p>
          </table:table-cell>
        </table:table-row>
        <table:table-row table:style-name="ro1">
          <table:table-cell table:formula="of:=[.A438]+1" office:value-type="float" office:value="82">
            <text:p>82</text:p>
          </table:table-cell>
          <table:table-cell table:formula="of:=CHAR([.A464])" office:value-type="string" office:string-value="R">
            <text:p>R</text:p>
          </table:table-cell>
          <table:table-cell table:formula="of:=[.C438]" office:value-type="float" office:value="86">
            <text:p>86</text:p>
          </table:table-cell>
          <table:table-cell table:formula="of:=CHAR([.C464])" office:value-type="string" office:string-value="V">
            <text:p>V</text:p>
          </table:table-cell>
          <table:table-cell table:formula="of:=CONCATENATE([.B464];[.D464])" office:value-type="string" office:string-value="RV">
            <text:p>RV</text:p>
          </table:table-cell>
          <table:table-cell table:formula="of:=CONCATENATE(&quot;inline int Inline&quot;;[.$E464];&quot;(const int x) { return ((std::rand() % 2) ? Inline&quot;;[.$E463];&quot;(x) : Inline&quot;;[.$E462];&quot;(x)) + 2; }&quot;)" office:value-type="string" office:string-value="inline int InlineRV(const int x) { return ((std::rand() % 2) ? InlineRU(x) : InlineRT(x)) + 2; }">
            <text:p>inline int InlineRV(const int x) { return ((std::rand() % 2) ? InlineRU(x) : InlineRT(x)) + 2; }</text:p>
          </table:table-cell>
          <table:table-cell table:formula="of:=CONCATENATE(&quot;int NonInline&quot;;[.$E464];&quot;(const int x) { return ((std::rand() % 2) ? NonInline&quot;;[.$E463];&quot;(x) : NonInline&quot;;[.$E462];&quot;(x)) + 2; }&quot;)" office:value-type="string" office:string-value="int NonInlineRV(const int x) { return ((std::rand() % 2) ? NonInlineRU(x) : NonInlineRT(x)) + 2; }">
            <text:p>int NonInlineRV(const int x) { return ((std::rand() % 2) ? NonInlineRU(x) : NonInlineRT(x)) + 2; }</text:p>
          </table:table-cell>
        </table:table-row>
        <table:table-row table:style-name="ro1">
          <table:table-cell table:formula="of:=[.A439]+1" office:value-type="float" office:value="82">
            <text:p>82</text:p>
          </table:table-cell>
          <table:table-cell table:formula="of:=CHAR([.A465])" office:value-type="string" office:string-value="R">
            <text:p>R</text:p>
          </table:table-cell>
          <table:table-cell table:formula="of:=[.C439]" office:value-type="float" office:value="87">
            <text:p>87</text:p>
          </table:table-cell>
          <table:table-cell table:formula="of:=CHAR([.C465])" office:value-type="string" office:string-value="W">
            <text:p>W</text:p>
          </table:table-cell>
          <table:table-cell table:formula="of:=CONCATENATE([.B465];[.D465])" office:value-type="string" office:string-value="RW">
            <text:p>RW</text:p>
          </table:table-cell>
          <table:table-cell table:formula="of:=CONCATENATE(&quot;inline int Inline&quot;;[.$E465];&quot;(const int x) { return ((std::rand() % 2) ? Inline&quot;;[.$E464];&quot;(x) : Inline&quot;;[.$E463];&quot;(x)) + 2; }&quot;)" office:value-type="string" office:string-value="inline int InlineRW(const int x) { return ((std::rand() % 2) ? InlineRV(x) : InlineRU(x)) + 2; }">
            <text:p>inline int InlineRW(const int x) { return ((std::rand() % 2) ? InlineRV(x) : InlineRU(x)) + 2; }</text:p>
          </table:table-cell>
          <table:table-cell table:formula="of:=CONCATENATE(&quot;int NonInline&quot;;[.$E465];&quot;(const int x) { return ((std::rand() % 2) ? NonInline&quot;;[.$E464];&quot;(x) : NonInline&quot;;[.$E463];&quot;(x)) + 2; }&quot;)" office:value-type="string" office:string-value="int NonInlineRW(const int x) { return ((std::rand() % 2) ? NonInlineRV(x) : NonInlineRU(x)) + 2; }">
            <text:p>int NonInlineRW(const int x) { return ((std::rand() % 2) ? NonInlineRV(x) : NonInlineRU(x)) + 2; }</text:p>
          </table:table-cell>
        </table:table-row>
        <table:table-row table:style-name="ro1">
          <table:table-cell table:formula="of:=[.A440]+1" office:value-type="float" office:value="82">
            <text:p>82</text:p>
          </table:table-cell>
          <table:table-cell table:formula="of:=CHAR([.A466])" office:value-type="string" office:string-value="R">
            <text:p>R</text:p>
          </table:table-cell>
          <table:table-cell table:formula="of:=[.C440]" office:value-type="float" office:value="88">
            <text:p>88</text:p>
          </table:table-cell>
          <table:table-cell table:formula="of:=CHAR([.C466])" office:value-type="string" office:string-value="X">
            <text:p>X</text:p>
          </table:table-cell>
          <table:table-cell table:formula="of:=CONCATENATE([.B466];[.D466])" office:value-type="string" office:string-value="RX">
            <text:p>RX</text:p>
          </table:table-cell>
          <table:table-cell table:formula="of:=CONCATENATE(&quot;inline int Inline&quot;;[.$E466];&quot;(const int x) { return ((std::rand() % 2) ? Inline&quot;;[.$E465];&quot;(x) : Inline&quot;;[.$E464];&quot;(x)) + 2; }&quot;)" office:value-type="string" office:string-value="inline int InlineRX(const int x) { return ((std::rand() % 2) ? InlineRW(x) : InlineRV(x)) + 2; }">
            <text:p>inline int InlineRX(const int x) { return ((std::rand() % 2) ? InlineRW(x) : InlineRV(x)) + 2; }</text:p>
          </table:table-cell>
          <table:table-cell table:formula="of:=CONCATENATE(&quot;int NonInline&quot;;[.$E466];&quot;(const int x) { return ((std::rand() % 2) ? NonInline&quot;;[.$E465];&quot;(x) : NonInline&quot;;[.$E464];&quot;(x)) + 2; }&quot;)" office:value-type="string" office:string-value="int NonInlineRX(const int x) { return ((std::rand() % 2) ? NonInlineRW(x) : NonInlineRV(x)) + 2; }">
            <text:p>int NonInlineRX(const int x) { return ((std::rand() % 2) ? NonInlineRW(x) : NonInlineRV(x)) + 2; }</text:p>
          </table:table-cell>
        </table:table-row>
        <table:table-row table:style-name="ro1">
          <table:table-cell table:formula="of:=[.A441]+1" office:value-type="float" office:value="82">
            <text:p>82</text:p>
          </table:table-cell>
          <table:table-cell table:formula="of:=CHAR([.A467])" office:value-type="string" office:string-value="R">
            <text:p>R</text:p>
          </table:table-cell>
          <table:table-cell table:formula="of:=[.C441]" office:value-type="float" office:value="89">
            <text:p>89</text:p>
          </table:table-cell>
          <table:table-cell table:formula="of:=CHAR([.C467])" office:value-type="string" office:string-value="Y">
            <text:p>Y</text:p>
          </table:table-cell>
          <table:table-cell table:formula="of:=CONCATENATE([.B467];[.D467])" office:value-type="string" office:string-value="RY">
            <text:p>RY</text:p>
          </table:table-cell>
          <table:table-cell table:formula="of:=CONCATENATE(&quot;inline int Inline&quot;;[.$E467];&quot;(const int x) { return ((std::rand() % 2) ? Inline&quot;;[.$E466];&quot;(x) : Inline&quot;;[.$E465];&quot;(x)) + 2; }&quot;)" office:value-type="string" office:string-value="inline int InlineRY(const int x) { return ((std::rand() % 2) ? InlineRX(x) : InlineRW(x)) + 2; }">
            <text:p>inline int InlineRY(const int x) { return ((std::rand() % 2) ? InlineRX(x) : InlineRW(x)) + 2; }</text:p>
          </table:table-cell>
          <table:table-cell table:formula="of:=CONCATENATE(&quot;int NonInline&quot;;[.$E467];&quot;(const int x) { return ((std::rand() % 2) ? NonInline&quot;;[.$E466];&quot;(x) : NonInline&quot;;[.$E465];&quot;(x)) + 2; }&quot;)" office:value-type="string" office:string-value="int NonInlineRY(const int x) { return ((std::rand() % 2) ? NonInlineRX(x) : NonInlineRW(x)) + 2; }">
            <text:p>int NonInlineRY(const int x) { return ((std::rand() % 2) ? NonInlineRX(x) : NonInlineRW(x)) + 2; }</text:p>
          </table:table-cell>
        </table:table-row>
        <table:table-row table:style-name="ro1">
          <table:table-cell table:formula="of:=[.A442]+1" office:value-type="float" office:value="82">
            <text:p>82</text:p>
          </table:table-cell>
          <table:table-cell table:formula="of:=CHAR([.A468])" office:value-type="string" office:string-value="R">
            <text:p>R</text:p>
          </table:table-cell>
          <table:table-cell table:formula="of:=[.C442]" office:value-type="float" office:value="90">
            <text:p>90</text:p>
          </table:table-cell>
          <table:table-cell table:formula="of:=CHAR([.C468])" office:value-type="string" office:string-value="Z">
            <text:p>Z</text:p>
          </table:table-cell>
          <table:table-cell table:formula="of:=CONCATENATE([.B468];[.D468])" office:value-type="string" office:string-value="RZ">
            <text:p>RZ</text:p>
          </table:table-cell>
          <table:table-cell table:formula="of:=CONCATENATE(&quot;inline int Inline&quot;;[.$E468];&quot;(const int x) { return ((std::rand() % 2) ? Inline&quot;;[.$E467];&quot;(x) : Inline&quot;;[.$E466];&quot;(x)) + 2; }&quot;)" office:value-type="string" office:string-value="inline int InlineRZ(const int x) { return ((std::rand() % 2) ? InlineRY(x) : InlineRX(x)) + 2; }">
            <text:p>inline int InlineRZ(const int x) { return ((std::rand() % 2) ? InlineRY(x) : InlineRX(x)) + 2; }</text:p>
          </table:table-cell>
          <table:table-cell table:formula="of:=CONCATENATE(&quot;int NonInline&quot;;[.$E468];&quot;(const int x) { return ((std::rand() % 2) ? NonInline&quot;;[.$E467];&quot;(x) : NonInline&quot;;[.$E466];&quot;(x)) + 2; }&quot;)" office:value-type="string" office:string-value="int NonInlineRZ(const int x) { return ((std::rand() % 2) ? NonInlineRY(x) : NonInlineRX(x)) + 2; }">
            <text:p>int NonInlineRZ(const int x) { return ((std::rand() % 2) ? NonInlineRY(x) : NonInlineRX(x)) + 2; }</text:p>
          </table:table-cell>
        </table:table-row>
        <table:table-row table:style-name="ro1">
          <table:table-cell table:formula="of:=[.A443]+1" office:value-type="float" office:value="83">
            <text:p>83</text:p>
          </table:table-cell>
          <table:table-cell table:formula="of:=CHAR([.A469])" office:value-type="string" office:string-value="S">
            <text:p>S</text:p>
          </table:table-cell>
          <table:table-cell table:formula="of:=[.C443]" office:value-type="float" office:value="65">
            <text:p>65</text:p>
          </table:table-cell>
          <table:table-cell table:formula="of:=CHAR([.C469])" office:value-type="string" office:string-value="A">
            <text:p>A</text:p>
          </table:table-cell>
          <table:table-cell table:formula="of:=CONCATENATE([.B469];[.D469])" office:value-type="string" office:string-value="SA">
            <text:p>SA</text:p>
          </table:table-cell>
          <table:table-cell table:formula="of:=CONCATENATE(&quot;inline int Inline&quot;;[.$E469];&quot;(const int x) { return ((std::rand() % 2) ? Inline&quot;;[.$E468];&quot;(x) : Inline&quot;;[.$E467];&quot;(x)) + 2; }&quot;)" office:value-type="string" office:string-value="inline int InlineSA(const int x) { return ((std::rand() % 2) ? InlineRZ(x) : InlineRY(x)) + 2; }">
            <text:p>inline int InlineSA(const int x) { return ((std::rand() % 2) ? InlineRZ(x) : InlineRY(x)) + 2; }</text:p>
          </table:table-cell>
          <table:table-cell table:formula="of:=CONCATENATE(&quot;int NonInline&quot;;[.$E469];&quot;(const int x) { return ((std::rand() % 2) ? NonInline&quot;;[.$E468];&quot;(x) : NonInline&quot;;[.$E467];&quot;(x)) + 2; }&quot;)" office:value-type="string" office:string-value="int NonInlineSA(const int x) { return ((std::rand() % 2) ? NonInlineRZ(x) : NonInlineRY(x)) + 2; }">
            <text:p>int NonInlineSA(const int x) { return ((std::rand() % 2) ? NonInlineRZ(x) : NonInlineRY(x)) + 2; }</text:p>
          </table:table-cell>
        </table:table-row>
        <table:table-row table:style-name="ro1">
          <table:table-cell table:formula="of:=[.A444]+1" office:value-type="float" office:value="83">
            <text:p>83</text:p>
          </table:table-cell>
          <table:table-cell table:formula="of:=CHAR([.A470])" office:value-type="string" office:string-value="S">
            <text:p>S</text:p>
          </table:table-cell>
          <table:table-cell table:formula="of:=[.C444]" office:value-type="float" office:value="66">
            <text:p>66</text:p>
          </table:table-cell>
          <table:table-cell table:formula="of:=CHAR([.C470])" office:value-type="string" office:string-value="B">
            <text:p>B</text:p>
          </table:table-cell>
          <table:table-cell table:formula="of:=CONCATENATE([.B470];[.D470])" office:value-type="string" office:string-value="SB">
            <text:p>SB</text:p>
          </table:table-cell>
          <table:table-cell table:formula="of:=CONCATENATE(&quot;inline int Inline&quot;;[.$E470];&quot;(const int x) { return ((std::rand() % 2) ? Inline&quot;;[.$E469];&quot;(x) : Inline&quot;;[.$E468];&quot;(x)) + 2; }&quot;)" office:value-type="string" office:string-value="inline int InlineSB(const int x) { return ((std::rand() % 2) ? InlineSA(x) : InlineRZ(x)) + 2; }">
            <text:p>inline int InlineSB(const int x) { return ((std::rand() % 2) ? InlineSA(x) : InlineRZ(x)) + 2; }</text:p>
          </table:table-cell>
          <table:table-cell table:formula="of:=CONCATENATE(&quot;int NonInline&quot;;[.$E470];&quot;(const int x) { return ((std::rand() % 2) ? NonInline&quot;;[.$E469];&quot;(x) : NonInline&quot;;[.$E468];&quot;(x)) + 2; }&quot;)" office:value-type="string" office:string-value="int NonInlineSB(const int x) { return ((std::rand() % 2) ? NonInlineSA(x) : NonInlineRZ(x)) + 2; }">
            <text:p>int NonInlineSB(const int x) { return ((std::rand() % 2) ? NonInlineSA(x) : NonInlineRZ(x)) + 2; }</text:p>
          </table:table-cell>
        </table:table-row>
        <table:table-row table:style-name="ro1">
          <table:table-cell table:formula="of:=[.A445]+1" office:value-type="float" office:value="83">
            <text:p>83</text:p>
          </table:table-cell>
          <table:table-cell table:formula="of:=CHAR([.A471])" office:value-type="string" office:string-value="S">
            <text:p>S</text:p>
          </table:table-cell>
          <table:table-cell table:formula="of:=[.C445]" office:value-type="float" office:value="67">
            <text:p>67</text:p>
          </table:table-cell>
          <table:table-cell table:formula="of:=CHAR([.C471])" office:value-type="string" office:string-value="C">
            <text:p>C</text:p>
          </table:table-cell>
          <table:table-cell table:formula="of:=CONCATENATE([.B471];[.D471])" office:value-type="string" office:string-value="SC">
            <text:p>SC</text:p>
          </table:table-cell>
          <table:table-cell table:formula="of:=CONCATENATE(&quot;inline int Inline&quot;;[.$E471];&quot;(const int x) { return ((std::rand() % 2) ? Inline&quot;;[.$E470];&quot;(x) : Inline&quot;;[.$E469];&quot;(x)) + 2; }&quot;)" office:value-type="string" office:string-value="inline int InlineSC(const int x) { return ((std::rand() % 2) ? InlineSB(x) : InlineSA(x)) + 2; }">
            <text:p>inline int InlineSC(const int x) { return ((std::rand() % 2) ? InlineSB(x) : InlineSA(x)) + 2; }</text:p>
          </table:table-cell>
          <table:table-cell table:formula="of:=CONCATENATE(&quot;int NonInline&quot;;[.$E471];&quot;(const int x) { return ((std::rand() % 2) ? NonInline&quot;;[.$E470];&quot;(x) : NonInline&quot;;[.$E469];&quot;(x)) + 2; }&quot;)" office:value-type="string" office:string-value="int NonInlineSC(const int x) { return ((std::rand() % 2) ? NonInlineSB(x) : NonInlineSA(x)) + 2; }">
            <text:p>int NonInlineSC(const int x) { return ((std::rand() % 2) ? NonInlineSB(x) : NonInlineSA(x)) + 2; }</text:p>
          </table:table-cell>
        </table:table-row>
        <table:table-row table:style-name="ro1">
          <table:table-cell table:formula="of:=[.A446]+1" office:value-type="float" office:value="83">
            <text:p>83</text:p>
          </table:table-cell>
          <table:table-cell table:formula="of:=CHAR([.A472])" office:value-type="string" office:string-value="S">
            <text:p>S</text:p>
          </table:table-cell>
          <table:table-cell table:formula="of:=[.C446]" office:value-type="float" office:value="68">
            <text:p>68</text:p>
          </table:table-cell>
          <table:table-cell table:formula="of:=CHAR([.C472])" office:value-type="string" office:string-value="D">
            <text:p>D</text:p>
          </table:table-cell>
          <table:table-cell table:formula="of:=CONCATENATE([.B472];[.D472])" office:value-type="string" office:string-value="SD">
            <text:p>SD</text:p>
          </table:table-cell>
          <table:table-cell table:formula="of:=CONCATENATE(&quot;inline int Inline&quot;;[.$E472];&quot;(const int x) { return ((std::rand() % 2) ? Inline&quot;;[.$E471];&quot;(x) : Inline&quot;;[.$E470];&quot;(x)) + 2; }&quot;)" office:value-type="string" office:string-value="inline int InlineSD(const int x) { return ((std::rand() % 2) ? InlineSC(x) : InlineSB(x)) + 2; }">
            <text:p>inline int InlineSD(const int x) { return ((std::rand() % 2) ? InlineSC(x) : InlineSB(x)) + 2; }</text:p>
          </table:table-cell>
          <table:table-cell table:formula="of:=CONCATENATE(&quot;int NonInline&quot;;[.$E472];&quot;(const int x) { return ((std::rand() % 2) ? NonInline&quot;;[.$E471];&quot;(x) : NonInline&quot;;[.$E470];&quot;(x)) + 2; }&quot;)" office:value-type="string" office:string-value="int NonInlineSD(const int x) { return ((std::rand() % 2) ? NonInlineSC(x) : NonInlineSB(x)) + 2; }">
            <text:p>int NonInlineSD(const int x) { return ((std::rand() % 2) ? NonInlineSC(x) : NonInlineSB(x)) + 2; }</text:p>
          </table:table-cell>
        </table:table-row>
        <table:table-row table:style-name="ro1">
          <table:table-cell table:formula="of:=[.A447]+1" office:value-type="float" office:value="83">
            <text:p>83</text:p>
          </table:table-cell>
          <table:table-cell table:formula="of:=CHAR([.A473])" office:value-type="string" office:string-value="S">
            <text:p>S</text:p>
          </table:table-cell>
          <table:table-cell table:formula="of:=[.C447]" office:value-type="float" office:value="69">
            <text:p>69</text:p>
          </table:table-cell>
          <table:table-cell table:formula="of:=CHAR([.C473])" office:value-type="string" office:string-value="E">
            <text:p>E</text:p>
          </table:table-cell>
          <table:table-cell table:formula="of:=CONCATENATE([.B473];[.D473])" office:value-type="string" office:string-value="SE">
            <text:p>SE</text:p>
          </table:table-cell>
          <table:table-cell table:formula="of:=CONCATENATE(&quot;inline int Inline&quot;;[.$E473];&quot;(const int x) { return ((std::rand() % 2) ? Inline&quot;;[.$E472];&quot;(x) : Inline&quot;;[.$E471];&quot;(x)) + 2; }&quot;)" office:value-type="string" office:string-value="inline int InlineSE(const int x) { return ((std::rand() % 2) ? InlineSD(x) : InlineSC(x)) + 2; }">
            <text:p>inline int InlineSE(const int x) { return ((std::rand() % 2) ? InlineSD(x) : InlineSC(x)) + 2; }</text:p>
          </table:table-cell>
          <table:table-cell table:formula="of:=CONCATENATE(&quot;int NonInline&quot;;[.$E473];&quot;(const int x) { return ((std::rand() % 2) ? NonInline&quot;;[.$E472];&quot;(x) : NonInline&quot;;[.$E471];&quot;(x)) + 2; }&quot;)" office:value-type="string" office:string-value="int NonInlineSE(const int x) { return ((std::rand() % 2) ? NonInlineSD(x) : NonInlineSC(x)) + 2; }">
            <text:p>int NonInlineSE(const int x) { return ((std::rand() % 2) ? NonInlineSD(x) : NonInlineSC(x)) + 2; }</text:p>
          </table:table-cell>
        </table:table-row>
        <table:table-row table:style-name="ro1">
          <table:table-cell table:formula="of:=[.A448]+1" office:value-type="float" office:value="83">
            <text:p>83</text:p>
          </table:table-cell>
          <table:table-cell table:formula="of:=CHAR([.A474])" office:value-type="string" office:string-value="S">
            <text:p>S</text:p>
          </table:table-cell>
          <table:table-cell table:formula="of:=[.C448]" office:value-type="float" office:value="70">
            <text:p>70</text:p>
          </table:table-cell>
          <table:table-cell table:formula="of:=CHAR([.C474])" office:value-type="string" office:string-value="F">
            <text:p>F</text:p>
          </table:table-cell>
          <table:table-cell table:formula="of:=CONCATENATE([.B474];[.D474])" office:value-type="string" office:string-value="SF">
            <text:p>SF</text:p>
          </table:table-cell>
          <table:table-cell table:formula="of:=CONCATENATE(&quot;inline int Inline&quot;;[.$E474];&quot;(const int x) { return ((std::rand() % 2) ? Inline&quot;;[.$E473];&quot;(x) : Inline&quot;;[.$E472];&quot;(x)) + 2; }&quot;)" office:value-type="string" office:string-value="inline int InlineSF(const int x) { return ((std::rand() % 2) ? InlineSE(x) : InlineSD(x)) + 2; }">
            <text:p>inline int InlineSF(const int x) { return ((std::rand() % 2) ? InlineSE(x) : InlineSD(x)) + 2; }</text:p>
          </table:table-cell>
          <table:table-cell table:formula="of:=CONCATENATE(&quot;int NonInline&quot;;[.$E474];&quot;(const int x) { return ((std::rand() % 2) ? NonInline&quot;;[.$E473];&quot;(x) : NonInline&quot;;[.$E472];&quot;(x)) + 2; }&quot;)" office:value-type="string" office:string-value="int NonInlineSF(const int x) { return ((std::rand() % 2) ? NonInlineSE(x) : NonInlineSD(x)) + 2; }">
            <text:p>int NonInlineSF(const int x) { return ((std::rand() % 2) ? NonInlineSE(x) : NonInlineSD(x)) + 2; }</text:p>
          </table:table-cell>
        </table:table-row>
        <table:table-row table:style-name="ro1">
          <table:table-cell table:formula="of:=[.A449]+1" office:value-type="float" office:value="83">
            <text:p>83</text:p>
          </table:table-cell>
          <table:table-cell table:formula="of:=CHAR([.A475])" office:value-type="string" office:string-value="S">
            <text:p>S</text:p>
          </table:table-cell>
          <table:table-cell table:formula="of:=[.C449]" office:value-type="float" office:value="71">
            <text:p>71</text:p>
          </table:table-cell>
          <table:table-cell table:formula="of:=CHAR([.C475])" office:value-type="string" office:string-value="G">
            <text:p>G</text:p>
          </table:table-cell>
          <table:table-cell table:formula="of:=CONCATENATE([.B475];[.D475])" office:value-type="string" office:string-value="SG">
            <text:p>SG</text:p>
          </table:table-cell>
          <table:table-cell table:formula="of:=CONCATENATE(&quot;inline int Inline&quot;;[.$E475];&quot;(const int x) { return ((std::rand() % 2) ? Inline&quot;;[.$E474];&quot;(x) : Inline&quot;;[.$E473];&quot;(x)) + 2; }&quot;)" office:value-type="string" office:string-value="inline int InlineSG(const int x) { return ((std::rand() % 2) ? InlineSF(x) : InlineSE(x)) + 2; }">
            <text:p>inline int InlineSG(const int x) { return ((std::rand() % 2) ? InlineSF(x) : InlineSE(x)) + 2; }</text:p>
          </table:table-cell>
          <table:table-cell table:formula="of:=CONCATENATE(&quot;int NonInline&quot;;[.$E475];&quot;(const int x) { return ((std::rand() % 2) ? NonInline&quot;;[.$E474];&quot;(x) : NonInline&quot;;[.$E473];&quot;(x)) + 2; }&quot;)" office:value-type="string" office:string-value="int NonInlineSG(const int x) { return ((std::rand() % 2) ? NonInlineSF(x) : NonInlineSE(x)) + 2; }">
            <text:p>int NonInlineSG(const int x) { return ((std::rand() % 2) ? NonInlineSF(x) : NonInlineSE(x)) + 2; }</text:p>
          </table:table-cell>
        </table:table-row>
        <table:table-row table:style-name="ro1">
          <table:table-cell table:formula="of:=[.A450]+1" office:value-type="float" office:value="83">
            <text:p>83</text:p>
          </table:table-cell>
          <table:table-cell table:formula="of:=CHAR([.A476])" office:value-type="string" office:string-value="S">
            <text:p>S</text:p>
          </table:table-cell>
          <table:table-cell table:formula="of:=[.C450]" office:value-type="float" office:value="72">
            <text:p>72</text:p>
          </table:table-cell>
          <table:table-cell table:formula="of:=CHAR([.C476])" office:value-type="string" office:string-value="H">
            <text:p>H</text:p>
          </table:table-cell>
          <table:table-cell table:formula="of:=CONCATENATE([.B476];[.D476])" office:value-type="string" office:string-value="SH">
            <text:p>SH</text:p>
          </table:table-cell>
          <table:table-cell table:formula="of:=CONCATENATE(&quot;inline int Inline&quot;;[.$E476];&quot;(const int x) { return ((std::rand() % 2) ? Inline&quot;;[.$E475];&quot;(x) : Inline&quot;;[.$E474];&quot;(x)) + 2; }&quot;)" office:value-type="string" office:string-value="inline int InlineSH(const int x) { return ((std::rand() % 2) ? InlineSG(x) : InlineSF(x)) + 2; }">
            <text:p>inline int InlineSH(const int x) { return ((std::rand() % 2) ? InlineSG(x) : InlineSF(x)) + 2; }</text:p>
          </table:table-cell>
          <table:table-cell table:formula="of:=CONCATENATE(&quot;int NonInline&quot;;[.$E476];&quot;(const int x) { return ((std::rand() % 2) ? NonInline&quot;;[.$E475];&quot;(x) : NonInline&quot;;[.$E474];&quot;(x)) + 2; }&quot;)" office:value-type="string" office:string-value="int NonInlineSH(const int x) { return ((std::rand() % 2) ? NonInlineSG(x) : NonInlineSF(x)) + 2; }">
            <text:p>int NonInlineSH(const int x) { return ((std::rand() % 2) ? NonInlineSG(x) : NonInlineSF(x)) + 2; }</text:p>
          </table:table-cell>
        </table:table-row>
        <table:table-row table:style-name="ro1">
          <table:table-cell table:formula="of:=[.A451]+1" office:value-type="float" office:value="83">
            <text:p>83</text:p>
          </table:table-cell>
          <table:table-cell table:formula="of:=CHAR([.A477])" office:value-type="string" office:string-value="S">
            <text:p>S</text:p>
          </table:table-cell>
          <table:table-cell table:formula="of:=[.C451]" office:value-type="float" office:value="73">
            <text:p>73</text:p>
          </table:table-cell>
          <table:table-cell table:formula="of:=CHAR([.C477])" office:value-type="string" office:string-value="I">
            <text:p>I</text:p>
          </table:table-cell>
          <table:table-cell table:formula="of:=CONCATENATE([.B477];[.D477])" office:value-type="string" office:string-value="SI">
            <text:p>SI</text:p>
          </table:table-cell>
          <table:table-cell table:formula="of:=CONCATENATE(&quot;inline int Inline&quot;;[.$E477];&quot;(const int x) { return ((std::rand() % 2) ? Inline&quot;;[.$E476];&quot;(x) : Inline&quot;;[.$E475];&quot;(x)) + 2; }&quot;)" office:value-type="string" office:string-value="inline int InlineSI(const int x) { return ((std::rand() % 2) ? InlineSH(x) : InlineSG(x)) + 2; }">
            <text:p>inline int InlineSI(const int x) { return ((std::rand() % 2) ? InlineSH(x) : InlineSG(x)) + 2; }</text:p>
          </table:table-cell>
          <table:table-cell table:formula="of:=CONCATENATE(&quot;int NonInline&quot;;[.$E477];&quot;(const int x) { return ((std::rand() % 2) ? NonInline&quot;;[.$E476];&quot;(x) : NonInline&quot;;[.$E475];&quot;(x)) + 2; }&quot;)" office:value-type="string" office:string-value="int NonInlineSI(const int x) { return ((std::rand() % 2) ? NonInlineSH(x) : NonInlineSG(x)) + 2; }">
            <text:p>int NonInlineSI(const int x) { return ((std::rand() % 2) ? NonInlineSH(x) : NonInlineSG(x)) + 2; }</text:p>
          </table:table-cell>
        </table:table-row>
        <table:table-row table:style-name="ro1">
          <table:table-cell table:formula="of:=[.A452]+1" office:value-type="float" office:value="83">
            <text:p>83</text:p>
          </table:table-cell>
          <table:table-cell table:formula="of:=CHAR([.A478])" office:value-type="string" office:string-value="S">
            <text:p>S</text:p>
          </table:table-cell>
          <table:table-cell table:formula="of:=[.C452]" office:value-type="float" office:value="74">
            <text:p>74</text:p>
          </table:table-cell>
          <table:table-cell table:formula="of:=CHAR([.C478])" office:value-type="string" office:string-value="J">
            <text:p>J</text:p>
          </table:table-cell>
          <table:table-cell table:formula="of:=CONCATENATE([.B478];[.D478])" office:value-type="string" office:string-value="SJ">
            <text:p>SJ</text:p>
          </table:table-cell>
          <table:table-cell table:formula="of:=CONCATENATE(&quot;inline int Inline&quot;;[.$E478];&quot;(const int x) { return ((std::rand() % 2) ? Inline&quot;;[.$E477];&quot;(x) : Inline&quot;;[.$E476];&quot;(x)) + 2; }&quot;)" office:value-type="string" office:string-value="inline int InlineSJ(const int x) { return ((std::rand() % 2) ? InlineSI(x) : InlineSH(x)) + 2; }">
            <text:p>inline int InlineSJ(const int x) { return ((std::rand() % 2) ? InlineSI(x) : InlineSH(x)) + 2; }</text:p>
          </table:table-cell>
          <table:table-cell table:formula="of:=CONCATENATE(&quot;int NonInline&quot;;[.$E478];&quot;(const int x) { return ((std::rand() % 2) ? NonInline&quot;;[.$E477];&quot;(x) : NonInline&quot;;[.$E476];&quot;(x)) + 2; }&quot;)" office:value-type="string" office:string-value="int NonInlineSJ(const int x) { return ((std::rand() % 2) ? NonInlineSI(x) : NonInlineSH(x)) + 2; }">
            <text:p>int NonInlineSJ(const int x) { return ((std::rand() % 2) ? NonInlineSI(x) : NonInlineSH(x)) + 2; }</text:p>
          </table:table-cell>
        </table:table-row>
        <table:table-row table:style-name="ro1">
          <table:table-cell table:formula="of:=[.A453]+1" office:value-type="float" office:value="83">
            <text:p>83</text:p>
          </table:table-cell>
          <table:table-cell table:formula="of:=CHAR([.A479])" office:value-type="string" office:string-value="S">
            <text:p>S</text:p>
          </table:table-cell>
          <table:table-cell table:formula="of:=[.C453]" office:value-type="float" office:value="75">
            <text:p>75</text:p>
          </table:table-cell>
          <table:table-cell table:formula="of:=CHAR([.C479])" office:value-type="string" office:string-value="K">
            <text:p>K</text:p>
          </table:table-cell>
          <table:table-cell table:formula="of:=CONCATENATE([.B479];[.D479])" office:value-type="string" office:string-value="SK">
            <text:p>SK</text:p>
          </table:table-cell>
          <table:table-cell table:formula="of:=CONCATENATE(&quot;inline int Inline&quot;;[.$E479];&quot;(const int x) { return ((std::rand() % 2) ? Inline&quot;;[.$E478];&quot;(x) : Inline&quot;;[.$E477];&quot;(x)) + 2; }&quot;)" office:value-type="string" office:string-value="inline int InlineSK(const int x) { return ((std::rand() % 2) ? InlineSJ(x) : InlineSI(x)) + 2; }">
            <text:p>inline int InlineSK(const int x) { return ((std::rand() % 2) ? InlineSJ(x) : InlineSI(x)) + 2; }</text:p>
          </table:table-cell>
          <table:table-cell table:formula="of:=CONCATENATE(&quot;int NonInline&quot;;[.$E479];&quot;(const int x) { return ((std::rand() % 2) ? NonInline&quot;;[.$E478];&quot;(x) : NonInline&quot;;[.$E477];&quot;(x)) + 2; }&quot;)" office:value-type="string" office:string-value="int NonInlineSK(const int x) { return ((std::rand() % 2) ? NonInlineSJ(x) : NonInlineSI(x)) + 2; }">
            <text:p>int NonInlineSK(const int x) { return ((std::rand() % 2) ? NonInlineSJ(x) : NonInlineSI(x)) + 2; }</text:p>
          </table:table-cell>
        </table:table-row>
        <table:table-row table:style-name="ro1">
          <table:table-cell table:formula="of:=[.A454]+1" office:value-type="float" office:value="83">
            <text:p>83</text:p>
          </table:table-cell>
          <table:table-cell table:formula="of:=CHAR([.A480])" office:value-type="string" office:string-value="S">
            <text:p>S</text:p>
          </table:table-cell>
          <table:table-cell table:formula="of:=[.C454]" office:value-type="float" office:value="76">
            <text:p>76</text:p>
          </table:table-cell>
          <table:table-cell table:formula="of:=CHAR([.C480])" office:value-type="string" office:string-value="L">
            <text:p>L</text:p>
          </table:table-cell>
          <table:table-cell table:formula="of:=CONCATENATE([.B480];[.D480])" office:value-type="string" office:string-value="SL">
            <text:p>SL</text:p>
          </table:table-cell>
          <table:table-cell table:formula="of:=CONCATENATE(&quot;inline int Inline&quot;;[.$E480];&quot;(const int x) { return ((std::rand() % 2) ? Inline&quot;;[.$E479];&quot;(x) : Inline&quot;;[.$E478];&quot;(x)) + 2; }&quot;)" office:value-type="string" office:string-value="inline int InlineSL(const int x) { return ((std::rand() % 2) ? InlineSK(x) : InlineSJ(x)) + 2; }">
            <text:p>inline int InlineSL(const int x) { return ((std::rand() % 2) ? InlineSK(x) : InlineSJ(x)) + 2; }</text:p>
          </table:table-cell>
          <table:table-cell table:formula="of:=CONCATENATE(&quot;int NonInline&quot;;[.$E480];&quot;(const int x) { return ((std::rand() % 2) ? NonInline&quot;;[.$E479];&quot;(x) : NonInline&quot;;[.$E478];&quot;(x)) + 2; }&quot;)" office:value-type="string" office:string-value="int NonInlineSL(const int x) { return ((std::rand() % 2) ? NonInlineSK(x) : NonInlineSJ(x)) + 2; }">
            <text:p>int NonInlineSL(const int x) { return ((std::rand() % 2) ? NonInlineSK(x) : NonInlineSJ(x)) + 2; }</text:p>
          </table:table-cell>
        </table:table-row>
        <table:table-row table:style-name="ro1">
          <table:table-cell table:formula="of:=[.A455]+1" office:value-type="float" office:value="83">
            <text:p>83</text:p>
          </table:table-cell>
          <table:table-cell table:formula="of:=CHAR([.A481])" office:value-type="string" office:string-value="S">
            <text:p>S</text:p>
          </table:table-cell>
          <table:table-cell table:formula="of:=[.C455]" office:value-type="float" office:value="77">
            <text:p>77</text:p>
          </table:table-cell>
          <table:table-cell table:formula="of:=CHAR([.C481])" office:value-type="string" office:string-value="M">
            <text:p>M</text:p>
          </table:table-cell>
          <table:table-cell table:formula="of:=CONCATENATE([.B481];[.D481])" office:value-type="string" office:string-value="SM">
            <text:p>SM</text:p>
          </table:table-cell>
          <table:table-cell table:formula="of:=CONCATENATE(&quot;inline int Inline&quot;;[.$E481];&quot;(const int x) { return ((std::rand() % 2) ? Inline&quot;;[.$E480];&quot;(x) : Inline&quot;;[.$E479];&quot;(x)) + 2; }&quot;)" office:value-type="string" office:string-value="inline int InlineSM(const int x) { return ((std::rand() % 2) ? InlineSL(x) : InlineSK(x)) + 2; }">
            <text:p>inline int InlineSM(const int x) { return ((std::rand() % 2) ? InlineSL(x) : InlineSK(x)) + 2; }</text:p>
          </table:table-cell>
          <table:table-cell table:formula="of:=CONCATENATE(&quot;int NonInline&quot;;[.$E481];&quot;(const int x) { return ((std::rand() % 2) ? NonInline&quot;;[.$E480];&quot;(x) : NonInline&quot;;[.$E479];&quot;(x)) + 2; }&quot;)" office:value-type="string" office:string-value="int NonInlineSM(const int x) { return ((std::rand() % 2) ? NonInlineSL(x) : NonInlineSK(x)) + 2; }">
            <text:p>int NonInlineSM(const int x) { return ((std::rand() % 2) ? NonInlineSL(x) : NonInlineSK(x)) + 2; }</text:p>
          </table:table-cell>
        </table:table-row>
        <table:table-row table:style-name="ro1">
          <table:table-cell table:formula="of:=[.A456]+1" office:value-type="float" office:value="83">
            <text:p>83</text:p>
          </table:table-cell>
          <table:table-cell table:formula="of:=CHAR([.A482])" office:value-type="string" office:string-value="S">
            <text:p>S</text:p>
          </table:table-cell>
          <table:table-cell table:formula="of:=[.C456]" office:value-type="float" office:value="78">
            <text:p>78</text:p>
          </table:table-cell>
          <table:table-cell table:formula="of:=CHAR([.C482])" office:value-type="string" office:string-value="N">
            <text:p>N</text:p>
          </table:table-cell>
          <table:table-cell table:formula="of:=CONCATENATE([.B482];[.D482])" office:value-type="string" office:string-value="SN">
            <text:p>SN</text:p>
          </table:table-cell>
          <table:table-cell table:formula="of:=CONCATENATE(&quot;inline int Inline&quot;;[.$E482];&quot;(const int x) { return ((std::rand() % 2) ? Inline&quot;;[.$E481];&quot;(x) : Inline&quot;;[.$E480];&quot;(x)) + 2; }&quot;)" office:value-type="string" office:string-value="inline int InlineSN(const int x) { return ((std::rand() % 2) ? InlineSM(x) : InlineSL(x)) + 2; }">
            <text:p>inline int InlineSN(const int x) { return ((std::rand() % 2) ? InlineSM(x) : InlineSL(x)) + 2; }</text:p>
          </table:table-cell>
          <table:table-cell table:formula="of:=CONCATENATE(&quot;int NonInline&quot;;[.$E482];&quot;(const int x) { return ((std::rand() % 2) ? NonInline&quot;;[.$E481];&quot;(x) : NonInline&quot;;[.$E480];&quot;(x)) + 2; }&quot;)" office:value-type="string" office:string-value="int NonInlineSN(const int x) { return ((std::rand() % 2) ? NonInlineSM(x) : NonInlineSL(x)) + 2; }">
            <text:p>int NonInlineSN(const int x) { return ((std::rand() % 2) ? NonInlineSM(x) : NonInlineSL(x)) + 2; }</text:p>
          </table:table-cell>
        </table:table-row>
        <table:table-row table:style-name="ro1">
          <table:table-cell table:formula="of:=[.A457]+1" office:value-type="float" office:value="83">
            <text:p>83</text:p>
          </table:table-cell>
          <table:table-cell table:formula="of:=CHAR([.A483])" office:value-type="string" office:string-value="S">
            <text:p>S</text:p>
          </table:table-cell>
          <table:table-cell table:formula="of:=[.C457]" office:value-type="float" office:value="79">
            <text:p>79</text:p>
          </table:table-cell>
          <table:table-cell table:formula="of:=CHAR([.C483])" office:value-type="string" office:string-value="O">
            <text:p>O</text:p>
          </table:table-cell>
          <table:table-cell table:formula="of:=CONCATENATE([.B483];[.D483])" office:value-type="string" office:string-value="SO">
            <text:p>SO</text:p>
          </table:table-cell>
          <table:table-cell table:formula="of:=CONCATENATE(&quot;inline int Inline&quot;;[.$E483];&quot;(const int x) { return ((std::rand() % 2) ? Inline&quot;;[.$E482];&quot;(x) : Inline&quot;;[.$E481];&quot;(x)) + 2; }&quot;)" office:value-type="string" office:string-value="inline int InlineSO(const int x) { return ((std::rand() % 2) ? InlineSN(x) : InlineSM(x)) + 2; }">
            <text:p>inline int InlineSO(const int x) { return ((std::rand() % 2) ? InlineSN(x) : InlineSM(x)) + 2; }</text:p>
          </table:table-cell>
          <table:table-cell table:formula="of:=CONCATENATE(&quot;int NonInline&quot;;[.$E483];&quot;(const int x) { return ((std::rand() % 2) ? NonInline&quot;;[.$E482];&quot;(x) : NonInline&quot;;[.$E481];&quot;(x)) + 2; }&quot;)" office:value-type="string" office:string-value="int NonInlineSO(const int x) { return ((std::rand() % 2) ? NonInlineSN(x) : NonInlineSM(x)) + 2; }">
            <text:p>int NonInlineSO(const int x) { return ((std::rand() % 2) ? NonInlineSN(x) : NonInlineSM(x)) + 2; }</text:p>
          </table:table-cell>
        </table:table-row>
        <table:table-row table:style-name="ro1">
          <table:table-cell table:formula="of:=[.A458]+1" office:value-type="float" office:value="83">
            <text:p>83</text:p>
          </table:table-cell>
          <table:table-cell table:formula="of:=CHAR([.A484])" office:value-type="string" office:string-value="S">
            <text:p>S</text:p>
          </table:table-cell>
          <table:table-cell table:formula="of:=[.C458]" office:value-type="float" office:value="80">
            <text:p>80</text:p>
          </table:table-cell>
          <table:table-cell table:formula="of:=CHAR([.C484])" office:value-type="string" office:string-value="P">
            <text:p>P</text:p>
          </table:table-cell>
          <table:table-cell table:formula="of:=CONCATENATE([.B484];[.D484])" office:value-type="string" office:string-value="SP">
            <text:p>SP</text:p>
          </table:table-cell>
          <table:table-cell table:formula="of:=CONCATENATE(&quot;inline int Inline&quot;;[.$E484];&quot;(const int x) { return ((std::rand() % 2) ? Inline&quot;;[.$E483];&quot;(x) : Inline&quot;;[.$E482];&quot;(x)) + 2; }&quot;)" office:value-type="string" office:string-value="inline int InlineSP(const int x) { return ((std::rand() % 2) ? InlineSO(x) : InlineSN(x)) + 2; }">
            <text:p>inline int InlineSP(const int x) { return ((std::rand() % 2) ? InlineSO(x) : InlineSN(x)) + 2; }</text:p>
          </table:table-cell>
          <table:table-cell table:formula="of:=CONCATENATE(&quot;int NonInline&quot;;[.$E484];&quot;(const int x) { return ((std::rand() % 2) ? NonInline&quot;;[.$E483];&quot;(x) : NonInline&quot;;[.$E482];&quot;(x)) + 2; }&quot;)" office:value-type="string" office:string-value="int NonInlineSP(const int x) { return ((std::rand() % 2) ? NonInlineSO(x) : NonInlineSN(x)) + 2; }">
            <text:p>int NonInlineSP(const int x) { return ((std::rand() % 2) ? NonInlineSO(x) : NonInlineSN(x)) + 2; }</text:p>
          </table:table-cell>
        </table:table-row>
        <table:table-row table:style-name="ro1">
          <table:table-cell table:formula="of:=[.A459]+1" office:value-type="float" office:value="83">
            <text:p>83</text:p>
          </table:table-cell>
          <table:table-cell table:formula="of:=CHAR([.A485])" office:value-type="string" office:string-value="S">
            <text:p>S</text:p>
          </table:table-cell>
          <table:table-cell table:formula="of:=[.C459]" office:value-type="float" office:value="81">
            <text:p>81</text:p>
          </table:table-cell>
          <table:table-cell table:formula="of:=CHAR([.C485])" office:value-type="string" office:string-value="Q">
            <text:p>Q</text:p>
          </table:table-cell>
          <table:table-cell table:formula="of:=CONCATENATE([.B485];[.D485])" office:value-type="string" office:string-value="SQ">
            <text:p>SQ</text:p>
          </table:table-cell>
          <table:table-cell table:formula="of:=CONCATENATE(&quot;inline int Inline&quot;;[.$E485];&quot;(const int x) { return ((std::rand() % 2) ? Inline&quot;;[.$E484];&quot;(x) : Inline&quot;;[.$E483];&quot;(x)) + 2; }&quot;)" office:value-type="string" office:string-value="inline int InlineSQ(const int x) { return ((std::rand() % 2) ? InlineSP(x) : InlineSO(x)) + 2; }">
            <text:p>inline int InlineSQ(const int x) { return ((std::rand() % 2) ? InlineSP(x) : InlineSO(x)) + 2; }</text:p>
          </table:table-cell>
          <table:table-cell table:formula="of:=CONCATENATE(&quot;int NonInline&quot;;[.$E485];&quot;(const int x) { return ((std::rand() % 2) ? NonInline&quot;;[.$E484];&quot;(x) : NonInline&quot;;[.$E483];&quot;(x)) + 2; }&quot;)" office:value-type="string" office:string-value="int NonInlineSQ(const int x) { return ((std::rand() % 2) ? NonInlineSP(x) : NonInlineSO(x)) + 2; }">
            <text:p>int NonInlineSQ(const int x) { return ((std::rand() % 2) ? NonInlineSP(x) : NonInlineSO(x)) + 2; }</text:p>
          </table:table-cell>
        </table:table-row>
        <table:table-row table:style-name="ro1">
          <table:table-cell table:formula="of:=[.A460]+1" office:value-type="float" office:value="83">
            <text:p>83</text:p>
          </table:table-cell>
          <table:table-cell table:formula="of:=CHAR([.A486])" office:value-type="string" office:string-value="S">
            <text:p>S</text:p>
          </table:table-cell>
          <table:table-cell table:formula="of:=[.C460]" office:value-type="float" office:value="82">
            <text:p>82</text:p>
          </table:table-cell>
          <table:table-cell table:formula="of:=CHAR([.C486])" office:value-type="string" office:string-value="R">
            <text:p>R</text:p>
          </table:table-cell>
          <table:table-cell table:formula="of:=CONCATENATE([.B486];[.D486])" office:value-type="string" office:string-value="SR">
            <text:p>SR</text:p>
          </table:table-cell>
          <table:table-cell table:formula="of:=CONCATENATE(&quot;inline int Inline&quot;;[.$E486];&quot;(const int x) { return ((std::rand() % 2) ? Inline&quot;;[.$E485];&quot;(x) : Inline&quot;;[.$E484];&quot;(x)) + 2; }&quot;)" office:value-type="string" office:string-value="inline int InlineSR(const int x) { return ((std::rand() % 2) ? InlineSQ(x) : InlineSP(x)) + 2; }">
            <text:p>inline int InlineSR(const int x) { return ((std::rand() % 2) ? InlineSQ(x) : InlineSP(x)) + 2; }</text:p>
          </table:table-cell>
          <table:table-cell table:formula="of:=CONCATENATE(&quot;int NonInline&quot;;[.$E486];&quot;(const int x) { return ((std::rand() % 2) ? NonInline&quot;;[.$E485];&quot;(x) : NonInline&quot;;[.$E484];&quot;(x)) + 2; }&quot;)" office:value-type="string" office:string-value="int NonInlineSR(const int x) { return ((std::rand() % 2) ? NonInlineSQ(x) : NonInlineSP(x)) + 2; }">
            <text:p>int NonInlineSR(const int x) { return ((std::rand() % 2) ? NonInlineSQ(x) : NonInlineSP(x)) + 2; }</text:p>
          </table:table-cell>
        </table:table-row>
        <table:table-row table:style-name="ro1">
          <table:table-cell table:formula="of:=[.A461]+1" office:value-type="float" office:value="83">
            <text:p>83</text:p>
          </table:table-cell>
          <table:table-cell table:formula="of:=CHAR([.A487])" office:value-type="string" office:string-value="S">
            <text:p>S</text:p>
          </table:table-cell>
          <table:table-cell table:formula="of:=[.C461]" office:value-type="float" office:value="83">
            <text:p>83</text:p>
          </table:table-cell>
          <table:table-cell table:formula="of:=CHAR([.C487])" office:value-type="string" office:string-value="S">
            <text:p>S</text:p>
          </table:table-cell>
          <table:table-cell table:formula="of:=CONCATENATE([.B487];[.D487])" office:value-type="string" office:string-value="SS">
            <text:p>SS</text:p>
          </table:table-cell>
          <table:table-cell table:formula="of:=CONCATENATE(&quot;inline int Inline&quot;;[.$E487];&quot;(const int x) { return ((std::rand() % 2) ? Inline&quot;;[.$E486];&quot;(x) : Inline&quot;;[.$E485];&quot;(x)) + 2; }&quot;)" office:value-type="string" office:string-value="inline int InlineSS(const int x) { return ((std::rand() % 2) ? InlineSR(x) : InlineSQ(x)) + 2; }">
            <text:p>inline int InlineSS(const int x) { return ((std::rand() % 2) ? InlineSR(x) : InlineSQ(x)) + 2; }</text:p>
          </table:table-cell>
          <table:table-cell table:formula="of:=CONCATENATE(&quot;int NonInline&quot;;[.$E487];&quot;(const int x) { return ((std::rand() % 2) ? NonInline&quot;;[.$E486];&quot;(x) : NonInline&quot;;[.$E485];&quot;(x)) + 2; }&quot;)" office:value-type="string" office:string-value="int NonInlineSS(const int x) { return ((std::rand() % 2) ? NonInlineSR(x) : NonInlineSQ(x)) + 2; }">
            <text:p>int NonInlineSS(const int x) { return ((std::rand() % 2) ? NonInlineSR(x) : NonInlineSQ(x)) + 2; }</text:p>
          </table:table-cell>
        </table:table-row>
        <table:table-row table:style-name="ro1">
          <table:table-cell table:formula="of:=[.A462]+1" office:value-type="float" office:value="83">
            <text:p>83</text:p>
          </table:table-cell>
          <table:table-cell table:formula="of:=CHAR([.A488])" office:value-type="string" office:string-value="S">
            <text:p>S</text:p>
          </table:table-cell>
          <table:table-cell table:formula="of:=[.C462]" office:value-type="float" office:value="84">
            <text:p>84</text:p>
          </table:table-cell>
          <table:table-cell table:formula="of:=CHAR([.C488])" office:value-type="string" office:string-value="T">
            <text:p>T</text:p>
          </table:table-cell>
          <table:table-cell table:formula="of:=CONCATENATE([.B488];[.D488])" office:value-type="string" office:string-value="ST">
            <text:p>ST</text:p>
          </table:table-cell>
          <table:table-cell table:formula="of:=CONCATENATE(&quot;inline int Inline&quot;;[.$E488];&quot;(const int x) { return ((std::rand() % 2) ? Inline&quot;;[.$E487];&quot;(x) : Inline&quot;;[.$E486];&quot;(x)) + 2; }&quot;)" office:value-type="string" office:string-value="inline int InlineST(const int x) { return ((std::rand() % 2) ? InlineSS(x) : InlineSR(x)) + 2; }">
            <text:p>inline int InlineST(const int x) { return ((std::rand() % 2) ? InlineSS(x) : InlineSR(x)) + 2; }</text:p>
          </table:table-cell>
          <table:table-cell table:formula="of:=CONCATENATE(&quot;int NonInline&quot;;[.$E488];&quot;(const int x) { return ((std::rand() % 2) ? NonInline&quot;;[.$E487];&quot;(x) : NonInline&quot;;[.$E486];&quot;(x)) + 2; }&quot;)" office:value-type="string" office:string-value="int NonInlineST(const int x) { return ((std::rand() % 2) ? NonInlineSS(x) : NonInlineSR(x)) + 2; }">
            <text:p>int NonInlineST(const int x) { return ((std::rand() % 2) ? NonInlineSS(x) : NonInlineSR(x)) + 2; }</text:p>
          </table:table-cell>
        </table:table-row>
        <table:table-row table:style-name="ro1">
          <table:table-cell table:formula="of:=[.A463]+1" office:value-type="float" office:value="83">
            <text:p>83</text:p>
          </table:table-cell>
          <table:table-cell table:formula="of:=CHAR([.A489])" office:value-type="string" office:string-value="S">
            <text:p>S</text:p>
          </table:table-cell>
          <table:table-cell table:formula="of:=[.C463]" office:value-type="float" office:value="85">
            <text:p>85</text:p>
          </table:table-cell>
          <table:table-cell table:formula="of:=CHAR([.C489])" office:value-type="string" office:string-value="U">
            <text:p>U</text:p>
          </table:table-cell>
          <table:table-cell table:formula="of:=CONCATENATE([.B489];[.D489])" office:value-type="string" office:string-value="SU">
            <text:p>SU</text:p>
          </table:table-cell>
          <table:table-cell table:formula="of:=CONCATENATE(&quot;inline int Inline&quot;;[.$E489];&quot;(const int x) { return ((std::rand() % 2) ? Inline&quot;;[.$E488];&quot;(x) : Inline&quot;;[.$E487];&quot;(x)) + 2; }&quot;)" office:value-type="string" office:string-value="inline int InlineSU(const int x) { return ((std::rand() % 2) ? InlineST(x) : InlineSS(x)) + 2; }">
            <text:p>inline int InlineSU(const int x) { return ((std::rand() % 2) ? InlineST(x) : InlineSS(x)) + 2; }</text:p>
          </table:table-cell>
          <table:table-cell table:formula="of:=CONCATENATE(&quot;int NonInline&quot;;[.$E489];&quot;(const int x) { return ((std::rand() % 2) ? NonInline&quot;;[.$E488];&quot;(x) : NonInline&quot;;[.$E487];&quot;(x)) + 2; }&quot;)" office:value-type="string" office:string-value="int NonInlineSU(const int x) { return ((std::rand() % 2) ? NonInlineST(x) : NonInlineSS(x)) + 2; }">
            <text:p>int NonInlineSU(const int x) { return ((std::rand() % 2) ? NonInlineST(x) : NonInlineSS(x)) + 2; }</text:p>
          </table:table-cell>
        </table:table-row>
        <table:table-row table:style-name="ro1">
          <table:table-cell table:formula="of:=[.A464]+1" office:value-type="float" office:value="83">
            <text:p>83</text:p>
          </table:table-cell>
          <table:table-cell table:formula="of:=CHAR([.A490])" office:value-type="string" office:string-value="S">
            <text:p>S</text:p>
          </table:table-cell>
          <table:table-cell table:formula="of:=[.C464]" office:value-type="float" office:value="86">
            <text:p>86</text:p>
          </table:table-cell>
          <table:table-cell table:formula="of:=CHAR([.C490])" office:value-type="string" office:string-value="V">
            <text:p>V</text:p>
          </table:table-cell>
          <table:table-cell table:formula="of:=CONCATENATE([.B490];[.D490])" office:value-type="string" office:string-value="SV">
            <text:p>SV</text:p>
          </table:table-cell>
          <table:table-cell table:formula="of:=CONCATENATE(&quot;inline int Inline&quot;;[.$E490];&quot;(const int x) { return ((std::rand() % 2) ? Inline&quot;;[.$E489];&quot;(x) : Inline&quot;;[.$E488];&quot;(x)) + 2; }&quot;)" office:value-type="string" office:string-value="inline int InlineSV(const int x) { return ((std::rand() % 2) ? InlineSU(x) : InlineST(x)) + 2; }">
            <text:p>inline int InlineSV(const int x) { return ((std::rand() % 2) ? InlineSU(x) : InlineST(x)) + 2; }</text:p>
          </table:table-cell>
          <table:table-cell table:formula="of:=CONCATENATE(&quot;int NonInline&quot;;[.$E490];&quot;(const int x) { return ((std::rand() % 2) ? NonInline&quot;;[.$E489];&quot;(x) : NonInline&quot;;[.$E488];&quot;(x)) + 2; }&quot;)" office:value-type="string" office:string-value="int NonInlineSV(const int x) { return ((std::rand() % 2) ? NonInlineSU(x) : NonInlineST(x)) + 2; }">
            <text:p>int NonInlineSV(const int x) { return ((std::rand() % 2) ? NonInlineSU(x) : NonInlineST(x)) + 2; }</text:p>
          </table:table-cell>
        </table:table-row>
        <table:table-row table:style-name="ro1">
          <table:table-cell table:formula="of:=[.A465]+1" office:value-type="float" office:value="83">
            <text:p>83</text:p>
          </table:table-cell>
          <table:table-cell table:formula="of:=CHAR([.A491])" office:value-type="string" office:string-value="S">
            <text:p>S</text:p>
          </table:table-cell>
          <table:table-cell table:formula="of:=[.C465]" office:value-type="float" office:value="87">
            <text:p>87</text:p>
          </table:table-cell>
          <table:table-cell table:formula="of:=CHAR([.C491])" office:value-type="string" office:string-value="W">
            <text:p>W</text:p>
          </table:table-cell>
          <table:table-cell table:formula="of:=CONCATENATE([.B491];[.D491])" office:value-type="string" office:string-value="SW">
            <text:p>SW</text:p>
          </table:table-cell>
          <table:table-cell table:formula="of:=CONCATENATE(&quot;inline int Inline&quot;;[.$E491];&quot;(const int x) { return ((std::rand() % 2) ? Inline&quot;;[.$E490];&quot;(x) : Inline&quot;;[.$E489];&quot;(x)) + 2; }&quot;)" office:value-type="string" office:string-value="inline int InlineSW(const int x) { return ((std::rand() % 2) ? InlineSV(x) : InlineSU(x)) + 2; }">
            <text:p>inline int InlineSW(const int x) { return ((std::rand() % 2) ? InlineSV(x) : InlineSU(x)) + 2; }</text:p>
          </table:table-cell>
          <table:table-cell table:formula="of:=CONCATENATE(&quot;int NonInline&quot;;[.$E491];&quot;(const int x) { return ((std::rand() % 2) ? NonInline&quot;;[.$E490];&quot;(x) : NonInline&quot;;[.$E489];&quot;(x)) + 2; }&quot;)" office:value-type="string" office:string-value="int NonInlineSW(const int x) { return ((std::rand() % 2) ? NonInlineSV(x) : NonInlineSU(x)) + 2; }">
            <text:p>int NonInlineSW(const int x) { return ((std::rand() % 2) ? NonInlineSV(x) : NonInlineSU(x)) + 2; }</text:p>
          </table:table-cell>
        </table:table-row>
        <table:table-row table:style-name="ro1">
          <table:table-cell table:formula="of:=[.A466]+1" office:value-type="float" office:value="83">
            <text:p>83</text:p>
          </table:table-cell>
          <table:table-cell table:formula="of:=CHAR([.A492])" office:value-type="string" office:string-value="S">
            <text:p>S</text:p>
          </table:table-cell>
          <table:table-cell table:formula="of:=[.C466]" office:value-type="float" office:value="88">
            <text:p>88</text:p>
          </table:table-cell>
          <table:table-cell table:formula="of:=CHAR([.C492])" office:value-type="string" office:string-value="X">
            <text:p>X</text:p>
          </table:table-cell>
          <table:table-cell table:formula="of:=CONCATENATE([.B492];[.D492])" office:value-type="string" office:string-value="SX">
            <text:p>SX</text:p>
          </table:table-cell>
          <table:table-cell table:formula="of:=CONCATENATE(&quot;inline int Inline&quot;;[.$E492];&quot;(const int x) { return ((std::rand() % 2) ? Inline&quot;;[.$E491];&quot;(x) : Inline&quot;;[.$E490];&quot;(x)) + 2; }&quot;)" office:value-type="string" office:string-value="inline int InlineSX(const int x) { return ((std::rand() % 2) ? InlineSW(x) : InlineSV(x)) + 2; }">
            <text:p>inline int InlineSX(const int x) { return ((std::rand() % 2) ? InlineSW(x) : InlineSV(x)) + 2; }</text:p>
          </table:table-cell>
          <table:table-cell table:formula="of:=CONCATENATE(&quot;int NonInline&quot;;[.$E492];&quot;(const int x) { return ((std::rand() % 2) ? NonInline&quot;;[.$E491];&quot;(x) : NonInline&quot;;[.$E490];&quot;(x)) + 2; }&quot;)" office:value-type="string" office:string-value="int NonInlineSX(const int x) { return ((std::rand() % 2) ? NonInlineSW(x) : NonInlineSV(x)) + 2; }">
            <text:p>int NonInlineSX(const int x) { return ((std::rand() % 2) ? NonInlineSW(x) : NonInlineSV(x)) + 2; }</text:p>
          </table:table-cell>
        </table:table-row>
        <table:table-row table:style-name="ro1">
          <table:table-cell table:formula="of:=[.A467]+1" office:value-type="float" office:value="83">
            <text:p>83</text:p>
          </table:table-cell>
          <table:table-cell table:formula="of:=CHAR([.A493])" office:value-type="string" office:string-value="S">
            <text:p>S</text:p>
          </table:table-cell>
          <table:table-cell table:formula="of:=[.C467]" office:value-type="float" office:value="89">
            <text:p>89</text:p>
          </table:table-cell>
          <table:table-cell table:formula="of:=CHAR([.C493])" office:value-type="string" office:string-value="Y">
            <text:p>Y</text:p>
          </table:table-cell>
          <table:table-cell table:formula="of:=CONCATENATE([.B493];[.D493])" office:value-type="string" office:string-value="SY">
            <text:p>SY</text:p>
          </table:table-cell>
          <table:table-cell table:formula="of:=CONCATENATE(&quot;inline int Inline&quot;;[.$E493];&quot;(const int x) { return ((std::rand() % 2) ? Inline&quot;;[.$E492];&quot;(x) : Inline&quot;;[.$E491];&quot;(x)) + 2; }&quot;)" office:value-type="string" office:string-value="inline int InlineSY(const int x) { return ((std::rand() % 2) ? InlineSX(x) : InlineSW(x)) + 2; }">
            <text:p>inline int InlineSY(const int x) { return ((std::rand() % 2) ? InlineSX(x) : InlineSW(x)) + 2; }</text:p>
          </table:table-cell>
          <table:table-cell table:formula="of:=CONCATENATE(&quot;int NonInline&quot;;[.$E493];&quot;(const int x) { return ((std::rand() % 2) ? NonInline&quot;;[.$E492];&quot;(x) : NonInline&quot;;[.$E491];&quot;(x)) + 2; }&quot;)" office:value-type="string" office:string-value="int NonInlineSY(const int x) { return ((std::rand() % 2) ? NonInlineSX(x) : NonInlineSW(x)) + 2; }">
            <text:p>int NonInlineSY(const int x) { return ((std::rand() % 2) ? NonInlineSX(x) : NonInlineSW(x)) + 2; }</text:p>
          </table:table-cell>
        </table:table-row>
        <table:table-row table:style-name="ro1">
          <table:table-cell table:formula="of:=[.A468]+1" office:value-type="float" office:value="83">
            <text:p>83</text:p>
          </table:table-cell>
          <table:table-cell table:formula="of:=CHAR([.A494])" office:value-type="string" office:string-value="S">
            <text:p>S</text:p>
          </table:table-cell>
          <table:table-cell table:formula="of:=[.C468]" office:value-type="float" office:value="90">
            <text:p>90</text:p>
          </table:table-cell>
          <table:table-cell table:formula="of:=CHAR([.C494])" office:value-type="string" office:string-value="Z">
            <text:p>Z</text:p>
          </table:table-cell>
          <table:table-cell table:formula="of:=CONCATENATE([.B494];[.D494])" office:value-type="string" office:string-value="SZ">
            <text:p>SZ</text:p>
          </table:table-cell>
          <table:table-cell table:formula="of:=CONCATENATE(&quot;inline int Inline&quot;;[.$E494];&quot;(const int x) { return ((std::rand() % 2) ? Inline&quot;;[.$E493];&quot;(x) : Inline&quot;;[.$E492];&quot;(x)) + 2; }&quot;)" office:value-type="string" office:string-value="inline int InlineSZ(const int x) { return ((std::rand() % 2) ? InlineSY(x) : InlineSX(x)) + 2; }">
            <text:p>inline int InlineSZ(const int x) { return ((std::rand() % 2) ? InlineSY(x) : InlineSX(x)) + 2; }</text:p>
          </table:table-cell>
          <table:table-cell table:formula="of:=CONCATENATE(&quot;int NonInline&quot;;[.$E494];&quot;(const int x) { return ((std::rand() % 2) ? NonInline&quot;;[.$E493];&quot;(x) : NonInline&quot;;[.$E492];&quot;(x)) + 2; }&quot;)" office:value-type="string" office:string-value="int NonInlineSZ(const int x) { return ((std::rand() % 2) ? NonInlineSY(x) : NonInlineSX(x)) + 2; }">
            <text:p>int NonInlineSZ(const int x) { return ((std::rand() % 2) ? NonInlineSY(x) : NonInlineSX(x)) + 2; }</text:p>
          </table:table-cell>
        </table:table-row>
        <table:table-row table:style-name="ro1">
          <table:table-cell table:formula="of:=[.A469]+1" office:value-type="float" office:value="84">
            <text:p>84</text:p>
          </table:table-cell>
          <table:table-cell table:formula="of:=CHAR([.A495])" office:value-type="string" office:string-value="T">
            <text:p>T</text:p>
          </table:table-cell>
          <table:table-cell table:formula="of:=[.C469]" office:value-type="float" office:value="65">
            <text:p>65</text:p>
          </table:table-cell>
          <table:table-cell table:formula="of:=CHAR([.C495])" office:value-type="string" office:string-value="A">
            <text:p>A</text:p>
          </table:table-cell>
          <table:table-cell table:formula="of:=CONCATENATE([.B495];[.D495])" office:value-type="string" office:string-value="TA">
            <text:p>TA</text:p>
          </table:table-cell>
          <table:table-cell table:formula="of:=CONCATENATE(&quot;inline int Inline&quot;;[.$E495];&quot;(const int x) { return ((std::rand() % 2) ? Inline&quot;;[.$E494];&quot;(x) : Inline&quot;;[.$E493];&quot;(x)) + 2; }&quot;)" office:value-type="string" office:string-value="inline int InlineTA(const int x) { return ((std::rand() % 2) ? InlineSZ(x) : InlineSY(x)) + 2; }">
            <text:p>inline int InlineTA(const int x) { return ((std::rand() % 2) ? InlineSZ(x) : InlineSY(x)) + 2; }</text:p>
          </table:table-cell>
          <table:table-cell table:formula="of:=CONCATENATE(&quot;int NonInline&quot;;[.$E495];&quot;(const int x) { return ((std::rand() % 2) ? NonInline&quot;;[.$E494];&quot;(x) : NonInline&quot;;[.$E493];&quot;(x)) + 2; }&quot;)" office:value-type="string" office:string-value="int NonInlineTA(const int x) { return ((std::rand() % 2) ? NonInlineSZ(x) : NonInlineSY(x)) + 2; }">
            <text:p>int NonInlineTA(const int x) { return ((std::rand() % 2) ? NonInlineSZ(x) : NonInlineSY(x)) + 2; }</text:p>
          </table:table-cell>
        </table:table-row>
        <table:table-row table:style-name="ro1">
          <table:table-cell table:formula="of:=[.A470]+1" office:value-type="float" office:value="84">
            <text:p>84</text:p>
          </table:table-cell>
          <table:table-cell table:formula="of:=CHAR([.A496])" office:value-type="string" office:string-value="T">
            <text:p>T</text:p>
          </table:table-cell>
          <table:table-cell table:formula="of:=[.C470]" office:value-type="float" office:value="66">
            <text:p>66</text:p>
          </table:table-cell>
          <table:table-cell table:formula="of:=CHAR([.C496])" office:value-type="string" office:string-value="B">
            <text:p>B</text:p>
          </table:table-cell>
          <table:table-cell table:formula="of:=CONCATENATE([.B496];[.D496])" office:value-type="string" office:string-value="TB">
            <text:p>TB</text:p>
          </table:table-cell>
          <table:table-cell table:formula="of:=CONCATENATE(&quot;inline int Inline&quot;;[.$E496];&quot;(const int x) { return ((std::rand() % 2) ? Inline&quot;;[.$E495];&quot;(x) : Inline&quot;;[.$E494];&quot;(x)) + 2; }&quot;)" office:value-type="string" office:string-value="inline int InlineTB(const int x) { return ((std::rand() % 2) ? InlineTA(x) : InlineSZ(x)) + 2; }">
            <text:p>inline int InlineTB(const int x) { return ((std::rand() % 2) ? InlineTA(x) : InlineSZ(x)) + 2; }</text:p>
          </table:table-cell>
          <table:table-cell table:formula="of:=CONCATENATE(&quot;int NonInline&quot;;[.$E496];&quot;(const int x) { return ((std::rand() % 2) ? NonInline&quot;;[.$E495];&quot;(x) : NonInline&quot;;[.$E494];&quot;(x)) + 2; }&quot;)" office:value-type="string" office:string-value="int NonInlineTB(const int x) { return ((std::rand() % 2) ? NonInlineTA(x) : NonInlineSZ(x)) + 2; }">
            <text:p>int NonInlineTB(const int x) { return ((std::rand() % 2) ? NonInlineTA(x) : NonInlineSZ(x)) + 2; }</text:p>
          </table:table-cell>
        </table:table-row>
        <table:table-row table:style-name="ro1">
          <table:table-cell table:formula="of:=[.A471]+1" office:value-type="float" office:value="84">
            <text:p>84</text:p>
          </table:table-cell>
          <table:table-cell table:formula="of:=CHAR([.A497])" office:value-type="string" office:string-value="T">
            <text:p>T</text:p>
          </table:table-cell>
          <table:table-cell table:formula="of:=[.C471]" office:value-type="float" office:value="67">
            <text:p>67</text:p>
          </table:table-cell>
          <table:table-cell table:formula="of:=CHAR([.C497])" office:value-type="string" office:string-value="C">
            <text:p>C</text:p>
          </table:table-cell>
          <table:table-cell table:formula="of:=CONCATENATE([.B497];[.D497])" office:value-type="string" office:string-value="TC">
            <text:p>TC</text:p>
          </table:table-cell>
          <table:table-cell table:formula="of:=CONCATENATE(&quot;inline int Inline&quot;;[.$E497];&quot;(const int x) { return ((std::rand() % 2) ? Inline&quot;;[.$E496];&quot;(x) : Inline&quot;;[.$E495];&quot;(x)) + 2; }&quot;)" office:value-type="string" office:string-value="inline int InlineTC(const int x) { return ((std::rand() % 2) ? InlineTB(x) : InlineTA(x)) + 2; }">
            <text:p>inline int InlineTC(const int x) { return ((std::rand() % 2) ? InlineTB(x) : InlineTA(x)) + 2; }</text:p>
          </table:table-cell>
          <table:table-cell table:formula="of:=CONCATENATE(&quot;int NonInline&quot;;[.$E497];&quot;(const int x) { return ((std::rand() % 2) ? NonInline&quot;;[.$E496];&quot;(x) : NonInline&quot;;[.$E495];&quot;(x)) + 2; }&quot;)" office:value-type="string" office:string-value="int NonInlineTC(const int x) { return ((std::rand() % 2) ? NonInlineTB(x) : NonInlineTA(x)) + 2; }">
            <text:p>int NonInlineTC(const int x) { return ((std::rand() % 2) ? NonInlineTB(x) : NonInlineTA(x)) + 2; }</text:p>
          </table:table-cell>
        </table:table-row>
        <table:table-row table:style-name="ro1">
          <table:table-cell table:formula="of:=[.A472]+1" office:value-type="float" office:value="84">
            <text:p>84</text:p>
          </table:table-cell>
          <table:table-cell table:formula="of:=CHAR([.A498])" office:value-type="string" office:string-value="T">
            <text:p>T</text:p>
          </table:table-cell>
          <table:table-cell table:formula="of:=[.C472]" office:value-type="float" office:value="68">
            <text:p>68</text:p>
          </table:table-cell>
          <table:table-cell table:formula="of:=CHAR([.C498])" office:value-type="string" office:string-value="D">
            <text:p>D</text:p>
          </table:table-cell>
          <table:table-cell table:formula="of:=CONCATENATE([.B498];[.D498])" office:value-type="string" office:string-value="TD">
            <text:p>TD</text:p>
          </table:table-cell>
          <table:table-cell table:formula="of:=CONCATENATE(&quot;inline int Inline&quot;;[.$E498];&quot;(const int x) { return ((std::rand() % 2) ? Inline&quot;;[.$E497];&quot;(x) : Inline&quot;;[.$E496];&quot;(x)) + 2; }&quot;)" office:value-type="string" office:string-value="inline int InlineTD(const int x) { return ((std::rand() % 2) ? InlineTC(x) : InlineTB(x)) + 2; }">
            <text:p>inline int InlineTD(const int x) { return ((std::rand() % 2) ? InlineTC(x) : InlineTB(x)) + 2; }</text:p>
          </table:table-cell>
          <table:table-cell table:formula="of:=CONCATENATE(&quot;int NonInline&quot;;[.$E498];&quot;(const int x) { return ((std::rand() % 2) ? NonInline&quot;;[.$E497];&quot;(x) : NonInline&quot;;[.$E496];&quot;(x)) + 2; }&quot;)" office:value-type="string" office:string-value="int NonInlineTD(const int x) { return ((std::rand() % 2) ? NonInlineTC(x) : NonInlineTB(x)) + 2; }">
            <text:p>int NonInlineTD(const int x) { return ((std::rand() % 2) ? NonInlineTC(x) : NonInlineTB(x)) + 2; }</text:p>
          </table:table-cell>
        </table:table-row>
        <table:table-row table:style-name="ro1">
          <table:table-cell table:formula="of:=[.A473]+1" office:value-type="float" office:value="84">
            <text:p>84</text:p>
          </table:table-cell>
          <table:table-cell table:formula="of:=CHAR([.A499])" office:value-type="string" office:string-value="T">
            <text:p>T</text:p>
          </table:table-cell>
          <table:table-cell table:formula="of:=[.C473]" office:value-type="float" office:value="69">
            <text:p>69</text:p>
          </table:table-cell>
          <table:table-cell table:formula="of:=CHAR([.C499])" office:value-type="string" office:string-value="E">
            <text:p>E</text:p>
          </table:table-cell>
          <table:table-cell table:formula="of:=CONCATENATE([.B499];[.D499])" office:value-type="string" office:string-value="TE">
            <text:p>TE</text:p>
          </table:table-cell>
          <table:table-cell table:formula="of:=CONCATENATE(&quot;inline int Inline&quot;;[.$E499];&quot;(const int x) { return ((std::rand() % 2) ? Inline&quot;;[.$E498];&quot;(x) : Inline&quot;;[.$E497];&quot;(x)) + 2; }&quot;)" office:value-type="string" office:string-value="inline int InlineTE(const int x) { return ((std::rand() % 2) ? InlineTD(x) : InlineTC(x)) + 2; }">
            <text:p>inline int InlineTE(const int x) { return ((std::rand() % 2) ? InlineTD(x) : InlineTC(x)) + 2; }</text:p>
          </table:table-cell>
          <table:table-cell table:formula="of:=CONCATENATE(&quot;int NonInline&quot;;[.$E499];&quot;(const int x) { return ((std::rand() % 2) ? NonInline&quot;;[.$E498];&quot;(x) : NonInline&quot;;[.$E497];&quot;(x)) + 2; }&quot;)" office:value-type="string" office:string-value="int NonInlineTE(const int x) { return ((std::rand() % 2) ? NonInlineTD(x) : NonInlineTC(x)) + 2; }">
            <text:p>int NonInlineTE(const int x) { return ((std::rand() % 2) ? NonInlineTD(x) : NonInlineTC(x)) + 2; }</text:p>
          </table:table-cell>
        </table:table-row>
        <table:table-row table:style-name="ro1">
          <table:table-cell table:formula="of:=[.A474]+1" office:value-type="float" office:value="84">
            <text:p>84</text:p>
          </table:table-cell>
          <table:table-cell table:formula="of:=CHAR([.A500])" office:value-type="string" office:string-value="T">
            <text:p>T</text:p>
          </table:table-cell>
          <table:table-cell table:formula="of:=[.C474]" office:value-type="float" office:value="70">
            <text:p>70</text:p>
          </table:table-cell>
          <table:table-cell table:formula="of:=CHAR([.C500])" office:value-type="string" office:string-value="F">
            <text:p>F</text:p>
          </table:table-cell>
          <table:table-cell table:formula="of:=CONCATENATE([.B500];[.D500])" office:value-type="string" office:string-value="TF">
            <text:p>TF</text:p>
          </table:table-cell>
          <table:table-cell table:formula="of:=CONCATENATE(&quot;inline int Inline&quot;;[.$E500];&quot;(const int x) { return ((std::rand() % 2) ? Inline&quot;;[.$E499];&quot;(x) : Inline&quot;;[.$E498];&quot;(x)) + 2; }&quot;)" office:value-type="string" office:string-value="inline int InlineTF(const int x) { return ((std::rand() % 2) ? InlineTE(x) : InlineTD(x)) + 2; }">
            <text:p>inline int InlineTF(const int x) { return ((std::rand() % 2) ? InlineTE(x) : InlineTD(x)) + 2; }</text:p>
          </table:table-cell>
          <table:table-cell table:formula="of:=CONCATENATE(&quot;int NonInline&quot;;[.$E500];&quot;(const int x) { return ((std::rand() % 2) ? NonInline&quot;;[.$E499];&quot;(x) : NonInline&quot;;[.$E498];&quot;(x)) + 2; }&quot;)" office:value-type="string" office:string-value="int NonInlineTF(const int x) { return ((std::rand() % 2) ? NonInlineTE(x) : NonInlineTD(x)) + 2; }">
            <text:p>int NonInlineTF(const int x) { return ((std::rand() % 2) ? NonInlineTE(x) : NonInlineTD(x)) + 2; }</text:p>
          </table:table-cell>
        </table:table-row>
        <table:table-row table:style-name="ro1">
          <table:table-cell table:formula="of:=[.A475]+1" office:value-type="float" office:value="84">
            <text:p>84</text:p>
          </table:table-cell>
          <table:table-cell table:formula="of:=CHAR([.A501])" office:value-type="string" office:string-value="T">
            <text:p>T</text:p>
          </table:table-cell>
          <table:table-cell table:formula="of:=[.C475]" office:value-type="float" office:value="71">
            <text:p>71</text:p>
          </table:table-cell>
          <table:table-cell table:formula="of:=CHAR([.C501])" office:value-type="string" office:string-value="G">
            <text:p>G</text:p>
          </table:table-cell>
          <table:table-cell table:formula="of:=CONCATENATE([.B501];[.D501])" office:value-type="string" office:string-value="TG">
            <text:p>TG</text:p>
          </table:table-cell>
          <table:table-cell table:formula="of:=CONCATENATE(&quot;inline int Inline&quot;;[.$E501];&quot;(const int x) { return ((std::rand() % 2) ? Inline&quot;;[.$E500];&quot;(x) : Inline&quot;;[.$E499];&quot;(x)) + 2; }&quot;)" office:value-type="string" office:string-value="inline int InlineTG(const int x) { return ((std::rand() % 2) ? InlineTF(x) : InlineTE(x)) + 2; }">
            <text:p>inline int InlineTG(const int x) { return ((std::rand() % 2) ? InlineTF(x) : InlineTE(x)) + 2; }</text:p>
          </table:table-cell>
          <table:table-cell table:formula="of:=CONCATENATE(&quot;int NonInline&quot;;[.$E501];&quot;(const int x) { return ((std::rand() % 2) ? NonInline&quot;;[.$E500];&quot;(x) : NonInline&quot;;[.$E499];&quot;(x)) + 2; }&quot;)" office:value-type="string" office:string-value="int NonInlineTG(const int x) { return ((std::rand() % 2) ? NonInlineTF(x) : NonInlineTE(x)) + 2; }">
            <text:p>int NonInlineTG(const int x) { return ((std::rand() % 2) ? NonInlineTF(x) : NonInlineTE(x)) + 2; }</text:p>
          </table:table-cell>
        </table:table-row>
        <table:table-row table:style-name="ro1">
          <table:table-cell table:formula="of:=[.A476]+1" office:value-type="float" office:value="84">
            <text:p>84</text:p>
          </table:table-cell>
          <table:table-cell table:formula="of:=CHAR([.A502])" office:value-type="string" office:string-value="T">
            <text:p>T</text:p>
          </table:table-cell>
          <table:table-cell table:formula="of:=[.C476]" office:value-type="float" office:value="72">
            <text:p>72</text:p>
          </table:table-cell>
          <table:table-cell table:formula="of:=CHAR([.C502])" office:value-type="string" office:string-value="H">
            <text:p>H</text:p>
          </table:table-cell>
          <table:table-cell table:formula="of:=CONCATENATE([.B502];[.D502])" office:value-type="string" office:string-value="TH">
            <text:p>TH</text:p>
          </table:table-cell>
          <table:table-cell table:formula="of:=CONCATENATE(&quot;inline int Inline&quot;;[.$E502];&quot;(const int x) { return ((std::rand() % 2) ? Inline&quot;;[.$E501];&quot;(x) : Inline&quot;;[.$E500];&quot;(x)) + 2; }&quot;)" office:value-type="string" office:string-value="inline int InlineTH(const int x) { return ((std::rand() % 2) ? InlineTG(x) : InlineTF(x)) + 2; }">
            <text:p>inline int InlineTH(const int x) { return ((std::rand() % 2) ? InlineTG(x) : InlineTF(x)) + 2; }</text:p>
          </table:table-cell>
          <table:table-cell table:formula="of:=CONCATENATE(&quot;int NonInline&quot;;[.$E502];&quot;(const int x) { return ((std::rand() % 2) ? NonInline&quot;;[.$E501];&quot;(x) : NonInline&quot;;[.$E500];&quot;(x)) + 2; }&quot;)" office:value-type="string" office:string-value="int NonInlineTH(const int x) { return ((std::rand() % 2) ? NonInlineTG(x) : NonInlineTF(x)) + 2; }">
            <text:p>int NonInlineTH(const int x) { return ((std::rand() % 2) ? NonInlineTG(x) : NonInlineTF(x)) + 2; }</text:p>
          </table:table-cell>
        </table:table-row>
        <table:table-row table:style-name="ro1">
          <table:table-cell table:formula="of:=[.A477]+1" office:value-type="float" office:value="84">
            <text:p>84</text:p>
          </table:table-cell>
          <table:table-cell table:formula="of:=CHAR([.A503])" office:value-type="string" office:string-value="T">
            <text:p>T</text:p>
          </table:table-cell>
          <table:table-cell table:formula="of:=[.C477]" office:value-type="float" office:value="73">
            <text:p>73</text:p>
          </table:table-cell>
          <table:table-cell table:formula="of:=CHAR([.C503])" office:value-type="string" office:string-value="I">
            <text:p>I</text:p>
          </table:table-cell>
          <table:table-cell table:formula="of:=CONCATENATE([.B503];[.D503])" office:value-type="string" office:string-value="TI">
            <text:p>TI</text:p>
          </table:table-cell>
          <table:table-cell table:formula="of:=CONCATENATE(&quot;inline int Inline&quot;;[.$E503];&quot;(const int x) { return ((std::rand() % 2) ? Inline&quot;;[.$E502];&quot;(x) : Inline&quot;;[.$E501];&quot;(x)) + 2; }&quot;)" office:value-type="string" office:string-value="inline int InlineTI(const int x) { return ((std::rand() % 2) ? InlineTH(x) : InlineTG(x)) + 2; }">
            <text:p>inline int InlineTI(const int x) { return ((std::rand() % 2) ? InlineTH(x) : InlineTG(x)) + 2; }</text:p>
          </table:table-cell>
          <table:table-cell table:formula="of:=CONCATENATE(&quot;int NonInline&quot;;[.$E503];&quot;(const int x) { return ((std::rand() % 2) ? NonInline&quot;;[.$E502];&quot;(x) : NonInline&quot;;[.$E501];&quot;(x)) + 2; }&quot;)" office:value-type="string" office:string-value="int NonInlineTI(const int x) { return ((std::rand() % 2) ? NonInlineTH(x) : NonInlineTG(x)) + 2; }">
            <text:p>int NonInlineTI(const int x) { return ((std::rand() % 2) ? NonInlineTH(x) : NonInlineTG(x)) + 2; }</text:p>
          </table:table-cell>
        </table:table-row>
        <table:table-row table:style-name="ro1">
          <table:table-cell table:formula="of:=[.A478]+1" office:value-type="float" office:value="84">
            <text:p>84</text:p>
          </table:table-cell>
          <table:table-cell table:formula="of:=CHAR([.A504])" office:value-type="string" office:string-value="T">
            <text:p>T</text:p>
          </table:table-cell>
          <table:table-cell table:formula="of:=[.C478]" office:value-type="float" office:value="74">
            <text:p>74</text:p>
          </table:table-cell>
          <table:table-cell table:formula="of:=CHAR([.C504])" office:value-type="string" office:string-value="J">
            <text:p>J</text:p>
          </table:table-cell>
          <table:table-cell table:formula="of:=CONCATENATE([.B504];[.D504])" office:value-type="string" office:string-value="TJ">
            <text:p>TJ</text:p>
          </table:table-cell>
          <table:table-cell table:formula="of:=CONCATENATE(&quot;inline int Inline&quot;;[.$E504];&quot;(const int x) { return ((std::rand() % 2) ? Inline&quot;;[.$E503];&quot;(x) : Inline&quot;;[.$E502];&quot;(x)) + 2; }&quot;)" office:value-type="string" office:string-value="inline int InlineTJ(const int x) { return ((std::rand() % 2) ? InlineTI(x) : InlineTH(x)) + 2; }">
            <text:p>inline int InlineTJ(const int x) { return ((std::rand() % 2) ? InlineTI(x) : InlineTH(x)) + 2; }</text:p>
          </table:table-cell>
          <table:table-cell table:formula="of:=CONCATENATE(&quot;int NonInline&quot;;[.$E504];&quot;(const int x) { return ((std::rand() % 2) ? NonInline&quot;;[.$E503];&quot;(x) : NonInline&quot;;[.$E502];&quot;(x)) + 2; }&quot;)" office:value-type="string" office:string-value="int NonInlineTJ(const int x) { return ((std::rand() % 2) ? NonInlineTI(x) : NonInlineTH(x)) + 2; }">
            <text:p>int NonInlineTJ(const int x) { return ((std::rand() % 2) ? NonInlineTI(x) : NonInlineTH(x)) + 2; }</text:p>
          </table:table-cell>
        </table:table-row>
        <table:table-row table:style-name="ro1">
          <table:table-cell table:formula="of:=[.A479]+1" office:value-type="float" office:value="84">
            <text:p>84</text:p>
          </table:table-cell>
          <table:table-cell table:formula="of:=CHAR([.A505])" office:value-type="string" office:string-value="T">
            <text:p>T</text:p>
          </table:table-cell>
          <table:table-cell table:formula="of:=[.C479]" office:value-type="float" office:value="75">
            <text:p>75</text:p>
          </table:table-cell>
          <table:table-cell table:formula="of:=CHAR([.C505])" office:value-type="string" office:string-value="K">
            <text:p>K</text:p>
          </table:table-cell>
          <table:table-cell table:formula="of:=CONCATENATE([.B505];[.D505])" office:value-type="string" office:string-value="TK">
            <text:p>TK</text:p>
          </table:table-cell>
          <table:table-cell table:formula="of:=CONCATENATE(&quot;inline int Inline&quot;;[.$E505];&quot;(const int x) { return ((std::rand() % 2) ? Inline&quot;;[.$E504];&quot;(x) : Inline&quot;;[.$E503];&quot;(x)) + 2; }&quot;)" office:value-type="string" office:string-value="inline int InlineTK(const int x) { return ((std::rand() % 2) ? InlineTJ(x) : InlineTI(x)) + 2; }">
            <text:p>inline int InlineTK(const int x) { return ((std::rand() % 2) ? InlineTJ(x) : InlineTI(x)) + 2; }</text:p>
          </table:table-cell>
          <table:table-cell table:formula="of:=CONCATENATE(&quot;int NonInline&quot;;[.$E505];&quot;(const int x) { return ((std::rand() % 2) ? NonInline&quot;;[.$E504];&quot;(x) : NonInline&quot;;[.$E503];&quot;(x)) + 2; }&quot;)" office:value-type="string" office:string-value="int NonInlineTK(const int x) { return ((std::rand() % 2) ? NonInlineTJ(x) : NonInlineTI(x)) + 2; }">
            <text:p>int NonInlineTK(const int x) { return ((std::rand() % 2) ? NonInlineTJ(x) : NonInlineTI(x)) + 2; }</text:p>
          </table:table-cell>
        </table:table-row>
        <table:table-row table:style-name="ro1">
          <table:table-cell table:formula="of:=[.A480]+1" office:value-type="float" office:value="84">
            <text:p>84</text:p>
          </table:table-cell>
          <table:table-cell table:formula="of:=CHAR([.A506])" office:value-type="string" office:string-value="T">
            <text:p>T</text:p>
          </table:table-cell>
          <table:table-cell table:formula="of:=[.C480]" office:value-type="float" office:value="76">
            <text:p>76</text:p>
          </table:table-cell>
          <table:table-cell table:formula="of:=CHAR([.C506])" office:value-type="string" office:string-value="L">
            <text:p>L</text:p>
          </table:table-cell>
          <table:table-cell table:formula="of:=CONCATENATE([.B506];[.D506])" office:value-type="string" office:string-value="TL">
            <text:p>TL</text:p>
          </table:table-cell>
          <table:table-cell table:formula="of:=CONCATENATE(&quot;inline int Inline&quot;;[.$E506];&quot;(const int x) { return ((std::rand() % 2) ? Inline&quot;;[.$E505];&quot;(x) : Inline&quot;;[.$E504];&quot;(x)) + 2; }&quot;)" office:value-type="string" office:string-value="inline int InlineTL(const int x) { return ((std::rand() % 2) ? InlineTK(x) : InlineTJ(x)) + 2; }">
            <text:p>inline int InlineTL(const int x) { return ((std::rand() % 2) ? InlineTK(x) : InlineTJ(x)) + 2; }</text:p>
          </table:table-cell>
          <table:table-cell table:formula="of:=CONCATENATE(&quot;int NonInline&quot;;[.$E506];&quot;(const int x) { return ((std::rand() % 2) ? NonInline&quot;;[.$E505];&quot;(x) : NonInline&quot;;[.$E504];&quot;(x)) + 2; }&quot;)" office:value-type="string" office:string-value="int NonInlineTL(const int x) { return ((std::rand() % 2) ? NonInlineTK(x) : NonInlineTJ(x)) + 2; }">
            <text:p>int NonInlineTL(const int x) { return ((std::rand() % 2) ? NonInlineTK(x) : NonInlineTJ(x)) + 2; }</text:p>
          </table:table-cell>
        </table:table-row>
        <table:table-row table:style-name="ro1">
          <table:table-cell table:formula="of:=[.A481]+1" office:value-type="float" office:value="84">
            <text:p>84</text:p>
          </table:table-cell>
          <table:table-cell table:formula="of:=CHAR([.A507])" office:value-type="string" office:string-value="T">
            <text:p>T</text:p>
          </table:table-cell>
          <table:table-cell table:formula="of:=[.C481]" office:value-type="float" office:value="77">
            <text:p>77</text:p>
          </table:table-cell>
          <table:table-cell table:formula="of:=CHAR([.C507])" office:value-type="string" office:string-value="M">
            <text:p>M</text:p>
          </table:table-cell>
          <table:table-cell table:formula="of:=CONCATENATE([.B507];[.D507])" office:value-type="string" office:string-value="TM">
            <text:p>TM</text:p>
          </table:table-cell>
          <table:table-cell table:formula="of:=CONCATENATE(&quot;inline int Inline&quot;;[.$E507];&quot;(const int x) { return ((std::rand() % 2) ? Inline&quot;;[.$E506];&quot;(x) : Inline&quot;;[.$E505];&quot;(x)) + 2; }&quot;)" office:value-type="string" office:string-value="inline int InlineTM(const int x) { return ((std::rand() % 2) ? InlineTL(x) : InlineTK(x)) + 2; }">
            <text:p>inline int InlineTM(const int x) { return ((std::rand() % 2) ? InlineTL(x) : InlineTK(x)) + 2; }</text:p>
          </table:table-cell>
          <table:table-cell table:formula="of:=CONCATENATE(&quot;int NonInline&quot;;[.$E507];&quot;(const int x) { return ((std::rand() % 2) ? NonInline&quot;;[.$E506];&quot;(x) : NonInline&quot;;[.$E505];&quot;(x)) + 2; }&quot;)" office:value-type="string" office:string-value="int NonInlineTM(const int x) { return ((std::rand() % 2) ? NonInlineTL(x) : NonInlineTK(x)) + 2; }">
            <text:p>int NonInlineTM(const int x) { return ((std::rand() % 2) ? NonInlineTL(x) : NonInlineTK(x)) + 2; }</text:p>
          </table:table-cell>
        </table:table-row>
        <table:table-row table:style-name="ro1">
          <table:table-cell table:formula="of:=[.A482]+1" office:value-type="float" office:value="84">
            <text:p>84</text:p>
          </table:table-cell>
          <table:table-cell table:formula="of:=CHAR([.A508])" office:value-type="string" office:string-value="T">
            <text:p>T</text:p>
          </table:table-cell>
          <table:table-cell table:formula="of:=[.C482]" office:value-type="float" office:value="78">
            <text:p>78</text:p>
          </table:table-cell>
          <table:table-cell table:formula="of:=CHAR([.C508])" office:value-type="string" office:string-value="N">
            <text:p>N</text:p>
          </table:table-cell>
          <table:table-cell table:formula="of:=CONCATENATE([.B508];[.D508])" office:value-type="string" office:string-value="TN">
            <text:p>TN</text:p>
          </table:table-cell>
          <table:table-cell table:formula="of:=CONCATENATE(&quot;inline int Inline&quot;;[.$E508];&quot;(const int x) { return ((std::rand() % 2) ? Inline&quot;;[.$E507];&quot;(x) : Inline&quot;;[.$E506];&quot;(x)) + 2; }&quot;)" office:value-type="string" office:string-value="inline int InlineTN(const int x) { return ((std::rand() % 2) ? InlineTM(x) : InlineTL(x)) + 2; }">
            <text:p>inline int InlineTN(const int x) { return ((std::rand() % 2) ? InlineTM(x) : InlineTL(x)) + 2; }</text:p>
          </table:table-cell>
          <table:table-cell table:formula="of:=CONCATENATE(&quot;int NonInline&quot;;[.$E508];&quot;(const int x) { return ((std::rand() % 2) ? NonInline&quot;;[.$E507];&quot;(x) : NonInline&quot;;[.$E506];&quot;(x)) + 2; }&quot;)" office:value-type="string" office:string-value="int NonInlineTN(const int x) { return ((std::rand() % 2) ? NonInlineTM(x) : NonInlineTL(x)) + 2; }">
            <text:p>int NonInlineTN(const int x) { return ((std::rand() % 2) ? NonInlineTM(x) : NonInlineTL(x)) + 2; }</text:p>
          </table:table-cell>
        </table:table-row>
        <table:table-row table:style-name="ro1">
          <table:table-cell table:formula="of:=[.A483]+1" office:value-type="float" office:value="84">
            <text:p>84</text:p>
          </table:table-cell>
          <table:table-cell table:formula="of:=CHAR([.A509])" office:value-type="string" office:string-value="T">
            <text:p>T</text:p>
          </table:table-cell>
          <table:table-cell table:formula="of:=[.C483]" office:value-type="float" office:value="79">
            <text:p>79</text:p>
          </table:table-cell>
          <table:table-cell table:formula="of:=CHAR([.C509])" office:value-type="string" office:string-value="O">
            <text:p>O</text:p>
          </table:table-cell>
          <table:table-cell table:formula="of:=CONCATENATE([.B509];[.D509])" office:value-type="string" office:string-value="TO">
            <text:p>TO</text:p>
          </table:table-cell>
          <table:table-cell table:formula="of:=CONCATENATE(&quot;inline int Inline&quot;;[.$E509];&quot;(const int x) { return ((std::rand() % 2) ? Inline&quot;;[.$E508];&quot;(x) : Inline&quot;;[.$E507];&quot;(x)) + 2; }&quot;)" office:value-type="string" office:string-value="inline int InlineTO(const int x) { return ((std::rand() % 2) ? InlineTN(x) : InlineTM(x)) + 2; }">
            <text:p>inline int InlineTO(const int x) { return ((std::rand() % 2) ? InlineTN(x) : InlineTM(x)) + 2; }</text:p>
          </table:table-cell>
          <table:table-cell table:formula="of:=CONCATENATE(&quot;int NonInline&quot;;[.$E509];&quot;(const int x) { return ((std::rand() % 2) ? NonInline&quot;;[.$E508];&quot;(x) : NonInline&quot;;[.$E507];&quot;(x)) + 2; }&quot;)" office:value-type="string" office:string-value="int NonInlineTO(const int x) { return ((std::rand() % 2) ? NonInlineTN(x) : NonInlineTM(x)) + 2; }">
            <text:p>int NonInlineTO(const int x) { return ((std::rand() % 2) ? NonInlineTN(x) : NonInlineTM(x)) + 2; }</text:p>
          </table:table-cell>
        </table:table-row>
        <table:table-row table:style-name="ro1">
          <table:table-cell table:formula="of:=[.A484]+1" office:value-type="float" office:value="84">
            <text:p>84</text:p>
          </table:table-cell>
          <table:table-cell table:formula="of:=CHAR([.A510])" office:value-type="string" office:string-value="T">
            <text:p>T</text:p>
          </table:table-cell>
          <table:table-cell table:formula="of:=[.C484]" office:value-type="float" office:value="80">
            <text:p>80</text:p>
          </table:table-cell>
          <table:table-cell table:formula="of:=CHAR([.C510])" office:value-type="string" office:string-value="P">
            <text:p>P</text:p>
          </table:table-cell>
          <table:table-cell table:formula="of:=CONCATENATE([.B510];[.D510])" office:value-type="string" office:string-value="TP">
            <text:p>TP</text:p>
          </table:table-cell>
          <table:table-cell table:formula="of:=CONCATENATE(&quot;inline int Inline&quot;;[.$E510];&quot;(const int x) { return ((std::rand() % 2) ? Inline&quot;;[.$E509];&quot;(x) : Inline&quot;;[.$E508];&quot;(x)) + 2; }&quot;)" office:value-type="string" office:string-value="inline int InlineTP(const int x) { return ((std::rand() % 2) ? InlineTO(x) : InlineTN(x)) + 2; }">
            <text:p>inline int InlineTP(const int x) { return ((std::rand() % 2) ? InlineTO(x) : InlineTN(x)) + 2; }</text:p>
          </table:table-cell>
          <table:table-cell table:formula="of:=CONCATENATE(&quot;int NonInline&quot;;[.$E510];&quot;(const int x) { return ((std::rand() % 2) ? NonInline&quot;;[.$E509];&quot;(x) : NonInline&quot;;[.$E508];&quot;(x)) + 2; }&quot;)" office:value-type="string" office:string-value="int NonInlineTP(const int x) { return ((std::rand() % 2) ? NonInlineTO(x) : NonInlineTN(x)) + 2; }">
            <text:p>int NonInlineTP(const int x) { return ((std::rand() % 2) ? NonInlineTO(x) : NonInlineTN(x)) + 2; }</text:p>
          </table:table-cell>
        </table:table-row>
        <table:table-row table:style-name="ro1">
          <table:table-cell table:formula="of:=[.A485]+1" office:value-type="float" office:value="84">
            <text:p>84</text:p>
          </table:table-cell>
          <table:table-cell table:formula="of:=CHAR([.A511])" office:value-type="string" office:string-value="T">
            <text:p>T</text:p>
          </table:table-cell>
          <table:table-cell table:formula="of:=[.C485]" office:value-type="float" office:value="81">
            <text:p>81</text:p>
          </table:table-cell>
          <table:table-cell table:formula="of:=CHAR([.C511])" office:value-type="string" office:string-value="Q">
            <text:p>Q</text:p>
          </table:table-cell>
          <table:table-cell table:formula="of:=CONCATENATE([.B511];[.D511])" office:value-type="string" office:string-value="TQ">
            <text:p>TQ</text:p>
          </table:table-cell>
          <table:table-cell table:formula="of:=CONCATENATE(&quot;inline int Inline&quot;;[.$E511];&quot;(const int x) { return ((std::rand() % 2) ? Inline&quot;;[.$E510];&quot;(x) : Inline&quot;;[.$E509];&quot;(x)) + 2; }&quot;)" office:value-type="string" office:string-value="inline int InlineTQ(const int x) { return ((std::rand() % 2) ? InlineTP(x) : InlineTO(x)) + 2; }">
            <text:p>inline int InlineTQ(const int x) { return ((std::rand() % 2) ? InlineTP(x) : InlineTO(x)) + 2; }</text:p>
          </table:table-cell>
          <table:table-cell table:formula="of:=CONCATENATE(&quot;int NonInline&quot;;[.$E511];&quot;(const int x) { return ((std::rand() % 2) ? NonInline&quot;;[.$E510];&quot;(x) : NonInline&quot;;[.$E509];&quot;(x)) + 2; }&quot;)" office:value-type="string" office:string-value="int NonInlineTQ(const int x) { return ((std::rand() % 2) ? NonInlineTP(x) : NonInlineTO(x)) + 2; }">
            <text:p>int NonInlineTQ(const int x) { return ((std::rand() % 2) ? NonInlineTP(x) : NonInlineTO(x)) + 2; }</text:p>
          </table:table-cell>
        </table:table-row>
        <table:table-row table:style-name="ro1">
          <table:table-cell table:formula="of:=[.A486]+1" office:value-type="float" office:value="84">
            <text:p>84</text:p>
          </table:table-cell>
          <table:table-cell table:formula="of:=CHAR([.A512])" office:value-type="string" office:string-value="T">
            <text:p>T</text:p>
          </table:table-cell>
          <table:table-cell table:formula="of:=[.C486]" office:value-type="float" office:value="82">
            <text:p>82</text:p>
          </table:table-cell>
          <table:table-cell table:formula="of:=CHAR([.C512])" office:value-type="string" office:string-value="R">
            <text:p>R</text:p>
          </table:table-cell>
          <table:table-cell table:formula="of:=CONCATENATE([.B512];[.D512])" office:value-type="string" office:string-value="TR">
            <text:p>TR</text:p>
          </table:table-cell>
          <table:table-cell table:formula="of:=CONCATENATE(&quot;inline int Inline&quot;;[.$E512];&quot;(const int x) { return ((std::rand() % 2) ? Inline&quot;;[.$E511];&quot;(x) : Inline&quot;;[.$E510];&quot;(x)) + 2; }&quot;)" office:value-type="string" office:string-value="inline int InlineTR(const int x) { return ((std::rand() % 2) ? InlineTQ(x) : InlineTP(x)) + 2; }">
            <text:p>inline int InlineTR(const int x) { return ((std::rand() % 2) ? InlineTQ(x) : InlineTP(x)) + 2; }</text:p>
          </table:table-cell>
          <table:table-cell table:formula="of:=CONCATENATE(&quot;int NonInline&quot;;[.$E512];&quot;(const int x) { return ((std::rand() % 2) ? NonInline&quot;;[.$E511];&quot;(x) : NonInline&quot;;[.$E510];&quot;(x)) + 2; }&quot;)" office:value-type="string" office:string-value="int NonInlineTR(const int x) { return ((std::rand() % 2) ? NonInlineTQ(x) : NonInlineTP(x)) + 2; }">
            <text:p>int NonInlineTR(const int x) { return ((std::rand() % 2) ? NonInlineTQ(x) : NonInlineTP(x)) + 2; }</text:p>
          </table:table-cell>
        </table:table-row>
        <table:table-row table:style-name="ro1">
          <table:table-cell table:formula="of:=[.A487]+1" office:value-type="float" office:value="84">
            <text:p>84</text:p>
          </table:table-cell>
          <table:table-cell table:formula="of:=CHAR([.A513])" office:value-type="string" office:string-value="T">
            <text:p>T</text:p>
          </table:table-cell>
          <table:table-cell table:formula="of:=[.C487]" office:value-type="float" office:value="83">
            <text:p>83</text:p>
          </table:table-cell>
          <table:table-cell table:formula="of:=CHAR([.C513])" office:value-type="string" office:string-value="S">
            <text:p>S</text:p>
          </table:table-cell>
          <table:table-cell table:formula="of:=CONCATENATE([.B513];[.D513])" office:value-type="string" office:string-value="TS">
            <text:p>TS</text:p>
          </table:table-cell>
          <table:table-cell table:formula="of:=CONCATENATE(&quot;inline int Inline&quot;;[.$E513];&quot;(const int x) { return ((std::rand() % 2) ? Inline&quot;;[.$E512];&quot;(x) : Inline&quot;;[.$E511];&quot;(x)) + 2; }&quot;)" office:value-type="string" office:string-value="inline int InlineTS(const int x) { return ((std::rand() % 2) ? InlineTR(x) : InlineTQ(x)) + 2; }">
            <text:p>inline int InlineTS(const int x) { return ((std::rand() % 2) ? InlineTR(x) : InlineTQ(x)) + 2; }</text:p>
          </table:table-cell>
          <table:table-cell table:formula="of:=CONCATENATE(&quot;int NonInline&quot;;[.$E513];&quot;(const int x) { return ((std::rand() % 2) ? NonInline&quot;;[.$E512];&quot;(x) : NonInline&quot;;[.$E511];&quot;(x)) + 2; }&quot;)" office:value-type="string" office:string-value="int NonInlineTS(const int x) { return ((std::rand() % 2) ? NonInlineTR(x) : NonInlineTQ(x)) + 2; }">
            <text:p>int NonInlineTS(const int x) { return ((std::rand() % 2) ? NonInlineTR(x) : NonInlineTQ(x)) + 2; }</text:p>
          </table:table-cell>
        </table:table-row>
        <table:table-row table:style-name="ro1">
          <table:table-cell table:formula="of:=[.A488]+1" office:value-type="float" office:value="84">
            <text:p>84</text:p>
          </table:table-cell>
          <table:table-cell table:formula="of:=CHAR([.A514])" office:value-type="string" office:string-value="T">
            <text:p>T</text:p>
          </table:table-cell>
          <table:table-cell table:formula="of:=[.C488]" office:value-type="float" office:value="84">
            <text:p>84</text:p>
          </table:table-cell>
          <table:table-cell table:formula="of:=CHAR([.C514])" office:value-type="string" office:string-value="T">
            <text:p>T</text:p>
          </table:table-cell>
          <table:table-cell table:formula="of:=CONCATENATE([.B514];[.D514])" office:value-type="string" office:string-value="TT">
            <text:p>TT</text:p>
          </table:table-cell>
          <table:table-cell table:formula="of:=CONCATENATE(&quot;inline int Inline&quot;;[.$E514];&quot;(const int x) { return ((std::rand() % 2) ? Inline&quot;;[.$E513];&quot;(x) : Inline&quot;;[.$E512];&quot;(x)) + 2; }&quot;)" office:value-type="string" office:string-value="inline int InlineTT(const int x) { return ((std::rand() % 2) ? InlineTS(x) : InlineTR(x)) + 2; }">
            <text:p>inline int InlineTT(const int x) { return ((std::rand() % 2) ? InlineTS(x) : InlineTR(x)) + 2; }</text:p>
          </table:table-cell>
          <table:table-cell table:formula="of:=CONCATENATE(&quot;int NonInline&quot;;[.$E514];&quot;(const int x) { return ((std::rand() % 2) ? NonInline&quot;;[.$E513];&quot;(x) : NonInline&quot;;[.$E512];&quot;(x)) + 2; }&quot;)" office:value-type="string" office:string-value="int NonInlineTT(const int x) { return ((std::rand() % 2) ? NonInlineTS(x) : NonInlineTR(x)) + 2; }">
            <text:p>int NonInlineTT(const int x) { return ((std::rand() % 2) ? NonInlineTS(x) : NonInlineTR(x)) + 2; }</text:p>
          </table:table-cell>
        </table:table-row>
        <table:table-row table:style-name="ro1">
          <table:table-cell table:formula="of:=[.A489]+1" office:value-type="float" office:value="84">
            <text:p>84</text:p>
          </table:table-cell>
          <table:table-cell table:formula="of:=CHAR([.A515])" office:value-type="string" office:string-value="T">
            <text:p>T</text:p>
          </table:table-cell>
          <table:table-cell table:formula="of:=[.C489]" office:value-type="float" office:value="85">
            <text:p>85</text:p>
          </table:table-cell>
          <table:table-cell table:formula="of:=CHAR([.C515])" office:value-type="string" office:string-value="U">
            <text:p>U</text:p>
          </table:table-cell>
          <table:table-cell table:formula="of:=CONCATENATE([.B515];[.D515])" office:value-type="string" office:string-value="TU">
            <text:p>TU</text:p>
          </table:table-cell>
          <table:table-cell table:formula="of:=CONCATENATE(&quot;inline int Inline&quot;;[.$E515];&quot;(const int x) { return ((std::rand() % 2) ? Inline&quot;;[.$E514];&quot;(x) : Inline&quot;;[.$E513];&quot;(x)) + 2; }&quot;)" office:value-type="string" office:string-value="inline int InlineTU(const int x) { return ((std::rand() % 2) ? InlineTT(x) : InlineTS(x)) + 2; }">
            <text:p>inline int InlineTU(const int x) { return ((std::rand() % 2) ? InlineTT(x) : InlineTS(x)) + 2; }</text:p>
          </table:table-cell>
          <table:table-cell table:formula="of:=CONCATENATE(&quot;int NonInline&quot;;[.$E515];&quot;(const int x) { return ((std::rand() % 2) ? NonInline&quot;;[.$E514];&quot;(x) : NonInline&quot;;[.$E513];&quot;(x)) + 2; }&quot;)" office:value-type="string" office:string-value="int NonInlineTU(const int x) { return ((std::rand() % 2) ? NonInlineTT(x) : NonInlineTS(x)) + 2; }">
            <text:p>int NonInlineTU(const int x) { return ((std::rand() % 2) ? NonInlineTT(x) : NonInlineTS(x)) + 2; }</text:p>
          </table:table-cell>
        </table:table-row>
        <table:table-row table:style-name="ro1">
          <table:table-cell table:formula="of:=[.A490]+1" office:value-type="float" office:value="84">
            <text:p>84</text:p>
          </table:table-cell>
          <table:table-cell table:formula="of:=CHAR([.A516])" office:value-type="string" office:string-value="T">
            <text:p>T</text:p>
          </table:table-cell>
          <table:table-cell table:formula="of:=[.C490]" office:value-type="float" office:value="86">
            <text:p>86</text:p>
          </table:table-cell>
          <table:table-cell table:formula="of:=CHAR([.C516])" office:value-type="string" office:string-value="V">
            <text:p>V</text:p>
          </table:table-cell>
          <table:table-cell table:formula="of:=CONCATENATE([.B516];[.D516])" office:value-type="string" office:string-value="TV">
            <text:p>TV</text:p>
          </table:table-cell>
          <table:table-cell table:formula="of:=CONCATENATE(&quot;inline int Inline&quot;;[.$E516];&quot;(const int x) { return ((std::rand() % 2) ? Inline&quot;;[.$E515];&quot;(x) : Inline&quot;;[.$E514];&quot;(x)) + 2; }&quot;)" office:value-type="string" office:string-value="inline int InlineTV(const int x) { return ((std::rand() % 2) ? InlineTU(x) : InlineTT(x)) + 2; }">
            <text:p>inline int InlineTV(const int x) { return ((std::rand() % 2) ? InlineTU(x) : InlineTT(x)) + 2; }</text:p>
          </table:table-cell>
          <table:table-cell table:formula="of:=CONCATENATE(&quot;int NonInline&quot;;[.$E516];&quot;(const int x) { return ((std::rand() % 2) ? NonInline&quot;;[.$E515];&quot;(x) : NonInline&quot;;[.$E514];&quot;(x)) + 2; }&quot;)" office:value-type="string" office:string-value="int NonInlineTV(const int x) { return ((std::rand() % 2) ? NonInlineTU(x) : NonInlineTT(x)) + 2; }">
            <text:p>int NonInlineTV(const int x) { return ((std::rand() % 2) ? NonInlineTU(x) : NonInlineTT(x)) + 2; }</text:p>
          </table:table-cell>
        </table:table-row>
        <table:table-row table:style-name="ro1">
          <table:table-cell table:formula="of:=[.A491]+1" office:value-type="float" office:value="84">
            <text:p>84</text:p>
          </table:table-cell>
          <table:table-cell table:formula="of:=CHAR([.A517])" office:value-type="string" office:string-value="T">
            <text:p>T</text:p>
          </table:table-cell>
          <table:table-cell table:formula="of:=[.C491]" office:value-type="float" office:value="87">
            <text:p>87</text:p>
          </table:table-cell>
          <table:table-cell table:formula="of:=CHAR([.C517])" office:value-type="string" office:string-value="W">
            <text:p>W</text:p>
          </table:table-cell>
          <table:table-cell table:formula="of:=CONCATENATE([.B517];[.D517])" office:value-type="string" office:string-value="TW">
            <text:p>TW</text:p>
          </table:table-cell>
          <table:table-cell table:formula="of:=CONCATENATE(&quot;inline int Inline&quot;;[.$E517];&quot;(const int x) { return ((std::rand() % 2) ? Inline&quot;;[.$E516];&quot;(x) : Inline&quot;;[.$E515];&quot;(x)) + 2; }&quot;)" office:value-type="string" office:string-value="inline int InlineTW(const int x) { return ((std::rand() % 2) ? InlineTV(x) : InlineTU(x)) + 2; }">
            <text:p>inline int InlineTW(const int x) { return ((std::rand() % 2) ? InlineTV(x) : InlineTU(x)) + 2; }</text:p>
          </table:table-cell>
          <table:table-cell table:formula="of:=CONCATENATE(&quot;int NonInline&quot;;[.$E517];&quot;(const int x) { return ((std::rand() % 2) ? NonInline&quot;;[.$E516];&quot;(x) : NonInline&quot;;[.$E515];&quot;(x)) + 2; }&quot;)" office:value-type="string" office:string-value="int NonInlineTW(const int x) { return ((std::rand() % 2) ? NonInlineTV(x) : NonInlineTU(x)) + 2; }">
            <text:p>int NonInlineTW(const int x) { return ((std::rand() % 2) ? NonInlineTV(x) : NonInlineTU(x)) + 2; }</text:p>
          </table:table-cell>
        </table:table-row>
        <table:table-row table:style-name="ro1">
          <table:table-cell table:formula="of:=[.A492]+1" office:value-type="float" office:value="84">
            <text:p>84</text:p>
          </table:table-cell>
          <table:table-cell table:formula="of:=CHAR([.A518])" office:value-type="string" office:string-value="T">
            <text:p>T</text:p>
          </table:table-cell>
          <table:table-cell table:formula="of:=[.C492]" office:value-type="float" office:value="88">
            <text:p>88</text:p>
          </table:table-cell>
          <table:table-cell table:formula="of:=CHAR([.C518])" office:value-type="string" office:string-value="X">
            <text:p>X</text:p>
          </table:table-cell>
          <table:table-cell table:formula="of:=CONCATENATE([.B518];[.D518])" office:value-type="string" office:string-value="TX">
            <text:p>TX</text:p>
          </table:table-cell>
          <table:table-cell table:formula="of:=CONCATENATE(&quot;inline int Inline&quot;;[.$E518];&quot;(const int x) { return ((std::rand() % 2) ? Inline&quot;;[.$E517];&quot;(x) : Inline&quot;;[.$E516];&quot;(x)) + 2; }&quot;)" office:value-type="string" office:string-value="inline int InlineTX(const int x) { return ((std::rand() % 2) ? InlineTW(x) : InlineTV(x)) + 2; }">
            <text:p>inline int InlineTX(const int x) { return ((std::rand() % 2) ? InlineTW(x) : InlineTV(x)) + 2; }</text:p>
          </table:table-cell>
          <table:table-cell table:formula="of:=CONCATENATE(&quot;int NonInline&quot;;[.$E518];&quot;(const int x) { return ((std::rand() % 2) ? NonInline&quot;;[.$E517];&quot;(x) : NonInline&quot;;[.$E516];&quot;(x)) + 2; }&quot;)" office:value-type="string" office:string-value="int NonInlineTX(const int x) { return ((std::rand() % 2) ? NonInlineTW(x) : NonInlineTV(x)) + 2; }">
            <text:p>int NonInlineTX(const int x) { return ((std::rand() % 2) ? NonInlineTW(x) : NonInlineTV(x)) + 2; }</text:p>
          </table:table-cell>
        </table:table-row>
        <table:table-row table:style-name="ro1">
          <table:table-cell table:formula="of:=[.A493]+1" office:value-type="float" office:value="84">
            <text:p>84</text:p>
          </table:table-cell>
          <table:table-cell table:formula="of:=CHAR([.A519])" office:value-type="string" office:string-value="T">
            <text:p>T</text:p>
          </table:table-cell>
          <table:table-cell table:formula="of:=[.C493]" office:value-type="float" office:value="89">
            <text:p>89</text:p>
          </table:table-cell>
          <table:table-cell table:formula="of:=CHAR([.C519])" office:value-type="string" office:string-value="Y">
            <text:p>Y</text:p>
          </table:table-cell>
          <table:table-cell table:formula="of:=CONCATENATE([.B519];[.D519])" office:value-type="string" office:string-value="TY">
            <text:p>TY</text:p>
          </table:table-cell>
          <table:table-cell table:formula="of:=CONCATENATE(&quot;inline int Inline&quot;;[.$E519];&quot;(const int x) { return ((std::rand() % 2) ? Inline&quot;;[.$E518];&quot;(x) : Inline&quot;;[.$E517];&quot;(x)) + 2; }&quot;)" office:value-type="string" office:string-value="inline int InlineTY(const int x) { return ((std::rand() % 2) ? InlineTX(x) : InlineTW(x)) + 2; }">
            <text:p>inline int InlineTY(const int x) { return ((std::rand() % 2) ? InlineTX(x) : InlineTW(x)) + 2; }</text:p>
          </table:table-cell>
          <table:table-cell table:formula="of:=CONCATENATE(&quot;int NonInline&quot;;[.$E519];&quot;(const int x) { return ((std::rand() % 2) ? NonInline&quot;;[.$E518];&quot;(x) : NonInline&quot;;[.$E517];&quot;(x)) + 2; }&quot;)" office:value-type="string" office:string-value="int NonInlineTY(const int x) { return ((std::rand() % 2) ? NonInlineTX(x) : NonInlineTW(x)) + 2; }">
            <text:p>int NonInlineTY(const int x) { return ((std::rand() % 2) ? NonInlineTX(x) : NonInlineTW(x)) + 2; }</text:p>
          </table:table-cell>
        </table:table-row>
        <table:table-row table:style-name="ro1">
          <table:table-cell table:formula="of:=[.A494]+1" office:value-type="float" office:value="84">
            <text:p>84</text:p>
          </table:table-cell>
          <table:table-cell table:formula="of:=CHAR([.A520])" office:value-type="string" office:string-value="T">
            <text:p>T</text:p>
          </table:table-cell>
          <table:table-cell table:formula="of:=[.C494]" office:value-type="float" office:value="90">
            <text:p>90</text:p>
          </table:table-cell>
          <table:table-cell table:formula="of:=CHAR([.C520])" office:value-type="string" office:string-value="Z">
            <text:p>Z</text:p>
          </table:table-cell>
          <table:table-cell table:formula="of:=CONCATENATE([.B520];[.D520])" office:value-type="string" office:string-value="TZ">
            <text:p>TZ</text:p>
          </table:table-cell>
          <table:table-cell table:formula="of:=CONCATENATE(&quot;inline int Inline&quot;;[.$E520];&quot;(const int x) { return ((std::rand() % 2) ? Inline&quot;;[.$E519];&quot;(x) : Inline&quot;;[.$E518];&quot;(x)) + 2; }&quot;)" office:value-type="string" office:string-value="inline int InlineTZ(const int x) { return ((std::rand() % 2) ? InlineTY(x) : InlineTX(x)) + 2; }">
            <text:p>inline int InlineTZ(const int x) { return ((std::rand() % 2) ? InlineTY(x) : InlineTX(x)) + 2; }</text:p>
          </table:table-cell>
          <table:table-cell table:formula="of:=CONCATENATE(&quot;int NonInline&quot;;[.$E520];&quot;(const int x) { return ((std::rand() % 2) ? NonInline&quot;;[.$E519];&quot;(x) : NonInline&quot;;[.$E518];&quot;(x)) + 2; }&quot;)" office:value-type="string" office:string-value="int NonInlineTZ(const int x) { return ((std::rand() % 2) ? NonInlineTY(x) : NonInlineTX(x)) + 2; }">
            <text:p>int NonInlineTZ(const int x) { return ((std::rand() % 2) ? NonInlineTY(x) : NonInlineTX(x)) + 2; }</text:p>
          </table:table-cell>
        </table:table-row>
        <table:table-row table:style-name="ro1">
          <table:table-cell table:formula="of:=[.A495]+1" office:value-type="float" office:value="85">
            <text:p>85</text:p>
          </table:table-cell>
          <table:table-cell table:formula="of:=CHAR([.A521])" office:value-type="string" office:string-value="U">
            <text:p>U</text:p>
          </table:table-cell>
          <table:table-cell table:formula="of:=[.C495]" office:value-type="float" office:value="65">
            <text:p>65</text:p>
          </table:table-cell>
          <table:table-cell table:formula="of:=CHAR([.C521])" office:value-type="string" office:string-value="A">
            <text:p>A</text:p>
          </table:table-cell>
          <table:table-cell table:formula="of:=CONCATENATE([.B521];[.D521])" office:value-type="string" office:string-value="UA">
            <text:p>UA</text:p>
          </table:table-cell>
          <table:table-cell table:formula="of:=CONCATENATE(&quot;inline int Inline&quot;;[.$E521];&quot;(const int x) { return ((std::rand() % 2) ? Inline&quot;;[.$E520];&quot;(x) : Inline&quot;;[.$E519];&quot;(x)) + 2; }&quot;)" office:value-type="string" office:string-value="inline int InlineUA(const int x) { return ((std::rand() % 2) ? InlineTZ(x) : InlineTY(x)) + 2; }">
            <text:p>inline int InlineUA(const int x) { return ((std::rand() % 2) ? InlineTZ(x) : InlineTY(x)) + 2; }</text:p>
          </table:table-cell>
          <table:table-cell table:formula="of:=CONCATENATE(&quot;int NonInline&quot;;[.$E521];&quot;(const int x) { return ((std::rand() % 2) ? NonInline&quot;;[.$E520];&quot;(x) : NonInline&quot;;[.$E519];&quot;(x)) + 2; }&quot;)" office:value-type="string" office:string-value="int NonInlineUA(const int x) { return ((std::rand() % 2) ? NonInlineTZ(x) : NonInlineTY(x)) + 2; }">
            <text:p>int NonInlineUA(const int x) { return ((std::rand() % 2) ? NonInlineTZ(x) : NonInlineTY(x)) + 2; }</text:p>
          </table:table-cell>
        </table:table-row>
        <table:table-row table:style-name="ro1">
          <table:table-cell table:formula="of:=[.A496]+1" office:value-type="float" office:value="85">
            <text:p>85</text:p>
          </table:table-cell>
          <table:table-cell table:formula="of:=CHAR([.A522])" office:value-type="string" office:string-value="U">
            <text:p>U</text:p>
          </table:table-cell>
          <table:table-cell table:formula="of:=[.C496]" office:value-type="float" office:value="66">
            <text:p>66</text:p>
          </table:table-cell>
          <table:table-cell table:formula="of:=CHAR([.C522])" office:value-type="string" office:string-value="B">
            <text:p>B</text:p>
          </table:table-cell>
          <table:table-cell table:formula="of:=CONCATENATE([.B522];[.D522])" office:value-type="string" office:string-value="UB">
            <text:p>UB</text:p>
          </table:table-cell>
          <table:table-cell table:formula="of:=CONCATENATE(&quot;inline int Inline&quot;;[.$E522];&quot;(const int x) { return ((std::rand() % 2) ? Inline&quot;;[.$E521];&quot;(x) : Inline&quot;;[.$E520];&quot;(x)) + 2; }&quot;)" office:value-type="string" office:string-value="inline int InlineUB(const int x) { return ((std::rand() % 2) ? InlineUA(x) : InlineTZ(x)) + 2; }">
            <text:p>inline int InlineUB(const int x) { return ((std::rand() % 2) ? InlineUA(x) : InlineTZ(x)) + 2; }</text:p>
          </table:table-cell>
          <table:table-cell table:formula="of:=CONCATENATE(&quot;int NonInline&quot;;[.$E522];&quot;(const int x) { return ((std::rand() % 2) ? NonInline&quot;;[.$E521];&quot;(x) : NonInline&quot;;[.$E520];&quot;(x)) + 2; }&quot;)" office:value-type="string" office:string-value="int NonInlineUB(const int x) { return ((std::rand() % 2) ? NonInlineUA(x) : NonInlineTZ(x)) + 2; }">
            <text:p>int NonInlineUB(const int x) { return ((std::rand() % 2) ? NonInlineUA(x) : NonInlineTZ(x)) + 2; }</text:p>
          </table:table-cell>
        </table:table-row>
        <table:table-row table:style-name="ro1">
          <table:table-cell table:formula="of:=[.A497]+1" office:value-type="float" office:value="85">
            <text:p>85</text:p>
          </table:table-cell>
          <table:table-cell table:formula="of:=CHAR([.A523])" office:value-type="string" office:string-value="U">
            <text:p>U</text:p>
          </table:table-cell>
          <table:table-cell table:formula="of:=[.C497]" office:value-type="float" office:value="67">
            <text:p>67</text:p>
          </table:table-cell>
          <table:table-cell table:formula="of:=CHAR([.C523])" office:value-type="string" office:string-value="C">
            <text:p>C</text:p>
          </table:table-cell>
          <table:table-cell table:formula="of:=CONCATENATE([.B523];[.D523])" office:value-type="string" office:string-value="UC">
            <text:p>UC</text:p>
          </table:table-cell>
          <table:table-cell table:formula="of:=CONCATENATE(&quot;inline int Inline&quot;;[.$E523];&quot;(const int x) { return ((std::rand() % 2) ? Inline&quot;;[.$E522];&quot;(x) : Inline&quot;;[.$E521];&quot;(x)) + 2; }&quot;)" office:value-type="string" office:string-value="inline int InlineUC(const int x) { return ((std::rand() % 2) ? InlineUB(x) : InlineUA(x)) + 2; }">
            <text:p>inline int InlineUC(const int x) { return ((std::rand() % 2) ? InlineUB(x) : InlineUA(x)) + 2; }</text:p>
          </table:table-cell>
          <table:table-cell table:formula="of:=CONCATENATE(&quot;int NonInline&quot;;[.$E523];&quot;(const int x) { return ((std::rand() % 2) ? NonInline&quot;;[.$E522];&quot;(x) : NonInline&quot;;[.$E521];&quot;(x)) + 2; }&quot;)" office:value-type="string" office:string-value="int NonInlineUC(const int x) { return ((std::rand() % 2) ? NonInlineUB(x) : NonInlineUA(x)) + 2; }">
            <text:p>int NonInlineUC(const int x) { return ((std::rand() % 2) ? NonInlineUB(x) : NonInlineUA(x)) + 2; }</text:p>
          </table:table-cell>
        </table:table-row>
        <table:table-row table:style-name="ro1">
          <table:table-cell table:formula="of:=[.A498]+1" office:value-type="float" office:value="85">
            <text:p>85</text:p>
          </table:table-cell>
          <table:table-cell table:formula="of:=CHAR([.A524])" office:value-type="string" office:string-value="U">
            <text:p>U</text:p>
          </table:table-cell>
          <table:table-cell table:formula="of:=[.C498]" office:value-type="float" office:value="68">
            <text:p>68</text:p>
          </table:table-cell>
          <table:table-cell table:formula="of:=CHAR([.C524])" office:value-type="string" office:string-value="D">
            <text:p>D</text:p>
          </table:table-cell>
          <table:table-cell table:formula="of:=CONCATENATE([.B524];[.D524])" office:value-type="string" office:string-value="UD">
            <text:p>UD</text:p>
          </table:table-cell>
          <table:table-cell table:formula="of:=CONCATENATE(&quot;inline int Inline&quot;;[.$E524];&quot;(const int x) { return ((std::rand() % 2) ? Inline&quot;;[.$E523];&quot;(x) : Inline&quot;;[.$E522];&quot;(x)) + 2; }&quot;)" office:value-type="string" office:string-value="inline int InlineUD(const int x) { return ((std::rand() % 2) ? InlineUC(x) : InlineUB(x)) + 2; }">
            <text:p>inline int InlineUD(const int x) { return ((std::rand() % 2) ? InlineUC(x) : InlineUB(x)) + 2; }</text:p>
          </table:table-cell>
          <table:table-cell table:formula="of:=CONCATENATE(&quot;int NonInline&quot;;[.$E524];&quot;(const int x) { return ((std::rand() % 2) ? NonInline&quot;;[.$E523];&quot;(x) : NonInline&quot;;[.$E522];&quot;(x)) + 2; }&quot;)" office:value-type="string" office:string-value="int NonInlineUD(const int x) { return ((std::rand() % 2) ? NonInlineUC(x) : NonInlineUB(x)) + 2; }">
            <text:p>int NonInlineUD(const int x) { return ((std::rand() % 2) ? NonInlineUC(x) : NonInlineUB(x)) + 2; }</text:p>
          </table:table-cell>
        </table:table-row>
        <table:table-row table:style-name="ro1">
          <table:table-cell table:formula="of:=[.A499]+1" office:value-type="float" office:value="85">
            <text:p>85</text:p>
          </table:table-cell>
          <table:table-cell table:formula="of:=CHAR([.A525])" office:value-type="string" office:string-value="U">
            <text:p>U</text:p>
          </table:table-cell>
          <table:table-cell table:formula="of:=[.C499]" office:value-type="float" office:value="69">
            <text:p>69</text:p>
          </table:table-cell>
          <table:table-cell table:formula="of:=CHAR([.C525])" office:value-type="string" office:string-value="E">
            <text:p>E</text:p>
          </table:table-cell>
          <table:table-cell table:formula="of:=CONCATENATE([.B525];[.D525])" office:value-type="string" office:string-value="UE">
            <text:p>UE</text:p>
          </table:table-cell>
          <table:table-cell table:formula="of:=CONCATENATE(&quot;inline int Inline&quot;;[.$E525];&quot;(const int x) { return ((std::rand() % 2) ? Inline&quot;;[.$E524];&quot;(x) : Inline&quot;;[.$E523];&quot;(x)) + 2; }&quot;)" office:value-type="string" office:string-value="inline int InlineUE(const int x) { return ((std::rand() % 2) ? InlineUD(x) : InlineUC(x)) + 2; }">
            <text:p>inline int InlineUE(const int x) { return ((std::rand() % 2) ? InlineUD(x) : InlineUC(x)) + 2; }</text:p>
          </table:table-cell>
          <table:table-cell table:formula="of:=CONCATENATE(&quot;int NonInline&quot;;[.$E525];&quot;(const int x) { return ((std::rand() % 2) ? NonInline&quot;;[.$E524];&quot;(x) : NonInline&quot;;[.$E523];&quot;(x)) + 2; }&quot;)" office:value-type="string" office:string-value="int NonInlineUE(const int x) { return ((std::rand() % 2) ? NonInlineUD(x) : NonInlineUC(x)) + 2; }">
            <text:p>int NonInlineUE(const int x) { return ((std::rand() % 2) ? NonInlineUD(x) : NonInlineUC(x)) + 2; }</text:p>
          </table:table-cell>
        </table:table-row>
        <table:table-row table:style-name="ro1">
          <table:table-cell table:formula="of:=[.A500]+1" office:value-type="float" office:value="85">
            <text:p>85</text:p>
          </table:table-cell>
          <table:table-cell table:formula="of:=CHAR([.A526])" office:value-type="string" office:string-value="U">
            <text:p>U</text:p>
          </table:table-cell>
          <table:table-cell table:formula="of:=[.C500]" office:value-type="float" office:value="70">
            <text:p>70</text:p>
          </table:table-cell>
          <table:table-cell table:formula="of:=CHAR([.C526])" office:value-type="string" office:string-value="F">
            <text:p>F</text:p>
          </table:table-cell>
          <table:table-cell table:formula="of:=CONCATENATE([.B526];[.D526])" office:value-type="string" office:string-value="UF">
            <text:p>UF</text:p>
          </table:table-cell>
          <table:table-cell table:formula="of:=CONCATENATE(&quot;inline int Inline&quot;;[.$E526];&quot;(const int x) { return ((std::rand() % 2) ? Inline&quot;;[.$E525];&quot;(x) : Inline&quot;;[.$E524];&quot;(x)) + 2; }&quot;)" office:value-type="string" office:string-value="inline int InlineUF(const int x) { return ((std::rand() % 2) ? InlineUE(x) : InlineUD(x)) + 2; }">
            <text:p>inline int InlineUF(const int x) { return ((std::rand() % 2) ? InlineUE(x) : InlineUD(x)) + 2; }</text:p>
          </table:table-cell>
          <table:table-cell table:formula="of:=CONCATENATE(&quot;int NonInline&quot;;[.$E526];&quot;(const int x) { return ((std::rand() % 2) ? NonInline&quot;;[.$E525];&quot;(x) : NonInline&quot;;[.$E524];&quot;(x)) + 2; }&quot;)" office:value-type="string" office:string-value="int NonInlineUF(const int x) { return ((std::rand() % 2) ? NonInlineUE(x) : NonInlineUD(x)) + 2; }">
            <text:p>int NonInlineUF(const int x) { return ((std::rand() % 2) ? NonInlineUE(x) : NonInlineUD(x)) + 2; }</text:p>
          </table:table-cell>
        </table:table-row>
        <table:table-row table:style-name="ro1">
          <table:table-cell table:formula="of:=[.A501]+1" office:value-type="float" office:value="85">
            <text:p>85</text:p>
          </table:table-cell>
          <table:table-cell table:formula="of:=CHAR([.A527])" office:value-type="string" office:string-value="U">
            <text:p>U</text:p>
          </table:table-cell>
          <table:table-cell table:formula="of:=[.C501]" office:value-type="float" office:value="71">
            <text:p>71</text:p>
          </table:table-cell>
          <table:table-cell table:formula="of:=CHAR([.C527])" office:value-type="string" office:string-value="G">
            <text:p>G</text:p>
          </table:table-cell>
          <table:table-cell table:formula="of:=CONCATENATE([.B527];[.D527])" office:value-type="string" office:string-value="UG">
            <text:p>UG</text:p>
          </table:table-cell>
          <table:table-cell table:formula="of:=CONCATENATE(&quot;inline int Inline&quot;;[.$E527];&quot;(const int x) { return ((std::rand() % 2) ? Inline&quot;;[.$E526];&quot;(x) : Inline&quot;;[.$E525];&quot;(x)) + 2; }&quot;)" office:value-type="string" office:string-value="inline int InlineUG(const int x) { return ((std::rand() % 2) ? InlineUF(x) : InlineUE(x)) + 2; }">
            <text:p>inline int InlineUG(const int x) { return ((std::rand() % 2) ? InlineUF(x) : InlineUE(x)) + 2; }</text:p>
          </table:table-cell>
          <table:table-cell table:formula="of:=CONCATENATE(&quot;int NonInline&quot;;[.$E527];&quot;(const int x) { return ((std::rand() % 2) ? NonInline&quot;;[.$E526];&quot;(x) : NonInline&quot;;[.$E525];&quot;(x)) + 2; }&quot;)" office:value-type="string" office:string-value="int NonInlineUG(const int x) { return ((std::rand() % 2) ? NonInlineUF(x) : NonInlineUE(x)) + 2; }">
            <text:p>int NonInlineUG(const int x) { return ((std::rand() % 2) ? NonInlineUF(x) : NonInlineUE(x)) + 2; }</text:p>
          </table:table-cell>
        </table:table-row>
        <table:table-row table:style-name="ro1">
          <table:table-cell table:formula="of:=[.A502]+1" office:value-type="float" office:value="85">
            <text:p>85</text:p>
          </table:table-cell>
          <table:table-cell table:formula="of:=CHAR([.A528])" office:value-type="string" office:string-value="U">
            <text:p>U</text:p>
          </table:table-cell>
          <table:table-cell table:formula="of:=[.C502]" office:value-type="float" office:value="72">
            <text:p>72</text:p>
          </table:table-cell>
          <table:table-cell table:formula="of:=CHAR([.C528])" office:value-type="string" office:string-value="H">
            <text:p>H</text:p>
          </table:table-cell>
          <table:table-cell table:formula="of:=CONCATENATE([.B528];[.D528])" office:value-type="string" office:string-value="UH">
            <text:p>UH</text:p>
          </table:table-cell>
          <table:table-cell table:formula="of:=CONCATENATE(&quot;inline int Inline&quot;;[.$E528];&quot;(const int x) { return ((std::rand() % 2) ? Inline&quot;;[.$E527];&quot;(x) : Inline&quot;;[.$E526];&quot;(x)) + 2; }&quot;)" office:value-type="string" office:string-value="inline int InlineUH(const int x) { return ((std::rand() % 2) ? InlineUG(x) : InlineUF(x)) + 2; }">
            <text:p>inline int InlineUH(const int x) { return ((std::rand() % 2) ? InlineUG(x) : InlineUF(x)) + 2; }</text:p>
          </table:table-cell>
          <table:table-cell table:formula="of:=CONCATENATE(&quot;int NonInline&quot;;[.$E528];&quot;(const int x) { return ((std::rand() % 2) ? NonInline&quot;;[.$E527];&quot;(x) : NonInline&quot;;[.$E526];&quot;(x)) + 2; }&quot;)" office:value-type="string" office:string-value="int NonInlineUH(const int x) { return ((std::rand() % 2) ? NonInlineUG(x) : NonInlineUF(x)) + 2; }">
            <text:p>int NonInlineUH(const int x) { return ((std::rand() % 2) ? NonInlineUG(x) : NonInlineUF(x)) + 2; }</text:p>
          </table:table-cell>
        </table:table-row>
        <table:table-row table:style-name="ro1">
          <table:table-cell table:formula="of:=[.A503]+1" office:value-type="float" office:value="85">
            <text:p>85</text:p>
          </table:table-cell>
          <table:table-cell table:formula="of:=CHAR([.A529])" office:value-type="string" office:string-value="U">
            <text:p>U</text:p>
          </table:table-cell>
          <table:table-cell table:formula="of:=[.C503]" office:value-type="float" office:value="73">
            <text:p>73</text:p>
          </table:table-cell>
          <table:table-cell table:formula="of:=CHAR([.C529])" office:value-type="string" office:string-value="I">
            <text:p>I</text:p>
          </table:table-cell>
          <table:table-cell table:formula="of:=CONCATENATE([.B529];[.D529])" office:value-type="string" office:string-value="UI">
            <text:p>UI</text:p>
          </table:table-cell>
          <table:table-cell table:formula="of:=CONCATENATE(&quot;inline int Inline&quot;;[.$E529];&quot;(const int x) { return ((std::rand() % 2) ? Inline&quot;;[.$E528];&quot;(x) : Inline&quot;;[.$E527];&quot;(x)) + 2; }&quot;)" office:value-type="string" office:string-value="inline int InlineUI(const int x) { return ((std::rand() % 2) ? InlineUH(x) : InlineUG(x)) + 2; }">
            <text:p>inline int InlineUI(const int x) { return ((std::rand() % 2) ? InlineUH(x) : InlineUG(x)) + 2; }</text:p>
          </table:table-cell>
          <table:table-cell table:formula="of:=CONCATENATE(&quot;int NonInline&quot;;[.$E529];&quot;(const int x) { return ((std::rand() % 2) ? NonInline&quot;;[.$E528];&quot;(x) : NonInline&quot;;[.$E527];&quot;(x)) + 2; }&quot;)" office:value-type="string" office:string-value="int NonInlineUI(const int x) { return ((std::rand() % 2) ? NonInlineUH(x) : NonInlineUG(x)) + 2; }">
            <text:p>int NonInlineUI(const int x) { return ((std::rand() % 2) ? NonInlineUH(x) : NonInlineUG(x)) + 2; }</text:p>
          </table:table-cell>
        </table:table-row>
        <table:table-row table:style-name="ro1">
          <table:table-cell table:formula="of:=[.A504]+1" office:value-type="float" office:value="85">
            <text:p>85</text:p>
          </table:table-cell>
          <table:table-cell table:formula="of:=CHAR([.A530])" office:value-type="string" office:string-value="U">
            <text:p>U</text:p>
          </table:table-cell>
          <table:table-cell table:formula="of:=[.C504]" office:value-type="float" office:value="74">
            <text:p>74</text:p>
          </table:table-cell>
          <table:table-cell table:formula="of:=CHAR([.C530])" office:value-type="string" office:string-value="J">
            <text:p>J</text:p>
          </table:table-cell>
          <table:table-cell table:formula="of:=CONCATENATE([.B530];[.D530])" office:value-type="string" office:string-value="UJ">
            <text:p>UJ</text:p>
          </table:table-cell>
          <table:table-cell table:formula="of:=CONCATENATE(&quot;inline int Inline&quot;;[.$E530];&quot;(const int x) { return ((std::rand() % 2) ? Inline&quot;;[.$E529];&quot;(x) : Inline&quot;;[.$E528];&quot;(x)) + 2; }&quot;)" office:value-type="string" office:string-value="inline int InlineUJ(const int x) { return ((std::rand() % 2) ? InlineUI(x) : InlineUH(x)) + 2; }">
            <text:p>inline int InlineUJ(const int x) { return ((std::rand() % 2) ? InlineUI(x) : InlineUH(x)) + 2; }</text:p>
          </table:table-cell>
          <table:table-cell table:formula="of:=CONCATENATE(&quot;int NonInline&quot;;[.$E530];&quot;(const int x) { return ((std::rand() % 2) ? NonInline&quot;;[.$E529];&quot;(x) : NonInline&quot;;[.$E528];&quot;(x)) + 2; }&quot;)" office:value-type="string" office:string-value="int NonInlineUJ(const int x) { return ((std::rand() % 2) ? NonInlineUI(x) : NonInlineUH(x)) + 2; }">
            <text:p>int NonInlineUJ(const int x) { return ((std::rand() % 2) ? NonInlineUI(x) : NonInlineUH(x)) + 2; }</text:p>
          </table:table-cell>
        </table:table-row>
        <table:table-row table:style-name="ro1">
          <table:table-cell table:formula="of:=[.A505]+1" office:value-type="float" office:value="85">
            <text:p>85</text:p>
          </table:table-cell>
          <table:table-cell table:formula="of:=CHAR([.A531])" office:value-type="string" office:string-value="U">
            <text:p>U</text:p>
          </table:table-cell>
          <table:table-cell table:formula="of:=[.C505]" office:value-type="float" office:value="75">
            <text:p>75</text:p>
          </table:table-cell>
          <table:table-cell table:formula="of:=CHAR([.C531])" office:value-type="string" office:string-value="K">
            <text:p>K</text:p>
          </table:table-cell>
          <table:table-cell table:formula="of:=CONCATENATE([.B531];[.D531])" office:value-type="string" office:string-value="UK">
            <text:p>UK</text:p>
          </table:table-cell>
          <table:table-cell table:formula="of:=CONCATENATE(&quot;inline int Inline&quot;;[.$E531];&quot;(const int x) { return ((std::rand() % 2) ? Inline&quot;;[.$E530];&quot;(x) : Inline&quot;;[.$E529];&quot;(x)) + 2; }&quot;)" office:value-type="string" office:string-value="inline int InlineUK(const int x) { return ((std::rand() % 2) ? InlineUJ(x) : InlineUI(x)) + 2; }">
            <text:p>inline int InlineUK(const int x) { return ((std::rand() % 2) ? InlineUJ(x) : InlineUI(x)) + 2; }</text:p>
          </table:table-cell>
          <table:table-cell table:formula="of:=CONCATENATE(&quot;int NonInline&quot;;[.$E531];&quot;(const int x) { return ((std::rand() % 2) ? NonInline&quot;;[.$E530];&quot;(x) : NonInline&quot;;[.$E529];&quot;(x)) + 2; }&quot;)" office:value-type="string" office:string-value="int NonInlineUK(const int x) { return ((std::rand() % 2) ? NonInlineUJ(x) : NonInlineUI(x)) + 2; }">
            <text:p>int NonInlineUK(const int x) { return ((std::rand() % 2) ? NonInlineUJ(x) : NonInlineUI(x)) + 2; }</text:p>
          </table:table-cell>
        </table:table-row>
        <table:table-row table:style-name="ro1">
          <table:table-cell table:formula="of:=[.A506]+1" office:value-type="float" office:value="85">
            <text:p>85</text:p>
          </table:table-cell>
          <table:table-cell table:formula="of:=CHAR([.A532])" office:value-type="string" office:string-value="U">
            <text:p>U</text:p>
          </table:table-cell>
          <table:table-cell table:formula="of:=[.C506]" office:value-type="float" office:value="76">
            <text:p>76</text:p>
          </table:table-cell>
          <table:table-cell table:formula="of:=CHAR([.C532])" office:value-type="string" office:string-value="L">
            <text:p>L</text:p>
          </table:table-cell>
          <table:table-cell table:formula="of:=CONCATENATE([.B532];[.D532])" office:value-type="string" office:string-value="UL">
            <text:p>UL</text:p>
          </table:table-cell>
          <table:table-cell table:formula="of:=CONCATENATE(&quot;inline int Inline&quot;;[.$E532];&quot;(const int x) { return ((std::rand() % 2) ? Inline&quot;;[.$E531];&quot;(x) : Inline&quot;;[.$E530];&quot;(x)) + 2; }&quot;)" office:value-type="string" office:string-value="inline int InlineUL(const int x) { return ((std::rand() % 2) ? InlineUK(x) : InlineUJ(x)) + 2; }">
            <text:p>inline int InlineUL(const int x) { return ((std::rand() % 2) ? InlineUK(x) : InlineUJ(x)) + 2; }</text:p>
          </table:table-cell>
          <table:table-cell table:formula="of:=CONCATENATE(&quot;int NonInline&quot;;[.$E532];&quot;(const int x) { return ((std::rand() % 2) ? NonInline&quot;;[.$E531];&quot;(x) : NonInline&quot;;[.$E530];&quot;(x)) + 2; }&quot;)" office:value-type="string" office:string-value="int NonInlineUL(const int x) { return ((std::rand() % 2) ? NonInlineUK(x) : NonInlineUJ(x)) + 2; }">
            <text:p>int NonInlineUL(const int x) { return ((std::rand() % 2) ? NonInlineUK(x) : NonInlineUJ(x)) + 2; }</text:p>
          </table:table-cell>
        </table:table-row>
        <table:table-row table:style-name="ro1">
          <table:table-cell table:formula="of:=[.A507]+1" office:value-type="float" office:value="85">
            <text:p>85</text:p>
          </table:table-cell>
          <table:table-cell table:formula="of:=CHAR([.A533])" office:value-type="string" office:string-value="U">
            <text:p>U</text:p>
          </table:table-cell>
          <table:table-cell table:formula="of:=[.C507]" office:value-type="float" office:value="77">
            <text:p>77</text:p>
          </table:table-cell>
          <table:table-cell table:formula="of:=CHAR([.C533])" office:value-type="string" office:string-value="M">
            <text:p>M</text:p>
          </table:table-cell>
          <table:table-cell table:formula="of:=CONCATENATE([.B533];[.D533])" office:value-type="string" office:string-value="UM">
            <text:p>UM</text:p>
          </table:table-cell>
          <table:table-cell table:formula="of:=CONCATENATE(&quot;inline int Inline&quot;;[.$E533];&quot;(const int x) { return ((std::rand() % 2) ? Inline&quot;;[.$E532];&quot;(x) : Inline&quot;;[.$E531];&quot;(x)) + 2; }&quot;)" office:value-type="string" office:string-value="inline int InlineUM(const int x) { return ((std::rand() % 2) ? InlineUL(x) : InlineUK(x)) + 2; }">
            <text:p>inline int InlineUM(const int x) { return ((std::rand() % 2) ? InlineUL(x) : InlineUK(x)) + 2; }</text:p>
          </table:table-cell>
          <table:table-cell table:formula="of:=CONCATENATE(&quot;int NonInline&quot;;[.$E533];&quot;(const int x) { return ((std::rand() % 2) ? NonInline&quot;;[.$E532];&quot;(x) : NonInline&quot;;[.$E531];&quot;(x)) + 2; }&quot;)" office:value-type="string" office:string-value="int NonInlineUM(const int x) { return ((std::rand() % 2) ? NonInlineUL(x) : NonInlineUK(x)) + 2; }">
            <text:p>int NonInlineUM(const int x) { return ((std::rand() % 2) ? NonInlineUL(x) : NonInlineUK(x)) + 2; }</text:p>
          </table:table-cell>
        </table:table-row>
        <table:table-row table:style-name="ro1">
          <table:table-cell table:formula="of:=[.A508]+1" office:value-type="float" office:value="85">
            <text:p>85</text:p>
          </table:table-cell>
          <table:table-cell table:formula="of:=CHAR([.A534])" office:value-type="string" office:string-value="U">
            <text:p>U</text:p>
          </table:table-cell>
          <table:table-cell table:formula="of:=[.C508]" office:value-type="float" office:value="78">
            <text:p>78</text:p>
          </table:table-cell>
          <table:table-cell table:formula="of:=CHAR([.C534])" office:value-type="string" office:string-value="N">
            <text:p>N</text:p>
          </table:table-cell>
          <table:table-cell table:formula="of:=CONCATENATE([.B534];[.D534])" office:value-type="string" office:string-value="UN">
            <text:p>UN</text:p>
          </table:table-cell>
          <table:table-cell table:formula="of:=CONCATENATE(&quot;inline int Inline&quot;;[.$E534];&quot;(const int x) { return ((std::rand() % 2) ? Inline&quot;;[.$E533];&quot;(x) : Inline&quot;;[.$E532];&quot;(x)) + 2; }&quot;)" office:value-type="string" office:string-value="inline int InlineUN(const int x) { return ((std::rand() % 2) ? InlineUM(x) : InlineUL(x)) + 2; }">
            <text:p>inline int InlineUN(const int x) { return ((std::rand() % 2) ? InlineUM(x) : InlineUL(x)) + 2; }</text:p>
          </table:table-cell>
          <table:table-cell table:formula="of:=CONCATENATE(&quot;int NonInline&quot;;[.$E534];&quot;(const int x) { return ((std::rand() % 2) ? NonInline&quot;;[.$E533];&quot;(x) : NonInline&quot;;[.$E532];&quot;(x)) + 2; }&quot;)" office:value-type="string" office:string-value="int NonInlineUN(const int x) { return ((std::rand() % 2) ? NonInlineUM(x) : NonInlineUL(x)) + 2; }">
            <text:p>int NonInlineUN(const int x) { return ((std::rand() % 2) ? NonInlineUM(x) : NonInlineUL(x)) + 2; }</text:p>
          </table:table-cell>
        </table:table-row>
        <table:table-row table:style-name="ro1">
          <table:table-cell table:formula="of:=[.A509]+1" office:value-type="float" office:value="85">
            <text:p>85</text:p>
          </table:table-cell>
          <table:table-cell table:formula="of:=CHAR([.A535])" office:value-type="string" office:string-value="U">
            <text:p>U</text:p>
          </table:table-cell>
          <table:table-cell table:formula="of:=[.C509]" office:value-type="float" office:value="79">
            <text:p>79</text:p>
          </table:table-cell>
          <table:table-cell table:formula="of:=CHAR([.C535])" office:value-type="string" office:string-value="O">
            <text:p>O</text:p>
          </table:table-cell>
          <table:table-cell table:formula="of:=CONCATENATE([.B535];[.D535])" office:value-type="string" office:string-value="UO">
            <text:p>UO</text:p>
          </table:table-cell>
          <table:table-cell table:formula="of:=CONCATENATE(&quot;inline int Inline&quot;;[.$E535];&quot;(const int x) { return ((std::rand() % 2) ? Inline&quot;;[.$E534];&quot;(x) : Inline&quot;;[.$E533];&quot;(x)) + 2; }&quot;)" office:value-type="string" office:string-value="inline int InlineUO(const int x) { return ((std::rand() % 2) ? InlineUN(x) : InlineUM(x)) + 2; }">
            <text:p>inline int InlineUO(const int x) { return ((std::rand() % 2) ? InlineUN(x) : InlineUM(x)) + 2; }</text:p>
          </table:table-cell>
          <table:table-cell table:formula="of:=CONCATENATE(&quot;int NonInline&quot;;[.$E535];&quot;(const int x) { return ((std::rand() % 2) ? NonInline&quot;;[.$E534];&quot;(x) : NonInline&quot;;[.$E533];&quot;(x)) + 2; }&quot;)" office:value-type="string" office:string-value="int NonInlineUO(const int x) { return ((std::rand() % 2) ? NonInlineUN(x) : NonInlineUM(x)) + 2; }">
            <text:p>int NonInlineUO(const int x) { return ((std::rand() % 2) ? NonInlineUN(x) : NonInlineUM(x)) + 2; }</text:p>
          </table:table-cell>
        </table:table-row>
        <table:table-row table:style-name="ro1">
          <table:table-cell table:formula="of:=[.A510]+1" office:value-type="float" office:value="85">
            <text:p>85</text:p>
          </table:table-cell>
          <table:table-cell table:formula="of:=CHAR([.A536])" office:value-type="string" office:string-value="U">
            <text:p>U</text:p>
          </table:table-cell>
          <table:table-cell table:formula="of:=[.C510]" office:value-type="float" office:value="80">
            <text:p>80</text:p>
          </table:table-cell>
          <table:table-cell table:formula="of:=CHAR([.C536])" office:value-type="string" office:string-value="P">
            <text:p>P</text:p>
          </table:table-cell>
          <table:table-cell table:formula="of:=CONCATENATE([.B536];[.D536])" office:value-type="string" office:string-value="UP">
            <text:p>UP</text:p>
          </table:table-cell>
          <table:table-cell table:formula="of:=CONCATENATE(&quot;inline int Inline&quot;;[.$E536];&quot;(const int x) { return ((std::rand() % 2) ? Inline&quot;;[.$E535];&quot;(x) : Inline&quot;;[.$E534];&quot;(x)) + 2; }&quot;)" office:value-type="string" office:string-value="inline int InlineUP(const int x) { return ((std::rand() % 2) ? InlineUO(x) : InlineUN(x)) + 2; }">
            <text:p>inline int InlineUP(const int x) { return ((std::rand() % 2) ? InlineUO(x) : InlineUN(x)) + 2; }</text:p>
          </table:table-cell>
          <table:table-cell table:formula="of:=CONCATENATE(&quot;int NonInline&quot;;[.$E536];&quot;(const int x) { return ((std::rand() % 2) ? NonInline&quot;;[.$E535];&quot;(x) : NonInline&quot;;[.$E534];&quot;(x)) + 2; }&quot;)" office:value-type="string" office:string-value="int NonInlineUP(const int x) { return ((std::rand() % 2) ? NonInlineUO(x) : NonInlineUN(x)) + 2; }">
            <text:p>int NonInlineUP(const int x) { return ((std::rand() % 2) ? NonInlineUO(x) : NonInlineUN(x)) + 2; }</text:p>
          </table:table-cell>
        </table:table-row>
        <table:table-row table:style-name="ro1">
          <table:table-cell table:formula="of:=[.A511]+1" office:value-type="float" office:value="85">
            <text:p>85</text:p>
          </table:table-cell>
          <table:table-cell table:formula="of:=CHAR([.A537])" office:value-type="string" office:string-value="U">
            <text:p>U</text:p>
          </table:table-cell>
          <table:table-cell table:formula="of:=[.C511]" office:value-type="float" office:value="81">
            <text:p>81</text:p>
          </table:table-cell>
          <table:table-cell table:formula="of:=CHAR([.C537])" office:value-type="string" office:string-value="Q">
            <text:p>Q</text:p>
          </table:table-cell>
          <table:table-cell table:formula="of:=CONCATENATE([.B537];[.D537])" office:value-type="string" office:string-value="UQ">
            <text:p>UQ</text:p>
          </table:table-cell>
          <table:table-cell table:formula="of:=CONCATENATE(&quot;inline int Inline&quot;;[.$E537];&quot;(const int x) { return ((std::rand() % 2) ? Inline&quot;;[.$E536];&quot;(x) : Inline&quot;;[.$E535];&quot;(x)) + 2; }&quot;)" office:value-type="string" office:string-value="inline int InlineUQ(const int x) { return ((std::rand() % 2) ? InlineUP(x) : InlineUO(x)) + 2; }">
            <text:p>inline int InlineUQ(const int x) { return ((std::rand() % 2) ? InlineUP(x) : InlineUO(x)) + 2; }</text:p>
          </table:table-cell>
          <table:table-cell table:formula="of:=CONCATENATE(&quot;int NonInline&quot;;[.$E537];&quot;(const int x) { return ((std::rand() % 2) ? NonInline&quot;;[.$E536];&quot;(x) : NonInline&quot;;[.$E535];&quot;(x)) + 2; }&quot;)" office:value-type="string" office:string-value="int NonInlineUQ(const int x) { return ((std::rand() % 2) ? NonInlineUP(x) : NonInlineUO(x)) + 2; }">
            <text:p>int NonInlineUQ(const int x) { return ((std::rand() % 2) ? NonInlineUP(x) : NonInlineUO(x)) + 2; }</text:p>
          </table:table-cell>
        </table:table-row>
        <table:table-row table:style-name="ro1">
          <table:table-cell table:formula="of:=[.A512]+1" office:value-type="float" office:value="85">
            <text:p>85</text:p>
          </table:table-cell>
          <table:table-cell table:formula="of:=CHAR([.A538])" office:value-type="string" office:string-value="U">
            <text:p>U</text:p>
          </table:table-cell>
          <table:table-cell table:formula="of:=[.C512]" office:value-type="float" office:value="82">
            <text:p>82</text:p>
          </table:table-cell>
          <table:table-cell table:formula="of:=CHAR([.C538])" office:value-type="string" office:string-value="R">
            <text:p>R</text:p>
          </table:table-cell>
          <table:table-cell table:formula="of:=CONCATENATE([.B538];[.D538])" office:value-type="string" office:string-value="UR">
            <text:p>UR</text:p>
          </table:table-cell>
          <table:table-cell table:formula="of:=CONCATENATE(&quot;inline int Inline&quot;;[.$E538];&quot;(const int x) { return ((std::rand() % 2) ? Inline&quot;;[.$E537];&quot;(x) : Inline&quot;;[.$E536];&quot;(x)) + 2; }&quot;)" office:value-type="string" office:string-value="inline int InlineUR(const int x) { return ((std::rand() % 2) ? InlineUQ(x) : InlineUP(x)) + 2; }">
            <text:p>inline int InlineUR(const int x) { return ((std::rand() % 2) ? InlineUQ(x) : InlineUP(x)) + 2; }</text:p>
          </table:table-cell>
          <table:table-cell table:formula="of:=CONCATENATE(&quot;int NonInline&quot;;[.$E538];&quot;(const int x) { return ((std::rand() % 2) ? NonInline&quot;;[.$E537];&quot;(x) : NonInline&quot;;[.$E536];&quot;(x)) + 2; }&quot;)" office:value-type="string" office:string-value="int NonInlineUR(const int x) { return ((std::rand() % 2) ? NonInlineUQ(x) : NonInlineUP(x)) + 2; }">
            <text:p>int NonInlineUR(const int x) { return ((std::rand() % 2) ? NonInlineUQ(x) : NonInlineUP(x)) + 2; }</text:p>
          </table:table-cell>
        </table:table-row>
        <table:table-row table:style-name="ro1">
          <table:table-cell table:formula="of:=[.A513]+1" office:value-type="float" office:value="85">
            <text:p>85</text:p>
          </table:table-cell>
          <table:table-cell table:formula="of:=CHAR([.A539])" office:value-type="string" office:string-value="U">
            <text:p>U</text:p>
          </table:table-cell>
          <table:table-cell table:formula="of:=[.C513]" office:value-type="float" office:value="83">
            <text:p>83</text:p>
          </table:table-cell>
          <table:table-cell table:formula="of:=CHAR([.C539])" office:value-type="string" office:string-value="S">
            <text:p>S</text:p>
          </table:table-cell>
          <table:table-cell table:formula="of:=CONCATENATE([.B539];[.D539])" office:value-type="string" office:string-value="US">
            <text:p>US</text:p>
          </table:table-cell>
          <table:table-cell table:formula="of:=CONCATENATE(&quot;inline int Inline&quot;;[.$E539];&quot;(const int x) { return ((std::rand() % 2) ? Inline&quot;;[.$E538];&quot;(x) : Inline&quot;;[.$E537];&quot;(x)) + 2; }&quot;)" office:value-type="string" office:string-value="inline int InlineUS(const int x) { return ((std::rand() % 2) ? InlineUR(x) : InlineUQ(x)) + 2; }">
            <text:p>inline int InlineUS(const int x) { return ((std::rand() % 2) ? InlineUR(x) : InlineUQ(x)) + 2; }</text:p>
          </table:table-cell>
          <table:table-cell table:formula="of:=CONCATENATE(&quot;int NonInline&quot;;[.$E539];&quot;(const int x) { return ((std::rand() % 2) ? NonInline&quot;;[.$E538];&quot;(x) : NonInline&quot;;[.$E537];&quot;(x)) + 2; }&quot;)" office:value-type="string" office:string-value="int NonInlineUS(const int x) { return ((std::rand() % 2) ? NonInlineUR(x) : NonInlineUQ(x)) + 2; }">
            <text:p>int NonInlineUS(const int x) { return ((std::rand() % 2) ? NonInlineUR(x) : NonInlineUQ(x)) + 2; }</text:p>
          </table:table-cell>
        </table:table-row>
        <table:table-row table:style-name="ro1">
          <table:table-cell table:formula="of:=[.A514]+1" office:value-type="float" office:value="85">
            <text:p>85</text:p>
          </table:table-cell>
          <table:table-cell table:formula="of:=CHAR([.A540])" office:value-type="string" office:string-value="U">
            <text:p>U</text:p>
          </table:table-cell>
          <table:table-cell table:formula="of:=[.C514]" office:value-type="float" office:value="84">
            <text:p>84</text:p>
          </table:table-cell>
          <table:table-cell table:formula="of:=CHAR([.C540])" office:value-type="string" office:string-value="T">
            <text:p>T</text:p>
          </table:table-cell>
          <table:table-cell table:formula="of:=CONCATENATE([.B540];[.D540])" office:value-type="string" office:string-value="UT">
            <text:p>UT</text:p>
          </table:table-cell>
          <table:table-cell table:formula="of:=CONCATENATE(&quot;inline int Inline&quot;;[.$E540];&quot;(const int x) { return ((std::rand() % 2) ? Inline&quot;;[.$E539];&quot;(x) : Inline&quot;;[.$E538];&quot;(x)) + 2; }&quot;)" office:value-type="string" office:string-value="inline int InlineUT(const int x) { return ((std::rand() % 2) ? InlineUS(x) : InlineUR(x)) + 2; }">
            <text:p>inline int InlineUT(const int x) { return ((std::rand() % 2) ? InlineUS(x) : InlineUR(x)) + 2; }</text:p>
          </table:table-cell>
          <table:table-cell table:formula="of:=CONCATENATE(&quot;int NonInline&quot;;[.$E540];&quot;(const int x) { return ((std::rand() % 2) ? NonInline&quot;;[.$E539];&quot;(x) : NonInline&quot;;[.$E538];&quot;(x)) + 2; }&quot;)" office:value-type="string" office:string-value="int NonInlineUT(const int x) { return ((std::rand() % 2) ? NonInlineUS(x) : NonInlineUR(x)) + 2; }">
            <text:p>int NonInlineUT(const int x) { return ((std::rand() % 2) ? NonInlineUS(x) : NonInlineUR(x)) + 2; }</text:p>
          </table:table-cell>
        </table:table-row>
        <table:table-row table:style-name="ro1">
          <table:table-cell table:formula="of:=[.A515]+1" office:value-type="float" office:value="85">
            <text:p>85</text:p>
          </table:table-cell>
          <table:table-cell table:formula="of:=CHAR([.A541])" office:value-type="string" office:string-value="U">
            <text:p>U</text:p>
          </table:table-cell>
          <table:table-cell table:formula="of:=[.C515]" office:value-type="float" office:value="85">
            <text:p>85</text:p>
          </table:table-cell>
          <table:table-cell table:formula="of:=CHAR([.C541])" office:value-type="string" office:string-value="U">
            <text:p>U</text:p>
          </table:table-cell>
          <table:table-cell table:formula="of:=CONCATENATE([.B541];[.D541])" office:value-type="string" office:string-value="UU">
            <text:p>UU</text:p>
          </table:table-cell>
          <table:table-cell table:formula="of:=CONCATENATE(&quot;inline int Inline&quot;;[.$E541];&quot;(const int x) { return ((std::rand() % 2) ? Inline&quot;;[.$E540];&quot;(x) : Inline&quot;;[.$E539];&quot;(x)) + 2; }&quot;)" office:value-type="string" office:string-value="inline int InlineUU(const int x) { return ((std::rand() % 2) ? InlineUT(x) : InlineUS(x)) + 2; }">
            <text:p>inline int InlineUU(const int x) { return ((std::rand() % 2) ? InlineUT(x) : InlineUS(x)) + 2; }</text:p>
          </table:table-cell>
          <table:table-cell table:formula="of:=CONCATENATE(&quot;int NonInline&quot;;[.$E541];&quot;(const int x) { return ((std::rand() % 2) ? NonInline&quot;;[.$E540];&quot;(x) : NonInline&quot;;[.$E539];&quot;(x)) + 2; }&quot;)" office:value-type="string" office:string-value="int NonInlineUU(const int x) { return ((std::rand() % 2) ? NonInlineUT(x) : NonInlineUS(x)) + 2; }">
            <text:p>int NonInlineUU(const int x) { return ((std::rand() % 2) ? NonInlineUT(x) : NonInlineUS(x)) + 2; }</text:p>
          </table:table-cell>
        </table:table-row>
        <table:table-row table:style-name="ro1">
          <table:table-cell table:formula="of:=[.A516]+1" office:value-type="float" office:value="85">
            <text:p>85</text:p>
          </table:table-cell>
          <table:table-cell table:formula="of:=CHAR([.A542])" office:value-type="string" office:string-value="U">
            <text:p>U</text:p>
          </table:table-cell>
          <table:table-cell table:formula="of:=[.C516]" office:value-type="float" office:value="86">
            <text:p>86</text:p>
          </table:table-cell>
          <table:table-cell table:formula="of:=CHAR([.C542])" office:value-type="string" office:string-value="V">
            <text:p>V</text:p>
          </table:table-cell>
          <table:table-cell table:formula="of:=CONCATENATE([.B542];[.D542])" office:value-type="string" office:string-value="UV">
            <text:p>UV</text:p>
          </table:table-cell>
          <table:table-cell table:formula="of:=CONCATENATE(&quot;inline int Inline&quot;;[.$E542];&quot;(const int x) { return ((std::rand() % 2) ? Inline&quot;;[.$E541];&quot;(x) : Inline&quot;;[.$E540];&quot;(x)) + 2; }&quot;)" office:value-type="string" office:string-value="inline int InlineUV(const int x) { return ((std::rand() % 2) ? InlineUU(x) : InlineUT(x)) + 2; }">
            <text:p>inline int InlineUV(const int x) { return ((std::rand() % 2) ? InlineUU(x) : InlineUT(x)) + 2; }</text:p>
          </table:table-cell>
          <table:table-cell table:formula="of:=CONCATENATE(&quot;int NonInline&quot;;[.$E542];&quot;(const int x) { return ((std::rand() % 2) ? NonInline&quot;;[.$E541];&quot;(x) : NonInline&quot;;[.$E540];&quot;(x)) + 2; }&quot;)" office:value-type="string" office:string-value="int NonInlineUV(const int x) { return ((std::rand() % 2) ? NonInlineUU(x) : NonInlineUT(x)) + 2; }">
            <text:p>int NonInlineUV(const int x) { return ((std::rand() % 2) ? NonInlineUU(x) : NonInlineUT(x)) + 2; }</text:p>
          </table:table-cell>
        </table:table-row>
        <table:table-row table:style-name="ro1">
          <table:table-cell table:formula="of:=[.A517]+1" office:value-type="float" office:value="85">
            <text:p>85</text:p>
          </table:table-cell>
          <table:table-cell table:formula="of:=CHAR([.A543])" office:value-type="string" office:string-value="U">
            <text:p>U</text:p>
          </table:table-cell>
          <table:table-cell table:formula="of:=[.C517]" office:value-type="float" office:value="87">
            <text:p>87</text:p>
          </table:table-cell>
          <table:table-cell table:formula="of:=CHAR([.C543])" office:value-type="string" office:string-value="W">
            <text:p>W</text:p>
          </table:table-cell>
          <table:table-cell table:formula="of:=CONCATENATE([.B543];[.D543])" office:value-type="string" office:string-value="UW">
            <text:p>UW</text:p>
          </table:table-cell>
          <table:table-cell table:formula="of:=CONCATENATE(&quot;inline int Inline&quot;;[.$E543];&quot;(const int x) { return ((std::rand() % 2) ? Inline&quot;;[.$E542];&quot;(x) : Inline&quot;;[.$E541];&quot;(x)) + 2; }&quot;)" office:value-type="string" office:string-value="inline int InlineUW(const int x) { return ((std::rand() % 2) ? InlineUV(x) : InlineUU(x)) + 2; }">
            <text:p>inline int InlineUW(const int x) { return ((std::rand() % 2) ? InlineUV(x) : InlineUU(x)) + 2; }</text:p>
          </table:table-cell>
          <table:table-cell table:formula="of:=CONCATENATE(&quot;int NonInline&quot;;[.$E543];&quot;(const int x) { return ((std::rand() % 2) ? NonInline&quot;;[.$E542];&quot;(x) : NonInline&quot;;[.$E541];&quot;(x)) + 2; }&quot;)" office:value-type="string" office:string-value="int NonInlineUW(const int x) { return ((std::rand() % 2) ? NonInlineUV(x) : NonInlineUU(x)) + 2; }">
            <text:p>int NonInlineUW(const int x) { return ((std::rand() % 2) ? NonInlineUV(x) : NonInlineUU(x)) + 2; }</text:p>
          </table:table-cell>
        </table:table-row>
        <table:table-row table:style-name="ro1">
          <table:table-cell table:formula="of:=[.A518]+1" office:value-type="float" office:value="85">
            <text:p>85</text:p>
          </table:table-cell>
          <table:table-cell table:formula="of:=CHAR([.A544])" office:value-type="string" office:string-value="U">
            <text:p>U</text:p>
          </table:table-cell>
          <table:table-cell table:formula="of:=[.C518]" office:value-type="float" office:value="88">
            <text:p>88</text:p>
          </table:table-cell>
          <table:table-cell table:formula="of:=CHAR([.C544])" office:value-type="string" office:string-value="X">
            <text:p>X</text:p>
          </table:table-cell>
          <table:table-cell table:formula="of:=CONCATENATE([.B544];[.D544])" office:value-type="string" office:string-value="UX">
            <text:p>UX</text:p>
          </table:table-cell>
          <table:table-cell table:formula="of:=CONCATENATE(&quot;inline int Inline&quot;;[.$E544];&quot;(const int x) { return ((std::rand() % 2) ? Inline&quot;;[.$E543];&quot;(x) : Inline&quot;;[.$E542];&quot;(x)) + 2; }&quot;)" office:value-type="string" office:string-value="inline int InlineUX(const int x) { return ((std::rand() % 2) ? InlineUW(x) : InlineUV(x)) + 2; }">
            <text:p>inline int InlineUX(const int x) { return ((std::rand() % 2) ? InlineUW(x) : InlineUV(x)) + 2; }</text:p>
          </table:table-cell>
          <table:table-cell table:formula="of:=CONCATENATE(&quot;int NonInline&quot;;[.$E544];&quot;(const int x) { return ((std::rand() % 2) ? NonInline&quot;;[.$E543];&quot;(x) : NonInline&quot;;[.$E542];&quot;(x)) + 2; }&quot;)" office:value-type="string" office:string-value="int NonInlineUX(const int x) { return ((std::rand() % 2) ? NonInlineUW(x) : NonInlineUV(x)) + 2; }">
            <text:p>int NonInlineUX(const int x) { return ((std::rand() % 2) ? NonInlineUW(x) : NonInlineUV(x)) + 2; }</text:p>
          </table:table-cell>
        </table:table-row>
        <table:table-row table:style-name="ro1">
          <table:table-cell table:formula="of:=[.A519]+1" office:value-type="float" office:value="85">
            <text:p>85</text:p>
          </table:table-cell>
          <table:table-cell table:formula="of:=CHAR([.A545])" office:value-type="string" office:string-value="U">
            <text:p>U</text:p>
          </table:table-cell>
          <table:table-cell table:formula="of:=[.C519]" office:value-type="float" office:value="89">
            <text:p>89</text:p>
          </table:table-cell>
          <table:table-cell table:formula="of:=CHAR([.C545])" office:value-type="string" office:string-value="Y">
            <text:p>Y</text:p>
          </table:table-cell>
          <table:table-cell table:formula="of:=CONCATENATE([.B545];[.D545])" office:value-type="string" office:string-value="UY">
            <text:p>UY</text:p>
          </table:table-cell>
          <table:table-cell table:formula="of:=CONCATENATE(&quot;inline int Inline&quot;;[.$E545];&quot;(const int x) { return ((std::rand() % 2) ? Inline&quot;;[.$E544];&quot;(x) : Inline&quot;;[.$E543];&quot;(x)) + 2; }&quot;)" office:value-type="string" office:string-value="inline int InlineUY(const int x) { return ((std::rand() % 2) ? InlineUX(x) : InlineUW(x)) + 2; }">
            <text:p>inline int InlineUY(const int x) { return ((std::rand() % 2) ? InlineUX(x) : InlineUW(x)) + 2; }</text:p>
          </table:table-cell>
          <table:table-cell table:formula="of:=CONCATENATE(&quot;int NonInline&quot;;[.$E545];&quot;(const int x) { return ((std::rand() % 2) ? NonInline&quot;;[.$E544];&quot;(x) : NonInline&quot;;[.$E543];&quot;(x)) + 2; }&quot;)" office:value-type="string" office:string-value="int NonInlineUY(const int x) { return ((std::rand() % 2) ? NonInlineUX(x) : NonInlineUW(x)) + 2; }">
            <text:p>int NonInlineUY(const int x) { return ((std::rand() % 2) ? NonInlineUX(x) : NonInlineUW(x)) + 2; }</text:p>
          </table:table-cell>
        </table:table-row>
        <table:table-row table:style-name="ro1">
          <table:table-cell table:formula="of:=[.A520]+1" office:value-type="float" office:value="85">
            <text:p>85</text:p>
          </table:table-cell>
          <table:table-cell table:formula="of:=CHAR([.A546])" office:value-type="string" office:string-value="U">
            <text:p>U</text:p>
          </table:table-cell>
          <table:table-cell table:formula="of:=[.C520]" office:value-type="float" office:value="90">
            <text:p>90</text:p>
          </table:table-cell>
          <table:table-cell table:formula="of:=CHAR([.C546])" office:value-type="string" office:string-value="Z">
            <text:p>Z</text:p>
          </table:table-cell>
          <table:table-cell table:formula="of:=CONCATENATE([.B546];[.D546])" office:value-type="string" office:string-value="UZ">
            <text:p>UZ</text:p>
          </table:table-cell>
          <table:table-cell table:formula="of:=CONCATENATE(&quot;inline int Inline&quot;;[.$E546];&quot;(const int x) { return ((std::rand() % 2) ? Inline&quot;;[.$E545];&quot;(x) : Inline&quot;;[.$E544];&quot;(x)) + 2; }&quot;)" office:value-type="string" office:string-value="inline int InlineUZ(const int x) { return ((std::rand() % 2) ? InlineUY(x) : InlineUX(x)) + 2; }">
            <text:p>inline int InlineUZ(const int x) { return ((std::rand() % 2) ? InlineUY(x) : InlineUX(x)) + 2; }</text:p>
          </table:table-cell>
          <table:table-cell table:formula="of:=CONCATENATE(&quot;int NonInline&quot;;[.$E546];&quot;(const int x) { return ((std::rand() % 2) ? NonInline&quot;;[.$E545];&quot;(x) : NonInline&quot;;[.$E544];&quot;(x)) + 2; }&quot;)" office:value-type="string" office:string-value="int NonInlineUZ(const int x) { return ((std::rand() % 2) ? NonInlineUY(x) : NonInlineUX(x)) + 2; }">
            <text:p>int NonInlineUZ(const int x) { return ((std::rand() % 2) ? NonInlineUY(x) : NonInlineUX(x)) + 2; }</text:p>
          </table:table-cell>
        </table:table-row>
        <table:table-row table:style-name="ro1">
          <table:table-cell table:formula="of:=[.A521]+1" office:value-type="float" office:value="86">
            <text:p>86</text:p>
          </table:table-cell>
          <table:table-cell table:formula="of:=CHAR([.A547])" office:value-type="string" office:string-value="V">
            <text:p>V</text:p>
          </table:table-cell>
          <table:table-cell table:formula="of:=[.C521]" office:value-type="float" office:value="65">
            <text:p>65</text:p>
          </table:table-cell>
          <table:table-cell table:formula="of:=CHAR([.C547])" office:value-type="string" office:string-value="A">
            <text:p>A</text:p>
          </table:table-cell>
          <table:table-cell table:formula="of:=CONCATENATE([.B547];[.D547])" office:value-type="string" office:string-value="VA">
            <text:p>VA</text:p>
          </table:table-cell>
          <table:table-cell table:formula="of:=CONCATENATE(&quot;inline int Inline&quot;;[.$E547];&quot;(const int x) { return ((std::rand() % 2) ? Inline&quot;;[.$E546];&quot;(x) : Inline&quot;;[.$E545];&quot;(x)) + 2; }&quot;)" office:value-type="string" office:string-value="inline int InlineVA(const int x) { return ((std::rand() % 2) ? InlineUZ(x) : InlineUY(x)) + 2; }">
            <text:p>inline int InlineVA(const int x) { return ((std::rand() % 2) ? InlineUZ(x) : InlineUY(x)) + 2; }</text:p>
          </table:table-cell>
          <table:table-cell table:formula="of:=CONCATENATE(&quot;int NonInline&quot;;[.$E547];&quot;(const int x) { return ((std::rand() % 2) ? NonInline&quot;;[.$E546];&quot;(x) : NonInline&quot;;[.$E545];&quot;(x)) + 2; }&quot;)" office:value-type="string" office:string-value="int NonInlineVA(const int x) { return ((std::rand() % 2) ? NonInlineUZ(x) : NonInlineUY(x)) + 2; }">
            <text:p>int NonInlineVA(const int x) { return ((std::rand() % 2) ? NonInlineUZ(x) : NonInlineUY(x)) + 2; }</text:p>
          </table:table-cell>
        </table:table-row>
        <table:table-row table:style-name="ro1">
          <table:table-cell table:formula="of:=[.A522]+1" office:value-type="float" office:value="86">
            <text:p>86</text:p>
          </table:table-cell>
          <table:table-cell table:formula="of:=CHAR([.A548])" office:value-type="string" office:string-value="V">
            <text:p>V</text:p>
          </table:table-cell>
          <table:table-cell table:formula="of:=[.C522]" office:value-type="float" office:value="66">
            <text:p>66</text:p>
          </table:table-cell>
          <table:table-cell table:formula="of:=CHAR([.C548])" office:value-type="string" office:string-value="B">
            <text:p>B</text:p>
          </table:table-cell>
          <table:table-cell table:formula="of:=CONCATENATE([.B548];[.D548])" office:value-type="string" office:string-value="VB">
            <text:p>VB</text:p>
          </table:table-cell>
          <table:table-cell table:formula="of:=CONCATENATE(&quot;inline int Inline&quot;;[.$E548];&quot;(const int x) { return ((std::rand() % 2) ? Inline&quot;;[.$E547];&quot;(x) : Inline&quot;;[.$E546];&quot;(x)) + 2; }&quot;)" office:value-type="string" office:string-value="inline int InlineVB(const int x) { return ((std::rand() % 2) ? InlineVA(x) : InlineUZ(x)) + 2; }">
            <text:p>inline int InlineVB(const int x) { return ((std::rand() % 2) ? InlineVA(x) : InlineUZ(x)) + 2; }</text:p>
          </table:table-cell>
          <table:table-cell table:formula="of:=CONCATENATE(&quot;int NonInline&quot;;[.$E548];&quot;(const int x) { return ((std::rand() % 2) ? NonInline&quot;;[.$E547];&quot;(x) : NonInline&quot;;[.$E546];&quot;(x)) + 2; }&quot;)" office:value-type="string" office:string-value="int NonInlineVB(const int x) { return ((std::rand() % 2) ? NonInlineVA(x) : NonInlineUZ(x)) + 2; }">
            <text:p>int NonInlineVB(const int x) { return ((std::rand() % 2) ? NonInlineVA(x) : NonInlineUZ(x)) + 2; }</text:p>
          </table:table-cell>
        </table:table-row>
        <table:table-row table:style-name="ro1">
          <table:table-cell table:formula="of:=[.A523]+1" office:value-type="float" office:value="86">
            <text:p>86</text:p>
          </table:table-cell>
          <table:table-cell table:formula="of:=CHAR([.A549])" office:value-type="string" office:string-value="V">
            <text:p>V</text:p>
          </table:table-cell>
          <table:table-cell table:formula="of:=[.C523]" office:value-type="float" office:value="67">
            <text:p>67</text:p>
          </table:table-cell>
          <table:table-cell table:formula="of:=CHAR([.C549])" office:value-type="string" office:string-value="C">
            <text:p>C</text:p>
          </table:table-cell>
          <table:table-cell table:formula="of:=CONCATENATE([.B549];[.D549])" office:value-type="string" office:string-value="VC">
            <text:p>VC</text:p>
          </table:table-cell>
          <table:table-cell table:formula="of:=CONCATENATE(&quot;inline int Inline&quot;;[.$E549];&quot;(const int x) { return ((std::rand() % 2) ? Inline&quot;;[.$E548];&quot;(x) : Inline&quot;;[.$E547];&quot;(x)) + 2; }&quot;)" office:value-type="string" office:string-value="inline int InlineVC(const int x) { return ((std::rand() % 2) ? InlineVB(x) : InlineVA(x)) + 2; }">
            <text:p>inline int InlineVC(const int x) { return ((std::rand() % 2) ? InlineVB(x) : InlineVA(x)) + 2; }</text:p>
          </table:table-cell>
          <table:table-cell table:formula="of:=CONCATENATE(&quot;int NonInline&quot;;[.$E549];&quot;(const int x) { return ((std::rand() % 2) ? NonInline&quot;;[.$E548];&quot;(x) : NonInline&quot;;[.$E547];&quot;(x)) + 2; }&quot;)" office:value-type="string" office:string-value="int NonInlineVC(const int x) { return ((std::rand() % 2) ? NonInlineVB(x) : NonInlineVA(x)) + 2; }">
            <text:p>int NonInlineVC(const int x) { return ((std::rand() % 2) ? NonInlineVB(x) : NonInlineVA(x)) + 2; }</text:p>
          </table:table-cell>
        </table:table-row>
        <table:table-row table:style-name="ro1">
          <table:table-cell table:formula="of:=[.A524]+1" office:value-type="float" office:value="86">
            <text:p>86</text:p>
          </table:table-cell>
          <table:table-cell table:formula="of:=CHAR([.A550])" office:value-type="string" office:string-value="V">
            <text:p>V</text:p>
          </table:table-cell>
          <table:table-cell table:formula="of:=[.C524]" office:value-type="float" office:value="68">
            <text:p>68</text:p>
          </table:table-cell>
          <table:table-cell table:formula="of:=CHAR([.C550])" office:value-type="string" office:string-value="D">
            <text:p>D</text:p>
          </table:table-cell>
          <table:table-cell table:formula="of:=CONCATENATE([.B550];[.D550])" office:value-type="string" office:string-value="VD">
            <text:p>VD</text:p>
          </table:table-cell>
          <table:table-cell table:formula="of:=CONCATENATE(&quot;inline int Inline&quot;;[.$E550];&quot;(const int x) { return ((std::rand() % 2) ? Inline&quot;;[.$E549];&quot;(x) : Inline&quot;;[.$E548];&quot;(x)) + 2; }&quot;)" office:value-type="string" office:string-value="inline int InlineVD(const int x) { return ((std::rand() % 2) ? InlineVC(x) : InlineVB(x)) + 2; }">
            <text:p>inline int InlineVD(const int x) { return ((std::rand() % 2) ? InlineVC(x) : InlineVB(x)) + 2; }</text:p>
          </table:table-cell>
          <table:table-cell table:formula="of:=CONCATENATE(&quot;int NonInline&quot;;[.$E550];&quot;(const int x) { return ((std::rand() % 2) ? NonInline&quot;;[.$E549];&quot;(x) : NonInline&quot;;[.$E548];&quot;(x)) + 2; }&quot;)" office:value-type="string" office:string-value="int NonInlineVD(const int x) { return ((std::rand() % 2) ? NonInlineVC(x) : NonInlineVB(x)) + 2; }">
            <text:p>int NonInlineVD(const int x) { return ((std::rand() % 2) ? NonInlineVC(x) : NonInlineVB(x)) + 2; }</text:p>
          </table:table-cell>
        </table:table-row>
        <table:table-row table:style-name="ro1">
          <table:table-cell table:formula="of:=[.A525]+1" office:value-type="float" office:value="86">
            <text:p>86</text:p>
          </table:table-cell>
          <table:table-cell table:formula="of:=CHAR([.A551])" office:value-type="string" office:string-value="V">
            <text:p>V</text:p>
          </table:table-cell>
          <table:table-cell table:formula="of:=[.C525]" office:value-type="float" office:value="69">
            <text:p>69</text:p>
          </table:table-cell>
          <table:table-cell table:formula="of:=CHAR([.C551])" office:value-type="string" office:string-value="E">
            <text:p>E</text:p>
          </table:table-cell>
          <table:table-cell table:formula="of:=CONCATENATE([.B551];[.D551])" office:value-type="string" office:string-value="VE">
            <text:p>VE</text:p>
          </table:table-cell>
          <table:table-cell table:formula="of:=CONCATENATE(&quot;inline int Inline&quot;;[.$E551];&quot;(const int x) { return ((std::rand() % 2) ? Inline&quot;;[.$E550];&quot;(x) : Inline&quot;;[.$E549];&quot;(x)) + 2; }&quot;)" office:value-type="string" office:string-value="inline int InlineVE(const int x) { return ((std::rand() % 2) ? InlineVD(x) : InlineVC(x)) + 2; }">
            <text:p>inline int InlineVE(const int x) { return ((std::rand() % 2) ? InlineVD(x) : InlineVC(x)) + 2; }</text:p>
          </table:table-cell>
          <table:table-cell table:formula="of:=CONCATENATE(&quot;int NonInline&quot;;[.$E551];&quot;(const int x) { return ((std::rand() % 2) ? NonInline&quot;;[.$E550];&quot;(x) : NonInline&quot;;[.$E549];&quot;(x)) + 2; }&quot;)" office:value-type="string" office:string-value="int NonInlineVE(const int x) { return ((std::rand() % 2) ? NonInlineVD(x) : NonInlineVC(x)) + 2; }">
            <text:p>int NonInlineVE(const int x) { return ((std::rand() % 2) ? NonInlineVD(x) : NonInlineVC(x)) + 2; }</text:p>
          </table:table-cell>
        </table:table-row>
        <table:table-row table:style-name="ro1">
          <table:table-cell table:formula="of:=[.A526]+1" office:value-type="float" office:value="86">
            <text:p>86</text:p>
          </table:table-cell>
          <table:table-cell table:formula="of:=CHAR([.A552])" office:value-type="string" office:string-value="V">
            <text:p>V</text:p>
          </table:table-cell>
          <table:table-cell table:formula="of:=[.C526]" office:value-type="float" office:value="70">
            <text:p>70</text:p>
          </table:table-cell>
          <table:table-cell table:formula="of:=CHAR([.C552])" office:value-type="string" office:string-value="F">
            <text:p>F</text:p>
          </table:table-cell>
          <table:table-cell table:formula="of:=CONCATENATE([.B552];[.D552])" office:value-type="string" office:string-value="VF">
            <text:p>VF</text:p>
          </table:table-cell>
          <table:table-cell table:formula="of:=CONCATENATE(&quot;inline int Inline&quot;;[.$E552];&quot;(const int x) { return ((std::rand() % 2) ? Inline&quot;;[.$E551];&quot;(x) : Inline&quot;;[.$E550];&quot;(x)) + 2; }&quot;)" office:value-type="string" office:string-value="inline int InlineVF(const int x) { return ((std::rand() % 2) ? InlineVE(x) : InlineVD(x)) + 2; }">
            <text:p>inline int InlineVF(const int x) { return ((std::rand() % 2) ? InlineVE(x) : InlineVD(x)) + 2; }</text:p>
          </table:table-cell>
          <table:table-cell table:formula="of:=CONCATENATE(&quot;int NonInline&quot;;[.$E552];&quot;(const int x) { return ((std::rand() % 2) ? NonInline&quot;;[.$E551];&quot;(x) : NonInline&quot;;[.$E550];&quot;(x)) + 2; }&quot;)" office:value-type="string" office:string-value="int NonInlineVF(const int x) { return ((std::rand() % 2) ? NonInlineVE(x) : NonInlineVD(x)) + 2; }">
            <text:p>int NonInlineVF(const int x) { return ((std::rand() % 2) ? NonInlineVE(x) : NonInlineVD(x)) + 2; }</text:p>
          </table:table-cell>
        </table:table-row>
        <table:table-row table:style-name="ro1">
          <table:table-cell table:formula="of:=[.A527]+1" office:value-type="float" office:value="86">
            <text:p>86</text:p>
          </table:table-cell>
          <table:table-cell table:formula="of:=CHAR([.A553])" office:value-type="string" office:string-value="V">
            <text:p>V</text:p>
          </table:table-cell>
          <table:table-cell table:formula="of:=[.C527]" office:value-type="float" office:value="71">
            <text:p>71</text:p>
          </table:table-cell>
          <table:table-cell table:formula="of:=CHAR([.C553])" office:value-type="string" office:string-value="G">
            <text:p>G</text:p>
          </table:table-cell>
          <table:table-cell table:formula="of:=CONCATENATE([.B553];[.D553])" office:value-type="string" office:string-value="VG">
            <text:p>VG</text:p>
          </table:table-cell>
          <table:table-cell table:formula="of:=CONCATENATE(&quot;inline int Inline&quot;;[.$E553];&quot;(const int x) { return ((std::rand() % 2) ? Inline&quot;;[.$E552];&quot;(x) : Inline&quot;;[.$E551];&quot;(x)) + 2; }&quot;)" office:value-type="string" office:string-value="inline int InlineVG(const int x) { return ((std::rand() % 2) ? InlineVF(x) : InlineVE(x)) + 2; }">
            <text:p>inline int InlineVG(const int x) { return ((std::rand() % 2) ? InlineVF(x) : InlineVE(x)) + 2; }</text:p>
          </table:table-cell>
          <table:table-cell table:formula="of:=CONCATENATE(&quot;int NonInline&quot;;[.$E553];&quot;(const int x) { return ((std::rand() % 2) ? NonInline&quot;;[.$E552];&quot;(x) : NonInline&quot;;[.$E551];&quot;(x)) + 2; }&quot;)" office:value-type="string" office:string-value="int NonInlineVG(const int x) { return ((std::rand() % 2) ? NonInlineVF(x) : NonInlineVE(x)) + 2; }">
            <text:p>int NonInlineVG(const int x) { return ((std::rand() % 2) ? NonInlineVF(x) : NonInlineVE(x)) + 2; }</text:p>
          </table:table-cell>
        </table:table-row>
        <table:table-row table:style-name="ro1">
          <table:table-cell table:formula="of:=[.A528]+1" office:value-type="float" office:value="86">
            <text:p>86</text:p>
          </table:table-cell>
          <table:table-cell table:formula="of:=CHAR([.A554])" office:value-type="string" office:string-value="V">
            <text:p>V</text:p>
          </table:table-cell>
          <table:table-cell table:formula="of:=[.C528]" office:value-type="float" office:value="72">
            <text:p>72</text:p>
          </table:table-cell>
          <table:table-cell table:formula="of:=CHAR([.C554])" office:value-type="string" office:string-value="H">
            <text:p>H</text:p>
          </table:table-cell>
          <table:table-cell table:formula="of:=CONCATENATE([.B554];[.D554])" office:value-type="string" office:string-value="VH">
            <text:p>VH</text:p>
          </table:table-cell>
          <table:table-cell table:formula="of:=CONCATENATE(&quot;inline int Inline&quot;;[.$E554];&quot;(const int x) { return ((std::rand() % 2) ? Inline&quot;;[.$E553];&quot;(x) : Inline&quot;;[.$E552];&quot;(x)) + 2; }&quot;)" office:value-type="string" office:string-value="inline int InlineVH(const int x) { return ((std::rand() % 2) ? InlineVG(x) : InlineVF(x)) + 2; }">
            <text:p>inline int InlineVH(const int x) { return ((std::rand() % 2) ? InlineVG(x) : InlineVF(x)) + 2; }</text:p>
          </table:table-cell>
          <table:table-cell table:formula="of:=CONCATENATE(&quot;int NonInline&quot;;[.$E554];&quot;(const int x) { return ((std::rand() % 2) ? NonInline&quot;;[.$E553];&quot;(x) : NonInline&quot;;[.$E552];&quot;(x)) + 2; }&quot;)" office:value-type="string" office:string-value="int NonInlineVH(const int x) { return ((std::rand() % 2) ? NonInlineVG(x) : NonInlineVF(x)) + 2; }">
            <text:p>int NonInlineVH(const int x) { return ((std::rand() % 2) ? NonInlineVG(x) : NonInlineVF(x)) + 2; }</text:p>
          </table:table-cell>
        </table:table-row>
        <table:table-row table:style-name="ro1">
          <table:table-cell table:formula="of:=[.A529]+1" office:value-type="float" office:value="86">
            <text:p>86</text:p>
          </table:table-cell>
          <table:table-cell table:formula="of:=CHAR([.A555])" office:value-type="string" office:string-value="V">
            <text:p>V</text:p>
          </table:table-cell>
          <table:table-cell table:formula="of:=[.C529]" office:value-type="float" office:value="73">
            <text:p>73</text:p>
          </table:table-cell>
          <table:table-cell table:formula="of:=CHAR([.C555])" office:value-type="string" office:string-value="I">
            <text:p>I</text:p>
          </table:table-cell>
          <table:table-cell table:formula="of:=CONCATENATE([.B555];[.D555])" office:value-type="string" office:string-value="VI">
            <text:p>VI</text:p>
          </table:table-cell>
          <table:table-cell table:formula="of:=CONCATENATE(&quot;inline int Inline&quot;;[.$E555];&quot;(const int x) { return ((std::rand() % 2) ? Inline&quot;;[.$E554];&quot;(x) : Inline&quot;;[.$E553];&quot;(x)) + 2; }&quot;)" office:value-type="string" office:string-value="inline int InlineVI(const int x) { return ((std::rand() % 2) ? InlineVH(x) : InlineVG(x)) + 2; }">
            <text:p>inline int InlineVI(const int x) { return ((std::rand() % 2) ? InlineVH(x) : InlineVG(x)) + 2; }</text:p>
          </table:table-cell>
          <table:table-cell table:formula="of:=CONCATENATE(&quot;int NonInline&quot;;[.$E555];&quot;(const int x) { return ((std::rand() % 2) ? NonInline&quot;;[.$E554];&quot;(x) : NonInline&quot;;[.$E553];&quot;(x)) + 2; }&quot;)" office:value-type="string" office:string-value="int NonInlineVI(const int x) { return ((std::rand() % 2) ? NonInlineVH(x) : NonInlineVG(x)) + 2; }">
            <text:p>int NonInlineVI(const int x) { return ((std::rand() % 2) ? NonInlineVH(x) : NonInlineVG(x)) + 2; }</text:p>
          </table:table-cell>
        </table:table-row>
        <table:table-row table:style-name="ro1">
          <table:table-cell table:formula="of:=[.A530]+1" office:value-type="float" office:value="86">
            <text:p>86</text:p>
          </table:table-cell>
          <table:table-cell table:formula="of:=CHAR([.A556])" office:value-type="string" office:string-value="V">
            <text:p>V</text:p>
          </table:table-cell>
          <table:table-cell table:formula="of:=[.C530]" office:value-type="float" office:value="74">
            <text:p>74</text:p>
          </table:table-cell>
          <table:table-cell table:formula="of:=CHAR([.C556])" office:value-type="string" office:string-value="J">
            <text:p>J</text:p>
          </table:table-cell>
          <table:table-cell table:formula="of:=CONCATENATE([.B556];[.D556])" office:value-type="string" office:string-value="VJ">
            <text:p>VJ</text:p>
          </table:table-cell>
          <table:table-cell table:formula="of:=CONCATENATE(&quot;inline int Inline&quot;;[.$E556];&quot;(const int x) { return ((std::rand() % 2) ? Inline&quot;;[.$E555];&quot;(x) : Inline&quot;;[.$E554];&quot;(x)) + 2; }&quot;)" office:value-type="string" office:string-value="inline int InlineVJ(const int x) { return ((std::rand() % 2) ? InlineVI(x) : InlineVH(x)) + 2; }">
            <text:p>inline int InlineVJ(const int x) { return ((std::rand() % 2) ? InlineVI(x) : InlineVH(x)) + 2; }</text:p>
          </table:table-cell>
          <table:table-cell table:formula="of:=CONCATENATE(&quot;int NonInline&quot;;[.$E556];&quot;(const int x) { return ((std::rand() % 2) ? NonInline&quot;;[.$E555];&quot;(x) : NonInline&quot;;[.$E554];&quot;(x)) + 2; }&quot;)" office:value-type="string" office:string-value="int NonInlineVJ(const int x) { return ((std::rand() % 2) ? NonInlineVI(x) : NonInlineVH(x)) + 2; }">
            <text:p>int NonInlineVJ(const int x) { return ((std::rand() % 2) ? NonInlineVI(x) : NonInlineVH(x)) + 2; }</text:p>
          </table:table-cell>
        </table:table-row>
        <table:table-row table:style-name="ro1">
          <table:table-cell table:formula="of:=[.A531]+1" office:value-type="float" office:value="86">
            <text:p>86</text:p>
          </table:table-cell>
          <table:table-cell table:formula="of:=CHAR([.A557])" office:value-type="string" office:string-value="V">
            <text:p>V</text:p>
          </table:table-cell>
          <table:table-cell table:formula="of:=[.C531]" office:value-type="float" office:value="75">
            <text:p>75</text:p>
          </table:table-cell>
          <table:table-cell table:formula="of:=CHAR([.C557])" office:value-type="string" office:string-value="K">
            <text:p>K</text:p>
          </table:table-cell>
          <table:table-cell table:formula="of:=CONCATENATE([.B557];[.D557])" office:value-type="string" office:string-value="VK">
            <text:p>VK</text:p>
          </table:table-cell>
          <table:table-cell table:formula="of:=CONCATENATE(&quot;inline int Inline&quot;;[.$E557];&quot;(const int x) { return ((std::rand() % 2) ? Inline&quot;;[.$E556];&quot;(x) : Inline&quot;;[.$E555];&quot;(x)) + 2; }&quot;)" office:value-type="string" office:string-value="inline int InlineVK(const int x) { return ((std::rand() % 2) ? InlineVJ(x) : InlineVI(x)) + 2; }">
            <text:p>inline int InlineVK(const int x) { return ((std::rand() % 2) ? InlineVJ(x) : InlineVI(x)) + 2; }</text:p>
          </table:table-cell>
          <table:table-cell table:formula="of:=CONCATENATE(&quot;int NonInline&quot;;[.$E557];&quot;(const int x) { return ((std::rand() % 2) ? NonInline&quot;;[.$E556];&quot;(x) : NonInline&quot;;[.$E555];&quot;(x)) + 2; }&quot;)" office:value-type="string" office:string-value="int NonInlineVK(const int x) { return ((std::rand() % 2) ? NonInlineVJ(x) : NonInlineVI(x)) + 2; }">
            <text:p>int NonInlineVK(const int x) { return ((std::rand() % 2) ? NonInlineVJ(x) : NonInlineVI(x)) + 2; }</text:p>
          </table:table-cell>
        </table:table-row>
        <table:table-row table:style-name="ro1">
          <table:table-cell table:formula="of:=[.A532]+1" office:value-type="float" office:value="86">
            <text:p>86</text:p>
          </table:table-cell>
          <table:table-cell table:formula="of:=CHAR([.A558])" office:value-type="string" office:string-value="V">
            <text:p>V</text:p>
          </table:table-cell>
          <table:table-cell table:formula="of:=[.C532]" office:value-type="float" office:value="76">
            <text:p>76</text:p>
          </table:table-cell>
          <table:table-cell table:formula="of:=CHAR([.C558])" office:value-type="string" office:string-value="L">
            <text:p>L</text:p>
          </table:table-cell>
          <table:table-cell table:formula="of:=CONCATENATE([.B558];[.D558])" office:value-type="string" office:string-value="VL">
            <text:p>VL</text:p>
          </table:table-cell>
          <table:table-cell table:formula="of:=CONCATENATE(&quot;inline int Inline&quot;;[.$E558];&quot;(const int x) { return ((std::rand() % 2) ? Inline&quot;;[.$E557];&quot;(x) : Inline&quot;;[.$E556];&quot;(x)) + 2; }&quot;)" office:value-type="string" office:string-value="inline int InlineVL(const int x) { return ((std::rand() % 2) ? InlineVK(x) : InlineVJ(x)) + 2; }">
            <text:p>inline int InlineVL(const int x) { return ((std::rand() % 2) ? InlineVK(x) : InlineVJ(x)) + 2; }</text:p>
          </table:table-cell>
          <table:table-cell table:formula="of:=CONCATENATE(&quot;int NonInline&quot;;[.$E558];&quot;(const int x) { return ((std::rand() % 2) ? NonInline&quot;;[.$E557];&quot;(x) : NonInline&quot;;[.$E556];&quot;(x)) + 2; }&quot;)" office:value-type="string" office:string-value="int NonInlineVL(const int x) { return ((std::rand() % 2) ? NonInlineVK(x) : NonInlineVJ(x)) + 2; }">
            <text:p>int NonInlineVL(const int x) { return ((std::rand() % 2) ? NonInlineVK(x) : NonInlineVJ(x)) + 2; }</text:p>
          </table:table-cell>
        </table:table-row>
        <table:table-row table:style-name="ro1">
          <table:table-cell table:formula="of:=[.A533]+1" office:value-type="float" office:value="86">
            <text:p>86</text:p>
          </table:table-cell>
          <table:table-cell table:formula="of:=CHAR([.A559])" office:value-type="string" office:string-value="V">
            <text:p>V</text:p>
          </table:table-cell>
          <table:table-cell table:formula="of:=[.C533]" office:value-type="float" office:value="77">
            <text:p>77</text:p>
          </table:table-cell>
          <table:table-cell table:formula="of:=CHAR([.C559])" office:value-type="string" office:string-value="M">
            <text:p>M</text:p>
          </table:table-cell>
          <table:table-cell table:formula="of:=CONCATENATE([.B559];[.D559])" office:value-type="string" office:string-value="VM">
            <text:p>VM</text:p>
          </table:table-cell>
          <table:table-cell table:formula="of:=CONCATENATE(&quot;inline int Inline&quot;;[.$E559];&quot;(const int x) { return ((std::rand() % 2) ? Inline&quot;;[.$E558];&quot;(x) : Inline&quot;;[.$E557];&quot;(x)) + 2; }&quot;)" office:value-type="string" office:string-value="inline int InlineVM(const int x) { return ((std::rand() % 2) ? InlineVL(x) : InlineVK(x)) + 2; }">
            <text:p>inline int InlineVM(const int x) { return ((std::rand() % 2) ? InlineVL(x) : InlineVK(x)) + 2; }</text:p>
          </table:table-cell>
          <table:table-cell table:formula="of:=CONCATENATE(&quot;int NonInline&quot;;[.$E559];&quot;(const int x) { return ((std::rand() % 2) ? NonInline&quot;;[.$E558];&quot;(x) : NonInline&quot;;[.$E557];&quot;(x)) + 2; }&quot;)" office:value-type="string" office:string-value="int NonInlineVM(const int x) { return ((std::rand() % 2) ? NonInlineVL(x) : NonInlineVK(x)) + 2; }">
            <text:p>int NonInlineVM(const int x) { return ((std::rand() % 2) ? NonInlineVL(x) : NonInlineVK(x)) + 2; }</text:p>
          </table:table-cell>
        </table:table-row>
        <table:table-row table:style-name="ro1">
          <table:table-cell table:formula="of:=[.A534]+1" office:value-type="float" office:value="86">
            <text:p>86</text:p>
          </table:table-cell>
          <table:table-cell table:formula="of:=CHAR([.A560])" office:value-type="string" office:string-value="V">
            <text:p>V</text:p>
          </table:table-cell>
          <table:table-cell table:formula="of:=[.C534]" office:value-type="float" office:value="78">
            <text:p>78</text:p>
          </table:table-cell>
          <table:table-cell table:formula="of:=CHAR([.C560])" office:value-type="string" office:string-value="N">
            <text:p>N</text:p>
          </table:table-cell>
          <table:table-cell table:formula="of:=CONCATENATE([.B560];[.D560])" office:value-type="string" office:string-value="VN">
            <text:p>VN</text:p>
          </table:table-cell>
          <table:table-cell table:formula="of:=CONCATENATE(&quot;inline int Inline&quot;;[.$E560];&quot;(const int x) { return ((std::rand() % 2) ? Inline&quot;;[.$E559];&quot;(x) : Inline&quot;;[.$E558];&quot;(x)) + 2; }&quot;)" office:value-type="string" office:string-value="inline int InlineVN(const int x) { return ((std::rand() % 2) ? InlineVM(x) : InlineVL(x)) + 2; }">
            <text:p>inline int InlineVN(const int x) { return ((std::rand() % 2) ? InlineVM(x) : InlineVL(x)) + 2; }</text:p>
          </table:table-cell>
          <table:table-cell table:formula="of:=CONCATENATE(&quot;int NonInline&quot;;[.$E560];&quot;(const int x) { return ((std::rand() % 2) ? NonInline&quot;;[.$E559];&quot;(x) : NonInline&quot;;[.$E558];&quot;(x)) + 2; }&quot;)" office:value-type="string" office:string-value="int NonInlineVN(const int x) { return ((std::rand() % 2) ? NonInlineVM(x) : NonInlineVL(x)) + 2; }">
            <text:p>int NonInlineVN(const int x) { return ((std::rand() % 2) ? NonInlineVM(x) : NonInlineVL(x)) + 2; }</text:p>
          </table:table-cell>
        </table:table-row>
        <table:table-row table:style-name="ro1">
          <table:table-cell table:formula="of:=[.A535]+1" office:value-type="float" office:value="86">
            <text:p>86</text:p>
          </table:table-cell>
          <table:table-cell table:formula="of:=CHAR([.A561])" office:value-type="string" office:string-value="V">
            <text:p>V</text:p>
          </table:table-cell>
          <table:table-cell table:formula="of:=[.C535]" office:value-type="float" office:value="79">
            <text:p>79</text:p>
          </table:table-cell>
          <table:table-cell table:formula="of:=CHAR([.C561])" office:value-type="string" office:string-value="O">
            <text:p>O</text:p>
          </table:table-cell>
          <table:table-cell table:formula="of:=CONCATENATE([.B561];[.D561])" office:value-type="string" office:string-value="VO">
            <text:p>VO</text:p>
          </table:table-cell>
          <table:table-cell table:formula="of:=CONCATENATE(&quot;inline int Inline&quot;;[.$E561];&quot;(const int x) { return ((std::rand() % 2) ? Inline&quot;;[.$E560];&quot;(x) : Inline&quot;;[.$E559];&quot;(x)) + 2; }&quot;)" office:value-type="string" office:string-value="inline int InlineVO(const int x) { return ((std::rand() % 2) ? InlineVN(x) : InlineVM(x)) + 2; }">
            <text:p>inline int InlineVO(const int x) { return ((std::rand() % 2) ? InlineVN(x) : InlineVM(x)) + 2; }</text:p>
          </table:table-cell>
          <table:table-cell table:formula="of:=CONCATENATE(&quot;int NonInline&quot;;[.$E561];&quot;(const int x) { return ((std::rand() % 2) ? NonInline&quot;;[.$E560];&quot;(x) : NonInline&quot;;[.$E559];&quot;(x)) + 2; }&quot;)" office:value-type="string" office:string-value="int NonInlineVO(const int x) { return ((std::rand() % 2) ? NonInlineVN(x) : NonInlineVM(x)) + 2; }">
            <text:p>int NonInlineVO(const int x) { return ((std::rand() % 2) ? NonInlineVN(x) : NonInlineVM(x)) + 2; }</text:p>
          </table:table-cell>
        </table:table-row>
        <table:table-row table:style-name="ro1">
          <table:table-cell table:formula="of:=[.A536]+1" office:value-type="float" office:value="86">
            <text:p>86</text:p>
          </table:table-cell>
          <table:table-cell table:formula="of:=CHAR([.A562])" office:value-type="string" office:string-value="V">
            <text:p>V</text:p>
          </table:table-cell>
          <table:table-cell table:formula="of:=[.C536]" office:value-type="float" office:value="80">
            <text:p>80</text:p>
          </table:table-cell>
          <table:table-cell table:formula="of:=CHAR([.C562])" office:value-type="string" office:string-value="P">
            <text:p>P</text:p>
          </table:table-cell>
          <table:table-cell table:formula="of:=CONCATENATE([.B562];[.D562])" office:value-type="string" office:string-value="VP">
            <text:p>VP</text:p>
          </table:table-cell>
          <table:table-cell table:formula="of:=CONCATENATE(&quot;inline int Inline&quot;;[.$E562];&quot;(const int x) { return ((std::rand() % 2) ? Inline&quot;;[.$E561];&quot;(x) : Inline&quot;;[.$E560];&quot;(x)) + 2; }&quot;)" office:value-type="string" office:string-value="inline int InlineVP(const int x) { return ((std::rand() % 2) ? InlineVO(x) : InlineVN(x)) + 2; }">
            <text:p>inline int InlineVP(const int x) { return ((std::rand() % 2) ? InlineVO(x) : InlineVN(x)) + 2; }</text:p>
          </table:table-cell>
          <table:table-cell table:formula="of:=CONCATENATE(&quot;int NonInline&quot;;[.$E562];&quot;(const int x) { return ((std::rand() % 2) ? NonInline&quot;;[.$E561];&quot;(x) : NonInline&quot;;[.$E560];&quot;(x)) + 2; }&quot;)" office:value-type="string" office:string-value="int NonInlineVP(const int x) { return ((std::rand() % 2) ? NonInlineVO(x) : NonInlineVN(x)) + 2; }">
            <text:p>int NonInlineVP(const int x) { return ((std::rand() % 2) ? NonInlineVO(x) : NonInlineVN(x)) + 2; }</text:p>
          </table:table-cell>
        </table:table-row>
        <table:table-row table:style-name="ro1">
          <table:table-cell table:formula="of:=[.A537]+1" office:value-type="float" office:value="86">
            <text:p>86</text:p>
          </table:table-cell>
          <table:table-cell table:formula="of:=CHAR([.A563])" office:value-type="string" office:string-value="V">
            <text:p>V</text:p>
          </table:table-cell>
          <table:table-cell table:formula="of:=[.C537]" office:value-type="float" office:value="81">
            <text:p>81</text:p>
          </table:table-cell>
          <table:table-cell table:formula="of:=CHAR([.C563])" office:value-type="string" office:string-value="Q">
            <text:p>Q</text:p>
          </table:table-cell>
          <table:table-cell table:formula="of:=CONCATENATE([.B563];[.D563])" office:value-type="string" office:string-value="VQ">
            <text:p>VQ</text:p>
          </table:table-cell>
          <table:table-cell table:formula="of:=CONCATENATE(&quot;inline int Inline&quot;;[.$E563];&quot;(const int x) { return ((std::rand() % 2) ? Inline&quot;;[.$E562];&quot;(x) : Inline&quot;;[.$E561];&quot;(x)) + 2; }&quot;)" office:value-type="string" office:string-value="inline int InlineVQ(const int x) { return ((std::rand() % 2) ? InlineVP(x) : InlineVO(x)) + 2; }">
            <text:p>inline int InlineVQ(const int x) { return ((std::rand() % 2) ? InlineVP(x) : InlineVO(x)) + 2; }</text:p>
          </table:table-cell>
          <table:table-cell table:formula="of:=CONCATENATE(&quot;int NonInline&quot;;[.$E563];&quot;(const int x) { return ((std::rand() % 2) ? NonInline&quot;;[.$E562];&quot;(x) : NonInline&quot;;[.$E561];&quot;(x)) + 2; }&quot;)" office:value-type="string" office:string-value="int NonInlineVQ(const int x) { return ((std::rand() % 2) ? NonInlineVP(x) : NonInlineVO(x)) + 2; }">
            <text:p>int NonInlineVQ(const int x) { return ((std::rand() % 2) ? NonInlineVP(x) : NonInlineVO(x)) + 2; }</text:p>
          </table:table-cell>
        </table:table-row>
        <table:table-row table:style-name="ro1">
          <table:table-cell table:formula="of:=[.A538]+1" office:value-type="float" office:value="86">
            <text:p>86</text:p>
          </table:table-cell>
          <table:table-cell table:formula="of:=CHAR([.A564])" office:value-type="string" office:string-value="V">
            <text:p>V</text:p>
          </table:table-cell>
          <table:table-cell table:formula="of:=[.C538]" office:value-type="float" office:value="82">
            <text:p>82</text:p>
          </table:table-cell>
          <table:table-cell table:formula="of:=CHAR([.C564])" office:value-type="string" office:string-value="R">
            <text:p>R</text:p>
          </table:table-cell>
          <table:table-cell table:formula="of:=CONCATENATE([.B564];[.D564])" office:value-type="string" office:string-value="VR">
            <text:p>VR</text:p>
          </table:table-cell>
          <table:table-cell table:formula="of:=CONCATENATE(&quot;inline int Inline&quot;;[.$E564];&quot;(const int x) { return ((std::rand() % 2) ? Inline&quot;;[.$E563];&quot;(x) : Inline&quot;;[.$E562];&quot;(x)) + 2; }&quot;)" office:value-type="string" office:string-value="inline int InlineVR(const int x) { return ((std::rand() % 2) ? InlineVQ(x) : InlineVP(x)) + 2; }">
            <text:p>inline int InlineVR(const int x) { return ((std::rand() % 2) ? InlineVQ(x) : InlineVP(x)) + 2; }</text:p>
          </table:table-cell>
          <table:table-cell table:formula="of:=CONCATENATE(&quot;int NonInline&quot;;[.$E564];&quot;(const int x) { return ((std::rand() % 2) ? NonInline&quot;;[.$E563];&quot;(x) : NonInline&quot;;[.$E562];&quot;(x)) + 2; }&quot;)" office:value-type="string" office:string-value="int NonInlineVR(const int x) { return ((std::rand() % 2) ? NonInlineVQ(x) : NonInlineVP(x)) + 2; }">
            <text:p>int NonInlineVR(const int x) { return ((std::rand() % 2) ? NonInlineVQ(x) : NonInlineVP(x)) + 2; }</text:p>
          </table:table-cell>
        </table:table-row>
        <table:table-row table:style-name="ro1">
          <table:table-cell table:formula="of:=[.A539]+1" office:value-type="float" office:value="86">
            <text:p>86</text:p>
          </table:table-cell>
          <table:table-cell table:formula="of:=CHAR([.A565])" office:value-type="string" office:string-value="V">
            <text:p>V</text:p>
          </table:table-cell>
          <table:table-cell table:formula="of:=[.C539]" office:value-type="float" office:value="83">
            <text:p>83</text:p>
          </table:table-cell>
          <table:table-cell table:formula="of:=CHAR([.C565])" office:value-type="string" office:string-value="S">
            <text:p>S</text:p>
          </table:table-cell>
          <table:table-cell table:formula="of:=CONCATENATE([.B565];[.D565])" office:value-type="string" office:string-value="VS">
            <text:p>VS</text:p>
          </table:table-cell>
          <table:table-cell table:formula="of:=CONCATENATE(&quot;inline int Inline&quot;;[.$E565];&quot;(const int x) { return ((std::rand() % 2) ? Inline&quot;;[.$E564];&quot;(x) : Inline&quot;;[.$E563];&quot;(x)) + 2; }&quot;)" office:value-type="string" office:string-value="inline int InlineVS(const int x) { return ((std::rand() % 2) ? InlineVR(x) : InlineVQ(x)) + 2; }">
            <text:p>inline int InlineVS(const int x) { return ((std::rand() % 2) ? InlineVR(x) : InlineVQ(x)) + 2; }</text:p>
          </table:table-cell>
          <table:table-cell table:formula="of:=CONCATENATE(&quot;int NonInline&quot;;[.$E565];&quot;(const int x) { return ((std::rand() % 2) ? NonInline&quot;;[.$E564];&quot;(x) : NonInline&quot;;[.$E563];&quot;(x)) + 2; }&quot;)" office:value-type="string" office:string-value="int NonInlineVS(const int x) { return ((std::rand() % 2) ? NonInlineVR(x) : NonInlineVQ(x)) + 2; }">
            <text:p>int NonInlineVS(const int x) { return ((std::rand() % 2) ? NonInlineVR(x) : NonInlineVQ(x)) + 2; }</text:p>
          </table:table-cell>
        </table:table-row>
        <table:table-row table:style-name="ro1">
          <table:table-cell table:formula="of:=[.A540]+1" office:value-type="float" office:value="86">
            <text:p>86</text:p>
          </table:table-cell>
          <table:table-cell table:formula="of:=CHAR([.A566])" office:value-type="string" office:string-value="V">
            <text:p>V</text:p>
          </table:table-cell>
          <table:table-cell table:formula="of:=[.C540]" office:value-type="float" office:value="84">
            <text:p>84</text:p>
          </table:table-cell>
          <table:table-cell table:formula="of:=CHAR([.C566])" office:value-type="string" office:string-value="T">
            <text:p>T</text:p>
          </table:table-cell>
          <table:table-cell table:formula="of:=CONCATENATE([.B566];[.D566])" office:value-type="string" office:string-value="VT">
            <text:p>VT</text:p>
          </table:table-cell>
          <table:table-cell table:formula="of:=CONCATENATE(&quot;inline int Inline&quot;;[.$E566];&quot;(const int x) { return ((std::rand() % 2) ? Inline&quot;;[.$E565];&quot;(x) : Inline&quot;;[.$E564];&quot;(x)) + 2; }&quot;)" office:value-type="string" office:string-value="inline int InlineVT(const int x) { return ((std::rand() % 2) ? InlineVS(x) : InlineVR(x)) + 2; }">
            <text:p>inline int InlineVT(const int x) { return ((std::rand() % 2) ? InlineVS(x) : InlineVR(x)) + 2; }</text:p>
          </table:table-cell>
          <table:table-cell table:formula="of:=CONCATENATE(&quot;int NonInline&quot;;[.$E566];&quot;(const int x) { return ((std::rand() % 2) ? NonInline&quot;;[.$E565];&quot;(x) : NonInline&quot;;[.$E564];&quot;(x)) + 2; }&quot;)" office:value-type="string" office:string-value="int NonInlineVT(const int x) { return ((std::rand() % 2) ? NonInlineVS(x) : NonInlineVR(x)) + 2; }">
            <text:p>int NonInlineVT(const int x) { return ((std::rand() % 2) ? NonInlineVS(x) : NonInlineVR(x)) + 2; }</text:p>
          </table:table-cell>
        </table:table-row>
        <table:table-row table:style-name="ro1">
          <table:table-cell table:formula="of:=[.A541]+1" office:value-type="float" office:value="86">
            <text:p>86</text:p>
          </table:table-cell>
          <table:table-cell table:formula="of:=CHAR([.A567])" office:value-type="string" office:string-value="V">
            <text:p>V</text:p>
          </table:table-cell>
          <table:table-cell table:formula="of:=[.C541]" office:value-type="float" office:value="85">
            <text:p>85</text:p>
          </table:table-cell>
          <table:table-cell table:formula="of:=CHAR([.C567])" office:value-type="string" office:string-value="U">
            <text:p>U</text:p>
          </table:table-cell>
          <table:table-cell table:formula="of:=CONCATENATE([.B567];[.D567])" office:value-type="string" office:string-value="VU">
            <text:p>VU</text:p>
          </table:table-cell>
          <table:table-cell table:formula="of:=CONCATENATE(&quot;inline int Inline&quot;;[.$E567];&quot;(const int x) { return ((std::rand() % 2) ? Inline&quot;;[.$E566];&quot;(x) : Inline&quot;;[.$E565];&quot;(x)) + 2; }&quot;)" office:value-type="string" office:string-value="inline int InlineVU(const int x) { return ((std::rand() % 2) ? InlineVT(x) : InlineVS(x)) + 2; }">
            <text:p>inline int InlineVU(const int x) { return ((std::rand() % 2) ? InlineVT(x) : InlineVS(x)) + 2; }</text:p>
          </table:table-cell>
          <table:table-cell table:formula="of:=CONCATENATE(&quot;int NonInline&quot;;[.$E567];&quot;(const int x) { return ((std::rand() % 2) ? NonInline&quot;;[.$E566];&quot;(x) : NonInline&quot;;[.$E565];&quot;(x)) + 2; }&quot;)" office:value-type="string" office:string-value="int NonInlineVU(const int x) { return ((std::rand() % 2) ? NonInlineVT(x) : NonInlineVS(x)) + 2; }">
            <text:p>int NonInlineVU(const int x) { return ((std::rand() % 2) ? NonInlineVT(x) : NonInlineVS(x)) + 2; }</text:p>
          </table:table-cell>
        </table:table-row>
        <table:table-row table:style-name="ro1">
          <table:table-cell table:formula="of:=[.A542]+1" office:value-type="float" office:value="86">
            <text:p>86</text:p>
          </table:table-cell>
          <table:table-cell table:formula="of:=CHAR([.A568])" office:value-type="string" office:string-value="V">
            <text:p>V</text:p>
          </table:table-cell>
          <table:table-cell table:formula="of:=[.C542]" office:value-type="float" office:value="86">
            <text:p>86</text:p>
          </table:table-cell>
          <table:table-cell table:formula="of:=CHAR([.C568])" office:value-type="string" office:string-value="V">
            <text:p>V</text:p>
          </table:table-cell>
          <table:table-cell table:formula="of:=CONCATENATE([.B568];[.D568])" office:value-type="string" office:string-value="VV">
            <text:p>VV</text:p>
          </table:table-cell>
          <table:table-cell table:formula="of:=CONCATENATE(&quot;inline int Inline&quot;;[.$E568];&quot;(const int x) { return ((std::rand() % 2) ? Inline&quot;;[.$E567];&quot;(x) : Inline&quot;;[.$E566];&quot;(x)) + 2; }&quot;)" office:value-type="string" office:string-value="inline int InlineVV(const int x) { return ((std::rand() % 2) ? InlineVU(x) : InlineVT(x)) + 2; }">
            <text:p>inline int InlineVV(const int x) { return ((std::rand() % 2) ? InlineVU(x) : InlineVT(x)) + 2; }</text:p>
          </table:table-cell>
          <table:table-cell table:formula="of:=CONCATENATE(&quot;int NonInline&quot;;[.$E568];&quot;(const int x) { return ((std::rand() % 2) ? NonInline&quot;;[.$E567];&quot;(x) : NonInline&quot;;[.$E566];&quot;(x)) + 2; }&quot;)" office:value-type="string" office:string-value="int NonInlineVV(const int x) { return ((std::rand() % 2) ? NonInlineVU(x) : NonInlineVT(x)) + 2; }">
            <text:p>int NonInlineVV(const int x) { return ((std::rand() % 2) ? NonInlineVU(x) : NonInlineVT(x)) + 2; }</text:p>
          </table:table-cell>
        </table:table-row>
        <table:table-row table:style-name="ro1">
          <table:table-cell table:formula="of:=[.A543]+1" office:value-type="float" office:value="86">
            <text:p>86</text:p>
          </table:table-cell>
          <table:table-cell table:formula="of:=CHAR([.A569])" office:value-type="string" office:string-value="V">
            <text:p>V</text:p>
          </table:table-cell>
          <table:table-cell table:formula="of:=[.C543]" office:value-type="float" office:value="87">
            <text:p>87</text:p>
          </table:table-cell>
          <table:table-cell table:formula="of:=CHAR([.C569])" office:value-type="string" office:string-value="W">
            <text:p>W</text:p>
          </table:table-cell>
          <table:table-cell table:formula="of:=CONCATENATE([.B569];[.D569])" office:value-type="string" office:string-value="VW">
            <text:p>VW</text:p>
          </table:table-cell>
          <table:table-cell table:formula="of:=CONCATENATE(&quot;inline int Inline&quot;;[.$E569];&quot;(const int x) { return ((std::rand() % 2) ? Inline&quot;;[.$E568];&quot;(x) : Inline&quot;;[.$E567];&quot;(x)) + 2; }&quot;)" office:value-type="string" office:string-value="inline int InlineVW(const int x) { return ((std::rand() % 2) ? InlineVV(x) : InlineVU(x)) + 2; }">
            <text:p>inline int InlineVW(const int x) { return ((std::rand() % 2) ? InlineVV(x) : InlineVU(x)) + 2; }</text:p>
          </table:table-cell>
          <table:table-cell table:formula="of:=CONCATENATE(&quot;int NonInline&quot;;[.$E569];&quot;(const int x) { return ((std::rand() % 2) ? NonInline&quot;;[.$E568];&quot;(x) : NonInline&quot;;[.$E567];&quot;(x)) + 2; }&quot;)" office:value-type="string" office:string-value="int NonInlineVW(const int x) { return ((std::rand() % 2) ? NonInlineVV(x) : NonInlineVU(x)) + 2; }">
            <text:p>int NonInlineVW(const int x) { return ((std::rand() % 2) ? NonInlineVV(x) : NonInlineVU(x)) + 2; }</text:p>
          </table:table-cell>
        </table:table-row>
        <table:table-row table:style-name="ro1">
          <table:table-cell table:formula="of:=[.A544]+1" office:value-type="float" office:value="86">
            <text:p>86</text:p>
          </table:table-cell>
          <table:table-cell table:formula="of:=CHAR([.A570])" office:value-type="string" office:string-value="V">
            <text:p>V</text:p>
          </table:table-cell>
          <table:table-cell table:formula="of:=[.C544]" office:value-type="float" office:value="88">
            <text:p>88</text:p>
          </table:table-cell>
          <table:table-cell table:formula="of:=CHAR([.C570])" office:value-type="string" office:string-value="X">
            <text:p>X</text:p>
          </table:table-cell>
          <table:table-cell table:formula="of:=CONCATENATE([.B570];[.D570])" office:value-type="string" office:string-value="VX">
            <text:p>VX</text:p>
          </table:table-cell>
          <table:table-cell table:formula="of:=CONCATENATE(&quot;inline int Inline&quot;;[.$E570];&quot;(const int x) { return ((std::rand() % 2) ? Inline&quot;;[.$E569];&quot;(x) : Inline&quot;;[.$E568];&quot;(x)) + 2; }&quot;)" office:value-type="string" office:string-value="inline int InlineVX(const int x) { return ((std::rand() % 2) ? InlineVW(x) : InlineVV(x)) + 2; }">
            <text:p>inline int InlineVX(const int x) { return ((std::rand() % 2) ? InlineVW(x) : InlineVV(x)) + 2; }</text:p>
          </table:table-cell>
          <table:table-cell table:formula="of:=CONCATENATE(&quot;int NonInline&quot;;[.$E570];&quot;(const int x) { return ((std::rand() % 2) ? NonInline&quot;;[.$E569];&quot;(x) : NonInline&quot;;[.$E568];&quot;(x)) + 2; }&quot;)" office:value-type="string" office:string-value="int NonInlineVX(const int x) { return ((std::rand() % 2) ? NonInlineVW(x) : NonInlineVV(x)) + 2; }">
            <text:p>int NonInlineVX(const int x) { return ((std::rand() % 2) ? NonInlineVW(x) : NonInlineVV(x)) + 2; }</text:p>
          </table:table-cell>
        </table:table-row>
        <table:table-row table:style-name="ro1">
          <table:table-cell table:formula="of:=[.A545]+1" office:value-type="float" office:value="86">
            <text:p>86</text:p>
          </table:table-cell>
          <table:table-cell table:formula="of:=CHAR([.A571])" office:value-type="string" office:string-value="V">
            <text:p>V</text:p>
          </table:table-cell>
          <table:table-cell table:formula="of:=[.C545]" office:value-type="float" office:value="89">
            <text:p>89</text:p>
          </table:table-cell>
          <table:table-cell table:formula="of:=CHAR([.C571])" office:value-type="string" office:string-value="Y">
            <text:p>Y</text:p>
          </table:table-cell>
          <table:table-cell table:formula="of:=CONCATENATE([.B571];[.D571])" office:value-type="string" office:string-value="VY">
            <text:p>VY</text:p>
          </table:table-cell>
          <table:table-cell table:formula="of:=CONCATENATE(&quot;inline int Inline&quot;;[.$E571];&quot;(const int x) { return ((std::rand() % 2) ? Inline&quot;;[.$E570];&quot;(x) : Inline&quot;;[.$E569];&quot;(x)) + 2; }&quot;)" office:value-type="string" office:string-value="inline int InlineVY(const int x) { return ((std::rand() % 2) ? InlineVX(x) : InlineVW(x)) + 2; }">
            <text:p>inline int InlineVY(const int x) { return ((std::rand() % 2) ? InlineVX(x) : InlineVW(x)) + 2; }</text:p>
          </table:table-cell>
          <table:table-cell table:formula="of:=CONCATENATE(&quot;int NonInline&quot;;[.$E571];&quot;(const int x) { return ((std::rand() % 2) ? NonInline&quot;;[.$E570];&quot;(x) : NonInline&quot;;[.$E569];&quot;(x)) + 2; }&quot;)" office:value-type="string" office:string-value="int NonInlineVY(const int x) { return ((std::rand() % 2) ? NonInlineVX(x) : NonInlineVW(x)) + 2; }">
            <text:p>int NonInlineVY(const int x) { return ((std::rand() % 2) ? NonInlineVX(x) : NonInlineVW(x)) + 2; }</text:p>
          </table:table-cell>
        </table:table-row>
        <table:table-row table:style-name="ro1">
          <table:table-cell table:formula="of:=[.A546]+1" office:value-type="float" office:value="86">
            <text:p>86</text:p>
          </table:table-cell>
          <table:table-cell table:formula="of:=CHAR([.A572])" office:value-type="string" office:string-value="V">
            <text:p>V</text:p>
          </table:table-cell>
          <table:table-cell table:formula="of:=[.C546]" office:value-type="float" office:value="90">
            <text:p>90</text:p>
          </table:table-cell>
          <table:table-cell table:formula="of:=CHAR([.C572])" office:value-type="string" office:string-value="Z">
            <text:p>Z</text:p>
          </table:table-cell>
          <table:table-cell table:formula="of:=CONCATENATE([.B572];[.D572])" office:value-type="string" office:string-value="VZ">
            <text:p>VZ</text:p>
          </table:table-cell>
          <table:table-cell table:formula="of:=CONCATENATE(&quot;inline int Inline&quot;;[.$E572];&quot;(const int x) { return ((std::rand() % 2) ? Inline&quot;;[.$E571];&quot;(x) : Inline&quot;;[.$E570];&quot;(x)) + 2; }&quot;)" office:value-type="string" office:string-value="inline int InlineVZ(const int x) { return ((std::rand() % 2) ? InlineVY(x) : InlineVX(x)) + 2; }">
            <text:p>inline int InlineVZ(const int x) { return ((std::rand() % 2) ? InlineVY(x) : InlineVX(x)) + 2; }</text:p>
          </table:table-cell>
          <table:table-cell table:formula="of:=CONCATENATE(&quot;int NonInline&quot;;[.$E572];&quot;(const int x) { return ((std::rand() % 2) ? NonInline&quot;;[.$E571];&quot;(x) : NonInline&quot;;[.$E570];&quot;(x)) + 2; }&quot;)" office:value-type="string" office:string-value="int NonInlineVZ(const int x) { return ((std::rand() % 2) ? NonInlineVY(x) : NonInlineVX(x)) + 2; }">
            <text:p>int NonInlineVZ(const int x) { return ((std::rand() % 2) ? NonInlineVY(x) : NonInlineVX(x)) + 2; }</text:p>
          </table:table-cell>
        </table:table-row>
        <table:table-row table:style-name="ro1">
          <table:table-cell table:formula="of:=[.A547]+1" office:value-type="float" office:value="87">
            <text:p>87</text:p>
          </table:table-cell>
          <table:table-cell table:formula="of:=CHAR([.A573])" office:value-type="string" office:string-value="W">
            <text:p>W</text:p>
          </table:table-cell>
          <table:table-cell table:formula="of:=[.C547]" office:value-type="float" office:value="65">
            <text:p>65</text:p>
          </table:table-cell>
          <table:table-cell table:formula="of:=CHAR([.C573])" office:value-type="string" office:string-value="A">
            <text:p>A</text:p>
          </table:table-cell>
          <table:table-cell table:formula="of:=CONCATENATE([.B573];[.D573])" office:value-type="string" office:string-value="WA">
            <text:p>WA</text:p>
          </table:table-cell>
          <table:table-cell table:formula="of:=CONCATENATE(&quot;inline int Inline&quot;;[.$E573];&quot;(const int x) { return ((std::rand() % 2) ? Inline&quot;;[.$E572];&quot;(x) : Inline&quot;;[.$E571];&quot;(x)) + 2; }&quot;)" office:value-type="string" office:string-value="inline int InlineWA(const int x) { return ((std::rand() % 2) ? InlineVZ(x) : InlineVY(x)) + 2; }">
            <text:p>inline int InlineWA(const int x) { return ((std::rand() % 2) ? InlineVZ(x) : InlineVY(x)) + 2; }</text:p>
          </table:table-cell>
          <table:table-cell table:formula="of:=CONCATENATE(&quot;int NonInline&quot;;[.$E573];&quot;(const int x) { return ((std::rand() % 2) ? NonInline&quot;;[.$E572];&quot;(x) : NonInline&quot;;[.$E571];&quot;(x)) + 2; }&quot;)" office:value-type="string" office:string-value="int NonInlineWA(const int x) { return ((std::rand() % 2) ? NonInlineVZ(x) : NonInlineVY(x)) + 2; }">
            <text:p>int NonInlineWA(const int x) { return ((std::rand() % 2) ? NonInlineVZ(x) : NonInlineVY(x)) + 2; }</text:p>
          </table:table-cell>
        </table:table-row>
        <table:table-row table:style-name="ro1">
          <table:table-cell table:formula="of:=[.A548]+1" office:value-type="float" office:value="87">
            <text:p>87</text:p>
          </table:table-cell>
          <table:table-cell table:formula="of:=CHAR([.A574])" office:value-type="string" office:string-value="W">
            <text:p>W</text:p>
          </table:table-cell>
          <table:table-cell table:formula="of:=[.C548]" office:value-type="float" office:value="66">
            <text:p>66</text:p>
          </table:table-cell>
          <table:table-cell table:formula="of:=CHAR([.C574])" office:value-type="string" office:string-value="B">
            <text:p>B</text:p>
          </table:table-cell>
          <table:table-cell table:formula="of:=CONCATENATE([.B574];[.D574])" office:value-type="string" office:string-value="WB">
            <text:p>WB</text:p>
          </table:table-cell>
          <table:table-cell table:formula="of:=CONCATENATE(&quot;inline int Inline&quot;;[.$E574];&quot;(const int x) { return ((std::rand() % 2) ? Inline&quot;;[.$E573];&quot;(x) : Inline&quot;;[.$E572];&quot;(x)) + 2; }&quot;)" office:value-type="string" office:string-value="inline int InlineWB(const int x) { return ((std::rand() % 2) ? InlineWA(x) : InlineVZ(x)) + 2; }">
            <text:p>inline int InlineWB(const int x) { return ((std::rand() % 2) ? InlineWA(x) : InlineVZ(x)) + 2; }</text:p>
          </table:table-cell>
          <table:table-cell table:formula="of:=CONCATENATE(&quot;int NonInline&quot;;[.$E574];&quot;(const int x) { return ((std::rand() % 2) ? NonInline&quot;;[.$E573];&quot;(x) : NonInline&quot;;[.$E572];&quot;(x)) + 2; }&quot;)" office:value-type="string" office:string-value="int NonInlineWB(const int x) { return ((std::rand() % 2) ? NonInlineWA(x) : NonInlineVZ(x)) + 2; }">
            <text:p>int NonInlineWB(const int x) { return ((std::rand() % 2) ? NonInlineWA(x) : NonInlineVZ(x)) + 2; }</text:p>
          </table:table-cell>
        </table:table-row>
        <table:table-row table:style-name="ro1">
          <table:table-cell table:formula="of:=[.A549]+1" office:value-type="float" office:value="87">
            <text:p>87</text:p>
          </table:table-cell>
          <table:table-cell table:formula="of:=CHAR([.A575])" office:value-type="string" office:string-value="W">
            <text:p>W</text:p>
          </table:table-cell>
          <table:table-cell table:formula="of:=[.C549]" office:value-type="float" office:value="67">
            <text:p>67</text:p>
          </table:table-cell>
          <table:table-cell table:formula="of:=CHAR([.C575])" office:value-type="string" office:string-value="C">
            <text:p>C</text:p>
          </table:table-cell>
          <table:table-cell table:formula="of:=CONCATENATE([.B575];[.D575])" office:value-type="string" office:string-value="WC">
            <text:p>WC</text:p>
          </table:table-cell>
          <table:table-cell table:formula="of:=CONCATENATE(&quot;inline int Inline&quot;;[.$E575];&quot;(const int x) { return ((std::rand() % 2) ? Inline&quot;;[.$E574];&quot;(x) : Inline&quot;;[.$E573];&quot;(x)) + 2; }&quot;)" office:value-type="string" office:string-value="inline int InlineWC(const int x) { return ((std::rand() % 2) ? InlineWB(x) : InlineWA(x)) + 2; }">
            <text:p>inline int InlineWC(const int x) { return ((std::rand() % 2) ? InlineWB(x) : InlineWA(x)) + 2; }</text:p>
          </table:table-cell>
          <table:table-cell table:formula="of:=CONCATENATE(&quot;int NonInline&quot;;[.$E575];&quot;(const int x) { return ((std::rand() % 2) ? NonInline&quot;;[.$E574];&quot;(x) : NonInline&quot;;[.$E573];&quot;(x)) + 2; }&quot;)" office:value-type="string" office:string-value="int NonInlineWC(const int x) { return ((std::rand() % 2) ? NonInlineWB(x) : NonInlineWA(x)) + 2; }">
            <text:p>int NonInlineWC(const int x) { return ((std::rand() % 2) ? NonInlineWB(x) : NonInlineWA(x)) + 2; }</text:p>
          </table:table-cell>
        </table:table-row>
        <table:table-row table:style-name="ro1">
          <table:table-cell table:formula="of:=[.A550]+1" office:value-type="float" office:value="87">
            <text:p>87</text:p>
          </table:table-cell>
          <table:table-cell table:formula="of:=CHAR([.A576])" office:value-type="string" office:string-value="W">
            <text:p>W</text:p>
          </table:table-cell>
          <table:table-cell table:formula="of:=[.C550]" office:value-type="float" office:value="68">
            <text:p>68</text:p>
          </table:table-cell>
          <table:table-cell table:formula="of:=CHAR([.C576])" office:value-type="string" office:string-value="D">
            <text:p>D</text:p>
          </table:table-cell>
          <table:table-cell table:formula="of:=CONCATENATE([.B576];[.D576])" office:value-type="string" office:string-value="WD">
            <text:p>WD</text:p>
          </table:table-cell>
          <table:table-cell table:formula="of:=CONCATENATE(&quot;inline int Inline&quot;;[.$E576];&quot;(const int x) { return ((std::rand() % 2) ? Inline&quot;;[.$E575];&quot;(x) : Inline&quot;;[.$E574];&quot;(x)) + 2; }&quot;)" office:value-type="string" office:string-value="inline int InlineWD(const int x) { return ((std::rand() % 2) ? InlineWC(x) : InlineWB(x)) + 2; }">
            <text:p>inline int InlineWD(const int x) { return ((std::rand() % 2) ? InlineWC(x) : InlineWB(x)) + 2; }</text:p>
          </table:table-cell>
          <table:table-cell table:formula="of:=CONCATENATE(&quot;int NonInline&quot;;[.$E576];&quot;(const int x) { return ((std::rand() % 2) ? NonInline&quot;;[.$E575];&quot;(x) : NonInline&quot;;[.$E574];&quot;(x)) + 2; }&quot;)" office:value-type="string" office:string-value="int NonInlineWD(const int x) { return ((std::rand() % 2) ? NonInlineWC(x) : NonInlineWB(x)) + 2; }">
            <text:p>int NonInlineWD(const int x) { return ((std::rand() % 2) ? NonInlineWC(x) : NonInlineWB(x)) + 2; }</text:p>
          </table:table-cell>
        </table:table-row>
        <table:table-row table:style-name="ro1">
          <table:table-cell table:formula="of:=[.A551]+1" office:value-type="float" office:value="87">
            <text:p>87</text:p>
          </table:table-cell>
          <table:table-cell table:formula="of:=CHAR([.A577])" office:value-type="string" office:string-value="W">
            <text:p>W</text:p>
          </table:table-cell>
          <table:table-cell table:formula="of:=[.C551]" office:value-type="float" office:value="69">
            <text:p>69</text:p>
          </table:table-cell>
          <table:table-cell table:formula="of:=CHAR([.C577])" office:value-type="string" office:string-value="E">
            <text:p>E</text:p>
          </table:table-cell>
          <table:table-cell table:formula="of:=CONCATENATE([.B577];[.D577])" office:value-type="string" office:string-value="WE">
            <text:p>WE</text:p>
          </table:table-cell>
          <table:table-cell table:formula="of:=CONCATENATE(&quot;inline int Inline&quot;;[.$E577];&quot;(const int x) { return ((std::rand() % 2) ? Inline&quot;;[.$E576];&quot;(x) : Inline&quot;;[.$E575];&quot;(x)) + 2; }&quot;)" office:value-type="string" office:string-value="inline int InlineWE(const int x) { return ((std::rand() % 2) ? InlineWD(x) : InlineWC(x)) + 2; }">
            <text:p>inline int InlineWE(const int x) { return ((std::rand() % 2) ? InlineWD(x) : InlineWC(x)) + 2; }</text:p>
          </table:table-cell>
          <table:table-cell table:formula="of:=CONCATENATE(&quot;int NonInline&quot;;[.$E577];&quot;(const int x) { return ((std::rand() % 2) ? NonInline&quot;;[.$E576];&quot;(x) : NonInline&quot;;[.$E575];&quot;(x)) + 2; }&quot;)" office:value-type="string" office:string-value="int NonInlineWE(const int x) { return ((std::rand() % 2) ? NonInlineWD(x) : NonInlineWC(x)) + 2; }">
            <text:p>int NonInlineWE(const int x) { return ((std::rand() % 2) ? NonInlineWD(x) : NonInlineWC(x)) + 2; }</text:p>
          </table:table-cell>
        </table:table-row>
        <table:table-row table:style-name="ro1">
          <table:table-cell table:formula="of:=[.A552]+1" office:value-type="float" office:value="87">
            <text:p>87</text:p>
          </table:table-cell>
          <table:table-cell table:formula="of:=CHAR([.A578])" office:value-type="string" office:string-value="W">
            <text:p>W</text:p>
          </table:table-cell>
          <table:table-cell table:formula="of:=[.C552]" office:value-type="float" office:value="70">
            <text:p>70</text:p>
          </table:table-cell>
          <table:table-cell table:formula="of:=CHAR([.C578])" office:value-type="string" office:string-value="F">
            <text:p>F</text:p>
          </table:table-cell>
          <table:table-cell table:formula="of:=CONCATENATE([.B578];[.D578])" office:value-type="string" office:string-value="WF">
            <text:p>WF</text:p>
          </table:table-cell>
          <table:table-cell table:formula="of:=CONCATENATE(&quot;inline int Inline&quot;;[.$E578];&quot;(const int x) { return ((std::rand() % 2) ? Inline&quot;;[.$E577];&quot;(x) : Inline&quot;;[.$E576];&quot;(x)) + 2; }&quot;)" office:value-type="string" office:string-value="inline int InlineWF(const int x) { return ((std::rand() % 2) ? InlineWE(x) : InlineWD(x)) + 2; }">
            <text:p>inline int InlineWF(const int x) { return ((std::rand() % 2) ? InlineWE(x) : InlineWD(x)) + 2; }</text:p>
          </table:table-cell>
          <table:table-cell table:formula="of:=CONCATENATE(&quot;int NonInline&quot;;[.$E578];&quot;(const int x) { return ((std::rand() % 2) ? NonInline&quot;;[.$E577];&quot;(x) : NonInline&quot;;[.$E576];&quot;(x)) + 2; }&quot;)" office:value-type="string" office:string-value="int NonInlineWF(const int x) { return ((std::rand() % 2) ? NonInlineWE(x) : NonInlineWD(x)) + 2; }">
            <text:p>int NonInlineWF(const int x) { return ((std::rand() % 2) ? NonInlineWE(x) : NonInlineWD(x)) + 2; }</text:p>
          </table:table-cell>
        </table:table-row>
        <table:table-row table:style-name="ro1">
          <table:table-cell table:formula="of:=[.A553]+1" office:value-type="float" office:value="87">
            <text:p>87</text:p>
          </table:table-cell>
          <table:table-cell table:formula="of:=CHAR([.A579])" office:value-type="string" office:string-value="W">
            <text:p>W</text:p>
          </table:table-cell>
          <table:table-cell table:formula="of:=[.C553]" office:value-type="float" office:value="71">
            <text:p>71</text:p>
          </table:table-cell>
          <table:table-cell table:formula="of:=CHAR([.C579])" office:value-type="string" office:string-value="G">
            <text:p>G</text:p>
          </table:table-cell>
          <table:table-cell table:formula="of:=CONCATENATE([.B579];[.D579])" office:value-type="string" office:string-value="WG">
            <text:p>WG</text:p>
          </table:table-cell>
          <table:table-cell table:formula="of:=CONCATENATE(&quot;inline int Inline&quot;;[.$E579];&quot;(const int x) { return ((std::rand() % 2) ? Inline&quot;;[.$E578];&quot;(x) : Inline&quot;;[.$E577];&quot;(x)) + 2; }&quot;)" office:value-type="string" office:string-value="inline int InlineWG(const int x) { return ((std::rand() % 2) ? InlineWF(x) : InlineWE(x)) + 2; }">
            <text:p>inline int InlineWG(const int x) { return ((std::rand() % 2) ? InlineWF(x) : InlineWE(x)) + 2; }</text:p>
          </table:table-cell>
          <table:table-cell table:formula="of:=CONCATENATE(&quot;int NonInline&quot;;[.$E579];&quot;(const int x) { return ((std::rand() % 2) ? NonInline&quot;;[.$E578];&quot;(x) : NonInline&quot;;[.$E577];&quot;(x)) + 2; }&quot;)" office:value-type="string" office:string-value="int NonInlineWG(const int x) { return ((std::rand() % 2) ? NonInlineWF(x) : NonInlineWE(x)) + 2; }">
            <text:p>int NonInlineWG(const int x) { return ((std::rand() % 2) ? NonInlineWF(x) : NonInlineWE(x)) + 2; }</text:p>
          </table:table-cell>
        </table:table-row>
        <table:table-row table:style-name="ro1">
          <table:table-cell table:formula="of:=[.A554]+1" office:value-type="float" office:value="87">
            <text:p>87</text:p>
          </table:table-cell>
          <table:table-cell table:formula="of:=CHAR([.A580])" office:value-type="string" office:string-value="W">
            <text:p>W</text:p>
          </table:table-cell>
          <table:table-cell table:formula="of:=[.C554]" office:value-type="float" office:value="72">
            <text:p>72</text:p>
          </table:table-cell>
          <table:table-cell table:formula="of:=CHAR([.C580])" office:value-type="string" office:string-value="H">
            <text:p>H</text:p>
          </table:table-cell>
          <table:table-cell table:formula="of:=CONCATENATE([.B580];[.D580])" office:value-type="string" office:string-value="WH">
            <text:p>WH</text:p>
          </table:table-cell>
          <table:table-cell table:formula="of:=CONCATENATE(&quot;inline int Inline&quot;;[.$E580];&quot;(const int x) { return ((std::rand() % 2) ? Inline&quot;;[.$E579];&quot;(x) : Inline&quot;;[.$E578];&quot;(x)) + 2; }&quot;)" office:value-type="string" office:string-value="inline int InlineWH(const int x) { return ((std::rand() % 2) ? InlineWG(x) : InlineWF(x)) + 2; }">
            <text:p>inline int InlineWH(const int x) { return ((std::rand() % 2) ? InlineWG(x) : InlineWF(x)) + 2; }</text:p>
          </table:table-cell>
          <table:table-cell table:formula="of:=CONCATENATE(&quot;int NonInline&quot;;[.$E580];&quot;(const int x) { return ((std::rand() % 2) ? NonInline&quot;;[.$E579];&quot;(x) : NonInline&quot;;[.$E578];&quot;(x)) + 2; }&quot;)" office:value-type="string" office:string-value="int NonInlineWH(const int x) { return ((std::rand() % 2) ? NonInlineWG(x) : NonInlineWF(x)) + 2; }">
            <text:p>int NonInlineWH(const int x) { return ((std::rand() % 2) ? NonInlineWG(x) : NonInlineWF(x)) + 2; }</text:p>
          </table:table-cell>
        </table:table-row>
        <table:table-row table:style-name="ro1">
          <table:table-cell table:formula="of:=[.A555]+1" office:value-type="float" office:value="87">
            <text:p>87</text:p>
          </table:table-cell>
          <table:table-cell table:formula="of:=CHAR([.A581])" office:value-type="string" office:string-value="W">
            <text:p>W</text:p>
          </table:table-cell>
          <table:table-cell table:formula="of:=[.C555]" office:value-type="float" office:value="73">
            <text:p>73</text:p>
          </table:table-cell>
          <table:table-cell table:formula="of:=CHAR([.C581])" office:value-type="string" office:string-value="I">
            <text:p>I</text:p>
          </table:table-cell>
          <table:table-cell table:formula="of:=CONCATENATE([.B581];[.D581])" office:value-type="string" office:string-value="WI">
            <text:p>WI</text:p>
          </table:table-cell>
          <table:table-cell table:formula="of:=CONCATENATE(&quot;inline int Inline&quot;;[.$E581];&quot;(const int x) { return ((std::rand() % 2) ? Inline&quot;;[.$E580];&quot;(x) : Inline&quot;;[.$E579];&quot;(x)) + 2; }&quot;)" office:value-type="string" office:string-value="inline int InlineWI(const int x) { return ((std::rand() % 2) ? InlineWH(x) : InlineWG(x)) + 2; }">
            <text:p>inline int InlineWI(const int x) { return ((std::rand() % 2) ? InlineWH(x) : InlineWG(x)) + 2; }</text:p>
          </table:table-cell>
          <table:table-cell table:formula="of:=CONCATENATE(&quot;int NonInline&quot;;[.$E581];&quot;(const int x) { return ((std::rand() % 2) ? NonInline&quot;;[.$E580];&quot;(x) : NonInline&quot;;[.$E579];&quot;(x)) + 2; }&quot;)" office:value-type="string" office:string-value="int NonInlineWI(const int x) { return ((std::rand() % 2) ? NonInlineWH(x) : NonInlineWG(x)) + 2; }">
            <text:p>int NonInlineWI(const int x) { return ((std::rand() % 2) ? NonInlineWH(x) : NonInlineWG(x)) + 2; }</text:p>
          </table:table-cell>
        </table:table-row>
        <table:table-row table:style-name="ro1">
          <table:table-cell table:formula="of:=[.A556]+1" office:value-type="float" office:value="87">
            <text:p>87</text:p>
          </table:table-cell>
          <table:table-cell table:formula="of:=CHAR([.A582])" office:value-type="string" office:string-value="W">
            <text:p>W</text:p>
          </table:table-cell>
          <table:table-cell table:formula="of:=[.C556]" office:value-type="float" office:value="74">
            <text:p>74</text:p>
          </table:table-cell>
          <table:table-cell table:formula="of:=CHAR([.C582])" office:value-type="string" office:string-value="J">
            <text:p>J</text:p>
          </table:table-cell>
          <table:table-cell table:formula="of:=CONCATENATE([.B582];[.D582])" office:value-type="string" office:string-value="WJ">
            <text:p>WJ</text:p>
          </table:table-cell>
          <table:table-cell table:formula="of:=CONCATENATE(&quot;inline int Inline&quot;;[.$E582];&quot;(const int x) { return ((std::rand() % 2) ? Inline&quot;;[.$E581];&quot;(x) : Inline&quot;;[.$E580];&quot;(x)) + 2; }&quot;)" office:value-type="string" office:string-value="inline int InlineWJ(const int x) { return ((std::rand() % 2) ? InlineWI(x) : InlineWH(x)) + 2; }">
            <text:p>inline int InlineWJ(const int x) { return ((std::rand() % 2) ? InlineWI(x) : InlineWH(x)) + 2; }</text:p>
          </table:table-cell>
          <table:table-cell table:formula="of:=CONCATENATE(&quot;int NonInline&quot;;[.$E582];&quot;(const int x) { return ((std::rand() % 2) ? NonInline&quot;;[.$E581];&quot;(x) : NonInline&quot;;[.$E580];&quot;(x)) + 2; }&quot;)" office:value-type="string" office:string-value="int NonInlineWJ(const int x) { return ((std::rand() % 2) ? NonInlineWI(x) : NonInlineWH(x)) + 2; }">
            <text:p>int NonInlineWJ(const int x) { return ((std::rand() % 2) ? NonInlineWI(x) : NonInlineWH(x)) + 2; }</text:p>
          </table:table-cell>
        </table:table-row>
        <table:table-row table:style-name="ro1">
          <table:table-cell table:formula="of:=[.A557]+1" office:value-type="float" office:value="87">
            <text:p>87</text:p>
          </table:table-cell>
          <table:table-cell table:formula="of:=CHAR([.A583])" office:value-type="string" office:string-value="W">
            <text:p>W</text:p>
          </table:table-cell>
          <table:table-cell table:formula="of:=[.C557]" office:value-type="float" office:value="75">
            <text:p>75</text:p>
          </table:table-cell>
          <table:table-cell table:formula="of:=CHAR([.C583])" office:value-type="string" office:string-value="K">
            <text:p>K</text:p>
          </table:table-cell>
          <table:table-cell table:formula="of:=CONCATENATE([.B583];[.D583])" office:value-type="string" office:string-value="WK">
            <text:p>WK</text:p>
          </table:table-cell>
          <table:table-cell table:formula="of:=CONCATENATE(&quot;inline int Inline&quot;;[.$E583];&quot;(const int x) { return ((std::rand() % 2) ? Inline&quot;;[.$E582];&quot;(x) : Inline&quot;;[.$E581];&quot;(x)) + 2; }&quot;)" office:value-type="string" office:string-value="inline int InlineWK(const int x) { return ((std::rand() % 2) ? InlineWJ(x) : InlineWI(x)) + 2; }">
            <text:p>inline int InlineWK(const int x) { return ((std::rand() % 2) ? InlineWJ(x) : InlineWI(x)) + 2; }</text:p>
          </table:table-cell>
          <table:table-cell table:formula="of:=CONCATENATE(&quot;int NonInline&quot;;[.$E583];&quot;(const int x) { return ((std::rand() % 2) ? NonInline&quot;;[.$E582];&quot;(x) : NonInline&quot;;[.$E581];&quot;(x)) + 2; }&quot;)" office:value-type="string" office:string-value="int NonInlineWK(const int x) { return ((std::rand() % 2) ? NonInlineWJ(x) : NonInlineWI(x)) + 2; }">
            <text:p>int NonInlineWK(const int x) { return ((std::rand() % 2) ? NonInlineWJ(x) : NonInlineWI(x)) + 2; }</text:p>
          </table:table-cell>
        </table:table-row>
        <table:table-row table:style-name="ro1">
          <table:table-cell table:formula="of:=[.A558]+1" office:value-type="float" office:value="87">
            <text:p>87</text:p>
          </table:table-cell>
          <table:table-cell table:formula="of:=CHAR([.A584])" office:value-type="string" office:string-value="W">
            <text:p>W</text:p>
          </table:table-cell>
          <table:table-cell table:formula="of:=[.C558]" office:value-type="float" office:value="76">
            <text:p>76</text:p>
          </table:table-cell>
          <table:table-cell table:formula="of:=CHAR([.C584])" office:value-type="string" office:string-value="L">
            <text:p>L</text:p>
          </table:table-cell>
          <table:table-cell table:formula="of:=CONCATENATE([.B584];[.D584])" office:value-type="string" office:string-value="WL">
            <text:p>WL</text:p>
          </table:table-cell>
          <table:table-cell table:formula="of:=CONCATENATE(&quot;inline int Inline&quot;;[.$E584];&quot;(const int x) { return ((std::rand() % 2) ? Inline&quot;;[.$E583];&quot;(x) : Inline&quot;;[.$E582];&quot;(x)) + 2; }&quot;)" office:value-type="string" office:string-value="inline int InlineWL(const int x) { return ((std::rand() % 2) ? InlineWK(x) : InlineWJ(x)) + 2; }">
            <text:p>inline int InlineWL(const int x) { return ((std::rand() % 2) ? InlineWK(x) : InlineWJ(x)) + 2; }</text:p>
          </table:table-cell>
          <table:table-cell table:formula="of:=CONCATENATE(&quot;int NonInline&quot;;[.$E584];&quot;(const int x) { return ((std::rand() % 2) ? NonInline&quot;;[.$E583];&quot;(x) : NonInline&quot;;[.$E582];&quot;(x)) + 2; }&quot;)" office:value-type="string" office:string-value="int NonInlineWL(const int x) { return ((std::rand() % 2) ? NonInlineWK(x) : NonInlineWJ(x)) + 2; }">
            <text:p>int NonInlineWL(const int x) { return ((std::rand() % 2) ? NonInlineWK(x) : NonInlineWJ(x)) + 2; }</text:p>
          </table:table-cell>
        </table:table-row>
        <table:table-row table:style-name="ro1">
          <table:table-cell table:formula="of:=[.A559]+1" office:value-type="float" office:value="87">
            <text:p>87</text:p>
          </table:table-cell>
          <table:table-cell table:formula="of:=CHAR([.A585])" office:value-type="string" office:string-value="W">
            <text:p>W</text:p>
          </table:table-cell>
          <table:table-cell table:formula="of:=[.C559]" office:value-type="float" office:value="77">
            <text:p>77</text:p>
          </table:table-cell>
          <table:table-cell table:formula="of:=CHAR([.C585])" office:value-type="string" office:string-value="M">
            <text:p>M</text:p>
          </table:table-cell>
          <table:table-cell table:formula="of:=CONCATENATE([.B585];[.D585])" office:value-type="string" office:string-value="WM">
            <text:p>WM</text:p>
          </table:table-cell>
          <table:table-cell table:formula="of:=CONCATENATE(&quot;inline int Inline&quot;;[.$E585];&quot;(const int x) { return ((std::rand() % 2) ? Inline&quot;;[.$E584];&quot;(x) : Inline&quot;;[.$E583];&quot;(x)) + 2; }&quot;)" office:value-type="string" office:string-value="inline int InlineWM(const int x) { return ((std::rand() % 2) ? InlineWL(x) : InlineWK(x)) + 2; }">
            <text:p>inline int InlineWM(const int x) { return ((std::rand() % 2) ? InlineWL(x) : InlineWK(x)) + 2; }</text:p>
          </table:table-cell>
          <table:table-cell table:formula="of:=CONCATENATE(&quot;int NonInline&quot;;[.$E585];&quot;(const int x) { return ((std::rand() % 2) ? NonInline&quot;;[.$E584];&quot;(x) : NonInline&quot;;[.$E583];&quot;(x)) + 2; }&quot;)" office:value-type="string" office:string-value="int NonInlineWM(const int x) { return ((std::rand() % 2) ? NonInlineWL(x) : NonInlineWK(x)) + 2; }">
            <text:p>int NonInlineWM(const int x) { return ((std::rand() % 2) ? NonInlineWL(x) : NonInlineWK(x)) + 2; }</text:p>
          </table:table-cell>
        </table:table-row>
        <table:table-row table:style-name="ro1">
          <table:table-cell table:formula="of:=[.A560]+1" office:value-type="float" office:value="87">
            <text:p>87</text:p>
          </table:table-cell>
          <table:table-cell table:formula="of:=CHAR([.A586])" office:value-type="string" office:string-value="W">
            <text:p>W</text:p>
          </table:table-cell>
          <table:table-cell table:formula="of:=[.C560]" office:value-type="float" office:value="78">
            <text:p>78</text:p>
          </table:table-cell>
          <table:table-cell table:formula="of:=CHAR([.C586])" office:value-type="string" office:string-value="N">
            <text:p>N</text:p>
          </table:table-cell>
          <table:table-cell table:formula="of:=CONCATENATE([.B586];[.D586])" office:value-type="string" office:string-value="WN">
            <text:p>WN</text:p>
          </table:table-cell>
          <table:table-cell table:formula="of:=CONCATENATE(&quot;inline int Inline&quot;;[.$E586];&quot;(const int x) { return ((std::rand() % 2) ? Inline&quot;;[.$E585];&quot;(x) : Inline&quot;;[.$E584];&quot;(x)) + 2; }&quot;)" office:value-type="string" office:string-value="inline int InlineWN(const int x) { return ((std::rand() % 2) ? InlineWM(x) : InlineWL(x)) + 2; }">
            <text:p>inline int InlineWN(const int x) { return ((std::rand() % 2) ? InlineWM(x) : InlineWL(x)) + 2; }</text:p>
          </table:table-cell>
          <table:table-cell table:formula="of:=CONCATENATE(&quot;int NonInline&quot;;[.$E586];&quot;(const int x) { return ((std::rand() % 2) ? NonInline&quot;;[.$E585];&quot;(x) : NonInline&quot;;[.$E584];&quot;(x)) + 2; }&quot;)" office:value-type="string" office:string-value="int NonInlineWN(const int x) { return ((std::rand() % 2) ? NonInlineWM(x) : NonInlineWL(x)) + 2; }">
            <text:p>int NonInlineWN(const int x) { return ((std::rand() % 2) ? NonInlineWM(x) : NonInlineWL(x)) + 2; }</text:p>
          </table:table-cell>
        </table:table-row>
        <table:table-row table:style-name="ro1">
          <table:table-cell table:formula="of:=[.A561]+1" office:value-type="float" office:value="87">
            <text:p>87</text:p>
          </table:table-cell>
          <table:table-cell table:formula="of:=CHAR([.A587])" office:value-type="string" office:string-value="W">
            <text:p>W</text:p>
          </table:table-cell>
          <table:table-cell table:formula="of:=[.C561]" office:value-type="float" office:value="79">
            <text:p>79</text:p>
          </table:table-cell>
          <table:table-cell table:formula="of:=CHAR([.C587])" office:value-type="string" office:string-value="O">
            <text:p>O</text:p>
          </table:table-cell>
          <table:table-cell table:formula="of:=CONCATENATE([.B587];[.D587])" office:value-type="string" office:string-value="WO">
            <text:p>WO</text:p>
          </table:table-cell>
          <table:table-cell table:formula="of:=CONCATENATE(&quot;inline int Inline&quot;;[.$E587];&quot;(const int x) { return ((std::rand() % 2) ? Inline&quot;;[.$E586];&quot;(x) : Inline&quot;;[.$E585];&quot;(x)) + 2; }&quot;)" office:value-type="string" office:string-value="inline int InlineWO(const int x) { return ((std::rand() % 2) ? InlineWN(x) : InlineWM(x)) + 2; }">
            <text:p>inline int InlineWO(const int x) { return ((std::rand() % 2) ? InlineWN(x) : InlineWM(x)) + 2; }</text:p>
          </table:table-cell>
          <table:table-cell table:formula="of:=CONCATENATE(&quot;int NonInline&quot;;[.$E587];&quot;(const int x) { return ((std::rand() % 2) ? NonInline&quot;;[.$E586];&quot;(x) : NonInline&quot;;[.$E585];&quot;(x)) + 2; }&quot;)" office:value-type="string" office:string-value="int NonInlineWO(const int x) { return ((std::rand() % 2) ? NonInlineWN(x) : NonInlineWM(x)) + 2; }">
            <text:p>int NonInlineWO(const int x) { return ((std::rand() % 2) ? NonInlineWN(x) : NonInlineWM(x)) + 2; }</text:p>
          </table:table-cell>
        </table:table-row>
        <table:table-row table:style-name="ro1">
          <table:table-cell table:formula="of:=[.A562]+1" office:value-type="float" office:value="87">
            <text:p>87</text:p>
          </table:table-cell>
          <table:table-cell table:formula="of:=CHAR([.A588])" office:value-type="string" office:string-value="W">
            <text:p>W</text:p>
          </table:table-cell>
          <table:table-cell table:formula="of:=[.C562]" office:value-type="float" office:value="80">
            <text:p>80</text:p>
          </table:table-cell>
          <table:table-cell table:formula="of:=CHAR([.C588])" office:value-type="string" office:string-value="P">
            <text:p>P</text:p>
          </table:table-cell>
          <table:table-cell table:formula="of:=CONCATENATE([.B588];[.D588])" office:value-type="string" office:string-value="WP">
            <text:p>WP</text:p>
          </table:table-cell>
          <table:table-cell table:formula="of:=CONCATENATE(&quot;inline int Inline&quot;;[.$E588];&quot;(const int x) { return ((std::rand() % 2) ? Inline&quot;;[.$E587];&quot;(x) : Inline&quot;;[.$E586];&quot;(x)) + 2; }&quot;)" office:value-type="string" office:string-value="inline int InlineWP(const int x) { return ((std::rand() % 2) ? InlineWO(x) : InlineWN(x)) + 2; }">
            <text:p>inline int InlineWP(const int x) { return ((std::rand() % 2) ? InlineWO(x) : InlineWN(x)) + 2; }</text:p>
          </table:table-cell>
          <table:table-cell table:formula="of:=CONCATENATE(&quot;int NonInline&quot;;[.$E588];&quot;(const int x) { return ((std::rand() % 2) ? NonInline&quot;;[.$E587];&quot;(x) : NonInline&quot;;[.$E586];&quot;(x)) + 2; }&quot;)" office:value-type="string" office:string-value="int NonInlineWP(const int x) { return ((std::rand() % 2) ? NonInlineWO(x) : NonInlineWN(x)) + 2; }">
            <text:p>int NonInlineWP(const int x) { return ((std::rand() % 2) ? NonInlineWO(x) : NonInlineWN(x)) + 2; }</text:p>
          </table:table-cell>
        </table:table-row>
        <table:table-row table:style-name="ro1">
          <table:table-cell table:formula="of:=[.A563]+1" office:value-type="float" office:value="87">
            <text:p>87</text:p>
          </table:table-cell>
          <table:table-cell table:formula="of:=CHAR([.A589])" office:value-type="string" office:string-value="W">
            <text:p>W</text:p>
          </table:table-cell>
          <table:table-cell table:formula="of:=[.C563]" office:value-type="float" office:value="81">
            <text:p>81</text:p>
          </table:table-cell>
          <table:table-cell table:formula="of:=CHAR([.C589])" office:value-type="string" office:string-value="Q">
            <text:p>Q</text:p>
          </table:table-cell>
          <table:table-cell table:formula="of:=CONCATENATE([.B589];[.D589])" office:value-type="string" office:string-value="WQ">
            <text:p>WQ</text:p>
          </table:table-cell>
          <table:table-cell table:formula="of:=CONCATENATE(&quot;inline int Inline&quot;;[.$E589];&quot;(const int x) { return ((std::rand() % 2) ? Inline&quot;;[.$E588];&quot;(x) : Inline&quot;;[.$E587];&quot;(x)) + 2; }&quot;)" office:value-type="string" office:string-value="inline int InlineWQ(const int x) { return ((std::rand() % 2) ? InlineWP(x) : InlineWO(x)) + 2; }">
            <text:p>inline int InlineWQ(const int x) { return ((std::rand() % 2) ? InlineWP(x) : InlineWO(x)) + 2; }</text:p>
          </table:table-cell>
          <table:table-cell table:formula="of:=CONCATENATE(&quot;int NonInline&quot;;[.$E589];&quot;(const int x) { return ((std::rand() % 2) ? NonInline&quot;;[.$E588];&quot;(x) : NonInline&quot;;[.$E587];&quot;(x)) + 2; }&quot;)" office:value-type="string" office:string-value="int NonInlineWQ(const int x) { return ((std::rand() % 2) ? NonInlineWP(x) : NonInlineWO(x)) + 2; }">
            <text:p>int NonInlineWQ(const int x) { return ((std::rand() % 2) ? NonInlineWP(x) : NonInlineWO(x)) + 2; }</text:p>
          </table:table-cell>
        </table:table-row>
        <table:table-row table:style-name="ro1">
          <table:table-cell table:formula="of:=[.A564]+1" office:value-type="float" office:value="87">
            <text:p>87</text:p>
          </table:table-cell>
          <table:table-cell table:formula="of:=CHAR([.A590])" office:value-type="string" office:string-value="W">
            <text:p>W</text:p>
          </table:table-cell>
          <table:table-cell table:formula="of:=[.C564]" office:value-type="float" office:value="82">
            <text:p>82</text:p>
          </table:table-cell>
          <table:table-cell table:formula="of:=CHAR([.C590])" office:value-type="string" office:string-value="R">
            <text:p>R</text:p>
          </table:table-cell>
          <table:table-cell table:formula="of:=CONCATENATE([.B590];[.D590])" office:value-type="string" office:string-value="WR">
            <text:p>WR</text:p>
          </table:table-cell>
          <table:table-cell table:formula="of:=CONCATENATE(&quot;inline int Inline&quot;;[.$E590];&quot;(const int x) { return ((std::rand() % 2) ? Inline&quot;;[.$E589];&quot;(x) : Inline&quot;;[.$E588];&quot;(x)) + 2; }&quot;)" office:value-type="string" office:string-value="inline int InlineWR(const int x) { return ((std::rand() % 2) ? InlineWQ(x) : InlineWP(x)) + 2; }">
            <text:p>inline int InlineWR(const int x) { return ((std::rand() % 2) ? InlineWQ(x) : InlineWP(x)) + 2; }</text:p>
          </table:table-cell>
          <table:table-cell table:formula="of:=CONCATENATE(&quot;int NonInline&quot;;[.$E590];&quot;(const int x) { return ((std::rand() % 2) ? NonInline&quot;;[.$E589];&quot;(x) : NonInline&quot;;[.$E588];&quot;(x)) + 2; }&quot;)" office:value-type="string" office:string-value="int NonInlineWR(const int x) { return ((std::rand() % 2) ? NonInlineWQ(x) : NonInlineWP(x)) + 2; }">
            <text:p>int NonInlineWR(const int x) { return ((std::rand() % 2) ? NonInlineWQ(x) : NonInlineWP(x)) + 2; }</text:p>
          </table:table-cell>
        </table:table-row>
        <table:table-row table:style-name="ro1">
          <table:table-cell table:formula="of:=[.A565]+1" office:value-type="float" office:value="87">
            <text:p>87</text:p>
          </table:table-cell>
          <table:table-cell table:formula="of:=CHAR([.A591])" office:value-type="string" office:string-value="W">
            <text:p>W</text:p>
          </table:table-cell>
          <table:table-cell table:formula="of:=[.C565]" office:value-type="float" office:value="83">
            <text:p>83</text:p>
          </table:table-cell>
          <table:table-cell table:formula="of:=CHAR([.C591])" office:value-type="string" office:string-value="S">
            <text:p>S</text:p>
          </table:table-cell>
          <table:table-cell table:formula="of:=CONCATENATE([.B591];[.D591])" office:value-type="string" office:string-value="WS">
            <text:p>WS</text:p>
          </table:table-cell>
          <table:table-cell table:formula="of:=CONCATENATE(&quot;inline int Inline&quot;;[.$E591];&quot;(const int x) { return ((std::rand() % 2) ? Inline&quot;;[.$E590];&quot;(x) : Inline&quot;;[.$E589];&quot;(x)) + 2; }&quot;)" office:value-type="string" office:string-value="inline int InlineWS(const int x) { return ((std::rand() % 2) ? InlineWR(x) : InlineWQ(x)) + 2; }">
            <text:p>inline int InlineWS(const int x) { return ((std::rand() % 2) ? InlineWR(x) : InlineWQ(x)) + 2; }</text:p>
          </table:table-cell>
          <table:table-cell table:formula="of:=CONCATENATE(&quot;int NonInline&quot;;[.$E591];&quot;(const int x) { return ((std::rand() % 2) ? NonInline&quot;;[.$E590];&quot;(x) : NonInline&quot;;[.$E589];&quot;(x)) + 2; }&quot;)" office:value-type="string" office:string-value="int NonInlineWS(const int x) { return ((std::rand() % 2) ? NonInlineWR(x) : NonInlineWQ(x)) + 2; }">
            <text:p>int NonInlineWS(const int x) { return ((std::rand() % 2) ? NonInlineWR(x) : NonInlineWQ(x)) + 2; }</text:p>
          </table:table-cell>
        </table:table-row>
        <table:table-row table:style-name="ro1">
          <table:table-cell table:formula="of:=[.A566]+1" office:value-type="float" office:value="87">
            <text:p>87</text:p>
          </table:table-cell>
          <table:table-cell table:formula="of:=CHAR([.A592])" office:value-type="string" office:string-value="W">
            <text:p>W</text:p>
          </table:table-cell>
          <table:table-cell table:formula="of:=[.C566]" office:value-type="float" office:value="84">
            <text:p>84</text:p>
          </table:table-cell>
          <table:table-cell table:formula="of:=CHAR([.C592])" office:value-type="string" office:string-value="T">
            <text:p>T</text:p>
          </table:table-cell>
          <table:table-cell table:formula="of:=CONCATENATE([.B592];[.D592])" office:value-type="string" office:string-value="WT">
            <text:p>WT</text:p>
          </table:table-cell>
          <table:table-cell table:formula="of:=CONCATENATE(&quot;inline int Inline&quot;;[.$E592];&quot;(const int x) { return ((std::rand() % 2) ? Inline&quot;;[.$E591];&quot;(x) : Inline&quot;;[.$E590];&quot;(x)) + 2; }&quot;)" office:value-type="string" office:string-value="inline int InlineWT(const int x) { return ((std::rand() % 2) ? InlineWS(x) : InlineWR(x)) + 2; }">
            <text:p>inline int InlineWT(const int x) { return ((std::rand() % 2) ? InlineWS(x) : InlineWR(x)) + 2; }</text:p>
          </table:table-cell>
          <table:table-cell table:formula="of:=CONCATENATE(&quot;int NonInline&quot;;[.$E592];&quot;(const int x) { return ((std::rand() % 2) ? NonInline&quot;;[.$E591];&quot;(x) : NonInline&quot;;[.$E590];&quot;(x)) + 2; }&quot;)" office:value-type="string" office:string-value="int NonInlineWT(const int x) { return ((std::rand() % 2) ? NonInlineWS(x) : NonInlineWR(x)) + 2; }">
            <text:p>int NonInlineWT(const int x) { return ((std::rand() % 2) ? NonInlineWS(x) : NonInlineWR(x)) + 2; }</text:p>
          </table:table-cell>
        </table:table-row>
        <table:table-row table:style-name="ro1">
          <table:table-cell table:formula="of:=[.A567]+1" office:value-type="float" office:value="87">
            <text:p>87</text:p>
          </table:table-cell>
          <table:table-cell table:formula="of:=CHAR([.A593])" office:value-type="string" office:string-value="W">
            <text:p>W</text:p>
          </table:table-cell>
          <table:table-cell table:formula="of:=[.C567]" office:value-type="float" office:value="85">
            <text:p>85</text:p>
          </table:table-cell>
          <table:table-cell table:formula="of:=CHAR([.C593])" office:value-type="string" office:string-value="U">
            <text:p>U</text:p>
          </table:table-cell>
          <table:table-cell table:formula="of:=CONCATENATE([.B593];[.D593])" office:value-type="string" office:string-value="WU">
            <text:p>WU</text:p>
          </table:table-cell>
          <table:table-cell table:formula="of:=CONCATENATE(&quot;inline int Inline&quot;;[.$E593];&quot;(const int x) { return ((std::rand() % 2) ? Inline&quot;;[.$E592];&quot;(x) : Inline&quot;;[.$E591];&quot;(x)) + 2; }&quot;)" office:value-type="string" office:string-value="inline int InlineWU(const int x) { return ((std::rand() % 2) ? InlineWT(x) : InlineWS(x)) + 2; }">
            <text:p>inline int InlineWU(const int x) { return ((std::rand() % 2) ? InlineWT(x) : InlineWS(x)) + 2; }</text:p>
          </table:table-cell>
          <table:table-cell table:formula="of:=CONCATENATE(&quot;int NonInline&quot;;[.$E593];&quot;(const int x) { return ((std::rand() % 2) ? NonInline&quot;;[.$E592];&quot;(x) : NonInline&quot;;[.$E591];&quot;(x)) + 2; }&quot;)" office:value-type="string" office:string-value="int NonInlineWU(const int x) { return ((std::rand() % 2) ? NonInlineWT(x) : NonInlineWS(x)) + 2; }">
            <text:p>int NonInlineWU(const int x) { return ((std::rand() % 2) ? NonInlineWT(x) : NonInlineWS(x)) + 2; }</text:p>
          </table:table-cell>
        </table:table-row>
        <table:table-row table:style-name="ro1">
          <table:table-cell table:formula="of:=[.A568]+1" office:value-type="float" office:value="87">
            <text:p>87</text:p>
          </table:table-cell>
          <table:table-cell table:formula="of:=CHAR([.A594])" office:value-type="string" office:string-value="W">
            <text:p>W</text:p>
          </table:table-cell>
          <table:table-cell table:formula="of:=[.C568]" office:value-type="float" office:value="86">
            <text:p>86</text:p>
          </table:table-cell>
          <table:table-cell table:formula="of:=CHAR([.C594])" office:value-type="string" office:string-value="V">
            <text:p>V</text:p>
          </table:table-cell>
          <table:table-cell table:formula="of:=CONCATENATE([.B594];[.D594])" office:value-type="string" office:string-value="WV">
            <text:p>WV</text:p>
          </table:table-cell>
          <table:table-cell table:formula="of:=CONCATENATE(&quot;inline int Inline&quot;;[.$E594];&quot;(const int x) { return ((std::rand() % 2) ? Inline&quot;;[.$E593];&quot;(x) : Inline&quot;;[.$E592];&quot;(x)) + 2; }&quot;)" office:value-type="string" office:string-value="inline int InlineWV(const int x) { return ((std::rand() % 2) ? InlineWU(x) : InlineWT(x)) + 2; }">
            <text:p>inline int InlineWV(const int x) { return ((std::rand() % 2) ? InlineWU(x) : InlineWT(x)) + 2; }</text:p>
          </table:table-cell>
          <table:table-cell table:formula="of:=CONCATENATE(&quot;int NonInline&quot;;[.$E594];&quot;(const int x) { return ((std::rand() % 2) ? NonInline&quot;;[.$E593];&quot;(x) : NonInline&quot;;[.$E592];&quot;(x)) + 2; }&quot;)" office:value-type="string" office:string-value="int NonInlineWV(const int x) { return ((std::rand() % 2) ? NonInlineWU(x) : NonInlineWT(x)) + 2; }">
            <text:p>int NonInlineWV(const int x) { return ((std::rand() % 2) ? NonInlineWU(x) : NonInlineWT(x)) + 2; }</text:p>
          </table:table-cell>
        </table:table-row>
        <table:table-row table:style-name="ro1">
          <table:table-cell table:formula="of:=[.A569]+1" office:value-type="float" office:value="87">
            <text:p>87</text:p>
          </table:table-cell>
          <table:table-cell table:formula="of:=CHAR([.A595])" office:value-type="string" office:string-value="W">
            <text:p>W</text:p>
          </table:table-cell>
          <table:table-cell table:formula="of:=[.C569]" office:value-type="float" office:value="87">
            <text:p>87</text:p>
          </table:table-cell>
          <table:table-cell table:formula="of:=CHAR([.C595])" office:value-type="string" office:string-value="W">
            <text:p>W</text:p>
          </table:table-cell>
          <table:table-cell table:formula="of:=CONCATENATE([.B595];[.D595])" office:value-type="string" office:string-value="WW">
            <text:p>WW</text:p>
          </table:table-cell>
          <table:table-cell table:formula="of:=CONCATENATE(&quot;inline int Inline&quot;;[.$E595];&quot;(const int x) { return ((std::rand() % 2) ? Inline&quot;;[.$E594];&quot;(x) : Inline&quot;;[.$E593];&quot;(x)) + 2; }&quot;)" office:value-type="string" office:string-value="inline int InlineWW(const int x) { return ((std::rand() % 2) ? InlineWV(x) : InlineWU(x)) + 2; }">
            <text:p>inline int InlineWW(const int x) { return ((std::rand() % 2) ? InlineWV(x) : InlineWU(x)) + 2; }</text:p>
          </table:table-cell>
          <table:table-cell table:formula="of:=CONCATENATE(&quot;int NonInline&quot;;[.$E595];&quot;(const int x) { return ((std::rand() % 2) ? NonInline&quot;;[.$E594];&quot;(x) : NonInline&quot;;[.$E593];&quot;(x)) + 2; }&quot;)" office:value-type="string" office:string-value="int NonInlineWW(const int x) { return ((std::rand() % 2) ? NonInlineWV(x) : NonInlineWU(x)) + 2; }">
            <text:p>int NonInlineWW(const int x) { return ((std::rand() % 2) ? NonInlineWV(x) : NonInlineWU(x)) + 2; }</text:p>
          </table:table-cell>
        </table:table-row>
        <table:table-row table:style-name="ro1">
          <table:table-cell table:formula="of:=[.A570]+1" office:value-type="float" office:value="87">
            <text:p>87</text:p>
          </table:table-cell>
          <table:table-cell table:formula="of:=CHAR([.A596])" office:value-type="string" office:string-value="W">
            <text:p>W</text:p>
          </table:table-cell>
          <table:table-cell table:formula="of:=[.C570]" office:value-type="float" office:value="88">
            <text:p>88</text:p>
          </table:table-cell>
          <table:table-cell table:formula="of:=CHAR([.C596])" office:value-type="string" office:string-value="X">
            <text:p>X</text:p>
          </table:table-cell>
          <table:table-cell table:formula="of:=CONCATENATE([.B596];[.D596])" office:value-type="string" office:string-value="WX">
            <text:p>WX</text:p>
          </table:table-cell>
          <table:table-cell table:formula="of:=CONCATENATE(&quot;inline int Inline&quot;;[.$E596];&quot;(const int x) { return ((std::rand() % 2) ? Inline&quot;;[.$E595];&quot;(x) : Inline&quot;;[.$E594];&quot;(x)) + 2; }&quot;)" office:value-type="string" office:string-value="inline int InlineWX(const int x) { return ((std::rand() % 2) ? InlineWW(x) : InlineWV(x)) + 2; }">
            <text:p>inline int InlineWX(const int x) { return ((std::rand() % 2) ? InlineWW(x) : InlineWV(x)) + 2; }</text:p>
          </table:table-cell>
          <table:table-cell table:formula="of:=CONCATENATE(&quot;int NonInline&quot;;[.$E596];&quot;(const int x) { return ((std::rand() % 2) ? NonInline&quot;;[.$E595];&quot;(x) : NonInline&quot;;[.$E594];&quot;(x)) + 2; }&quot;)" office:value-type="string" office:string-value="int NonInlineWX(const int x) { return ((std::rand() % 2) ? NonInlineWW(x) : NonInlineWV(x)) + 2; }">
            <text:p>int NonInlineWX(const int x) { return ((std::rand() % 2) ? NonInlineWW(x) : NonInlineWV(x)) + 2; }</text:p>
          </table:table-cell>
        </table:table-row>
        <table:table-row table:style-name="ro1">
          <table:table-cell table:formula="of:=[.A571]+1" office:value-type="float" office:value="87">
            <text:p>87</text:p>
          </table:table-cell>
          <table:table-cell table:formula="of:=CHAR([.A597])" office:value-type="string" office:string-value="W">
            <text:p>W</text:p>
          </table:table-cell>
          <table:table-cell table:formula="of:=[.C571]" office:value-type="float" office:value="89">
            <text:p>89</text:p>
          </table:table-cell>
          <table:table-cell table:formula="of:=CHAR([.C597])" office:value-type="string" office:string-value="Y">
            <text:p>Y</text:p>
          </table:table-cell>
          <table:table-cell table:formula="of:=CONCATENATE([.B597];[.D597])" office:value-type="string" office:string-value="WY">
            <text:p>WY</text:p>
          </table:table-cell>
          <table:table-cell table:formula="of:=CONCATENATE(&quot;inline int Inline&quot;;[.$E597];&quot;(const int x) { return ((std::rand() % 2) ? Inline&quot;;[.$E596];&quot;(x) : Inline&quot;;[.$E595];&quot;(x)) + 2; }&quot;)" office:value-type="string" office:string-value="inline int InlineWY(const int x) { return ((std::rand() % 2) ? InlineWX(x) : InlineWW(x)) + 2; }">
            <text:p>inline int InlineWY(const int x) { return ((std::rand() % 2) ? InlineWX(x) : InlineWW(x)) + 2; }</text:p>
          </table:table-cell>
          <table:table-cell table:formula="of:=CONCATENATE(&quot;int NonInline&quot;;[.$E597];&quot;(const int x) { return ((std::rand() % 2) ? NonInline&quot;;[.$E596];&quot;(x) : NonInline&quot;;[.$E595];&quot;(x)) + 2; }&quot;)" office:value-type="string" office:string-value="int NonInlineWY(const int x) { return ((std::rand() % 2) ? NonInlineWX(x) : NonInlineWW(x)) + 2; }">
            <text:p>int NonInlineWY(const int x) { return ((std::rand() % 2) ? NonInlineWX(x) : NonInlineWW(x)) + 2; }</text:p>
          </table:table-cell>
        </table:table-row>
        <table:table-row table:style-name="ro1">
          <table:table-cell table:formula="of:=[.A572]+1" office:value-type="float" office:value="87">
            <text:p>87</text:p>
          </table:table-cell>
          <table:table-cell table:formula="of:=CHAR([.A598])" office:value-type="string" office:string-value="W">
            <text:p>W</text:p>
          </table:table-cell>
          <table:table-cell table:formula="of:=[.C572]" office:value-type="float" office:value="90">
            <text:p>90</text:p>
          </table:table-cell>
          <table:table-cell table:formula="of:=CHAR([.C598])" office:value-type="string" office:string-value="Z">
            <text:p>Z</text:p>
          </table:table-cell>
          <table:table-cell table:formula="of:=CONCATENATE([.B598];[.D598])" office:value-type="string" office:string-value="WZ">
            <text:p>WZ</text:p>
          </table:table-cell>
          <table:table-cell table:formula="of:=CONCATENATE(&quot;inline int Inline&quot;;[.$E598];&quot;(const int x) { return ((std::rand() % 2) ? Inline&quot;;[.$E597];&quot;(x) : Inline&quot;;[.$E596];&quot;(x)) + 2; }&quot;)" office:value-type="string" office:string-value="inline int InlineWZ(const int x) { return ((std::rand() % 2) ? InlineWY(x) : InlineWX(x)) + 2; }">
            <text:p>inline int InlineWZ(const int x) { return ((std::rand() % 2) ? InlineWY(x) : InlineWX(x)) + 2; }</text:p>
          </table:table-cell>
          <table:table-cell table:formula="of:=CONCATENATE(&quot;int NonInline&quot;;[.$E598];&quot;(const int x) { return ((std::rand() % 2) ? NonInline&quot;;[.$E597];&quot;(x) : NonInline&quot;;[.$E596];&quot;(x)) + 2; }&quot;)" office:value-type="string" office:string-value="int NonInlineWZ(const int x) { return ((std::rand() % 2) ? NonInlineWY(x) : NonInlineWX(x)) + 2; }">
            <text:p>int NonInlineWZ(const int x) { return ((std::rand() % 2) ? NonInlineWY(x) : NonInlineWX(x)) + 2; }</text:p>
          </table:table-cell>
        </table:table-row>
        <table:table-row table:style-name="ro1">
          <table:table-cell table:formula="of:=[.A573]+1" office:value-type="float" office:value="88">
            <text:p>88</text:p>
          </table:table-cell>
          <table:table-cell table:formula="of:=CHAR([.A599])" office:value-type="string" office:string-value="X">
            <text:p>X</text:p>
          </table:table-cell>
          <table:table-cell table:formula="of:=[.C573]" office:value-type="float" office:value="65">
            <text:p>65</text:p>
          </table:table-cell>
          <table:table-cell table:formula="of:=CHAR([.C599])" office:value-type="string" office:string-value="A">
            <text:p>A</text:p>
          </table:table-cell>
          <table:table-cell table:formula="of:=CONCATENATE([.B599];[.D599])" office:value-type="string" office:string-value="XA">
            <text:p>XA</text:p>
          </table:table-cell>
          <table:table-cell table:formula="of:=CONCATENATE(&quot;inline int Inline&quot;;[.$E599];&quot;(const int x) { return ((std::rand() % 2) ? Inline&quot;;[.$E598];&quot;(x) : Inline&quot;;[.$E597];&quot;(x)) + 2; }&quot;)" office:value-type="string" office:string-value="inline int InlineXA(const int x) { return ((std::rand() % 2) ? InlineWZ(x) : InlineWY(x)) + 2; }">
            <text:p>inline int InlineXA(const int x) { return ((std::rand() % 2) ? InlineWZ(x) : InlineWY(x)) + 2; }</text:p>
          </table:table-cell>
          <table:table-cell table:formula="of:=CONCATENATE(&quot;int NonInline&quot;;[.$E599];&quot;(const int x) { return ((std::rand() % 2) ? NonInline&quot;;[.$E598];&quot;(x) : NonInline&quot;;[.$E597];&quot;(x)) + 2; }&quot;)" office:value-type="string" office:string-value="int NonInlineXA(const int x) { return ((std::rand() % 2) ? NonInlineWZ(x) : NonInlineWY(x)) + 2; }">
            <text:p>int NonInlineXA(const int x) { return ((std::rand() % 2) ? NonInlineWZ(x) : NonInlineWY(x)) + 2; }</text:p>
          </table:table-cell>
        </table:table-row>
        <table:table-row table:style-name="ro1">
          <table:table-cell table:formula="of:=[.A574]+1" office:value-type="float" office:value="88">
            <text:p>88</text:p>
          </table:table-cell>
          <table:table-cell table:formula="of:=CHAR([.A600])" office:value-type="string" office:string-value="X">
            <text:p>X</text:p>
          </table:table-cell>
          <table:table-cell table:formula="of:=[.C574]" office:value-type="float" office:value="66">
            <text:p>66</text:p>
          </table:table-cell>
          <table:table-cell table:formula="of:=CHAR([.C600])" office:value-type="string" office:string-value="B">
            <text:p>B</text:p>
          </table:table-cell>
          <table:table-cell table:formula="of:=CONCATENATE([.B600];[.D600])" office:value-type="string" office:string-value="XB">
            <text:p>XB</text:p>
          </table:table-cell>
          <table:table-cell table:formula="of:=CONCATENATE(&quot;inline int Inline&quot;;[.$E600];&quot;(const int x) { return ((std::rand() % 2) ? Inline&quot;;[.$E599];&quot;(x) : Inline&quot;;[.$E598];&quot;(x)) + 2; }&quot;)" office:value-type="string" office:string-value="inline int InlineXB(const int x) { return ((std::rand() % 2) ? InlineXA(x) : InlineWZ(x)) + 2; }">
            <text:p>inline int InlineXB(const int x) { return ((std::rand() % 2) ? InlineXA(x) : InlineWZ(x)) + 2; }</text:p>
          </table:table-cell>
          <table:table-cell table:formula="of:=CONCATENATE(&quot;int NonInline&quot;;[.$E600];&quot;(const int x) { return ((std::rand() % 2) ? NonInline&quot;;[.$E599];&quot;(x) : NonInline&quot;;[.$E598];&quot;(x)) + 2; }&quot;)" office:value-type="string" office:string-value="int NonInlineXB(const int x) { return ((std::rand() % 2) ? NonInlineXA(x) : NonInlineWZ(x)) + 2; }">
            <text:p>int NonInlineXB(const int x) { return ((std::rand() % 2) ? NonInlineXA(x) : NonInlineWZ(x)) + 2; }</text:p>
          </table:table-cell>
        </table:table-row>
        <table:table-row table:style-name="ro1">
          <table:table-cell table:formula="of:=[.A575]+1" office:value-type="float" office:value="88">
            <text:p>88</text:p>
          </table:table-cell>
          <table:table-cell table:formula="of:=CHAR([.A601])" office:value-type="string" office:string-value="X">
            <text:p>X</text:p>
          </table:table-cell>
          <table:table-cell table:formula="of:=[.C575]" office:value-type="float" office:value="67">
            <text:p>67</text:p>
          </table:table-cell>
          <table:table-cell table:formula="of:=CHAR([.C601])" office:value-type="string" office:string-value="C">
            <text:p>C</text:p>
          </table:table-cell>
          <table:table-cell table:formula="of:=CONCATENATE([.B601];[.D601])" office:value-type="string" office:string-value="XC">
            <text:p>XC</text:p>
          </table:table-cell>
          <table:table-cell table:formula="of:=CONCATENATE(&quot;inline int Inline&quot;;[.$E601];&quot;(const int x) { return ((std::rand() % 2) ? Inline&quot;;[.$E600];&quot;(x) : Inline&quot;;[.$E599];&quot;(x)) + 2; }&quot;)" office:value-type="string" office:string-value="inline int InlineXC(const int x) { return ((std::rand() % 2) ? InlineXB(x) : InlineXA(x)) + 2; }">
            <text:p>inline int InlineXC(const int x) { return ((std::rand() % 2) ? InlineXB(x) : InlineXA(x)) + 2; }</text:p>
          </table:table-cell>
          <table:table-cell table:formula="of:=CONCATENATE(&quot;int NonInline&quot;;[.$E601];&quot;(const int x) { return ((std::rand() % 2) ? NonInline&quot;;[.$E600];&quot;(x) : NonInline&quot;;[.$E599];&quot;(x)) + 2; }&quot;)" office:value-type="string" office:string-value="int NonInlineXC(const int x) { return ((std::rand() % 2) ? NonInlineXB(x) : NonInlineXA(x)) + 2; }">
            <text:p>int NonInlineXC(const int x) { return ((std::rand() % 2) ? NonInlineXB(x) : NonInlineXA(x)) + 2; }</text:p>
          </table:table-cell>
        </table:table-row>
        <table:table-row table:style-name="ro1">
          <table:table-cell table:formula="of:=[.A576]+1" office:value-type="float" office:value="88">
            <text:p>88</text:p>
          </table:table-cell>
          <table:table-cell table:formula="of:=CHAR([.A602])" office:value-type="string" office:string-value="X">
            <text:p>X</text:p>
          </table:table-cell>
          <table:table-cell table:formula="of:=[.C576]" office:value-type="float" office:value="68">
            <text:p>68</text:p>
          </table:table-cell>
          <table:table-cell table:formula="of:=CHAR([.C602])" office:value-type="string" office:string-value="D">
            <text:p>D</text:p>
          </table:table-cell>
          <table:table-cell table:formula="of:=CONCATENATE([.B602];[.D602])" office:value-type="string" office:string-value="XD">
            <text:p>XD</text:p>
          </table:table-cell>
          <table:table-cell table:formula="of:=CONCATENATE(&quot;inline int Inline&quot;;[.$E602];&quot;(const int x) { return ((std::rand() % 2) ? Inline&quot;;[.$E601];&quot;(x) : Inline&quot;;[.$E600];&quot;(x)) + 2; }&quot;)" office:value-type="string" office:string-value="inline int InlineXD(const int x) { return ((std::rand() % 2) ? InlineXC(x) : InlineXB(x)) + 2; }">
            <text:p>inline int InlineXD(const int x) { return ((std::rand() % 2) ? InlineXC(x) : InlineXB(x)) + 2; }</text:p>
          </table:table-cell>
          <table:table-cell table:formula="of:=CONCATENATE(&quot;int NonInline&quot;;[.$E602];&quot;(const int x) { return ((std::rand() % 2) ? NonInline&quot;;[.$E601];&quot;(x) : NonInline&quot;;[.$E600];&quot;(x)) + 2; }&quot;)" office:value-type="string" office:string-value="int NonInlineXD(const int x) { return ((std::rand() % 2) ? NonInlineXC(x) : NonInlineXB(x)) + 2; }">
            <text:p>int NonInlineXD(const int x) { return ((std::rand() % 2) ? NonInlineXC(x) : NonInlineXB(x)) + 2; }</text:p>
          </table:table-cell>
        </table:table-row>
        <table:table-row table:style-name="ro1">
          <table:table-cell table:formula="of:=[.A577]+1" office:value-type="float" office:value="88">
            <text:p>88</text:p>
          </table:table-cell>
          <table:table-cell table:formula="of:=CHAR([.A603])" office:value-type="string" office:string-value="X">
            <text:p>X</text:p>
          </table:table-cell>
          <table:table-cell table:formula="of:=[.C577]" office:value-type="float" office:value="69">
            <text:p>69</text:p>
          </table:table-cell>
          <table:table-cell table:formula="of:=CHAR([.C603])" office:value-type="string" office:string-value="E">
            <text:p>E</text:p>
          </table:table-cell>
          <table:table-cell table:formula="of:=CONCATENATE([.B603];[.D603])" office:value-type="string" office:string-value="XE">
            <text:p>XE</text:p>
          </table:table-cell>
          <table:table-cell table:formula="of:=CONCATENATE(&quot;inline int Inline&quot;;[.$E603];&quot;(const int x) { return ((std::rand() % 2) ? Inline&quot;;[.$E602];&quot;(x) : Inline&quot;;[.$E601];&quot;(x)) + 2; }&quot;)" office:value-type="string" office:string-value="inline int InlineXE(const int x) { return ((std::rand() % 2) ? InlineXD(x) : InlineXC(x)) + 2; }">
            <text:p>inline int InlineXE(const int x) { return ((std::rand() % 2) ? InlineXD(x) : InlineXC(x)) + 2; }</text:p>
          </table:table-cell>
          <table:table-cell table:formula="of:=CONCATENATE(&quot;int NonInline&quot;;[.$E603];&quot;(const int x) { return ((std::rand() % 2) ? NonInline&quot;;[.$E602];&quot;(x) : NonInline&quot;;[.$E601];&quot;(x)) + 2; }&quot;)" office:value-type="string" office:string-value="int NonInlineXE(const int x) { return ((std::rand() % 2) ? NonInlineXD(x) : NonInlineXC(x)) + 2; }">
            <text:p>int NonInlineXE(const int x) { return ((std::rand() % 2) ? NonInlineXD(x) : NonInlineXC(x)) + 2; }</text:p>
          </table:table-cell>
        </table:table-row>
        <table:table-row table:style-name="ro1">
          <table:table-cell table:formula="of:=[.A578]+1" office:value-type="float" office:value="88">
            <text:p>88</text:p>
          </table:table-cell>
          <table:table-cell table:formula="of:=CHAR([.A604])" office:value-type="string" office:string-value="X">
            <text:p>X</text:p>
          </table:table-cell>
          <table:table-cell table:formula="of:=[.C578]" office:value-type="float" office:value="70">
            <text:p>70</text:p>
          </table:table-cell>
          <table:table-cell table:formula="of:=CHAR([.C604])" office:value-type="string" office:string-value="F">
            <text:p>F</text:p>
          </table:table-cell>
          <table:table-cell table:formula="of:=CONCATENATE([.B604];[.D604])" office:value-type="string" office:string-value="XF">
            <text:p>XF</text:p>
          </table:table-cell>
          <table:table-cell table:formula="of:=CONCATENATE(&quot;inline int Inline&quot;;[.$E604];&quot;(const int x) { return ((std::rand() % 2) ? Inline&quot;;[.$E603];&quot;(x) : Inline&quot;;[.$E602];&quot;(x)) + 2; }&quot;)" office:value-type="string" office:string-value="inline int InlineXF(const int x) { return ((std::rand() % 2) ? InlineXE(x) : InlineXD(x)) + 2; }">
            <text:p>inline int InlineXF(const int x) { return ((std::rand() % 2) ? InlineXE(x) : InlineXD(x)) + 2; }</text:p>
          </table:table-cell>
          <table:table-cell table:formula="of:=CONCATENATE(&quot;int NonInline&quot;;[.$E604];&quot;(const int x) { return ((std::rand() % 2) ? NonInline&quot;;[.$E603];&quot;(x) : NonInline&quot;;[.$E602];&quot;(x)) + 2; }&quot;)" office:value-type="string" office:string-value="int NonInlineXF(const int x) { return ((std::rand() % 2) ? NonInlineXE(x) : NonInlineXD(x)) + 2; }">
            <text:p>int NonInlineXF(const int x) { return ((std::rand() % 2) ? NonInlineXE(x) : NonInlineXD(x)) + 2; }</text:p>
          </table:table-cell>
        </table:table-row>
        <table:table-row table:style-name="ro1">
          <table:table-cell table:formula="of:=[.A579]+1" office:value-type="float" office:value="88">
            <text:p>88</text:p>
          </table:table-cell>
          <table:table-cell table:formula="of:=CHAR([.A605])" office:value-type="string" office:string-value="X">
            <text:p>X</text:p>
          </table:table-cell>
          <table:table-cell table:formula="of:=[.C579]" office:value-type="float" office:value="71">
            <text:p>71</text:p>
          </table:table-cell>
          <table:table-cell table:formula="of:=CHAR([.C605])" office:value-type="string" office:string-value="G">
            <text:p>G</text:p>
          </table:table-cell>
          <table:table-cell table:formula="of:=CONCATENATE([.B605];[.D605])" office:value-type="string" office:string-value="XG">
            <text:p>XG</text:p>
          </table:table-cell>
          <table:table-cell table:formula="of:=CONCATENATE(&quot;inline int Inline&quot;;[.$E605];&quot;(const int x) { return ((std::rand() % 2) ? Inline&quot;;[.$E604];&quot;(x) : Inline&quot;;[.$E603];&quot;(x)) + 2; }&quot;)" office:value-type="string" office:string-value="inline int InlineXG(const int x) { return ((std::rand() % 2) ? InlineXF(x) : InlineXE(x)) + 2; }">
            <text:p>inline int InlineXG(const int x) { return ((std::rand() % 2) ? InlineXF(x) : InlineXE(x)) + 2; }</text:p>
          </table:table-cell>
          <table:table-cell table:formula="of:=CONCATENATE(&quot;int NonInline&quot;;[.$E605];&quot;(const int x) { return ((std::rand() % 2) ? NonInline&quot;;[.$E604];&quot;(x) : NonInline&quot;;[.$E603];&quot;(x)) + 2; }&quot;)" office:value-type="string" office:string-value="int NonInlineXG(const int x) { return ((std::rand() % 2) ? NonInlineXF(x) : NonInlineXE(x)) + 2; }">
            <text:p>int NonInlineXG(const int x) { return ((std::rand() % 2) ? NonInlineXF(x) : NonInlineXE(x)) + 2; }</text:p>
          </table:table-cell>
        </table:table-row>
        <table:table-row table:style-name="ro1">
          <table:table-cell table:formula="of:=[.A580]+1" office:value-type="float" office:value="88">
            <text:p>88</text:p>
          </table:table-cell>
          <table:table-cell table:formula="of:=CHAR([.A606])" office:value-type="string" office:string-value="X">
            <text:p>X</text:p>
          </table:table-cell>
          <table:table-cell table:formula="of:=[.C580]" office:value-type="float" office:value="72">
            <text:p>72</text:p>
          </table:table-cell>
          <table:table-cell table:formula="of:=CHAR([.C606])" office:value-type="string" office:string-value="H">
            <text:p>H</text:p>
          </table:table-cell>
          <table:table-cell table:formula="of:=CONCATENATE([.B606];[.D606])" office:value-type="string" office:string-value="XH">
            <text:p>XH</text:p>
          </table:table-cell>
          <table:table-cell table:formula="of:=CONCATENATE(&quot;inline int Inline&quot;;[.$E606];&quot;(const int x) { return ((std::rand() % 2) ? Inline&quot;;[.$E605];&quot;(x) : Inline&quot;;[.$E604];&quot;(x)) + 2; }&quot;)" office:value-type="string" office:string-value="inline int InlineXH(const int x) { return ((std::rand() % 2) ? InlineXG(x) : InlineXF(x)) + 2; }">
            <text:p>inline int InlineXH(const int x) { return ((std::rand() % 2) ? InlineXG(x) : InlineXF(x)) + 2; }</text:p>
          </table:table-cell>
          <table:table-cell table:formula="of:=CONCATENATE(&quot;int NonInline&quot;;[.$E606];&quot;(const int x) { return ((std::rand() % 2) ? NonInline&quot;;[.$E605];&quot;(x) : NonInline&quot;;[.$E604];&quot;(x)) + 2; }&quot;)" office:value-type="string" office:string-value="int NonInlineXH(const int x) { return ((std::rand() % 2) ? NonInlineXG(x) : NonInlineXF(x)) + 2; }">
            <text:p>int NonInlineXH(const int x) { return ((std::rand() % 2) ? NonInlineXG(x) : NonInlineXF(x)) + 2; }</text:p>
          </table:table-cell>
        </table:table-row>
        <table:table-row table:style-name="ro1">
          <table:table-cell table:formula="of:=[.A581]+1" office:value-type="float" office:value="88">
            <text:p>88</text:p>
          </table:table-cell>
          <table:table-cell table:formula="of:=CHAR([.A607])" office:value-type="string" office:string-value="X">
            <text:p>X</text:p>
          </table:table-cell>
          <table:table-cell table:formula="of:=[.C581]" office:value-type="float" office:value="73">
            <text:p>73</text:p>
          </table:table-cell>
          <table:table-cell table:formula="of:=CHAR([.C607])" office:value-type="string" office:string-value="I">
            <text:p>I</text:p>
          </table:table-cell>
          <table:table-cell table:formula="of:=CONCATENATE([.B607];[.D607])" office:value-type="string" office:string-value="XI">
            <text:p>XI</text:p>
          </table:table-cell>
          <table:table-cell table:formula="of:=CONCATENATE(&quot;inline int Inline&quot;;[.$E607];&quot;(const int x) { return ((std::rand() % 2) ? Inline&quot;;[.$E606];&quot;(x) : Inline&quot;;[.$E605];&quot;(x)) + 2; }&quot;)" office:value-type="string" office:string-value="inline int InlineXI(const int x) { return ((std::rand() % 2) ? InlineXH(x) : InlineXG(x)) + 2; }">
            <text:p>inline int InlineXI(const int x) { return ((std::rand() % 2) ? InlineXH(x) : InlineXG(x)) + 2; }</text:p>
          </table:table-cell>
          <table:table-cell table:formula="of:=CONCATENATE(&quot;int NonInline&quot;;[.$E607];&quot;(const int x) { return ((std::rand() % 2) ? NonInline&quot;;[.$E606];&quot;(x) : NonInline&quot;;[.$E605];&quot;(x)) + 2; }&quot;)" office:value-type="string" office:string-value="int NonInlineXI(const int x) { return ((std::rand() % 2) ? NonInlineXH(x) : NonInlineXG(x)) + 2; }">
            <text:p>int NonInlineXI(const int x) { return ((std::rand() % 2) ? NonInlineXH(x) : NonInlineXG(x)) + 2; }</text:p>
          </table:table-cell>
        </table:table-row>
        <table:table-row table:style-name="ro1">
          <table:table-cell table:formula="of:=[.A582]+1" office:value-type="float" office:value="88">
            <text:p>88</text:p>
          </table:table-cell>
          <table:table-cell table:formula="of:=CHAR([.A608])" office:value-type="string" office:string-value="X">
            <text:p>X</text:p>
          </table:table-cell>
          <table:table-cell table:formula="of:=[.C582]" office:value-type="float" office:value="74">
            <text:p>74</text:p>
          </table:table-cell>
          <table:table-cell table:formula="of:=CHAR([.C608])" office:value-type="string" office:string-value="J">
            <text:p>J</text:p>
          </table:table-cell>
          <table:table-cell table:formula="of:=CONCATENATE([.B608];[.D608])" office:value-type="string" office:string-value="XJ">
            <text:p>XJ</text:p>
          </table:table-cell>
          <table:table-cell table:formula="of:=CONCATENATE(&quot;inline int Inline&quot;;[.$E608];&quot;(const int x) { return ((std::rand() % 2) ? Inline&quot;;[.$E607];&quot;(x) : Inline&quot;;[.$E606];&quot;(x)) + 2; }&quot;)" office:value-type="string" office:string-value="inline int InlineXJ(const int x) { return ((std::rand() % 2) ? InlineXI(x) : InlineXH(x)) + 2; }">
            <text:p>inline int InlineXJ(const int x) { return ((std::rand() % 2) ? InlineXI(x) : InlineXH(x)) + 2; }</text:p>
          </table:table-cell>
          <table:table-cell table:formula="of:=CONCATENATE(&quot;int NonInline&quot;;[.$E608];&quot;(const int x) { return ((std::rand() % 2) ? NonInline&quot;;[.$E607];&quot;(x) : NonInline&quot;;[.$E606];&quot;(x)) + 2; }&quot;)" office:value-type="string" office:string-value="int NonInlineXJ(const int x) { return ((std::rand() % 2) ? NonInlineXI(x) : NonInlineXH(x)) + 2; }">
            <text:p>int NonInlineXJ(const int x) { return ((std::rand() % 2) ? NonInlineXI(x) : NonInlineXH(x)) + 2; }</text:p>
          </table:table-cell>
        </table:table-row>
        <table:table-row table:style-name="ro1">
          <table:table-cell table:formula="of:=[.A583]+1" office:value-type="float" office:value="88">
            <text:p>88</text:p>
          </table:table-cell>
          <table:table-cell table:formula="of:=CHAR([.A609])" office:value-type="string" office:string-value="X">
            <text:p>X</text:p>
          </table:table-cell>
          <table:table-cell table:formula="of:=[.C583]" office:value-type="float" office:value="75">
            <text:p>75</text:p>
          </table:table-cell>
          <table:table-cell table:formula="of:=CHAR([.C609])" office:value-type="string" office:string-value="K">
            <text:p>K</text:p>
          </table:table-cell>
          <table:table-cell table:formula="of:=CONCATENATE([.B609];[.D609])" office:value-type="string" office:string-value="XK">
            <text:p>XK</text:p>
          </table:table-cell>
          <table:table-cell table:formula="of:=CONCATENATE(&quot;inline int Inline&quot;;[.$E609];&quot;(const int x) { return ((std::rand() % 2) ? Inline&quot;;[.$E608];&quot;(x) : Inline&quot;;[.$E607];&quot;(x)) + 2; }&quot;)" office:value-type="string" office:string-value="inline int InlineXK(const int x) { return ((std::rand() % 2) ? InlineXJ(x) : InlineXI(x)) + 2; }">
            <text:p>inline int InlineXK(const int x) { return ((std::rand() % 2) ? InlineXJ(x) : InlineXI(x)) + 2; }</text:p>
          </table:table-cell>
          <table:table-cell table:formula="of:=CONCATENATE(&quot;int NonInline&quot;;[.$E609];&quot;(const int x) { return ((std::rand() % 2) ? NonInline&quot;;[.$E608];&quot;(x) : NonInline&quot;;[.$E607];&quot;(x)) + 2; }&quot;)" office:value-type="string" office:string-value="int NonInlineXK(const int x) { return ((std::rand() % 2) ? NonInlineXJ(x) : NonInlineXI(x)) + 2; }">
            <text:p>int NonInlineXK(const int x) { return ((std::rand() % 2) ? NonInlineXJ(x) : NonInlineXI(x)) + 2; }</text:p>
          </table:table-cell>
        </table:table-row>
        <table:table-row table:style-name="ro1">
          <table:table-cell table:formula="of:=[.A584]+1" office:value-type="float" office:value="88">
            <text:p>88</text:p>
          </table:table-cell>
          <table:table-cell table:formula="of:=CHAR([.A610])" office:value-type="string" office:string-value="X">
            <text:p>X</text:p>
          </table:table-cell>
          <table:table-cell table:formula="of:=[.C584]" office:value-type="float" office:value="76">
            <text:p>76</text:p>
          </table:table-cell>
          <table:table-cell table:formula="of:=CHAR([.C610])" office:value-type="string" office:string-value="L">
            <text:p>L</text:p>
          </table:table-cell>
          <table:table-cell table:formula="of:=CONCATENATE([.B610];[.D610])" office:value-type="string" office:string-value="XL">
            <text:p>XL</text:p>
          </table:table-cell>
          <table:table-cell table:formula="of:=CONCATENATE(&quot;inline int Inline&quot;;[.$E610];&quot;(const int x) { return ((std::rand() % 2) ? Inline&quot;;[.$E609];&quot;(x) : Inline&quot;;[.$E608];&quot;(x)) + 2; }&quot;)" office:value-type="string" office:string-value="inline int InlineXL(const int x) { return ((std::rand() % 2) ? InlineXK(x) : InlineXJ(x)) + 2; }">
            <text:p>inline int InlineXL(const int x) { return ((std::rand() % 2) ? InlineXK(x) : InlineXJ(x)) + 2; }</text:p>
          </table:table-cell>
          <table:table-cell table:formula="of:=CONCATENATE(&quot;int NonInline&quot;;[.$E610];&quot;(const int x) { return ((std::rand() % 2) ? NonInline&quot;;[.$E609];&quot;(x) : NonInline&quot;;[.$E608];&quot;(x)) + 2; }&quot;)" office:value-type="string" office:string-value="int NonInlineXL(const int x) { return ((std::rand() % 2) ? NonInlineXK(x) : NonInlineXJ(x)) + 2; }">
            <text:p>int NonInlineXL(const int x) { return ((std::rand() % 2) ? NonInlineXK(x) : NonInlineXJ(x)) + 2; }</text:p>
          </table:table-cell>
        </table:table-row>
        <table:table-row table:style-name="ro1">
          <table:table-cell table:formula="of:=[.A585]+1" office:value-type="float" office:value="88">
            <text:p>88</text:p>
          </table:table-cell>
          <table:table-cell table:formula="of:=CHAR([.A611])" office:value-type="string" office:string-value="X">
            <text:p>X</text:p>
          </table:table-cell>
          <table:table-cell table:formula="of:=[.C585]" office:value-type="float" office:value="77">
            <text:p>77</text:p>
          </table:table-cell>
          <table:table-cell table:formula="of:=CHAR([.C611])" office:value-type="string" office:string-value="M">
            <text:p>M</text:p>
          </table:table-cell>
          <table:table-cell table:formula="of:=CONCATENATE([.B611];[.D611])" office:value-type="string" office:string-value="XM">
            <text:p>XM</text:p>
          </table:table-cell>
          <table:table-cell table:formula="of:=CONCATENATE(&quot;inline int Inline&quot;;[.$E611];&quot;(const int x) { return ((std::rand() % 2) ? Inline&quot;;[.$E610];&quot;(x) : Inline&quot;;[.$E609];&quot;(x)) + 2; }&quot;)" office:value-type="string" office:string-value="inline int InlineXM(const int x) { return ((std::rand() % 2) ? InlineXL(x) : InlineXK(x)) + 2; }">
            <text:p>inline int InlineXM(const int x) { return ((std::rand() % 2) ? InlineXL(x) : InlineXK(x)) + 2; }</text:p>
          </table:table-cell>
          <table:table-cell table:formula="of:=CONCATENATE(&quot;int NonInline&quot;;[.$E611];&quot;(const int x) { return ((std::rand() % 2) ? NonInline&quot;;[.$E610];&quot;(x) : NonInline&quot;;[.$E609];&quot;(x)) + 2; }&quot;)" office:value-type="string" office:string-value="int NonInlineXM(const int x) { return ((std::rand() % 2) ? NonInlineXL(x) : NonInlineXK(x)) + 2; }">
            <text:p>int NonInlineXM(const int x) { return ((std::rand() % 2) ? NonInlineXL(x) : NonInlineXK(x)) + 2; }</text:p>
          </table:table-cell>
        </table:table-row>
        <table:table-row table:style-name="ro1">
          <table:table-cell table:formula="of:=[.A586]+1" office:value-type="float" office:value="88">
            <text:p>88</text:p>
          </table:table-cell>
          <table:table-cell table:formula="of:=CHAR([.A612])" office:value-type="string" office:string-value="X">
            <text:p>X</text:p>
          </table:table-cell>
          <table:table-cell table:formula="of:=[.C586]" office:value-type="float" office:value="78">
            <text:p>78</text:p>
          </table:table-cell>
          <table:table-cell table:formula="of:=CHAR([.C612])" office:value-type="string" office:string-value="N">
            <text:p>N</text:p>
          </table:table-cell>
          <table:table-cell table:formula="of:=CONCATENATE([.B612];[.D612])" office:value-type="string" office:string-value="XN">
            <text:p>XN</text:p>
          </table:table-cell>
          <table:table-cell table:formula="of:=CONCATENATE(&quot;inline int Inline&quot;;[.$E612];&quot;(const int x) { return ((std::rand() % 2) ? Inline&quot;;[.$E611];&quot;(x) : Inline&quot;;[.$E610];&quot;(x)) + 2; }&quot;)" office:value-type="string" office:string-value="inline int InlineXN(const int x) { return ((std::rand() % 2) ? InlineXM(x) : InlineXL(x)) + 2; }">
            <text:p>inline int InlineXN(const int x) { return ((std::rand() % 2) ? InlineXM(x) : InlineXL(x)) + 2; }</text:p>
          </table:table-cell>
          <table:table-cell table:formula="of:=CONCATENATE(&quot;int NonInline&quot;;[.$E612];&quot;(const int x) { return ((std::rand() % 2) ? NonInline&quot;;[.$E611];&quot;(x) : NonInline&quot;;[.$E610];&quot;(x)) + 2; }&quot;)" office:value-type="string" office:string-value="int NonInlineXN(const int x) { return ((std::rand() % 2) ? NonInlineXM(x) : NonInlineXL(x)) + 2; }">
            <text:p>int NonInlineXN(const int x) { return ((std::rand() % 2) ? NonInlineXM(x) : NonInlineXL(x)) + 2; }</text:p>
          </table:table-cell>
        </table:table-row>
        <table:table-row table:style-name="ro1">
          <table:table-cell table:formula="of:=[.A587]+1" office:value-type="float" office:value="88">
            <text:p>88</text:p>
          </table:table-cell>
          <table:table-cell table:formula="of:=CHAR([.A613])" office:value-type="string" office:string-value="X">
            <text:p>X</text:p>
          </table:table-cell>
          <table:table-cell table:formula="of:=[.C587]" office:value-type="float" office:value="79">
            <text:p>79</text:p>
          </table:table-cell>
          <table:table-cell table:formula="of:=CHAR([.C613])" office:value-type="string" office:string-value="O">
            <text:p>O</text:p>
          </table:table-cell>
          <table:table-cell table:formula="of:=CONCATENATE([.B613];[.D613])" office:value-type="string" office:string-value="XO">
            <text:p>XO</text:p>
          </table:table-cell>
          <table:table-cell table:formula="of:=CONCATENATE(&quot;inline int Inline&quot;;[.$E613];&quot;(const int x) { return ((std::rand() % 2) ? Inline&quot;;[.$E612];&quot;(x) : Inline&quot;;[.$E611];&quot;(x)) + 2; }&quot;)" office:value-type="string" office:string-value="inline int InlineXO(const int x) { return ((std::rand() % 2) ? InlineXN(x) : InlineXM(x)) + 2; }">
            <text:p>inline int InlineXO(const int x) { return ((std::rand() % 2) ? InlineXN(x) : InlineXM(x)) + 2; }</text:p>
          </table:table-cell>
          <table:table-cell table:formula="of:=CONCATENATE(&quot;int NonInline&quot;;[.$E613];&quot;(const int x) { return ((std::rand() % 2) ? NonInline&quot;;[.$E612];&quot;(x) : NonInline&quot;;[.$E611];&quot;(x)) + 2; }&quot;)" office:value-type="string" office:string-value="int NonInlineXO(const int x) { return ((std::rand() % 2) ? NonInlineXN(x) : NonInlineXM(x)) + 2; }">
            <text:p>int NonInlineXO(const int x) { return ((std::rand() % 2) ? NonInlineXN(x) : NonInlineXM(x)) + 2; }</text:p>
          </table:table-cell>
        </table:table-row>
        <table:table-row table:style-name="ro1">
          <table:table-cell table:formula="of:=[.A588]+1" office:value-type="float" office:value="88">
            <text:p>88</text:p>
          </table:table-cell>
          <table:table-cell table:formula="of:=CHAR([.A614])" office:value-type="string" office:string-value="X">
            <text:p>X</text:p>
          </table:table-cell>
          <table:table-cell table:formula="of:=[.C588]" office:value-type="float" office:value="80">
            <text:p>80</text:p>
          </table:table-cell>
          <table:table-cell table:formula="of:=CHAR([.C614])" office:value-type="string" office:string-value="P">
            <text:p>P</text:p>
          </table:table-cell>
          <table:table-cell table:formula="of:=CONCATENATE([.B614];[.D614])" office:value-type="string" office:string-value="XP">
            <text:p>XP</text:p>
          </table:table-cell>
          <table:table-cell table:formula="of:=CONCATENATE(&quot;inline int Inline&quot;;[.$E614];&quot;(const int x) { return ((std::rand() % 2) ? Inline&quot;;[.$E613];&quot;(x) : Inline&quot;;[.$E612];&quot;(x)) + 2; }&quot;)" office:value-type="string" office:string-value="inline int InlineXP(const int x) { return ((std::rand() % 2) ? InlineXO(x) : InlineXN(x)) + 2; }">
            <text:p>inline int InlineXP(const int x) { return ((std::rand() % 2) ? InlineXO(x) : InlineXN(x)) + 2; }</text:p>
          </table:table-cell>
          <table:table-cell table:formula="of:=CONCATENATE(&quot;int NonInline&quot;;[.$E614];&quot;(const int x) { return ((std::rand() % 2) ? NonInline&quot;;[.$E613];&quot;(x) : NonInline&quot;;[.$E612];&quot;(x)) + 2; }&quot;)" office:value-type="string" office:string-value="int NonInlineXP(const int x) { return ((std::rand() % 2) ? NonInlineXO(x) : NonInlineXN(x)) + 2; }">
            <text:p>int NonInlineXP(const int x) { return ((std::rand() % 2) ? NonInlineXO(x) : NonInlineXN(x)) + 2; }</text:p>
          </table:table-cell>
        </table:table-row>
        <table:table-row table:style-name="ro1">
          <table:table-cell table:formula="of:=[.A589]+1" office:value-type="float" office:value="88">
            <text:p>88</text:p>
          </table:table-cell>
          <table:table-cell table:formula="of:=CHAR([.A615])" office:value-type="string" office:string-value="X">
            <text:p>X</text:p>
          </table:table-cell>
          <table:table-cell table:formula="of:=[.C589]" office:value-type="float" office:value="81">
            <text:p>81</text:p>
          </table:table-cell>
          <table:table-cell table:formula="of:=CHAR([.C615])" office:value-type="string" office:string-value="Q">
            <text:p>Q</text:p>
          </table:table-cell>
          <table:table-cell table:formula="of:=CONCATENATE([.B615];[.D615])" office:value-type="string" office:string-value="XQ">
            <text:p>XQ</text:p>
          </table:table-cell>
          <table:table-cell table:formula="of:=CONCATENATE(&quot;inline int Inline&quot;;[.$E615];&quot;(const int x) { return ((std::rand() % 2) ? Inline&quot;;[.$E614];&quot;(x) : Inline&quot;;[.$E613];&quot;(x)) + 2; }&quot;)" office:value-type="string" office:string-value="inline int InlineXQ(const int x) { return ((std::rand() % 2) ? InlineXP(x) : InlineXO(x)) + 2; }">
            <text:p>inline int InlineXQ(const int x) { return ((std::rand() % 2) ? InlineXP(x) : InlineXO(x)) + 2; }</text:p>
          </table:table-cell>
          <table:table-cell table:formula="of:=CONCATENATE(&quot;int NonInline&quot;;[.$E615];&quot;(const int x) { return ((std::rand() % 2) ? NonInline&quot;;[.$E614];&quot;(x) : NonInline&quot;;[.$E613];&quot;(x)) + 2; }&quot;)" office:value-type="string" office:string-value="int NonInlineXQ(const int x) { return ((std::rand() % 2) ? NonInlineXP(x) : NonInlineXO(x)) + 2; }">
            <text:p>int NonInlineXQ(const int x) { return ((std::rand() % 2) ? NonInlineXP(x) : NonInlineXO(x)) + 2; }</text:p>
          </table:table-cell>
        </table:table-row>
        <table:table-row table:style-name="ro1">
          <table:table-cell table:formula="of:=[.A590]+1" office:value-type="float" office:value="88">
            <text:p>88</text:p>
          </table:table-cell>
          <table:table-cell table:formula="of:=CHAR([.A616])" office:value-type="string" office:string-value="X">
            <text:p>X</text:p>
          </table:table-cell>
          <table:table-cell table:formula="of:=[.C590]" office:value-type="float" office:value="82">
            <text:p>82</text:p>
          </table:table-cell>
          <table:table-cell table:formula="of:=CHAR([.C616])" office:value-type="string" office:string-value="R">
            <text:p>R</text:p>
          </table:table-cell>
          <table:table-cell table:formula="of:=CONCATENATE([.B616];[.D616])" office:value-type="string" office:string-value="XR">
            <text:p>XR</text:p>
          </table:table-cell>
          <table:table-cell table:formula="of:=CONCATENATE(&quot;inline int Inline&quot;;[.$E616];&quot;(const int x) { return ((std::rand() % 2) ? Inline&quot;;[.$E615];&quot;(x) : Inline&quot;;[.$E614];&quot;(x)) + 2; }&quot;)" office:value-type="string" office:string-value="inline int InlineXR(const int x) { return ((std::rand() % 2) ? InlineXQ(x) : InlineXP(x)) + 2; }">
            <text:p>inline int InlineXR(const int x) { return ((std::rand() % 2) ? InlineXQ(x) : InlineXP(x)) + 2; }</text:p>
          </table:table-cell>
          <table:table-cell table:formula="of:=CONCATENATE(&quot;int NonInline&quot;;[.$E616];&quot;(const int x) { return ((std::rand() % 2) ? NonInline&quot;;[.$E615];&quot;(x) : NonInline&quot;;[.$E614];&quot;(x)) + 2; }&quot;)" office:value-type="string" office:string-value="int NonInlineXR(const int x) { return ((std::rand() % 2) ? NonInlineXQ(x) : NonInlineXP(x)) + 2; }">
            <text:p>int NonInlineXR(const int x) { return ((std::rand() % 2) ? NonInlineXQ(x) : NonInlineXP(x)) + 2; }</text:p>
          </table:table-cell>
        </table:table-row>
        <table:table-row table:style-name="ro1">
          <table:table-cell table:formula="of:=[.A591]+1" office:value-type="float" office:value="88">
            <text:p>88</text:p>
          </table:table-cell>
          <table:table-cell table:formula="of:=CHAR([.A617])" office:value-type="string" office:string-value="X">
            <text:p>X</text:p>
          </table:table-cell>
          <table:table-cell table:formula="of:=[.C591]" office:value-type="float" office:value="83">
            <text:p>83</text:p>
          </table:table-cell>
          <table:table-cell table:formula="of:=CHAR([.C617])" office:value-type="string" office:string-value="S">
            <text:p>S</text:p>
          </table:table-cell>
          <table:table-cell table:formula="of:=CONCATENATE([.B617];[.D617])" office:value-type="string" office:string-value="XS">
            <text:p>XS</text:p>
          </table:table-cell>
          <table:table-cell table:formula="of:=CONCATENATE(&quot;inline int Inline&quot;;[.$E617];&quot;(const int x) { return ((std::rand() % 2) ? Inline&quot;;[.$E616];&quot;(x) : Inline&quot;;[.$E615];&quot;(x)) + 2; }&quot;)" office:value-type="string" office:string-value="inline int InlineXS(const int x) { return ((std::rand() % 2) ? InlineXR(x) : InlineXQ(x)) + 2; }">
            <text:p>inline int InlineXS(const int x) { return ((std::rand() % 2) ? InlineXR(x) : InlineXQ(x)) + 2; }</text:p>
          </table:table-cell>
          <table:table-cell table:formula="of:=CONCATENATE(&quot;int NonInline&quot;;[.$E617];&quot;(const int x) { return ((std::rand() % 2) ? NonInline&quot;;[.$E616];&quot;(x) : NonInline&quot;;[.$E615];&quot;(x)) + 2; }&quot;)" office:value-type="string" office:string-value="int NonInlineXS(const int x) { return ((std::rand() % 2) ? NonInlineXR(x) : NonInlineXQ(x)) + 2; }">
            <text:p>int NonInlineXS(const int x) { return ((std::rand() % 2) ? NonInlineXR(x) : NonInlineXQ(x)) + 2; }</text:p>
          </table:table-cell>
        </table:table-row>
        <table:table-row table:style-name="ro1">
          <table:table-cell table:formula="of:=[.A592]+1" office:value-type="float" office:value="88">
            <text:p>88</text:p>
          </table:table-cell>
          <table:table-cell table:formula="of:=CHAR([.A618])" office:value-type="string" office:string-value="X">
            <text:p>X</text:p>
          </table:table-cell>
          <table:table-cell table:formula="of:=[.C592]" office:value-type="float" office:value="84">
            <text:p>84</text:p>
          </table:table-cell>
          <table:table-cell table:formula="of:=CHAR([.C618])" office:value-type="string" office:string-value="T">
            <text:p>T</text:p>
          </table:table-cell>
          <table:table-cell table:formula="of:=CONCATENATE([.B618];[.D618])" office:value-type="string" office:string-value="XT">
            <text:p>XT</text:p>
          </table:table-cell>
          <table:table-cell table:formula="of:=CONCATENATE(&quot;inline int Inline&quot;;[.$E618];&quot;(const int x) { return ((std::rand() % 2) ? Inline&quot;;[.$E617];&quot;(x) : Inline&quot;;[.$E616];&quot;(x)) + 2; }&quot;)" office:value-type="string" office:string-value="inline int InlineXT(const int x) { return ((std::rand() % 2) ? InlineXS(x) : InlineXR(x)) + 2; }">
            <text:p>inline int InlineXT(const int x) { return ((std::rand() % 2) ? InlineXS(x) : InlineXR(x)) + 2; }</text:p>
          </table:table-cell>
          <table:table-cell table:formula="of:=CONCATENATE(&quot;int NonInline&quot;;[.$E618];&quot;(const int x) { return ((std::rand() % 2) ? NonInline&quot;;[.$E617];&quot;(x) : NonInline&quot;;[.$E616];&quot;(x)) + 2; }&quot;)" office:value-type="string" office:string-value="int NonInlineXT(const int x) { return ((std::rand() % 2) ? NonInlineXS(x) : NonInlineXR(x)) + 2; }">
            <text:p>int NonInlineXT(const int x) { return ((std::rand() % 2) ? NonInlineXS(x) : NonInlineXR(x)) + 2; }</text:p>
          </table:table-cell>
        </table:table-row>
        <table:table-row table:style-name="ro1">
          <table:table-cell table:formula="of:=[.A593]+1" office:value-type="float" office:value="88">
            <text:p>88</text:p>
          </table:table-cell>
          <table:table-cell table:formula="of:=CHAR([.A619])" office:value-type="string" office:string-value="X">
            <text:p>X</text:p>
          </table:table-cell>
          <table:table-cell table:formula="of:=[.C593]" office:value-type="float" office:value="85">
            <text:p>85</text:p>
          </table:table-cell>
          <table:table-cell table:formula="of:=CHAR([.C619])" office:value-type="string" office:string-value="U">
            <text:p>U</text:p>
          </table:table-cell>
          <table:table-cell table:formula="of:=CONCATENATE([.B619];[.D619])" office:value-type="string" office:string-value="XU">
            <text:p>XU</text:p>
          </table:table-cell>
          <table:table-cell table:formula="of:=CONCATENATE(&quot;inline int Inline&quot;;[.$E619];&quot;(const int x) { return ((std::rand() % 2) ? Inline&quot;;[.$E618];&quot;(x) : Inline&quot;;[.$E617];&quot;(x)) + 2; }&quot;)" office:value-type="string" office:string-value="inline int InlineXU(const int x) { return ((std::rand() % 2) ? InlineXT(x) : InlineXS(x)) + 2; }">
            <text:p>inline int InlineXU(const int x) { return ((std::rand() % 2) ? InlineXT(x) : InlineXS(x)) + 2; }</text:p>
          </table:table-cell>
          <table:table-cell table:formula="of:=CONCATENATE(&quot;int NonInline&quot;;[.$E619];&quot;(const int x) { return ((std::rand() % 2) ? NonInline&quot;;[.$E618];&quot;(x) : NonInline&quot;;[.$E617];&quot;(x)) + 2; }&quot;)" office:value-type="string" office:string-value="int NonInlineXU(const int x) { return ((std::rand() % 2) ? NonInlineXT(x) : NonInlineXS(x)) + 2; }">
            <text:p>int NonInlineXU(const int x) { return ((std::rand() % 2) ? NonInlineXT(x) : NonInlineXS(x)) + 2; }</text:p>
          </table:table-cell>
        </table:table-row>
        <table:table-row table:style-name="ro1">
          <table:table-cell table:formula="of:=[.A594]+1" office:value-type="float" office:value="88">
            <text:p>88</text:p>
          </table:table-cell>
          <table:table-cell table:formula="of:=CHAR([.A620])" office:value-type="string" office:string-value="X">
            <text:p>X</text:p>
          </table:table-cell>
          <table:table-cell table:formula="of:=[.C594]" office:value-type="float" office:value="86">
            <text:p>86</text:p>
          </table:table-cell>
          <table:table-cell table:formula="of:=CHAR([.C620])" office:value-type="string" office:string-value="V">
            <text:p>V</text:p>
          </table:table-cell>
          <table:table-cell table:formula="of:=CONCATENATE([.B620];[.D620])" office:value-type="string" office:string-value="XV">
            <text:p>XV</text:p>
          </table:table-cell>
          <table:table-cell table:formula="of:=CONCATENATE(&quot;inline int Inline&quot;;[.$E620];&quot;(const int x) { return ((std::rand() % 2) ? Inline&quot;;[.$E619];&quot;(x) : Inline&quot;;[.$E618];&quot;(x)) + 2; }&quot;)" office:value-type="string" office:string-value="inline int InlineXV(const int x) { return ((std::rand() % 2) ? InlineXU(x) : InlineXT(x)) + 2; }">
            <text:p>inline int InlineXV(const int x) { return ((std::rand() % 2) ? InlineXU(x) : InlineXT(x)) + 2; }</text:p>
          </table:table-cell>
          <table:table-cell table:formula="of:=CONCATENATE(&quot;int NonInline&quot;;[.$E620];&quot;(const int x) { return ((std::rand() % 2) ? NonInline&quot;;[.$E619];&quot;(x) : NonInline&quot;;[.$E618];&quot;(x)) + 2; }&quot;)" office:value-type="string" office:string-value="int NonInlineXV(const int x) { return ((std::rand() % 2) ? NonInlineXU(x) : NonInlineXT(x)) + 2; }">
            <text:p>int NonInlineXV(const int x) { return ((std::rand() % 2) ? NonInlineXU(x) : NonInlineXT(x)) + 2; }</text:p>
          </table:table-cell>
        </table:table-row>
        <table:table-row table:style-name="ro1">
          <table:table-cell table:formula="of:=[.A595]+1" office:value-type="float" office:value="88">
            <text:p>88</text:p>
          </table:table-cell>
          <table:table-cell table:formula="of:=CHAR([.A621])" office:value-type="string" office:string-value="X">
            <text:p>X</text:p>
          </table:table-cell>
          <table:table-cell table:formula="of:=[.C595]" office:value-type="float" office:value="87">
            <text:p>87</text:p>
          </table:table-cell>
          <table:table-cell table:formula="of:=CHAR([.C621])" office:value-type="string" office:string-value="W">
            <text:p>W</text:p>
          </table:table-cell>
          <table:table-cell table:formula="of:=CONCATENATE([.B621];[.D621])" office:value-type="string" office:string-value="XW">
            <text:p>XW</text:p>
          </table:table-cell>
          <table:table-cell table:formula="of:=CONCATENATE(&quot;inline int Inline&quot;;[.$E621];&quot;(const int x) { return ((std::rand() % 2) ? Inline&quot;;[.$E620];&quot;(x) : Inline&quot;;[.$E619];&quot;(x)) + 2; }&quot;)" office:value-type="string" office:string-value="inline int InlineXW(const int x) { return ((std::rand() % 2) ? InlineXV(x) : InlineXU(x)) + 2; }">
            <text:p>inline int InlineXW(const int x) { return ((std::rand() % 2) ? InlineXV(x) : InlineXU(x)) + 2; }</text:p>
          </table:table-cell>
          <table:table-cell table:formula="of:=CONCATENATE(&quot;int NonInline&quot;;[.$E621];&quot;(const int x) { return ((std::rand() % 2) ? NonInline&quot;;[.$E620];&quot;(x) : NonInline&quot;;[.$E619];&quot;(x)) + 2; }&quot;)" office:value-type="string" office:string-value="int NonInlineXW(const int x) { return ((std::rand() % 2) ? NonInlineXV(x) : NonInlineXU(x)) + 2; }">
            <text:p>int NonInlineXW(const int x) { return ((std::rand() % 2) ? NonInlineXV(x) : NonInlineXU(x)) + 2; }</text:p>
          </table:table-cell>
        </table:table-row>
        <table:table-row table:style-name="ro1">
          <table:table-cell table:formula="of:=[.A596]+1" office:value-type="float" office:value="88">
            <text:p>88</text:p>
          </table:table-cell>
          <table:table-cell table:formula="of:=CHAR([.A622])" office:value-type="string" office:string-value="X">
            <text:p>X</text:p>
          </table:table-cell>
          <table:table-cell table:formula="of:=[.C596]" office:value-type="float" office:value="88">
            <text:p>88</text:p>
          </table:table-cell>
          <table:table-cell table:formula="of:=CHAR([.C622])" office:value-type="string" office:string-value="X">
            <text:p>X</text:p>
          </table:table-cell>
          <table:table-cell table:formula="of:=CONCATENATE([.B622];[.D622])" office:value-type="string" office:string-value="XX">
            <text:p>XX</text:p>
          </table:table-cell>
          <table:table-cell table:formula="of:=CONCATENATE(&quot;inline int Inline&quot;;[.$E622];&quot;(const int x) { return ((std::rand() % 2) ? Inline&quot;;[.$E621];&quot;(x) : Inline&quot;;[.$E620];&quot;(x)) + 2; }&quot;)" office:value-type="string" office:string-value="inline int InlineXX(const int x) { return ((std::rand() % 2) ? InlineXW(x) : InlineXV(x)) + 2; }">
            <text:p>inline int InlineXX(const int x) { return ((std::rand() % 2) ? InlineXW(x) : InlineXV(x)) + 2; }</text:p>
          </table:table-cell>
          <table:table-cell table:formula="of:=CONCATENATE(&quot;int NonInline&quot;;[.$E622];&quot;(const int x) { return ((std::rand() % 2) ? NonInline&quot;;[.$E621];&quot;(x) : NonInline&quot;;[.$E620];&quot;(x)) + 2; }&quot;)" office:value-type="string" office:string-value="int NonInlineXX(const int x) { return ((std::rand() % 2) ? NonInlineXW(x) : NonInlineXV(x)) + 2; }">
            <text:p>int NonInlineXX(const int x) { return ((std::rand() % 2) ? NonInlineXW(x) : NonInlineXV(x)) + 2; }</text:p>
          </table:table-cell>
        </table:table-row>
        <table:table-row table:style-name="ro1">
          <table:table-cell table:formula="of:=[.A597]+1" office:value-type="float" office:value="88">
            <text:p>88</text:p>
          </table:table-cell>
          <table:table-cell table:formula="of:=CHAR([.A623])" office:value-type="string" office:string-value="X">
            <text:p>X</text:p>
          </table:table-cell>
          <table:table-cell table:formula="of:=[.C597]" office:value-type="float" office:value="89">
            <text:p>89</text:p>
          </table:table-cell>
          <table:table-cell table:formula="of:=CHAR([.C623])" office:value-type="string" office:string-value="Y">
            <text:p>Y</text:p>
          </table:table-cell>
          <table:table-cell table:formula="of:=CONCATENATE([.B623];[.D623])" office:value-type="string" office:string-value="XY">
            <text:p>XY</text:p>
          </table:table-cell>
          <table:table-cell table:formula="of:=CONCATENATE(&quot;inline int Inline&quot;;[.$E623];&quot;(const int x) { return ((std::rand() % 2) ? Inline&quot;;[.$E622];&quot;(x) : Inline&quot;;[.$E621];&quot;(x)) + 2; }&quot;)" office:value-type="string" office:string-value="inline int InlineXY(const int x) { return ((std::rand() % 2) ? InlineXX(x) : InlineXW(x)) + 2; }">
            <text:p>inline int InlineXY(const int x) { return ((std::rand() % 2) ? InlineXX(x) : InlineXW(x)) + 2; }</text:p>
          </table:table-cell>
          <table:table-cell table:formula="of:=CONCATENATE(&quot;int NonInline&quot;;[.$E623];&quot;(const int x) { return ((std::rand() % 2) ? NonInline&quot;;[.$E622];&quot;(x) : NonInline&quot;;[.$E621];&quot;(x)) + 2; }&quot;)" office:value-type="string" office:string-value="int NonInlineXY(const int x) { return ((std::rand() % 2) ? NonInlineXX(x) : NonInlineXW(x)) + 2; }">
            <text:p>int NonInlineXY(const int x) { return ((std::rand() % 2) ? NonInlineXX(x) : NonInlineXW(x)) + 2; }</text:p>
          </table:table-cell>
        </table:table-row>
        <table:table-row table:style-name="ro1">
          <table:table-cell table:formula="of:=[.A598]+1" office:value-type="float" office:value="88">
            <text:p>88</text:p>
          </table:table-cell>
          <table:table-cell table:formula="of:=CHAR([.A624])" office:value-type="string" office:string-value="X">
            <text:p>X</text:p>
          </table:table-cell>
          <table:table-cell table:formula="of:=[.C598]" office:value-type="float" office:value="90">
            <text:p>90</text:p>
          </table:table-cell>
          <table:table-cell table:formula="of:=CHAR([.C624])" office:value-type="string" office:string-value="Z">
            <text:p>Z</text:p>
          </table:table-cell>
          <table:table-cell table:formula="of:=CONCATENATE([.B624];[.D624])" office:value-type="string" office:string-value="XZ">
            <text:p>XZ</text:p>
          </table:table-cell>
          <table:table-cell table:formula="of:=CONCATENATE(&quot;inline int Inline&quot;;[.$E624];&quot;(const int x) { return ((std::rand() % 2) ? Inline&quot;;[.$E623];&quot;(x) : Inline&quot;;[.$E622];&quot;(x)) + 2; }&quot;)" office:value-type="string" office:string-value="inline int InlineXZ(const int x) { return ((std::rand() % 2) ? InlineXY(x) : InlineXX(x)) + 2; }">
            <text:p>inline int InlineXZ(const int x) { return ((std::rand() % 2) ? InlineXY(x) : InlineXX(x)) + 2; }</text:p>
          </table:table-cell>
          <table:table-cell table:formula="of:=CONCATENATE(&quot;int NonInline&quot;;[.$E624];&quot;(const int x) { return ((std::rand() % 2) ? NonInline&quot;;[.$E623];&quot;(x) : NonInline&quot;;[.$E622];&quot;(x)) + 2; }&quot;)" office:value-type="string" office:string-value="int NonInlineXZ(const int x) { return ((std::rand() % 2) ? NonInlineXY(x) : NonInlineXX(x)) + 2; }">
            <text:p>int NonInlineXZ(const int x) { return ((std::rand() % 2) ? NonInlineXY(x) : NonInlineXX(x)) + 2; }</text:p>
          </table:table-cell>
        </table:table-row>
        <table:table-row table:style-name="ro1">
          <table:table-cell table:formula="of:=[.A599]+1" office:value-type="float" office:value="89">
            <text:p>89</text:p>
          </table:table-cell>
          <table:table-cell table:formula="of:=CHAR([.A625])" office:value-type="string" office:string-value="Y">
            <text:p>Y</text:p>
          </table:table-cell>
          <table:table-cell table:formula="of:=[.C599]" office:value-type="float" office:value="65">
            <text:p>65</text:p>
          </table:table-cell>
          <table:table-cell table:formula="of:=CHAR([.C625])" office:value-type="string" office:string-value="A">
            <text:p>A</text:p>
          </table:table-cell>
          <table:table-cell table:formula="of:=CONCATENATE([.B625];[.D625])" office:value-type="string" office:string-value="YA">
            <text:p>YA</text:p>
          </table:table-cell>
          <table:table-cell table:formula="of:=CONCATENATE(&quot;inline int Inline&quot;;[.$E625];&quot;(const int x) { return ((std::rand() % 2) ? Inline&quot;;[.$E624];&quot;(x) : Inline&quot;;[.$E623];&quot;(x)) + 2; }&quot;)" office:value-type="string" office:string-value="inline int InlineYA(const int x) { return ((std::rand() % 2) ? InlineXZ(x) : InlineXY(x)) + 2; }">
            <text:p>inline int InlineYA(const int x) { return ((std::rand() % 2) ? InlineXZ(x) : InlineXY(x)) + 2; }</text:p>
          </table:table-cell>
          <table:table-cell table:formula="of:=CONCATENATE(&quot;int NonInline&quot;;[.$E625];&quot;(const int x) { return ((std::rand() % 2) ? NonInline&quot;;[.$E624];&quot;(x) : NonInline&quot;;[.$E623];&quot;(x)) + 2; }&quot;)" office:value-type="string" office:string-value="int NonInlineYA(const int x) { return ((std::rand() % 2) ? NonInlineXZ(x) : NonInlineXY(x)) + 2; }">
            <text:p>int NonInlineYA(const int x) { return ((std::rand() % 2) ? NonInlineXZ(x) : NonInlineXY(x)) + 2; }</text:p>
          </table:table-cell>
        </table:table-row>
        <table:table-row table:style-name="ro1">
          <table:table-cell table:formula="of:=[.A600]+1" office:value-type="float" office:value="89">
            <text:p>89</text:p>
          </table:table-cell>
          <table:table-cell table:formula="of:=CHAR([.A626])" office:value-type="string" office:string-value="Y">
            <text:p>Y</text:p>
          </table:table-cell>
          <table:table-cell table:formula="of:=[.C600]" office:value-type="float" office:value="66">
            <text:p>66</text:p>
          </table:table-cell>
          <table:table-cell table:formula="of:=CHAR([.C626])" office:value-type="string" office:string-value="B">
            <text:p>B</text:p>
          </table:table-cell>
          <table:table-cell table:formula="of:=CONCATENATE([.B626];[.D626])" office:value-type="string" office:string-value="YB">
            <text:p>YB</text:p>
          </table:table-cell>
          <table:table-cell table:formula="of:=CONCATENATE(&quot;inline int Inline&quot;;[.$E626];&quot;(const int x) { return ((std::rand() % 2) ? Inline&quot;;[.$E625];&quot;(x) : Inline&quot;;[.$E624];&quot;(x)) + 2; }&quot;)" office:value-type="string" office:string-value="inline int InlineYB(const int x) { return ((std::rand() % 2) ? InlineYA(x) : InlineXZ(x)) + 2; }">
            <text:p>inline int InlineYB(const int x) { return ((std::rand() % 2) ? InlineYA(x) : InlineXZ(x)) + 2; }</text:p>
          </table:table-cell>
          <table:table-cell table:formula="of:=CONCATENATE(&quot;int NonInline&quot;;[.$E626];&quot;(const int x) { return ((std::rand() % 2) ? NonInline&quot;;[.$E625];&quot;(x) : NonInline&quot;;[.$E624];&quot;(x)) + 2; }&quot;)" office:value-type="string" office:string-value="int NonInlineYB(const int x) { return ((std::rand() % 2) ? NonInlineYA(x) : NonInlineXZ(x)) + 2; }">
            <text:p>int NonInlineYB(const int x) { return ((std::rand() % 2) ? NonInlineYA(x) : NonInlineXZ(x)) + 2; }</text:p>
          </table:table-cell>
        </table:table-row>
        <table:table-row table:style-name="ro1">
          <table:table-cell table:formula="of:=[.A601]+1" office:value-type="float" office:value="89">
            <text:p>89</text:p>
          </table:table-cell>
          <table:table-cell table:formula="of:=CHAR([.A627])" office:value-type="string" office:string-value="Y">
            <text:p>Y</text:p>
          </table:table-cell>
          <table:table-cell table:formula="of:=[.C601]" office:value-type="float" office:value="67">
            <text:p>67</text:p>
          </table:table-cell>
          <table:table-cell table:formula="of:=CHAR([.C627])" office:value-type="string" office:string-value="C">
            <text:p>C</text:p>
          </table:table-cell>
          <table:table-cell table:formula="of:=CONCATENATE([.B627];[.D627])" office:value-type="string" office:string-value="YC">
            <text:p>YC</text:p>
          </table:table-cell>
          <table:table-cell table:formula="of:=CONCATENATE(&quot;inline int Inline&quot;;[.$E627];&quot;(const int x) { return ((std::rand() % 2) ? Inline&quot;;[.$E626];&quot;(x) : Inline&quot;;[.$E625];&quot;(x)) + 2; }&quot;)" office:value-type="string" office:string-value="inline int InlineYC(const int x) { return ((std::rand() % 2) ? InlineYB(x) : InlineYA(x)) + 2; }">
            <text:p>inline int InlineYC(const int x) { return ((std::rand() % 2) ? InlineYB(x) : InlineYA(x)) + 2; }</text:p>
          </table:table-cell>
          <table:table-cell table:formula="of:=CONCATENATE(&quot;int NonInline&quot;;[.$E627];&quot;(const int x) { return ((std::rand() % 2) ? NonInline&quot;;[.$E626];&quot;(x) : NonInline&quot;;[.$E625];&quot;(x)) + 2; }&quot;)" office:value-type="string" office:string-value="int NonInlineYC(const int x) { return ((std::rand() % 2) ? NonInlineYB(x) : NonInlineYA(x)) + 2; }">
            <text:p>int NonInlineYC(const int x) { return ((std::rand() % 2) ? NonInlineYB(x) : NonInlineYA(x)) + 2; }</text:p>
          </table:table-cell>
        </table:table-row>
        <table:table-row table:style-name="ro1">
          <table:table-cell table:formula="of:=[.A602]+1" office:value-type="float" office:value="89">
            <text:p>89</text:p>
          </table:table-cell>
          <table:table-cell table:formula="of:=CHAR([.A628])" office:value-type="string" office:string-value="Y">
            <text:p>Y</text:p>
          </table:table-cell>
          <table:table-cell table:formula="of:=[.C602]" office:value-type="float" office:value="68">
            <text:p>68</text:p>
          </table:table-cell>
          <table:table-cell table:formula="of:=CHAR([.C628])" office:value-type="string" office:string-value="D">
            <text:p>D</text:p>
          </table:table-cell>
          <table:table-cell table:formula="of:=CONCATENATE([.B628];[.D628])" office:value-type="string" office:string-value="YD">
            <text:p>YD</text:p>
          </table:table-cell>
          <table:table-cell table:formula="of:=CONCATENATE(&quot;inline int Inline&quot;;[.$E628];&quot;(const int x) { return ((std::rand() % 2) ? Inline&quot;;[.$E627];&quot;(x) : Inline&quot;;[.$E626];&quot;(x)) + 2; }&quot;)" office:value-type="string" office:string-value="inline int InlineYD(const int x) { return ((std::rand() % 2) ? InlineYC(x) : InlineYB(x)) + 2; }">
            <text:p>inline int InlineYD(const int x) { return ((std::rand() % 2) ? InlineYC(x) : InlineYB(x)) + 2; }</text:p>
          </table:table-cell>
          <table:table-cell table:formula="of:=CONCATENATE(&quot;int NonInline&quot;;[.$E628];&quot;(const int x) { return ((std::rand() % 2) ? NonInline&quot;;[.$E627];&quot;(x) : NonInline&quot;;[.$E626];&quot;(x)) + 2; }&quot;)" office:value-type="string" office:string-value="int NonInlineYD(const int x) { return ((std::rand() % 2) ? NonInlineYC(x) : NonInlineYB(x)) + 2; }">
            <text:p>int NonInlineYD(const int x) { return ((std::rand() % 2) ? NonInlineYC(x) : NonInlineYB(x)) + 2; }</text:p>
          </table:table-cell>
        </table:table-row>
        <table:table-row table:style-name="ro1">
          <table:table-cell table:formula="of:=[.A603]+1" office:value-type="float" office:value="89">
            <text:p>89</text:p>
          </table:table-cell>
          <table:table-cell table:formula="of:=CHAR([.A629])" office:value-type="string" office:string-value="Y">
            <text:p>Y</text:p>
          </table:table-cell>
          <table:table-cell table:formula="of:=[.C603]" office:value-type="float" office:value="69">
            <text:p>69</text:p>
          </table:table-cell>
          <table:table-cell table:formula="of:=CHAR([.C629])" office:value-type="string" office:string-value="E">
            <text:p>E</text:p>
          </table:table-cell>
          <table:table-cell table:formula="of:=CONCATENATE([.B629];[.D629])" office:value-type="string" office:string-value="YE">
            <text:p>YE</text:p>
          </table:table-cell>
          <table:table-cell table:formula="of:=CONCATENATE(&quot;inline int Inline&quot;;[.$E629];&quot;(const int x) { return ((std::rand() % 2) ? Inline&quot;;[.$E628];&quot;(x) : Inline&quot;;[.$E627];&quot;(x)) + 2; }&quot;)" office:value-type="string" office:string-value="inline int InlineYE(const int x) { return ((std::rand() % 2) ? InlineYD(x) : InlineYC(x)) + 2; }">
            <text:p>inline int InlineYE(const int x) { return ((std::rand() % 2) ? InlineYD(x) : InlineYC(x)) + 2; }</text:p>
          </table:table-cell>
          <table:table-cell table:formula="of:=CONCATENATE(&quot;int NonInline&quot;;[.$E629];&quot;(const int x) { return ((std::rand() % 2) ? NonInline&quot;;[.$E628];&quot;(x) : NonInline&quot;;[.$E627];&quot;(x)) + 2; }&quot;)" office:value-type="string" office:string-value="int NonInlineYE(const int x) { return ((std::rand() % 2) ? NonInlineYD(x) : NonInlineYC(x)) + 2; }">
            <text:p>int NonInlineYE(const int x) { return ((std::rand() % 2) ? NonInlineYD(x) : NonInlineYC(x)) + 2; }</text:p>
          </table:table-cell>
        </table:table-row>
        <table:table-row table:style-name="ro1">
          <table:table-cell table:formula="of:=[.A604]+1" office:value-type="float" office:value="89">
            <text:p>89</text:p>
          </table:table-cell>
          <table:table-cell table:formula="of:=CHAR([.A630])" office:value-type="string" office:string-value="Y">
            <text:p>Y</text:p>
          </table:table-cell>
          <table:table-cell table:formula="of:=[.C604]" office:value-type="float" office:value="70">
            <text:p>70</text:p>
          </table:table-cell>
          <table:table-cell table:formula="of:=CHAR([.C630])" office:value-type="string" office:string-value="F">
            <text:p>F</text:p>
          </table:table-cell>
          <table:table-cell table:formula="of:=CONCATENATE([.B630];[.D630])" office:value-type="string" office:string-value="YF">
            <text:p>YF</text:p>
          </table:table-cell>
          <table:table-cell table:formula="of:=CONCATENATE(&quot;inline int Inline&quot;;[.$E630];&quot;(const int x) { return ((std::rand() % 2) ? Inline&quot;;[.$E629];&quot;(x) : Inline&quot;;[.$E628];&quot;(x)) + 2; }&quot;)" office:value-type="string" office:string-value="inline int InlineYF(const int x) { return ((std::rand() % 2) ? InlineYE(x) : InlineYD(x)) + 2; }">
            <text:p>inline int InlineYF(const int x) { return ((std::rand() % 2) ? InlineYE(x) : InlineYD(x)) + 2; }</text:p>
          </table:table-cell>
          <table:table-cell table:formula="of:=CONCATENATE(&quot;int NonInline&quot;;[.$E630];&quot;(const int x) { return ((std::rand() % 2) ? NonInline&quot;;[.$E629];&quot;(x) : NonInline&quot;;[.$E628];&quot;(x)) + 2; }&quot;)" office:value-type="string" office:string-value="int NonInlineYF(const int x) { return ((std::rand() % 2) ? NonInlineYE(x) : NonInlineYD(x)) + 2; }">
            <text:p>int NonInlineYF(const int x) { return ((std::rand() % 2) ? NonInlineYE(x) : NonInlineYD(x)) + 2; }</text:p>
          </table:table-cell>
        </table:table-row>
        <table:table-row table:style-name="ro1">
          <table:table-cell table:formula="of:=[.A605]+1" office:value-type="float" office:value="89">
            <text:p>89</text:p>
          </table:table-cell>
          <table:table-cell table:formula="of:=CHAR([.A631])" office:value-type="string" office:string-value="Y">
            <text:p>Y</text:p>
          </table:table-cell>
          <table:table-cell table:formula="of:=[.C605]" office:value-type="float" office:value="71">
            <text:p>71</text:p>
          </table:table-cell>
          <table:table-cell table:formula="of:=CHAR([.C631])" office:value-type="string" office:string-value="G">
            <text:p>G</text:p>
          </table:table-cell>
          <table:table-cell table:formula="of:=CONCATENATE([.B631];[.D631])" office:value-type="string" office:string-value="YG">
            <text:p>YG</text:p>
          </table:table-cell>
          <table:table-cell table:formula="of:=CONCATENATE(&quot;inline int Inline&quot;;[.$E631];&quot;(const int x) { return ((std::rand() % 2) ? Inline&quot;;[.$E630];&quot;(x) : Inline&quot;;[.$E629];&quot;(x)) + 2; }&quot;)" office:value-type="string" office:string-value="inline int InlineYG(const int x) { return ((std::rand() % 2) ? InlineYF(x) : InlineYE(x)) + 2; }">
            <text:p>inline int InlineYG(const int x) { return ((std::rand() % 2) ? InlineYF(x) : InlineYE(x)) + 2; }</text:p>
          </table:table-cell>
          <table:table-cell table:formula="of:=CONCATENATE(&quot;int NonInline&quot;;[.$E631];&quot;(const int x) { return ((std::rand() % 2) ? NonInline&quot;;[.$E630];&quot;(x) : NonInline&quot;;[.$E629];&quot;(x)) + 2; }&quot;)" office:value-type="string" office:string-value="int NonInlineYG(const int x) { return ((std::rand() % 2) ? NonInlineYF(x) : NonInlineYE(x)) + 2; }">
            <text:p>int NonInlineYG(const int x) { return ((std::rand() % 2) ? NonInlineYF(x) : NonInlineYE(x)) + 2; }</text:p>
          </table:table-cell>
        </table:table-row>
        <table:table-row table:style-name="ro1">
          <table:table-cell table:formula="of:=[.A606]+1" office:value-type="float" office:value="89">
            <text:p>89</text:p>
          </table:table-cell>
          <table:table-cell table:formula="of:=CHAR([.A632])" office:value-type="string" office:string-value="Y">
            <text:p>Y</text:p>
          </table:table-cell>
          <table:table-cell table:formula="of:=[.C606]" office:value-type="float" office:value="72">
            <text:p>72</text:p>
          </table:table-cell>
          <table:table-cell table:formula="of:=CHAR([.C632])" office:value-type="string" office:string-value="H">
            <text:p>H</text:p>
          </table:table-cell>
          <table:table-cell table:formula="of:=CONCATENATE([.B632];[.D632])" office:value-type="string" office:string-value="YH">
            <text:p>YH</text:p>
          </table:table-cell>
          <table:table-cell table:formula="of:=CONCATENATE(&quot;inline int Inline&quot;;[.$E632];&quot;(const int x) { return ((std::rand() % 2) ? Inline&quot;;[.$E631];&quot;(x) : Inline&quot;;[.$E630];&quot;(x)) + 2; }&quot;)" office:value-type="string" office:string-value="inline int InlineYH(const int x) { return ((std::rand() % 2) ? InlineYG(x) : InlineYF(x)) + 2; }">
            <text:p>inline int InlineYH(const int x) { return ((std::rand() % 2) ? InlineYG(x) : InlineYF(x)) + 2; }</text:p>
          </table:table-cell>
          <table:table-cell table:formula="of:=CONCATENATE(&quot;int NonInline&quot;;[.$E632];&quot;(const int x) { return ((std::rand() % 2) ? NonInline&quot;;[.$E631];&quot;(x) : NonInline&quot;;[.$E630];&quot;(x)) + 2; }&quot;)" office:value-type="string" office:string-value="int NonInlineYH(const int x) { return ((std::rand() % 2) ? NonInlineYG(x) : NonInlineYF(x)) + 2; }">
            <text:p>int NonInlineYH(const int x) { return ((std::rand() % 2) ? NonInlineYG(x) : NonInlineYF(x)) + 2; }</text:p>
          </table:table-cell>
        </table:table-row>
        <table:table-row table:style-name="ro1">
          <table:table-cell table:formula="of:=[.A607]+1" office:value-type="float" office:value="89">
            <text:p>89</text:p>
          </table:table-cell>
          <table:table-cell table:formula="of:=CHAR([.A633])" office:value-type="string" office:string-value="Y">
            <text:p>Y</text:p>
          </table:table-cell>
          <table:table-cell table:formula="of:=[.C607]" office:value-type="float" office:value="73">
            <text:p>73</text:p>
          </table:table-cell>
          <table:table-cell table:formula="of:=CHAR([.C633])" office:value-type="string" office:string-value="I">
            <text:p>I</text:p>
          </table:table-cell>
          <table:table-cell table:formula="of:=CONCATENATE([.B633];[.D633])" office:value-type="string" office:string-value="YI">
            <text:p>YI</text:p>
          </table:table-cell>
          <table:table-cell table:formula="of:=CONCATENATE(&quot;inline int Inline&quot;;[.$E633];&quot;(const int x) { return ((std::rand() % 2) ? Inline&quot;;[.$E632];&quot;(x) : Inline&quot;;[.$E631];&quot;(x)) + 2; }&quot;)" office:value-type="string" office:string-value="inline int InlineYI(const int x) { return ((std::rand() % 2) ? InlineYH(x) : InlineYG(x)) + 2; }">
            <text:p>inline int InlineYI(const int x) { return ((std::rand() % 2) ? InlineYH(x) : InlineYG(x)) + 2; }</text:p>
          </table:table-cell>
          <table:table-cell table:formula="of:=CONCATENATE(&quot;int NonInline&quot;;[.$E633];&quot;(const int x) { return ((std::rand() % 2) ? NonInline&quot;;[.$E632];&quot;(x) : NonInline&quot;;[.$E631];&quot;(x)) + 2; }&quot;)" office:value-type="string" office:string-value="int NonInlineYI(const int x) { return ((std::rand() % 2) ? NonInlineYH(x) : NonInlineYG(x)) + 2; }">
            <text:p>int NonInlineYI(const int x) { return ((std::rand() % 2) ? NonInlineYH(x) : NonInlineYG(x)) + 2; }</text:p>
          </table:table-cell>
        </table:table-row>
        <table:table-row table:style-name="ro1">
          <table:table-cell table:formula="of:=[.A608]+1" office:value-type="float" office:value="89">
            <text:p>89</text:p>
          </table:table-cell>
          <table:table-cell table:formula="of:=CHAR([.A634])" office:value-type="string" office:string-value="Y">
            <text:p>Y</text:p>
          </table:table-cell>
          <table:table-cell table:formula="of:=[.C608]" office:value-type="float" office:value="74">
            <text:p>74</text:p>
          </table:table-cell>
          <table:table-cell table:formula="of:=CHAR([.C634])" office:value-type="string" office:string-value="J">
            <text:p>J</text:p>
          </table:table-cell>
          <table:table-cell table:formula="of:=CONCATENATE([.B634];[.D634])" office:value-type="string" office:string-value="YJ">
            <text:p>YJ</text:p>
          </table:table-cell>
          <table:table-cell table:formula="of:=CONCATENATE(&quot;inline int Inline&quot;;[.$E634];&quot;(const int x) { return ((std::rand() % 2) ? Inline&quot;;[.$E633];&quot;(x) : Inline&quot;;[.$E632];&quot;(x)) + 2; }&quot;)" office:value-type="string" office:string-value="inline int InlineYJ(const int x) { return ((std::rand() % 2) ? InlineYI(x) : InlineYH(x)) + 2; }">
            <text:p>inline int InlineYJ(const int x) { return ((std::rand() % 2) ? InlineYI(x) : InlineYH(x)) + 2; }</text:p>
          </table:table-cell>
          <table:table-cell table:formula="of:=CONCATENATE(&quot;int NonInline&quot;;[.$E634];&quot;(const int x) { return ((std::rand() % 2) ? NonInline&quot;;[.$E633];&quot;(x) : NonInline&quot;;[.$E632];&quot;(x)) + 2; }&quot;)" office:value-type="string" office:string-value="int NonInlineYJ(const int x) { return ((std::rand() % 2) ? NonInlineYI(x) : NonInlineYH(x)) + 2; }">
            <text:p>int NonInlineYJ(const int x) { return ((std::rand() % 2) ? NonInlineYI(x) : NonInlineYH(x)) + 2; }</text:p>
          </table:table-cell>
        </table:table-row>
        <table:table-row table:style-name="ro1">
          <table:table-cell table:formula="of:=[.A609]+1" office:value-type="float" office:value="89">
            <text:p>89</text:p>
          </table:table-cell>
          <table:table-cell table:formula="of:=CHAR([.A635])" office:value-type="string" office:string-value="Y">
            <text:p>Y</text:p>
          </table:table-cell>
          <table:table-cell table:formula="of:=[.C609]" office:value-type="float" office:value="75">
            <text:p>75</text:p>
          </table:table-cell>
          <table:table-cell table:formula="of:=CHAR([.C635])" office:value-type="string" office:string-value="K">
            <text:p>K</text:p>
          </table:table-cell>
          <table:table-cell table:formula="of:=CONCATENATE([.B635];[.D635])" office:value-type="string" office:string-value="YK">
            <text:p>YK</text:p>
          </table:table-cell>
          <table:table-cell table:formula="of:=CONCATENATE(&quot;inline int Inline&quot;;[.$E635];&quot;(const int x) { return ((std::rand() % 2) ? Inline&quot;;[.$E634];&quot;(x) : Inline&quot;;[.$E633];&quot;(x)) + 2; }&quot;)" office:value-type="string" office:string-value="inline int InlineYK(const int x) { return ((std::rand() % 2) ? InlineYJ(x) : InlineYI(x)) + 2; }">
            <text:p>inline int InlineYK(const int x) { return ((std::rand() % 2) ? InlineYJ(x) : InlineYI(x)) + 2; }</text:p>
          </table:table-cell>
          <table:table-cell table:formula="of:=CONCATENATE(&quot;int NonInline&quot;;[.$E635];&quot;(const int x) { return ((std::rand() % 2) ? NonInline&quot;;[.$E634];&quot;(x) : NonInline&quot;;[.$E633];&quot;(x)) + 2; }&quot;)" office:value-type="string" office:string-value="int NonInlineYK(const int x) { return ((std::rand() % 2) ? NonInlineYJ(x) : NonInlineYI(x)) + 2; }">
            <text:p>int NonInlineYK(const int x) { return ((std::rand() % 2) ? NonInlineYJ(x) : NonInlineYI(x)) + 2; }</text:p>
          </table:table-cell>
        </table:table-row>
        <table:table-row table:style-name="ro1">
          <table:table-cell table:formula="of:=[.A610]+1" office:value-type="float" office:value="89">
            <text:p>89</text:p>
          </table:table-cell>
          <table:table-cell table:formula="of:=CHAR([.A636])" office:value-type="string" office:string-value="Y">
            <text:p>Y</text:p>
          </table:table-cell>
          <table:table-cell table:formula="of:=[.C610]" office:value-type="float" office:value="76">
            <text:p>76</text:p>
          </table:table-cell>
          <table:table-cell table:formula="of:=CHAR([.C636])" office:value-type="string" office:string-value="L">
            <text:p>L</text:p>
          </table:table-cell>
          <table:table-cell table:formula="of:=CONCATENATE([.B636];[.D636])" office:value-type="string" office:string-value="YL">
            <text:p>YL</text:p>
          </table:table-cell>
          <table:table-cell table:formula="of:=CONCATENATE(&quot;inline int Inline&quot;;[.$E636];&quot;(const int x) { return ((std::rand() % 2) ? Inline&quot;;[.$E635];&quot;(x) : Inline&quot;;[.$E634];&quot;(x)) + 2; }&quot;)" office:value-type="string" office:string-value="inline int InlineYL(const int x) { return ((std::rand() % 2) ? InlineYK(x) : InlineYJ(x)) + 2; }">
            <text:p>inline int InlineYL(const int x) { return ((std::rand() % 2) ? InlineYK(x) : InlineYJ(x)) + 2; }</text:p>
          </table:table-cell>
          <table:table-cell table:formula="of:=CONCATENATE(&quot;int NonInline&quot;;[.$E636];&quot;(const int x) { return ((std::rand() % 2) ? NonInline&quot;;[.$E635];&quot;(x) : NonInline&quot;;[.$E634];&quot;(x)) + 2; }&quot;)" office:value-type="string" office:string-value="int NonInlineYL(const int x) { return ((std::rand() % 2) ? NonInlineYK(x) : NonInlineYJ(x)) + 2; }">
            <text:p>int NonInlineYL(const int x) { return ((std::rand() % 2) ? NonInlineYK(x) : NonInlineYJ(x)) + 2; }</text:p>
          </table:table-cell>
        </table:table-row>
        <table:table-row table:style-name="ro1">
          <table:table-cell table:formula="of:=[.A611]+1" office:value-type="float" office:value="89">
            <text:p>89</text:p>
          </table:table-cell>
          <table:table-cell table:formula="of:=CHAR([.A637])" office:value-type="string" office:string-value="Y">
            <text:p>Y</text:p>
          </table:table-cell>
          <table:table-cell table:formula="of:=[.C611]" office:value-type="float" office:value="77">
            <text:p>77</text:p>
          </table:table-cell>
          <table:table-cell table:formula="of:=CHAR([.C637])" office:value-type="string" office:string-value="M">
            <text:p>M</text:p>
          </table:table-cell>
          <table:table-cell table:formula="of:=CONCATENATE([.B637];[.D637])" office:value-type="string" office:string-value="YM">
            <text:p>YM</text:p>
          </table:table-cell>
          <table:table-cell table:formula="of:=CONCATENATE(&quot;inline int Inline&quot;;[.$E637];&quot;(const int x) { return ((std::rand() % 2) ? Inline&quot;;[.$E636];&quot;(x) : Inline&quot;;[.$E635];&quot;(x)) + 2; }&quot;)" office:value-type="string" office:string-value="inline int InlineYM(const int x) { return ((std::rand() % 2) ? InlineYL(x) : InlineYK(x)) + 2; }">
            <text:p>inline int InlineYM(const int x) { return ((std::rand() % 2) ? InlineYL(x) : InlineYK(x)) + 2; }</text:p>
          </table:table-cell>
          <table:table-cell table:formula="of:=CONCATENATE(&quot;int NonInline&quot;;[.$E637];&quot;(const int x) { return ((std::rand() % 2) ? NonInline&quot;;[.$E636];&quot;(x) : NonInline&quot;;[.$E635];&quot;(x)) + 2; }&quot;)" office:value-type="string" office:string-value="int NonInlineYM(const int x) { return ((std::rand() % 2) ? NonInlineYL(x) : NonInlineYK(x)) + 2; }">
            <text:p>int NonInlineYM(const int x) { return ((std::rand() % 2) ? NonInlineYL(x) : NonInlineYK(x)) + 2; }</text:p>
          </table:table-cell>
        </table:table-row>
        <table:table-row table:style-name="ro1">
          <table:table-cell table:formula="of:=[.A612]+1" office:value-type="float" office:value="89">
            <text:p>89</text:p>
          </table:table-cell>
          <table:table-cell table:formula="of:=CHAR([.A638])" office:value-type="string" office:string-value="Y">
            <text:p>Y</text:p>
          </table:table-cell>
          <table:table-cell table:formula="of:=[.C612]" office:value-type="float" office:value="78">
            <text:p>78</text:p>
          </table:table-cell>
          <table:table-cell table:formula="of:=CHAR([.C638])" office:value-type="string" office:string-value="N">
            <text:p>N</text:p>
          </table:table-cell>
          <table:table-cell table:formula="of:=CONCATENATE([.B638];[.D638])" office:value-type="string" office:string-value="YN">
            <text:p>YN</text:p>
          </table:table-cell>
          <table:table-cell table:formula="of:=CONCATENATE(&quot;inline int Inline&quot;;[.$E638];&quot;(const int x) { return ((std::rand() % 2) ? Inline&quot;;[.$E637];&quot;(x) : Inline&quot;;[.$E636];&quot;(x)) + 2; }&quot;)" office:value-type="string" office:string-value="inline int InlineYN(const int x) { return ((std::rand() % 2) ? InlineYM(x) : InlineYL(x)) + 2; }">
            <text:p>inline int InlineYN(const int x) { return ((std::rand() % 2) ? InlineYM(x) : InlineYL(x)) + 2; }</text:p>
          </table:table-cell>
          <table:table-cell table:formula="of:=CONCATENATE(&quot;int NonInline&quot;;[.$E638];&quot;(const int x) { return ((std::rand() % 2) ? NonInline&quot;;[.$E637];&quot;(x) : NonInline&quot;;[.$E636];&quot;(x)) + 2; }&quot;)" office:value-type="string" office:string-value="int NonInlineYN(const int x) { return ((std::rand() % 2) ? NonInlineYM(x) : NonInlineYL(x)) + 2; }">
            <text:p>int NonInlineYN(const int x) { return ((std::rand() % 2) ? NonInlineYM(x) : NonInlineYL(x)) + 2; }</text:p>
          </table:table-cell>
        </table:table-row>
        <table:table-row table:style-name="ro1">
          <table:table-cell table:formula="of:=[.A613]+1" office:value-type="float" office:value="89">
            <text:p>89</text:p>
          </table:table-cell>
          <table:table-cell table:formula="of:=CHAR([.A639])" office:value-type="string" office:string-value="Y">
            <text:p>Y</text:p>
          </table:table-cell>
          <table:table-cell table:formula="of:=[.C613]" office:value-type="float" office:value="79">
            <text:p>79</text:p>
          </table:table-cell>
          <table:table-cell table:formula="of:=CHAR([.C639])" office:value-type="string" office:string-value="O">
            <text:p>O</text:p>
          </table:table-cell>
          <table:table-cell table:formula="of:=CONCATENATE([.B639];[.D639])" office:value-type="string" office:string-value="YO">
            <text:p>YO</text:p>
          </table:table-cell>
          <table:table-cell table:formula="of:=CONCATENATE(&quot;inline int Inline&quot;;[.$E639];&quot;(const int x) { return ((std::rand() % 2) ? Inline&quot;;[.$E638];&quot;(x) : Inline&quot;;[.$E637];&quot;(x)) + 2; }&quot;)" office:value-type="string" office:string-value="inline int InlineYO(const int x) { return ((std::rand() % 2) ? InlineYN(x) : InlineYM(x)) + 2; }">
            <text:p>inline int InlineYO(const int x) { return ((std::rand() % 2) ? InlineYN(x) : InlineYM(x)) + 2; }</text:p>
          </table:table-cell>
          <table:table-cell table:formula="of:=CONCATENATE(&quot;int NonInline&quot;;[.$E639];&quot;(const int x) { return ((std::rand() % 2) ? NonInline&quot;;[.$E638];&quot;(x) : NonInline&quot;;[.$E637];&quot;(x)) + 2; }&quot;)" office:value-type="string" office:string-value="int NonInlineYO(const int x) { return ((std::rand() % 2) ? NonInlineYN(x) : NonInlineYM(x)) + 2; }">
            <text:p>int NonInlineYO(const int x) { return ((std::rand() % 2) ? NonInlineYN(x) : NonInlineYM(x)) + 2; }</text:p>
          </table:table-cell>
        </table:table-row>
        <table:table-row table:style-name="ro1">
          <table:table-cell table:formula="of:=[.A614]+1" office:value-type="float" office:value="89">
            <text:p>89</text:p>
          </table:table-cell>
          <table:table-cell table:formula="of:=CHAR([.A640])" office:value-type="string" office:string-value="Y">
            <text:p>Y</text:p>
          </table:table-cell>
          <table:table-cell table:formula="of:=[.C614]" office:value-type="float" office:value="80">
            <text:p>80</text:p>
          </table:table-cell>
          <table:table-cell table:formula="of:=CHAR([.C640])" office:value-type="string" office:string-value="P">
            <text:p>P</text:p>
          </table:table-cell>
          <table:table-cell table:formula="of:=CONCATENATE([.B640];[.D640])" office:value-type="string" office:string-value="YP">
            <text:p>YP</text:p>
          </table:table-cell>
          <table:table-cell table:formula="of:=CONCATENATE(&quot;inline int Inline&quot;;[.$E640];&quot;(const int x) { return ((std::rand() % 2) ? Inline&quot;;[.$E639];&quot;(x) : Inline&quot;;[.$E638];&quot;(x)) + 2; }&quot;)" office:value-type="string" office:string-value="inline int InlineYP(const int x) { return ((std::rand() % 2) ? InlineYO(x) : InlineYN(x)) + 2; }">
            <text:p>inline int InlineYP(const int x) { return ((std::rand() % 2) ? InlineYO(x) : InlineYN(x)) + 2; }</text:p>
          </table:table-cell>
          <table:table-cell table:formula="of:=CONCATENATE(&quot;int NonInline&quot;;[.$E640];&quot;(const int x) { return ((std::rand() % 2) ? NonInline&quot;;[.$E639];&quot;(x) : NonInline&quot;;[.$E638];&quot;(x)) + 2; }&quot;)" office:value-type="string" office:string-value="int NonInlineYP(const int x) { return ((std::rand() % 2) ? NonInlineYO(x) : NonInlineYN(x)) + 2; }">
            <text:p>int NonInlineYP(const int x) { return ((std::rand() % 2) ? NonInlineYO(x) : NonInlineYN(x)) + 2; }</text:p>
          </table:table-cell>
        </table:table-row>
        <table:table-row table:style-name="ro1">
          <table:table-cell table:formula="of:=[.A615]+1" office:value-type="float" office:value="89">
            <text:p>89</text:p>
          </table:table-cell>
          <table:table-cell table:formula="of:=CHAR([.A641])" office:value-type="string" office:string-value="Y">
            <text:p>Y</text:p>
          </table:table-cell>
          <table:table-cell table:formula="of:=[.C615]" office:value-type="float" office:value="81">
            <text:p>81</text:p>
          </table:table-cell>
          <table:table-cell table:formula="of:=CHAR([.C641])" office:value-type="string" office:string-value="Q">
            <text:p>Q</text:p>
          </table:table-cell>
          <table:table-cell table:formula="of:=CONCATENATE([.B641];[.D641])" office:value-type="string" office:string-value="YQ">
            <text:p>YQ</text:p>
          </table:table-cell>
          <table:table-cell table:formula="of:=CONCATENATE(&quot;inline int Inline&quot;;[.$E641];&quot;(const int x) { return ((std::rand() % 2) ? Inline&quot;;[.$E640];&quot;(x) : Inline&quot;;[.$E639];&quot;(x)) + 2; }&quot;)" office:value-type="string" office:string-value="inline int InlineYQ(const int x) { return ((std::rand() % 2) ? InlineYP(x) : InlineYO(x)) + 2; }">
            <text:p>inline int InlineYQ(const int x) { return ((std::rand() % 2) ? InlineYP(x) : InlineYO(x)) + 2; }</text:p>
          </table:table-cell>
          <table:table-cell table:formula="of:=CONCATENATE(&quot;int NonInline&quot;;[.$E641];&quot;(const int x) { return ((std::rand() % 2) ? NonInline&quot;;[.$E640];&quot;(x) : NonInline&quot;;[.$E639];&quot;(x)) + 2; }&quot;)" office:value-type="string" office:string-value="int NonInlineYQ(const int x) { return ((std::rand() % 2) ? NonInlineYP(x) : NonInlineYO(x)) + 2; }">
            <text:p>int NonInlineYQ(const int x) { return ((std::rand() % 2) ? NonInlineYP(x) : NonInlineYO(x)) + 2; }</text:p>
          </table:table-cell>
        </table:table-row>
        <table:table-row table:style-name="ro1">
          <table:table-cell table:formula="of:=[.A616]+1" office:value-type="float" office:value="89">
            <text:p>89</text:p>
          </table:table-cell>
          <table:table-cell table:formula="of:=CHAR([.A642])" office:value-type="string" office:string-value="Y">
            <text:p>Y</text:p>
          </table:table-cell>
          <table:table-cell table:formula="of:=[.C616]" office:value-type="float" office:value="82">
            <text:p>82</text:p>
          </table:table-cell>
          <table:table-cell table:formula="of:=CHAR([.C642])" office:value-type="string" office:string-value="R">
            <text:p>R</text:p>
          </table:table-cell>
          <table:table-cell table:formula="of:=CONCATENATE([.B642];[.D642])" office:value-type="string" office:string-value="YR">
            <text:p>YR</text:p>
          </table:table-cell>
          <table:table-cell table:formula="of:=CONCATENATE(&quot;inline int Inline&quot;;[.$E642];&quot;(const int x) { return ((std::rand() % 2) ? Inline&quot;;[.$E641];&quot;(x) : Inline&quot;;[.$E640];&quot;(x)) + 2; }&quot;)" office:value-type="string" office:string-value="inline int InlineYR(const int x) { return ((std::rand() % 2) ? InlineYQ(x) : InlineYP(x)) + 2; }">
            <text:p>inline int InlineYR(const int x) { return ((std::rand() % 2) ? InlineYQ(x) : InlineYP(x)) + 2; }</text:p>
          </table:table-cell>
          <table:table-cell table:formula="of:=CONCATENATE(&quot;int NonInline&quot;;[.$E642];&quot;(const int x) { return ((std::rand() % 2) ? NonInline&quot;;[.$E641];&quot;(x) : NonInline&quot;;[.$E640];&quot;(x)) + 2; }&quot;)" office:value-type="string" office:string-value="int NonInlineYR(const int x) { return ((std::rand() % 2) ? NonInlineYQ(x) : NonInlineYP(x)) + 2; }">
            <text:p>int NonInlineYR(const int x) { return ((std::rand() % 2) ? NonInlineYQ(x) : NonInlineYP(x)) + 2; }</text:p>
          </table:table-cell>
        </table:table-row>
        <table:table-row table:style-name="ro1">
          <table:table-cell table:formula="of:=[.A617]+1" office:value-type="float" office:value="89">
            <text:p>89</text:p>
          </table:table-cell>
          <table:table-cell table:formula="of:=CHAR([.A643])" office:value-type="string" office:string-value="Y">
            <text:p>Y</text:p>
          </table:table-cell>
          <table:table-cell table:formula="of:=[.C617]" office:value-type="float" office:value="83">
            <text:p>83</text:p>
          </table:table-cell>
          <table:table-cell table:formula="of:=CHAR([.C643])" office:value-type="string" office:string-value="S">
            <text:p>S</text:p>
          </table:table-cell>
          <table:table-cell table:formula="of:=CONCATENATE([.B643];[.D643])" office:value-type="string" office:string-value="YS">
            <text:p>YS</text:p>
          </table:table-cell>
          <table:table-cell table:formula="of:=CONCATENATE(&quot;inline int Inline&quot;;[.$E643];&quot;(const int x) { return ((std::rand() % 2) ? Inline&quot;;[.$E642];&quot;(x) : Inline&quot;;[.$E641];&quot;(x)) + 2; }&quot;)" office:value-type="string" office:string-value="inline int InlineYS(const int x) { return ((std::rand() % 2) ? InlineYR(x) : InlineYQ(x)) + 2; }">
            <text:p>inline int InlineYS(const int x) { return ((std::rand() % 2) ? InlineYR(x) : InlineYQ(x)) + 2; }</text:p>
          </table:table-cell>
          <table:table-cell table:formula="of:=CONCATENATE(&quot;int NonInline&quot;;[.$E643];&quot;(const int x) { return ((std::rand() % 2) ? NonInline&quot;;[.$E642];&quot;(x) : NonInline&quot;;[.$E641];&quot;(x)) + 2; }&quot;)" office:value-type="string" office:string-value="int NonInlineYS(const int x) { return ((std::rand() % 2) ? NonInlineYR(x) : NonInlineYQ(x)) + 2; }">
            <text:p>int NonInlineYS(const int x) { return ((std::rand() % 2) ? NonInlineYR(x) : NonInlineYQ(x)) + 2; }</text:p>
          </table:table-cell>
        </table:table-row>
        <table:table-row table:style-name="ro1">
          <table:table-cell table:formula="of:=[.A618]+1" office:value-type="float" office:value="89">
            <text:p>89</text:p>
          </table:table-cell>
          <table:table-cell table:formula="of:=CHAR([.A644])" office:value-type="string" office:string-value="Y">
            <text:p>Y</text:p>
          </table:table-cell>
          <table:table-cell table:formula="of:=[.C618]" office:value-type="float" office:value="84">
            <text:p>84</text:p>
          </table:table-cell>
          <table:table-cell table:formula="of:=CHAR([.C644])" office:value-type="string" office:string-value="T">
            <text:p>T</text:p>
          </table:table-cell>
          <table:table-cell table:formula="of:=CONCATENATE([.B644];[.D644])" office:value-type="string" office:string-value="YT">
            <text:p>YT</text:p>
          </table:table-cell>
          <table:table-cell table:formula="of:=CONCATENATE(&quot;inline int Inline&quot;;[.$E644];&quot;(const int x) { return ((std::rand() % 2) ? Inline&quot;;[.$E643];&quot;(x) : Inline&quot;;[.$E642];&quot;(x)) + 2; }&quot;)" office:value-type="string" office:string-value="inline int InlineYT(const int x) { return ((std::rand() % 2) ? InlineYS(x) : InlineYR(x)) + 2; }">
            <text:p>inline int InlineYT(const int x) { return ((std::rand() % 2) ? InlineYS(x) : InlineYR(x)) + 2; }</text:p>
          </table:table-cell>
          <table:table-cell table:formula="of:=CONCATENATE(&quot;int NonInline&quot;;[.$E644];&quot;(const int x) { return ((std::rand() % 2) ? NonInline&quot;;[.$E643];&quot;(x) : NonInline&quot;;[.$E642];&quot;(x)) + 2; }&quot;)" office:value-type="string" office:string-value="int NonInlineYT(const int x) { return ((std::rand() % 2) ? NonInlineYS(x) : NonInlineYR(x)) + 2; }">
            <text:p>int NonInlineYT(const int x) { return ((std::rand() % 2) ? NonInlineYS(x) : NonInlineYR(x)) + 2; }</text:p>
          </table:table-cell>
        </table:table-row>
        <table:table-row table:style-name="ro1">
          <table:table-cell table:formula="of:=[.A619]+1" office:value-type="float" office:value="89">
            <text:p>89</text:p>
          </table:table-cell>
          <table:table-cell table:formula="of:=CHAR([.A645])" office:value-type="string" office:string-value="Y">
            <text:p>Y</text:p>
          </table:table-cell>
          <table:table-cell table:formula="of:=[.C619]" office:value-type="float" office:value="85">
            <text:p>85</text:p>
          </table:table-cell>
          <table:table-cell table:formula="of:=CHAR([.C645])" office:value-type="string" office:string-value="U">
            <text:p>U</text:p>
          </table:table-cell>
          <table:table-cell table:formula="of:=CONCATENATE([.B645];[.D645])" office:value-type="string" office:string-value="YU">
            <text:p>YU</text:p>
          </table:table-cell>
          <table:table-cell table:formula="of:=CONCATENATE(&quot;inline int Inline&quot;;[.$E645];&quot;(const int x) { return ((std::rand() % 2) ? Inline&quot;;[.$E644];&quot;(x) : Inline&quot;;[.$E643];&quot;(x)) + 2; }&quot;)" office:value-type="string" office:string-value="inline int InlineYU(const int x) { return ((std::rand() % 2) ? InlineYT(x) : InlineYS(x)) + 2; }">
            <text:p>inline int InlineYU(const int x) { return ((std::rand() % 2) ? InlineYT(x) : InlineYS(x)) + 2; }</text:p>
          </table:table-cell>
          <table:table-cell table:formula="of:=CONCATENATE(&quot;int NonInline&quot;;[.$E645];&quot;(const int x) { return ((std::rand() % 2) ? NonInline&quot;;[.$E644];&quot;(x) : NonInline&quot;;[.$E643];&quot;(x)) + 2; }&quot;)" office:value-type="string" office:string-value="int NonInlineYU(const int x) { return ((std::rand() % 2) ? NonInlineYT(x) : NonInlineYS(x)) + 2; }">
            <text:p>int NonInlineYU(const int x) { return ((std::rand() % 2) ? NonInlineYT(x) : NonInlineYS(x)) + 2; }</text:p>
          </table:table-cell>
        </table:table-row>
        <table:table-row table:style-name="ro1">
          <table:table-cell table:formula="of:=[.A620]+1" office:value-type="float" office:value="89">
            <text:p>89</text:p>
          </table:table-cell>
          <table:table-cell table:formula="of:=CHAR([.A646])" office:value-type="string" office:string-value="Y">
            <text:p>Y</text:p>
          </table:table-cell>
          <table:table-cell table:formula="of:=[.C620]" office:value-type="float" office:value="86">
            <text:p>86</text:p>
          </table:table-cell>
          <table:table-cell table:formula="of:=CHAR([.C646])" office:value-type="string" office:string-value="V">
            <text:p>V</text:p>
          </table:table-cell>
          <table:table-cell table:formula="of:=CONCATENATE([.B646];[.D646])" office:value-type="string" office:string-value="YV">
            <text:p>YV</text:p>
          </table:table-cell>
          <table:table-cell table:formula="of:=CONCATENATE(&quot;inline int Inline&quot;;[.$E646];&quot;(const int x) { return ((std::rand() % 2) ? Inline&quot;;[.$E645];&quot;(x) : Inline&quot;;[.$E644];&quot;(x)) + 2; }&quot;)" office:value-type="string" office:string-value="inline int InlineYV(const int x) { return ((std::rand() % 2) ? InlineYU(x) : InlineYT(x)) + 2; }">
            <text:p>inline int InlineYV(const int x) { return ((std::rand() % 2) ? InlineYU(x) : InlineYT(x)) + 2; }</text:p>
          </table:table-cell>
          <table:table-cell table:formula="of:=CONCATENATE(&quot;int NonInline&quot;;[.$E646];&quot;(const int x) { return ((std::rand() % 2) ? NonInline&quot;;[.$E645];&quot;(x) : NonInline&quot;;[.$E644];&quot;(x)) + 2; }&quot;)" office:value-type="string" office:string-value="int NonInlineYV(const int x) { return ((std::rand() % 2) ? NonInlineYU(x) : NonInlineYT(x)) + 2; }">
            <text:p>int NonInlineYV(const int x) { return ((std::rand() % 2) ? NonInlineYU(x) : NonInlineYT(x)) + 2; }</text:p>
          </table:table-cell>
        </table:table-row>
        <table:table-row table:style-name="ro1">
          <table:table-cell table:formula="of:=[.A621]+1" office:value-type="float" office:value="89">
            <text:p>89</text:p>
          </table:table-cell>
          <table:table-cell table:formula="of:=CHAR([.A647])" office:value-type="string" office:string-value="Y">
            <text:p>Y</text:p>
          </table:table-cell>
          <table:table-cell table:formula="of:=[.C621]" office:value-type="float" office:value="87">
            <text:p>87</text:p>
          </table:table-cell>
          <table:table-cell table:formula="of:=CHAR([.C647])" office:value-type="string" office:string-value="W">
            <text:p>W</text:p>
          </table:table-cell>
          <table:table-cell table:formula="of:=CONCATENATE([.B647];[.D647])" office:value-type="string" office:string-value="YW">
            <text:p>YW</text:p>
          </table:table-cell>
          <table:table-cell table:formula="of:=CONCATENATE(&quot;inline int Inline&quot;;[.$E647];&quot;(const int x) { return ((std::rand() % 2) ? Inline&quot;;[.$E646];&quot;(x) : Inline&quot;;[.$E645];&quot;(x)) + 2; }&quot;)" office:value-type="string" office:string-value="inline int InlineYW(const int x) { return ((std::rand() % 2) ? InlineYV(x) : InlineYU(x)) + 2; }">
            <text:p>inline int InlineYW(const int x) { return ((std::rand() % 2) ? InlineYV(x) : InlineYU(x)) + 2; }</text:p>
          </table:table-cell>
          <table:table-cell table:formula="of:=CONCATENATE(&quot;int NonInline&quot;;[.$E647];&quot;(const int x) { return ((std::rand() % 2) ? NonInline&quot;;[.$E646];&quot;(x) : NonInline&quot;;[.$E645];&quot;(x)) + 2; }&quot;)" office:value-type="string" office:string-value="int NonInlineYW(const int x) { return ((std::rand() % 2) ? NonInlineYV(x) : NonInlineYU(x)) + 2; }">
            <text:p>int NonInlineYW(const int x) { return ((std::rand() % 2) ? NonInlineYV(x) : NonInlineYU(x)) + 2; }</text:p>
          </table:table-cell>
        </table:table-row>
        <table:table-row table:style-name="ro1">
          <table:table-cell table:formula="of:=[.A622]+1" office:value-type="float" office:value="89">
            <text:p>89</text:p>
          </table:table-cell>
          <table:table-cell table:formula="of:=CHAR([.A648])" office:value-type="string" office:string-value="Y">
            <text:p>Y</text:p>
          </table:table-cell>
          <table:table-cell table:formula="of:=[.C622]" office:value-type="float" office:value="88">
            <text:p>88</text:p>
          </table:table-cell>
          <table:table-cell table:formula="of:=CHAR([.C648])" office:value-type="string" office:string-value="X">
            <text:p>X</text:p>
          </table:table-cell>
          <table:table-cell table:formula="of:=CONCATENATE([.B648];[.D648])" office:value-type="string" office:string-value="YX">
            <text:p>YX</text:p>
          </table:table-cell>
          <table:table-cell table:formula="of:=CONCATENATE(&quot;inline int Inline&quot;;[.$E648];&quot;(const int x) { return ((std::rand() % 2) ? Inline&quot;;[.$E647];&quot;(x) : Inline&quot;;[.$E646];&quot;(x)) + 2; }&quot;)" office:value-type="string" office:string-value="inline int InlineYX(const int x) { return ((std::rand() % 2) ? InlineYW(x) : InlineYV(x)) + 2; }">
            <text:p>inline int InlineYX(const int x) { return ((std::rand() % 2) ? InlineYW(x) : InlineYV(x)) + 2; }</text:p>
          </table:table-cell>
          <table:table-cell table:formula="of:=CONCATENATE(&quot;int NonInline&quot;;[.$E648];&quot;(const int x) { return ((std::rand() % 2) ? NonInline&quot;;[.$E647];&quot;(x) : NonInline&quot;;[.$E646];&quot;(x)) + 2; }&quot;)" office:value-type="string" office:string-value="int NonInlineYX(const int x) { return ((std::rand() % 2) ? NonInlineYW(x) : NonInlineYV(x)) + 2; }">
            <text:p>int NonInlineYX(const int x) { return ((std::rand() % 2) ? NonInlineYW(x) : NonInlineYV(x)) + 2; }</text:p>
          </table:table-cell>
        </table:table-row>
        <table:table-row table:style-name="ro1">
          <table:table-cell table:formula="of:=[.A623]+1" office:value-type="float" office:value="89">
            <text:p>89</text:p>
          </table:table-cell>
          <table:table-cell table:formula="of:=CHAR([.A649])" office:value-type="string" office:string-value="Y">
            <text:p>Y</text:p>
          </table:table-cell>
          <table:table-cell table:formula="of:=[.C623]" office:value-type="float" office:value="89">
            <text:p>89</text:p>
          </table:table-cell>
          <table:table-cell table:formula="of:=CHAR([.C649])" office:value-type="string" office:string-value="Y">
            <text:p>Y</text:p>
          </table:table-cell>
          <table:table-cell table:formula="of:=CONCATENATE([.B649];[.D649])" office:value-type="string" office:string-value="YY">
            <text:p>YY</text:p>
          </table:table-cell>
          <table:table-cell table:formula="of:=CONCATENATE(&quot;inline int Inline&quot;;[.$E649];&quot;(const int x) { return ((std::rand() % 2) ? Inline&quot;;[.$E648];&quot;(x) : Inline&quot;;[.$E647];&quot;(x)) + 2; }&quot;)" office:value-type="string" office:string-value="inline int InlineYY(const int x) { return ((std::rand() % 2) ? InlineYX(x) : InlineYW(x)) + 2; }">
            <text:p>inline int InlineYY(const int x) { return ((std::rand() % 2) ? InlineYX(x) : InlineYW(x)) + 2; }</text:p>
          </table:table-cell>
          <table:table-cell table:formula="of:=CONCATENATE(&quot;int NonInline&quot;;[.$E649];&quot;(const int x) { return ((std::rand() % 2) ? NonInline&quot;;[.$E648];&quot;(x) : NonInline&quot;;[.$E647];&quot;(x)) + 2; }&quot;)" office:value-type="string" office:string-value="int NonInlineYY(const int x) { return ((std::rand() % 2) ? NonInlineYX(x) : NonInlineYW(x)) + 2; }">
            <text:p>int NonInlineYY(const int x) { return ((std::rand() % 2) ? NonInlineYX(x) : NonInlineYW(x)) + 2; }</text:p>
          </table:table-cell>
        </table:table-row>
        <table:table-row table:style-name="ro1">
          <table:table-cell table:formula="of:=[.A624]+1" office:value-type="float" office:value="89">
            <text:p>89</text:p>
          </table:table-cell>
          <table:table-cell table:formula="of:=CHAR([.A650])" office:value-type="string" office:string-value="Y">
            <text:p>Y</text:p>
          </table:table-cell>
          <table:table-cell table:formula="of:=[.C624]" office:value-type="float" office:value="90">
            <text:p>90</text:p>
          </table:table-cell>
          <table:table-cell table:formula="of:=CHAR([.C650])" office:value-type="string" office:string-value="Z">
            <text:p>Z</text:p>
          </table:table-cell>
          <table:table-cell table:formula="of:=CONCATENATE([.B650];[.D650])" office:value-type="string" office:string-value="YZ">
            <text:p>YZ</text:p>
          </table:table-cell>
          <table:table-cell table:formula="of:=CONCATENATE(&quot;inline int Inline&quot;;[.$E650];&quot;(const int x) { return ((std::rand() % 2) ? Inline&quot;;[.$E649];&quot;(x) : Inline&quot;;[.$E648];&quot;(x)) + 2; }&quot;)" office:value-type="string" office:string-value="inline int InlineYZ(const int x) { return ((std::rand() % 2) ? InlineYY(x) : InlineYX(x)) + 2; }">
            <text:p>inline int InlineYZ(const int x) { return ((std::rand() % 2) ? InlineYY(x) : InlineYX(x)) + 2; }</text:p>
          </table:table-cell>
          <table:table-cell table:formula="of:=CONCATENATE(&quot;int NonInline&quot;;[.$E650];&quot;(const int x) { return ((std::rand() % 2) ? NonInline&quot;;[.$E649];&quot;(x) : NonInline&quot;;[.$E648];&quot;(x)) + 2; }&quot;)" office:value-type="string" office:string-value="int NonInlineYZ(const int x) { return ((std::rand() % 2) ? NonInlineYY(x) : NonInlineYX(x)) + 2; }">
            <text:p>int NonInlineYZ(const int x) { return ((std::rand() % 2) ? NonInlineYY(x) : NonInlineYX(x)) + 2; }</text:p>
          </table:table-cell>
        </table:table-row>
        <table:table-row table:style-name="ro1">
          <table:table-cell table:formula="of:=[.A625]+1" office:value-type="float" office:value="90">
            <text:p>90</text:p>
          </table:table-cell>
          <table:table-cell table:formula="of:=CHAR([.A651])" office:value-type="string" office:string-value="Z">
            <text:p>Z</text:p>
          </table:table-cell>
          <table:table-cell table:formula="of:=[.C625]" office:value-type="float" office:value="65">
            <text:p>65</text:p>
          </table:table-cell>
          <table:table-cell table:formula="of:=CHAR([.C651])" office:value-type="string" office:string-value="A">
            <text:p>A</text:p>
          </table:table-cell>
          <table:table-cell table:formula="of:=CONCATENATE([.B651];[.D651])" office:value-type="string" office:string-value="ZA">
            <text:p>ZA</text:p>
          </table:table-cell>
          <table:table-cell table:formula="of:=CONCATENATE(&quot;inline int Inline&quot;;[.$E651];&quot;(const int x) { return ((std::rand() % 2) ? Inline&quot;;[.$E650];&quot;(x) : Inline&quot;;[.$E649];&quot;(x)) + 2; }&quot;)" office:value-type="string" office:string-value="inline int InlineZA(const int x) { return ((std::rand() % 2) ? InlineYZ(x) : InlineYY(x)) + 2; }">
            <text:p>inline int InlineZA(const int x) { return ((std::rand() % 2) ? InlineYZ(x) : InlineYY(x)) + 2; }</text:p>
          </table:table-cell>
          <table:table-cell table:formula="of:=CONCATENATE(&quot;int NonInline&quot;;[.$E651];&quot;(const int x) { return ((std::rand() % 2) ? NonInline&quot;;[.$E650];&quot;(x) : NonInline&quot;;[.$E649];&quot;(x)) + 2; }&quot;)" office:value-type="string" office:string-value="int NonInlineZA(const int x) { return ((std::rand() % 2) ? NonInlineYZ(x) : NonInlineYY(x)) + 2; }">
            <text:p>int NonInlineZA(const int x) { return ((std::rand() % 2) ? NonInlineYZ(x) : NonInlineYY(x)) + 2; }</text:p>
          </table:table-cell>
        </table:table-row>
        <table:table-row table:style-name="ro1">
          <table:table-cell table:formula="of:=[.A626]+1" office:value-type="float" office:value="90">
            <text:p>90</text:p>
          </table:table-cell>
          <table:table-cell table:formula="of:=CHAR([.A652])" office:value-type="string" office:string-value="Z">
            <text:p>Z</text:p>
          </table:table-cell>
          <table:table-cell table:formula="of:=[.C626]" office:value-type="float" office:value="66">
            <text:p>66</text:p>
          </table:table-cell>
          <table:table-cell table:formula="of:=CHAR([.C652])" office:value-type="string" office:string-value="B">
            <text:p>B</text:p>
          </table:table-cell>
          <table:table-cell table:formula="of:=CONCATENATE([.B652];[.D652])" office:value-type="string" office:string-value="ZB">
            <text:p>ZB</text:p>
          </table:table-cell>
          <table:table-cell table:formula="of:=CONCATENATE(&quot;inline int Inline&quot;;[.$E652];&quot;(const int x) { return ((std::rand() % 2) ? Inline&quot;;[.$E651];&quot;(x) : Inline&quot;;[.$E650];&quot;(x)) + 2; }&quot;)" office:value-type="string" office:string-value="inline int InlineZB(const int x) { return ((std::rand() % 2) ? InlineZA(x) : InlineYZ(x)) + 2; }">
            <text:p>inline int InlineZB(const int x) { return ((std::rand() % 2) ? InlineZA(x) : InlineYZ(x)) + 2; }</text:p>
          </table:table-cell>
          <table:table-cell table:formula="of:=CONCATENATE(&quot;int NonInline&quot;;[.$E652];&quot;(const int x) { return ((std::rand() % 2) ? NonInline&quot;;[.$E651];&quot;(x) : NonInline&quot;;[.$E650];&quot;(x)) + 2; }&quot;)" office:value-type="string" office:string-value="int NonInlineZB(const int x) { return ((std::rand() % 2) ? NonInlineZA(x) : NonInlineYZ(x)) + 2; }">
            <text:p>int NonInlineZB(const int x) { return ((std::rand() % 2) ? NonInlineZA(x) : NonInlineYZ(x)) + 2; }</text:p>
          </table:table-cell>
        </table:table-row>
        <table:table-row table:style-name="ro1">
          <table:table-cell table:formula="of:=[.A627]+1" office:value-type="float" office:value="90">
            <text:p>90</text:p>
          </table:table-cell>
          <table:table-cell table:formula="of:=CHAR([.A653])" office:value-type="string" office:string-value="Z">
            <text:p>Z</text:p>
          </table:table-cell>
          <table:table-cell table:formula="of:=[.C627]" office:value-type="float" office:value="67">
            <text:p>67</text:p>
          </table:table-cell>
          <table:table-cell table:formula="of:=CHAR([.C653])" office:value-type="string" office:string-value="C">
            <text:p>C</text:p>
          </table:table-cell>
          <table:table-cell table:formula="of:=CONCATENATE([.B653];[.D653])" office:value-type="string" office:string-value="ZC">
            <text:p>ZC</text:p>
          </table:table-cell>
          <table:table-cell table:formula="of:=CONCATENATE(&quot;inline int Inline&quot;;[.$E653];&quot;(const int x) { return ((std::rand() % 2) ? Inline&quot;;[.$E652];&quot;(x) : Inline&quot;;[.$E651];&quot;(x)) + 2; }&quot;)" office:value-type="string" office:string-value="inline int InlineZC(const int x) { return ((std::rand() % 2) ? InlineZB(x) : InlineZA(x)) + 2; }">
            <text:p>inline int InlineZC(const int x) { return ((std::rand() % 2) ? InlineZB(x) : InlineZA(x)) + 2; }</text:p>
          </table:table-cell>
          <table:table-cell table:formula="of:=CONCATENATE(&quot;int NonInline&quot;;[.$E653];&quot;(const int x) { return ((std::rand() % 2) ? NonInline&quot;;[.$E652];&quot;(x) : NonInline&quot;;[.$E651];&quot;(x)) + 2; }&quot;)" office:value-type="string" office:string-value="int NonInlineZC(const int x) { return ((std::rand() % 2) ? NonInlineZB(x) : NonInlineZA(x)) + 2; }">
            <text:p>int NonInlineZC(const int x) { return ((std::rand() % 2) ? NonInlineZB(x) : NonInlineZA(x)) + 2; }</text:p>
          </table:table-cell>
        </table:table-row>
        <table:table-row table:style-name="ro1">
          <table:table-cell table:formula="of:=[.A628]+1" office:value-type="float" office:value="90">
            <text:p>90</text:p>
          </table:table-cell>
          <table:table-cell table:formula="of:=CHAR([.A654])" office:value-type="string" office:string-value="Z">
            <text:p>Z</text:p>
          </table:table-cell>
          <table:table-cell table:formula="of:=[.C628]" office:value-type="float" office:value="68">
            <text:p>68</text:p>
          </table:table-cell>
          <table:table-cell table:formula="of:=CHAR([.C654])" office:value-type="string" office:string-value="D">
            <text:p>D</text:p>
          </table:table-cell>
          <table:table-cell table:formula="of:=CONCATENATE([.B654];[.D654])" office:value-type="string" office:string-value="ZD">
            <text:p>ZD</text:p>
          </table:table-cell>
          <table:table-cell table:formula="of:=CONCATENATE(&quot;inline int Inline&quot;;[.$E654];&quot;(const int x) { return ((std::rand() % 2) ? Inline&quot;;[.$E653];&quot;(x) : Inline&quot;;[.$E652];&quot;(x)) + 2; }&quot;)" office:value-type="string" office:string-value="inline int InlineZD(const int x) { return ((std::rand() % 2) ? InlineZC(x) : InlineZB(x)) + 2; }">
            <text:p>inline int InlineZD(const int x) { return ((std::rand() % 2) ? InlineZC(x) : InlineZB(x)) + 2; }</text:p>
          </table:table-cell>
          <table:table-cell table:formula="of:=CONCATENATE(&quot;int NonInline&quot;;[.$E654];&quot;(const int x) { return ((std::rand() % 2) ? NonInline&quot;;[.$E653];&quot;(x) : NonInline&quot;;[.$E652];&quot;(x)) + 2; }&quot;)" office:value-type="string" office:string-value="int NonInlineZD(const int x) { return ((std::rand() % 2) ? NonInlineZC(x) : NonInlineZB(x)) + 2; }">
            <text:p>int NonInlineZD(const int x) { return ((std::rand() % 2) ? NonInlineZC(x) : NonInlineZB(x)) + 2; }</text:p>
          </table:table-cell>
        </table:table-row>
        <table:table-row table:style-name="ro1">
          <table:table-cell table:formula="of:=[.A629]+1" office:value-type="float" office:value="90">
            <text:p>90</text:p>
          </table:table-cell>
          <table:table-cell table:formula="of:=CHAR([.A655])" office:value-type="string" office:string-value="Z">
            <text:p>Z</text:p>
          </table:table-cell>
          <table:table-cell table:formula="of:=[.C629]" office:value-type="float" office:value="69">
            <text:p>69</text:p>
          </table:table-cell>
          <table:table-cell table:formula="of:=CHAR([.C655])" office:value-type="string" office:string-value="E">
            <text:p>E</text:p>
          </table:table-cell>
          <table:table-cell table:formula="of:=CONCATENATE([.B655];[.D655])" office:value-type="string" office:string-value="ZE">
            <text:p>ZE</text:p>
          </table:table-cell>
          <table:table-cell table:formula="of:=CONCATENATE(&quot;inline int Inline&quot;;[.$E655];&quot;(const int x) { return ((std::rand() % 2) ? Inline&quot;;[.$E654];&quot;(x) : Inline&quot;;[.$E653];&quot;(x)) + 2; }&quot;)" office:value-type="string" office:string-value="inline int InlineZE(const int x) { return ((std::rand() % 2) ? InlineZD(x) : InlineZC(x)) + 2; }">
            <text:p>inline int InlineZE(const int x) { return ((std::rand() % 2) ? InlineZD(x) : InlineZC(x)) + 2; }</text:p>
          </table:table-cell>
          <table:table-cell table:formula="of:=CONCATENATE(&quot;int NonInline&quot;;[.$E655];&quot;(const int x) { return ((std::rand() % 2) ? NonInline&quot;;[.$E654];&quot;(x) : NonInline&quot;;[.$E653];&quot;(x)) + 2; }&quot;)" office:value-type="string" office:string-value="int NonInlineZE(const int x) { return ((std::rand() % 2) ? NonInlineZD(x) : NonInlineZC(x)) + 2; }">
            <text:p>int NonInlineZE(const int x) { return ((std::rand() % 2) ? NonInlineZD(x) : NonInlineZC(x)) + 2; }</text:p>
          </table:table-cell>
        </table:table-row>
        <table:table-row table:style-name="ro1">
          <table:table-cell table:formula="of:=[.A630]+1" office:value-type="float" office:value="90">
            <text:p>90</text:p>
          </table:table-cell>
          <table:table-cell table:formula="of:=CHAR([.A656])" office:value-type="string" office:string-value="Z">
            <text:p>Z</text:p>
          </table:table-cell>
          <table:table-cell table:formula="of:=[.C630]" office:value-type="float" office:value="70">
            <text:p>70</text:p>
          </table:table-cell>
          <table:table-cell table:formula="of:=CHAR([.C656])" office:value-type="string" office:string-value="F">
            <text:p>F</text:p>
          </table:table-cell>
          <table:table-cell table:formula="of:=CONCATENATE([.B656];[.D656])" office:value-type="string" office:string-value="ZF">
            <text:p>ZF</text:p>
          </table:table-cell>
          <table:table-cell table:formula="of:=CONCATENATE(&quot;inline int Inline&quot;;[.$E656];&quot;(const int x) { return ((std::rand() % 2) ? Inline&quot;;[.$E655];&quot;(x) : Inline&quot;;[.$E654];&quot;(x)) + 2; }&quot;)" office:value-type="string" office:string-value="inline int InlineZF(const int x) { return ((std::rand() % 2) ? InlineZE(x) : InlineZD(x)) + 2; }">
            <text:p>inline int InlineZF(const int x) { return ((std::rand() % 2) ? InlineZE(x) : InlineZD(x)) + 2; }</text:p>
          </table:table-cell>
          <table:table-cell table:formula="of:=CONCATENATE(&quot;int NonInline&quot;;[.$E656];&quot;(const int x) { return ((std::rand() % 2) ? NonInline&quot;;[.$E655];&quot;(x) : NonInline&quot;;[.$E654];&quot;(x)) + 2; }&quot;)" office:value-type="string" office:string-value="int NonInlineZF(const int x) { return ((std::rand() % 2) ? NonInlineZE(x) : NonInlineZD(x)) + 2; }">
            <text:p>int NonInlineZF(const int x) { return ((std::rand() % 2) ? NonInlineZE(x) : NonInlineZD(x)) + 2; }</text:p>
          </table:table-cell>
        </table:table-row>
        <table:table-row table:style-name="ro1">
          <table:table-cell table:formula="of:=[.A631]+1" office:value-type="float" office:value="90">
            <text:p>90</text:p>
          </table:table-cell>
          <table:table-cell table:formula="of:=CHAR([.A657])" office:value-type="string" office:string-value="Z">
            <text:p>Z</text:p>
          </table:table-cell>
          <table:table-cell table:formula="of:=[.C631]" office:value-type="float" office:value="71">
            <text:p>71</text:p>
          </table:table-cell>
          <table:table-cell table:formula="of:=CHAR([.C657])" office:value-type="string" office:string-value="G">
            <text:p>G</text:p>
          </table:table-cell>
          <table:table-cell table:formula="of:=CONCATENATE([.B657];[.D657])" office:value-type="string" office:string-value="ZG">
            <text:p>ZG</text:p>
          </table:table-cell>
          <table:table-cell table:formula="of:=CONCATENATE(&quot;inline int Inline&quot;;[.$E657];&quot;(const int x) { return ((std::rand() % 2) ? Inline&quot;;[.$E656];&quot;(x) : Inline&quot;;[.$E655];&quot;(x)) + 2; }&quot;)" office:value-type="string" office:string-value="inline int InlineZG(const int x) { return ((std::rand() % 2) ? InlineZF(x) : InlineZE(x)) + 2; }">
            <text:p>inline int InlineZG(const int x) { return ((std::rand() % 2) ? InlineZF(x) : InlineZE(x)) + 2; }</text:p>
          </table:table-cell>
          <table:table-cell table:formula="of:=CONCATENATE(&quot;int NonInline&quot;;[.$E657];&quot;(const int x) { return ((std::rand() % 2) ? NonInline&quot;;[.$E656];&quot;(x) : NonInline&quot;;[.$E655];&quot;(x)) + 2; }&quot;)" office:value-type="string" office:string-value="int NonInlineZG(const int x) { return ((std::rand() % 2) ? NonInlineZF(x) : NonInlineZE(x)) + 2; }">
            <text:p>int NonInlineZG(const int x) { return ((std::rand() % 2) ? NonInlineZF(x) : NonInlineZE(x)) + 2; }</text:p>
          </table:table-cell>
        </table:table-row>
        <table:table-row table:style-name="ro1">
          <table:table-cell table:formula="of:=[.A632]+1" office:value-type="float" office:value="90">
            <text:p>90</text:p>
          </table:table-cell>
          <table:table-cell table:formula="of:=CHAR([.A658])" office:value-type="string" office:string-value="Z">
            <text:p>Z</text:p>
          </table:table-cell>
          <table:table-cell table:formula="of:=[.C632]" office:value-type="float" office:value="72">
            <text:p>72</text:p>
          </table:table-cell>
          <table:table-cell table:formula="of:=CHAR([.C658])" office:value-type="string" office:string-value="H">
            <text:p>H</text:p>
          </table:table-cell>
          <table:table-cell table:formula="of:=CONCATENATE([.B658];[.D658])" office:value-type="string" office:string-value="ZH">
            <text:p>ZH</text:p>
          </table:table-cell>
          <table:table-cell table:formula="of:=CONCATENATE(&quot;inline int Inline&quot;;[.$E658];&quot;(const int x) { return ((std::rand() % 2) ? Inline&quot;;[.$E657];&quot;(x) : Inline&quot;;[.$E656];&quot;(x)) + 2; }&quot;)" office:value-type="string" office:string-value="inline int InlineZH(const int x) { return ((std::rand() % 2) ? InlineZG(x) : InlineZF(x)) + 2; }">
            <text:p>inline int InlineZH(const int x) { return ((std::rand() % 2) ? InlineZG(x) : InlineZF(x)) + 2; }</text:p>
          </table:table-cell>
          <table:table-cell table:formula="of:=CONCATENATE(&quot;int NonInline&quot;;[.$E658];&quot;(const int x) { return ((std::rand() % 2) ? NonInline&quot;;[.$E657];&quot;(x) : NonInline&quot;;[.$E656];&quot;(x)) + 2; }&quot;)" office:value-type="string" office:string-value="int NonInlineZH(const int x) { return ((std::rand() % 2) ? NonInlineZG(x) : NonInlineZF(x)) + 2; }">
            <text:p>int NonInlineZH(const int x) { return ((std::rand() % 2) ? NonInlineZG(x) : NonInlineZF(x)) + 2; }</text:p>
          </table:table-cell>
        </table:table-row>
        <table:table-row table:style-name="ro1">
          <table:table-cell table:formula="of:=[.A633]+1" office:value-type="float" office:value="90">
            <text:p>90</text:p>
          </table:table-cell>
          <table:table-cell table:formula="of:=CHAR([.A659])" office:value-type="string" office:string-value="Z">
            <text:p>Z</text:p>
          </table:table-cell>
          <table:table-cell table:formula="of:=[.C633]" office:value-type="float" office:value="73">
            <text:p>73</text:p>
          </table:table-cell>
          <table:table-cell table:formula="of:=CHAR([.C659])" office:value-type="string" office:string-value="I">
            <text:p>I</text:p>
          </table:table-cell>
          <table:table-cell table:formula="of:=CONCATENATE([.B659];[.D659])" office:value-type="string" office:string-value="ZI">
            <text:p>ZI</text:p>
          </table:table-cell>
          <table:table-cell table:formula="of:=CONCATENATE(&quot;inline int Inline&quot;;[.$E659];&quot;(const int x) { return ((std::rand() % 2) ? Inline&quot;;[.$E658];&quot;(x) : Inline&quot;;[.$E657];&quot;(x)) + 2; }&quot;)" office:value-type="string" office:string-value="inline int InlineZI(const int x) { return ((std::rand() % 2) ? InlineZH(x) : InlineZG(x)) + 2; }">
            <text:p>inline int InlineZI(const int x) { return ((std::rand() % 2) ? InlineZH(x) : InlineZG(x)) + 2; }</text:p>
          </table:table-cell>
          <table:table-cell table:formula="of:=CONCATENATE(&quot;int NonInline&quot;;[.$E659];&quot;(const int x) { return ((std::rand() % 2) ? NonInline&quot;;[.$E658];&quot;(x) : NonInline&quot;;[.$E657];&quot;(x)) + 2; }&quot;)" office:value-type="string" office:string-value="int NonInlineZI(const int x) { return ((std::rand() % 2) ? NonInlineZH(x) : NonInlineZG(x)) + 2; }">
            <text:p>int NonInlineZI(const int x) { return ((std::rand() % 2) ? NonInlineZH(x) : NonInlineZG(x)) + 2; }</text:p>
          </table:table-cell>
        </table:table-row>
        <table:table-row table:style-name="ro1">
          <table:table-cell table:formula="of:=[.A634]+1" office:value-type="float" office:value="90">
            <text:p>90</text:p>
          </table:table-cell>
          <table:table-cell table:formula="of:=CHAR([.A660])" office:value-type="string" office:string-value="Z">
            <text:p>Z</text:p>
          </table:table-cell>
          <table:table-cell table:formula="of:=[.C634]" office:value-type="float" office:value="74">
            <text:p>74</text:p>
          </table:table-cell>
          <table:table-cell table:formula="of:=CHAR([.C660])" office:value-type="string" office:string-value="J">
            <text:p>J</text:p>
          </table:table-cell>
          <table:table-cell table:formula="of:=CONCATENATE([.B660];[.D660])" office:value-type="string" office:string-value="ZJ">
            <text:p>ZJ</text:p>
          </table:table-cell>
          <table:table-cell table:formula="of:=CONCATENATE(&quot;inline int Inline&quot;;[.$E660];&quot;(const int x) { return ((std::rand() % 2) ? Inline&quot;;[.$E659];&quot;(x) : Inline&quot;;[.$E658];&quot;(x)) + 2; }&quot;)" office:value-type="string" office:string-value="inline int InlineZJ(const int x) { return ((std::rand() % 2) ? InlineZI(x) : InlineZH(x)) + 2; }">
            <text:p>inline int InlineZJ(const int x) { return ((std::rand() % 2) ? InlineZI(x) : InlineZH(x)) + 2; }</text:p>
          </table:table-cell>
          <table:table-cell table:formula="of:=CONCATENATE(&quot;int NonInline&quot;;[.$E660];&quot;(const int x) { return ((std::rand() % 2) ? NonInline&quot;;[.$E659];&quot;(x) : NonInline&quot;;[.$E658];&quot;(x)) + 2; }&quot;)" office:value-type="string" office:string-value="int NonInlineZJ(const int x) { return ((std::rand() % 2) ? NonInlineZI(x) : NonInlineZH(x)) + 2; }">
            <text:p>int NonInlineZJ(const int x) { return ((std::rand() % 2) ? NonInlineZI(x) : NonInlineZH(x)) + 2; }</text:p>
          </table:table-cell>
        </table:table-row>
        <table:table-row table:style-name="ro1">
          <table:table-cell table:formula="of:=[.A635]+1" office:value-type="float" office:value="90">
            <text:p>90</text:p>
          </table:table-cell>
          <table:table-cell table:formula="of:=CHAR([.A661])" office:value-type="string" office:string-value="Z">
            <text:p>Z</text:p>
          </table:table-cell>
          <table:table-cell table:formula="of:=[.C635]" office:value-type="float" office:value="75">
            <text:p>75</text:p>
          </table:table-cell>
          <table:table-cell table:formula="of:=CHAR([.C661])" office:value-type="string" office:string-value="K">
            <text:p>K</text:p>
          </table:table-cell>
          <table:table-cell table:formula="of:=CONCATENATE([.B661];[.D661])" office:value-type="string" office:string-value="ZK">
            <text:p>ZK</text:p>
          </table:table-cell>
          <table:table-cell table:formula="of:=CONCATENATE(&quot;inline int Inline&quot;;[.$E661];&quot;(const int x) { return ((std::rand() % 2) ? Inline&quot;;[.$E660];&quot;(x) : Inline&quot;;[.$E659];&quot;(x)) + 2; }&quot;)" office:value-type="string" office:string-value="inline int InlineZK(const int x) { return ((std::rand() % 2) ? InlineZJ(x) : InlineZI(x)) + 2; }">
            <text:p>inline int InlineZK(const int x) { return ((std::rand() % 2) ? InlineZJ(x) : InlineZI(x)) + 2; }</text:p>
          </table:table-cell>
          <table:table-cell table:formula="of:=CONCATENATE(&quot;int NonInline&quot;;[.$E661];&quot;(const int x) { return ((std::rand() % 2) ? NonInline&quot;;[.$E660];&quot;(x) : NonInline&quot;;[.$E659];&quot;(x)) + 2; }&quot;)" office:value-type="string" office:string-value="int NonInlineZK(const int x) { return ((std::rand() % 2) ? NonInlineZJ(x) : NonInlineZI(x)) + 2; }">
            <text:p>int NonInlineZK(const int x) { return ((std::rand() % 2) ? NonInlineZJ(x) : NonInlineZI(x)) + 2; }</text:p>
          </table:table-cell>
        </table:table-row>
        <table:table-row table:style-name="ro1">
          <table:table-cell table:formula="of:=[.A636]+1" office:value-type="float" office:value="90">
            <text:p>90</text:p>
          </table:table-cell>
          <table:table-cell table:formula="of:=CHAR([.A662])" office:value-type="string" office:string-value="Z">
            <text:p>Z</text:p>
          </table:table-cell>
          <table:table-cell table:formula="of:=[.C636]" office:value-type="float" office:value="76">
            <text:p>76</text:p>
          </table:table-cell>
          <table:table-cell table:formula="of:=CHAR([.C662])" office:value-type="string" office:string-value="L">
            <text:p>L</text:p>
          </table:table-cell>
          <table:table-cell table:formula="of:=CONCATENATE([.B662];[.D662])" office:value-type="string" office:string-value="ZL">
            <text:p>ZL</text:p>
          </table:table-cell>
          <table:table-cell table:formula="of:=CONCATENATE(&quot;inline int Inline&quot;;[.$E662];&quot;(const int x) { return ((std::rand() % 2) ? Inline&quot;;[.$E661];&quot;(x) : Inline&quot;;[.$E660];&quot;(x)) + 2; }&quot;)" office:value-type="string" office:string-value="inline int InlineZL(const int x) { return ((std::rand() % 2) ? InlineZK(x) : InlineZJ(x)) + 2; }">
            <text:p>inline int InlineZL(const int x) { return ((std::rand() % 2) ? InlineZK(x) : InlineZJ(x)) + 2; }</text:p>
          </table:table-cell>
          <table:table-cell table:formula="of:=CONCATENATE(&quot;int NonInline&quot;;[.$E662];&quot;(const int x) { return ((std::rand() % 2) ? NonInline&quot;;[.$E661];&quot;(x) : NonInline&quot;;[.$E660];&quot;(x)) + 2; }&quot;)" office:value-type="string" office:string-value="int NonInlineZL(const int x) { return ((std::rand() % 2) ? NonInlineZK(x) : NonInlineZJ(x)) + 2; }">
            <text:p>int NonInlineZL(const int x) { return ((std::rand() % 2) ? NonInlineZK(x) : NonInlineZJ(x)) + 2; }</text:p>
          </table:table-cell>
        </table:table-row>
        <table:table-row table:style-name="ro1">
          <table:table-cell table:formula="of:=[.A637]+1" office:value-type="float" office:value="90">
            <text:p>90</text:p>
          </table:table-cell>
          <table:table-cell table:formula="of:=CHAR([.A663])" office:value-type="string" office:string-value="Z">
            <text:p>Z</text:p>
          </table:table-cell>
          <table:table-cell table:formula="of:=[.C637]" office:value-type="float" office:value="77">
            <text:p>77</text:p>
          </table:table-cell>
          <table:table-cell table:formula="of:=CHAR([.C663])" office:value-type="string" office:string-value="M">
            <text:p>M</text:p>
          </table:table-cell>
          <table:table-cell table:formula="of:=CONCATENATE([.B663];[.D663])" office:value-type="string" office:string-value="ZM">
            <text:p>ZM</text:p>
          </table:table-cell>
          <table:table-cell table:formula="of:=CONCATENATE(&quot;inline int Inline&quot;;[.$E663];&quot;(const int x) { return ((std::rand() % 2) ? Inline&quot;;[.$E662];&quot;(x) : Inline&quot;;[.$E661];&quot;(x)) + 2; }&quot;)" office:value-type="string" office:string-value="inline int InlineZM(const int x) { return ((std::rand() % 2) ? InlineZL(x) : InlineZK(x)) + 2; }">
            <text:p>inline int InlineZM(const int x) { return ((std::rand() % 2) ? InlineZL(x) : InlineZK(x)) + 2; }</text:p>
          </table:table-cell>
          <table:table-cell table:formula="of:=CONCATENATE(&quot;int NonInline&quot;;[.$E663];&quot;(const int x) { return ((std::rand() % 2) ? NonInline&quot;;[.$E662];&quot;(x) : NonInline&quot;;[.$E661];&quot;(x)) + 2; }&quot;)" office:value-type="string" office:string-value="int NonInlineZM(const int x) { return ((std::rand() % 2) ? NonInlineZL(x) : NonInlineZK(x)) + 2; }">
            <text:p>int NonInlineZM(const int x) { return ((std::rand() % 2) ? NonInlineZL(x) : NonInlineZK(x)) + 2; }</text:p>
          </table:table-cell>
        </table:table-row>
        <table:table-row table:style-name="ro1">
          <table:table-cell table:formula="of:=[.A638]+1" office:value-type="float" office:value="90">
            <text:p>90</text:p>
          </table:table-cell>
          <table:table-cell table:formula="of:=CHAR([.A664])" office:value-type="string" office:string-value="Z">
            <text:p>Z</text:p>
          </table:table-cell>
          <table:table-cell table:formula="of:=[.C638]" office:value-type="float" office:value="78">
            <text:p>78</text:p>
          </table:table-cell>
          <table:table-cell table:formula="of:=CHAR([.C664])" office:value-type="string" office:string-value="N">
            <text:p>N</text:p>
          </table:table-cell>
          <table:table-cell table:formula="of:=CONCATENATE([.B664];[.D664])" office:value-type="string" office:string-value="ZN">
            <text:p>ZN</text:p>
          </table:table-cell>
          <table:table-cell table:formula="of:=CONCATENATE(&quot;inline int Inline&quot;;[.$E664];&quot;(const int x) { return ((std::rand() % 2) ? Inline&quot;;[.$E663];&quot;(x) : Inline&quot;;[.$E662];&quot;(x)) + 2; }&quot;)" office:value-type="string" office:string-value="inline int InlineZN(const int x) { return ((std::rand() % 2) ? InlineZM(x) : InlineZL(x)) + 2; }">
            <text:p>inline int InlineZN(const int x) { return ((std::rand() % 2) ? InlineZM(x) : InlineZL(x)) + 2; }</text:p>
          </table:table-cell>
          <table:table-cell table:formula="of:=CONCATENATE(&quot;int NonInline&quot;;[.$E664];&quot;(const int x) { return ((std::rand() % 2) ? NonInline&quot;;[.$E663];&quot;(x) : NonInline&quot;;[.$E662];&quot;(x)) + 2; }&quot;)" office:value-type="string" office:string-value="int NonInlineZN(const int x) { return ((std::rand() % 2) ? NonInlineZM(x) : NonInlineZL(x)) + 2; }">
            <text:p>int NonInlineZN(const int x) { return ((std::rand() % 2) ? NonInlineZM(x) : NonInlineZL(x)) + 2; }</text:p>
          </table:table-cell>
        </table:table-row>
        <table:table-row table:style-name="ro1">
          <table:table-cell table:formula="of:=[.A639]+1" office:value-type="float" office:value="90">
            <text:p>90</text:p>
          </table:table-cell>
          <table:table-cell table:formula="of:=CHAR([.A665])" office:value-type="string" office:string-value="Z">
            <text:p>Z</text:p>
          </table:table-cell>
          <table:table-cell table:formula="of:=[.C639]" office:value-type="float" office:value="79">
            <text:p>79</text:p>
          </table:table-cell>
          <table:table-cell table:formula="of:=CHAR([.C665])" office:value-type="string" office:string-value="O">
            <text:p>O</text:p>
          </table:table-cell>
          <table:table-cell table:formula="of:=CONCATENATE([.B665];[.D665])" office:value-type="string" office:string-value="ZO">
            <text:p>ZO</text:p>
          </table:table-cell>
          <table:table-cell table:formula="of:=CONCATENATE(&quot;inline int Inline&quot;;[.$E665];&quot;(const int x) { return ((std::rand() % 2) ? Inline&quot;;[.$E664];&quot;(x) : Inline&quot;;[.$E663];&quot;(x)) + 2; }&quot;)" office:value-type="string" office:string-value="inline int InlineZO(const int x) { return ((std::rand() % 2) ? InlineZN(x) : InlineZM(x)) + 2; }">
            <text:p>inline int InlineZO(const int x) { return ((std::rand() % 2) ? InlineZN(x) : InlineZM(x)) + 2; }</text:p>
          </table:table-cell>
          <table:table-cell table:formula="of:=CONCATENATE(&quot;int NonInline&quot;;[.$E665];&quot;(const int x) { return ((std::rand() % 2) ? NonInline&quot;;[.$E664];&quot;(x) : NonInline&quot;;[.$E663];&quot;(x)) + 2; }&quot;)" office:value-type="string" office:string-value="int NonInlineZO(const int x) { return ((std::rand() % 2) ? NonInlineZN(x) : NonInlineZM(x)) + 2; }">
            <text:p>int NonInlineZO(const int x) { return ((std::rand() % 2) ? NonInlineZN(x) : NonInlineZM(x)) + 2; }</text:p>
          </table:table-cell>
        </table:table-row>
        <table:table-row table:style-name="ro1">
          <table:table-cell table:formula="of:=[.A640]+1" office:value-type="float" office:value="90">
            <text:p>90</text:p>
          </table:table-cell>
          <table:table-cell table:formula="of:=CHAR([.A666])" office:value-type="string" office:string-value="Z">
            <text:p>Z</text:p>
          </table:table-cell>
          <table:table-cell table:formula="of:=[.C640]" office:value-type="float" office:value="80">
            <text:p>80</text:p>
          </table:table-cell>
          <table:table-cell table:formula="of:=CHAR([.C666])" office:value-type="string" office:string-value="P">
            <text:p>P</text:p>
          </table:table-cell>
          <table:table-cell table:formula="of:=CONCATENATE([.B666];[.D666])" office:value-type="string" office:string-value="ZP">
            <text:p>ZP</text:p>
          </table:table-cell>
          <table:table-cell table:formula="of:=CONCATENATE(&quot;inline int Inline&quot;;[.$E666];&quot;(const int x) { return ((std::rand() % 2) ? Inline&quot;;[.$E665];&quot;(x) : Inline&quot;;[.$E664];&quot;(x)) + 2; }&quot;)" office:value-type="string" office:string-value="inline int InlineZP(const int x) { return ((std::rand() % 2) ? InlineZO(x) : InlineZN(x)) + 2; }">
            <text:p>inline int InlineZP(const int x) { return ((std::rand() % 2) ? InlineZO(x) : InlineZN(x)) + 2; }</text:p>
          </table:table-cell>
          <table:table-cell table:formula="of:=CONCATENATE(&quot;int NonInline&quot;;[.$E666];&quot;(const int x) { return ((std::rand() % 2) ? NonInline&quot;;[.$E665];&quot;(x) : NonInline&quot;;[.$E664];&quot;(x)) + 2; }&quot;)" office:value-type="string" office:string-value="int NonInlineZP(const int x) { return ((std::rand() % 2) ? NonInlineZO(x) : NonInlineZN(x)) + 2; }">
            <text:p>int NonInlineZP(const int x) { return ((std::rand() % 2) ? NonInlineZO(x) : NonInlineZN(x)) + 2; }</text:p>
          </table:table-cell>
        </table:table-row>
        <table:table-row table:style-name="ro1">
          <table:table-cell table:formula="of:=[.A641]+1" office:value-type="float" office:value="90">
            <text:p>90</text:p>
          </table:table-cell>
          <table:table-cell table:formula="of:=CHAR([.A667])" office:value-type="string" office:string-value="Z">
            <text:p>Z</text:p>
          </table:table-cell>
          <table:table-cell table:formula="of:=[.C641]" office:value-type="float" office:value="81">
            <text:p>81</text:p>
          </table:table-cell>
          <table:table-cell table:formula="of:=CHAR([.C667])" office:value-type="string" office:string-value="Q">
            <text:p>Q</text:p>
          </table:table-cell>
          <table:table-cell table:formula="of:=CONCATENATE([.B667];[.D667])" office:value-type="string" office:string-value="ZQ">
            <text:p>ZQ</text:p>
          </table:table-cell>
          <table:table-cell table:formula="of:=CONCATENATE(&quot;inline int Inline&quot;;[.$E667];&quot;(const int x) { return ((std::rand() % 2) ? Inline&quot;;[.$E666];&quot;(x) : Inline&quot;;[.$E665];&quot;(x)) + 2; }&quot;)" office:value-type="string" office:string-value="inline int InlineZQ(const int x) { return ((std::rand() % 2) ? InlineZP(x) : InlineZO(x)) + 2; }">
            <text:p>inline int InlineZQ(const int x) { return ((std::rand() % 2) ? InlineZP(x) : InlineZO(x)) + 2; }</text:p>
          </table:table-cell>
          <table:table-cell table:formula="of:=CONCATENATE(&quot;int NonInline&quot;;[.$E667];&quot;(const int x) { return ((std::rand() % 2) ? NonInline&quot;;[.$E666];&quot;(x) : NonInline&quot;;[.$E665];&quot;(x)) + 2; }&quot;)" office:value-type="string" office:string-value="int NonInlineZQ(const int x) { return ((std::rand() % 2) ? NonInlineZP(x) : NonInlineZO(x)) + 2; }">
            <text:p>int NonInlineZQ(const int x) { return ((std::rand() % 2) ? NonInlineZP(x) : NonInlineZO(x)) + 2; }</text:p>
          </table:table-cell>
        </table:table-row>
        <table:table-row table:style-name="ro1">
          <table:table-cell table:formula="of:=[.A642]+1" office:value-type="float" office:value="90">
            <text:p>90</text:p>
          </table:table-cell>
          <table:table-cell table:formula="of:=CHAR([.A668])" office:value-type="string" office:string-value="Z">
            <text:p>Z</text:p>
          </table:table-cell>
          <table:table-cell table:formula="of:=[.C642]" office:value-type="float" office:value="82">
            <text:p>82</text:p>
          </table:table-cell>
          <table:table-cell table:formula="of:=CHAR([.C668])" office:value-type="string" office:string-value="R">
            <text:p>R</text:p>
          </table:table-cell>
          <table:table-cell table:formula="of:=CONCATENATE([.B668];[.D668])" office:value-type="string" office:string-value="ZR">
            <text:p>ZR</text:p>
          </table:table-cell>
          <table:table-cell table:formula="of:=CONCATENATE(&quot;inline int Inline&quot;;[.$E668];&quot;(const int x) { return ((std::rand() % 2) ? Inline&quot;;[.$E667];&quot;(x) : Inline&quot;;[.$E666];&quot;(x)) + 2; }&quot;)" office:value-type="string" office:string-value="inline int InlineZR(const int x) { return ((std::rand() % 2) ? InlineZQ(x) : InlineZP(x)) + 2; }">
            <text:p>inline int InlineZR(const int x) { return ((std::rand() % 2) ? InlineZQ(x) : InlineZP(x)) + 2; }</text:p>
          </table:table-cell>
          <table:table-cell table:formula="of:=CONCATENATE(&quot;int NonInline&quot;;[.$E668];&quot;(const int x) { return ((std::rand() % 2) ? NonInline&quot;;[.$E667];&quot;(x) : NonInline&quot;;[.$E666];&quot;(x)) + 2; }&quot;)" office:value-type="string" office:string-value="int NonInlineZR(const int x) { return ((std::rand() % 2) ? NonInlineZQ(x) : NonInlineZP(x)) + 2; }">
            <text:p>int NonInlineZR(const int x) { return ((std::rand() % 2) ? NonInlineZQ(x) : NonInlineZP(x)) + 2; }</text:p>
          </table:table-cell>
        </table:table-row>
        <table:table-row table:style-name="ro1">
          <table:table-cell table:formula="of:=[.A643]+1" office:value-type="float" office:value="90">
            <text:p>90</text:p>
          </table:table-cell>
          <table:table-cell table:formula="of:=CHAR([.A669])" office:value-type="string" office:string-value="Z">
            <text:p>Z</text:p>
          </table:table-cell>
          <table:table-cell table:formula="of:=[.C643]" office:value-type="float" office:value="83">
            <text:p>83</text:p>
          </table:table-cell>
          <table:table-cell table:formula="of:=CHAR([.C669])" office:value-type="string" office:string-value="S">
            <text:p>S</text:p>
          </table:table-cell>
          <table:table-cell table:formula="of:=CONCATENATE([.B669];[.D669])" office:value-type="string" office:string-value="ZS">
            <text:p>ZS</text:p>
          </table:table-cell>
          <table:table-cell table:formula="of:=CONCATENATE(&quot;inline int Inline&quot;;[.$E669];&quot;(const int x) { return ((std::rand() % 2) ? Inline&quot;;[.$E668];&quot;(x) : Inline&quot;;[.$E667];&quot;(x)) + 2; }&quot;)" office:value-type="string" office:string-value="inline int InlineZS(const int x) { return ((std::rand() % 2) ? InlineZR(x) : InlineZQ(x)) + 2; }">
            <text:p>inline int InlineZS(const int x) { return ((std::rand() % 2) ? InlineZR(x) : InlineZQ(x)) + 2; }</text:p>
          </table:table-cell>
          <table:table-cell table:formula="of:=CONCATENATE(&quot;int NonInline&quot;;[.$E669];&quot;(const int x) { return ((std::rand() % 2) ? NonInline&quot;;[.$E668];&quot;(x) : NonInline&quot;;[.$E667];&quot;(x)) + 2; }&quot;)" office:value-type="string" office:string-value="int NonInlineZS(const int x) { return ((std::rand() % 2) ? NonInlineZR(x) : NonInlineZQ(x)) + 2; }">
            <text:p>int NonInlineZS(const int x) { return ((std::rand() % 2) ? NonInlineZR(x) : NonInlineZQ(x)) + 2; }</text:p>
          </table:table-cell>
        </table:table-row>
        <table:table-row table:style-name="ro1">
          <table:table-cell table:formula="of:=[.A644]+1" office:value-type="float" office:value="90">
            <text:p>90</text:p>
          </table:table-cell>
          <table:table-cell table:formula="of:=CHAR([.A670])" office:value-type="string" office:string-value="Z">
            <text:p>Z</text:p>
          </table:table-cell>
          <table:table-cell table:formula="of:=[.C644]" office:value-type="float" office:value="84">
            <text:p>84</text:p>
          </table:table-cell>
          <table:table-cell table:formula="of:=CHAR([.C670])" office:value-type="string" office:string-value="T">
            <text:p>T</text:p>
          </table:table-cell>
          <table:table-cell table:formula="of:=CONCATENATE([.B670];[.D670])" office:value-type="string" office:string-value="ZT">
            <text:p>ZT</text:p>
          </table:table-cell>
          <table:table-cell table:formula="of:=CONCATENATE(&quot;inline int Inline&quot;;[.$E670];&quot;(const int x) { return ((std::rand() % 2) ? Inline&quot;;[.$E669];&quot;(x) : Inline&quot;;[.$E668];&quot;(x)) + 2; }&quot;)" office:value-type="string" office:string-value="inline int InlineZT(const int x) { return ((std::rand() % 2) ? InlineZS(x) : InlineZR(x)) + 2; }">
            <text:p>inline int InlineZT(const int x) { return ((std::rand() % 2) ? InlineZS(x) : InlineZR(x)) + 2; }</text:p>
          </table:table-cell>
          <table:table-cell table:formula="of:=CONCATENATE(&quot;int NonInline&quot;;[.$E670];&quot;(const int x) { return ((std::rand() % 2) ? NonInline&quot;;[.$E669];&quot;(x) : NonInline&quot;;[.$E668];&quot;(x)) + 2; }&quot;)" office:value-type="string" office:string-value="int NonInlineZT(const int x) { return ((std::rand() % 2) ? NonInlineZS(x) : NonInlineZR(x)) + 2; }">
            <text:p>int NonInlineZT(const int x) { return ((std::rand() % 2) ? NonInlineZS(x) : NonInlineZR(x)) + 2; }</text:p>
          </table:table-cell>
        </table:table-row>
        <table:table-row table:style-name="ro1">
          <table:table-cell table:formula="of:=[.A645]+1" office:value-type="float" office:value="90">
            <text:p>90</text:p>
          </table:table-cell>
          <table:table-cell table:formula="of:=CHAR([.A671])" office:value-type="string" office:string-value="Z">
            <text:p>Z</text:p>
          </table:table-cell>
          <table:table-cell table:formula="of:=[.C645]" office:value-type="float" office:value="85">
            <text:p>85</text:p>
          </table:table-cell>
          <table:table-cell table:formula="of:=CHAR([.C671])" office:value-type="string" office:string-value="U">
            <text:p>U</text:p>
          </table:table-cell>
          <table:table-cell table:formula="of:=CONCATENATE([.B671];[.D671])" office:value-type="string" office:string-value="ZU">
            <text:p>ZU</text:p>
          </table:table-cell>
          <table:table-cell table:formula="of:=CONCATENATE(&quot;inline int Inline&quot;;[.$E671];&quot;(const int x) { return ((std::rand() % 2) ? Inline&quot;;[.$E670];&quot;(x) : Inline&quot;;[.$E669];&quot;(x)) + 2; }&quot;)" office:value-type="string" office:string-value="inline int InlineZU(const int x) { return ((std::rand() % 2) ? InlineZT(x) : InlineZS(x)) + 2; }">
            <text:p>inline int InlineZU(const int x) { return ((std::rand() % 2) ? InlineZT(x) : InlineZS(x)) + 2; }</text:p>
          </table:table-cell>
          <table:table-cell table:formula="of:=CONCATENATE(&quot;int NonInline&quot;;[.$E671];&quot;(const int x) { return ((std::rand() % 2) ? NonInline&quot;;[.$E670];&quot;(x) : NonInline&quot;;[.$E669];&quot;(x)) + 2; }&quot;)" office:value-type="string" office:string-value="int NonInlineZU(const int x) { return ((std::rand() % 2) ? NonInlineZT(x) : NonInlineZS(x)) + 2; }">
            <text:p>int NonInlineZU(const int x) { return ((std::rand() % 2) ? NonInlineZT(x) : NonInlineZS(x)) + 2; }</text:p>
          </table:table-cell>
        </table:table-row>
        <table:table-row table:style-name="ro1">
          <table:table-cell table:formula="of:=[.A646]+1" office:value-type="float" office:value="90">
            <text:p>90</text:p>
          </table:table-cell>
          <table:table-cell table:formula="of:=CHAR([.A672])" office:value-type="string" office:string-value="Z">
            <text:p>Z</text:p>
          </table:table-cell>
          <table:table-cell table:formula="of:=[.C646]" office:value-type="float" office:value="86">
            <text:p>86</text:p>
          </table:table-cell>
          <table:table-cell table:formula="of:=CHAR([.C672])" office:value-type="string" office:string-value="V">
            <text:p>V</text:p>
          </table:table-cell>
          <table:table-cell table:formula="of:=CONCATENATE([.B672];[.D672])" office:value-type="string" office:string-value="ZV">
            <text:p>ZV</text:p>
          </table:table-cell>
          <table:table-cell table:formula="of:=CONCATENATE(&quot;inline int Inline&quot;;[.$E672];&quot;(const int x) { return ((std::rand() % 2) ? Inline&quot;;[.$E671];&quot;(x) : Inline&quot;;[.$E670];&quot;(x)) + 2; }&quot;)" office:value-type="string" office:string-value="inline int InlineZV(const int x) { return ((std::rand() % 2) ? InlineZU(x) : InlineZT(x)) + 2; }">
            <text:p>inline int InlineZV(const int x) { return ((std::rand() % 2) ? InlineZU(x) : InlineZT(x)) + 2; }</text:p>
          </table:table-cell>
          <table:table-cell table:formula="of:=CONCATENATE(&quot;int NonInline&quot;;[.$E672];&quot;(const int x) { return ((std::rand() % 2) ? NonInline&quot;;[.$E671];&quot;(x) : NonInline&quot;;[.$E670];&quot;(x)) + 2; }&quot;)" office:value-type="string" office:string-value="int NonInlineZV(const int x) { return ((std::rand() % 2) ? NonInlineZU(x) : NonInlineZT(x)) + 2; }">
            <text:p>int NonInlineZV(const int x) { return ((std::rand() % 2) ? NonInlineZU(x) : NonInlineZT(x)) + 2; }</text:p>
          </table:table-cell>
        </table:table-row>
        <table:table-row table:style-name="ro1">
          <table:table-cell table:formula="of:=[.A647]+1" office:value-type="float" office:value="90">
            <text:p>90</text:p>
          </table:table-cell>
          <table:table-cell table:formula="of:=CHAR([.A673])" office:value-type="string" office:string-value="Z">
            <text:p>Z</text:p>
          </table:table-cell>
          <table:table-cell table:formula="of:=[.C647]" office:value-type="float" office:value="87">
            <text:p>87</text:p>
          </table:table-cell>
          <table:table-cell table:formula="of:=CHAR([.C673])" office:value-type="string" office:string-value="W">
            <text:p>W</text:p>
          </table:table-cell>
          <table:table-cell table:formula="of:=CONCATENATE([.B673];[.D673])" office:value-type="string" office:string-value="ZW">
            <text:p>ZW</text:p>
          </table:table-cell>
          <table:table-cell table:formula="of:=CONCATENATE(&quot;inline int Inline&quot;;[.$E673];&quot;(const int x) { return ((std::rand() % 2) ? Inline&quot;;[.$E672];&quot;(x) : Inline&quot;;[.$E671];&quot;(x)) + 2; }&quot;)" office:value-type="string" office:string-value="inline int InlineZW(const int x) { return ((std::rand() % 2) ? InlineZV(x) : InlineZU(x)) + 2; }">
            <text:p>inline int InlineZW(const int x) { return ((std::rand() % 2) ? InlineZV(x) : InlineZU(x)) + 2; }</text:p>
          </table:table-cell>
          <table:table-cell table:formula="of:=CONCATENATE(&quot;int NonInline&quot;;[.$E673];&quot;(const int x) { return ((std::rand() % 2) ? NonInline&quot;;[.$E672];&quot;(x) : NonInline&quot;;[.$E671];&quot;(x)) + 2; }&quot;)" office:value-type="string" office:string-value="int NonInlineZW(const int x) { return ((std::rand() % 2) ? NonInlineZV(x) : NonInlineZU(x)) + 2; }">
            <text:p>int NonInlineZW(const int x) { return ((std::rand() % 2) ? NonInlineZV(x) : NonInlineZU(x)) + 2; }</text:p>
          </table:table-cell>
        </table:table-row>
        <table:table-row table:style-name="ro1">
          <table:table-cell table:formula="of:=[.A648]+1" office:value-type="float" office:value="90">
            <text:p>90</text:p>
          </table:table-cell>
          <table:table-cell table:formula="of:=CHAR([.A674])" office:value-type="string" office:string-value="Z">
            <text:p>Z</text:p>
          </table:table-cell>
          <table:table-cell table:formula="of:=[.C648]" office:value-type="float" office:value="88">
            <text:p>88</text:p>
          </table:table-cell>
          <table:table-cell table:formula="of:=CHAR([.C674])" office:value-type="string" office:string-value="X">
            <text:p>X</text:p>
          </table:table-cell>
          <table:table-cell table:formula="of:=CONCATENATE([.B674];[.D674])" office:value-type="string" office:string-value="ZX">
            <text:p>ZX</text:p>
          </table:table-cell>
          <table:table-cell table:formula="of:=CONCATENATE(&quot;inline int Inline&quot;;[.$E674];&quot;(const int x) { return ((std::rand() % 2) ? Inline&quot;;[.$E673];&quot;(x) : Inline&quot;;[.$E672];&quot;(x)) + 2; }&quot;)" office:value-type="string" office:string-value="inline int InlineZX(const int x) { return ((std::rand() % 2) ? InlineZW(x) : InlineZV(x)) + 2; }">
            <text:p>inline int InlineZX(const int x) { return ((std::rand() % 2) ? InlineZW(x) : InlineZV(x)) + 2; }</text:p>
          </table:table-cell>
          <table:table-cell table:formula="of:=CONCATENATE(&quot;int NonInline&quot;;[.$E674];&quot;(const int x) { return ((std::rand() % 2) ? NonInline&quot;;[.$E673];&quot;(x) : NonInline&quot;;[.$E672];&quot;(x)) + 2; }&quot;)" office:value-type="string" office:string-value="int NonInlineZX(const int x) { return ((std::rand() % 2) ? NonInlineZW(x) : NonInlineZV(x)) + 2; }">
            <text:p>int NonInlineZX(const int x) { return ((std::rand() % 2) ? NonInlineZW(x) : NonInlineZV(x)) + 2; }</text:p>
          </table:table-cell>
        </table:table-row>
        <table:table-row table:style-name="ro1">
          <table:table-cell table:formula="of:=[.A649]+1" office:value-type="float" office:value="90">
            <text:p>90</text:p>
          </table:table-cell>
          <table:table-cell table:formula="of:=CHAR([.A675])" office:value-type="string" office:string-value="Z">
            <text:p>Z</text:p>
          </table:table-cell>
          <table:table-cell table:formula="of:=[.C649]" office:value-type="float" office:value="89">
            <text:p>89</text:p>
          </table:table-cell>
          <table:table-cell table:formula="of:=CHAR([.C675])" office:value-type="string" office:string-value="Y">
            <text:p>Y</text:p>
          </table:table-cell>
          <table:table-cell table:formula="of:=CONCATENATE([.B675];[.D675])" office:value-type="string" office:string-value="ZY">
            <text:p>ZY</text:p>
          </table:table-cell>
          <table:table-cell table:formula="of:=CONCATENATE(&quot;inline int Inline&quot;;[.$E675];&quot;(const int x) { return ((std::rand() % 2) ? Inline&quot;;[.$E674];&quot;(x) : Inline&quot;;[.$E673];&quot;(x)) + 2; }&quot;)" office:value-type="string" office:string-value="inline int InlineZY(const int x) { return ((std::rand() % 2) ? InlineZX(x) : InlineZW(x)) + 2; }">
            <text:p>inline int InlineZY(const int x) { return ((std::rand() % 2) ? InlineZX(x) : InlineZW(x)) + 2; }</text:p>
          </table:table-cell>
          <table:table-cell table:formula="of:=CONCATENATE(&quot;int NonInline&quot;;[.$E675];&quot;(const int x) { return ((std::rand() % 2) ? NonInline&quot;;[.$E674];&quot;(x) : NonInline&quot;;[.$E673];&quot;(x)) + 2; }&quot;)" office:value-type="string" office:string-value="int NonInlineZY(const int x) { return ((std::rand() % 2) ? NonInlineZX(x) : NonInlineZW(x)) + 2; }">
            <text:p>int NonInlineZY(const int x) { return ((std::rand() % 2) ? NonInlineZX(x) : NonInlineZW(x)) + 2; }</text:p>
          </table:table-cell>
        </table:table-row>
        <table:table-row table:style-name="ro1">
          <table:table-cell table:formula="of:=[.A650]+1" office:value-type="float" office:value="90">
            <text:p>90</text:p>
          </table:table-cell>
          <table:table-cell table:formula="of:=CHAR([.A676])" office:value-type="string" office:string-value="Z">
            <text:p>Z</text:p>
          </table:table-cell>
          <table:table-cell table:formula="of:=[.C650]" office:value-type="float" office:value="90">
            <text:p>90</text:p>
          </table:table-cell>
          <table:table-cell table:formula="of:=CHAR([.C676])" office:value-type="string" office:string-value="Z">
            <text:p>Z</text:p>
          </table:table-cell>
          <table:table-cell table:formula="of:=CONCATENATE([.B676];[.D676])" office:value-type="string" office:string-value="ZZ">
            <text:p>ZZ</text:p>
          </table:table-cell>
          <table:table-cell table:formula="of:=CONCATENATE(&quot;inline int Inline&quot;;[.$E676];&quot;(const int x) { return ((std::rand() % 2) ? Inline&quot;;[.$E675];&quot;(x) : Inline&quot;;[.$E674];&quot;(x)) + 2; }&quot;)" office:value-type="string" office:string-value="inline int InlineZZ(const int x) { return ((std::rand() % 2) ? InlineZY(x) : InlineZX(x)) + 2; }">
            <text:p>inline int InlineZZ(const int x) { return ((std::rand() % 2) ? InlineZY(x) : InlineZX(x)) + 2; }</text:p>
          </table:table-cell>
          <table:table-cell table:formula="of:=CONCATENATE(&quot;int NonInline&quot;;[.$E676];&quot;(const int x) { return ((std::rand() % 2) ? NonInline&quot;;[.$E675];&quot;(x) : NonInline&quot;;[.$E674];&quot;(x)) + 2; }&quot;)" office:value-type="string" office:string-value="int NonInlineZZ(const int x) { return ((std::rand() % 2) ? NonInlineZY(x) : NonInlineZX(x)) + 2; }">
            <text:p>int NonInlineZZ(const int x) { return ((std::rand() % 2) ? NonInlineZY(x) : NonInlineZX(x)) + 2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 style:data-style-name="N2" text:time-value="0000-00-00T18:46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el Bilderbeek</meta:initial-creator>
    <meta:creation-date>2012-11-12T17:58:44</meta:creation-date>
    <dc:date>2012-11-12T18:55:52</dc:date>
    <dc:creator>Richel Bilderbeek</dc:creator>
    <meta:editing-duration>PT6M24S</meta:editing-duration>
    <meta:editing-cycles>3</meta:editing-cycles>
    <meta:generator>LibreOffice/3.6$Linux_x86 LibreOffice_project/360m1$Build-2</meta:generator>
    <meta:document-statistic meta:table-count="1" meta:cell-count="4732" meta:object-count="0"/>
  </office:meta>
</office:document-meta>
</file>